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66pt"/>
    </style:style>
    <style:style style:name="co2" style:family="table-column">
      <style:table-column-properties fo:break-before="auto" style:column-width="55.05pt"/>
    </style:style>
    <style:style style:name="co3" style:family="table-column">
      <style:table-column-properties fo:break-before="auto" style:column-width="60.4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o-fan-single-all" table:style-name="ta1">
        <table:shapes>
          <draw:frame draw:z-index="0" draw:style-name="gr1" draw:text-style-name="P1" svg:width="453.51pt" svg:height="255.09pt" svg:x="54577.64pt" svg:y="130.82pt">
            <loext:p draw:notify-on-update-of-ranges="'no-fan-single-all'.A11:'no-fan-single-all'.ALL11 'no-fan-single-all'.A12:'no-fan-single-all'.ALL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94" table:default-cell-style-name="Default"/>
        <table:table-column table:style-name="co2" table:number-columns-repeated="699" table:default-cell-style-name="Default"/>
        <table:table-column table:style-name="co3" table:number-columns-repeated="10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no fan</text:p>
          </table:table-cell>
          <table:table-cell table:number-columns-repeated="999"/>
        </table:table-row>
        <table:table-row table:style-name="ro1">
          <table:table-cell office:value-type="float" office:value="0.008308" calcext:value-type="float">
            <text:p>0.008308</text:p>
          </table:table-cell>
          <table:table-cell office:value-type="float" office:value="0.022228" calcext:value-type="float">
            <text:p>0.022228</text:p>
          </table:table-cell>
          <table:table-cell office:value-type="float" office:value="0.040203" calcext:value-type="float">
            <text:p>0.040203</text:p>
          </table:table-cell>
          <table:table-cell office:value-type="float" office:value="0.033343" calcext:value-type="float">
            <text:p>0.033343</text:p>
          </table:table-cell>
          <table:table-cell office:value-type="float" office:value="0.042522" calcext:value-type="float">
            <text:p>0.042522</text:p>
          </table:table-cell>
          <table:table-cell office:value-type="float" office:value="0.055245" calcext:value-type="float">
            <text:p>0.055245</text:p>
          </table:table-cell>
          <table:table-cell office:value-type="float" office:value="0.069654" calcext:value-type="float">
            <text:p>0.069654</text:p>
          </table:table-cell>
          <table:table-cell office:value-type="float" office:value="0.084511" calcext:value-type="float">
            <text:p>0.084511</text:p>
          </table:table-cell>
          <table:table-cell office:value-type="float" office:value="0.100591" calcext:value-type="float">
            <text:p>0.100591</text:p>
          </table:table-cell>
          <table:table-cell office:value-type="float" office:value="0.117597" calcext:value-type="float">
            <text:p>0.117597</text:p>
          </table:table-cell>
          <table:table-cell office:value-type="float" office:value="0.135506" calcext:value-type="float">
            <text:p>0.135506</text:p>
          </table:table-cell>
          <table:table-cell office:value-type="float" office:value="0.154157" calcext:value-type="float">
            <text:p>0.154157</text:p>
          </table:table-cell>
          <table:table-cell office:value-type="float" office:value="0.173496" calcext:value-type="float">
            <text:p>0.173496</text:p>
          </table:table-cell>
          <table:table-cell office:value-type="float" office:value="0.194298" calcext:value-type="float">
            <text:p>0.194298</text:p>
          </table:table-cell>
          <table:table-cell office:value-type="float" office:value="0.214684" calcext:value-type="float">
            <text:p>0.214684</text:p>
          </table:table-cell>
          <table:table-cell office:value-type="float" office:value="0.236421" calcext:value-type="float">
            <text:p>0.236421</text:p>
          </table:table-cell>
          <table:table-cell office:value-type="float" office:value="0.259467" calcext:value-type="float">
            <text:p>0.259467</text:p>
          </table:table-cell>
          <table:table-cell office:value-type="float" office:value="0.281534" calcext:value-type="float">
            <text:p>0.281534</text:p>
          </table:table-cell>
          <table:table-cell office:value-type="float" office:value="0.355336" calcext:value-type="float">
            <text:p>0.355336</text:p>
          </table:table-cell>
          <table:table-cell office:value-type="float" office:value="0.330555" calcext:value-type="float">
            <text:p>0.330555</text:p>
          </table:table-cell>
          <table:table-cell office:value-type="float" office:value="0.3549" calcext:value-type="float">
            <text:p>0.3549</text:p>
          </table:table-cell>
          <table:table-cell office:value-type="float" office:value="0.379465" calcext:value-type="float">
            <text:p>0.379465</text:p>
          </table:table-cell>
          <table:table-cell office:value-type="float" office:value="0.405781" calcext:value-type="float">
            <text:p>0.405781</text:p>
          </table:table-cell>
          <table:table-cell office:value-type="float" office:value="0.433865" calcext:value-type="float">
            <text:p>0.433865</text:p>
          </table:table-cell>
          <table:table-cell office:value-type="float" office:value="0.459514" calcext:value-type="float">
            <text:p>0.459514</text:p>
          </table:table-cell>
          <table:table-cell office:value-type="float" office:value="0.487419" calcext:value-type="float">
            <text:p>0.487419</text:p>
          </table:table-cell>
          <table:table-cell office:value-type="float" office:value="0.515597" calcext:value-type="float">
            <text:p>0.515597</text:p>
          </table:table-cell>
          <table:table-cell office:value-type="float" office:value="0.54612" calcext:value-type="float">
            <text:p>0.54612</text:p>
          </table:table-cell>
          <table:table-cell office:value-type="float" office:value="0.573121" calcext:value-type="float">
            <text:p>0.573121</text:p>
          </table:table-cell>
          <table:table-cell office:value-type="float" office:value="0.653326" calcext:value-type="float">
            <text:p>0.653326</text:p>
          </table:table-cell>
          <table:table-cell office:value-type="float" office:value="0.633348" calcext:value-type="float">
            <text:p>0.633348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695735" calcext:value-type="float">
            <text:p>0.695735</text:p>
          </table:table-cell>
          <table:table-cell office:value-type="float" office:value="0.727385" calcext:value-type="float">
            <text:p>0.727385</text:p>
          </table:table-cell>
          <table:table-cell office:value-type="float" office:value="0.759653" calcext:value-type="float">
            <text:p>0.759653</text:p>
          </table:table-cell>
          <table:table-cell office:value-type="float" office:value="0.795419" calcext:value-type="float">
            <text:p>0.795419</text:p>
          </table:table-cell>
          <table:table-cell office:value-type="float" office:value="0.825311" calcext:value-type="float">
            <text:p>0.825311</text:p>
          </table:table-cell>
          <table:table-cell office:value-type="float" office:value="0.862468" calcext:value-type="float">
            <text:p>0.862468</text:p>
          </table:table-cell>
          <table:table-cell office:value-type="float" office:value="0.893409" calcext:value-type="float">
            <text:p>0.893409</text:p>
          </table:table-cell>
          <table:table-cell office:value-type="float" office:value="0.927527" calcext:value-type="float">
            <text:p>0.927527</text:p>
          </table:table-cell>
          <table:table-cell office:value-type="float" office:value="0.9626" calcext:value-type="float">
            <text:p>0.9626</text:p>
          </table:table-cell>
          <table:table-cell office:value-type="float" office:value="1.052068" calcext:value-type="float">
            <text:p>1.052068</text:p>
          </table:table-cell>
          <table:table-cell office:value-type="float" office:value="1.033455" calcext:value-type="float">
            <text:p>1.033455</text:p>
          </table:table-cell>
          <table:table-cell office:value-type="float" office:value="1.073589" calcext:value-type="float">
            <text:p>1.073589</text:p>
          </table:table-cell>
          <table:table-cell office:value-type="float" office:value="1.106426" calcext:value-type="float">
            <text:p>1.106426</text:p>
          </table:table-cell>
          <table:table-cell office:value-type="float" office:value="1.147891" calcext:value-type="float">
            <text:p>1.147891</text:p>
          </table:table-cell>
          <table:table-cell office:value-type="float" office:value="1.180982" calcext:value-type="float">
            <text:p>1.180982</text:p>
          </table:table-cell>
          <table:table-cell office:value-type="float" office:value="1.218731" calcext:value-type="float">
            <text:p>1.218731</text:p>
          </table:table-cell>
          <table:table-cell office:value-type="float" office:value="1.261563" calcext:value-type="float">
            <text:p>1.261563</text:p>
          </table:table-cell>
          <table:table-cell office:value-type="float" office:value="1.295307" calcext:value-type="float">
            <text:p>1.295307</text:p>
          </table:table-cell>
          <table:table-cell office:value-type="float" office:value="1.389688" calcext:value-type="float">
            <text:p>1.389688</text:p>
          </table:table-cell>
          <table:table-cell office:value-type="float" office:value="1.379407" calcext:value-type="float">
            <text:p>1.379407</text:p>
          </table:table-cell>
          <table:table-cell office:value-type="float" office:value="1.419471" calcext:value-type="float">
            <text:p>1.419471</text:p>
          </table:table-cell>
          <table:table-cell office:value-type="float" office:value="1.45953" calcext:value-type="float">
            <text:p>1.45953</text:p>
          </table:table-cell>
          <table:table-cell office:value-type="float" office:value="1.500521" calcext:value-type="float">
            <text:p>1.500521</text:p>
          </table:table-cell>
          <table:table-cell office:value-type="float" office:value="1.535369" calcext:value-type="float">
            <text:p>1.535369</text:p>
          </table:table-cell>
          <table:table-cell office:value-type="float" office:value="1.582764" calcext:value-type="float">
            <text:p>1.582764</text:p>
          </table:table-cell>
          <table:table-cell office:value-type="float" office:value="1.624844" calcext:value-type="float">
            <text:p>1.624844</text:p>
          </table:table-cell>
          <table:table-cell office:value-type="float" office:value="1.660493" calcext:value-type="float">
            <text:p>1.660493</text:p>
          </table:table-cell>
          <table:table-cell office:value-type="float" office:value="1.70975" calcext:value-type="float">
            <text:p>1.70975</text:p>
          </table:table-cell>
          <table:table-cell office:value-type="float" office:value="1.752743" calcext:value-type="float">
            <text:p>1.752743</text:p>
          </table:table-cell>
          <table:table-cell office:value-type="float" office:value="1.795591" calcext:value-type="float">
            <text:p>1.795591</text:p>
          </table:table-cell>
          <table:table-cell office:value-type="float" office:value="1.839091" calcext:value-type="float">
            <text:p>1.839091</text:p>
          </table:table-cell>
          <table:table-cell office:value-type="float" office:value="1.875644" calcext:value-type="float">
            <text:p>1.875644</text:p>
          </table:table-cell>
          <table:table-cell office:value-type="float" office:value="1.927361" calcext:value-type="float">
            <text:p>1.927361</text:p>
          </table:table-cell>
          <table:table-cell office:value-type="float" office:value="1.971593" calcext:value-type="float">
            <text:p>1.971593</text:p>
          </table:table-cell>
          <table:table-cell office:value-type="float" office:value="2.016794" calcext:value-type="float">
            <text:p>2.016794</text:p>
          </table:table-cell>
          <table:table-cell office:value-type="float" office:value="2.0626" calcext:value-type="float">
            <text:p>2.0626</text:p>
          </table:table-cell>
          <table:table-cell office:value-type="float" office:value="2.107852" calcext:value-type="float">
            <text:p>2.107852</text:p>
          </table:table-cell>
          <table:table-cell office:value-type="float" office:value="2.153678" calcext:value-type="float">
            <text:p>2.153678</text:p>
          </table:table-cell>
          <table:table-cell office:value-type="float" office:value="2.19156" calcext:value-type="float">
            <text:p>2.19156</text:p>
          </table:table-cell>
          <table:table-cell office:value-type="float" office:value="2.246541" calcext:value-type="float">
            <text:p>2.246541</text:p>
          </table:table-cell>
          <table:table-cell office:value-type="float" office:value="2.285153" calcext:value-type="float">
            <text:p>2.285153</text:p>
          </table:table-cell>
          <table:table-cell office:value-type="float" office:value="2.341259" calcext:value-type="float">
            <text:p>2.341259</text:p>
          </table:table-cell>
          <table:table-cell office:value-type="float" office:value="2.389083" calcext:value-type="float">
            <text:p>2.389083</text:p>
          </table:table-cell>
          <table:table-cell office:value-type="float" office:value="2.428082" calcext:value-type="float">
            <text:p>2.428082</text:p>
          </table:table-cell>
          <table:table-cell office:value-type="float" office:value="2.485602" calcext:value-type="float">
            <text:p>2.485602</text:p>
          </table:table-cell>
          <table:table-cell office:value-type="float" office:value="2.525265" calcext:value-type="float">
            <text:p>2.525265</text:p>
          </table:table-cell>
          <table:table-cell office:value-type="float" office:value="2.583621" calcext:value-type="float">
            <text:p>2.583621</text:p>
          </table:table-cell>
          <table:table-cell office:value-type="float" office:value="2.622695" calcext:value-type="float">
            <text:p>2.622695</text:p>
          </table:table-cell>
          <table:table-cell office:value-type="float" office:value="2.682135" calcext:value-type="float">
            <text:p>2.682135</text:p>
          </table:table-cell>
          <table:table-cell office:value-type="float" office:value="2.721803" calcext:value-type="float">
            <text:p>2.721803</text:p>
          </table:table-cell>
          <table:table-cell office:value-type="float" office:value="2.783293" calcext:value-type="float">
            <text:p>2.783293</text:p>
          </table:table-cell>
          <table:table-cell office:value-type="float" office:value="2.822668" calcext:value-type="float">
            <text:p>2.822668</text:p>
          </table:table-cell>
          <table:table-cell office:value-type="float" office:value="2.873805" calcext:value-type="float">
            <text:p>2.873805</text:p>
          </table:table-cell>
          <table:table-cell office:value-type="float" office:value="2.935416" calcext:value-type="float">
            <text:p>2.935416</text:p>
          </table:table-cell>
          <table:table-cell office:value-type="float" office:value="2.974832" calcext:value-type="float">
            <text:p>2.974832</text:p>
          </table:table-cell>
          <table:table-cell office:value-type="float" office:value="3.026646" calcext:value-type="float">
            <text:p>3.026646</text:p>
          </table:table-cell>
          <table:table-cell office:value-type="float" office:value="3.078717" calcext:value-type="float">
            <text:p>3.078717</text:p>
          </table:table-cell>
          <table:table-cell office:value-type="float" office:value="3.130547" calcext:value-type="float">
            <text:p>3.130547</text:p>
          </table:table-cell>
          <table:table-cell office:value-type="float" office:value="3.182709" calcext:value-type="float">
            <text:p>3.182709</text:p>
          </table:table-cell>
          <table:table-cell office:value-type="float" office:value="3.239963" calcext:value-type="float">
            <text:p>3.239963</text:p>
          </table:table-cell>
          <table:table-cell office:value-type="float" office:value="3.300195" calcext:value-type="float">
            <text:p>3.300195</text:p>
          </table:table-cell>
          <table:table-cell office:value-type="float" office:value="3.341281" calcext:value-type="float">
            <text:p>3.341281</text:p>
          </table:table-cell>
          <table:table-cell office:value-type="float" office:value="3.408065" calcext:value-type="float">
            <text:p>3.408065</text:p>
          </table:table-cell>
          <table:table-cell office:value-type="float" office:value="3.449648" calcext:value-type="float">
            <text:p>3.449648</text:p>
          </table:table-cell>
          <table:table-cell office:value-type="float" office:value="3.516953" calcext:value-type="float">
            <text:p>3.516953</text:p>
          </table:table-cell>
          <table:table-cell office:value-type="float" office:value="3.557279" calcext:value-type="float">
            <text:p>3.557279</text:p>
          </table:table-cell>
          <table:table-cell office:value-type="float" office:value="3.61245" calcext:value-type="float">
            <text:p>3.61245</text:p>
          </table:table-cell>
          <table:table-cell office:value-type="float" office:value="3.667684" calcext:value-type="float">
            <text:p>3.667684</text:p>
          </table:table-cell>
          <table:table-cell office:value-type="float" office:value="3.722913" calcext:value-type="float">
            <text:p>3.722913</text:p>
          </table:table-cell>
          <table:table-cell office:value-type="float" office:value="3.792899" calcext:value-type="float">
            <text:p>3.792899</text:p>
          </table:table-cell>
          <table:table-cell office:value-type="float" office:value="3.834316" calcext:value-type="float">
            <text:p>3.834316</text:p>
          </table:table-cell>
          <table:table-cell office:value-type="float" office:value="3.890671" calcext:value-type="float">
            <text:p>3.890671</text:p>
          </table:table-cell>
          <table:table-cell office:value-type="float" office:value="3.962143" calcext:value-type="float">
            <text:p>3.962143</text:p>
          </table:table-cell>
          <table:table-cell office:value-type="float" office:value="4.003957" calcext:value-type="float">
            <text:p>4.003957</text:p>
          </table:table-cell>
          <table:table-cell office:value-type="float" office:value="4.075467" calcext:value-type="float">
            <text:p>4.075467</text:p>
          </table:table-cell>
          <table:table-cell office:value-type="float" office:value="4.117428" calcext:value-type="float">
            <text:p>4.117428</text:p>
          </table:table-cell>
          <table:table-cell office:value-type="float" office:value="4.191575" calcext:value-type="float">
            <text:p>4.191575</text:p>
          </table:table-cell>
          <table:table-cell office:value-type="float" office:value="4.232536" calcext:value-type="float">
            <text:p>4.232536</text:p>
          </table:table-cell>
          <table:table-cell office:value-type="float" office:value="4.340565" calcext:value-type="float">
            <text:p>4.340565</text:p>
          </table:table-cell>
          <table:table-cell office:value-type="float" office:value="4.3652" calcext:value-type="float">
            <text:p>4.3652</text:p>
          </table:table-cell>
          <table:table-cell office:value-type="float" office:value="4.423665" calcext:value-type="float">
            <text:p>4.423665</text:p>
          </table:table-cell>
          <table:table-cell office:value-type="float" office:value="4.472191" calcext:value-type="float">
            <text:p>4.472191</text:p>
          </table:table-cell>
          <table:table-cell office:value-type="float" office:value="4.541065" calcext:value-type="float">
            <text:p>4.541065</text:p>
          </table:table-cell>
          <table:table-cell office:value-type="float" office:value="4.583498" calcext:value-type="float">
            <text:p>4.583498</text:p>
          </table:table-cell>
          <table:table-cell office:value-type="float" office:value="4.661464" calcext:value-type="float">
            <text:p>4.661464</text:p>
          </table:table-cell>
          <table:table-cell office:value-type="float" office:value="4.703952" calcext:value-type="float">
            <text:p>4.703952</text:p>
          </table:table-cell>
          <table:table-cell office:value-type="float" office:value="4.782145" calcext:value-type="float">
            <text:p>4.782145</text:p>
          </table:table-cell>
          <table:table-cell office:value-type="float" office:value="4.832452" calcext:value-type="float">
            <text:p>4.832452</text:p>
          </table:table-cell>
          <table:table-cell office:value-type="float" office:value="4.904186" calcext:value-type="float">
            <text:p>4.904186</text:p>
          </table:table-cell>
          <table:table-cell office:value-type="float" office:value="4.946269" calcext:value-type="float">
            <text:p>4.946269</text:p>
          </table:table-cell>
          <table:table-cell office:value-type="float" office:value="5.007605" calcext:value-type="float">
            <text:p>5.007605</text:p>
          </table:table-cell>
          <table:table-cell office:value-type="float" office:value="5.076734" calcext:value-type="float">
            <text:p>5.076734</text:p>
          </table:table-cell>
          <table:table-cell office:value-type="float" office:value="5.130572" calcext:value-type="float">
            <text:p>5.130572</text:p>
          </table:table-cell>
          <table:table-cell office:value-type="float" office:value="5.20041" calcext:value-type="float">
            <text:p>5.20041</text:p>
          </table:table-cell>
          <table:table-cell office:value-type="float" office:value="5.254338" calcext:value-type="float">
            <text:p>5.254338</text:p>
          </table:table-cell>
          <table:table-cell office:value-type="float" office:value="5.316837" calcext:value-type="float">
            <text:p>5.316837</text:p>
          </table:table-cell>
          <table:table-cell office:value-type="float" office:value="5.400082" calcext:value-type="float">
            <text:p>5.400082</text:p>
          </table:table-cell>
          <table:table-cell office:value-type="float" office:value="5.4426" calcext:value-type="float">
            <text:p>5.4426</text:p>
          </table:table-cell>
          <table:table-cell office:value-type="float" office:value="5.505603" calcext:value-type="float">
            <text:p>5.505603</text:p>
          </table:table-cell>
          <table:table-cell office:value-type="float" office:value="5.589876" calcext:value-type="float">
            <text:p>5.589876</text:p>
          </table:table-cell>
          <table:table-cell office:value-type="float" office:value="5.63334" calcext:value-type="float">
            <text:p>5.63334</text:p>
          </table:table-cell>
          <table:table-cell office:value-type="float" office:value="5.696968" calcext:value-type="float">
            <text:p>5.696968</text:p>
          </table:table-cell>
          <table:table-cell office:value-type="float" office:value="5.782986" calcext:value-type="float">
            <text:p>5.782986</text:p>
          </table:table-cell>
          <table:table-cell office:value-type="float" office:value="5.824919" calcext:value-type="float">
            <text:p>5.824919</text:p>
          </table:table-cell>
          <table:table-cell office:value-type="float" office:value="5.88935" calcext:value-type="float">
            <text:p>5.88935</text:p>
          </table:table-cell>
          <table:table-cell office:value-type="float" office:value="5.964258" calcext:value-type="float">
            <text:p>5.964258</text:p>
          </table:table-cell>
          <table:table-cell office:value-type="float" office:value="6.018785" calcext:value-type="float">
            <text:p>6.018785</text:p>
          </table:table-cell>
          <table:table-cell office:value-type="float" office:value="6.084037" calcext:value-type="float">
            <text:p>6.084037</text:p>
          </table:table-cell>
          <table:table-cell office:value-type="float" office:value="6.173693" calcext:value-type="float">
            <text:p>6.173693</text:p>
          </table:table-cell>
          <table:table-cell office:value-type="float" office:value="6.215428" calcext:value-type="float">
            <text:p>6.215428</text:p>
          </table:table-cell>
          <table:table-cell office:value-type="float" office:value="6.281394" calcext:value-type="float">
            <text:p>6.281394</text:p>
          </table:table-cell>
          <table:table-cell office:value-type="float" office:value="6.371372" calcext:value-type="float">
            <text:p>6.371372</text:p>
          </table:table-cell>
          <table:table-cell office:value-type="float" office:value="6.413656" calcext:value-type="float">
            <text:p>6.413656</text:p>
          </table:table-cell>
          <table:table-cell office:value-type="float" office:value="6.480208" calcext:value-type="float">
            <text:p>6.480208</text:p>
          </table:table-cell>
          <table:table-cell office:value-type="float" office:value="6.548344" calcext:value-type="float">
            <text:p>6.548344</text:p>
          </table:table-cell>
          <table:table-cell office:value-type="float" office:value="6.615619" calcext:value-type="float">
            <text:p>6.615619</text:p>
          </table:table-cell>
          <table:table-cell office:value-type="float" office:value="6.707657" calcext:value-type="float">
            <text:p>6.707657</text:p>
          </table:table-cell>
          <table:table-cell office:value-type="float" office:value="6.749277" calcext:value-type="float">
            <text:p>6.749277</text:p>
          </table:table-cell>
          <table:table-cell office:value-type="float" office:value="6.843075" calcext:value-type="float">
            <text:p>6.843075</text:p>
          </table:table-cell>
          <table:table-cell office:value-type="float" office:value="6.884724" calcext:value-type="float">
            <text:p>6.884724</text:p>
          </table:table-cell>
          <table:table-cell office:value-type="float" office:value="6.953788" calcext:value-type="float">
            <text:p>6.953788</text:p>
          </table:table-cell>
          <table:table-cell office:value-type="float" office:value="7.022202" calcext:value-type="float">
            <text:p>7.022202</text:p>
          </table:table-cell>
          <table:table-cell office:value-type="float" office:value="7.118533" calcext:value-type="float">
            <text:p>7.118533</text:p>
          </table:table-cell>
          <table:table-cell office:value-type="float" office:value="7.160773" calcext:value-type="float">
            <text:p>7.160773</text:p>
          </table:table-cell>
          <table:table-cell office:value-type="float" office:value="7.257566" calcext:value-type="float">
            <text:p>7.257566</text:p>
          </table:table-cell>
          <table:table-cell office:value-type="float" office:value="7.327193" calcext:value-type="float">
            <text:p>7.327193</text:p>
          </table:table-cell>
          <table:table-cell office:value-type="float" office:value="7.397221" calcext:value-type="float">
            <text:p>7.397221</text:p>
          </table:table-cell>
          <table:table-cell office:value-type="float" office:value="7.438188" calcext:value-type="float">
            <text:p>7.438188</text:p>
          </table:table-cell>
          <table:table-cell office:value-type="float" office:value="7.537243" calcext:value-type="float">
            <text:p>7.537243</text:p>
          </table:table-cell>
          <table:table-cell office:value-type="float" office:value="7.578999" calcext:value-type="float">
            <text:p>7.578999</text:p>
          </table:table-cell>
          <table:table-cell office:value-type="float" office:value="7.661326" calcext:value-type="float">
            <text:p>7.661326</text:p>
          </table:table-cell>
          <table:table-cell office:value-type="float" office:value="7.720958" calcext:value-type="float">
            <text:p>7.720958</text:p>
          </table:table-cell>
          <table:table-cell office:value-type="float" office:value="7.791961" calcext:value-type="float">
            <text:p>7.791961</text:p>
          </table:table-cell>
          <table:table-cell office:value-type="float" office:value="7.863405" calcext:value-type="float">
            <text:p>7.863405</text:p>
          </table:table-cell>
          <table:table-cell office:value-type="float" office:value="7.934377" calcext:value-type="float">
            <text:p>7.934377</text:p>
          </table:table-cell>
          <table:table-cell office:value-type="float" office:value="8.005094" calcext:value-type="float">
            <text:p>8.005094</text:p>
          </table:table-cell>
          <table:table-cell office:value-type="float" office:value="8.108384" calcext:value-type="float">
            <text:p>8.108384</text:p>
          </table:table-cell>
          <table:table-cell office:value-type="float" office:value="8.150137" calcext:value-type="float">
            <text:p>8.150137</text:p>
          </table:table-cell>
          <table:table-cell office:value-type="float" office:value="8.255141" calcext:value-type="float">
            <text:p>8.255141</text:p>
          </table:table-cell>
          <table:table-cell office:value-type="float" office:value="8.327502" calcext:value-type="float">
            <text:p>8.327502</text:p>
          </table:table-cell>
          <table:table-cell office:value-type="float" office:value="8.369437" calcext:value-type="float">
            <text:p>8.369437</text:p>
          </table:table-cell>
          <table:table-cell office:value-type="float" office:value="8.455055" calcext:value-type="float">
            <text:p>8.455055</text:p>
          </table:table-cell>
          <table:table-cell office:value-type="float" office:value="8.515182" calcext:value-type="float">
            <text:p>8.515182</text:p>
          </table:table-cell>
          <table:table-cell office:value-type="float" office:value="8.588664" calcext:value-type="float">
            <text:p>8.588664</text:p>
          </table:table-cell>
          <table:table-cell office:value-type="float" office:value="8.695373" calcext:value-type="float">
            <text:p>8.695373</text:p>
          </table:table-cell>
          <table:table-cell office:value-type="float" office:value="8.736355" calcext:value-type="float">
            <text:p>8.736355</text:p>
          </table:table-cell>
          <table:table-cell office:value-type="float" office:value="8.844407" calcext:value-type="float">
            <text:p>8.844407</text:p>
          </table:table-cell>
          <table:table-cell office:value-type="float" office:value="8.884316" calcext:value-type="float">
            <text:p>8.884316</text:p>
          </table:table-cell>
          <table:table-cell office:value-type="float" office:value="8.993062" calcext:value-type="float">
            <text:p>8.993062</text:p>
          </table:table-cell>
          <table:table-cell office:value-type="float" office:value="9.034282" calcext:value-type="float">
            <text:p>9.034282</text:p>
          </table:table-cell>
          <table:table-cell office:value-type="float" office:value="9.109302" calcext:value-type="float">
            <text:p>9.109302</text:p>
          </table:table-cell>
          <table:table-cell office:value-type="float" office:value="9.183746" calcext:value-type="float">
            <text:p>9.183746</text:p>
          </table:table-cell>
          <table:table-cell office:value-type="float" office:value="9.25926" calcext:value-type="float">
            <text:p>9.25926</text:p>
          </table:table-cell>
          <table:table-cell office:value-type="float" office:value="9.334858" calcext:value-type="float">
            <text:p>9.334858</text:p>
          </table:table-cell>
          <table:table-cell office:value-type="float" office:value="9.410821" calcext:value-type="float">
            <text:p>9.410821</text:p>
          </table:table-cell>
          <table:table-cell office:value-type="float" office:value="9.522796" calcext:value-type="float">
            <text:p>9.522796</text:p>
          </table:table-cell>
          <table:table-cell office:value-type="float" office:value="9.599505" calcext:value-type="float">
            <text:p>9.599505</text:p>
          </table:table-cell>
          <table:table-cell office:value-type="float" office:value="9.638968" calcext:value-type="float">
            <text:p>9.638968</text:p>
          </table:table-cell>
          <table:table-cell office:value-type="float" office:value="9.715524" calcext:value-type="float">
            <text:p>9.715524</text:p>
          </table:table-cell>
          <table:table-cell office:value-type="float" office:value="9.79227" calcext:value-type="float">
            <text:p>9.79227</text:p>
          </table:table-cell>
          <table:table-cell office:value-type="float" office:value="9.868933" calcext:value-type="float">
            <text:p>9.868933</text:p>
          </table:table-cell>
          <table:table-cell office:value-type="float" office:value="9.96112" calcext:value-type="float">
            <text:p>9.96112</text:p>
          </table:table-cell>
          <table:table-cell office:value-type="float" office:value="10.023576" calcext:value-type="float">
            <text:p>10.023576</text:p>
          </table:table-cell>
          <table:table-cell office:value-type="float" office:value="10.100818" calcext:value-type="float">
            <text:p>10.100818</text:p>
          </table:table-cell>
          <table:table-cell office:value-type="float" office:value="10.178124" calcext:value-type="float">
            <text:p>10.178124</text:p>
          </table:table-cell>
          <table:table-cell office:value-type="float" office:value="10.254995" calcext:value-type="float">
            <text:p>10.254995</text:p>
          </table:table-cell>
          <table:table-cell office:value-type="float" office:value="10.335239" calcext:value-type="float">
            <text:p>10.335239</text:p>
          </table:table-cell>
          <table:table-cell office:value-type="float" office:value="10.41362" calcext:value-type="float">
            <text:p>10.41362</text:p>
          </table:table-cell>
          <table:table-cell office:value-type="float" office:value="10.508406" calcext:value-type="float">
            <text:p>10.508406</text:p>
          </table:table-cell>
          <table:table-cell office:value-type="float" office:value="10.571278" calcext:value-type="float">
            <text:p>10.571278</text:p>
          </table:table-cell>
          <table:table-cell office:value-type="float" office:value="10.741052" calcext:value-type="float">
            <text:p>10.741052</text:p>
          </table:table-cell>
          <table:table-cell office:value-type="float" office:value="10.728528" calcext:value-type="float">
            <text:p>10.728528</text:p>
          </table:table-cell>
          <table:table-cell office:value-type="float" office:value="10.848491" calcext:value-type="float">
            <text:p>10.848491</text:p>
          </table:table-cell>
          <table:table-cell office:value-type="float" office:value="10.885598" calcext:value-type="float">
            <text:p>10.885598</text:p>
          </table:table-cell>
          <table:table-cell office:value-type="float" office:value="11.007946" calcext:value-type="float">
            <text:p>11.007946</text:p>
          </table:table-cell>
          <table:table-cell office:value-type="float" office:value="11.045161" calcext:value-type="float">
            <text:p>11.045161</text:p>
          </table:table-cell>
          <table:table-cell office:value-type="float" office:value="11.126536" calcext:value-type="float">
            <text:p>11.126536</text:p>
          </table:table-cell>
          <table:table-cell office:value-type="float" office:value="11.207282" calcext:value-type="float">
            <text:p>11.207282</text:p>
          </table:table-cell>
          <table:table-cell office:value-type="float" office:value="11.287401" calcext:value-type="float">
            <text:p>11.287401</text:p>
          </table:table-cell>
          <table:table-cell office:value-type="float" office:value="11.411441" calcext:value-type="float">
            <text:p>11.411441</text:p>
          </table:table-cell>
          <table:table-cell office:value-type="float" office:value="11.450049" calcext:value-type="float">
            <text:p>11.450049</text:p>
          </table:table-cell>
          <table:table-cell office:value-type="float" office:value="11.575244" calcext:value-type="float">
            <text:p>11.575244</text:p>
          </table:table-cell>
          <table:table-cell office:value-type="float" office:value="11.612759" calcext:value-type="float">
            <text:p>11.612759</text:p>
          </table:table-cell>
          <table:table-cell office:value-type="float" office:value="11.721195" calcext:value-type="float">
            <text:p>11.721195</text:p>
          </table:table-cell>
          <table:table-cell office:value-type="float" office:value="11.775534" calcext:value-type="float">
            <text:p>11.775534</text:p>
          </table:table-cell>
          <table:table-cell office:value-type="float" office:value="11.857208" calcext:value-type="float">
            <text:p>11.857208</text:p>
          </table:table-cell>
          <table:table-cell office:value-type="float" office:value="11.985461" calcext:value-type="float">
            <text:p>11.985461</text:p>
          </table:table-cell>
          <table:table-cell office:value-type="float" office:value="12.022464" calcext:value-type="float">
            <text:p>12.022464</text:p>
          </table:table-cell>
          <table:table-cell office:value-type="float" office:value="12.124583" calcext:value-type="float">
            <text:p>12.124583</text:p>
          </table:table-cell>
          <table:table-cell office:value-type="float" office:value="12.206358" calcext:value-type="float">
            <text:p>12.206358</text:p>
          </table:table-cell>
          <table:table-cell office:value-type="float" office:value="12.315892" calcext:value-type="float">
            <text:p>12.315892</text:p>
          </table:table-cell>
          <table:table-cell office:value-type="float" office:value="12.35373" calcext:value-type="float">
            <text:p>12.35373</text:p>
          </table:table-cell>
          <table:table-cell office:value-type="float" office:value="12.484649" calcext:value-type="float">
            <text:p>12.484649</text:p>
          </table:table-cell>
          <table:table-cell office:value-type="float" office:value="12.54022" calcext:value-type="float">
            <text:p>12.54022</text:p>
          </table:table-cell>
          <table:table-cell office:value-type="float" office:value="12.651053" calcext:value-type="float">
            <text:p>12.651053</text:p>
          </table:table-cell>
          <table:table-cell office:value-type="float" office:value="12.686314" calcext:value-type="float">
            <text:p>12.686314</text:p>
          </table:table-cell>
          <table:table-cell office:value-type="float" office:value="12.790804" calcext:value-type="float">
            <text:p>12.790804</text:p>
          </table:table-cell>
          <table:table-cell office:value-type="float" office:value="12.854215" calcext:value-type="float">
            <text:p>12.854215</text:p>
          </table:table-cell>
          <table:table-cell office:value-type="float" office:value="12.986419" calcext:value-type="float">
            <text:p>12.986419</text:p>
          </table:table-cell>
          <table:table-cell office:value-type="float" office:value="13.02199" calcext:value-type="float">
            <text:p>13.02199</text:p>
          </table:table-cell>
          <table:table-cell office:value-type="float" office:value="13.15594" calcext:value-type="float">
            <text:p>13.15594</text:p>
          </table:table-cell>
          <table:table-cell office:value-type="float" office:value="13.241435" calcext:value-type="float">
            <text:p>13.241435</text:p>
          </table:table-cell>
          <table:table-cell office:value-type="float" office:value="13.276438" calcext:value-type="float">
            <text:p>13.276438</text:p>
          </table:table-cell>
          <table:table-cell office:value-type="float" office:value="13.361869" calcext:value-type="float">
            <text:p>13.361869</text:p>
          </table:table-cell>
          <table:table-cell office:value-type="float" office:value="13.469141" calcext:value-type="float">
            <text:p>13.469141</text:p>
          </table:table-cell>
          <table:table-cell office:value-type="float" office:value="13.532835" calcext:value-type="float">
            <text:p>13.532835</text:p>
          </table:table-cell>
          <table:table-cell office:value-type="float" office:value="13.670157" calcext:value-type="float">
            <text:p>13.670157</text:p>
          </table:table-cell>
          <table:table-cell office:value-type="float" office:value="13.705476" calcext:value-type="float">
            <text:p>13.705476</text:p>
          </table:table-cell>
          <table:table-cell office:value-type="float" office:value="13.816144" calcext:value-type="float">
            <text:p>13.816144</text:p>
          </table:table-cell>
          <table:table-cell office:value-type="float" office:value="13.879107" calcext:value-type="float">
            <text:p>13.879107</text:p>
          </table:table-cell>
          <table:table-cell office:value-type="float" office:value="14.019638" calcext:value-type="float">
            <text:p>14.019638</text:p>
          </table:table-cell>
          <table:table-cell office:value-type="float" office:value="14.051862" calcext:value-type="float">
            <text:p>14.051862</text:p>
          </table:table-cell>
          <table:table-cell office:value-type="float" office:value="14.16095" calcext:value-type="float">
            <text:p>14.16095</text:p>
          </table:table-cell>
          <table:table-cell office:value-type="float" office:value="14.224849" calcext:value-type="float">
            <text:p>14.224849</text:p>
          </table:table-cell>
          <table:table-cell office:value-type="float" office:value="14.365583" calcext:value-type="float">
            <text:p>14.365583</text:p>
          </table:table-cell>
          <table:table-cell office:value-type="float" office:value="14.400322" calcext:value-type="float">
            <text:p>14.400322</text:p>
          </table:table-cell>
          <table:table-cell office:value-type="float" office:value="14.545682" calcext:value-type="float">
            <text:p>14.545682</text:p>
          </table:table-cell>
          <table:table-cell office:value-type="float" office:value="14.600853" calcext:value-type="float">
            <text:p>14.600853</text:p>
          </table:table-cell>
          <table:table-cell office:value-type="float" office:value="14.7218" calcext:value-type="float">
            <text:p>14.7218</text:p>
          </table:table-cell>
          <table:table-cell office:value-type="float" office:value="14.777727" calcext:value-type="float">
            <text:p>14.777727</text:p>
          </table:table-cell>
          <table:table-cell office:value-type="float" office:value="14.844165" calcext:value-type="float">
            <text:p>14.844165</text:p>
          </table:table-cell>
          <table:table-cell office:value-type="float" office:value="14.932412" calcext:value-type="float">
            <text:p>14.932412</text:p>
          </table:table-cell>
          <table:table-cell office:value-type="float" office:value="15.078782" calcext:value-type="float">
            <text:p>15.078782</text:p>
          </table:table-cell>
          <table:table-cell office:value-type="float" office:value="15.110217" calcext:value-type="float">
            <text:p>15.110217</text:p>
          </table:table-cell>
          <table:table-cell office:value-type="float" office:value="15.25701" calcext:value-type="float">
            <text:p>15.25701</text:p>
          </table:table-cell>
          <table:table-cell office:value-type="float" office:value="15.286614" calcext:value-type="float">
            <text:p>15.286614</text:p>
          </table:table-cell>
          <table:table-cell office:value-type="float" office:value="15.399551" calcext:value-type="float">
            <text:p>15.399551</text:p>
          </table:table-cell>
          <table:table-cell office:value-type="float" office:value="15.490566" calcext:value-type="float">
            <text:p>15.490566</text:p>
          </table:table-cell>
          <table:table-cell office:value-type="float" office:value="15.615735" calcext:value-type="float">
            <text:p>15.615735</text:p>
          </table:table-cell>
          <table:table-cell office:value-type="float" office:value="15.645169" calcext:value-type="float">
            <text:p>15.645169</text:p>
          </table:table-cell>
          <table:table-cell office:value-type="float" office:value="15.73634" calcext:value-type="float">
            <text:p>15.73634</text:p>
          </table:table-cell>
          <table:table-cell office:value-type="float" office:value="15.850416" calcext:value-type="float">
            <text:p>15.850416</text:p>
          </table:table-cell>
          <table:table-cell office:value-type="float" office:value="15.916317" calcext:value-type="float">
            <text:p>15.916317</text:p>
          </table:table-cell>
          <table:table-cell office:value-type="float" office:value="16.068487" calcext:value-type="float">
            <text:p>16.068487</text:p>
          </table:table-cell>
          <table:table-cell office:value-type="float" office:value="16.096758" calcext:value-type="float">
            <text:p>16.096758</text:p>
          </table:table-cell>
          <table:table-cell office:value-type="float" office:value="16.214157" calcext:value-type="float">
            <text:p>16.214157</text:p>
          </table:table-cell>
          <table:table-cell office:value-type="float" office:value="16.341698" calcext:value-type="float">
            <text:p>16.341698</text:p>
          </table:table-cell>
          <table:table-cell office:value-type="float" office:value="16.371773" calcext:value-type="float">
            <text:p>16.371773</text:p>
          </table:table-cell>
          <table:table-cell office:value-type="float" office:value="16.525475" calcext:value-type="float">
            <text:p>16.525475</text:p>
          </table:table-cell>
          <table:table-cell office:value-type="float" office:value="16.553839" calcext:value-type="float">
            <text:p>16.553839</text:p>
          </table:table-cell>
          <table:table-cell office:value-type="float" office:value="16.671724" calcext:value-type="float">
            <text:p>16.671724</text:p>
          </table:table-cell>
          <table:table-cell office:value-type="float" office:value="16.738096" calcext:value-type="float">
            <text:p>16.738096</text:p>
          </table:table-cell>
          <table:table-cell office:value-type="float" office:value="16.830477" calcext:value-type="float">
            <text:p>16.830477</text:p>
          </table:table-cell>
          <table:table-cell office:value-type="float" office:value="16.950253" calcext:value-type="float">
            <text:p>16.950253</text:p>
          </table:table-cell>
          <table:table-cell office:value-type="float" office:value="17.016376" calcext:value-type="float">
            <text:p>17.016376</text:p>
          </table:table-cell>
          <table:table-cell office:value-type="float" office:value="17.186075" calcext:value-type="float">
            <text:p>17.186075</text:p>
          </table:table-cell>
          <table:table-cell office:value-type="float" office:value="17.199978" calcext:value-type="float">
            <text:p>17.199978</text:p>
          </table:table-cell>
          <table:table-cell office:value-type="float" office:value="17.292044" calcext:value-type="float">
            <text:p>17.292044</text:p>
          </table:table-cell>
          <table:table-cell office:value-type="float" office:value="17.452812" calcext:value-type="float">
            <text:p>17.452812</text:p>
          </table:table-cell>
          <table:table-cell office:value-type="float" office:value="17.507353" calcext:value-type="float">
            <text:p>17.507353</text:p>
          </table:table-cell>
          <table:table-cell office:value-type="float" office:value="17.642044" calcext:value-type="float">
            <text:p>17.642044</text:p>
          </table:table-cell>
          <table:table-cell office:value-type="float" office:value="17.668819" calcext:value-type="float">
            <text:p>17.668819</text:p>
          </table:table-cell>
          <table:table-cell office:value-type="float" office:value="17.790474" calcext:value-type="float">
            <text:p>17.790474</text:p>
          </table:table-cell>
          <table:table-cell office:value-type="float" office:value="17.855335" calcext:value-type="float">
            <text:p>17.855335</text:p>
          </table:table-cell>
          <table:table-cell office:value-type="float" office:value="18.017595" calcext:value-type="float">
            <text:p>18.017595</text:p>
          </table:table-cell>
          <table:table-cell office:value-type="float" office:value="18.073557" calcext:value-type="float">
            <text:p>18.073557</text:p>
          </table:table-cell>
          <table:table-cell office:value-type="float" office:value="18.139137" calcext:value-type="float">
            <text:p>18.139137</text:p>
          </table:table-cell>
          <table:table-cell office:value-type="float" office:value="18.263584" calcext:value-type="float">
            <text:p>18.263584</text:p>
          </table:table-cell>
          <table:table-cell office:value-type="float" office:value="18.329548" calcext:value-type="float">
            <text:p>18.329548</text:p>
          </table:table-cell>
          <table:table-cell office:value-type="float" office:value="18.45496" calcext:value-type="float">
            <text:p>18.45496</text:p>
          </table:table-cell>
          <table:table-cell office:value-type="float" office:value="18.590836" calcext:value-type="float">
            <text:p>18.590836</text:p>
          </table:table-cell>
          <table:table-cell office:value-type="float" office:value="18.614985" calcext:value-type="float">
            <text:p>18.614985</text:p>
          </table:table-cell>
          <table:table-cell office:value-type="float" office:value="18.740168" calcext:value-type="float">
            <text:p>18.740168</text:p>
          </table:table-cell>
          <table:table-cell office:value-type="float" office:value="18.806234" calcext:value-type="float">
            <text:p>18.806234</text:p>
          </table:table-cell>
          <table:table-cell office:value-type="float" office:value="18.93166" calcext:value-type="float">
            <text:p>18.93166</text:p>
          </table:table-cell>
          <table:table-cell office:value-type="float" office:value="19.027708" calcext:value-type="float">
            <text:p>19.027708</text:p>
          </table:table-cell>
          <table:table-cell office:value-type="float" office:value="19.095228" calcext:value-type="float">
            <text:p>19.095228</text:p>
          </table:table-cell>
          <table:table-cell office:value-type="float" office:value="19.191311" calcext:value-type="float">
            <text:p>19.191311</text:p>
          </table:table-cell>
          <table:table-cell office:value-type="float" office:value="19.288853" calcext:value-type="float">
            <text:p>19.288853</text:p>
          </table:table-cell>
          <table:table-cell office:value-type="float" office:value="19.385506" calcext:value-type="float">
            <text:p>19.385506</text:p>
          </table:table-cell>
          <table:table-cell office:value-type="float" office:value="19.557264" calcext:value-type="float">
            <text:p>19.557264</text:p>
          </table:table-cell>
          <table:table-cell office:value-type="float" office:value="19.580889" calcext:value-type="float">
            <text:p>19.580889</text:p>
          </table:table-cell>
          <table:table-cell office:value-type="float" office:value="19.801754" calcext:value-type="float">
            <text:p>19.801754</text:p>
          </table:table-cell>
          <table:table-cell office:value-type="float" office:value="19.850037" calcext:value-type="float">
            <text:p>19.850037</text:p>
          </table:table-cell>
          <table:table-cell office:value-type="float" office:value="19.950912" calcext:value-type="float">
            <text:p>19.950912</text:p>
          </table:table-cell>
          <table:table-cell office:value-type="float" office:value="19.970757" calcext:value-type="float">
            <text:p>19.970757</text:p>
          </table:table-cell>
          <table:table-cell office:value-type="float" office:value="20.150999" calcext:value-type="float">
            <text:p>20.150999</text:p>
          </table:table-cell>
          <table:table-cell office:value-type="float" office:value="20.168156" calcext:value-type="float">
            <text:p>20.168156</text:p>
          </table:table-cell>
          <table:table-cell office:value-type="float" office:value="20.26548" calcext:value-type="float">
            <text:p>20.26548</text:p>
          </table:table-cell>
          <table:table-cell office:value-type="float" office:value="20.362806" calcext:value-type="float">
            <text:p>20.362806</text:p>
          </table:table-cell>
          <table:table-cell office:value-type="float" office:value="20.466494" calcext:value-type="float">
            <text:p>20.466494</text:p>
          </table:table-cell>
          <table:table-cell office:value-type="float" office:value="20.573889" calcext:value-type="float">
            <text:p>20.573889</text:p>
          </table:table-cell>
          <table:table-cell office:value-type="float" office:value="20.736168" calcext:value-type="float">
            <text:p>20.736168</text:p>
          </table:table-cell>
          <table:table-cell office:value-type="float" office:value="20.788645" calcext:value-type="float">
            <text:p>20.788645</text:p>
          </table:table-cell>
          <table:table-cell office:value-type="float" office:value="20.856169" calcext:value-type="float">
            <text:p>20.856169</text:p>
          </table:table-cell>
          <table:table-cell office:value-type="float" office:value="21.035364" calcext:value-type="float">
            <text:p>21.035364</text:p>
          </table:table-cell>
          <table:table-cell office:value-type="float" office:value="21.055454" calcext:value-type="float">
            <text:p>21.055454</text:p>
          </table:table-cell>
          <table:table-cell office:value-type="float" office:value="21.18824" calcext:value-type="float">
            <text:p>21.18824</text:p>
          </table:table-cell>
          <table:table-cell office:value-type="float" office:value="21.288216" calcext:value-type="float">
            <text:p>21.288216</text:p>
          </table:table-cell>
          <table:table-cell office:value-type="float" office:value="21.380577" calcext:value-type="float">
            <text:p>21.380577</text:p>
          </table:table-cell>
          <table:table-cell office:value-type="float" office:value="21.488483" calcext:value-type="float">
            <text:p>21.488483</text:p>
          </table:table-cell>
          <table:table-cell office:value-type="float" office:value="21.555332" calcext:value-type="float">
            <text:p>21.555332</text:p>
          </table:table-cell>
          <table:table-cell office:value-type="float" office:value="21.714071" calcext:value-type="float">
            <text:p>21.714071</text:p>
          </table:table-cell>
          <table:table-cell office:value-type="float" office:value="21.756306" calcext:value-type="float">
            <text:p>21.756306</text:p>
          </table:table-cell>
          <table:table-cell office:value-type="float" office:value="21.858213" calcext:value-type="float">
            <text:p>21.858213</text:p>
          </table:table-cell>
          <table:table-cell office:value-type="float" office:value="21.991814" calcext:value-type="float">
            <text:p>21.991814</text:p>
          </table:table-cell>
          <table:table-cell office:value-type="float" office:value="22.145857" calcext:value-type="float">
            <text:p>22.145857</text:p>
          </table:table-cell>
          <table:table-cell office:value-type="float" office:value="22.160061" calcext:value-type="float">
            <text:p>22.160061</text:p>
          </table:table-cell>
          <table:table-cell office:value-type="float" office:value="22.294767" calcext:value-type="float">
            <text:p>22.294767</text:p>
          </table:table-cell>
          <table:table-cell office:value-type="float" office:value="22.412651" calcext:value-type="float">
            <text:p>22.412651</text:p>
          </table:table-cell>
          <table:table-cell office:value-type="float" office:value="22.464075" calcext:value-type="float">
            <text:p>22.464075</text:p>
          </table:table-cell>
          <table:table-cell office:value-type="float" office:value="22.567327" calcext:value-type="float">
            <text:p>22.567327</text:p>
          </table:table-cell>
          <table:table-cell office:value-type="float" office:value="22.669924" calcext:value-type="float">
            <text:p>22.669924</text:p>
          </table:table-cell>
          <table:table-cell office:value-type="float" office:value="22.771242" calcext:value-type="float">
            <text:p>22.771242</text:p>
          </table:table-cell>
          <table:table-cell office:value-type="float" office:value="22.960169" calcext:value-type="float">
            <text:p>22.960169</text:p>
          </table:table-cell>
          <table:table-cell office:value-type="float" office:value="22.975847" calcext:value-type="float">
            <text:p>22.975847</text:p>
          </table:table-cell>
          <table:table-cell office:value-type="float" office:value="23.166405" calcext:value-type="float">
            <text:p>23.166405</text:p>
          </table:table-cell>
          <table:table-cell office:value-type="float" office:value="23.181362" calcext:value-type="float">
            <text:p>23.181362</text:p>
          </table:table-cell>
          <table:table-cell office:value-type="float" office:value="23.284653" calcext:value-type="float">
            <text:p>23.284653</text:p>
          </table:table-cell>
          <table:table-cell office:value-type="float" office:value="23.38586" calcext:value-type="float">
            <text:p>23.38586</text:p>
          </table:table-cell>
          <table:table-cell office:value-type="float" office:value="23.524796" calcext:value-type="float">
            <text:p>23.524796</text:p>
          </table:table-cell>
          <table:table-cell office:value-type="float" office:value="23.592915" calcext:value-type="float">
            <text:p>23.592915</text:p>
          </table:table-cell>
          <table:table-cell office:value-type="float" office:value="23.696083" calcext:value-type="float">
            <text:p>23.696083</text:p>
          </table:table-cell>
          <table:table-cell office:value-type="float" office:value="23.799788" calcext:value-type="float">
            <text:p>23.799788</text:p>
          </table:table-cell>
          <table:table-cell office:value-type="float" office:value="23.998053" calcext:value-type="float">
            <text:p>23.998053</text:p>
          </table:table-cell>
          <table:table-cell office:value-type="float" office:value="24.005756" calcext:value-type="float">
            <text:p>24.005756</text:p>
          </table:table-cell>
          <table:table-cell office:value-type="float" office:value="24.109797" calcext:value-type="float">
            <text:p>24.109797</text:p>
          </table:table-cell>
          <table:table-cell office:value-type="float" office:value="24.25238" calcext:value-type="float">
            <text:p>24.25238</text:p>
          </table:table-cell>
          <table:table-cell office:value-type="float" office:value="24.320501" calcext:value-type="float">
            <text:p>24.320501</text:p>
          </table:table-cell>
          <table:table-cell office:value-type="float" office:value="24.425507" calcext:value-type="float">
            <text:p>24.425507</text:p>
          </table:table-cell>
          <table:table-cell office:value-type="float" office:value="24.529692" calcext:value-type="float">
            <text:p>24.529692</text:p>
          </table:table-cell>
          <table:table-cell office:value-type="float" office:value="24.635021" calcext:value-type="float">
            <text:p>24.635021</text:p>
          </table:table-cell>
          <table:table-cell office:value-type="float" office:value="24.740681" calcext:value-type="float">
            <text:p>24.740681</text:p>
          </table:table-cell>
          <table:table-cell office:value-type="float" office:value="24.94519" calcext:value-type="float">
            <text:p>24.94519</text:p>
          </table:table-cell>
          <table:table-cell office:value-type="float" office:value="24.988907" calcext:value-type="float">
            <text:p>24.988907</text:p>
          </table:table-cell>
          <table:table-cell office:value-type="float" office:value="25.056316" calcext:value-type="float">
            <text:p>25.056316</text:p>
          </table:table-cell>
          <table:table-cell office:value-type="float" office:value="25.201769" calcext:value-type="float">
            <text:p>25.201769</text:p>
          </table:table-cell>
          <table:table-cell office:value-type="float" office:value="25.268908" calcext:value-type="float">
            <text:p>25.268908</text:p>
          </table:table-cell>
          <table:table-cell office:value-type="float" office:value="25.415312" calcext:value-type="float">
            <text:p>25.415312</text:p>
          </table:table-cell>
          <table:table-cell office:value-type="float" office:value="25.480484" calcext:value-type="float">
            <text:p>25.480484</text:p>
          </table:table-cell>
          <table:table-cell office:value-type="float" office:value="25.587311" calcext:value-type="float">
            <text:p>25.587311</text:p>
          </table:table-cell>
          <table:table-cell office:value-type="float" office:value="25.795811" calcext:value-type="float">
            <text:p>25.795811</text:p>
          </table:table-cell>
          <table:table-cell office:value-type="float" office:value="25.79896" calcext:value-type="float">
            <text:p>25.79896</text:p>
          </table:table-cell>
          <table:table-cell office:value-type="float" office:value="25.920084" calcext:value-type="float">
            <text:p>25.920084</text:p>
          </table:table-cell>
          <table:table-cell office:value-type="float" office:value="26.013985" calcext:value-type="float">
            <text:p>26.013985</text:p>
          </table:table-cell>
          <table:table-cell office:value-type="float" office:value="26.15966" calcext:value-type="float">
            <text:p>26.15966</text:p>
          </table:table-cell>
          <table:table-cell office:value-type="float" office:value="26.2278" calcext:value-type="float">
            <text:p>26.2278</text:p>
          </table:table-cell>
          <table:table-cell office:value-type="float" office:value="26.335548" calcext:value-type="float">
            <text:p>26.335548</text:p>
          </table:table-cell>
          <table:table-cell office:value-type="float" office:value="26.543425" calcext:value-type="float">
            <text:p>26.543425</text:p>
          </table:table-cell>
          <table:table-cell office:value-type="float" office:value="26.591654" calcext:value-type="float">
            <text:p>26.591654</text:p>
          </table:table-cell>
          <table:table-cell office:value-type="float" office:value="26.658651" calcext:value-type="float">
            <text:p>26.658651</text:p>
          </table:table-cell>
          <table:table-cell office:value-type="float" office:value="26.803782" calcext:value-type="float">
            <text:p>26.803782</text:p>
          </table:table-cell>
          <table:table-cell office:value-type="float" office:value="26.875946" calcext:value-type="float">
            <text:p>26.875946</text:p>
          </table:table-cell>
          <table:table-cell office:value-type="float" office:value="26.99571" calcext:value-type="float">
            <text:p>26.99571</text:p>
          </table:table-cell>
          <table:table-cell office:value-type="float" office:value="27.091717" calcext:value-type="float">
            <text:p>27.091717</text:p>
          </table:table-cell>
          <table:table-cell office:value-type="float" office:value="27.201269" calcext:value-type="float">
            <text:p>27.201269</text:p>
          </table:table-cell>
          <table:table-cell office:value-type="float" office:value="27.309912" calcext:value-type="float">
            <text:p>27.309912</text:p>
          </table:table-cell>
          <table:table-cell office:value-type="float" office:value="27.421305" calcext:value-type="float">
            <text:p>27.421305</text:p>
          </table:table-cell>
          <table:table-cell office:value-type="float" office:value="27.560804" calcext:value-type="float">
            <text:p>27.560804</text:p>
          </table:table-cell>
          <table:table-cell office:value-type="float" office:value="27.676058" calcext:value-type="float">
            <text:p>27.676058</text:p>
          </table:table-cell>
          <table:table-cell office:value-type="float" office:value="27.781836" calcext:value-type="float">
            <text:p>27.781836</text:p>
          </table:table-cell>
          <table:table-cell office:value-type="float" office:value="27.857395" calcext:value-type="float">
            <text:p>27.857395</text:p>
          </table:table-cell>
          <table:table-cell office:value-type="float" office:value="27.995289" calcext:value-type="float">
            <text:p>27.995289</text:p>
          </table:table-cell>
          <table:table-cell office:value-type="float" office:value="28.093683" calcext:value-type="float">
            <text:p>28.093683</text:p>
          </table:table-cell>
          <table:table-cell office:value-type="float" office:value="28.186613" calcext:value-type="float">
            <text:p>28.186613</text:p>
          </table:table-cell>
          <table:table-cell office:value-type="float" office:value="28.297068" calcext:value-type="float">
            <text:p>28.297068</text:p>
          </table:table-cell>
          <table:table-cell office:value-type="float" office:value="28.408045" calcext:value-type="float">
            <text:p>28.408045</text:p>
          </table:table-cell>
          <table:table-cell office:value-type="float" office:value="28.627399" calcext:value-type="float">
            <text:p>28.627399</text:p>
          </table:table-cell>
          <table:table-cell office:value-type="float" office:value="28.674561" calcext:value-type="float">
            <text:p>28.674561</text:p>
          </table:table-cell>
          <table:table-cell office:value-type="float" office:value="28.817043" calcext:value-type="float">
            <text:p>28.817043</text:p>
          </table:table-cell>
          <table:table-cell office:value-type="float" office:value="28.900322" calcext:value-type="float">
            <text:p>28.900322</text:p>
          </table:table-cell>
          <table:table-cell office:value-type="float" office:value="29.004862" calcext:value-type="float">
            <text:p>29.004862</text:p>
          </table:table-cell>
          <table:table-cell office:value-type="float" office:value="29.071064" calcext:value-type="float">
            <text:p>29.071064</text:p>
          </table:table-cell>
          <table:table-cell office:value-type="float" office:value="29.183208" calcext:value-type="float">
            <text:p>29.183208</text:p>
          </table:table-cell>
          <table:table-cell office:value-type="float" office:value="29.339874" calcext:value-type="float">
            <text:p>29.339874</text:p>
          </table:table-cell>
          <table:table-cell office:value-type="float" office:value="29.406689" calcext:value-type="float">
            <text:p>29.406689</text:p>
          </table:table-cell>
          <table:table-cell office:value-type="float" office:value="29.5191" calcext:value-type="float">
            <text:p>29.5191</text:p>
          </table:table-cell>
          <table:table-cell office:value-type="float" office:value="29.744295" calcext:value-type="float">
            <text:p>29.744295</text:p>
          </table:table-cell>
          <table:table-cell office:value-type="float" office:value="29.856256" calcext:value-type="float">
            <text:p>29.856256</text:p>
          </table:table-cell>
          <table:table-cell office:value-type="float" office:value="29.855833" calcext:value-type="float">
            <text:p>29.855833</text:p>
          </table:table-cell>
          <table:table-cell office:value-type="float" office:value="30.014627" calcext:value-type="float">
            <text:p>30.014627</text:p>
          </table:table-cell>
          <table:table-cell office:value-type="float" office:value="30.080242" calcext:value-type="float">
            <text:p>30.080242</text:p>
          </table:table-cell>
          <table:table-cell office:value-type="float" office:value="30.192097" calcext:value-type="float">
            <text:p>30.192097</text:p>
          </table:table-cell>
          <table:table-cell office:value-type="float" office:value="30.424784" calcext:value-type="float">
            <text:p>30.424784</text:p>
          </table:table-cell>
          <table:table-cell office:value-type="float" office:value="30.415142" calcext:value-type="float">
            <text:p>30.415142</text:p>
          </table:table-cell>
          <table:table-cell office:value-type="float" office:value="30.615952" calcext:value-type="float">
            <text:p>30.615952</text:p>
          </table:table-cell>
          <table:table-cell office:value-type="float" office:value="30.762556" calcext:value-type="float">
            <text:p>30.762556</text:p>
          </table:table-cell>
          <table:table-cell office:value-type="float" office:value="30.869856" calcext:value-type="float">
            <text:p>30.869856</text:p>
          </table:table-cell>
          <table:table-cell office:value-type="float" office:value="30.86842" calcext:value-type="float">
            <text:p>30.86842</text:p>
          </table:table-cell>
          <table:table-cell office:value-type="float" office:value="31.098589" calcext:value-type="float">
            <text:p>31.098589</text:p>
          </table:table-cell>
          <table:table-cell office:value-type="float" office:value="31.213123" calcext:value-type="float">
            <text:p>31.213123</text:p>
          </table:table-cell>
          <table:table-cell office:value-type="float" office:value="31.325975" calcext:value-type="float">
            <text:p>31.325975</text:p>
          </table:table-cell>
          <table:table-cell office:value-type="float" office:value="31.446487" calcext:value-type="float">
            <text:p>31.446487</text:p>
          </table:table-cell>
          <table:table-cell office:value-type="float" office:value="31.562996" calcext:value-type="float">
            <text:p>31.562996</text:p>
          </table:table-cell>
          <table:table-cell office:value-type="float" office:value="31.551647" calcext:value-type="float">
            <text:p>31.551647</text:p>
          </table:table-cell>
          <table:table-cell office:value-type="float" office:value="31.786068" calcext:value-type="float">
            <text:p>31.786068</text:p>
          </table:table-cell>
          <table:table-cell office:value-type="float" office:value="31.781448" calcext:value-type="float">
            <text:p>31.781448</text:p>
          </table:table-cell>
          <table:table-cell office:value-type="float" office:value="31.895752" calcext:value-type="float">
            <text:p>31.895752</text:p>
          </table:table-cell>
          <table:table-cell office:value-type="float" office:value="32.009743" calcext:value-type="float">
            <text:p>32.009743</text:p>
          </table:table-cell>
          <table:table-cell office:value-type="float" office:value="32.17466" calcext:value-type="float">
            <text:p>32.17466</text:p>
          </table:table-cell>
          <table:table-cell office:value-type="float" office:value="32.239269" calcext:value-type="float">
            <text:p>32.239269</text:p>
          </table:table-cell>
          <table:table-cell office:value-type="float" office:value="32.354782" calcext:value-type="float">
            <text:p>32.354782</text:p>
          </table:table-cell>
          <table:table-cell office:value-type="float" office:value="32.471588" calcext:value-type="float">
            <text:p>32.471588</text:p>
          </table:table-cell>
          <table:table-cell office:value-type="float" office:value="32.709595" calcext:value-type="float">
            <text:p>32.709595</text:p>
          </table:table-cell>
          <table:table-cell office:value-type="float" office:value="32.827633" calcext:value-type="float">
            <text:p>32.827633</text:p>
          </table:table-cell>
          <table:table-cell office:value-type="float" office:value="32.942631" calcext:value-type="float">
            <text:p>32.942631</text:p>
          </table:table-cell>
          <table:table-cell office:value-type="float" office:value="32.93454" calcext:value-type="float">
            <text:p>32.93454</text:p>
          </table:table-cell>
          <table:table-cell office:value-type="float" office:value="33.101048" calcext:value-type="float">
            <text:p>33.101048</text:p>
          </table:table-cell>
          <table:table-cell office:value-type="float" office:value="33.164993" calcext:value-type="float">
            <text:p>33.164993</text:p>
          </table:table-cell>
          <table:table-cell office:value-type="float" office:value="33.28027" calcext:value-type="float">
            <text:p>33.28027</text:p>
          </table:table-cell>
          <table:table-cell office:value-type="float" office:value="33.396923" calcext:value-type="float">
            <text:p>33.396923</text:p>
          </table:table-cell>
          <table:table-cell office:value-type="float" office:value="33.646408" calcext:value-type="float">
            <text:p>33.646408</text:p>
          </table:table-cell>
          <table:table-cell office:value-type="float" office:value="33.758263" calcext:value-type="float">
            <text:p>33.758263</text:p>
          </table:table-cell>
          <table:table-cell office:value-type="float" office:value="33.748024" calcext:value-type="float">
            <text:p>33.748024</text:p>
          </table:table-cell>
          <table:table-cell office:value-type="float" office:value="33.919369" calcext:value-type="float">
            <text:p>33.919369</text:p>
          </table:table-cell>
          <table:table-cell office:value-type="float" office:value="33.983807" calcext:value-type="float">
            <text:p>33.983807</text:p>
          </table:table-cell>
          <table:table-cell office:value-type="float" office:value="34.229462" calcext:value-type="float">
            <text:p>34.229462</text:p>
          </table:table-cell>
          <table:table-cell office:value-type="float" office:value="34.270409" calcext:value-type="float">
            <text:p>34.270409</text:p>
          </table:table-cell>
          <table:table-cell office:value-type="float" office:value="34.337372" calcext:value-type="float">
            <text:p>34.337372</text:p>
          </table:table-cell>
          <table:table-cell office:value-type="float" office:value="34.456715" calcext:value-type="float">
            <text:p>34.456715</text:p>
          </table:table-cell>
          <table:table-cell office:value-type="float" office:value="34.703178" calcext:value-type="float">
            <text:p>34.703178</text:p>
          </table:table-cell>
          <table:table-cell office:value-type="float" office:value="34.69183" calcext:value-type="float">
            <text:p>34.69183</text:p>
          </table:table-cell>
          <table:table-cell office:value-type="float" office:value="34.947105" calcext:value-type="float">
            <text:p>34.947105</text:p>
          </table:table-cell>
          <table:table-cell office:value-type="float" office:value="34.979973" calcext:value-type="float">
            <text:p>34.979973</text:p>
          </table:table-cell>
          <table:table-cell office:value-type="float" office:value="35.045265" calcext:value-type="float">
            <text:p>35.045265</text:p>
          </table:table-cell>
          <table:table-cell office:value-type="float" office:value="35.163788" calcext:value-type="float">
            <text:p>35.163788</text:p>
          </table:table-cell>
          <table:table-cell office:value-type="float" office:value="35.282433" calcext:value-type="float">
            <text:p>35.282433</text:p>
          </table:table-cell>
          <table:table-cell office:value-type="float" office:value="35.400692" calcext:value-type="float">
            <text:p>35.400692</text:p>
          </table:table-cell>
          <table:table-cell office:value-type="float" office:value="35.556313" calcext:value-type="float">
            <text:p>35.556313</text:p>
          </table:table-cell>
          <table:table-cell office:value-type="float" office:value="35.694252" calcext:value-type="float">
            <text:p>35.694252</text:p>
          </table:table-cell>
          <table:table-cell office:value-type="float" office:value="35.757183" calcext:value-type="float">
            <text:p>35.757183</text:p>
          </table:table-cell>
          <table:table-cell office:value-type="float" office:value="35.915352" calcext:value-type="float">
            <text:p>35.915352</text:p>
          </table:table-cell>
          <table:table-cell office:value-type="float" office:value="36.04792" calcext:value-type="float">
            <text:p>36.04792</text:p>
          </table:table-cell>
          <table:table-cell office:value-type="float" office:value="36.116093" calcext:value-type="float">
            <text:p>36.116093</text:p>
          </table:table-cell>
          <table:table-cell office:value-type="float" office:value="36.293804" calcext:value-type="float">
            <text:p>36.293804</text:p>
          </table:table-cell>
          <table:table-cell office:value-type="float" office:value="36.355179" calcext:value-type="float">
            <text:p>36.355179</text:p>
          </table:table-cell>
          <table:table-cell office:value-type="float" office:value="36.474407" calcext:value-type="float">
            <text:p>36.474407</text:p>
          </table:table-cell>
          <table:table-cell office:value-type="float" office:value="36.733395" calcext:value-type="float">
            <text:p>36.733395</text:p>
          </table:table-cell>
          <table:table-cell office:value-type="float" office:value="36.714855" calcext:value-type="float">
            <text:p>36.714855</text:p>
          </table:table-cell>
          <table:table-cell office:value-type="float" office:value="36.974289" calcext:value-type="float">
            <text:p>36.974289</text:p>
          </table:table-cell>
          <table:table-cell office:value-type="float" office:value="37.011921" calcext:value-type="float">
            <text:p>37.011921</text:p>
          </table:table-cell>
          <table:table-cell office:value-type="float" office:value="37.077606" calcext:value-type="float">
            <text:p>37.077606</text:p>
          </table:table-cell>
          <table:table-cell office:value-type="float" office:value="37.346649" calcext:value-type="float">
            <text:p>37.346649</text:p>
          </table:table-cell>
          <table:table-cell office:value-type="float" office:value="37.317875" calcext:value-type="float">
            <text:p>37.317875</text:p>
          </table:table-cell>
          <table:table-cell office:value-type="float" office:value="37.581783" calcext:value-type="float">
            <text:p>37.581783</text:p>
          </table:table-cell>
          <table:table-cell office:value-type="float" office:value="37.70129" calcext:value-type="float">
            <text:p>37.70129</text:p>
          </table:table-cell>
          <table:table-cell office:value-type="float" office:value="37.679607" calcext:value-type="float">
            <text:p>37.679607</text:p>
          </table:table-cell>
          <table:table-cell office:value-type="float" office:value="37.944275" calcext:value-type="float">
            <text:p>37.944275</text:p>
          </table:table-cell>
          <table:table-cell office:value-type="float" office:value="37.922604" calcext:value-type="float">
            <text:p>37.922604</text:p>
          </table:table-cell>
          <table:table-cell office:value-type="float" office:value="38.044533" calcext:value-type="float">
            <text:p>38.044533</text:p>
          </table:table-cell>
          <table:table-cell office:value-type="float" office:value="38.311455" calcext:value-type="float">
            <text:p>38.311455</text:p>
          </table:table-cell>
          <table:table-cell office:value-type="float" office:value="38.286865" calcext:value-type="float">
            <text:p>38.286865</text:p>
          </table:table-cell>
          <table:table-cell office:value-type="float" office:value="38.409145" calcext:value-type="float">
            <text:p>38.409145</text:p>
          </table:table-cell>
          <table:table-cell office:value-type="float" office:value="38.677597" calcext:value-type="float">
            <text:p>38.677597</text:p>
          </table:table-cell>
          <table:table-cell office:value-type="float" office:value="38.653877" calcext:value-type="float">
            <text:p>38.653877</text:p>
          </table:table-cell>
          <table:table-cell office:value-type="float" office:value="38.923222" calcext:value-type="float">
            <text:p>38.923222</text:p>
          </table:table-cell>
          <table:table-cell office:value-type="float" office:value="39.045937" calcext:value-type="float">
            <text:p>39.045937</text:p>
          </table:table-cell>
          <table:table-cell office:value-type="float" office:value="39.167561" calcext:value-type="float">
            <text:p>39.167561</text:p>
          </table:table-cell>
          <table:table-cell office:value-type="float" office:value="39.145996" calcext:value-type="float">
            <text:p>39.145996</text:p>
          </table:table-cell>
          <table:table-cell office:value-type="float" office:value="39.33017" calcext:value-type="float">
            <text:p>39.33017</text:p>
          </table:table-cell>
          <table:table-cell office:value-type="float" office:value="39.439548" calcext:value-type="float">
            <text:p>39.439548</text:p>
          </table:table-cell>
          <table:table-cell office:value-type="float" office:value="39.661888" calcext:value-type="float">
            <text:p>39.661888</text:p>
          </table:table-cell>
          <table:table-cell office:value-type="float" office:value="39.637234" calcext:value-type="float">
            <text:p>39.637234</text:p>
          </table:table-cell>
          <table:table-cell office:value-type="float" office:value="39.761684" calcext:value-type="float">
            <text:p>39.761684</text:p>
          </table:table-cell>
          <table:table-cell office:value-type="float" office:value="39.948837" calcext:value-type="float">
            <text:p>39.948837</text:p>
          </table:table-cell>
          <table:table-cell office:value-type="float" office:value="40.071873" calcext:value-type="float">
            <text:p>40.071873</text:p>
          </table:table-cell>
          <table:table-cell office:value-type="float" office:value="40.133434" calcext:value-type="float">
            <text:p>40.133434</text:p>
          </table:table-cell>
          <table:table-cell office:value-type="float" office:value="40.257687" calcext:value-type="float">
            <text:p>40.257687</text:p>
          </table:table-cell>
          <table:table-cell office:value-type="float" office:value="40.381771" calcext:value-type="float">
            <text:p>40.381771</text:p>
          </table:table-cell>
          <table:table-cell office:value-type="float" office:value="40.66082" calcext:value-type="float">
            <text:p>40.66082</text:p>
          </table:table-cell>
          <table:table-cell office:value-type="float" office:value="40.784775" calcext:value-type="float">
            <text:p>40.784775</text:p>
          </table:table-cell>
          <table:table-cell office:value-type="float" office:value="40.918037" calcext:value-type="float">
            <text:p>40.918037</text:p>
          </table:table-cell>
          <table:table-cell office:value-type="float" office:value="40.879093" calcext:value-type="float">
            <text:p>40.879093</text:p>
          </table:table-cell>
          <table:table-cell office:value-type="float" office:value="41.159199" calcext:value-type="float">
            <text:p>41.159199</text:p>
          </table:table-cell>
          <table:table-cell office:value-type="float" office:value="41.128124" calcext:value-type="float">
            <text:p>41.128124</text:p>
          </table:table-cell>
          <table:table-cell office:value-type="float" office:value="41.318752" calcext:value-type="float">
            <text:p>41.318752</text:p>
          </table:table-cell>
          <table:table-cell office:value-type="float" office:value="41.380913" calcext:value-type="float">
            <text:p>41.380913</text:p>
          </table:table-cell>
          <table:table-cell office:value-type="float" office:value="41.570419" calcext:value-type="float">
            <text:p>41.570419</text:p>
          </table:table-cell>
          <table:table-cell office:value-type="float" office:value="41.628784" calcext:value-type="float">
            <text:p>41.628784</text:p>
          </table:table-cell>
          <table:table-cell office:value-type="float" office:value="41.924297" calcext:value-type="float">
            <text:p>41.924297</text:p>
          </table:table-cell>
          <table:table-cell office:value-type="float" office:value="42.041042" calcext:value-type="float">
            <text:p>42.041042</text:p>
          </table:table-cell>
          <table:table-cell office:value-type="float" office:value="42.009045" calcext:value-type="float">
            <text:p>42.009045</text:p>
          </table:table-cell>
          <table:table-cell office:value-type="float" office:value="42.199993" calcext:value-type="float">
            <text:p>42.199993</text:p>
          </table:table-cell>
          <table:table-cell office:value-type="float" office:value="42.326855" calcext:value-type="float">
            <text:p>42.326855</text:p>
          </table:table-cell>
          <table:table-cell office:value-type="float" office:value="42.387566" calcext:value-type="float">
            <text:p>42.387566</text:p>
          </table:table-cell>
          <table:table-cell office:value-type="float" office:value="42.675846" calcext:value-type="float">
            <text:p>42.675846</text:p>
          </table:table-cell>
          <table:table-cell office:value-type="float" office:value="42.640949" calcext:value-type="float">
            <text:p>42.640949</text:p>
          </table:table-cell>
          <table:table-cell office:value-type="float" office:value="42.941452" calcext:value-type="float">
            <text:p>42.941452</text:p>
          </table:table-cell>
          <table:table-cell office:value-type="float" office:value="42.895275" calcext:value-type="float">
            <text:p>42.895275</text:p>
          </table:table-cell>
          <table:table-cell office:value-type="float" office:value="43.02206" calcext:value-type="float">
            <text:p>43.02206</text:p>
          </table:table-cell>
          <table:table-cell office:value-type="float" office:value="43.216991" calcext:value-type="float">
            <text:p>43.216991</text:p>
          </table:table-cell>
          <table:table-cell office:value-type="float" office:value="43.344471" calcext:value-type="float">
            <text:p>43.344471</text:p>
          </table:table-cell>
          <table:table-cell office:value-type="float" office:value="43.402367" calcext:value-type="float">
            <text:p>43.402367</text:p>
          </table:table-cell>
          <table:table-cell office:value-type="float" office:value="43.600117" calcext:value-type="float">
            <text:p>43.600117</text:p>
          </table:table-cell>
          <table:table-cell office:value-type="float" office:value="43.657368" calcext:value-type="float">
            <text:p>43.657368</text:p>
          </table:table-cell>
          <table:table-cell office:value-type="float" office:value="43.951687" calcext:value-type="float">
            <text:p>43.951687</text:p>
          </table:table-cell>
          <table:table-cell office:value-type="float" office:value="43.913624" calcext:value-type="float">
            <text:p>43.913624</text:p>
          </table:table-cell>
          <table:table-cell office:value-type="float" office:value="44.208241" calcext:value-type="float">
            <text:p>44.208241</text:p>
          </table:table-cell>
          <table:table-cell office:value-type="float" office:value="44.167763" calcext:value-type="float">
            <text:p>44.167763</text:p>
          </table:table-cell>
          <table:table-cell office:value-type="float" office:value="44.365345" calcext:value-type="float">
            <text:p>44.365345</text:p>
          </table:table-cell>
          <table:table-cell office:value-type="float" office:value="44.424786" calcext:value-type="float">
            <text:p>44.424786</text:p>
          </table:table-cell>
          <table:table-cell office:value-type="float" office:value="44.723499" calcext:value-type="float">
            <text:p>44.723499</text:p>
          </table:table-cell>
          <table:table-cell office:value-type="float" office:value="44.852654" calcext:value-type="float">
            <text:p>44.852654</text:p>
          </table:table-cell>
          <table:table-cell office:value-type="float" office:value="44.812176" calcext:value-type="float">
            <text:p>44.812176</text:p>
          </table:table-cell>
          <table:table-cell office:value-type="float" office:value="45.112671" calcext:value-type="float">
            <text:p>45.112671</text:p>
          </table:table-cell>
          <table:table-cell office:value-type="float" office:value="45.13998" calcext:value-type="float">
            <text:p>45.13998</text:p>
          </table:table-cell>
          <table:table-cell office:value-type="float" office:value="45.198524" calcext:value-type="float">
            <text:p>45.198524</text:p>
          </table:table-cell>
          <table:table-cell office:value-type="float" office:value="45.498894" calcext:value-type="float">
            <text:p>45.498894</text:p>
          </table:table-cell>
          <table:table-cell office:value-type="float" office:value="45.456165" calcext:value-type="float">
            <text:p>45.456165</text:p>
          </table:table-cell>
          <table:table-cell office:value-type="float" office:value="45.610989" calcext:value-type="float">
            <text:p>45.610989</text:p>
          </table:table-cell>
          <table:table-cell office:value-type="float" office:value="45.787682" calcext:value-type="float">
            <text:p>45.787682</text:p>
          </table:table-cell>
          <table:table-cell office:value-type="float" office:value="46.031651" calcext:value-type="float">
            <text:p>46.031651</text:p>
          </table:table-cell>
          <table:table-cell office:value-type="float" office:value="46.106403" calcext:value-type="float">
            <text:p>46.106403</text:p>
          </table:table-cell>
          <table:table-cell office:value-type="float" office:value="46.177322" calcext:value-type="float">
            <text:p>46.177322</text:p>
          </table:table-cell>
          <table:table-cell office:value-type="float" office:value="46.269878" calcext:value-type="float">
            <text:p>46.269878</text:p>
          </table:table-cell>
          <table:table-cell office:value-type="float" office:value="46.591568" calcext:value-type="float">
            <text:p>46.591568</text:p>
          </table:table-cell>
          <table:table-cell office:value-type="float" office:value="46.494354" calcext:value-type="float">
            <text:p>46.494354</text:p>
          </table:table-cell>
          <table:table-cell office:value-type="float" office:value="46.627083" calcext:value-type="float">
            <text:p>46.627083</text:p>
          </table:table-cell>
          <table:table-cell office:value-type="float" office:value="46.94537" calcext:value-type="float">
            <text:p>46.94537</text:p>
          </table:table-cell>
          <table:table-cell office:value-type="float" office:value="47.066616" calcext:value-type="float">
            <text:p>47.066616</text:p>
          </table:table-cell>
          <table:table-cell office:value-type="float" office:value="47.018944" calcext:value-type="float">
            <text:p>47.018944</text:p>
          </table:table-cell>
          <table:table-cell office:value-type="float" office:value="47.221897" calcext:value-type="float">
            <text:p>47.221897</text:p>
          </table:table-cell>
          <table:table-cell office:value-type="float" office:value="47.461098" calcext:value-type="float">
            <text:p>47.461098</text:p>
          </table:table-cell>
          <table:table-cell office:value-type="float" office:value="47.593273" calcext:value-type="float">
            <text:p>47.593273</text:p>
          </table:table-cell>
          <table:table-cell office:value-type="float" office:value="47.725792" calcext:value-type="float">
            <text:p>47.725792</text:p>
          </table:table-cell>
          <table:table-cell office:value-type="float" office:value="47.855839" calcext:value-type="float">
            <text:p>47.855839</text:p>
          </table:table-cell>
          <table:table-cell office:value-type="float" office:value="47.809551" calcext:value-type="float">
            <text:p>47.809551</text:p>
          </table:table-cell>
          <table:table-cell office:value-type="float" office:value="47.938454" calcext:value-type="float">
            <text:p>47.938454</text:p>
          </table:table-cell>
          <table:table-cell office:value-type="float" office:value="48.265423" calcext:value-type="float">
            <text:p>48.265423</text:p>
          </table:table-cell>
          <table:table-cell office:value-type="float" office:value="48.202911" calcext:value-type="float">
            <text:p>48.202911</text:p>
          </table:table-cell>
          <table:table-cell office:value-type="float" office:value="48.33374" calcext:value-type="float">
            <text:p>48.33374</text:p>
          </table:table-cell>
          <table:table-cell office:value-type="float" office:value="48.650848" calcext:value-type="float">
            <text:p>48.650848</text:p>
          </table:table-cell>
          <table:table-cell office:value-type="float" office:value="48.596943" calcext:value-type="float">
            <text:p>48.596943</text:p>
          </table:table-cell>
          <table:table-cell office:value-type="float" office:value="48.805241" calcext:value-type="float">
            <text:p>48.805241</text:p>
          </table:table-cell>
          <table:table-cell office:value-type="float" office:value="48.863636" calcext:value-type="float">
            <text:p>48.863636</text:p>
          </table:table-cell>
          <table:table-cell office:value-type="float" office:value="49.071259" calcext:value-type="float">
            <text:p>49.071259</text:p>
          </table:table-cell>
          <table:table-cell office:value-type="float" office:value="49.129539" calcext:value-type="float">
            <text:p>49.129539</text:p>
          </table:table-cell>
          <table:table-cell office:value-type="float" office:value="49.449528" calcext:value-type="float">
            <text:p>49.449528</text:p>
          </table:table-cell>
          <table:table-cell office:value-type="float" office:value="49.394432" calcext:value-type="float">
            <text:p>49.394432</text:p>
          </table:table-cell>
          <table:table-cell office:value-type="float" office:value="49.602745" calcext:value-type="float">
            <text:p>49.602745</text:p>
          </table:table-cell>
          <table:table-cell office:value-type="float" office:value="49.659847" calcext:value-type="float">
            <text:p>49.659847</text:p>
          </table:table-cell>
          <table:table-cell office:value-type="float" office:value="49.79388" calcext:value-type="float">
            <text:p>49.79388</text:p>
          </table:table-cell>
          <table:table-cell office:value-type="float" office:value="49.92564" calcext:value-type="float">
            <text:p>49.92564</text:p>
          </table:table-cell>
          <table:table-cell office:value-type="float" office:value="50.251457" calcext:value-type="float">
            <text:p>50.251457</text:p>
          </table:table-cell>
          <table:table-cell office:value-type="float" office:value="50.27243" calcext:value-type="float">
            <text:p>50.27243</text:p>
          </table:table-cell>
          <table:table-cell office:value-type="float" office:value="50.522564" calcext:value-type="float">
            <text:p>50.522564</text:p>
          </table:table-cell>
          <table:table-cell office:value-type="float" office:value="50.656509" calcext:value-type="float">
            <text:p>50.656509</text:p>
          </table:table-cell>
          <table:table-cell office:value-type="float" office:value="50.791035" calcext:value-type="float">
            <text:p>50.791035</text:p>
          </table:table-cell>
          <table:table-cell office:value-type="float" office:value="50.732334" calcext:value-type="float">
            <text:p>50.732334</text:p>
          </table:table-cell>
          <table:table-cell office:value-type="float" office:value="50.945095" calcext:value-type="float">
            <text:p>50.945095</text:p>
          </table:table-cell>
          <table:table-cell office:value-type="float" office:value="50.999638" calcext:value-type="float">
            <text:p>50.999638</text:p>
          </table:table-cell>
          <table:table-cell office:value-type="float" office:value="51.133064" calcext:value-type="float">
            <text:p>51.133064</text:p>
          </table:table-cell>
          <table:table-cell office:value-type="float" office:value="51.268616" calcext:value-type="float">
            <text:p>51.268616</text:p>
          </table:table-cell>
          <table:table-cell office:value-type="float" office:value="51.48185" calcext:value-type="float">
            <text:p>51.48185</text:p>
          </table:table-cell>
          <table:table-cell office:value-type="float" office:value="51.733223" calcext:value-type="float">
            <text:p>51.733223</text:p>
          </table:table-cell>
          <table:table-cell office:value-type="float" office:value="51.671272" calcext:value-type="float">
            <text:p>51.671272</text:p>
          </table:table-cell>
          <table:table-cell office:value-type="float" office:value="52.003601" calcext:value-type="float">
            <text:p>52.003601</text:p>
          </table:table-cell>
          <table:table-cell office:value-type="float" office:value="51.94096" calcext:value-type="float">
            <text:p>51.94096</text:p>
          </table:table-cell>
          <table:table-cell office:value-type="float" office:value="52.076843" calcext:value-type="float">
            <text:p>52.076843</text:p>
          </table:table-cell>
          <table:table-cell office:value-type="float" office:value="52.212532" calcext:value-type="float">
            <text:p>52.212532</text:p>
          </table:table-cell>
          <table:table-cell office:value-type="float" office:value="52.349163" calcext:value-type="float">
            <text:p>52.349163</text:p>
          </table:table-cell>
          <table:table-cell office:value-type="float" office:value="52.566563" calcext:value-type="float">
            <text:p>52.566563</text:p>
          </table:table-cell>
          <table:table-cell office:value-type="float" office:value="52.619656" calcext:value-type="float">
            <text:p>52.619656</text:p>
          </table:table-cell>
          <table:table-cell office:value-type="float" office:value="52.956207" calcext:value-type="float">
            <text:p>52.956207</text:p>
          </table:table-cell>
          <table:table-cell office:value-type="float" office:value="52.892071" calcext:value-type="float">
            <text:p>52.892071</text:p>
          </table:table-cell>
          <table:table-cell office:value-type="float" office:value="53.109184" calcext:value-type="float">
            <text:p>53.109184</text:p>
          </table:table-cell>
          <table:table-cell office:value-type="float" office:value="53.162247" calcext:value-type="float">
            <text:p>53.162247</text:p>
          </table:table-cell>
          <table:table-cell office:value-type="float" office:value="53.382515" calcext:value-type="float">
            <text:p>53.382515</text:p>
          </table:table-cell>
          <table:table-cell office:value-type="float" office:value="53.437138" calcext:value-type="float">
            <text:p>53.437138</text:p>
          </table:table-cell>
          <table:table-cell office:value-type="float" office:value="53.572956" calcext:value-type="float">
            <text:p>53.572956</text:p>
          </table:table-cell>
          <table:table-cell office:value-type="float" office:value="53.710522" calcext:value-type="float">
            <text:p>53.710522</text:p>
          </table:table-cell>
          <table:table-cell office:value-type="float" office:value="53.848522" calcext:value-type="float">
            <text:p>53.848522</text:p>
          </table:table-cell>
          <table:table-cell office:value-type="float" office:value="53.985809" calcext:value-type="float">
            <text:p>53.985809</text:p>
          </table:table-cell>
          <table:table-cell office:value-type="float" office:value="54.123482" calcext:value-type="float">
            <text:p>54.123482</text:p>
          </table:table-cell>
          <table:table-cell office:value-type="float" office:value="54.259857" calcext:value-type="float">
            <text:p>54.259857</text:p>
          </table:table-cell>
          <table:table-cell office:value-type="float" office:value="54.39735" calcext:value-type="float">
            <text:p>54.39735</text:p>
          </table:table-cell>
          <table:table-cell office:value-type="float" office:value="54.534176" calcext:value-type="float">
            <text:p>54.534176</text:p>
          </table:table-cell>
          <table:table-cell office:value-type="float" office:value="54.672661" calcext:value-type="float">
            <text:p>54.672661</text:p>
          </table:table-cell>
          <table:table-cell office:value-type="float" office:value="54.895237" calcext:value-type="float">
            <text:p>54.895237</text:p>
          </table:table-cell>
          <table:table-cell office:value-type="float" office:value="54.949017" calcext:value-type="float">
            <text:p>54.949017</text:p>
          </table:table-cell>
          <table:table-cell office:value-type="float" office:value="55.090736" calcext:value-type="float">
            <text:p>55.090736</text:p>
          </table:table-cell>
          <table:table-cell office:value-type="float" office:value="55.226704" calcext:value-type="float">
            <text:p>55.226704</text:p>
          </table:table-cell>
          <table:table-cell office:value-type="float" office:value="55.365223" calcext:value-type="float">
            <text:p>55.365223</text:p>
          </table:table-cell>
          <table:table-cell office:value-type="float" office:value="55.503815" calcext:value-type="float">
            <text:p>55.503815</text:p>
          </table:table-cell>
          <table:table-cell office:value-type="float" office:value="55.64341" calcext:value-type="float">
            <text:p>55.64341</text:p>
          </table:table-cell>
          <table:table-cell office:value-type="float" office:value="55.780945" calcext:value-type="float">
            <text:p>55.780945</text:p>
          </table:table-cell>
          <table:table-cell office:value-type="float" office:value="55.919903" calcext:value-type="float">
            <text:p>55.919903</text:p>
          </table:table-cell>
          <table:table-cell office:value-type="float" office:value="56.146" calcext:value-type="float">
            <text:p>56.146</text:p>
          </table:table-cell>
          <table:table-cell office:value-type="float" office:value="56.199093" calcext:value-type="float">
            <text:p>56.199093</text:p>
          </table:table-cell>
          <table:table-cell office:value-type="float" office:value="56.550953" calcext:value-type="float">
            <text:p>56.550953</text:p>
          </table:table-cell>
          <table:table-cell office:value-type="float" office:value="56.476368" calcext:value-type="float">
            <text:p>56.476368</text:p>
          </table:table-cell>
          <table:table-cell office:value-type="float" office:value="56.844585" calcext:value-type="float">
            <text:p>56.844585</text:p>
          </table:table-cell>
          <table:table-cell office:value-type="float" office:value="56.969193" calcext:value-type="float">
            <text:p>56.969193</text:p>
          </table:table-cell>
          <table:table-cell office:value-type="float" office:value="56.893505" calcext:value-type="float">
            <text:p>56.893505</text:p>
          </table:table-cell>
          <table:table-cell office:value-type="float" office:value="57.032127" calcext:value-type="float">
            <text:p>57.032127</text:p>
          </table:table-cell>
          <table:table-cell office:value-type="float" office:value="57.172272" calcext:value-type="float">
            <text:p>57.172272</text:p>
          </table:table-cell>
          <table:table-cell office:value-type="float" office:value="57.404129" calcext:value-type="float">
            <text:p>57.404129</text:p>
          </table:table-cell>
          <table:table-cell office:value-type="float" office:value="57.454487" calcext:value-type="float">
            <text:p>57.454487</text:p>
          </table:table-cell>
          <table:table-cell office:value-type="float" office:value="57.814228" calcext:value-type="float">
            <text:p>57.814228</text:p>
          </table:table-cell>
          <table:table-cell office:value-type="float" office:value="57.783001" calcext:value-type="float">
            <text:p>57.783001</text:p>
          </table:table-cell>
          <table:table-cell office:value-type="float" office:value="57.9632" calcext:value-type="float">
            <text:p>57.9632</text:p>
          </table:table-cell>
          <table:table-cell office:value-type="float" office:value="58.103432" calcext:value-type="float">
            <text:p>58.103432</text:p>
          </table:table-cell>
          <table:table-cell office:value-type="float" office:value="58.151188" calcext:value-type="float">
            <text:p>58.151188</text:p>
          </table:table-cell>
          <table:table-cell office:value-type="float" office:value="58.293621" calcext:value-type="float">
            <text:p>58.293621</text:p>
          </table:table-cell>
          <table:table-cell office:value-type="float" office:value="58.656906" calcext:value-type="float">
            <text:p>58.656906</text:p>
          </table:table-cell>
          <table:table-cell office:value-type="float" office:value="58.667004" calcext:value-type="float">
            <text:p>58.667004</text:p>
          </table:table-cell>
          <table:table-cell office:value-type="float" office:value="58.718906" calcext:value-type="float">
            <text:p>58.718906</text:p>
          </table:table-cell>
          <table:table-cell office:value-type="float" office:value="58.859718" calcext:value-type="float">
            <text:p>58.859718</text:p>
          </table:table-cell>
          <table:table-cell office:value-type="float" office:value="59.003433" calcext:value-type="float">
            <text:p>59.003433</text:p>
          </table:table-cell>
          <table:table-cell office:value-type="float" office:value="59.144207" calcext:value-type="float">
            <text:p>59.144207</text:p>
          </table:table-cell>
          <table:table-cell office:value-type="float" office:value="59.510208" calcext:value-type="float">
            <text:p>59.510208</text:p>
          </table:table-cell>
          <table:table-cell office:value-type="float" office:value="59.426712" calcext:value-type="float">
            <text:p>59.426712</text:p>
          </table:table-cell>
          <table:table-cell office:value-type="float" office:value="59.567753" calcext:value-type="float">
            <text:p>59.567753</text:p>
          </table:table-cell>
          <table:table-cell office:value-type="float" office:value="59.937267" calcext:value-type="float">
            <text:p>59.937267</text:p>
          </table:table-cell>
          <table:table-cell office:value-type="float" office:value="60.079266" calcext:value-type="float">
            <text:p>60.079266</text:p>
          </table:table-cell>
          <table:table-cell office:value-type="float" office:value="60.088379" calcext:value-type="float">
            <text:p>60.088379</text:p>
          </table:table-cell>
          <table:table-cell office:value-type="float" office:value="60.134186" calcext:value-type="float">
            <text:p>60.134186</text:p>
          </table:table-cell>
          <table:table-cell office:value-type="float" office:value="60.520088" calcext:value-type="float">
            <text:p>60.520088</text:p>
          </table:table-cell>
          <table:table-cell office:value-type="float" office:value="60.648861" calcext:value-type="float">
            <text:p>60.648861</text:p>
          </table:table-cell>
          <table:table-cell office:value-type="float" office:value="60.792637" calcext:value-type="float">
            <text:p>60.792637</text:p>
          </table:table-cell>
          <table:table-cell office:value-type="float" office:value="60.934727" calcext:value-type="float">
            <text:p>60.934727</text:p>
          </table:table-cell>
          <table:table-cell office:value-type="float" office:value="60.94331" calcext:value-type="float">
            <text:p>60.94331</text:p>
          </table:table-cell>
          <table:table-cell office:value-type="float" office:value="60.989586" calcext:value-type="float">
            <text:p>60.989586</text:p>
          </table:table-cell>
          <table:table-cell office:value-type="float" office:value="61.180504" calcext:value-type="float">
            <text:p>61.180504</text:p>
          </table:table-cell>
          <table:table-cell office:value-type="float" office:value="61.280277" calcext:value-type="float">
            <text:p>61.280277</text:p>
          </table:table-cell>
          <table:table-cell office:value-type="float" office:value="61.421425" calcext:value-type="float">
            <text:p>61.421425</text:p>
          </table:table-cell>
          <table:table-cell office:value-type="float" office:value="61.565434" calcext:value-type="float">
            <text:p>61.565434</text:p>
          </table:table-cell>
          <table:table-cell office:value-type="float" office:value="61.709209" calcext:value-type="float">
            <text:p>61.709209</text:p>
          </table:table-cell>
          <table:table-cell office:value-type="float" office:value="62.089539" calcext:value-type="float">
            <text:p>62.089539</text:p>
          </table:table-cell>
          <table:table-cell office:value-type="float" office:value="61.997955" calcext:value-type="float">
            <text:p>61.997955</text:p>
          </table:table-cell>
          <table:table-cell office:value-type="float" office:value="62.376163" calcext:value-type="float">
            <text:p>62.376163</text:p>
          </table:table-cell>
          <table:table-cell office:value-type="float" office:value="62.520531" calcext:value-type="float">
            <text:p>62.520531</text:p>
          </table:table-cell>
          <table:table-cell office:value-type="float" office:value="62.430698" calcext:value-type="float">
            <text:p>62.430698</text:p>
          </table:table-cell>
          <table:table-cell office:value-type="float" office:value="62.573814" calcext:value-type="float">
            <text:p>62.573814</text:p>
          </table:table-cell>
          <table:table-cell office:value-type="float" office:value="62.719006" calcext:value-type="float">
            <text:p>62.719006</text:p>
          </table:table-cell>
          <table:table-cell office:value-type="float" office:value="63.102779" calcext:value-type="float">
            <text:p>63.102779</text:p>
          </table:table-cell>
          <table:table-cell office:value-type="float" office:value="63.085526" calcext:value-type="float">
            <text:p>63.085526</text:p>
          </table:table-cell>
          <table:table-cell office:value-type="float" office:value="63.410484" calcext:value-type="float">
            <text:p>63.410484</text:p>
          </table:table-cell>
          <table:table-cell office:value-type="float" office:value="63.297913" calcext:value-type="float">
            <text:p>63.297913</text:p>
          </table:table-cell>
          <table:table-cell office:value-type="float" office:value="63.544064" calcext:value-type="float">
            <text:p>63.544064</text:p>
          </table:table-cell>
          <table:table-cell office:value-type="float" office:value="63.847496" calcext:value-type="float">
            <text:p>63.847496</text:p>
          </table:table-cell>
          <table:table-cell office:value-type="float" office:value="63.743088" calcext:value-type="float">
            <text:p>63.743088</text:p>
          </table:table-cell>
          <table:table-cell office:value-type="float" office:value="64.123001" calcext:value-type="float">
            <text:p>64.123001</text:p>
          </table:table-cell>
          <table:table-cell office:value-type="float" office:value="64.269791" calcext:value-type="float">
            <text:p>64.269791</text:p>
          </table:table-cell>
          <table:table-cell office:value-type="float" office:value="64.432663" calcext:value-type="float">
            <text:p>64.432663</text:p>
          </table:table-cell>
          <table:table-cell office:value-type="float" office:value="64.371689" calcext:value-type="float">
            <text:p>64.371689</text:p>
          </table:table-cell>
          <table:table-cell office:value-type="float" office:value="64.462196" calcext:value-type="float">
            <text:p>64.462196</text:p>
          </table:table-cell>
          <table:table-cell office:value-type="float" office:value="64.7034" calcext:value-type="float">
            <text:p>64.7034</text:p>
          </table:table-cell>
          <table:table-cell office:value-type="float" office:value="64.752174" calcext:value-type="float">
            <text:p>64.752174</text:p>
          </table:table-cell>
          <table:table-cell office:value-type="float" office:value="64.95237" calcext:value-type="float">
            <text:p>64.95237</text:p>
          </table:table-cell>
          <table:table-cell office:value-type="float" office:value="65.046173" calcext:value-type="float">
            <text:p>65.046173</text:p>
          </table:table-cell>
          <table:table-cell office:value-type="float" office:value="65.189301" calcext:value-type="float">
            <text:p>65.189301</text:p>
          </table:table-cell>
          <table:table-cell office:value-type="float" office:value="65.336418" calcext:value-type="float">
            <text:p>65.336418</text:p>
          </table:table-cell>
          <table:table-cell office:value-type="float" office:value="65.73362" calcext:value-type="float">
            <text:p>65.73362</text:p>
          </table:table-cell>
          <table:table-cell office:value-type="float" office:value="65.881302" calcext:value-type="float">
            <text:p>65.881302</text:p>
          </table:table-cell>
          <table:table-cell office:value-type="float" office:value="66.029655" calcext:value-type="float">
            <text:p>66.029655</text:p>
          </table:table-cell>
          <table:table-cell office:value-type="float" office:value="65.924927" calcext:value-type="float">
            <text:p>65.924927</text:p>
          </table:table-cell>
          <table:table-cell office:value-type="float" office:value="66.323387" calcext:value-type="float">
            <text:p>66.323387</text:p>
          </table:table-cell>
          <table:table-cell office:value-type="float" office:value="66.219063" calcext:value-type="float">
            <text:p>66.219063</text:p>
          </table:table-cell>
          <table:table-cell office:value-type="float" office:value="66.365158" calcext:value-type="float">
            <text:p>66.365158</text:p>
          </table:table-cell>
          <table:table-cell office:value-type="float" office:value="66.618324" calcext:value-type="float">
            <text:p>66.618324</text:p>
          </table:table-cell>
          <table:table-cell office:value-type="float" office:value="66.662155" calcext:value-type="float">
            <text:p>66.662155</text:p>
          </table:table-cell>
          <table:table-cell office:value-type="float" office:value="66.808411" calcext:value-type="float">
            <text:p>66.808411</text:p>
          </table:table-cell>
          <table:table-cell office:value-type="float" office:value="67.059402" calcext:value-type="float">
            <text:p>67.059402</text:p>
          </table:table-cell>
          <table:table-cell office:value-type="float" office:value="67.101974" calcext:value-type="float">
            <text:p>67.101974</text:p>
          </table:table-cell>
          <table:table-cell office:value-type="float" office:value="67.250732" calcext:value-type="float">
            <text:p>67.250732</text:p>
          </table:table-cell>
          <table:table-cell office:value-type="float" office:value="67.654602" calcext:value-type="float">
            <text:p>67.654602</text:p>
          </table:table-cell>
          <table:table-cell office:value-type="float" office:value="67.555153" calcext:value-type="float">
            <text:p>67.555153</text:p>
          </table:table-cell>
          <table:table-cell office:value-type="float" office:value="67.69194" calcext:value-type="float">
            <text:p>67.69194</text:p>
          </table:table-cell>
          <table:table-cell office:value-type="float" office:value="68.145378" calcext:value-type="float">
            <text:p>68.145378</text:p>
          </table:table-cell>
          <table:table-cell office:value-type="float" office:value="67.985291" calcext:value-type="float">
            <text:p>67.985291</text:p>
          </table:table-cell>
          <table:table-cell office:value-type="float" office:value="68.240448" calcext:value-type="float">
            <text:p>68.240448</text:p>
          </table:table-cell>
          <table:table-cell office:value-type="float" office:value="68.281006" calcext:value-type="float">
            <text:p>68.281006</text:p>
          </table:table-cell>
          <table:table-cell office:value-type="float" office:value="68.428833" calcext:value-type="float">
            <text:p>68.428833</text:p>
          </table:table-cell>
          <table:table-cell office:value-type="float" office:value="68.685188" calcext:value-type="float">
            <text:p>68.685188</text:p>
          </table:table-cell>
          <table:table-cell office:value-type="float" office:value="68.836243" calcext:value-type="float">
            <text:p>68.836243</text:p>
          </table:table-cell>
          <table:table-cell office:value-type="float" office:value="68.876328" calcext:value-type="float">
            <text:p>68.876328</text:p>
          </table:table-cell>
          <table:table-cell office:value-type="float" office:value="69.024078" calcext:value-type="float">
            <text:p>69.024078</text:p>
          </table:table-cell>
          <table:table-cell office:value-type="float" office:value="69.172577" calcext:value-type="float">
            <text:p>69.172577</text:p>
          </table:table-cell>
          <table:table-cell office:value-type="float" office:value="69.586403" calcext:value-type="float">
            <text:p>69.586403</text:p>
          </table:table-cell>
          <table:table-cell office:value-type="float" office:value="69.737877" calcext:value-type="float">
            <text:p>69.737877</text:p>
          </table:table-cell>
          <table:table-cell office:value-type="float" office:value="69.886551" calcext:value-type="float">
            <text:p>69.886551</text:p>
          </table:table-cell>
          <table:table-cell office:value-type="float" office:value="70.035759" calcext:value-type="float">
            <text:p>70.035759</text:p>
          </table:table-cell>
          <table:table-cell office:value-type="float" office:value="70.204285" calcext:value-type="float">
            <text:p>70.204285</text:p>
          </table:table-cell>
          <table:table-cell office:value-type="float" office:value="70.070175" calcext:value-type="float">
            <text:p>70.070175</text:p>
          </table:table-cell>
          <table:table-cell office:value-type="float" office:value="70.485603" calcext:value-type="float">
            <text:p>70.485603</text:p>
          </table:table-cell>
          <table:table-cell office:value-type="float" office:value="70.36644" calcext:value-type="float">
            <text:p>70.36644</text:p>
          </table:table-cell>
          <table:table-cell office:value-type="float" office:value="70.519035" calcext:value-type="float">
            <text:p>70.519035</text:p>
          </table:table-cell>
          <table:table-cell office:value-type="float" office:value="70.779427" calcext:value-type="float">
            <text:p>70.779427</text:p>
          </table:table-cell>
          <table:table-cell office:value-type="float" office:value="70.820274" calcext:value-type="float">
            <text:p>70.820274</text:p>
          </table:table-cell>
          <table:table-cell office:value-type="float" office:value="71.082245" calcext:value-type="float">
            <text:p>71.082245</text:p>
          </table:table-cell>
          <table:table-cell office:value-type="float" office:value="71.235664" calcext:value-type="float">
            <text:p>71.235664</text:p>
          </table:table-cell>
          <table:table-cell office:value-type="float" office:value="71.543709" calcext:value-type="float">
            <text:p>71.543709</text:p>
          </table:table-cell>
          <table:table-cell office:value-type="float" office:value="71.538933" calcext:value-type="float">
            <text:p>71.538933</text:p>
          </table:table-cell>
          <table:table-cell office:value-type="float" office:value="71.576202" calcext:value-type="float">
            <text:p>71.576202</text:p>
          </table:table-cell>
          <table:table-cell office:value-type="float" office:value="71.997833" calcext:value-type="float">
            <text:p>71.997833</text:p>
          </table:table-cell>
          <table:table-cell office:value-type="float" office:value="71.876465" calcext:value-type="float">
            <text:p>71.876465</text:p>
          </table:table-cell>
          <table:table-cell office:value-type="float" office:value="72.301704" calcext:value-type="float">
            <text:p>72.301704</text:p>
          </table:table-cell>
          <table:table-cell office:value-type="float" office:value="72.469521" calcext:value-type="float">
            <text:p>72.469521</text:p>
          </table:table-cell>
          <table:table-cell office:value-type="float" office:value="72.330261" calcext:value-type="float">
            <text:p>72.330261</text:p>
          </table:table-cell>
          <table:table-cell office:value-type="float" office:value="72.480888" calcext:value-type="float">
            <text:p>72.480888</text:p>
          </table:table-cell>
          <table:table-cell office:value-type="float" office:value="72.632996" calcext:value-type="float">
            <text:p>72.632996</text:p>
          </table:table-cell>
          <table:table-cell office:value-type="float" office:value="72.784599" calcext:value-type="float">
            <text:p>72.784599</text:p>
          </table:table-cell>
          <table:table-cell office:value-type="float" office:value="73.050018" calcext:value-type="float">
            <text:p>73.050018</text:p>
          </table:table-cell>
          <table:table-cell office:value-type="float" office:value="73.089333" calcext:value-type="float">
            <text:p>73.089333</text:p>
          </table:table-cell>
          <table:table-cell office:value-type="float" office:value="73.243324" calcext:value-type="float">
            <text:p>73.243324</text:p>
          </table:table-cell>
          <table:table-cell office:value-type="float" office:value="73.672836" calcext:value-type="float">
            <text:p>73.672836</text:p>
          </table:table-cell>
          <table:table-cell office:value-type="float" office:value="73.546776" calcext:value-type="float">
            <text:p>73.546776</text:p>
          </table:table-cell>
          <table:table-cell office:value-type="float" office:value="73.814491" calcext:value-type="float">
            <text:p>73.814491</text:p>
          </table:table-cell>
          <table:table-cell office:value-type="float" office:value="73.965645" calcext:value-type="float">
            <text:p>73.965645</text:p>
          </table:table-cell>
          <table:table-cell office:value-type="float" office:value="74.2836" calcext:value-type="float">
            <text:p>74.2836</text:p>
          </table:table-cell>
          <table:table-cell office:value-type="float" office:value="74.268013" calcext:value-type="float">
            <text:p>74.268013</text:p>
          </table:table-cell>
          <table:table-cell office:value-type="float" office:value="74.424057" calcext:value-type="float">
            <text:p>74.424057</text:p>
          </table:table-cell>
          <table:table-cell office:value-type="float" office:value="74.461304" calcext:value-type="float">
            <text:p>74.461304</text:p>
          </table:table-cell>
          <table:table-cell office:value-type="float" office:value="74.729759" calcext:value-type="float">
            <text:p>74.729759</text:p>
          </table:table-cell>
          <table:table-cell office:value-type="float" office:value="74.76461" calcext:value-type="float">
            <text:p>74.76461</text:p>
          </table:table-cell>
          <table:table-cell office:value-type="float" office:value="74.918243" calcext:value-type="float">
            <text:p>74.918243</text:p>
          </table:table-cell>
          <table:table-cell office:value-type="float" office:value="75.072777" calcext:value-type="float">
            <text:p>75.072777</text:p>
          </table:table-cell>
          <table:table-cell office:value-type="float" office:value="75.510796" calcext:value-type="float">
            <text:p>75.510796</text:p>
          </table:table-cell>
          <table:table-cell office:value-type="float" office:value="75.380203" calcext:value-type="float">
            <text:p>75.380203</text:p>
          </table:table-cell>
          <table:table-cell office:value-type="float" office:value="75.650452" calcext:value-type="float">
            <text:p>75.650452</text:p>
          </table:table-cell>
          <table:table-cell office:value-type="float" office:value="75.806931" calcext:value-type="float">
            <text:p>75.806931</text:p>
          </table:table-cell>
          <table:table-cell office:value-type="float" office:value="75.961426" calcext:value-type="float">
            <text:p>75.961426</text:p>
          </table:table-cell>
          <table:table-cell office:value-type="float" office:value="76.28553" calcext:value-type="float">
            <text:p>76.28553</text:p>
          </table:table-cell>
          <table:table-cell office:value-type="float" office:value="76.151802" calcext:value-type="float">
            <text:p>76.151802</text:p>
          </table:table-cell>
          <table:table-cell office:value-type="float" office:value="76.425095" calcext:value-type="float">
            <text:p>76.425095</text:p>
          </table:table-cell>
          <table:table-cell office:value-type="float" office:value="76.751106" calcext:value-type="float">
            <text:p>76.751106</text:p>
          </table:table-cell>
          <table:table-cell office:value-type="float" office:value="76.905334" calcext:value-type="float">
            <text:p>76.905334</text:p>
          </table:table-cell>
          <table:table-cell office:value-type="float" office:value="76.891357" calcext:value-type="float">
            <text:p>76.891357</text:p>
          </table:table-cell>
          <table:table-cell office:value-type="float" office:value="77.218369" calcext:value-type="float">
            <text:p>77.218369</text:p>
          </table:table-cell>
          <table:table-cell office:value-type="float" office:value="77.200325" calcext:value-type="float">
            <text:p>77.200325</text:p>
          </table:table-cell>
          <table:table-cell office:value-type="float" office:value="77.528542" calcext:value-type="float">
            <text:p>77.528542</text:p>
          </table:table-cell>
          <table:table-cell office:value-type="float" office:value="77.389297" calcext:value-type="float">
            <text:p>77.389297</text:p>
          </table:table-cell>
          <table:table-cell office:value-type="float" office:value="77.544273" calcext:value-type="float">
            <text:p>77.544273</text:p>
          </table:table-cell>
          <table:table-cell office:value-type="float" office:value="77.994522" calcext:value-type="float">
            <text:p>77.994522</text:p>
          </table:table-cell>
          <table:table-cell office:value-type="float" office:value="77.854797" calcext:value-type="float">
            <text:p>77.854797</text:p>
          </table:table-cell>
          <table:table-cell office:value-type="float" office:value="78.305725" calcext:value-type="float">
            <text:p>78.305725</text:p>
          </table:table-cell>
          <table:table-cell office:value-type="float" office:value="78.480927" calcext:value-type="float">
            <text:p>78.480927</text:p>
          </table:table-cell>
          <table:table-cell office:value-type="float" office:value="78.441261" calcext:value-type="float">
            <text:p>78.441261</text:p>
          </table:table-cell>
          <table:table-cell office:value-type="float" office:value="78.475616" calcext:value-type="float">
            <text:p>78.475616</text:p>
          </table:table-cell>
          <table:table-cell office:value-type="float" office:value="78.928337" calcext:value-type="float">
            <text:p>78.928337</text:p>
          </table:table-cell>
          <table:table-cell office:value-type="float" office:value="78.908966" calcext:value-type="float">
            <text:p>78.908966</text:p>
          </table:table-cell>
          <table:table-cell office:value-type="float" office:value="79.240501" calcext:value-type="float">
            <text:p>79.240501</text:p>
          </table:table-cell>
          <table:table-cell office:value-type="float" office:value="79.098587" calcext:value-type="float">
            <text:p>79.098587</text:p>
          </table:table-cell>
          <table:table-cell office:value-type="float" office:value="79.253029" calcext:value-type="float">
            <text:p>79.253029</text:p>
          </table:table-cell>
          <table:table-cell office:value-type="float" office:value="79.730789" calcext:value-type="float">
            <text:p>79.730789</text:p>
          </table:table-cell>
          <table:table-cell office:value-type="float" office:value="79.868111" calcext:value-type="float">
            <text:p>79.868111</text:p>
          </table:table-cell>
          <table:table-cell office:value-type="float" office:value="80.043732" calcext:value-type="float">
            <text:p>80.043732</text:p>
          </table:table-cell>
          <table:table-cell office:value-type="float" office:value="79.878914" calcext:value-type="float">
            <text:p>79.878914</text:p>
          </table:table-cell>
          <table:table-cell office:value-type="float" office:value="80.036858" calcext:value-type="float">
            <text:p>80.036858</text:p>
          </table:table-cell>
          <table:table-cell office:value-type="float" office:value="80.497894" calcext:value-type="float">
            <text:p>80.497894</text:p>
          </table:table-cell>
          <table:table-cell office:value-type="float" office:value="80.475403" calcext:value-type="float">
            <text:p>80.475403</text:p>
          </table:table-cell>
          <table:table-cell office:value-type="float" office:value="80.506416" calcext:value-type="float">
            <text:p>80.506416</text:p>
          </table:table-cell>
          <table:table-cell office:value-type="float" office:value="80.9701" calcext:value-type="float">
            <text:p>80.9701</text:p>
          </table:table-cell>
          <table:table-cell office:value-type="float" office:value="80.821304" calcext:value-type="float">
            <text:p>80.821304</text:p>
          </table:table-cell>
          <table:table-cell office:value-type="float" office:value="80.98101" calcext:value-type="float">
            <text:p>80.98101</text:p>
          </table:table-cell>
          <table:table-cell office:value-type="float" office:value="81.139633" calcext:value-type="float">
            <text:p>81.139633</text:p>
          </table:table-cell>
          <table:table-cell office:value-type="float" office:value="81.296257" calcext:value-type="float">
            <text:p>81.296257</text:p>
          </table:table-cell>
          <table:table-cell office:value-type="float" office:value="81.578941" calcext:value-type="float">
            <text:p>81.578941</text:p>
          </table:table-cell>
          <table:table-cell office:value-type="float" office:value="81.611176" calcext:value-type="float">
            <text:p>81.611176</text:p>
          </table:table-cell>
          <table:table-cell office:value-type="float" office:value="82.079102" calcext:value-type="float">
            <text:p>82.079102</text:p>
          </table:table-cell>
          <table:table-cell office:value-type="float" office:value="81.925011" calcext:value-type="float">
            <text:p>81.925011</text:p>
          </table:table-cell>
          <table:table-cell office:value-type="float" office:value="82.210495" calcext:value-type="float">
            <text:p>82.210495</text:p>
          </table:table-cell>
          <table:table-cell office:value-type="float" office:value="82.240929" calcext:value-type="float">
            <text:p>82.240929</text:p>
          </table:table-cell>
          <table:table-cell office:value-type="float" office:value="82.529922" calcext:value-type="float">
            <text:p>82.529922</text:p>
          </table:table-cell>
          <table:table-cell office:value-type="float" office:value="82.557709" calcext:value-type="float">
            <text:p>82.557709</text:p>
          </table:table-cell>
          <table:table-cell office:value-type="float" office:value="82.845985" calcext:value-type="float">
            <text:p>82.845985</text:p>
          </table:table-cell>
          <table:table-cell office:value-type="float" office:value="82.875801" calcext:value-type="float">
            <text:p>82.875801</text:p>
          </table:table-cell>
          <table:table-cell office:value-type="float" office:value="83.164902" calcext:value-type="float">
            <text:p>83.164902</text:p>
          </table:table-cell>
          <table:table-cell office:value-type="float" office:value="83.322205" calcext:value-type="float">
            <text:p>83.322205</text:p>
          </table:table-cell>
          <table:table-cell office:value-type="float" office:value="83.349251" calcext:value-type="float">
            <text:p>83.349251</text:p>
          </table:table-cell>
          <table:table-cell office:value-type="float" office:value="83.82811" calcext:value-type="float">
            <text:p>83.82811</text:p>
          </table:table-cell>
          <table:table-cell office:value-type="float" office:value="83.987587" calcext:value-type="float">
            <text:p>83.987587</text:p>
          </table:table-cell>
          <table:table-cell office:value-type="float" office:value="83.829308" calcext:value-type="float">
            <text:p>83.829308</text:p>
          </table:table-cell>
          <table:table-cell office:value-type="float" office:value="84.120018" calcext:value-type="float">
            <text:p>84.120018</text:p>
          </table:table-cell>
          <table:table-cell office:value-type="float" office:value="84.146996" calcext:value-type="float">
            <text:p>84.146996</text:p>
          </table:table-cell>
          <table:table-cell office:value-type="float" office:value="84.628426" calcext:value-type="float">
            <text:p>84.628426</text:p>
          </table:table-cell>
          <table:table-cell office:value-type="float" office:value="84.467056" calcext:value-type="float">
            <text:p>84.467056</text:p>
          </table:table-cell>
          <table:table-cell office:value-type="float" office:value="84.627411" calcext:value-type="float">
            <text:p>84.627411</text:p>
          </table:table-cell>
          <table:table-cell office:value-type="float" office:value="84.787209" calcext:value-type="float">
            <text:p>84.787209</text:p>
          </table:table-cell>
          <table:table-cell office:value-type="float" office:value="85.271072" calcext:value-type="float">
            <text:p>85.271072</text:p>
          </table:table-cell>
          <table:table-cell office:value-type="float" office:value="85.432755" calcext:value-type="float">
            <text:p>85.432755</text:p>
          </table:table-cell>
          <table:table-cell office:value-type="float" office:value="85.267265" calcext:value-type="float">
            <text:p>85.267265</text:p>
          </table:table-cell>
          <table:table-cell office:value-type="float" office:value="85.565422" calcext:value-type="float">
            <text:p>85.565422</text:p>
          </table:table-cell>
          <table:table-cell office:value-type="float" office:value="85.586288" calcext:value-type="float">
            <text:p>85.586288</text:p>
          </table:table-cell>
          <table:table-cell office:value-type="float" office:value="85.749519" calcext:value-type="float">
            <text:p>85.749519</text:p>
          </table:table-cell>
          <table:table-cell office:value-type="float" office:value="85.907242" calcext:value-type="float">
            <text:p>85.907242</text:p>
          </table:table-cell>
          <table:table-cell office:value-type="float" office:value="86.06813" calcext:value-type="float">
            <text:p>86.06813</text:p>
          </table:table-cell>
          <table:table-cell office:value-type="float" office:value="86.226738" calcext:value-type="float">
            <text:p>86.226738</text:p>
          </table:table-cell>
          <table:table-cell office:value-type="float" office:value="86.388237" calcext:value-type="float">
            <text:p>86.388237</text:p>
          </table:table-cell>
          <table:table-cell office:value-type="float" office:value="86.900795" calcext:value-type="float">
            <text:p>86.900795</text:p>
          </table:table-cell>
          <table:table-cell office:value-type="float" office:value="87.058769" calcext:value-type="float">
            <text:p>87.058769</text:p>
          </table:table-cell>
          <table:table-cell office:value-type="float" office:value="87.005074" calcext:value-type="float">
            <text:p>87.005074</text:p>
          </table:table-cell>
          <table:table-cell office:value-type="float" office:value="87.031319" calcext:value-type="float">
            <text:p>87.031319</text:p>
          </table:table-cell>
          <table:table-cell office:value-type="float" office:value="87.192657" calcext:value-type="float">
            <text:p>87.192657</text:p>
          </table:table-cell>
          <table:table-cell office:value-type="float" office:value="87.352303" calcext:value-type="float">
            <text:p>87.352303</text:p>
          </table:table-cell>
          <table:table-cell office:value-type="float" office:value="87.654457" calcext:value-type="float">
            <text:p>87.654457</text:p>
          </table:table-cell>
          <table:table-cell office:value-type="float" office:value="87.8172" calcext:value-type="float">
            <text:p>87.8172</text:p>
          </table:table-cell>
          <table:table-cell office:value-type="float" office:value="87.842186" calcext:value-type="float">
            <text:p>87.842186</text:p>
          </table:table-cell>
          <table:table-cell office:value-type="float" office:value="88.142914" calcext:value-type="float">
            <text:p>88.142914</text:p>
          </table:table-cell>
          <table:table-cell office:value-type="float" office:value="88.306328" calcext:value-type="float">
            <text:p>88.306328</text:p>
          </table:table-cell>
          <table:table-cell office:value-type="float" office:value="88.328735" calcext:value-type="float">
            <text:p>88.328735</text:p>
          </table:table-cell>
          <table:table-cell office:value-type="float" office:value="88.489731" calcext:value-type="float">
            <text:p>88.489731</text:p>
          </table:table-cell>
          <table:table-cell office:value-type="float" office:value="88.652756" calcext:value-type="float">
            <text:p>88.652756</text:p>
          </table:table-cell>
          <table:table-cell office:value-type="float" office:value="88.812378" calcext:value-type="float">
            <text:p>88.812378</text:p>
          </table:table-cell>
          <table:table-cell office:value-type="float" office:value="88.977112" calcext:value-type="float">
            <text:p>88.977112</text:p>
          </table:table-cell>
          <table:table-cell office:value-type="float" office:value="89.141449" calcext:value-type="float">
            <text:p>89.141449</text:p>
          </table:table-cell>
          <table:table-cell office:value-type="float" office:value="89.440201" calcext:value-type="float">
            <text:p>89.440201</text:p>
          </table:table-cell>
          <table:table-cell office:value-type="float" office:value="89.463409" calcext:value-type="float">
            <text:p>89.463409</text:p>
          </table:table-cell>
          <table:table-cell office:value-type="float" office:value="89.624443" calcext:value-type="float">
            <text:p>89.624443</text:p>
          </table:table-cell>
          <table:table-cell office:value-type="float" office:value="90.129547" calcext:value-type="float">
            <text:p>90.129547</text:p>
          </table:table-cell>
          <table:table-cell office:value-type="float" office:value="89.950661" calcext:value-type="float">
            <text:p>89.950661</text:p>
          </table:table-cell>
          <table:table-cell office:value-type="float" office:value="90.457718" calcext:value-type="float">
            <text:p>90.457718</text:p>
          </table:table-cell>
          <table:table-cell office:value-type="float" office:value="90.274673" calcext:value-type="float">
            <text:p>90.274673</text:p>
          </table:table-cell>
          <table:table-cell office:value-type="float" office:value="90.438873" calcext:value-type="float">
            <text:p>90.438873</text:p>
          </table:table-cell>
          <table:table-cell office:value-type="float" office:value="90.603432" calcext:value-type="float">
            <text:p>90.603432</text:p>
          </table:table-cell>
          <table:table-cell office:value-type="float" office:value="90.909271" calcext:value-type="float">
            <text:p>90.909271</text:p>
          </table:table-cell>
          <table:table-cell office:value-type="float" office:value="91.275482" calcext:value-type="float">
            <text:p>91.275482</text:p>
          </table:table-cell>
          <table:table-cell office:value-type="float" office:value="91.095818" calcext:value-type="float">
            <text:p>91.095818</text:p>
          </table:table-cell>
          <table:table-cell office:value-type="float" office:value="91.627281" calcext:value-type="float">
            <text:p>91.627281</text:p>
          </table:table-cell>
          <table:table-cell office:value-type="float" office:value="91.794113" calcext:value-type="float">
            <text:p>91.794113</text:p>
          </table:table-cell>
          <table:table-cell office:value-type="float" office:value="91.936447" calcext:value-type="float">
            <text:p>91.936447</text:p>
          </table:table-cell>
          <table:table-cell office:value-type="float" office:value="91.895538" calcext:value-type="float">
            <text:p>91.895538</text:p>
          </table:table-cell>
          <table:table-cell office:value-type="float" office:value="91.917267" calcext:value-type="float">
            <text:p>91.917267</text:p>
          </table:table-cell>
          <table:table-cell office:value-type="float" office:value="92.43219" calcext:value-type="float">
            <text:p>92.43219</text:p>
          </table:table-cell>
          <table:table-cell office:value-type="float" office:value="92.246109" calcext:value-type="float">
            <text:p>92.246109</text:p>
          </table:table-cell>
          <table:table-cell office:value-type="float" office:value="92.765854" calcext:value-type="float">
            <text:p>92.765854</text:p>
          </table:table-cell>
          <table:table-cell office:value-type="float" office:value="92.574829" calcext:value-type="float">
            <text:p>92.574829</text:p>
          </table:table-cell>
          <table:table-cell office:value-type="float" office:value="92.741119" calcext:value-type="float">
            <text:p>92.741119</text:p>
          </table:table-cell>
          <table:table-cell office:value-type="float" office:value="93.260284" calcext:value-type="float">
            <text:p>93.260284</text:p>
          </table:table-cell>
          <table:table-cell office:value-type="float" office:value="93.074417" calcext:value-type="float">
            <text:p>93.074417</text:p>
          </table:table-cell>
          <table:table-cell office:value-type="float" office:value="93.617256" calcext:value-type="float">
            <text:p>93.617256</text:p>
          </table:table-cell>
          <table:table-cell office:value-type="float" office:value="93.407005" calcext:value-type="float">
            <text:p>93.407005</text:p>
          </table:table-cell>
          <table:table-cell office:value-type="float" office:value="93.721024" calcext:value-type="float">
            <text:p>93.721024</text:p>
          </table:table-cell>
          <table:table-cell office:value-type="float" office:value="93.736961" calcext:value-type="float">
            <text:p>93.736961</text:p>
          </table:table-cell>
          <table:table-cell office:value-type="float" office:value="93.90139" calcext:value-type="float">
            <text:p>93.90139</text:p>
          </table:table-cell>
          <table:table-cell office:value-type="float" office:value="94.068901" calcext:value-type="float">
            <text:p>94.068901</text:p>
          </table:table-cell>
          <table:table-cell office:value-type="float" office:value="94.234665" calcext:value-type="float">
            <text:p>94.234665</text:p>
          </table:table-cell>
          <table:table-cell office:value-type="float" office:value="94.400627" calcext:value-type="float">
            <text:p>94.400627</text:p>
          </table:table-cell>
          <table:table-cell office:value-type="float" office:value="94.565308" calcext:value-type="float">
            <text:p>94.565308</text:p>
          </table:table-cell>
          <table:table-cell office:value-type="float" office:value="94.728958" calcext:value-type="float">
            <text:p>94.728958</text:p>
          </table:table-cell>
          <table:table-cell office:value-type="float" office:value="95.280174" calcext:value-type="float">
            <text:p>95.280174</text:p>
          </table:table-cell>
          <table:table-cell office:value-type="float" office:value="95.06324" calcext:value-type="float">
            <text:p>95.06324</text:p>
          </table:table-cell>
          <table:table-cell office:value-type="float" office:value="95.377861" calcext:value-type="float">
            <text:p>95.377861</text:p>
          </table:table-cell>
          <table:table-cell office:value-type="float" office:value="95.396446" calcext:value-type="float">
            <text:p>95.396446</text:p>
          </table:table-cell>
          <table:table-cell office:value-type="float" office:value="95.559959" calcext:value-type="float">
            <text:p>95.559959</text:p>
          </table:table-cell>
          <table:table-cell office:value-type="float" office:value="95.874481" calcext:value-type="float">
            <text:p>95.874481</text:p>
          </table:table-cell>
          <table:table-cell office:value-type="float" office:value="95.894897" calcext:value-type="float">
            <text:p>95.894897</text:p>
          </table:table-cell>
          <table:table-cell office:value-type="float" office:value="96.061905" calcext:value-type="float">
            <text:p>96.061905</text:p>
          </table:table-cell>
          <table:table-cell office:value-type="float" office:value="96.228119" calcext:value-type="float">
            <text:p>96.228119</text:p>
          </table:table-cell>
          <table:table-cell office:value-type="float" office:value="96.398727" calcext:value-type="float">
            <text:p>96.398727</text:p>
          </table:table-cell>
          <table:table-cell office:value-type="float" office:value="96.562546" calcext:value-type="float">
            <text:p>96.562546</text:p>
          </table:table-cell>
          <table:table-cell office:value-type="float" office:value="96.730736" calcext:value-type="float">
            <text:p>96.730736</text:p>
          </table:table-cell>
          <table:table-cell office:value-type="float" office:value="97.046783" calcext:value-type="float">
            <text:p>97.046783</text:p>
          </table:table-cell>
          <table:table-cell office:value-type="float" office:value="97.067024" calcext:value-type="float">
            <text:p>97.067024</text:p>
          </table:table-cell>
          <table:table-cell office:value-type="float" office:value="97.234306" calcext:value-type="float">
            <text:p>97.234306</text:p>
          </table:table-cell>
          <table:table-cell office:value-type="float" office:value="97.403458" calcext:value-type="float">
            <text:p>97.403458</text:p>
          </table:table-cell>
          <table:table-cell office:value-type="float" office:value="97.96656" calcext:value-type="float">
            <text:p>97.96656</text:p>
          </table:table-cell>
          <table:table-cell office:value-type="float" office:value="97.738724" calcext:value-type="float">
            <text:p>97.738724</text:p>
          </table:table-cell>
          <table:table-cell office:value-type="float" office:value="97.906662" calcext:value-type="float">
            <text:p>97.906662</text:p>
          </table:table-cell>
          <table:table-cell office:value-type="float" office:value="98.075073" calcext:value-type="float">
            <text:p>98.075073</text:p>
          </table:table-cell>
          <table:table-cell office:value-type="float" office:value="98.39547" calcext:value-type="float">
            <text:p>98.39547</text:p>
          </table:table-cell>
          <table:table-cell office:value-type="float" office:value="98.411888" calcext:value-type="float">
            <text:p>98.411888</text:p>
          </table:table-cell>
          <table:table-cell office:value-type="float" office:value="98.580566" calcext:value-type="float">
            <text:p>98.580566</text:p>
          </table:table-cell>
          <table:table-cell office:value-type="float" office:value="98.750435" calcext:value-type="float">
            <text:p>98.750435</text:p>
          </table:table-cell>
          <table:table-cell office:value-type="float" office:value="98.916939" calcext:value-type="float">
            <text:p>98.916939</text:p>
          </table:table-cell>
          <table:table-cell office:value-type="float" office:value="99.084427" calcext:value-type="float">
            <text:p>99.084427</text:p>
          </table:table-cell>
          <table:table-cell office:value-type="float" office:value="99.628281" calcext:value-type="float">
            <text:p>99.628281</text:p>
          </table:table-cell>
          <table:table-cell office:value-type="float" office:value="99.4636" calcext:value-type="float">
            <text:p>99.4636</text:p>
          </table:table-cell>
          <table:table-cell office:value-type="float" office:value="99.589897" calcext:value-type="float">
            <text:p>99.589897</text:p>
          </table:table-cell>
          <table:table-cell office:value-type="float" office:value="99.758362" calcext:value-type="float">
            <text:p>99.758362</text:p>
          </table:table-cell>
          <table:table-cell office:value-type="float" office:value="99.929062" calcext:value-type="float">
            <text:p>99.929062</text:p>
          </table:table-cell>
          <table:table-cell office:value-type="float" office:value="100.097153" calcext:value-type="float">
            <text:p>100.097153</text:p>
          </table:table-cell>
          <table:table-cell office:value-type="float" office:value="100.2649" calcext:value-type="float">
            <text:p>100.2649</text:p>
          </table:table-cell>
          <table:table-cell office:value-type="float" office:value="100.588135" calcext:value-type="float">
            <text:p>100.588135</text:p>
          </table:table-cell>
          <table:table-cell office:value-type="float" office:value="100.603325" calcext:value-type="float">
            <text:p>100.603325</text:p>
          </table:table-cell>
          <table:table-cell office:value-type="float" office:value="100.771515" calcext:value-type="float">
            <text:p>100.771515</text:p>
          </table:table-cell>
          <table:table-cell office:value-type="float" office:value="101.08477" calcext:value-type="float">
            <text:p>101.08477</text:p>
          </table:table-cell>
          <table:table-cell office:value-type="float" office:value="101.142113" calcext:value-type="float">
            <text:p>101.142113</text:p>
          </table:table-cell>
          <table:table-cell office:value-type="float" office:value="101.332802" calcext:value-type="float">
            <text:p>101.332802</text:p>
          </table:table-cell>
          <table:table-cell office:value-type="float" office:value="101.44838" calcext:value-type="float">
            <text:p>101.44838</text:p>
          </table:table-cell>
          <table:table-cell office:value-type="float" office:value="101.622887" calcext:value-type="float">
            <text:p>101.622887</text:p>
          </table:table-cell>
          <table:table-cell office:value-type="float" office:value="101.788979" calcext:value-type="float">
            <text:p>101.788979</text:p>
          </table:table-cell>
          <table:table-cell office:value-type="float" office:value="101.960976" calcext:value-type="float">
            <text:p>101.960976</text:p>
          </table:table-cell>
          <table:table-cell office:value-type="float" office:value="102.131691" calcext:value-type="float">
            <text:p>102.131691</text:p>
          </table:table-cell>
          <table:table-cell office:value-type="float" office:value="102.300819" calcext:value-type="float">
            <text:p>102.300819</text:p>
          </table:table-cell>
          <table:table-cell office:value-type="float" office:value="102.630943" calcext:value-type="float">
            <text:p>102.630943</text:p>
          </table:table-cell>
          <table:table-cell office:value-type="float" office:value="102.642242" calcext:value-type="float">
            <text:p>102.642242</text:p>
          </table:table-cell>
          <table:table-cell office:value-type="float" office:value="102.812477" calcext:value-type="float">
            <text:p>102.812477</text:p>
          </table:table-cell>
          <table:table-cell office:value-type="float" office:value="102.984268" calcext:value-type="float">
            <text:p>102.984268</text:p>
          </table:table-cell>
          <table:table-cell office:value-type="float" office:value="103.156174" calcext:value-type="float">
            <text:p>103.156174</text:p>
          </table:table-cell>
          <table:table-cell office:value-type="float" office:value="103.746986" calcext:value-type="float">
            <text:p>103.746986</text:p>
          </table:table-cell>
          <table:table-cell office:value-type="float" office:value="103.499214" calcext:value-type="float">
            <text:p>103.499214</text:p>
          </table:table-cell>
          <table:table-cell office:value-type="float" office:value="103.669022" calcext:value-type="float">
            <text:p>103.669022</text:p>
          </table:table-cell>
          <table:table-cell office:value-type="float" office:value="103.838867" calcext:value-type="float">
            <text:p>103.838867</text:p>
          </table:table-cell>
          <table:table-cell office:value-type="float" office:value="104.011635" calcext:value-type="float">
            <text:p>104.011635</text:p>
          </table:table-cell>
          <table:table-cell office:value-type="float" office:value="104.346191" calcext:value-type="float">
            <text:p>104.346191</text:p>
          </table:table-cell>
          <table:table-cell office:value-type="float" office:value="104.354362" calcext:value-type="float">
            <text:p>104.354362</text:p>
          </table:table-cell>
          <table:table-cell office:value-type="float" office:value="104.68959" calcext:value-type="float">
            <text:p>104.68959</text:p>
          </table:table-cell>
          <table:table-cell office:value-type="float" office:value="104.705055" calcext:value-type="float">
            <text:p>104.705055</text:p>
          </table:table-cell>
          <table:table-cell office:value-type="float" office:value="105.036209" calcext:value-type="float">
            <text:p>105.036209</text:p>
          </table:table-cell>
          <table:table-cell office:value-type="float" office:value="105.046989" calcext:value-type="float">
            <text:p>105.046989</text:p>
          </table:table-cell>
          <table:table-cell office:value-type="float" office:value="105.21946" calcext:value-type="float">
            <text:p>105.21946</text:p>
          </table:table-cell>
          <table:table-cell office:value-type="float" office:value="105.38884" calcext:value-type="float">
            <text:p>105.38884</text:p>
          </table:table-cell>
          <table:table-cell office:value-type="float" office:value="105.559273" calcext:value-type="float">
            <text:p>105.559273</text:p>
          </table:table-cell>
          <table:table-cell office:value-type="float" office:value="106.132904" calcext:value-type="float">
            <text:p>106.132904</text:p>
          </table:table-cell>
          <table:table-cell office:value-type="float" office:value="105.903595" calcext:value-type="float">
            <text:p>105.903595</text:p>
          </table:table-cell>
          <table:table-cell office:value-type="float" office:value="106.23912" calcext:value-type="float">
            <text:p>106.23912</text:p>
          </table:table-cell>
          <table:table-cell office:value-type="float" office:value="106.248871" calcext:value-type="float">
            <text:p>106.248871</text:p>
          </table:table-cell>
          <table:table-cell office:value-type="float" office:value="106.419144" calcext:value-type="float">
            <text:p>106.419144</text:p>
          </table:table-cell>
          <table:table-cell office:value-type="float" office:value="106.753357" calcext:value-type="float">
            <text:p>106.753357</text:p>
          </table:table-cell>
          <table:table-cell office:value-type="float" office:value="106.761536" calcext:value-type="float">
            <text:p>106.761536</text:p>
          </table:table-cell>
          <table:table-cell office:value-type="float" office:value="106.936592" calcext:value-type="float">
            <text:p>106.936592</text:p>
          </table:table-cell>
          <table:table-cell office:value-type="float" office:value="107.1101" calcext:value-type="float">
            <text:p>107.1101</text:p>
          </table:table-cell>
          <table:table-cell office:value-type="float" office:value="107.283493" calcext:value-type="float">
            <text:p>107.283493</text:p>
          </table:table-cell>
          <table:table-cell office:value-type="float" office:value="107.457458" calcext:value-type="float">
            <text:p>107.457458</text:p>
          </table:table-cell>
          <table:table-cell office:value-type="float" office:value="108.068741" calcext:value-type="float">
            <text:p>108.068741</text:p>
          </table:table-cell>
          <table:table-cell office:value-type="float" office:value="107.804115" calcext:value-type="float">
            <text:p>107.804115</text:p>
          </table:table-cell>
          <table:table-cell office:value-type="float" office:value="108.149826" calcext:value-type="float">
            <text:p>108.149826</text:p>
          </table:table-cell>
          <table:table-cell office:value-type="float" office:value="108.157822" calcext:value-type="float">
            <text:p>108.157822</text:p>
          </table:table-cell>
          <table:table-cell office:value-type="float" office:value="108.578514" calcext:value-type="float">
            <text:p>108.578514</text:p>
          </table:table-cell>
          <table:table-cell office:value-type="float" office:value="108.505234" calcext:value-type="float">
            <text:p>108.505234</text:p>
          </table:table-cell>
          <table:table-cell office:value-type="float" office:value="108.676926" calcext:value-type="float">
            <text:p>108.676926</text:p>
          </table:table-cell>
          <table:table-cell office:value-type="float" office:value="108.850769" calcext:value-type="float">
            <text:p>108.850769</text:p>
          </table:table-cell>
          <table:table-cell office:value-type="float" office:value="109.026505" calcext:value-type="float">
            <text:p>109.026505</text:p>
          </table:table-cell>
          <table:table-cell office:value-type="float" office:value="109.201645" calcext:value-type="float">
            <text:p>109.201645</text:p>
          </table:table-cell>
          <table:table-cell office:value-type="float" office:value="109.375511" calcext:value-type="float">
            <text:p>109.375511</text:p>
          </table:table-cell>
          <table:table-cell office:value-type="float" office:value="109.893852" calcext:value-type="float">
            <text:p>109.893852</text:p>
          </table:table-cell>
          <table:table-cell office:value-type="float" office:value="109.723923" calcext:value-type="float">
            <text:p>109.723923</text:p>
          </table:table-cell>
          <table:table-cell office:value-type="float" office:value="109.898148" calcext:value-type="float">
            <text:p>109.898148</text:p>
          </table:table-cell>
          <table:table-cell office:value-type="float" office:value="110.074165" calcext:value-type="float">
            <text:p>110.074165</text:p>
          </table:table-cell>
          <table:table-cell office:value-type="float" office:value="110.247543" calcext:value-type="float">
            <text:p>110.247543</text:p>
          </table:table-cell>
          <table:table-cell office:value-type="float" office:value="110.426308" calcext:value-type="float">
            <text:p>110.426308</text:p>
          </table:table-cell>
          <table:table-cell office:value-type="float" office:value="110.944008" calcext:value-type="float">
            <text:p>110.944008</text:p>
          </table:table-cell>
          <table:table-cell office:value-type="float" office:value="110.771904" calcext:value-type="float">
            <text:p>110.771904</text:p>
          </table:table-cell>
          <table:table-cell office:value-type="float" office:value="111.115837" calcext:value-type="float">
            <text:p>111.115837</text:p>
          </table:table-cell>
          <table:table-cell office:value-type="float" office:value="111.120857" calcext:value-type="float">
            <text:p>111.120857</text:p>
          </table:table-cell>
          <table:table-cell office:value-type="float" office:value="111.469559" calcext:value-type="float">
            <text:p>111.469559</text:p>
          </table:table-cell>
          <table:table-cell office:value-type="float" office:value="111.471817" calcext:value-type="float">
            <text:p>111.471817</text:p>
          </table:table-cell>
          <table:table-cell office:value-type="float" office:value="111.808441" calcext:value-type="float">
            <text:p>111.808441</text:p>
          </table:table-cell>
          <table:table-cell office:value-type="float" office:value="111.822464" calcext:value-type="float">
            <text:p>111.822464</text:p>
          </table:table-cell>
          <table:table-cell office:value-type="float" office:value="112.000175" calcext:value-type="float">
            <text:p>112.000175</text:p>
          </table:table-cell>
          <table:table-cell office:value-type="float" office:value="112.175629" calcext:value-type="float">
            <text:p>112.175629</text:p>
          </table:table-cell>
          <table:table-cell office:value-type="float" office:value="112.824486" calcext:value-type="float">
            <text:p>112.824486</text:p>
          </table:table-cell>
          <table:table-cell office:value-type="float" office:value="112.693947" calcext:value-type="float">
            <text:p>112.693947</text:p>
          </table:table-cell>
          <table:table-cell office:value-type="float" office:value="112.698235" calcext:value-type="float">
            <text:p>112.698235</text:p>
          </table:table-cell>
          <table:table-cell office:value-type="float" office:value="113.051743" calcext:value-type="float">
            <text:p>113.051743</text:p>
          </table:table-cell>
          <table:table-cell office:value-type="float" office:value="113.05751" calcext:value-type="float">
            <text:p>113.05751</text:p>
          </table:table-cell>
          <table:table-cell office:value-type="float" office:value="113.231163" calcext:value-type="float">
            <text:p>113.231163</text:p>
          </table:table-cell>
          <table:table-cell office:value-type="float" office:value="113.410156" calcext:value-type="float">
            <text:p>113.410156</text:p>
          </table:table-cell>
          <table:table-cell office:value-type="float" office:value="113.583778" calcext:value-type="float">
            <text:p>113.583778</text:p>
          </table:table-cell>
          <table:table-cell office:value-type="float" office:value="113.759674" calcext:value-type="float">
            <text:p>113.759674</text:p>
          </table:table-cell>
          <table:table-cell office:value-type="float" office:value="113.936745" calcext:value-type="float">
            <text:p>113.936745</text:p>
          </table:table-cell>
          <table:table-cell office:value-type="float" office:value="114.115227" calcext:value-type="float">
            <text:p>114.115227</text:p>
          </table:table-cell>
          <table:table-cell office:value-type="float" office:value="114.290367" calcext:value-type="float">
            <text:p>114.290367</text:p>
          </table:table-cell>
          <table:table-cell office:value-type="float" office:value="114.90506" calcext:value-type="float">
            <text:p>114.90506</text:p>
          </table:table-cell>
          <table:table-cell office:value-type="float" office:value="114.645477" calcext:value-type="float">
            <text:p>114.645477</text:p>
          </table:table-cell>
          <table:table-cell office:value-type="float" office:value="114.823021" calcext:value-type="float">
            <text:p>114.823021</text:p>
          </table:table-cell>
          <table:table-cell office:value-type="float" office:value="115.175697" calcext:value-type="float">
            <text:p>115.175697</text:p>
          </table:table-cell>
          <table:table-cell office:value-type="float" office:value="115.179794" calcext:value-type="float">
            <text:p>115.179794</text:p>
          </table:table-cell>
          <table:table-cell office:value-type="float" office:value="115.360817" calcext:value-type="float">
            <text:p>115.360817</text:p>
          </table:table-cell>
          <table:table-cell office:value-type="float" office:value="115.535706" calcext:value-type="float">
            <text:p>115.535706</text:p>
          </table:table-cell>
          <table:table-cell office:value-type="float" office:value="115.714653" calcext:value-type="float">
            <text:p>115.714653</text:p>
          </table:table-cell>
          <table:table-cell office:value-type="float" office:value="115.888145" calcext:value-type="float">
            <text:p>115.888145</text:p>
          </table:table-cell>
          <table:table-cell office:value-type="float" office:value="116.067642" calcext:value-type="float">
            <text:p>116.067642</text:p>
          </table:table-cell>
          <table:table-cell office:value-type="float" office:value="116.242119" calcext:value-type="float">
            <text:p>116.242119</text:p>
          </table:table-cell>
          <table:table-cell office:value-type="float" office:value="116.601021" calcext:value-type="float">
            <text:p>116.601021</text:p>
          </table:table-cell>
          <table:table-cell office:value-type="float" office:value="116.598213" calcext:value-type="float">
            <text:p>116.598213</text:p>
          </table:table-cell>
          <table:table-cell office:value-type="float" office:value="116.775505" calcext:value-type="float">
            <text:p>116.775505</text:p>
          </table:table-cell>
          <table:table-cell office:value-type="float" office:value="116.956467" calcext:value-type="float">
            <text:p>116.956467</text:p>
          </table:table-cell>
          <table:table-cell office:value-type="float" office:value="117.133476" calcext:value-type="float">
            <text:p>117.133476</text:p>
          </table:table-cell>
          <table:table-cell office:value-type="float" office:value="117.761452" calcext:value-type="float">
            <text:p>117.761452</text:p>
          </table:table-cell>
          <table:table-cell office:value-type="float" office:value="117.49382" calcext:value-type="float">
            <text:p>117.49382</text:p>
          </table:table-cell>
          <table:table-cell office:value-type="float" office:value="117.675613" calcext:value-type="float">
            <text:p>117.675613</text:p>
          </table:table-cell>
          <table:table-cell office:value-type="float" office:value="117.856323" calcext:value-type="float">
            <text:p>117.856323</text:p>
          </table:table-cell>
          <table:table-cell office:value-type="float" office:value="118.484993" calcext:value-type="float">
            <text:p>118.484993</text:p>
          </table:table-cell>
          <table:table-cell office:value-type="float" office:value="118.219597" calcext:value-type="float">
            <text:p>118.219597</text:p>
          </table:table-cell>
          <table:table-cell office:value-type="float" office:value="118.400017" calcext:value-type="float">
            <text:p>118.400017</text:p>
          </table:table-cell>
        </table:table-row>
        <table:table-row table:style-name="ro1">
          <table:table-cell office:value-type="float" office:value="0.008195" calcext:value-type="float">
            <text:p>0.008195</text:p>
          </table:table-cell>
          <table:table-cell office:value-type="float" office:value="0.022268" calcext:value-type="float">
            <text:p>0.022268</text:p>
          </table:table-cell>
          <table:table-cell office:value-type="float" office:value="0.02011" calcext:value-type="float">
            <text:p>0.02011</text:p>
          </table:table-cell>
          <table:table-cell office:value-type="float" office:value="0.030441" calcext:value-type="float">
            <text:p>0.030441</text:p>
          </table:table-cell>
          <table:table-cell office:value-type="float" office:value="0.042445" calcext:value-type="float">
            <text:p>0.042445</text:p>
          </table:table-cell>
          <table:table-cell office:value-type="float" office:value="0.055326" calcext:value-type="float">
            <text:p>0.055326</text:p>
          </table:table-cell>
          <table:table-cell office:value-type="float" office:value="0.069466" calcext:value-type="float">
            <text:p>0.069466</text:p>
          </table:table-cell>
          <table:table-cell office:value-type="float" office:value="0.084511" calcext:value-type="float">
            <text:p>0.084511</text:p>
          </table:table-cell>
          <table:table-cell office:value-type="float" office:value="0.100602" calcext:value-type="float">
            <text:p>0.100602</text:p>
          </table:table-cell>
          <table:table-cell office:value-type="float" office:value="0.117813" calcext:value-type="float">
            <text:p>0.117813</text:p>
          </table:table-cell>
          <table:table-cell office:value-type="float" office:value="0.135488" calcext:value-type="float">
            <text:p>0.135488</text:p>
          </table:table-cell>
          <table:table-cell office:value-type="float" office:value="0.204436" calcext:value-type="float">
            <text:p>0.204436</text:p>
          </table:table-cell>
          <table:table-cell office:value-type="float" office:value="0.173517" calcext:value-type="float">
            <text:p>0.173517</text:p>
          </table:table-cell>
          <table:table-cell office:value-type="float" office:value="0.19391" calcext:value-type="float">
            <text:p>0.19391</text:p>
          </table:table-cell>
          <table:table-cell office:value-type="float" office:value="0.215464" calcext:value-type="float">
            <text:p>0.215464</text:p>
          </table:table-cell>
          <table:table-cell office:value-type="float" office:value="0.236464" calcext:value-type="float">
            <text:p>0.236464</text:p>
          </table:table-cell>
          <table:table-cell office:value-type="float" office:value="0.258507" calcext:value-type="float">
            <text:p>0.258507</text:p>
          </table:table-cell>
          <table:table-cell office:value-type="float" office:value="0.282615" calcext:value-type="float">
            <text:p>0.282615</text:p>
          </table:table-cell>
          <table:table-cell office:value-type="float" office:value="0.305039" calcext:value-type="float">
            <text:p>0.305039</text:p>
          </table:table-cell>
          <table:table-cell office:value-type="float" office:value="0.329282" calcext:value-type="float">
            <text:p>0.329282</text:p>
          </table:table-cell>
          <table:table-cell office:value-type="float" office:value="0.354273" calcext:value-type="float">
            <text:p>0.354273</text:p>
          </table:table-cell>
          <table:table-cell office:value-type="float" office:value="0.379472" calcext:value-type="float">
            <text:p>0.379472</text:p>
          </table:table-cell>
          <table:table-cell office:value-type="float" office:value="0.405772" calcext:value-type="float">
            <text:p>0.405772</text:p>
          </table:table-cell>
          <table:table-cell office:value-type="float" office:value="0.432192" calcext:value-type="float">
            <text:p>0.432192</text:p>
          </table:table-cell>
          <table:table-cell office:value-type="float" office:value="0.459455" calcext:value-type="float">
            <text:p>0.459455</text:p>
          </table:table-cell>
          <table:table-cell office:value-type="float" office:value="0.487434" calcext:value-type="float">
            <text:p>0.487434</text:p>
          </table:table-cell>
          <table:table-cell office:value-type="float" office:value="0.565905" calcext:value-type="float">
            <text:p>0.565905</text:p>
          </table:table-cell>
          <table:table-cell office:value-type="float" office:value="0.546061" calcext:value-type="float">
            <text:p>0.546061</text:p>
          </table:table-cell>
          <table:table-cell office:value-type="float" office:value="0.575365" calcext:value-type="float">
            <text:p>0.575365</text:p>
          </table:table-cell>
          <table:table-cell office:value-type="float" office:value="0.603016" calcext:value-type="float">
            <text:p>0.603016</text:p>
          </table:table-cell>
          <table:table-cell office:value-type="float" office:value="0.634378" calcext:value-type="float">
            <text:p>0.634378</text:p>
          </table:table-cell>
          <table:table-cell office:value-type="float" office:value="0.664158" calcext:value-type="float">
            <text:p>0.664158</text:p>
          </table:table-cell>
          <table:table-cell office:value-type="float" office:value="0.698399" calcext:value-type="float">
            <text:p>0.698399</text:p>
          </table:table-cell>
          <table:table-cell office:value-type="float" office:value="0.727371" calcext:value-type="float">
            <text:p>0.727371</text:p>
          </table:table-cell>
          <table:table-cell office:value-type="float" office:value="0.809996" calcext:value-type="float">
            <text:p>0.809996</text:p>
          </table:table-cell>
          <table:table-cell office:value-type="float" office:value="0.792436" calcext:value-type="float">
            <text:p>0.792436</text:p>
          </table:table-cell>
          <table:table-cell office:value-type="float" office:value="0.828421" calcext:value-type="float">
            <text:p>0.828421</text:p>
          </table:table-cell>
          <table:table-cell office:value-type="float" office:value="0.859149" calcext:value-type="float">
            <text:p>0.859149</text:p>
          </table:table-cell>
          <table:table-cell office:value-type="float" office:value="0.895014" calcext:value-type="float">
            <text:p>0.895014</text:p>
          </table:table-cell>
          <table:table-cell office:value-type="float" office:value="0.977808" calcext:value-type="float">
            <text:p>0.977808</text:p>
          </table:table-cell>
          <table:table-cell office:value-type="float" office:value="0.966218" calcext:value-type="float">
            <text:p>0.966218</text:p>
          </table:table-cell>
          <table:table-cell office:value-type="float" office:value="1.001568" calcext:value-type="float">
            <text:p>1.001568</text:p>
          </table:table-cell>
          <table:table-cell office:value-type="float" office:value="1.033419" calcext:value-type="float">
            <text:p>1.033419</text:p>
          </table:table-cell>
          <table:table-cell office:value-type="float" office:value="1.071301" calcext:value-type="float">
            <text:p>1.071301</text:p>
          </table:table-cell>
          <table:table-cell office:value-type="float" office:value="1.158541" calcext:value-type="float">
            <text:p>1.158541</text:p>
          </table:table-cell>
          <table:table-cell office:value-type="float" office:value="1.14801" calcext:value-type="float">
            <text:p>1.14801</text:p>
          </table:table-cell>
          <table:table-cell office:value-type="float" office:value="1.180956" calcext:value-type="float">
            <text:p>1.180956</text:p>
          </table:table-cell>
          <table:table-cell office:value-type="float" office:value="1.223298" calcext:value-type="float">
            <text:p>1.223298</text:p>
          </table:table-cell>
          <table:table-cell office:value-type="float" office:value="1.261485" calcext:value-type="float">
            <text:p>1.261485</text:p>
          </table:table-cell>
          <table:table-cell office:value-type="float" office:value="1.297367" calcext:value-type="float">
            <text:p>1.297367</text:p>
          </table:table-cell>
          <table:table-cell office:value-type="float" office:value="1.336201" calcext:value-type="float">
            <text:p>1.336201</text:p>
          </table:table-cell>
          <table:table-cell office:value-type="float" office:value="1.379385" calcext:value-type="float">
            <text:p>1.379385</text:p>
          </table:table-cell>
          <table:table-cell office:value-type="float" office:value="1.414114" calcext:value-type="float">
            <text:p>1.414114</text:p>
          </table:table-cell>
          <table:table-cell office:value-type="float" office:value="1.459585" calcext:value-type="float">
            <text:p>1.459585</text:p>
          </table:table-cell>
          <table:table-cell office:value-type="float" office:value="1.500592" calcext:value-type="float">
            <text:p>1.500592</text:p>
          </table:table-cell>
          <table:table-cell office:value-type="float" office:value="1.54113" calcext:value-type="float">
            <text:p>1.54113</text:p>
          </table:table-cell>
          <table:table-cell office:value-type="float" office:value="1.576824" calcext:value-type="float">
            <text:p>1.576824</text:p>
          </table:table-cell>
          <table:table-cell office:value-type="float" office:value="1.621257" calcext:value-type="float">
            <text:p>1.621257</text:p>
          </table:table-cell>
          <table:table-cell office:value-type="float" office:value="1.660509" calcext:value-type="float">
            <text:p>1.660509</text:p>
          </table:table-cell>
          <table:table-cell office:value-type="float" office:value="1.705856" calcext:value-type="float">
            <text:p>1.705856</text:p>
          </table:table-cell>
          <table:table-cell office:value-type="float" office:value="1.752717" calcext:value-type="float">
            <text:p>1.752717</text:p>
          </table:table-cell>
          <table:table-cell office:value-type="float" office:value="1.838927" calcext:value-type="float">
            <text:p>1.838927</text:p>
          </table:table-cell>
          <table:table-cell office:value-type="float" office:value="1.832167" calcext:value-type="float">
            <text:p>1.832167</text:p>
          </table:table-cell>
          <table:table-cell office:value-type="float" office:value="1.882786" calcext:value-type="float">
            <text:p>1.882786</text:p>
          </table:table-cell>
          <table:table-cell office:value-type="float" office:value="1.927352" calcext:value-type="float">
            <text:p>1.927352</text:p>
          </table:table-cell>
          <table:table-cell office:value-type="float" office:value="1.964226" calcext:value-type="float">
            <text:p>1.964226</text:p>
          </table:table-cell>
          <table:table-cell office:value-type="float" office:value="2.01699" calcext:value-type="float">
            <text:p>2.01699</text:p>
          </table:table-cell>
          <table:table-cell office:value-type="float" office:value="2.054786" calcext:value-type="float">
            <text:p>2.054786</text:p>
          </table:table-cell>
          <table:table-cell office:value-type="float" office:value="2.099726" calcext:value-type="float">
            <text:p>2.099726</text:p>
          </table:table-cell>
          <table:table-cell office:value-type="float" office:value="2.204164" calcext:value-type="float">
            <text:p>2.204164</text:p>
          </table:table-cell>
          <table:table-cell office:value-type="float" office:value="2.191491" calcext:value-type="float">
            <text:p>2.191491</text:p>
          </table:table-cell>
          <table:table-cell office:value-type="float" office:value="2.291936" calcext:value-type="float">
            <text:p>2.291936</text:p>
          </table:table-cell>
          <table:table-cell office:value-type="float" office:value="2.285139" calcext:value-type="float">
            <text:p>2.285139</text:p>
          </table:table-cell>
          <table:table-cell office:value-type="float" office:value="2.336014" calcext:value-type="float">
            <text:p>2.336014</text:p>
          </table:table-cell>
          <table:table-cell office:value-type="float" office:value="2.379911" calcext:value-type="float">
            <text:p>2.379911</text:p>
          </table:table-cell>
          <table:table-cell office:value-type="float" office:value="2.487731" calcext:value-type="float">
            <text:p>2.487731</text:p>
          </table:table-cell>
          <table:table-cell office:value-type="float" office:value="2.476261" calcext:value-type="float">
            <text:p>2.476261</text:p>
          </table:table-cell>
          <table:table-cell office:value-type="float" office:value="2.53488" calcext:value-type="float">
            <text:p>2.53488</text:p>
          </table:table-cell>
          <table:table-cell office:value-type="float" office:value="2.583906" calcext:value-type="float">
            <text:p>2.583906</text:p>
          </table:table-cell>
          <table:table-cell office:value-type="float" office:value="2.622692" calcext:value-type="float">
            <text:p>2.622692</text:p>
          </table:table-cell>
          <table:table-cell office:value-type="float" office:value="2.672022" calcext:value-type="float">
            <text:p>2.672022</text:p>
          </table:table-cell>
          <table:table-cell office:value-type="float" office:value="2.73216" calcext:value-type="float">
            <text:p>2.73216</text:p>
          </table:table-cell>
          <table:table-cell office:value-type="float" office:value="2.783509" calcext:value-type="float">
            <text:p>2.783509</text:p>
          </table:table-cell>
          <table:table-cell office:value-type="float" office:value="2.822647" calcext:value-type="float">
            <text:p>2.822647</text:p>
          </table:table-cell>
          <table:table-cell office:value-type="float" office:value="2.928357" calcext:value-type="float">
            <text:p>2.928357</text:p>
          </table:table-cell>
          <table:table-cell office:value-type="float" office:value="2.924148" calcext:value-type="float">
            <text:p>2.924148</text:p>
          </table:table-cell>
          <table:table-cell office:value-type="float" office:value="2.974753" calcext:value-type="float">
            <text:p>2.974753</text:p>
          </table:table-cell>
          <table:table-cell office:value-type="float" office:value="3.031171" calcext:value-type="float">
            <text:p>3.031171</text:p>
          </table:table-cell>
          <table:table-cell office:value-type="float" office:value="3.078589" calcext:value-type="float">
            <text:p>3.078589</text:p>
          </table:table-cell>
          <table:table-cell office:value-type="float" office:value="3.135466" calcext:value-type="float">
            <text:p>3.135466</text:p>
          </table:table-cell>
          <table:table-cell office:value-type="float" office:value="3.182575" calcext:value-type="float">
            <text:p>3.182575</text:p>
          </table:table-cell>
          <table:table-cell office:value-type="float" office:value="3.239739" calcext:value-type="float">
            <text:p>3.239739</text:p>
          </table:table-cell>
          <table:table-cell office:value-type="float" office:value="3.299997" calcext:value-type="float">
            <text:p>3.299997</text:p>
          </table:table-cell>
          <table:table-cell office:value-type="float" office:value="3.341124" calcext:value-type="float">
            <text:p>3.341124</text:p>
          </table:table-cell>
          <table:table-cell office:value-type="float" office:value="3.394981" calcext:value-type="float">
            <text:p>3.394981</text:p>
          </table:table-cell>
          <table:table-cell office:value-type="float" office:value="3.454966" calcext:value-type="float">
            <text:p>3.454966</text:p>
          </table:table-cell>
          <table:table-cell office:value-type="float" office:value="3.51675" calcext:value-type="float">
            <text:p>3.51675</text:p>
          </table:table-cell>
          <table:table-cell office:value-type="float" office:value="3.557212" calcext:value-type="float">
            <text:p>3.557212</text:p>
          </table:table-cell>
          <table:table-cell office:value-type="float" office:value="3.625914" calcext:value-type="float">
            <text:p>3.625914</text:p>
          </table:table-cell>
          <table:table-cell office:value-type="float" office:value="3.667589" calcext:value-type="float">
            <text:p>3.667589</text:p>
          </table:table-cell>
          <table:table-cell office:value-type="float" office:value="3.722822" calcext:value-type="float">
            <text:p>3.722822</text:p>
          </table:table-cell>
          <table:table-cell office:value-type="float" office:value="3.792663" calcext:value-type="float">
            <text:p>3.792663</text:p>
          </table:table-cell>
          <table:table-cell office:value-type="float" office:value="3.848646" calcext:value-type="float">
            <text:p>3.848646</text:p>
          </table:table-cell>
          <table:table-cell office:value-type="float" office:value="3.890549" calcext:value-type="float">
            <text:p>3.890549</text:p>
          </table:table-cell>
          <table:table-cell office:value-type="float" office:value="3.947042" calcext:value-type="float">
            <text:p>3.947042</text:p>
          </table:table-cell>
          <table:table-cell office:value-type="float" office:value="4.00976" calcext:value-type="float">
            <text:p>4.00976</text:p>
          </table:table-cell>
          <table:table-cell office:value-type="float" office:value="4.059951" calcext:value-type="float">
            <text:p>4.059951</text:p>
          </table:table-cell>
          <table:table-cell office:value-type="float" office:value="4.123426" calcext:value-type="float">
            <text:p>4.123426</text:p>
          </table:table-cell>
          <table:table-cell office:value-type="float" office:value="4.175076" calcext:value-type="float">
            <text:p>4.175076</text:p>
          </table:table-cell>
          <table:table-cell office:value-type="float" office:value="4.232448" calcext:value-type="float">
            <text:p>4.232448</text:p>
          </table:table-cell>
          <table:table-cell office:value-type="float" office:value="4.296808" calcext:value-type="float">
            <text:p>4.296808</text:p>
          </table:table-cell>
          <table:table-cell office:value-type="float" office:value="4.348705" calcext:value-type="float">
            <text:p>4.348705</text:p>
          </table:table-cell>
          <table:table-cell office:value-type="float" office:value="4.423537" calcext:value-type="float">
            <text:p>4.423537</text:p>
          </table:table-cell>
          <table:table-cell office:value-type="float" office:value="4.472144" calcext:value-type="float">
            <text:p>4.472144</text:p>
          </table:table-cell>
          <table:table-cell office:value-type="float" office:value="4.523922" calcext:value-type="float">
            <text:p>4.523922</text:p>
          </table:table-cell>
          <table:table-cell office:value-type="float" office:value="4.600789" calcext:value-type="float">
            <text:p>4.600789</text:p>
          </table:table-cell>
          <table:table-cell office:value-type="float" office:value="4.661328" calcext:value-type="float">
            <text:p>4.661328</text:p>
          </table:table-cell>
          <table:table-cell office:value-type="float" office:value="4.703968" calcext:value-type="float">
            <text:p>4.703968</text:p>
          </table:table-cell>
          <table:table-cell office:value-type="float" office:value="4.764121" calcext:value-type="float">
            <text:p>4.764121</text:p>
          </table:table-cell>
          <table:table-cell office:value-type="float" office:value="4.843057" calcext:value-type="float">
            <text:p>4.843057</text:p>
          </table:table-cell>
          <table:table-cell office:value-type="float" office:value="4.885726" calcext:value-type="float">
            <text:p>4.885726</text:p>
          </table:table-cell>
          <table:table-cell office:value-type="float" office:value="4.964972" calcext:value-type="float">
            <text:p>4.964972</text:p>
          </table:table-cell>
          <table:table-cell office:value-type="float" office:value="5.026412" calcext:value-type="float">
            <text:p>5.026412</text:p>
          </table:table-cell>
          <table:table-cell office:value-type="float" office:value="5.088136" calcext:value-type="float">
            <text:p>5.088136</text:p>
          </table:table-cell>
          <table:table-cell office:value-type="float" office:value="5.149888" calcext:value-type="float">
            <text:p>5.149888</text:p>
          </table:table-cell>
          <table:table-cell office:value-type="float" office:value="5.192332" calcext:value-type="float">
            <text:p>5.192332</text:p>
          </table:table-cell>
          <table:table-cell office:value-type="float" office:value="5.274255" calcext:value-type="float">
            <text:p>5.274255</text:p>
          </table:table-cell>
          <table:table-cell office:value-type="float" office:value="5.316872" calcext:value-type="float">
            <text:p>5.316872</text:p>
          </table:table-cell>
          <table:table-cell office:value-type="float" office:value="5.399515" calcext:value-type="float">
            <text:p>5.399515</text:p>
          </table:table-cell>
          <table:table-cell office:value-type="float" office:value="5.463197" calcext:value-type="float">
            <text:p>5.463197</text:p>
          </table:table-cell>
          <table:table-cell office:value-type="float" office:value="5.505658" calcext:value-type="float">
            <text:p>5.505658</text:p>
          </table:table-cell>
          <table:table-cell office:value-type="float" office:value="5.589741" calcext:value-type="float">
            <text:p>5.589741</text:p>
          </table:table-cell>
          <table:table-cell office:value-type="float" office:value="5.633437" calcext:value-type="float">
            <text:p>5.633437</text:p>
          </table:table-cell>
          <table:table-cell office:value-type="float" office:value="5.718506" calcext:value-type="float">
            <text:p>5.718506</text:p>
          </table:table-cell>
          <table:table-cell office:value-type="float" office:value="5.782838" calcext:value-type="float">
            <text:p>5.782838</text:p>
          </table:table-cell>
          <table:table-cell office:value-type="float" office:value="5.824804" calcext:value-type="float">
            <text:p>5.824804</text:p>
          </table:table-cell>
          <table:table-cell office:value-type="float" office:value="5.889481" calcext:value-type="float">
            <text:p>5.889481</text:p>
          </table:table-cell>
          <table:table-cell office:value-type="float" office:value="5.977378" calcext:value-type="float">
            <text:p>5.977378</text:p>
          </table:table-cell>
          <table:table-cell office:value-type="float" office:value="6.018822" calcext:value-type="float">
            <text:p>6.018822</text:p>
          </table:table-cell>
          <table:table-cell office:value-type="float" office:value="6.084023" calcext:value-type="float">
            <text:p>6.084023</text:p>
          </table:table-cell>
          <table:table-cell office:value-type="float" office:value="6.173649" calcext:value-type="float">
            <text:p>6.173649</text:p>
          </table:table-cell>
          <table:table-cell office:value-type="float" office:value="6.21532" calcext:value-type="float">
            <text:p>6.21532</text:p>
          </table:table-cell>
          <table:table-cell office:value-type="float" office:value="6.305081" calcext:value-type="float">
            <text:p>6.305081</text:p>
          </table:table-cell>
          <table:table-cell office:value-type="float" office:value="6.371731" calcext:value-type="float">
            <text:p>6.371731</text:p>
          </table:table-cell>
          <table:table-cell office:value-type="float" office:value="6.413811" calcext:value-type="float">
            <text:p>6.413811</text:p>
          </table:table-cell>
          <table:table-cell office:value-type="float" office:value="6.505233" calcext:value-type="float">
            <text:p>6.505233</text:p>
          </table:table-cell>
          <table:table-cell office:value-type="float" office:value="6.573095" calcext:value-type="float">
            <text:p>6.573095</text:p>
          </table:table-cell>
          <table:table-cell office:value-type="float" office:value="6.641177" calcext:value-type="float">
            <text:p>6.641177</text:p>
          </table:table-cell>
          <table:table-cell office:value-type="float" office:value="6.68229" calcext:value-type="float">
            <text:p>6.68229</text:p>
          </table:table-cell>
          <table:table-cell office:value-type="float" office:value="6.759774" calcext:value-type="float">
            <text:p>6.759774</text:p>
          </table:table-cell>
          <table:table-cell office:value-type="float" office:value="6.817155" calcext:value-type="float">
            <text:p>6.817155</text:p>
          </table:table-cell>
          <table:table-cell office:value-type="float" office:value="6.895833" calcext:value-type="float">
            <text:p>6.895833</text:p>
          </table:table-cell>
          <table:table-cell office:value-type="float" office:value="6.953774" calcext:value-type="float">
            <text:p>6.953774</text:p>
          </table:table-cell>
          <table:table-cell office:value-type="float" office:value="7.032918" calcext:value-type="float">
            <text:p>7.032918</text:p>
          </table:table-cell>
          <table:table-cell office:value-type="float" office:value="7.118435" calcext:value-type="float">
            <text:p>7.118435</text:p>
          </table:table-cell>
          <table:table-cell office:value-type="float" office:value="7.171795" calcext:value-type="float">
            <text:p>7.171795</text:p>
          </table:table-cell>
          <table:table-cell office:value-type="float" office:value="7.229658" calcext:value-type="float">
            <text:p>7.229658</text:p>
          </table:table-cell>
          <table:table-cell office:value-type="float" office:value="7.310932" calcext:value-type="float">
            <text:p>7.310932</text:p>
          </table:table-cell>
          <table:table-cell office:value-type="float" office:value="7.368722" calcext:value-type="float">
            <text:p>7.368722</text:p>
          </table:table-cell>
          <table:table-cell office:value-type="float" office:value="7.449581" calcext:value-type="float">
            <text:p>7.449581</text:p>
          </table:table-cell>
          <table:table-cell office:value-type="float" office:value="7.508733" calcext:value-type="float">
            <text:p>7.508733</text:p>
          </table:table-cell>
          <table:table-cell office:value-type="float" office:value="7.579073" calcext:value-type="float">
            <text:p>7.579073</text:p>
          </table:table-cell>
          <table:table-cell office:value-type="float" office:value="7.649881" calcext:value-type="float">
            <text:p>7.649881</text:p>
          </table:table-cell>
          <table:table-cell office:value-type="float" office:value="7.750108" calcext:value-type="float">
            <text:p>7.750108</text:p>
          </table:table-cell>
          <table:table-cell office:value-type="float" office:value="7.82224" calcext:value-type="float">
            <text:p>7.82224</text:p>
          </table:table-cell>
          <table:table-cell office:value-type="float" office:value="7.863443" calcext:value-type="float">
            <text:p>7.863443</text:p>
          </table:table-cell>
          <table:table-cell office:value-type="float" office:value="7.934474" calcext:value-type="float">
            <text:p>7.934474</text:p>
          </table:table-cell>
          <table:table-cell office:value-type="float" office:value="8.017754" calcext:value-type="float">
            <text:p>8.017754</text:p>
          </table:table-cell>
          <table:table-cell office:value-type="float" office:value="8.077793" calcext:value-type="float">
            <text:p>8.077793</text:p>
          </table:table-cell>
          <table:table-cell office:value-type="float" office:value="8.162386" calcext:value-type="float">
            <text:p>8.162386</text:p>
          </table:table-cell>
          <table:table-cell office:value-type="float" office:value="8.223239" calcext:value-type="float">
            <text:p>8.223239</text:p>
          </table:table-cell>
          <table:table-cell office:value-type="float" office:value="8.30872" calcext:value-type="float">
            <text:p>8.30872</text:p>
          </table:table-cell>
          <table:table-cell office:value-type="float" office:value="8.401127" calcext:value-type="float">
            <text:p>8.401127</text:p>
          </table:table-cell>
          <table:table-cell office:value-type="float" office:value="8.454696" calcext:value-type="float">
            <text:p>8.454696</text:p>
          </table:table-cell>
          <table:table-cell office:value-type="float" office:value="8.515245" calcext:value-type="float">
            <text:p>8.515245</text:p>
          </table:table-cell>
          <table:table-cell office:value-type="float" office:value="8.601682" calcext:value-type="float">
            <text:p>8.601682</text:p>
          </table:table-cell>
          <table:table-cell office:value-type="float" office:value="8.662598" calcext:value-type="float">
            <text:p>8.662598</text:p>
          </table:table-cell>
          <table:table-cell office:value-type="float" office:value="8.749466" calcext:value-type="float">
            <text:p>8.749466</text:p>
          </table:table-cell>
          <table:table-cell office:value-type="float" office:value="8.844399" calcext:value-type="float">
            <text:p>8.844399</text:p>
          </table:table-cell>
          <table:table-cell office:value-type="float" office:value="8.897784" calcext:value-type="float">
            <text:p>8.897784</text:p>
          </table:table-cell>
          <table:table-cell office:value-type="float" office:value="8.959198" calcext:value-type="float">
            <text:p>8.959198</text:p>
          </table:table-cell>
          <table:table-cell office:value-type="float" office:value="9.048268" calcext:value-type="float">
            <text:p>9.048268</text:p>
          </table:table-cell>
          <table:table-cell office:value-type="float" office:value="9.109308" calcext:value-type="float">
            <text:p>9.109308</text:p>
          </table:table-cell>
          <table:table-cell office:value-type="float" office:value="9.197816" calcext:value-type="float">
            <text:p>9.197816</text:p>
          </table:table-cell>
          <table:table-cell office:value-type="float" office:value="9.259539" calcext:value-type="float">
            <text:p>9.259539</text:p>
          </table:table-cell>
          <table:table-cell office:value-type="float" office:value="9.340778" calcext:value-type="float">
            <text:p>9.340778</text:p>
          </table:table-cell>
          <table:table-cell office:value-type="float" office:value="9.411351" calcext:value-type="float">
            <text:p>9.411351</text:p>
          </table:table-cell>
          <table:table-cell office:value-type="float" office:value="9.501566" calcext:value-type="float">
            <text:p>9.501566</text:p>
          </table:table-cell>
          <table:table-cell office:value-type="float" office:value="9.562299" calcext:value-type="float">
            <text:p>9.562299</text:p>
          </table:table-cell>
          <table:table-cell office:value-type="float" office:value="9.638794" calcext:value-type="float">
            <text:p>9.638794</text:p>
          </table:table-cell>
          <table:table-cell office:value-type="float" office:value="9.753223" calcext:value-type="float">
            <text:p>9.753223</text:p>
          </table:table-cell>
          <table:table-cell office:value-type="float" office:value="9.807637" calcext:value-type="float">
            <text:p>9.807637</text:p>
          </table:table-cell>
          <table:table-cell office:value-type="float" office:value="9.91898" calcext:value-type="float">
            <text:p>9.91898</text:p>
          </table:table-cell>
          <table:table-cell office:value-type="float" office:value="9.961078" calcext:value-type="float">
            <text:p>9.961078</text:p>
          </table:table-cell>
          <table:table-cell office:value-type="float" office:value="10.023296" calcext:value-type="float">
            <text:p>10.023296</text:p>
          </table:table-cell>
          <table:table-cell office:value-type="float" office:value="10.116129" calcext:value-type="float">
            <text:p>10.116129</text:p>
          </table:table-cell>
          <table:table-cell office:value-type="float" office:value="10.177866" calcext:value-type="float">
            <text:p>10.177866</text:p>
          </table:table-cell>
          <table:table-cell office:value-type="float" office:value="10.270509" calcext:value-type="float">
            <text:p>10.270509</text:p>
          </table:table-cell>
          <table:table-cell office:value-type="float" office:value="10.373965" calcext:value-type="float">
            <text:p>10.373965</text:p>
          </table:table-cell>
          <table:table-cell office:value-type="float" office:value="10.413083" calcext:value-type="float">
            <text:p>10.413083</text:p>
          </table:table-cell>
          <table:table-cell office:value-type="float" office:value="10.491643" calcext:value-type="float">
            <text:p>10.491643</text:p>
          </table:table-cell>
          <table:table-cell office:value-type="float" office:value="10.586894" calcext:value-type="float">
            <text:p>10.586894</text:p>
          </table:table-cell>
          <table:table-cell office:value-type="float" office:value="10.650297" calcext:value-type="float">
            <text:p>10.650297</text:p>
          </table:table-cell>
          <table:table-cell office:value-type="float" office:value="10.728638" calcext:value-type="float">
            <text:p>10.728638</text:p>
          </table:table-cell>
          <table:table-cell office:value-type="float" office:value="10.847677" calcext:value-type="float">
            <text:p>10.847677</text:p>
          </table:table-cell>
          <table:table-cell office:value-type="float" office:value="10.926812" calcext:value-type="float">
            <text:p>10.926812</text:p>
          </table:table-cell>
          <table:table-cell office:value-type="float" office:value="11.007937" calcext:value-type="float">
            <text:p>11.007937</text:p>
          </table:table-cell>
          <table:table-cell office:value-type="float" office:value="11.045208" calcext:value-type="float">
            <text:p>11.045208</text:p>
          </table:table-cell>
          <table:table-cell office:value-type="float" office:value="11.126558" calcext:value-type="float">
            <text:p>11.126558</text:p>
          </table:table-cell>
          <table:table-cell office:value-type="float" office:value="11.207204" calcext:value-type="float">
            <text:p>11.207204</text:p>
          </table:table-cell>
          <table:table-cell office:value-type="float" office:value="11.287633" calcext:value-type="float">
            <text:p>11.287633</text:p>
          </table:table-cell>
          <table:table-cell office:value-type="float" office:value="11.368419" calcext:value-type="float">
            <text:p>11.368419</text:p>
          </table:table-cell>
          <table:table-cell office:value-type="float" office:value="11.467204" calcext:value-type="float">
            <text:p>11.467204</text:p>
          </table:table-cell>
          <table:table-cell office:value-type="float" office:value="11.531774" calcext:value-type="float">
            <text:p>11.531774</text:p>
          </table:table-cell>
          <table:table-cell office:value-type="float" office:value="11.630805" calcext:value-type="float">
            <text:p>11.630805</text:p>
          </table:table-cell>
          <table:table-cell office:value-type="float" office:value="11.693898" calcext:value-type="float">
            <text:p>11.693898</text:p>
          </table:table-cell>
          <table:table-cell office:value-type="float" office:value="11.775606" calcext:value-type="float">
            <text:p>11.775606</text:p>
          </table:table-cell>
          <table:table-cell office:value-type="float" office:value="11.857338" calcext:value-type="float">
            <text:p>11.857338</text:p>
          </table:table-cell>
          <table:table-cell office:value-type="float" office:value="11.940131" calcext:value-type="float">
            <text:p>11.940131</text:p>
          </table:table-cell>
          <table:table-cell office:value-type="float" office:value="12.042808" calcext:value-type="float">
            <text:p>12.042808</text:p>
          </table:table-cell>
          <table:table-cell office:value-type="float" office:value="12.105646" calcext:value-type="float">
            <text:p>12.105646</text:p>
          </table:table-cell>
          <table:table-cell office:value-type="float" office:value="12.233427" calcext:value-type="float">
            <text:p>12.233427</text:p>
          </table:table-cell>
          <table:table-cell office:value-type="float" office:value="12.269486" calcext:value-type="float">
            <text:p>12.269486</text:p>
          </table:table-cell>
          <table:table-cell office:value-type="float" office:value="12.400601" calcext:value-type="float">
            <text:p>12.400601</text:p>
          </table:table-cell>
          <table:table-cell office:value-type="float" office:value="12.483733" calcext:value-type="float">
            <text:p>12.483733</text:p>
          </table:table-cell>
          <table:table-cell office:value-type="float" office:value="12.520272" calcext:value-type="float">
            <text:p>12.520272</text:p>
          </table:table-cell>
          <table:table-cell office:value-type="float" office:value="12.603531" calcext:value-type="float">
            <text:p>12.603531</text:p>
          </table:table-cell>
          <table:table-cell office:value-type="float" office:value="12.734427" calcext:value-type="float">
            <text:p>12.734427</text:p>
          </table:table-cell>
          <table:table-cell office:value-type="float" office:value="12.77118" calcext:value-type="float">
            <text:p>12.77118</text:p>
          </table:table-cell>
          <table:table-cell office:value-type="float" office:value="12.902854" calcext:value-type="float">
            <text:p>12.902854</text:p>
          </table:table-cell>
          <table:table-cell office:value-type="float" office:value="12.986573" calcext:value-type="float">
            <text:p>12.986573</text:p>
          </table:table-cell>
          <table:table-cell office:value-type="float" office:value="13.022222" calcext:value-type="float">
            <text:p>13.022222</text:p>
          </table:table-cell>
          <table:table-cell office:value-type="float" office:value="13.156001" calcext:value-type="float">
            <text:p>13.156001</text:p>
          </table:table-cell>
          <table:table-cell office:value-type="float" office:value="13.241399" calcext:value-type="float">
            <text:p>13.241399</text:p>
          </table:table-cell>
          <table:table-cell office:value-type="float" office:value="13.326674" calcext:value-type="float">
            <text:p>13.326674</text:p>
          </table:table-cell>
          <table:table-cell office:value-type="float" office:value="13.382469" calcext:value-type="float">
            <text:p>13.382469</text:p>
          </table:table-cell>
          <table:table-cell office:value-type="float" office:value="13.447847" calcext:value-type="float">
            <text:p>13.447847</text:p>
          </table:table-cell>
          <table:table-cell office:value-type="float" office:value="13.584607" calcext:value-type="float">
            <text:p>13.584607</text:p>
          </table:table-cell>
          <table:table-cell office:value-type="float" office:value="13.619287" calcext:value-type="float">
            <text:p>13.619287</text:p>
          </table:table-cell>
          <table:table-cell office:value-type="float" office:value="13.72653" calcext:value-type="float">
            <text:p>13.72653</text:p>
          </table:table-cell>
          <table:table-cell office:value-type="float" office:value="13.793474" calcext:value-type="float">
            <text:p>13.793474</text:p>
          </table:table-cell>
          <table:table-cell office:value-type="float" office:value="13.879059" calcext:value-type="float">
            <text:p>13.879059</text:p>
          </table:table-cell>
          <table:table-cell office:value-type="float" office:value="14.01961" calcext:value-type="float">
            <text:p>14.01961</text:p>
          </table:table-cell>
          <table:table-cell office:value-type="float" office:value="14.106619" calcext:value-type="float">
            <text:p>14.106619</text:p>
          </table:table-cell>
          <table:table-cell office:value-type="float" office:value="14.188225" calcext:value-type="float">
            <text:p>14.188225</text:p>
          </table:table-cell>
          <table:table-cell office:value-type="float" office:value="14.224136" calcext:value-type="float">
            <text:p>14.224136</text:p>
          </table:table-cell>
          <table:table-cell office:value-type="float" office:value="14.332749" calcext:value-type="float">
            <text:p>14.332749</text:p>
          </table:table-cell>
          <table:table-cell office:value-type="float" office:value="14.422314" calcext:value-type="float">
            <text:p>14.422314</text:p>
          </table:table-cell>
          <table:table-cell office:value-type="float" office:value="14.48842" calcext:value-type="float">
            <text:p>14.48842</text:p>
          </table:table-cell>
          <table:table-cell office:value-type="float" office:value="14.577205" calcext:value-type="float">
            <text:p>14.577205</text:p>
          </table:table-cell>
          <table:table-cell office:value-type="float" office:value="14.665599" calcext:value-type="float">
            <text:p>14.665599</text:p>
          </table:table-cell>
          <table:table-cell office:value-type="float" office:value="14.77737" calcext:value-type="float">
            <text:p>14.77737</text:p>
          </table:table-cell>
          <table:table-cell office:value-type="float" office:value="14.901256" calcext:value-type="float">
            <text:p>14.901256</text:p>
          </table:table-cell>
          <table:table-cell office:value-type="float" office:value="14.931856" calcext:value-type="float">
            <text:p>14.931856</text:p>
          </table:table-cell>
          <table:table-cell office:value-type="float" office:value="15.078024" calcext:value-type="float">
            <text:p>15.078024</text:p>
          </table:table-cell>
          <table:table-cell office:value-type="float" office:value="15.10955" calcext:value-type="float">
            <text:p>15.10955</text:p>
          </table:table-cell>
          <table:table-cell office:value-type="float" office:value="15.198927" calcext:value-type="float">
            <text:p>15.198927</text:p>
          </table:table-cell>
          <table:table-cell office:value-type="float" office:value="15.344011" calcext:value-type="float">
            <text:p>15.344011</text:p>
          </table:table-cell>
          <table:table-cell office:value-type="float" office:value="15.4332" calcext:value-type="float">
            <text:p>15.4332</text:p>
          </table:table-cell>
          <table:table-cell office:value-type="float" office:value="15.524128" calcext:value-type="float">
            <text:p>15.524128</text:p>
          </table:table-cell>
          <table:table-cell office:value-type="float" office:value="15.614986" calcext:value-type="float">
            <text:p>15.614986</text:p>
          </table:table-cell>
          <table:table-cell office:value-type="float" office:value="15.668668" calcext:value-type="float">
            <text:p>15.668668</text:p>
          </table:table-cell>
          <table:table-cell office:value-type="float" office:value="15.735708" calcext:value-type="float">
            <text:p>15.735708</text:p>
          </table:table-cell>
          <table:table-cell office:value-type="float" office:value="15.886743" calcext:value-type="float">
            <text:p>15.886743</text:p>
          </table:table-cell>
          <table:table-cell office:value-type="float" office:value="15.977812" calcext:value-type="float">
            <text:p>15.977812</text:p>
          </table:table-cell>
          <table:table-cell office:value-type="float" office:value="16.004982" calcext:value-type="float">
            <text:p>16.004982</text:p>
          </table:table-cell>
          <table:table-cell office:value-type="float" office:value="16.096212" calcext:value-type="float">
            <text:p>16.096212</text:p>
          </table:table-cell>
          <table:table-cell office:value-type="float" office:value="16.188412" calcext:value-type="float">
            <text:p>16.188412</text:p>
          </table:table-cell>
          <table:table-cell office:value-type="float" office:value="16.305004" calcext:value-type="float">
            <text:p>16.305004</text:p>
          </table:table-cell>
          <table:table-cell office:value-type="float" office:value="16.370981" calcext:value-type="float">
            <text:p>16.370981</text:p>
          </table:table-cell>
          <table:table-cell office:value-type="float" office:value="16.487282" calcext:value-type="float">
            <text:p>16.487282</text:p>
          </table:table-cell>
          <table:table-cell office:value-type="float" office:value="16.55302" calcext:value-type="float">
            <text:p>16.55302</text:p>
          </table:table-cell>
          <table:table-cell office:value-type="float" office:value="16.645021" calcext:value-type="float">
            <text:p>16.645021</text:p>
          </table:table-cell>
          <table:table-cell office:value-type="float" office:value="16.802904" calcext:value-type="float">
            <text:p>16.802904</text:p>
          </table:table-cell>
          <table:table-cell office:value-type="float" office:value="16.893623" calcext:value-type="float">
            <text:p>16.893623</text:p>
          </table:table-cell>
          <table:table-cell office:value-type="float" office:value="16.921803" calcext:value-type="float">
            <text:p>16.921803</text:p>
          </table:table-cell>
          <table:table-cell office:value-type="float" office:value="17.015556" calcext:value-type="float">
            <text:p>17.015556</text:p>
          </table:table-cell>
          <table:table-cell office:value-type="float" office:value="17.107618" calcext:value-type="float">
            <text:p>17.107618</text:p>
          </table:table-cell>
          <table:table-cell office:value-type="float" office:value="17.200109" calcext:value-type="float">
            <text:p>17.200109</text:p>
          </table:table-cell>
          <table:table-cell office:value-type="float" office:value="17.359957" calcext:value-type="float">
            <text:p>17.359957</text:p>
          </table:table-cell>
          <table:table-cell office:value-type="float" office:value="17.387129" calcext:value-type="float">
            <text:p>17.387129</text:p>
          </table:table-cell>
          <table:table-cell office:value-type="float" office:value="17.508011" calcext:value-type="float">
            <text:p>17.508011</text:p>
          </table:table-cell>
          <table:table-cell office:value-type="float" office:value="17.57548" calcext:value-type="float">
            <text:p>17.57548</text:p>
          </table:table-cell>
          <table:table-cell office:value-type="float" office:value="17.695984" calcext:value-type="float">
            <text:p>17.695984</text:p>
          </table:table-cell>
          <table:table-cell office:value-type="float" office:value="17.762535" calcext:value-type="float">
            <text:p>17.762535</text:p>
          </table:table-cell>
          <table:table-cell office:value-type="float" office:value="17.92312" calcext:value-type="float">
            <text:p>17.92312</text:p>
          </table:table-cell>
          <table:table-cell office:value-type="float" office:value="17.949593" calcext:value-type="float">
            <text:p>17.949593</text:p>
          </table:table-cell>
          <table:table-cell office:value-type="float" office:value="18.07168" calcext:value-type="float">
            <text:p>18.07168</text:p>
          </table:table-cell>
          <table:table-cell office:value-type="float" office:value="18.138573" calcext:value-type="float">
            <text:p>18.138573</text:p>
          </table:table-cell>
          <table:table-cell office:value-type="float" office:value="18.30232" calcext:value-type="float">
            <text:p>18.30232</text:p>
          </table:table-cell>
          <table:table-cell office:value-type="float" office:value="18.328709" calcext:value-type="float">
            <text:p>18.328709</text:p>
          </table:table-cell>
          <table:table-cell office:value-type="float" office:value="18.425688" calcext:value-type="float">
            <text:p>18.425688</text:p>
          </table:table-cell>
          <table:table-cell office:value-type="float" office:value="18.5212" calcext:value-type="float">
            <text:p>18.5212</text:p>
          </table:table-cell>
          <table:table-cell office:value-type="float" office:value="18.685495" calcext:value-type="float">
            <text:p>18.685495</text:p>
          </table:table-cell>
          <table:table-cell office:value-type="float" office:value="18.782446" calcext:value-type="float">
            <text:p>18.782446</text:p>
          </table:table-cell>
          <table:table-cell office:value-type="float" office:value="18.805893" calcext:value-type="float">
            <text:p>18.805893</text:p>
          </table:table-cell>
          <table:table-cell office:value-type="float" office:value="18.902117" calcext:value-type="float">
            <text:p>18.902117</text:p>
          </table:table-cell>
          <table:table-cell office:value-type="float" office:value="19.026962" calcext:value-type="float">
            <text:p>19.026962</text:p>
          </table:table-cell>
          <table:table-cell office:value-type="float" office:value="19.095331" calcext:value-type="float">
            <text:p>19.095331</text:p>
          </table:table-cell>
          <table:table-cell office:value-type="float" office:value="19.267336" calcext:value-type="float">
            <text:p>19.267336</text:p>
          </table:table-cell>
          <table:table-cell office:value-type="float" office:value="19.361803" calcext:value-type="float">
            <text:p>19.361803</text:p>
          </table:table-cell>
          <table:table-cell office:value-type="float" office:value="19.459349" calcext:value-type="float">
            <text:p>19.459349</text:p>
          </table:table-cell>
          <table:table-cell office:value-type="float" office:value="19.560211" calcext:value-type="float">
            <text:p>19.560211</text:p>
          </table:table-cell>
          <table:table-cell office:value-type="float" office:value="19.580795" calcext:value-type="float">
            <text:p>19.580795</text:p>
          </table:table-cell>
          <table:table-cell office:value-type="float" office:value="19.677692" calcext:value-type="float">
            <text:p>19.677692</text:p>
          </table:table-cell>
          <table:table-cell office:value-type="float" office:value="19.805817" calcext:value-type="float">
            <text:p>19.805817</text:p>
          </table:table-cell>
          <table:table-cell office:value-type="float" office:value="19.873724" calcext:value-type="float">
            <text:p>19.873724</text:p>
          </table:table-cell>
          <table:table-cell office:value-type="float" office:value="20.001888" calcext:value-type="float">
            <text:p>20.001888</text:p>
          </table:table-cell>
          <table:table-cell office:value-type="float" office:value="20.070032" calcext:value-type="float">
            <text:p>20.070032</text:p>
          </table:table-cell>
          <table:table-cell office:value-type="float" office:value="20.21921" calcext:value-type="float">
            <text:p>20.21921</text:p>
          </table:table-cell>
          <table:table-cell office:value-type="float" office:value="20.264795" calcext:value-type="float">
            <text:p>20.264795</text:p>
          </table:table-cell>
          <table:table-cell office:value-type="float" office:value="20.393484" calcext:value-type="float">
            <text:p>20.393484</text:p>
          </table:table-cell>
          <table:table-cell office:value-type="float" office:value="20.459965" calcext:value-type="float">
            <text:p>20.459965</text:p>
          </table:table-cell>
          <table:table-cell office:value-type="float" office:value="20.558596" calcext:value-type="float">
            <text:p>20.558596</text:p>
          </table:table-cell>
          <table:table-cell office:value-type="float" office:value="20.656897" calcext:value-type="float">
            <text:p>20.656897</text:p>
          </table:table-cell>
          <table:table-cell office:value-type="float" office:value="20.755337" calcext:value-type="float">
            <text:p>20.755337</text:p>
          </table:table-cell>
          <table:table-cell office:value-type="float" office:value="20.85552" calcext:value-type="float">
            <text:p>20.85552</text:p>
          </table:table-cell>
          <table:table-cell office:value-type="float" office:value="21.037626" calcext:value-type="float">
            <text:p>21.037626</text:p>
          </table:table-cell>
          <table:table-cell office:value-type="float" office:value="21.054844" calcext:value-type="float">
            <text:p>21.054844</text:p>
          </table:table-cell>
          <table:table-cell office:value-type="float" office:value="21.235235" calcext:value-type="float">
            <text:p>21.235235</text:p>
          </table:table-cell>
          <table:table-cell office:value-type="float" office:value="21.254389" calcext:value-type="float">
            <text:p>21.254389</text:p>
          </table:table-cell>
          <table:table-cell office:value-type="float" office:value="21.434849" calcext:value-type="float">
            <text:p>21.434849</text:p>
          </table:table-cell>
          <table:table-cell office:value-type="float" office:value="21.534983" calcext:value-type="float">
            <text:p>21.534983</text:p>
          </table:table-cell>
          <table:table-cell office:value-type="float" office:value="21.635927" calcext:value-type="float">
            <text:p>21.635927</text:p>
          </table:table-cell>
          <table:table-cell office:value-type="float" office:value="21.737488" calcext:value-type="float">
            <text:p>21.737488</text:p>
          </table:table-cell>
          <table:table-cell office:value-type="float" office:value="21.755196" calcext:value-type="float">
            <text:p>21.755196</text:p>
          </table:table-cell>
          <table:table-cell office:value-type="float" office:value="21.940084" calcext:value-type="float">
            <text:p>21.940084</text:p>
          </table:table-cell>
          <table:table-cell office:value-type="float" office:value="21.957235" calcext:value-type="float">
            <text:p>21.957235</text:p>
          </table:table-cell>
          <table:table-cell office:value-type="float" office:value="22.141239" calcext:value-type="float">
            <text:p>22.141239</text:p>
          </table:table-cell>
          <table:table-cell office:value-type="float" office:value="22.158527" calcext:value-type="float">
            <text:p>22.158527</text:p>
          </table:table-cell>
          <table:table-cell office:value-type="float" office:value="22.260059" calcext:value-type="float">
            <text:p>22.260059</text:p>
          </table:table-cell>
          <table:table-cell office:value-type="float" office:value="22.362326" calcext:value-type="float">
            <text:p>22.362326</text:p>
          </table:table-cell>
          <table:table-cell office:value-type="float" office:value="22.464638" calcext:value-type="float">
            <text:p>22.464638</text:p>
          </table:table-cell>
          <table:table-cell office:value-type="float" office:value="22.601612" calcext:value-type="float">
            <text:p>22.601612</text:p>
          </table:table-cell>
          <table:table-cell office:value-type="float" office:value="22.670135" calcext:value-type="float">
            <text:p>22.670135</text:p>
          </table:table-cell>
          <table:table-cell office:value-type="float" office:value="22.857388" calcext:value-type="float">
            <text:p>22.857388</text:p>
          </table:table-cell>
          <table:table-cell office:value-type="float" office:value="22.908852" calcext:value-type="float">
            <text:p>22.908852</text:p>
          </table:table-cell>
          <table:table-cell office:value-type="float" office:value="23.062624" calcext:value-type="float">
            <text:p>23.062624</text:p>
          </table:table-cell>
          <table:table-cell office:value-type="float" office:value="23.113834" calcext:value-type="float">
            <text:p>23.113834</text:p>
          </table:table-cell>
          <table:table-cell office:value-type="float" office:value="23.180965" calcext:value-type="float">
            <text:p>23.180965</text:p>
          </table:table-cell>
          <table:table-cell office:value-type="float" office:value="23.284693" calcext:value-type="float">
            <text:p>23.284693</text:p>
          </table:table-cell>
          <table:table-cell office:value-type="float" office:value="23.421471" calcext:value-type="float">
            <text:p>23.421471</text:p>
          </table:table-cell>
          <table:table-cell office:value-type="float" office:value="23.488825" calcext:value-type="float">
            <text:p>23.488825</text:p>
          </table:table-cell>
          <table:table-cell office:value-type="float" office:value="23.592709" calcext:value-type="float">
            <text:p>23.592709</text:p>
          </table:table-cell>
          <table:table-cell office:value-type="float" office:value="23.696285" calcext:value-type="float">
            <text:p>23.696285</text:p>
          </table:table-cell>
          <table:table-cell office:value-type="float" office:value="23.89015" calcext:value-type="float">
            <text:p>23.89015</text:p>
          </table:table-cell>
          <table:table-cell office:value-type="float" office:value="23.90296" calcext:value-type="float">
            <text:p>23.90296</text:p>
          </table:table-cell>
          <table:table-cell office:value-type="float" office:value="24.042721" calcext:value-type="float">
            <text:p>24.042721</text:p>
          </table:table-cell>
          <table:table-cell office:value-type="float" office:value="24.110273" calcext:value-type="float">
            <text:p>24.110273</text:p>
          </table:table-cell>
          <table:table-cell office:value-type="float" office:value="24.253307" calcext:value-type="float">
            <text:p>24.253307</text:p>
          </table:table-cell>
          <table:table-cell office:value-type="float" office:value="24.32066" calcext:value-type="float">
            <text:p>24.32066</text:p>
          </table:table-cell>
          <table:table-cell office:value-type="float" office:value="24.518072" calcext:value-type="float">
            <text:p>24.518072</text:p>
          </table:table-cell>
          <table:table-cell office:value-type="float" office:value="24.529942" calcext:value-type="float">
            <text:p>24.529942</text:p>
          </table:table-cell>
          <table:table-cell office:value-type="float" office:value="24.673122" calcext:value-type="float">
            <text:p>24.673122</text:p>
          </table:table-cell>
          <table:table-cell office:value-type="float" office:value="24.740959" calcext:value-type="float">
            <text:p>24.740959</text:p>
          </table:table-cell>
          <table:table-cell office:value-type="float" office:value="24.939947" calcext:value-type="float">
            <text:p>24.939947</text:p>
          </table:table-cell>
          <table:table-cell office:value-type="float" office:value="24.951265" calcext:value-type="float">
            <text:p>24.951265</text:p>
          </table:table-cell>
          <table:table-cell office:value-type="float" office:value="25.056076" calcext:value-type="float">
            <text:p>25.056076</text:p>
          </table:table-cell>
          <table:table-cell office:value-type="float" office:value="25.162188" calcext:value-type="float">
            <text:p>25.162188</text:p>
          </table:table-cell>
          <table:table-cell office:value-type="float" office:value="25.364286" calcext:value-type="float">
            <text:p>25.364286</text:p>
          </table:table-cell>
          <table:table-cell office:value-type="float" office:value="25.375708" calcext:value-type="float">
            <text:p>25.375708</text:p>
          </table:table-cell>
          <table:table-cell office:value-type="float" office:value="25.480721" calcext:value-type="float">
            <text:p>25.480721</text:p>
          </table:table-cell>
          <table:table-cell office:value-type="float" office:value="25.587099" calcext:value-type="float">
            <text:p>25.587099</text:p>
          </table:table-cell>
          <table:table-cell office:value-type="float" office:value="25.693588" calcext:value-type="float">
            <text:p>25.693588</text:p>
          </table:table-cell>
          <table:table-cell office:value-type="float" office:value="25.798861" calcext:value-type="float">
            <text:p>25.798861</text:p>
          </table:table-cell>
          <table:table-cell office:value-type="float" office:value="26.003933" calcext:value-type="float">
            <text:p>26.003933</text:p>
          </table:table-cell>
          <table:table-cell office:value-type="float" office:value="26.013737" calcext:value-type="float">
            <text:p>26.013737</text:p>
          </table:table-cell>
          <table:table-cell office:value-type="float" office:value="26.11898" calcext:value-type="float">
            <text:p>26.11898</text:p>
          </table:table-cell>
          <table:table-cell office:value-type="float" office:value="26.270128" calcext:value-type="float">
            <text:p>26.270128</text:p>
          </table:table-cell>
          <table:table-cell office:value-type="float" office:value="26.334743" calcext:value-type="float">
            <text:p>26.334743</text:p>
          </table:table-cell>
          <table:table-cell office:value-type="float" office:value="26.442545" calcext:value-type="float">
            <text:p>26.442545</text:p>
          </table:table-cell>
          <table:table-cell office:value-type="float" office:value="26.657196" calcext:value-type="float">
            <text:p>26.657196</text:p>
          </table:table-cell>
          <table:table-cell office:value-type="float" office:value="26.700697" calcext:value-type="float">
            <text:p>26.700697</text:p>
          </table:table-cell>
          <table:table-cell office:value-type="float" office:value="26.79302" calcext:value-type="float">
            <text:p>26.79302</text:p>
          </table:table-cell>
          <table:table-cell office:value-type="float" office:value="26.882698" calcext:value-type="float">
            <text:p>26.882698</text:p>
          </table:table-cell>
          <table:table-cell office:value-type="float" office:value="27.001419" calcext:value-type="float">
            <text:p>27.001419</text:p>
          </table:table-cell>
          <table:table-cell office:value-type="float" office:value="27.09252" calcext:value-type="float">
            <text:p>27.09252</text:p>
          </table:table-cell>
          <table:table-cell office:value-type="float" office:value="27.225555" calcext:value-type="float">
            <text:p>27.225555</text:p>
          </table:table-cell>
          <table:table-cell office:value-type="float" office:value="27.329453" calcext:value-type="float">
            <text:p>27.329453</text:p>
          </table:table-cell>
          <table:table-cell office:value-type="float" office:value="27.480316" calcext:value-type="float">
            <text:p>27.480316</text:p>
          </table:table-cell>
          <table:table-cell office:value-type="float" office:value="27.55611" calcext:value-type="float">
            <text:p>27.55611</text:p>
          </table:table-cell>
          <table:table-cell office:value-type="float" office:value="27.637119" calcext:value-type="float">
            <text:p>27.637119</text:p>
          </table:table-cell>
          <table:table-cell office:value-type="float" office:value="27.762306" calcext:value-type="float">
            <text:p>27.762306</text:p>
          </table:table-cell>
          <table:table-cell office:value-type="float" office:value="27.890867" calcext:value-type="float">
            <text:p>27.890867</text:p>
          </table:table-cell>
          <table:table-cell office:value-type="float" office:value="27.997883" calcext:value-type="float">
            <text:p>27.997883</text:p>
          </table:table-cell>
          <table:table-cell office:value-type="float" office:value="28.096252" calcext:value-type="float">
            <text:p>28.096252</text:p>
          </table:table-cell>
          <table:table-cell office:value-type="float" office:value="28.293882" calcext:value-type="float">
            <text:p>28.293882</text:p>
          </table:table-cell>
          <table:table-cell office:value-type="float" office:value="28.402512" calcext:value-type="float">
            <text:p>28.402512</text:p>
          </table:table-cell>
          <table:table-cell office:value-type="float" office:value="28.443953" calcext:value-type="float">
            <text:p>28.443953</text:p>
          </table:table-cell>
          <table:table-cell office:value-type="float" office:value="28.551155" calcext:value-type="float">
            <text:p>28.551155</text:p>
          </table:table-cell>
          <table:table-cell office:value-type="float" office:value="28.69454" calcext:value-type="float">
            <text:p>28.69454</text:p>
          </table:table-cell>
          <table:table-cell office:value-type="float" office:value="28.810364" calcext:value-type="float">
            <text:p>28.810364</text:p>
          </table:table-cell>
          <table:table-cell office:value-type="float" office:value="28.921337" calcext:value-type="float">
            <text:p>28.921337</text:p>
          </table:table-cell>
          <table:table-cell office:value-type="float" office:value="28.995913" calcext:value-type="float">
            <text:p>28.995913</text:p>
          </table:table-cell>
          <table:table-cell office:value-type="float" office:value="29.113359" calcext:value-type="float">
            <text:p>29.113359</text:p>
          </table:table-cell>
          <table:table-cell office:value-type="float" office:value="29.190374" calcext:value-type="float">
            <text:p>29.190374</text:p>
          </table:table-cell>
          <table:table-cell office:value-type="float" office:value="29.317251" calcext:value-type="float">
            <text:p>29.317251</text:p>
          </table:table-cell>
          <table:table-cell office:value-type="float" office:value="29.525961" calcext:value-type="float">
            <text:p>29.525961</text:p>
          </table:table-cell>
          <table:table-cell office:value-type="float" office:value="29.63246" calcext:value-type="float">
            <text:p>29.63246</text:p>
          </table:table-cell>
          <table:table-cell office:value-type="float" office:value="29.678324" calcext:value-type="float">
            <text:p>29.678324</text:p>
          </table:table-cell>
          <table:table-cell office:value-type="float" office:value="29.744272" calcext:value-type="float">
            <text:p>29.744272</text:p>
          </table:table-cell>
          <table:table-cell office:value-type="float" office:value="29.902431" calcext:value-type="float">
            <text:p>29.902431</text:p>
          </table:table-cell>
          <table:table-cell office:value-type="float" office:value="29.989483" calcext:value-type="float">
            <text:p>29.989483</text:p>
          </table:table-cell>
          <table:table-cell office:value-type="float" office:value="30.117184" calcext:value-type="float">
            <text:p>30.117184</text:p>
          </table:table-cell>
          <table:table-cell office:value-type="float" office:value="30.266891" calcext:value-type="float">
            <text:p>30.266891</text:p>
          </table:table-cell>
          <table:table-cell office:value-type="float" office:value="30.377626" calcext:value-type="float">
            <text:p>30.377626</text:p>
          </table:table-cell>
          <table:table-cell office:value-type="float" office:value="30.496548" calcext:value-type="float">
            <text:p>30.496548</text:p>
          </table:table-cell>
          <table:table-cell office:value-type="float" office:value="30.59824" calcext:value-type="float">
            <text:p>30.59824</text:p>
          </table:table-cell>
          <table:table-cell office:value-type="float" office:value="30.763861" calcext:value-type="float">
            <text:p>30.763861</text:p>
          </table:table-cell>
          <table:table-cell office:value-type="float" office:value="30.754555" calcext:value-type="float">
            <text:p>30.754555</text:p>
          </table:table-cell>
          <table:table-cell office:value-type="float" office:value="30.868298" calcext:value-type="float">
            <text:p>30.868298</text:p>
          </table:table-cell>
          <table:table-cell office:value-type="float" office:value="31.079248" calcext:value-type="float">
            <text:p>31.079248</text:p>
          </table:table-cell>
          <table:table-cell office:value-type="float" office:value="31.263657" calcext:value-type="float">
            <text:p>31.263657</text:p>
          </table:table-cell>
          <table:table-cell office:value-type="float" office:value="31.326012" calcext:value-type="float">
            <text:p>31.326012</text:p>
          </table:table-cell>
          <table:table-cell office:value-type="float" office:value="31.370581" calcext:value-type="float">
            <text:p>31.370581</text:p>
          </table:table-cell>
          <table:table-cell office:value-type="float" office:value="31.563061" calcext:value-type="float">
            <text:p>31.563061</text:p>
          </table:table-cell>
          <table:table-cell office:value-type="float" office:value="31.551739" calcext:value-type="float">
            <text:p>31.551739</text:p>
          </table:table-cell>
          <table:table-cell office:value-type="float" office:value="31.78623" calcext:value-type="float">
            <text:p>31.78623</text:p>
          </table:table-cell>
          <table:table-cell office:value-type="float" office:value="31.901951" calcext:value-type="float">
            <text:p>31.901951</text:p>
          </table:table-cell>
          <table:table-cell office:value-type="float" office:value="31.894779" calcext:value-type="float">
            <text:p>31.894779</text:p>
          </table:table-cell>
          <table:table-cell office:value-type="float" office:value="32.131577" calcext:value-type="float">
            <text:p>32.131577</text:p>
          </table:table-cell>
          <table:table-cell office:value-type="float" office:value="32.245926" calcext:value-type="float">
            <text:p>32.245926</text:p>
          </table:table-cell>
          <table:table-cell office:value-type="float" office:value="32.238991" calcext:value-type="float">
            <text:p>32.238991</text:p>
          </table:table-cell>
          <table:table-cell office:value-type="float" office:value="32.477226" calcext:value-type="float">
            <text:p>32.477226</text:p>
          </table:table-cell>
          <table:table-cell office:value-type="float" office:value="32.521126" calcext:value-type="float">
            <text:p>32.521126</text:p>
          </table:table-cell>
          <table:table-cell office:value-type="float" office:value="32.70969" calcext:value-type="float">
            <text:p>32.70969</text:p>
          </table:table-cell>
          <table:table-cell office:value-type="float" office:value="32.75388" calcext:value-type="float">
            <text:p>32.75388</text:p>
          </table:table-cell>
          <table:table-cell office:value-type="float" office:value="32.942345" calcext:value-type="float">
            <text:p>32.942345</text:p>
          </table:table-cell>
          <table:table-cell office:value-type="float" office:value="33.059654" calcext:value-type="float">
            <text:p>33.059654</text:p>
          </table:table-cell>
          <table:table-cell office:value-type="float" office:value="33.048901" calcext:value-type="float">
            <text:p>33.048901</text:p>
          </table:table-cell>
          <table:table-cell office:value-type="float" office:value="33.290668" calcext:value-type="float">
            <text:p>33.290668</text:p>
          </table:table-cell>
          <table:table-cell office:value-type="float" office:value="33.406281" calcext:value-type="float">
            <text:p>33.406281</text:p>
          </table:table-cell>
          <table:table-cell office:value-type="float" office:value="33.530518" calcext:value-type="float">
            <text:p>33.530518</text:p>
          </table:table-cell>
          <table:table-cell office:value-type="float" office:value="33.563633" calcext:value-type="float">
            <text:p>33.563633</text:p>
          </table:table-cell>
          <table:table-cell office:value-type="float" office:value="33.76519" calcext:value-type="float">
            <text:p>33.76519</text:p>
          </table:table-cell>
          <table:table-cell office:value-type="float" office:value="33.79929" calcext:value-type="float">
            <text:p>33.79929</text:p>
          </table:table-cell>
          <table:table-cell office:value-type="float" office:value="33.994316" calcext:value-type="float">
            <text:p>33.994316</text:p>
          </table:table-cell>
          <table:table-cell office:value-type="float" office:value="34.113144" calcext:value-type="float">
            <text:p>34.113144</text:p>
          </table:table-cell>
          <table:table-cell office:value-type="float" office:value="34.100086" calcext:value-type="float">
            <text:p>34.100086</text:p>
          </table:table-cell>
          <table:table-cell office:value-type="float" office:value="34.354755" calcext:value-type="float">
            <text:p>34.354755</text:p>
          </table:table-cell>
          <table:table-cell office:value-type="float" office:value="34.337345" calcext:value-type="float">
            <text:p>34.337345</text:p>
          </table:table-cell>
          <table:table-cell office:value-type="float" office:value="34.592655" calcext:value-type="float">
            <text:p>34.592655</text:p>
          </table:table-cell>
          <table:table-cell office:value-type="float" office:value="34.628052" calcext:value-type="float">
            <text:p>34.628052</text:p>
          </table:table-cell>
          <table:table-cell office:value-type="float" office:value="34.823151" calcext:value-type="float">
            <text:p>34.823151</text:p>
          </table:table-cell>
          <table:table-cell office:value-type="float" office:value="34.80801" calcext:value-type="float">
            <text:p>34.80801</text:p>
          </table:table-cell>
          <table:table-cell office:value-type="float" office:value="35.059452" calcext:value-type="float">
            <text:p>35.059452</text:p>
          </table:table-cell>
          <table:table-cell office:value-type="float" office:value="35.045345" calcext:value-type="float">
            <text:p>35.045345</text:p>
          </table:table-cell>
          <table:table-cell office:value-type="float" office:value="35.297401" calcext:value-type="float">
            <text:p>35.297401</text:p>
          </table:table-cell>
          <table:table-cell office:value-type="float" office:value="35.282417" calcext:value-type="float">
            <text:p>35.282417</text:p>
          </table:table-cell>
          <table:table-cell office:value-type="float" office:value="35.541698" calcext:value-type="float">
            <text:p>35.541698</text:p>
          </table:table-cell>
          <table:table-cell office:value-type="float" office:value="35.653496" calcext:value-type="float">
            <text:p>35.653496</text:p>
          </table:table-cell>
          <table:table-cell office:value-type="float" office:value="35.772278" calcext:value-type="float">
            <text:p>35.772278</text:p>
          </table:table-cell>
          <table:table-cell office:value-type="float" office:value="35.892052" calcext:value-type="float">
            <text:p>35.892052</text:p>
          </table:table-cell>
          <table:table-cell office:value-type="float" office:value="36.012268" calcext:value-type="float">
            <text:p>36.012268</text:p>
          </table:table-cell>
          <table:table-cell office:value-type="float" office:value="36.133953" calcext:value-type="float">
            <text:p>36.133953</text:p>
          </table:table-cell>
          <table:table-cell office:value-type="float" office:value="36.25388" calcext:value-type="float">
            <text:p>36.25388</text:p>
          </table:table-cell>
          <table:table-cell office:value-type="float" office:value="36.382324" calcext:value-type="float">
            <text:p>36.382324</text:p>
          </table:table-cell>
          <table:table-cell office:value-type="float" office:value="36.493824" calcext:value-type="float">
            <text:p>36.493824</text:p>
          </table:table-cell>
          <table:table-cell office:value-type="float" office:value="36.61348" calcext:value-type="float">
            <text:p>36.61348</text:p>
          </table:table-cell>
          <table:table-cell office:value-type="float" office:value="36.650505" calcext:value-type="float">
            <text:p>36.650505</text:p>
          </table:table-cell>
          <table:table-cell office:value-type="float" office:value="36.853951" calcext:value-type="float">
            <text:p>36.853951</text:p>
          </table:table-cell>
          <table:table-cell office:value-type="float" office:value="36.834736" calcext:value-type="float">
            <text:p>36.834736</text:p>
          </table:table-cell>
          <table:table-cell office:value-type="float" office:value="37.080872" calcext:value-type="float">
            <text:p>37.080872</text:p>
          </table:table-cell>
          <table:table-cell office:value-type="float" office:value="37.228245" calcext:value-type="float">
            <text:p>37.228245</text:p>
          </table:table-cell>
          <table:table-cell office:value-type="float" office:value="37.256771" calcext:value-type="float">
            <text:p>37.256771</text:p>
          </table:table-cell>
          <table:table-cell office:value-type="float" office:value="37.469933" calcext:value-type="float">
            <text:p>37.469933</text:p>
          </table:table-cell>
          <table:table-cell office:value-type="float" office:value="37.440781" calcext:value-type="float">
            <text:p>37.440781</text:p>
          </table:table-cell>
          <table:table-cell office:value-type="float" office:value="37.5732" calcext:value-type="float">
            <text:p>37.5732</text:p>
          </table:table-cell>
          <table:table-cell office:value-type="float" office:value="37.832874" calcext:value-type="float">
            <text:p>37.832874</text:p>
          </table:table-cell>
          <table:table-cell office:value-type="float" office:value="37.848972" calcext:value-type="float">
            <text:p>37.848972</text:p>
          </table:table-cell>
          <table:table-cell office:value-type="float" office:value="37.96003" calcext:value-type="float">
            <text:p>37.96003</text:p>
          </table:table-cell>
          <table:table-cell office:value-type="float" office:value="38.046623" calcext:value-type="float">
            <text:p>38.046623</text:p>
          </table:table-cell>
          <table:table-cell office:value-type="float" office:value="38.207897" calcext:value-type="float">
            <text:p>38.207897</text:p>
          </table:table-cell>
          <table:table-cell office:value-type="float" office:value="38.346802" calcext:value-type="float">
            <text:p>38.346802</text:p>
          </table:table-cell>
          <table:table-cell office:value-type="float" office:value="38.556919" calcext:value-type="float">
            <text:p>38.556919</text:p>
          </table:table-cell>
          <table:table-cell office:value-type="float" office:value="38.68816" calcext:value-type="float">
            <text:p>38.68816</text:p>
          </table:table-cell>
          <table:table-cell office:value-type="float" office:value="38.71767" calcext:value-type="float">
            <text:p>38.71767</text:p>
          </table:table-cell>
          <table:table-cell office:value-type="float" office:value="38.838356" calcext:value-type="float">
            <text:p>38.838356</text:p>
          </table:table-cell>
          <table:table-cell office:value-type="float" office:value="39.057041" calcext:value-type="float">
            <text:p>39.057041</text:p>
          </table:table-cell>
          <table:table-cell office:value-type="float" office:value="39.078663" calcext:value-type="float">
            <text:p>39.078663</text:p>
          </table:table-cell>
          <table:table-cell office:value-type="float" office:value="39.185478" calcext:value-type="float">
            <text:p>39.185478</text:p>
          </table:table-cell>
          <table:table-cell office:value-type="float" office:value="39.417618" calcext:value-type="float">
            <text:p>39.417618</text:p>
          </table:table-cell>
          <table:table-cell office:value-type="float" office:value="39.451714" calcext:value-type="float">
            <text:p>39.451714</text:p>
          </table:table-cell>
          <table:table-cell office:value-type="float" office:value="39.663445" calcext:value-type="float">
            <text:p>39.663445</text:p>
          </table:table-cell>
          <table:table-cell office:value-type="float" office:value="39.661236" calcext:value-type="float">
            <text:p>39.661236</text:p>
          </table:table-cell>
          <table:table-cell office:value-type="float" office:value="39.962238" calcext:value-type="float">
            <text:p>39.962238</text:p>
          </table:table-cell>
          <table:table-cell office:value-type="float" office:value="40.036121" calcext:value-type="float">
            <text:p>40.036121</text:p>
          </table:table-cell>
          <table:table-cell office:value-type="float" office:value="40.160309" calcext:value-type="float">
            <text:p>40.160309</text:p>
          </table:table-cell>
          <table:table-cell office:value-type="float" office:value="40.285641" calcext:value-type="float">
            <text:p>40.285641</text:p>
          </table:table-cell>
          <table:table-cell office:value-type="float" office:value="40.258312" calcext:value-type="float">
            <text:p>40.258312</text:p>
          </table:table-cell>
          <table:table-cell office:value-type="float" office:value="40.534492" calcext:value-type="float">
            <text:p>40.534492</text:p>
          </table:table-cell>
          <table:table-cell office:value-type="float" office:value="40.507317" calcext:value-type="float">
            <text:p>40.507317</text:p>
          </table:table-cell>
          <table:table-cell office:value-type="float" office:value="40.784512" calcext:value-type="float">
            <text:p>40.784512</text:p>
          </table:table-cell>
          <table:table-cell office:value-type="float" office:value="40.909016" calcext:value-type="float">
            <text:p>40.909016</text:p>
          </table:table-cell>
          <table:table-cell office:value-type="float" office:value="41.033737" calcext:value-type="float">
            <text:p>41.033737</text:p>
          </table:table-cell>
          <table:table-cell office:value-type="float" office:value="41.066593" calcext:value-type="float">
            <text:p>41.066593</text:p>
          </table:table-cell>
          <table:table-cell office:value-type="float" office:value="41.12925" calcext:value-type="float">
            <text:p>41.12925</text:p>
          </table:table-cell>
          <table:table-cell office:value-type="float" office:value="41.419697" calcext:value-type="float">
            <text:p>41.419697</text:p>
          </table:table-cell>
          <table:table-cell office:value-type="float" office:value="41.459419" calcext:value-type="float">
            <text:p>41.459419</text:p>
          </table:table-cell>
          <table:table-cell office:value-type="float" office:value="41.662388" calcext:value-type="float">
            <text:p>41.662388</text:p>
          </table:table-cell>
          <table:table-cell office:value-type="float" office:value="41.787228" calcext:value-type="float">
            <text:p>41.787228</text:p>
          </table:table-cell>
          <table:table-cell office:value-type="float" office:value="41.924129" calcext:value-type="float">
            <text:p>41.924129</text:p>
          </table:table-cell>
          <table:table-cell office:value-type="float" office:value="41.882889" calcext:value-type="float">
            <text:p>41.882889</text:p>
          </table:table-cell>
          <table:table-cell office:value-type="float" office:value="42.167728" calcext:value-type="float">
            <text:p>42.167728</text:p>
          </table:table-cell>
          <table:table-cell office:value-type="float" office:value="42.198719" calcext:value-type="float">
            <text:p>42.198719</text:p>
          </table:table-cell>
          <table:table-cell office:value-type="float" office:value="42.430622" calcext:value-type="float">
            <text:p>42.430622</text:p>
          </table:table-cell>
          <table:table-cell office:value-type="float" office:value="42.452702" calcext:value-type="float">
            <text:p>42.452702</text:p>
          </table:table-cell>
          <table:table-cell office:value-type="float" office:value="42.685001" calcext:value-type="float">
            <text:p>42.685001</text:p>
          </table:table-cell>
          <table:table-cell office:value-type="float" office:value="42.812027" calcext:value-type="float">
            <text:p>42.812027</text:p>
          </table:table-cell>
          <table:table-cell office:value-type="float" office:value="42.931633" calcext:value-type="float">
            <text:p>42.931633</text:p>
          </table:table-cell>
          <table:table-cell office:value-type="float" office:value="42.896145" calcext:value-type="float">
            <text:p>42.896145</text:p>
          </table:table-cell>
          <table:table-cell office:value-type="float" office:value="43.193851" calcext:value-type="float">
            <text:p>43.193851</text:p>
          </table:table-cell>
          <table:table-cell office:value-type="float" office:value="43.149792" calcext:value-type="float">
            <text:p>43.149792</text:p>
          </table:table-cell>
          <table:table-cell office:value-type="float" office:value="43.441189" calcext:value-type="float">
            <text:p>43.441189</text:p>
          </table:table-cell>
          <table:table-cell office:value-type="float" office:value="43.567089" calcext:value-type="float">
            <text:p>43.567089</text:p>
          </table:table-cell>
          <table:table-cell office:value-type="float" office:value="43.598392" calcext:value-type="float">
            <text:p>43.598392</text:p>
          </table:table-cell>
          <table:table-cell office:value-type="float" office:value="43.82317" calcext:value-type="float">
            <text:p>43.82317</text:p>
          </table:table-cell>
          <table:table-cell office:value-type="float" office:value="43.9613" calcext:value-type="float">
            <text:p>43.9613</text:p>
          </table:table-cell>
          <table:table-cell office:value-type="float" office:value="43.913784" calcext:value-type="float">
            <text:p>43.913784</text:p>
          </table:table-cell>
          <table:table-cell office:value-type="float" office:value="44.208054" calcext:value-type="float">
            <text:p>44.208054</text:p>
          </table:table-cell>
          <table:table-cell office:value-type="float" office:value="44.169209" calcext:value-type="float">
            <text:p>44.169209</text:p>
          </table:table-cell>
          <table:table-cell office:value-type="float" office:value="44.297119" calcext:value-type="float">
            <text:p>44.297119</text:p>
          </table:table-cell>
          <table:table-cell office:value-type="float" office:value="44.425007" calcext:value-type="float">
            <text:p>44.425007</text:p>
          </table:table-cell>
          <table:table-cell office:value-type="float" office:value="44.554153" calcext:value-type="float">
            <text:p>44.554153</text:p>
          </table:table-cell>
          <table:table-cell office:value-type="float" office:value="44.752289" calcext:value-type="float">
            <text:p>44.752289</text:p>
          </table:table-cell>
          <table:table-cell office:value-type="float" office:value="44.98246" calcext:value-type="float">
            <text:p>44.98246</text:p>
          </table:table-cell>
          <table:table-cell office:value-type="float" office:value="45.11248" calcext:value-type="float">
            <text:p>45.11248</text:p>
          </table:table-cell>
          <table:table-cell office:value-type="float" office:value="45.241493" calcext:value-type="float">
            <text:p>45.241493</text:p>
          </table:table-cell>
          <table:table-cell office:value-type="float" office:value="45.200207" calcext:value-type="float">
            <text:p>45.200207</text:p>
          </table:table-cell>
          <table:table-cell office:value-type="float" office:value="45.327278" calcext:value-type="float">
            <text:p>45.327278</text:p>
          </table:table-cell>
          <table:table-cell office:value-type="float" office:value="45.457409" calcext:value-type="float">
            <text:p>45.457409</text:p>
          </table:table-cell>
          <table:table-cell office:value-type="float" office:value="45.588654" calcext:value-type="float">
            <text:p>45.588654</text:p>
          </table:table-cell>
          <table:table-cell office:value-type="float" office:value="45.71492" calcext:value-type="float">
            <text:p>45.71492</text:p>
          </table:table-cell>
          <table:table-cell office:value-type="float" office:value="45.915127" calcext:value-type="float">
            <text:p>45.915127</text:p>
          </table:table-cell>
          <table:table-cell office:value-type="float" office:value="45.974922" calcext:value-type="float">
            <text:p>45.974922</text:p>
          </table:table-cell>
          <table:table-cell office:value-type="float" office:value="46.177025" calcext:value-type="float">
            <text:p>46.177025</text:p>
          </table:table-cell>
          <table:table-cell office:value-type="float" office:value="46.234669" calcext:value-type="float">
            <text:p>46.234669</text:p>
          </table:table-cell>
          <table:table-cell office:value-type="float" office:value="46.541039" calcext:value-type="float">
            <text:p>46.541039</text:p>
          </table:table-cell>
          <table:table-cell office:value-type="float" office:value="46.671188" calcext:value-type="float">
            <text:p>46.671188</text:p>
          </table:table-cell>
          <table:table-cell office:value-type="float" office:value="46.699875" calcext:value-type="float">
            <text:p>46.699875</text:p>
          </table:table-cell>
          <table:table-cell office:value-type="float" office:value="46.758282" calcext:value-type="float">
            <text:p>46.758282</text:p>
          </table:table-cell>
          <table:table-cell office:value-type="float" office:value="47.066063" calcext:value-type="float">
            <text:p>47.066063</text:p>
          </table:table-cell>
          <table:table-cell office:value-type="float" office:value="47.019764" calcext:value-type="float">
            <text:p>47.019764</text:p>
          </table:table-cell>
          <table:table-cell office:value-type="float" office:value="47.338322" calcext:value-type="float">
            <text:p>47.338322</text:p>
          </table:table-cell>
          <table:table-cell office:value-type="float" office:value="47.282215" calcext:value-type="float">
            <text:p>47.282215</text:p>
          </table:table-cell>
          <table:table-cell office:value-type="float" office:value="47.592533" calcext:value-type="float">
            <text:p>47.592533</text:p>
          </table:table-cell>
          <table:table-cell office:value-type="float" office:value="47.545162" calcext:value-type="float">
            <text:p>47.545162</text:p>
          </table:table-cell>
          <table:table-cell office:value-type="float" office:value="47.856182" calcext:value-type="float">
            <text:p>47.856182</text:p>
          </table:table-cell>
          <table:table-cell office:value-type="float" office:value="47.810459" calcext:value-type="float">
            <text:p>47.810459</text:p>
          </table:table-cell>
          <table:table-cell office:value-type="float" office:value="47.940418" calcext:value-type="float">
            <text:p>47.940418</text:p>
          </table:table-cell>
          <table:table-cell office:value-type="float" office:value="48.145592" calcext:value-type="float">
            <text:p>48.145592</text:p>
          </table:table-cell>
          <table:table-cell office:value-type="float" office:value="48.386314" calcext:value-type="float">
            <text:p>48.386314</text:p>
          </table:table-cell>
          <table:table-cell office:value-type="float" office:value="48.40863" calcext:value-type="float">
            <text:p>48.40863</text:p>
          </table:table-cell>
          <table:table-cell office:value-type="float" office:value="48.467182" calcext:value-type="float">
            <text:p>48.467182</text:p>
          </table:table-cell>
          <table:table-cell office:value-type="float" office:value="48.598541" calcext:value-type="float">
            <text:p>48.598541</text:p>
          </table:table-cell>
          <table:table-cell office:value-type="float" office:value="48.806393" calcext:value-type="float">
            <text:p>48.806393</text:p>
          </table:table-cell>
          <table:table-cell office:value-type="float" office:value="49.049393" calcext:value-type="float">
            <text:p>49.049393</text:p>
          </table:table-cell>
          <table:table-cell office:value-type="float" office:value="49.182571" calcext:value-type="float">
            <text:p>49.182571</text:p>
          </table:table-cell>
          <table:table-cell office:value-type="float" office:value="49.205719" calcext:value-type="float">
            <text:p>49.205719</text:p>
          </table:table-cell>
          <table:table-cell office:value-type="float" office:value="49.262306" calcext:value-type="float">
            <text:p>49.262306</text:p>
          </table:table-cell>
          <table:table-cell office:value-type="float" office:value="49.396439" calcext:value-type="float">
            <text:p>49.396439</text:p>
          </table:table-cell>
          <table:table-cell office:value-type="float" office:value="49.603088" calcext:value-type="float">
            <text:p>49.603088</text:p>
          </table:table-cell>
          <table:table-cell office:value-type="float" office:value="49.660831" calcext:value-type="float">
            <text:p>49.660831</text:p>
          </table:table-cell>
          <table:table-cell office:value-type="float" office:value="49.793217" calcext:value-type="float">
            <text:p>49.793217</text:p>
          </table:table-cell>
          <table:table-cell office:value-type="float" office:value="50.003689" calcext:value-type="float">
            <text:p>50.003689</text:p>
          </table:table-cell>
          <table:table-cell office:value-type="float" office:value="50.251144" calcext:value-type="float">
            <text:p>50.251144</text:p>
          </table:table-cell>
          <table:table-cell office:value-type="float" office:value="50.272903" calcext:value-type="float">
            <text:p>50.272903</text:p>
          </table:table-cell>
          <table:table-cell office:value-type="float" office:value="50.522308" calcext:value-type="float">
            <text:p>50.522308</text:p>
          </table:table-cell>
          <table:table-cell office:value-type="float" office:value="50.543842" calcext:value-type="float">
            <text:p>50.543842</text:p>
          </table:table-cell>
          <table:table-cell office:value-type="float" office:value="50.677105" calcext:value-type="float">
            <text:p>50.677105</text:p>
          </table:table-cell>
          <table:table-cell office:value-type="float" office:value="50.733109" calcext:value-type="float">
            <text:p>50.733109</text:p>
          </table:table-cell>
          <table:table-cell office:value-type="float" office:value="50.945621" calcext:value-type="float">
            <text:p>50.945621</text:p>
          </table:table-cell>
          <table:table-cell office:value-type="float" office:value="50.999393" calcext:value-type="float">
            <text:p>50.999393</text:p>
          </table:table-cell>
          <table:table-cell office:value-type="float" office:value="51.132889" calcext:value-type="float">
            <text:p>51.132889</text:p>
          </table:table-cell>
          <table:table-cell office:value-type="float" office:value="51.269428" calcext:value-type="float">
            <text:p>51.269428</text:p>
          </table:table-cell>
          <table:table-cell office:value-type="float" office:value="51.402981" calcext:value-type="float">
            <text:p>51.402981</text:p>
          </table:table-cell>
          <table:table-cell office:value-type="float" office:value="51.620132" calcext:value-type="float">
            <text:p>51.620132</text:p>
          </table:table-cell>
          <table:table-cell office:value-type="float" office:value="51.672344" calcext:value-type="float">
            <text:p>51.672344</text:p>
          </table:table-cell>
          <table:table-cell office:value-type="float" office:value="51.806873" calcext:value-type="float">
            <text:p>51.806873</text:p>
          </table:table-cell>
          <table:table-cell office:value-type="float" office:value="51.941647" calcext:value-type="float">
            <text:p>51.941647</text:p>
          </table:table-cell>
          <table:table-cell office:value-type="float" office:value="52.274818" calcext:value-type="float">
            <text:p>52.274818</text:p>
          </table:table-cell>
          <table:table-cell office:value-type="float" office:value="52.213161" calcext:value-type="float">
            <text:p>52.213161</text:p>
          </table:table-cell>
          <table:table-cell office:value-type="float" office:value="52.430176" calcext:value-type="float">
            <text:p>52.430176</text:p>
          </table:table-cell>
          <table:table-cell office:value-type="float" office:value="52.566715" calcext:value-type="float">
            <text:p>52.566715</text:p>
          </table:table-cell>
          <table:table-cell office:value-type="float" office:value="52.619919" calcext:value-type="float">
            <text:p>52.619919</text:p>
          </table:table-cell>
          <table:table-cell office:value-type="float" office:value="52.968445" calcext:value-type="float">
            <text:p>52.968445</text:p>
          </table:table-cell>
          <table:table-cell office:value-type="float" office:value="52.973568" calcext:value-type="float">
            <text:p>52.973568</text:p>
          </table:table-cell>
          <table:table-cell office:value-type="float" office:value="53.108315" calcext:value-type="float">
            <text:p>53.108315</text:p>
          </table:table-cell>
          <table:table-cell office:value-type="float" office:value="53.163563" calcext:value-type="float">
            <text:p>53.163563</text:p>
          </table:table-cell>
          <table:table-cell office:value-type="float" office:value="53.515041" calcext:value-type="float">
            <text:p>53.515041</text:p>
          </table:table-cell>
          <table:table-cell office:value-type="float" office:value="53.437721" calcext:value-type="float">
            <text:p>53.437721</text:p>
          </table:table-cell>
          <table:table-cell office:value-type="float" office:value="53.573704" calcext:value-type="float">
            <text:p>53.573704</text:p>
          </table:table-cell>
          <table:table-cell office:value-type="float" office:value="53.914982" calcext:value-type="float">
            <text:p>53.914982</text:p>
          </table:table-cell>
          <table:table-cell office:value-type="float" office:value="54.053127" calcext:value-type="float">
            <text:p>54.053127</text:p>
          </table:table-cell>
          <table:table-cell office:value-type="float" office:value="54.203575" calcext:value-type="float">
            <text:p>54.203575</text:p>
          </table:table-cell>
          <table:table-cell office:value-type="float" office:value="54.123482" calcext:value-type="float">
            <text:p>54.123482</text:p>
          </table:table-cell>
          <table:table-cell office:value-type="float" office:value="54.467079" calcext:value-type="float">
            <text:p>54.467079</text:p>
          </table:table-cell>
          <table:table-cell office:value-type="float" office:value="54.603432" calcext:value-type="float">
            <text:p>54.603432</text:p>
          </table:table-cell>
          <table:table-cell office:value-type="float" office:value="54.741226" calcext:value-type="float">
            <text:p>54.741226</text:p>
          </table:table-cell>
          <table:table-cell office:value-type="float" office:value="54.881237" calcext:value-type="float">
            <text:p>54.881237</text:p>
          </table:table-cell>
          <table:table-cell office:value-type="float" office:value="54.896358" calcext:value-type="float">
            <text:p>54.896358</text:p>
          </table:table-cell>
          <table:table-cell office:value-type="float" office:value="55.157959" calcext:value-type="float">
            <text:p>55.157959</text:p>
          </table:table-cell>
          <table:table-cell office:value-type="float" office:value="55.310158" calcext:value-type="float">
            <text:p>55.310158</text:p>
          </table:table-cell>
          <table:table-cell office:value-type="float" office:value="55.439823" calcext:value-type="float">
            <text:p>55.439823</text:p>
          </table:table-cell>
          <table:table-cell office:value-type="float" office:value="55.365833" calcext:value-type="float">
            <text:p>55.365833</text:p>
          </table:table-cell>
          <table:table-cell office:value-type="float" office:value="55.715664" calcext:value-type="float">
            <text:p>55.715664</text:p>
          </table:table-cell>
          <table:table-cell office:value-type="float" office:value="55.728489" calcext:value-type="float">
            <text:p>55.728489</text:p>
          </table:table-cell>
          <table:table-cell office:value-type="float" office:value="55.993" calcext:value-type="float">
            <text:p>55.993</text:p>
          </table:table-cell>
          <table:table-cell office:value-type="float" office:value="55.919579" calcext:value-type="float">
            <text:p>55.919579</text:p>
          </table:table-cell>
          <table:table-cell office:value-type="float" office:value="56.272221" calcext:value-type="float">
            <text:p>56.272221</text:p>
          </table:table-cell>
          <table:table-cell office:value-type="float" office:value="56.199753" calcext:value-type="float">
            <text:p>56.199753</text:p>
          </table:table-cell>
          <table:table-cell office:value-type="float" office:value="58.263149" calcext:value-type="float">
            <text:p>58.263149</text:p>
          </table:table-cell>
          <table:table-cell office:value-type="float" office:value="56.564953" calcext:value-type="float">
            <text:p>56.564953</text:p>
          </table:table-cell>
          <table:table-cell office:value-type="float" office:value="56.831287" calcext:value-type="float">
            <text:p>56.831287</text:p>
          </table:table-cell>
          <table:table-cell office:value-type="float" office:value="56.75441" calcext:value-type="float">
            <text:p>56.75441</text:p>
          </table:table-cell>
          <table:table-cell office:value-type="float" office:value="57.11079" calcext:value-type="float">
            <text:p>57.11079</text:p>
          </table:table-cell>
          <table:table-cell office:value-type="float" office:value="57.120289" calcext:value-type="float">
            <text:p>57.120289</text:p>
          </table:table-cell>
          <table:table-cell office:value-type="float" office:value="57.390205" calcext:value-type="float">
            <text:p>57.390205</text:p>
          </table:table-cell>
          <table:table-cell office:value-type="float" office:value="57.530006" calcext:value-type="float">
            <text:p>57.530006</text:p>
          </table:table-cell>
          <table:table-cell office:value-type="float" office:value="57.451614" calcext:value-type="float">
            <text:p>57.451614</text:p>
          </table:table-cell>
          <table:table-cell office:value-type="float" office:value="57.811523" calcext:value-type="float">
            <text:p>57.811523</text:p>
          </table:table-cell>
          <table:table-cell office:value-type="float" office:value="57.950691" calcext:value-type="float">
            <text:p>57.950691</text:p>
          </table:table-cell>
          <table:table-cell office:value-type="float" office:value="57.872746" calcext:value-type="float">
            <text:p>57.872746</text:p>
          </table:table-cell>
          <table:table-cell office:value-type="float" office:value="58.233376" calcext:value-type="float">
            <text:p>58.233376</text:p>
          </table:table-cell>
          <table:table-cell office:value-type="float" office:value="58.372936" calcext:value-type="float">
            <text:p>58.372936</text:p>
          </table:table-cell>
          <table:table-cell office:value-type="float" office:value="58.381882" calcext:value-type="float">
            <text:p>58.381882</text:p>
          </table:table-cell>
          <table:table-cell office:value-type="float" office:value="58.670425" calcext:value-type="float">
            <text:p>58.670425</text:p>
          </table:table-cell>
          <table:table-cell office:value-type="float" office:value="58.576916" calcext:value-type="float">
            <text:p>58.576916</text:p>
          </table:table-cell>
          <table:table-cell office:value-type="float" office:value="58.941784" calcext:value-type="float">
            <text:p>58.941784</text:p>
          </table:table-cell>
          <table:table-cell office:value-type="float" office:value="59.097511" calcext:value-type="float">
            <text:p>59.097511</text:p>
          </table:table-cell>
          <table:table-cell office:value-type="float" office:value="59.22678" calcext:value-type="float">
            <text:p>59.22678</text:p>
          </table:table-cell>
          <table:table-cell office:value-type="float" office:value="59.368153" calcext:value-type="float">
            <text:p>59.368153</text:p>
          </table:table-cell>
          <table:table-cell office:value-type="float" office:value="59.510738" calcext:value-type="float">
            <text:p>59.510738</text:p>
          </table:table-cell>
          <table:table-cell office:value-type="float" office:value="59.517944" calcext:value-type="float">
            <text:p>59.517944</text:p>
          </table:table-cell>
          <table:table-cell office:value-type="float" office:value="59.807652" calcext:value-type="float">
            <text:p>59.807652</text:p>
          </table:table-cell>
          <table:table-cell office:value-type="float" office:value="59.801254" calcext:value-type="float">
            <text:p>59.801254</text:p>
          </table:table-cell>
          <table:table-cell office:value-type="float" office:value="60.079178" calcext:value-type="float">
            <text:p>60.079178</text:p>
          </table:table-cell>
          <table:table-cell office:value-type="float" office:value="59.995174" calcext:value-type="float">
            <text:p>59.995174</text:p>
          </table:table-cell>
          <table:table-cell office:value-type="float" office:value="60.36256" calcext:value-type="float">
            <text:p>60.36256</text:p>
          </table:table-cell>
          <table:table-cell office:value-type="float" office:value="60.277248" calcext:value-type="float">
            <text:p>60.277248</text:p>
          </table:table-cell>
          <table:table-cell office:value-type="float" office:value="60.513" calcext:value-type="float">
            <text:p>60.513</text:p>
          </table:table-cell>
          <table:table-cell office:value-type="float" office:value="60.792095" calcext:value-type="float">
            <text:p>60.792095</text:p>
          </table:table-cell>
          <table:table-cell office:value-type="float" office:value="60.948647" calcext:value-type="float">
            <text:p>60.948647</text:p>
          </table:table-cell>
          <table:table-cell office:value-type="float" office:value="60.941273" calcext:value-type="float">
            <text:p>60.941273</text:p>
          </table:table-cell>
          <table:table-cell office:value-type="float" office:value="61.235199" calcext:value-type="float">
            <text:p>61.235199</text:p>
          </table:table-cell>
          <table:table-cell office:value-type="float" office:value="61.366257" calcext:value-type="float">
            <text:p>61.366257</text:p>
          </table:table-cell>
          <table:table-cell office:value-type="float" office:value="61.343948" calcext:value-type="float">
            <text:p>61.343948</text:p>
          </table:table-cell>
          <table:table-cell office:value-type="float" office:value="61.549953" calcext:value-type="float">
            <text:p>61.549953</text:p>
          </table:table-cell>
          <table:table-cell office:value-type="float" office:value="61.778942" calcext:value-type="float">
            <text:p>61.778942</text:p>
          </table:table-cell>
          <table:table-cell office:value-type="float" office:value="61.881577" calcext:value-type="float">
            <text:p>61.881577</text:p>
          </table:table-cell>
          <table:table-cell office:value-type="float" office:value="62.089005" calcext:value-type="float">
            <text:p>62.089005</text:p>
          </table:table-cell>
          <table:table-cell office:value-type="float" office:value="62.164356" calcext:value-type="float">
            <text:p>62.164356</text:p>
          </table:table-cell>
          <table:table-cell office:value-type="float" office:value="62.376671" calcext:value-type="float">
            <text:p>62.376671</text:p>
          </table:table-cell>
          <table:table-cell office:value-type="float" office:value="62.369774" calcext:value-type="float">
            <text:p>62.369774</text:p>
          </table:table-cell>
          <table:table-cell office:value-type="float" office:value="62.558102" calcext:value-type="float">
            <text:p>62.558102</text:p>
          </table:table-cell>
          <table:table-cell office:value-type="float" office:value="62.7178" calcext:value-type="float">
            <text:p>62.7178</text:p>
          </table:table-cell>
          <table:table-cell office:value-type="float" office:value="62.832539" calcext:value-type="float">
            <text:p>62.832539</text:p>
          </table:table-cell>
          <table:table-cell office:value-type="float" office:value="62.994663" calcext:value-type="float">
            <text:p>62.994663</text:p>
          </table:table-cell>
          <table:table-cell office:value-type="float" office:value="63.13689" calcext:value-type="float">
            <text:p>63.13689</text:p>
          </table:table-cell>
          <table:table-cell office:value-type="float" office:value="63.273773" calcext:value-type="float">
            <text:p>63.273773</text:p>
          </table:table-cell>
          <table:table-cell office:value-type="float" office:value="63.430904" calcext:value-type="float">
            <text:p>63.430904</text:p>
          </table:table-cell>
          <table:table-cell office:value-type="float" office:value="63.606297" calcext:value-type="float">
            <text:p>63.606297</text:p>
          </table:table-cell>
          <table:table-cell office:value-type="float" office:value="63.822304" calcext:value-type="float">
            <text:p>63.822304</text:p>
          </table:table-cell>
          <table:table-cell office:value-type="float" office:value="63.85112" calcext:value-type="float">
            <text:p>63.85112</text:p>
          </table:table-cell>
          <table:table-cell office:value-type="float" office:value="64.123848" calcext:value-type="float">
            <text:p>64.123848</text:p>
          </table:table-cell>
          <table:table-cell office:value-type="float" office:value="64.14344" calcext:value-type="float">
            <text:p>64.14344</text:p>
          </table:table-cell>
          <table:table-cell office:value-type="float" office:value="64.416443" calcext:value-type="float">
            <text:p>64.416443</text:p>
          </table:table-cell>
          <table:table-cell office:value-type="float" office:value="64.479477" calcext:value-type="float">
            <text:p>64.479477</text:p>
          </table:table-cell>
          <table:table-cell office:value-type="float" office:value="64.695236" calcext:value-type="float">
            <text:p>64.695236</text:p>
          </table:table-cell>
          <table:table-cell office:value-type="float" office:value="64.806183" calcext:value-type="float">
            <text:p>64.806183</text:p>
          </table:table-cell>
          <table:table-cell office:value-type="float" office:value="64.99884" calcext:value-type="float">
            <text:p>64.99884</text:p>
          </table:table-cell>
          <table:table-cell office:value-type="float" office:value="64.899612" calcext:value-type="float">
            <text:p>64.899612</text:p>
          </table:table-cell>
          <table:table-cell office:value-type="float" office:value="65.215286" calcext:value-type="float">
            <text:p>65.215286</text:p>
          </table:table-cell>
          <table:table-cell office:value-type="float" office:value="65.324432" calcext:value-type="float">
            <text:p>65.324432</text:p>
          </table:table-cell>
          <table:table-cell office:value-type="float" office:value="65.457977" calcext:value-type="float">
            <text:p>65.457977</text:p>
          </table:table-cell>
          <table:table-cell office:value-type="float" office:value="65.603325" calcext:value-type="float">
            <text:p>65.603325</text:p>
          </table:table-cell>
          <table:table-cell office:value-type="float" office:value="65.704651" calcext:value-type="float">
            <text:p>65.704651</text:p>
          </table:table-cell>
          <table:table-cell office:value-type="float" office:value="65.881248" calcext:value-type="float">
            <text:p>65.881248</text:p>
          </table:table-cell>
          <table:table-cell office:value-type="float" office:value="66.132057" calcext:value-type="float">
            <text:p>66.132057</text:p>
          </table:table-cell>
          <table:table-cell office:value-type="float" office:value="66.206032" calcext:value-type="float">
            <text:p>66.206032</text:p>
          </table:table-cell>
          <table:table-cell office:value-type="float" office:value="66.355103" calcext:value-type="float">
            <text:p>66.355103</text:p>
          </table:table-cell>
          <table:table-cell office:value-type="float" office:value="66.503502" calcext:value-type="float">
            <text:p>66.503502</text:p>
          </table:table-cell>
          <table:table-cell office:value-type="float" office:value="66.653145" calcext:value-type="float">
            <text:p>66.653145</text:p>
          </table:table-cell>
          <table:table-cell office:value-type="float" office:value="66.789902" calcext:value-type="float">
            <text:p>66.789902</text:p>
          </table:table-cell>
          <table:table-cell office:value-type="float" office:value="66.949585" calcext:value-type="float">
            <text:p>66.949585</text:p>
          </table:table-cell>
          <table:table-cell office:value-type="float" office:value="67.25721" calcext:value-type="float">
            <text:p>67.25721</text:p>
          </table:table-cell>
          <table:table-cell office:value-type="float" office:value="67.354881" calcext:value-type="float">
            <text:p>67.354881</text:p>
          </table:table-cell>
          <table:table-cell office:value-type="float" office:value="67.24765" calcext:value-type="float">
            <text:p>67.24765</text:p>
          </table:table-cell>
          <table:table-cell office:value-type="float" office:value="67.650711" calcext:value-type="float">
            <text:p>67.650711</text:p>
          </table:table-cell>
          <table:table-cell office:value-type="float" office:value="67.798256" calcext:value-type="float">
            <text:p>67.798256</text:p>
          </table:table-cell>
          <table:table-cell office:value-type="float" office:value="67.79335" calcext:value-type="float">
            <text:p>67.79335</text:p>
          </table:table-cell>
          <table:table-cell office:value-type="float" office:value="68.095146" calcext:value-type="float">
            <text:p>68.095146</text:p>
          </table:table-cell>
          <table:table-cell office:value-type="float" office:value="68.243919" calcext:value-type="float">
            <text:p>68.243919</text:p>
          </table:table-cell>
          <table:table-cell office:value-type="float" office:value="68.13385" calcext:value-type="float">
            <text:p>68.13385</text:p>
          </table:table-cell>
          <table:table-cell office:value-type="float" office:value="68.281364" calcext:value-type="float">
            <text:p>68.281364</text:p>
          </table:table-cell>
          <table:table-cell office:value-type="float" office:value="68.535088" calcext:value-type="float">
            <text:p>68.535088</text:p>
          </table:table-cell>
          <table:table-cell office:value-type="float" office:value="68.57885" calcext:value-type="float">
            <text:p>68.57885</text:p>
          </table:table-cell>
          <table:table-cell office:value-type="float" office:value="69.005905" calcext:value-type="float">
            <text:p>69.005905</text:p>
          </table:table-cell>
          <table:table-cell office:value-type="float" office:value="68.876511" calcext:value-type="float">
            <text:p>68.876511</text:p>
          </table:table-cell>
          <table:table-cell office:value-type="float" office:value="69.024452" calcext:value-type="float">
            <text:p>69.024452</text:p>
          </table:table-cell>
          <table:table-cell office:value-type="float" office:value="69.173714" calcext:value-type="float">
            <text:p>69.173714</text:p>
          </table:table-cell>
          <table:table-cell office:value-type="float" office:value="69.32296" calcext:value-type="float">
            <text:p>69.32296</text:p>
          </table:table-cell>
          <table:table-cell office:value-type="float" office:value="69.474815" calcext:value-type="float">
            <text:p>69.474815</text:p>
          </table:table-cell>
          <table:table-cell office:value-type="float" office:value="69.623344" calcext:value-type="float">
            <text:p>69.623344</text:p>
          </table:table-cell>
          <table:table-cell office:value-type="float" office:value="70.036209" calcext:value-type="float">
            <text:p>70.036209</text:p>
          </table:table-cell>
          <table:table-cell office:value-type="float" office:value="70.031219" calcext:value-type="float">
            <text:p>70.031219</text:p>
          </table:table-cell>
          <table:table-cell office:value-type="float" office:value="70.070396" calcext:value-type="float">
            <text:p>70.070396</text:p>
          </table:table-cell>
          <table:table-cell office:value-type="float" office:value="70.218369" calcext:value-type="float">
            <text:p>70.218369</text:p>
          </table:table-cell>
          <table:table-cell office:value-type="float" office:value="70.65139" calcext:value-type="float">
            <text:p>70.65139</text:p>
          </table:table-cell>
          <table:table-cell office:value-type="float" office:value="70.518883" calcext:value-type="float">
            <text:p>70.518883</text:p>
          </table:table-cell>
          <table:table-cell office:value-type="float" office:value="70.936668" calcext:value-type="float">
            <text:p>70.936668</text:p>
          </table:table-cell>
          <table:table-cell office:value-type="float" office:value="70.819839" calcext:value-type="float">
            <text:p>70.819839</text:p>
          </table:table-cell>
          <table:table-cell office:value-type="float" office:value="70.973022" calcext:value-type="float">
            <text:p>70.973022</text:p>
          </table:table-cell>
          <table:table-cell office:value-type="float" office:value="71.412033" calcext:value-type="float">
            <text:p>71.412033</text:p>
          </table:table-cell>
          <table:table-cell office:value-type="float" office:value="71.273491" calcext:value-type="float">
            <text:p>71.273491</text:p>
          </table:table-cell>
          <table:table-cell office:value-type="float" office:value="71.697777" calcext:value-type="float">
            <text:p>71.697777</text:p>
          </table:table-cell>
          <table:table-cell office:value-type="float" office:value="71.576653" calcext:value-type="float">
            <text:p>71.576653</text:p>
          </table:table-cell>
          <table:table-cell office:value-type="float" office:value="71.724617" calcext:value-type="float">
            <text:p>71.724617</text:p>
          </table:table-cell>
          <table:table-cell office:value-type="float" office:value="72.149956" calcext:value-type="float">
            <text:p>72.149956</text:p>
          </table:table-cell>
          <table:table-cell office:value-type="float" office:value="72.320038" calcext:value-type="float">
            <text:p>72.320038</text:p>
          </table:table-cell>
          <table:table-cell office:value-type="float" office:value="72.452293" calcext:value-type="float">
            <text:p>72.452293</text:p>
          </table:table-cell>
          <table:table-cell office:value-type="float" office:value="72.442833" calcext:value-type="float">
            <text:p>72.442833</text:p>
          </table:table-cell>
          <table:table-cell office:value-type="float" office:value="72.773788" calcext:value-type="float">
            <text:p>72.773788</text:p>
          </table:table-cell>
          <table:table-cell office:value-type="float" office:value="72.633255" calcext:value-type="float">
            <text:p>72.633255</text:p>
          </table:table-cell>
          <table:table-cell office:value-type="float" office:value="72.785873" calcext:value-type="float">
            <text:p>72.785873</text:p>
          </table:table-cell>
          <table:table-cell office:value-type="float" office:value="72.936653" calcext:value-type="float">
            <text:p>72.936653</text:p>
          </table:table-cell>
          <table:table-cell office:value-type="float" office:value="73.367104" calcext:value-type="float">
            <text:p>73.367104</text:p>
          </table:table-cell>
          <table:table-cell office:value-type="float" office:value="73.353699" calcext:value-type="float">
            <text:p>73.353699</text:p>
          </table:table-cell>
          <table:table-cell office:value-type="float" office:value="73.674057" calcext:value-type="float">
            <text:p>73.674057</text:p>
          </table:table-cell>
          <table:table-cell office:value-type="float" office:value="73.660736" calcext:value-type="float">
            <text:p>73.660736</text:p>
          </table:table-cell>
          <table:table-cell office:value-type="float" office:value="73.97876" calcext:value-type="float">
            <text:p>73.97876</text:p>
          </table:table-cell>
          <table:table-cell office:value-type="float" office:value="74.131363" calcext:value-type="float">
            <text:p>74.131363</text:p>
          </table:table-cell>
          <table:table-cell office:value-type="float" office:value="74.002289" calcext:value-type="float">
            <text:p>74.002289</text:p>
          </table:table-cell>
          <table:table-cell office:value-type="float" office:value="74.152771" calcext:value-type="float">
            <text:p>74.152771</text:p>
          </table:table-cell>
          <table:table-cell office:value-type="float" office:value="74.609459" calcext:value-type="float">
            <text:p>74.609459</text:p>
          </table:table-cell>
          <table:table-cell office:value-type="float" office:value="74.461128" calcext:value-type="float">
            <text:p>74.461128</text:p>
          </table:table-cell>
          <table:table-cell office:value-type="float" office:value="74.613029" calcext:value-type="float">
            <text:p>74.613029</text:p>
          </table:table-cell>
          <table:table-cell office:value-type="float" office:value="75.048859" calcext:value-type="float">
            <text:p>75.048859</text:p>
          </table:table-cell>
          <table:table-cell office:value-type="float" office:value="74.918846" calcext:value-type="float">
            <text:p>74.918846</text:p>
          </table:table-cell>
          <table:table-cell office:value-type="float" office:value="75.357536" calcext:value-type="float">
            <text:p>75.357536</text:p>
          </table:table-cell>
          <table:table-cell office:value-type="float" office:value="75.226013" calcext:value-type="float">
            <text:p>75.226013</text:p>
          </table:table-cell>
          <table:table-cell office:value-type="float" office:value="75.380249" calcext:value-type="float">
            <text:p>75.380249</text:p>
          </table:table-cell>
          <table:table-cell office:value-type="float" office:value="75.840744" calcext:value-type="float">
            <text:p>75.840744</text:p>
          </table:table-cell>
          <table:table-cell office:value-type="float" office:value="75.689034" calcext:value-type="float">
            <text:p>75.689034</text:p>
          </table:table-cell>
          <table:table-cell office:value-type="float" office:value="75.843315" calcext:value-type="float">
            <text:p>75.843315</text:p>
          </table:table-cell>
          <table:table-cell office:value-type="float" office:value="75.997406" calcext:value-type="float">
            <text:p>75.997406</text:p>
          </table:table-cell>
          <table:table-cell office:value-type="float" office:value="76.441154" calcext:value-type="float">
            <text:p>76.441154</text:p>
          </table:table-cell>
          <table:table-cell office:value-type="float" office:value="76.305595" calcext:value-type="float">
            <text:p>76.305595</text:p>
          </table:table-cell>
          <table:table-cell office:value-type="float" office:value="76.579086" calcext:value-type="float">
            <text:p>76.579086</text:p>
          </table:table-cell>
          <table:table-cell office:value-type="float" office:value="76.614761" calcext:value-type="float">
            <text:p>76.614761</text:p>
          </table:table-cell>
          <table:table-cell office:value-type="float" office:value="76.769356" calcext:value-type="float">
            <text:p>76.769356</text:p>
          </table:table-cell>
          <table:table-cell office:value-type="float" office:value="76.925827" calcext:value-type="float">
            <text:p>76.925827</text:p>
          </table:table-cell>
          <table:table-cell office:value-type="float" office:value="77.197243" calcext:value-type="float">
            <text:p>77.197243</text:p>
          </table:table-cell>
          <table:table-cell office:value-type="float" office:value="77.234238" calcext:value-type="float">
            <text:p>77.234238</text:p>
          </table:table-cell>
          <table:table-cell office:value-type="float" office:value="77.683563" calcext:value-type="float">
            <text:p>77.683563</text:p>
          </table:table-cell>
          <table:table-cell office:value-type="float" office:value="77.838318" calcext:value-type="float">
            <text:p>77.838318</text:p>
          </table:table-cell>
          <table:table-cell office:value-type="float" office:value="77.699181" calcext:value-type="float">
            <text:p>77.699181</text:p>
          </table:table-cell>
          <table:table-cell office:value-type="float" office:value="77.853821" calcext:value-type="float">
            <text:p>77.853821</text:p>
          </table:table-cell>
          <table:table-cell office:value-type="float" office:value="78.008324" calcext:value-type="float">
            <text:p>78.008324</text:p>
          </table:table-cell>
          <table:table-cell office:value-type="float" office:value="78.164413" calcext:value-type="float">
            <text:p>78.164413</text:p>
          </table:table-cell>
          <table:table-cell office:value-type="float" office:value="78.320084" calcext:value-type="float">
            <text:p>78.320084</text:p>
          </table:table-cell>
          <table:table-cell office:value-type="float" office:value="78.475006" calcext:value-type="float">
            <text:p>78.475006</text:p>
          </table:table-cell>
          <table:table-cell office:value-type="float" office:value="78.629509" calcext:value-type="float">
            <text:p>78.629509</text:p>
          </table:table-cell>
          <table:table-cell office:value-type="float" office:value="78.785255" calcext:value-type="float">
            <text:p>78.785255</text:p>
          </table:table-cell>
          <table:table-cell office:value-type="float" office:value="78.940491" calcext:value-type="float">
            <text:p>78.940491</text:p>
          </table:table-cell>
          <table:table-cell office:value-type="float" office:value="79.218666" calcext:value-type="float">
            <text:p>79.218666</text:p>
          </table:table-cell>
          <table:table-cell office:value-type="float" office:value="79.252907" calcext:value-type="float">
            <text:p>79.252907</text:p>
          </table:table-cell>
          <table:table-cell office:value-type="float" office:value="79.530807" calcext:value-type="float">
            <text:p>79.530807</text:p>
          </table:table-cell>
          <table:table-cell office:value-type="float" office:value="79.565865" calcext:value-type="float">
            <text:p>79.565865</text:p>
          </table:table-cell>
          <table:table-cell office:value-type="float" office:value="79.721466" calcext:value-type="float">
            <text:p>79.721466</text:p>
          </table:table-cell>
          <table:table-cell office:value-type="float" office:value="79.878273" calcext:value-type="float">
            <text:p>79.878273</text:p>
          </table:table-cell>
          <table:table-cell office:value-type="float" office:value="80.036263" calcext:value-type="float">
            <text:p>80.036263</text:p>
          </table:table-cell>
          <table:table-cell office:value-type="float" office:value="80.498291" calcext:value-type="float">
            <text:p>80.498291</text:p>
          </table:table-cell>
          <table:table-cell office:value-type="float" office:value="80.350693" calcext:value-type="float">
            <text:p>80.350693</text:p>
          </table:table-cell>
          <table:table-cell office:value-type="float" office:value="80.506226" calcext:value-type="float">
            <text:p>80.506226</text:p>
          </table:table-cell>
          <table:table-cell office:value-type="float" office:value="80.788239" calcext:value-type="float">
            <text:p>80.788239</text:p>
          </table:table-cell>
          <table:table-cell office:value-type="float" office:value="80.821564" calcext:value-type="float">
            <text:p>80.821564</text:p>
          </table:table-cell>
          <table:table-cell office:value-type="float" office:value="80.980682" calcext:value-type="float">
            <text:p>80.980682</text:p>
          </table:table-cell>
          <table:table-cell office:value-type="float" office:value="81.137909" calcext:value-type="float">
            <text:p>81.137909</text:p>
          </table:table-cell>
          <table:table-cell office:value-type="float" office:value="81.420319" calcext:value-type="float">
            <text:p>81.420319</text:p>
          </table:table-cell>
          <table:table-cell office:value-type="float" office:value="81.452606" calcext:value-type="float">
            <text:p>81.452606</text:p>
          </table:table-cell>
          <table:table-cell office:value-type="float" office:value="81.611259" calcext:value-type="float">
            <text:p>81.611259</text:p>
          </table:table-cell>
          <table:table-cell office:value-type="float" office:value="81.768181" calcext:value-type="float">
            <text:p>81.768181</text:p>
          </table:table-cell>
          <table:table-cell office:value-type="float" office:value="81.925072" calcext:value-type="float">
            <text:p>81.925072</text:p>
          </table:table-cell>
          <table:table-cell office:value-type="float" office:value="82.082581" calcext:value-type="float">
            <text:p>82.082581</text:p>
          </table:table-cell>
          <table:table-cell office:value-type="float" office:value="82.241463" calcext:value-type="float">
            <text:p>82.241463</text:p>
          </table:table-cell>
          <table:table-cell office:value-type="float" office:value="82.712639" calcext:value-type="float">
            <text:p>82.712639</text:p>
          </table:table-cell>
          <table:table-cell office:value-type="float" office:value="82.556274" calcext:value-type="float">
            <text:p>82.556274</text:p>
          </table:table-cell>
          <table:table-cell office:value-type="float" office:value="82.715569" calcext:value-type="float">
            <text:p>82.715569</text:p>
          </table:table-cell>
          <table:table-cell office:value-type="float" office:value="82.875793" calcext:value-type="float">
            <text:p>82.875793</text:p>
          </table:table-cell>
          <table:table-cell office:value-type="float" office:value="83.03392" calcext:value-type="float">
            <text:p>83.03392</text:p>
          </table:table-cell>
          <table:table-cell office:value-type="float" office:value="83.190521" calcext:value-type="float">
            <text:p>83.190521</text:p>
          </table:table-cell>
          <table:table-cell office:value-type="float" office:value="83.350273" calcext:value-type="float">
            <text:p>83.350273</text:p>
          </table:table-cell>
          <table:table-cell office:value-type="float" office:value="83.639702" calcext:value-type="float">
            <text:p>83.639702</text:p>
          </table:table-cell>
          <table:table-cell office:value-type="float" office:value="83.675468" calcext:value-type="float">
            <text:p>83.675468</text:p>
          </table:table-cell>
          <table:table-cell office:value-type="float" office:value="83.830513" calcext:value-type="float">
            <text:p>83.830513</text:p>
          </table:table-cell>
          <table:table-cell office:value-type="float" office:value="83.986664" calcext:value-type="float">
            <text:p>83.986664</text:p>
          </table:table-cell>
          <table:table-cell office:value-type="float" office:value="84.146942" calcext:value-type="float">
            <text:p>84.146942</text:p>
          </table:table-cell>
          <table:table-cell office:value-type="float" office:value="84.306526" calcext:value-type="float">
            <text:p>84.306526</text:p>
          </table:table-cell>
          <table:table-cell office:value-type="float" office:value="84.464714" calcext:value-type="float">
            <text:p>84.464714</text:p>
          </table:table-cell>
          <table:table-cell office:value-type="float" office:value="84.627724" calcext:value-type="float">
            <text:p>84.627724</text:p>
          </table:table-cell>
          <table:table-cell office:value-type="float" office:value="84.787323" calcext:value-type="float">
            <text:p>84.787323</text:p>
          </table:table-cell>
          <table:table-cell office:value-type="float" office:value="84.946045" calcext:value-type="float">
            <text:p>84.946045</text:p>
          </table:table-cell>
          <table:table-cell office:value-type="float" office:value="85.107552" calcext:value-type="float">
            <text:p>85.107552</text:p>
          </table:table-cell>
          <table:table-cell office:value-type="float" office:value="85.267838" calcext:value-type="float">
            <text:p>85.267838</text:p>
          </table:table-cell>
          <table:table-cell office:value-type="float" office:value="85.752907" calcext:value-type="float">
            <text:p>85.752907</text:p>
          </table:table-cell>
          <table:table-cell office:value-type="float" office:value="85.586769" calcext:value-type="float">
            <text:p>85.586769</text:p>
          </table:table-cell>
          <table:table-cell office:value-type="float" office:value="86.072617" calcext:value-type="float">
            <text:p>86.072617</text:p>
          </table:table-cell>
          <table:table-cell office:value-type="float" office:value="85.911453" calcext:value-type="float">
            <text:p>85.911453</text:p>
          </table:table-cell>
          <table:table-cell office:value-type="float" office:value="86.068146" calcext:value-type="float">
            <text:p>86.068146</text:p>
          </table:table-cell>
          <table:table-cell office:value-type="float" office:value="86.227135" calcext:value-type="float">
            <text:p>86.227135</text:p>
          </table:table-cell>
          <table:table-cell office:value-type="float" office:value="86.388481" calcext:value-type="float">
            <text:p>86.388481</text:p>
          </table:table-cell>
          <table:table-cell office:value-type="float" office:value="86.877228" calcext:value-type="float">
            <text:p>86.877228</text:p>
          </table:table-cell>
          <table:table-cell office:value-type="float" office:value="86.707504" calcext:value-type="float">
            <text:p>86.707504</text:p>
          </table:table-cell>
          <table:table-cell office:value-type="float" office:value="87.220978" calcext:value-type="float">
            <text:p>87.220978</text:p>
          </table:table-cell>
          <table:table-cell office:value-type="float" office:value="87.031487" calcext:value-type="float">
            <text:p>87.031487</text:p>
          </table:table-cell>
          <table:table-cell office:value-type="float" office:value="87.524399" calcext:value-type="float">
            <text:p>87.524399</text:p>
          </table:table-cell>
          <table:table-cell office:value-type="float" office:value="87.685806" calcext:value-type="float">
            <text:p>87.685806</text:p>
          </table:table-cell>
          <table:table-cell office:value-type="float" office:value="87.849953" calcext:value-type="float">
            <text:p>87.849953</text:p>
          </table:table-cell>
          <table:table-cell office:value-type="float" office:value="87.679466" calcext:value-type="float">
            <text:p>87.679466</text:p>
          </table:table-cell>
          <table:table-cell office:value-type="float" office:value="87.976906" calcext:value-type="float">
            <text:p>87.976906</text:p>
          </table:table-cell>
          <table:table-cell office:value-type="float" office:value="88.338531" calcext:value-type="float">
            <text:p>88.338531</text:p>
          </table:table-cell>
          <table:table-cell office:value-type="float" office:value="88.502243" calcext:value-type="float">
            <text:p>88.502243</text:p>
          </table:table-cell>
          <table:table-cell office:value-type="float" office:value="88.664818" calcext:value-type="float">
            <text:p>88.664818</text:p>
          </table:table-cell>
          <table:table-cell office:value-type="float" office:value="88.826645" calcext:value-type="float">
            <text:p>88.826645</text:p>
          </table:table-cell>
          <table:table-cell office:value-type="float" office:value="88.650856" calcext:value-type="float">
            <text:p>88.650856</text:p>
          </table:table-cell>
          <table:table-cell office:value-type="float" office:value="88.817619" calcext:value-type="float">
            <text:p>88.817619</text:p>
          </table:table-cell>
          <table:table-cell office:value-type="float" office:value="89.118034" calcext:value-type="float">
            <text:p>89.118034</text:p>
          </table:table-cell>
          <table:table-cell office:value-type="float" office:value="89.330551" calcext:value-type="float">
            <text:p>89.330551</text:p>
          </table:table-cell>
          <table:table-cell office:value-type="float" office:value="89.304413" calcext:value-type="float">
            <text:p>89.304413</text:p>
          </table:table-cell>
          <table:table-cell office:value-type="float" office:value="89.606377" calcext:value-type="float">
            <text:p>89.606377</text:p>
          </table:table-cell>
          <table:table-cell office:value-type="float" office:value="89.849304" calcext:value-type="float">
            <text:p>89.849304</text:p>
          </table:table-cell>
          <table:table-cell office:value-type="float" office:value="89.923683" calcext:value-type="float">
            <text:p>89.923683</text:p>
          </table:table-cell>
          <table:table-cell office:value-type="float" office:value="90.089546" calcext:value-type="float">
            <text:p>90.089546</text:p>
          </table:table-cell>
          <table:table-cell office:value-type="float" office:value="90.248093" calcext:value-type="float">
            <text:p>90.248093</text:p>
          </table:table-cell>
          <table:table-cell office:value-type="float" office:value="90.4496" calcext:value-type="float">
            <text:p>90.4496</text:p>
          </table:table-cell>
          <table:table-cell office:value-type="float" office:value="90.48896" calcext:value-type="float">
            <text:p>90.48896</text:p>
          </table:table-cell>
          <table:table-cell office:value-type="float" office:value="90.743141" calcext:value-type="float">
            <text:p>90.743141</text:p>
          </table:table-cell>
          <table:table-cell office:value-type="float" office:value="91.136383" calcext:value-type="float">
            <text:p>91.136383</text:p>
          </table:table-cell>
          <table:table-cell office:value-type="float" office:value="91.30011" calcext:value-type="float">
            <text:p>91.30011</text:p>
          </table:table-cell>
          <table:table-cell office:value-type="float" office:value="91.23362" calcext:value-type="float">
            <text:p>91.23362</text:p>
          </table:table-cell>
          <table:table-cell office:value-type="float" office:value="91.256317" calcext:value-type="float">
            <text:p>91.256317</text:p>
          </table:table-cell>
          <table:table-cell office:value-type="float" office:value="91.422508" calcext:value-type="float">
            <text:p>91.422508</text:p>
          </table:table-cell>
          <table:table-cell office:value-type="float" office:value="91.58654" calcext:value-type="float">
            <text:p>91.58654</text:p>
          </table:table-cell>
          <table:table-cell office:value-type="float" office:value="91.752769" calcext:value-type="float">
            <text:p>91.752769</text:p>
          </table:table-cell>
          <table:table-cell office:value-type="float" office:value="91.916718" calcext:value-type="float">
            <text:p>91.916718</text:p>
          </table:table-cell>
          <table:table-cell office:value-type="float" office:value="92.433517" calcext:value-type="float">
            <text:p>92.433517</text:p>
          </table:table-cell>
          <table:table-cell office:value-type="float" office:value="92.389343" calcext:value-type="float">
            <text:p>92.389343</text:p>
          </table:table-cell>
          <table:table-cell office:value-type="float" office:value="92.790939" calcext:value-type="float">
            <text:p>92.790939</text:p>
          </table:table-cell>
          <table:table-cell office:value-type="float" office:value="92.575317" calcext:value-type="float">
            <text:p>92.575317</text:p>
          </table:table-cell>
          <table:table-cell office:value-type="float" office:value="93.094002" calcext:value-type="float">
            <text:p>93.094002</text:p>
          </table:table-cell>
          <table:table-cell office:value-type="float" office:value="93.051659" calcext:value-type="float">
            <text:p>93.051659</text:p>
          </table:table-cell>
          <table:table-cell office:value-type="float" office:value="93.074989" calcext:value-type="float">
            <text:p>93.074989</text:p>
          </table:table-cell>
          <table:table-cell office:value-type="float" office:value="93.240135" calcext:value-type="float">
            <text:p>93.240135</text:p>
          </table:table-cell>
          <table:table-cell office:value-type="float" office:value="93.55072" calcext:value-type="float">
            <text:p>93.55072</text:p>
          </table:table-cell>
          <table:table-cell office:value-type="float" office:value="93.71479" calcext:value-type="float">
            <text:p>93.71479</text:p>
          </table:table-cell>
          <table:table-cell office:value-type="float" office:value="93.865585" calcext:value-type="float">
            <text:p>93.865585</text:p>
          </table:table-cell>
          <table:table-cell office:value-type="float" office:value="94.042503" calcext:value-type="float">
            <text:p>94.042503</text:p>
          </table:table-cell>
          <table:table-cell office:value-type="float" office:value="94.208984" calcext:value-type="float">
            <text:p>94.208984</text:p>
          </table:table-cell>
          <table:table-cell office:value-type="float" office:value="94.358719" calcext:value-type="float">
            <text:p>94.358719</text:p>
          </table:table-cell>
          <table:table-cell office:value-type="float" office:value="94.556541" calcext:value-type="float">
            <text:p>94.556541</text:p>
          </table:table-cell>
          <table:table-cell office:value-type="float" office:value="94.71244" calcext:value-type="float">
            <text:p>94.71244</text:p>
          </table:table-cell>
          <table:table-cell office:value-type="float" office:value="94.873947" calcext:value-type="float">
            <text:p>94.873947</text:p>
          </table:table-cell>
          <table:table-cell office:value-type="float" office:value="95.031464" calcext:value-type="float">
            <text:p>95.031464</text:p>
          </table:table-cell>
          <table:table-cell office:value-type="float" office:value="95.208511" calcext:value-type="float">
            <text:p>95.208511</text:p>
          </table:table-cell>
          <table:table-cell office:value-type="float" office:value="95.352966" calcext:value-type="float">
            <text:p>95.352966</text:p>
          </table:table-cell>
          <table:table-cell office:value-type="float" office:value="95.524223" calcext:value-type="float">
            <text:p>95.524223</text:p>
          </table:table-cell>
          <table:table-cell office:value-type="float" office:value="95.677544" calcext:value-type="float">
            <text:p>95.677544</text:p>
          </table:table-cell>
          <table:table-cell office:value-type="float" office:value="95.942924" calcext:value-type="float">
            <text:p>95.942924</text:p>
          </table:table-cell>
          <table:table-cell office:value-type="float" office:value="95.988327" calcext:value-type="float">
            <text:p>95.988327</text:p>
          </table:table-cell>
          <table:table-cell office:value-type="float" office:value="96.150734" calcext:value-type="float">
            <text:p>96.150734</text:p>
          </table:table-cell>
          <table:table-cell office:value-type="float" office:value="96.233353" calcext:value-type="float">
            <text:p>96.233353</text:p>
          </table:table-cell>
          <table:table-cell office:value-type="float" office:value="96.655022" calcext:value-type="float">
            <text:p>96.655022</text:p>
          </table:table-cell>
          <table:table-cell office:value-type="float" office:value="96.567902" calcext:value-type="float">
            <text:p>96.567902</text:p>
          </table:table-cell>
          <table:table-cell office:value-type="float" office:value="96.930222" calcext:value-type="float">
            <text:p>96.930222</text:p>
          </table:table-cell>
          <table:table-cell office:value-type="float" office:value="96.902046" calcext:value-type="float">
            <text:p>96.902046</text:p>
          </table:table-cell>
          <table:table-cell office:value-type="float" office:value="97.084908" calcext:value-type="float">
            <text:p>97.084908</text:p>
          </table:table-cell>
          <table:table-cell office:value-type="float" office:value="97.239265" calcext:value-type="float">
            <text:p>97.239265</text:p>
          </table:table-cell>
          <table:table-cell office:value-type="float" office:value="97.408401" calcext:value-type="float">
            <text:p>97.408401</text:p>
          </table:table-cell>
          <table:table-cell office:value-type="float" office:value="97.948708" calcext:value-type="float">
            <text:p>97.948708</text:p>
          </table:table-cell>
          <table:table-cell office:value-type="float" office:value="97.978203" calcext:value-type="float">
            <text:p>97.978203</text:p>
          </table:table-cell>
          <table:table-cell office:value-type="float" office:value="97.91188" calcext:value-type="float">
            <text:p>97.91188</text:p>
          </table:table-cell>
          <table:table-cell office:value-type="float" office:value="98.365875" calcext:value-type="float">
            <text:p>98.365875</text:p>
          </table:table-cell>
          <table:table-cell office:value-type="float" office:value="98.248207" calcext:value-type="float">
            <text:p>98.248207</text:p>
          </table:table-cell>
          <table:table-cell office:value-type="float" office:value="98.571358" calcext:value-type="float">
            <text:p>98.571358</text:p>
          </table:table-cell>
          <table:table-cell office:value-type="float" office:value="98.583984" calcext:value-type="float">
            <text:p>98.583984</text:p>
          </table:table-cell>
          <table:table-cell office:value-type="float" office:value="99.131531" calcext:value-type="float">
            <text:p>99.131531</text:p>
          </table:table-cell>
          <table:table-cell office:value-type="float" office:value="98.922386" calcext:value-type="float">
            <text:p>98.922386</text:p>
          </table:table-cell>
          <table:table-cell office:value-type="float" office:value="99.091072" calcext:value-type="float">
            <text:p>99.091072</text:p>
          </table:table-cell>
          <table:table-cell office:value-type="float" office:value="99.412476" calcext:value-type="float">
            <text:p>99.412476</text:p>
          </table:table-cell>
          <table:table-cell office:value-type="float" office:value="99.467888" calcext:value-type="float">
            <text:p>99.467888</text:p>
          </table:table-cell>
          <table:table-cell office:value-type="float" office:value="99.973412" calcext:value-type="float">
            <text:p>99.973412</text:p>
          </table:table-cell>
          <table:table-cell office:value-type="float" office:value="99.762894" calcext:value-type="float">
            <text:p>99.762894</text:p>
          </table:table-cell>
          <table:table-cell office:value-type="float" office:value="100.089638" calcext:value-type="float">
            <text:p>100.089638</text:p>
          </table:table-cell>
          <table:table-cell office:value-type="float" office:value="100.482285" calcext:value-type="float">
            <text:p>100.482285</text:p>
          </table:table-cell>
          <table:table-cell office:value-type="float" office:value="100.427803" calcext:value-type="float">
            <text:p>100.427803</text:p>
          </table:table-cell>
          <table:table-cell office:value-type="float" office:value="100.438965" calcext:value-type="float">
            <text:p>100.438965</text:p>
          </table:table-cell>
          <table:table-cell office:value-type="float" office:value="100.991859" calcext:value-type="float">
            <text:p>100.991859</text:p>
          </table:table-cell>
          <table:table-cell office:value-type="float" office:value="101.159904" calcext:value-type="float">
            <text:p>101.159904</text:p>
          </table:table-cell>
          <table:table-cell office:value-type="float" office:value="100.947517" calcext:value-type="float">
            <text:p>100.947517</text:p>
          </table:table-cell>
          <table:table-cell office:value-type="float" office:value="101.276054" calcext:value-type="float">
            <text:p>101.276054</text:p>
          </table:table-cell>
          <table:table-cell office:value-type="float" office:value="101.287102" calcext:value-type="float">
            <text:p>101.287102</text:p>
          </table:table-cell>
          <table:table-cell office:value-type="float" office:value="101.841003" calcext:value-type="float">
            <text:p>101.841003</text:p>
          </table:table-cell>
          <table:table-cell office:value-type="float" office:value="101.630417" calcext:value-type="float">
            <text:p>101.630417</text:p>
          </table:table-cell>
          <table:table-cell office:value-type="float" office:value="102.181419" calcext:value-type="float">
            <text:p>102.181419</text:p>
          </table:table-cell>
          <table:table-cell office:value-type="float" office:value="102.011665" calcext:value-type="float">
            <text:p>102.011665</text:p>
          </table:table-cell>
          <table:table-cell office:value-type="float" office:value="102.134911" calcext:value-type="float">
            <text:p>102.134911</text:p>
          </table:table-cell>
          <table:table-cell office:value-type="float" office:value="102.306107" calcext:value-type="float">
            <text:p>102.306107</text:p>
          </table:table-cell>
          <table:table-cell office:value-type="float" office:value="102.894211" calcext:value-type="float">
            <text:p>102.894211</text:p>
          </table:table-cell>
          <table:table-cell office:value-type="float" office:value="102.648102" calcext:value-type="float">
            <text:p>102.648102</text:p>
          </table:table-cell>
          <table:table-cell office:value-type="float" office:value="102.820839" calcext:value-type="float">
            <text:p>102.820839</text:p>
          </table:table-cell>
          <table:table-cell office:value-type="float" office:value="102.991455" calcext:value-type="float">
            <text:p>102.991455</text:p>
          </table:table-cell>
          <table:table-cell office:value-type="float" office:value="103.162605" calcext:value-type="float">
            <text:p>103.162605</text:p>
          </table:table-cell>
          <table:table-cell office:value-type="float" office:value="103.333229" calcext:value-type="float">
            <text:p>103.333229</text:p>
          </table:table-cell>
          <table:table-cell office:value-type="float" office:value="103.898506" calcext:value-type="float">
            <text:p>103.898506</text:p>
          </table:table-cell>
          <table:table-cell office:value-type="float" office:value="103.675385" calcext:value-type="float">
            <text:p>103.675385</text:p>
          </table:table-cell>
          <table:table-cell office:value-type="float" office:value="103.842842" calcext:value-type="float">
            <text:p>103.842842</text:p>
          </table:table-cell>
          <table:table-cell office:value-type="float" office:value="104.14193" calcext:value-type="float">
            <text:p>104.14193</text:p>
          </table:table-cell>
          <table:table-cell office:value-type="float" office:value="104.387619" calcext:value-type="float">
            <text:p>104.387619</text:p>
          </table:table-cell>
          <table:table-cell office:value-type="float" office:value="104.359253" calcext:value-type="float">
            <text:p>104.359253</text:p>
          </table:table-cell>
          <table:table-cell office:value-type="float" office:value="104.74691" calcext:value-type="float">
            <text:p>104.74691</text:p>
          </table:table-cell>
          <table:table-cell office:value-type="float" office:value="104.711105" calcext:value-type="float">
            <text:p>104.711105</text:p>
          </table:table-cell>
          <table:table-cell office:value-type="float" office:value="105.278481" calcext:value-type="float">
            <text:p>105.278481</text:p>
          </table:table-cell>
          <table:table-cell office:value-type="float" office:value="105.145317" calcext:value-type="float">
            <text:p>105.145317</text:p>
          </table:table-cell>
          <table:table-cell office:value-type="float" office:value="105.30896" calcext:value-type="float">
            <text:p>105.30896</text:p>
          </table:table-cell>
          <table:table-cell office:value-type="float" office:value="105.392937" calcext:value-type="float">
            <text:p>105.392937</text:p>
          </table:table-cell>
          <table:table-cell office:value-type="float" office:value="105.965645" calcext:value-type="float">
            <text:p>105.965645</text:p>
          </table:table-cell>
          <table:table-cell office:value-type="float" office:value="105.902512" calcext:value-type="float">
            <text:p>105.902512</text:p>
          </table:table-cell>
          <table:table-cell office:value-type="float" office:value="105.967285" calcext:value-type="float">
            <text:p>105.967285</text:p>
          </table:table-cell>
          <table:table-cell office:value-type="float" office:value="106.166801" calcext:value-type="float">
            <text:p>106.166801</text:p>
          </table:table-cell>
          <table:table-cell office:value-type="float" office:value="106.253807" calcext:value-type="float">
            <text:p>106.253807</text:p>
          </table:table-cell>
          <table:table-cell office:value-type="float" office:value="106.591026" calcext:value-type="float">
            <text:p>106.591026</text:p>
          </table:table-cell>
          <table:table-cell office:value-type="float" office:value="106.659325" calcext:value-type="float">
            <text:p>106.659325</text:p>
          </table:table-cell>
          <table:table-cell office:value-type="float" office:value="106.931679" calcext:value-type="float">
            <text:p>106.931679</text:p>
          </table:table-cell>
          <table:table-cell office:value-type="float" office:value="106.94191" calcext:value-type="float">
            <text:p>106.94191</text:p>
          </table:table-cell>
          <table:table-cell office:value-type="float" office:value="107.457626" calcext:value-type="float">
            <text:p>107.457626</text:p>
          </table:table-cell>
          <table:table-cell office:value-type="float" office:value="107.28952" calcext:value-type="float">
            <text:p>107.28952</text:p>
          </table:table-cell>
          <table:table-cell office:value-type="float" office:value="107.751358" calcext:value-type="float">
            <text:p>107.751358</text:p>
          </table:table-cell>
          <table:table-cell office:value-type="float" office:value="107.917763" calcext:value-type="float">
            <text:p>107.917763</text:p>
          </table:table-cell>
          <table:table-cell office:value-type="float" office:value="107.809952" calcext:value-type="float">
            <text:p>107.809952</text:p>
          </table:table-cell>
          <table:table-cell office:value-type="float" office:value="108.427078" calcext:value-type="float">
            <text:p>108.427078</text:p>
          </table:table-cell>
          <table:table-cell office:value-type="float" office:value="108.203903" calcext:value-type="float">
            <text:p>108.203903</text:p>
          </table:table-cell>
          <table:table-cell office:value-type="float" office:value="108.325844" calcext:value-type="float">
            <text:p>108.325844</text:p>
          </table:table-cell>
          <table:table-cell office:value-type="float" office:value="108.500969" calcext:value-type="float">
            <text:p>108.500969</text:p>
          </table:table-cell>
          <table:table-cell office:value-type="float" office:value="109.085663" calcext:value-type="float">
            <text:p>109.085663</text:p>
          </table:table-cell>
          <table:table-cell office:value-type="float" office:value="109.017197" calcext:value-type="float">
            <text:p>109.017197</text:p>
          </table:table-cell>
          <table:table-cell office:value-type="float" office:value="109.021675" calcext:value-type="float">
            <text:p>109.021675</text:p>
          </table:table-cell>
          <table:table-cell office:value-type="float" office:value="109.197716" calcext:value-type="float">
            <text:p>109.197716</text:p>
          </table:table-cell>
          <table:table-cell office:value-type="float" office:value="109.371964" calcext:value-type="float">
            <text:p>109.371964</text:p>
          </table:table-cell>
          <table:table-cell office:value-type="float" office:value="109.546654" calcext:value-type="float">
            <text:p>109.546654</text:p>
          </table:table-cell>
          <table:table-cell office:value-type="float" office:value="109.72052" calcext:value-type="float">
            <text:p>109.72052</text:p>
          </table:table-cell>
          <table:table-cell office:value-type="float" office:value="110.311516" calcext:value-type="float">
            <text:p>110.311516</text:p>
          </table:table-cell>
          <table:table-cell office:value-type="float" office:value="110.069405" calcext:value-type="float">
            <text:p>110.069405</text:p>
          </table:table-cell>
          <table:table-cell office:value-type="float" office:value="110.244614" calcext:value-type="float">
            <text:p>110.244614</text:p>
          </table:table-cell>
          <table:table-cell office:value-type="float" office:value="110.419868" calcext:value-type="float">
            <text:p>110.419868</text:p>
          </table:table-cell>
          <table:table-cell office:value-type="float" office:value="111.042084" calcext:value-type="float">
            <text:p>111.042084</text:p>
          </table:table-cell>
          <table:table-cell office:value-type="float" office:value="111.188614" calcext:value-type="float">
            <text:p>111.188614</text:p>
          </table:table-cell>
          <table:table-cell office:value-type="float" office:value="110.942337" calcext:value-type="float">
            <text:p>110.942337</text:p>
          </table:table-cell>
          <table:table-cell office:value-type="float" office:value="111.566856" calcext:value-type="float">
            <text:p>111.566856</text:p>
          </table:table-cell>
          <table:table-cell office:value-type="float" office:value="111.4664" calcext:value-type="float">
            <text:p>111.4664</text:p>
          </table:table-cell>
          <table:table-cell office:value-type="float" office:value="111.466995" calcext:value-type="float">
            <text:p>111.466995</text:p>
          </table:table-cell>
          <table:table-cell office:value-type="float" office:value="111.816818" calcext:value-type="float">
            <text:p>111.816818</text:p>
          </table:table-cell>
          <table:table-cell office:value-type="float" office:value="112.24427" calcext:value-type="float">
            <text:p>112.24427</text:p>
          </table:table-cell>
          <table:table-cell office:value-type="float" office:value="111.996773" calcext:value-type="float">
            <text:p>111.996773</text:p>
          </table:table-cell>
          <table:table-cell office:value-type="float" office:value="112.597923" calcext:value-type="float">
            <text:p>112.597923</text:p>
          </table:table-cell>
          <table:table-cell office:value-type="float" office:value="112.348366" calcext:value-type="float">
            <text:p>112.348366</text:p>
          </table:table-cell>
          <table:table-cell office:value-type="float" office:value="112.980515" calcext:value-type="float">
            <text:p>112.980515</text:p>
          </table:table-cell>
          <table:table-cell office:value-type="float" office:value="112.698288" calcext:value-type="float">
            <text:p>112.698288</text:p>
          </table:table-cell>
          <table:table-cell office:value-type="float" office:value="113.307732" calcext:value-type="float">
            <text:p>113.307732</text:p>
          </table:table-cell>
          <table:table-cell office:value-type="float" office:value="113.057442" calcext:value-type="float">
            <text:p>113.057442</text:p>
          </table:table-cell>
          <table:table-cell office:value-type="float" office:value="113.662849" calcext:value-type="float">
            <text:p>113.662849</text:p>
          </table:table-cell>
          <table:table-cell office:value-type="float" office:value="113.585442" calcext:value-type="float">
            <text:p>113.585442</text:p>
          </table:table-cell>
          <table:table-cell office:value-type="float" office:value="113.586105" calcext:value-type="float">
            <text:p>113.586105</text:p>
          </table:table-cell>
          <table:table-cell office:value-type="float" office:value="113.761574" calcext:value-type="float">
            <text:p>113.761574</text:p>
          </table:table-cell>
          <table:table-cell office:value-type="float" office:value="114.371666" calcext:value-type="float">
            <text:p>114.371666</text:p>
          </table:table-cell>
          <table:table-cell office:value-type="float" office:value="114.292892" calcext:value-type="float">
            <text:p>114.292892</text:p>
          </table:table-cell>
          <table:table-cell office:value-type="float" office:value="114.293411" calcext:value-type="float">
            <text:p>114.293411</text:p>
          </table:table-cell>
          <table:table-cell office:value-type="float" office:value="114.650986" calcext:value-type="float">
            <text:p>114.650986</text:p>
          </table:table-cell>
          <table:table-cell office:value-type="float" office:value="115.082321" calcext:value-type="float">
            <text:p>115.082321</text:p>
          </table:table-cell>
          <table:table-cell office:value-type="float" office:value="115.006775" calcext:value-type="float">
            <text:p>115.006775</text:p>
          </table:table-cell>
          <table:table-cell office:value-type="float" office:value="115.001549" calcext:value-type="float">
            <text:p>115.001549</text:p>
          </table:table-cell>
          <table:table-cell office:value-type="float" office:value="115.358032" calcext:value-type="float">
            <text:p>115.358032</text:p>
          </table:table-cell>
          <table:table-cell office:value-type="float" office:value="115.798737" calcext:value-type="float">
            <text:p>115.798737</text:p>
          </table:table-cell>
          <table:table-cell office:value-type="float" office:value="115.537598" calcext:value-type="float">
            <text:p>115.537598</text:p>
          </table:table-cell>
          <table:table-cell office:value-type="float" office:value="115.711838" calcext:value-type="float">
            <text:p>115.711838</text:p>
          </table:table-cell>
          <table:table-cell office:value-type="float" office:value="115.899933" calcext:value-type="float">
            <text:p>115.899933</text:p>
          </table:table-cell>
          <table:table-cell office:value-type="float" office:value="116.124794" calcext:value-type="float">
            <text:p>116.124794</text:p>
          </table:table-cell>
          <table:table-cell office:value-type="float" office:value="116.273499" calcext:value-type="float">
            <text:p>116.273499</text:p>
          </table:table-cell>
          <table:table-cell office:value-type="float" office:value="116.870438" calcext:value-type="float">
            <text:p>116.870438</text:p>
          </table:table-cell>
          <table:table-cell office:value-type="float" office:value="116.6064" calcext:value-type="float">
            <text:p>116.6064</text:p>
          </table:table-cell>
          <table:table-cell office:value-type="float" office:value="116.94619" calcext:value-type="float">
            <text:p>116.94619</text:p>
          </table:table-cell>
          <table:table-cell office:value-type="float" office:value="116.961266" calcext:value-type="float">
            <text:p>116.961266</text:p>
          </table:table-cell>
          <table:table-cell office:value-type="float" office:value="117.139679" calcext:value-type="float">
            <text:p>117.139679</text:p>
          </table:table-cell>
          <table:table-cell office:value-type="float" office:value="117.321762" calcext:value-type="float">
            <text:p>117.321762</text:p>
          </table:table-cell>
          <table:table-cell office:value-type="float" office:value="117.50209" calcext:value-type="float">
            <text:p>117.50209</text:p>
          </table:table-cell>
          <table:table-cell office:value-type="float" office:value="117.865067" calcext:value-type="float">
            <text:p>117.865067</text:p>
          </table:table-cell>
          <table:table-cell office:value-type="float" office:value="117.861465" calcext:value-type="float">
            <text:p>117.861465</text:p>
          </table:table-cell>
          <table:table-cell office:value-type="float" office:value="118.227951" calcext:value-type="float">
            <text:p>118.227951</text:p>
          </table:table-cell>
          <table:table-cell office:value-type="float" office:value="118.669327" calcext:value-type="float">
            <text:p>118.669327</text:p>
          </table:table-cell>
          <table:table-cell office:value-type="float" office:value="118.399582" calcext:value-type="float">
            <text:p>118.399582</text:p>
          </table:table-cell>
        </table:table-row>
        <table:table-row table:style-name="ro1">
          <table:table-cell office:value-type="float" office:value="0.008219" calcext:value-type="float">
            <text:p>0.008219</text:p>
          </table:table-cell>
          <table:table-cell office:value-type="float" office:value="0.022336" calcext:value-type="float">
            <text:p>0.022336</text:p>
          </table:table-cell>
          <table:table-cell office:value-type="float" office:value="0.020056" calcext:value-type="float">
            <text:p>0.020056</text:p>
          </table:table-cell>
          <table:table-cell office:value-type="float" office:value="0.030539" calcext:value-type="float">
            <text:p>0.030539</text:p>
          </table:table-cell>
          <table:table-cell office:value-type="float" office:value="0.042526" calcext:value-type="float">
            <text:p>0.042526</text:p>
          </table:table-cell>
          <table:table-cell office:value-type="float" office:value="0.055347" calcext:value-type="float">
            <text:p>0.055347</text:p>
          </table:table-cell>
          <table:table-cell office:value-type="float" office:value="0.06974" calcext:value-type="float">
            <text:p>0.06974</text:p>
          </table:table-cell>
          <table:table-cell office:value-type="float" office:value="0.084514" calcext:value-type="float">
            <text:p>0.084514</text:p>
          </table:table-cell>
          <table:table-cell office:value-type="float" office:value="0.100976" calcext:value-type="float">
            <text:p>0.100976</text:p>
          </table:table-cell>
          <table:table-cell office:value-type="float" office:value="0.117551" calcext:value-type="float">
            <text:p>0.117551</text:p>
          </table:table-cell>
          <table:table-cell office:value-type="float" office:value="0.135742" calcext:value-type="float">
            <text:p>0.135742</text:p>
          </table:table-cell>
          <table:table-cell office:value-type="float" office:value="0.154133" calcext:value-type="float">
            <text:p>0.154133</text:p>
          </table:table-cell>
          <table:table-cell office:value-type="float" office:value="0.174174" calcext:value-type="float">
            <text:p>0.174174</text:p>
          </table:table-cell>
          <table:table-cell office:value-type="float" office:value="0.193872" calcext:value-type="float">
            <text:p>0.193872</text:p>
          </table:table-cell>
          <table:table-cell office:value-type="float" office:value="0.215525" calcext:value-type="float">
            <text:p>0.215525</text:p>
          </table:table-cell>
          <table:table-cell office:value-type="float" office:value="0.236438" calcext:value-type="float">
            <text:p>0.236438</text:p>
          </table:table-cell>
          <table:table-cell office:value-type="float" office:value="0.258975" calcext:value-type="float">
            <text:p>0.258975</text:p>
          </table:table-cell>
          <table:table-cell office:value-type="float" office:value="0.281504" calcext:value-type="float">
            <text:p>0.281504</text:p>
          </table:table-cell>
          <table:table-cell office:value-type="float" office:value="0.306176" calcext:value-type="float">
            <text:p>0.306176</text:p>
          </table:table-cell>
          <table:table-cell office:value-type="float" office:value="0.330559" calcext:value-type="float">
            <text:p>0.330559</text:p>
          </table:table-cell>
          <table:table-cell office:value-type="float" office:value="0.355625" calcext:value-type="float">
            <text:p>0.355625</text:p>
          </table:table-cell>
          <table:table-cell office:value-type="float" office:value="0.380946" calcext:value-type="float">
            <text:p>0.380946</text:p>
          </table:table-cell>
          <table:table-cell office:value-type="float" office:value="0.405729" calcext:value-type="float">
            <text:p>0.405729</text:p>
          </table:table-cell>
          <table:table-cell office:value-type="float" office:value="0.48435" calcext:value-type="float">
            <text:p>0.48435</text:p>
          </table:table-cell>
          <table:table-cell office:value-type="float" office:value="0.459479" calcext:value-type="float">
            <text:p>0.459479</text:p>
          </table:table-cell>
          <table:table-cell office:value-type="float" office:value="0.488263" calcext:value-type="float">
            <text:p>0.488263</text:p>
          </table:table-cell>
          <table:table-cell office:value-type="float" office:value="0.515579" calcext:value-type="float">
            <text:p>0.515579</text:p>
          </table:table-cell>
          <table:table-cell office:value-type="float" office:value="0.544008" calcext:value-type="float">
            <text:p>0.544008</text:p>
          </table:table-cell>
          <table:table-cell office:value-type="float" office:value="0.575374" calcext:value-type="float">
            <text:p>0.575374</text:p>
          </table:table-cell>
          <table:table-cell office:value-type="float" office:value="0.602985" calcext:value-type="float">
            <text:p>0.602985</text:p>
          </table:table-cell>
          <table:table-cell office:value-type="float" office:value="0.633324" calcext:value-type="float">
            <text:p>0.633324</text:p>
          </table:table-cell>
          <table:table-cell office:value-type="float" office:value="0.666661" calcext:value-type="float">
            <text:p>0.666661</text:p>
          </table:table-cell>
          <table:table-cell office:value-type="float" office:value="0.748834" calcext:value-type="float">
            <text:p>0.748834</text:p>
          </table:table-cell>
          <table:table-cell office:value-type="float" office:value="0.727354" calcext:value-type="float">
            <text:p>0.727354</text:p>
          </table:table-cell>
          <table:table-cell office:value-type="float" office:value="0.762566" calcext:value-type="float">
            <text:p>0.762566</text:p>
          </table:table-cell>
          <table:table-cell office:value-type="float" office:value="0.795435" calcext:value-type="float">
            <text:p>0.795435</text:p>
          </table:table-cell>
          <table:table-cell office:value-type="float" office:value="0.825304" calcext:value-type="float">
            <text:p>0.825304</text:p>
          </table:table-cell>
          <table:table-cell office:value-type="float" office:value="0.862348" calcext:value-type="float">
            <text:p>0.862348</text:p>
          </table:table-cell>
          <table:table-cell office:value-type="float" office:value="0.896883" calcext:value-type="float">
            <text:p>0.896883</text:p>
          </table:table-cell>
          <table:table-cell office:value-type="float" office:value="0.92754" calcext:value-type="float">
            <text:p>0.92754</text:p>
          </table:table-cell>
          <table:table-cell office:value-type="float" office:value="0.966236" calcext:value-type="float">
            <text:p>0.966236</text:p>
          </table:table-cell>
          <table:table-cell office:value-type="float" office:value="1.001571" calcext:value-type="float">
            <text:p>1.001571</text:p>
          </table:table-cell>
          <table:table-cell office:value-type="float" office:value="1.037341" calcext:value-type="float">
            <text:p>1.037341</text:p>
          </table:table-cell>
          <table:table-cell office:value-type="float" office:value="1.073575" calcext:value-type="float">
            <text:p>1.073575</text:p>
          </table:table-cell>
          <table:table-cell office:value-type="float" office:value="1.110568" calcext:value-type="float">
            <text:p>1.110568</text:p>
          </table:table-cell>
          <table:table-cell office:value-type="float" office:value="1.147925" calcext:value-type="float">
            <text:p>1.147925</text:p>
          </table:table-cell>
          <table:table-cell office:value-type="float" office:value="1.180958" calcext:value-type="float">
            <text:p>1.180958</text:p>
          </table:table-cell>
          <table:table-cell office:value-type="float" office:value="1.22336" calcext:value-type="float">
            <text:p>1.22336</text:p>
          </table:table-cell>
          <table:table-cell office:value-type="float" office:value="1.261468" calcext:value-type="float">
            <text:p>1.261468</text:p>
          </table:table-cell>
          <table:table-cell office:value-type="float" office:value="1.295343" calcext:value-type="float">
            <text:p>1.295343</text:p>
          </table:table-cell>
          <table:table-cell office:value-type="float" office:value="1.336251" calcext:value-type="float">
            <text:p>1.336251</text:p>
          </table:table-cell>
          <table:table-cell office:value-type="float" office:value="1.429865" calcext:value-type="float">
            <text:p>1.429865</text:p>
          </table:table-cell>
          <table:table-cell office:value-type="float" office:value="1.414138" calcext:value-type="float">
            <text:p>1.414138</text:p>
          </table:table-cell>
          <table:table-cell office:value-type="float" office:value="1.456263" calcext:value-type="float">
            <text:p>1.456263</text:p>
          </table:table-cell>
          <table:table-cell office:value-type="float" office:value="1.494913" calcext:value-type="float">
            <text:p>1.494913</text:p>
          </table:table-cell>
          <table:table-cell office:value-type="float" office:value="1.541153" calcext:value-type="float">
            <text:p>1.541153</text:p>
          </table:table-cell>
          <table:table-cell office:value-type="float" office:value="1.579244" calcext:value-type="float">
            <text:p>1.579244</text:p>
          </table:table-cell>
          <table:table-cell office:value-type="float" office:value="1.618675" calcext:value-type="float">
            <text:p>1.618675</text:p>
          </table:table-cell>
          <table:table-cell office:value-type="float" office:value="1.713494" calcext:value-type="float">
            <text:p>1.713494</text:p>
          </table:table-cell>
          <table:table-cell office:value-type="float" office:value="1.709716" calcext:value-type="float">
            <text:p>1.709716</text:p>
          </table:table-cell>
          <table:table-cell office:value-type="float" office:value="1.752736" calcext:value-type="float">
            <text:p>1.752736</text:p>
          </table:table-cell>
          <table:table-cell office:value-type="float" office:value="1.788627" calcext:value-type="float">
            <text:p>1.788627</text:p>
          </table:table-cell>
          <table:table-cell office:value-type="float" office:value="1.832188" calcext:value-type="float">
            <text:p>1.832188</text:p>
          </table:table-cell>
          <table:table-cell office:value-type="float" office:value="1.933426" calcext:value-type="float">
            <text:p>1.933426</text:p>
          </table:table-cell>
          <table:table-cell office:value-type="float" office:value="1.920077" calcext:value-type="float">
            <text:p>1.920077</text:p>
          </table:table-cell>
          <table:table-cell office:value-type="float" office:value="1.971702" calcext:value-type="float">
            <text:p>1.971702</text:p>
          </table:table-cell>
          <table:table-cell office:value-type="float" office:value="2.016764" calcext:value-type="float">
            <text:p>2.016764</text:p>
          </table:table-cell>
          <table:table-cell office:value-type="float" office:value="2.054825" calcext:value-type="float">
            <text:p>2.054825</text:p>
          </table:table-cell>
          <table:table-cell office:value-type="float" office:value="2.100399" calcext:value-type="float">
            <text:p>2.100399</text:p>
          </table:table-cell>
          <table:table-cell office:value-type="float" office:value="2.153678" calcext:value-type="float">
            <text:p>2.153678</text:p>
          </table:table-cell>
          <table:table-cell office:value-type="float" office:value="2.199999" calcext:value-type="float">
            <text:p>2.199999</text:p>
          </table:table-cell>
          <table:table-cell office:value-type="float" office:value="2.241601" calcext:value-type="float">
            <text:p>2.241601</text:p>
          </table:table-cell>
          <table:table-cell office:value-type="float" office:value="2.293822" calcext:value-type="float">
            <text:p>2.293822</text:p>
          </table:table-cell>
          <table:table-cell office:value-type="float" office:value="2.382766" calcext:value-type="float">
            <text:p>2.382766</text:p>
          </table:table-cell>
          <table:table-cell office:value-type="float" office:value="2.37994" calcext:value-type="float">
            <text:p>2.37994</text:p>
          </table:table-cell>
          <table:table-cell office:value-type="float" office:value="2.437211" calcext:value-type="float">
            <text:p>2.437211</text:p>
          </table:table-cell>
          <table:table-cell office:value-type="float" office:value="2.485645" calcext:value-type="float">
            <text:p>2.485645</text:p>
          </table:table-cell>
          <table:table-cell office:value-type="float" office:value="2.534823" calcext:value-type="float">
            <text:p>2.534823</text:p>
          </table:table-cell>
          <table:table-cell office:value-type="float" office:value="2.583602" calcext:value-type="float">
            <text:p>2.583602</text:p>
          </table:table-cell>
          <table:table-cell office:value-type="float" office:value="2.622607" calcext:value-type="float">
            <text:p>2.622607</text:p>
          </table:table-cell>
          <table:table-cell office:value-type="float" office:value="2.682229" calcext:value-type="float">
            <text:p>2.682229</text:p>
          </table:table-cell>
          <table:table-cell office:value-type="float" office:value="2.721631" calcext:value-type="float">
            <text:p>2.721631</text:p>
          </table:table-cell>
          <table:table-cell office:value-type="float" office:value="2.78311" calcext:value-type="float">
            <text:p>2.78311</text:p>
          </table:table-cell>
          <table:table-cell office:value-type="float" office:value="2.833244" calcext:value-type="float">
            <text:p>2.833244</text:p>
          </table:table-cell>
          <table:table-cell office:value-type="float" office:value="2.878233" calcext:value-type="float">
            <text:p>2.878233</text:p>
          </table:table-cell>
          <table:table-cell office:value-type="float" office:value="2.924216" calcext:value-type="float">
            <text:p>2.924216</text:p>
          </table:table-cell>
          <table:table-cell office:value-type="float" office:value="2.986221" calcext:value-type="float">
            <text:p>2.986221</text:p>
          </table:table-cell>
          <table:table-cell office:value-type="float" office:value="3.026613" calcext:value-type="float">
            <text:p>3.026613</text:p>
          </table:table-cell>
          <table:table-cell office:value-type="float" office:value="3.083255" calcext:value-type="float">
            <text:p>3.083255</text:p>
          </table:table-cell>
          <table:table-cell office:value-type="float" office:value="3.142215" calcext:value-type="float">
            <text:p>3.142215</text:p>
          </table:table-cell>
          <table:table-cell office:value-type="float" office:value="3.182567" calcext:value-type="float">
            <text:p>3.182567</text:p>
          </table:table-cell>
          <table:table-cell office:value-type="float" office:value="3.239808" calcext:value-type="float">
            <text:p>3.239808</text:p>
          </table:table-cell>
          <table:table-cell office:value-type="float" office:value="3.287614" calcext:value-type="float">
            <text:p>3.287614</text:p>
          </table:table-cell>
          <table:table-cell office:value-type="float" office:value="3.346311" calcext:value-type="float">
            <text:p>3.346311</text:p>
          </table:table-cell>
          <table:table-cell office:value-type="float" office:value="3.395009" calcext:value-type="float">
            <text:p>3.395009</text:p>
          </table:table-cell>
          <table:table-cell office:value-type="float" office:value="3.454855" calcext:value-type="float">
            <text:p>3.454855</text:p>
          </table:table-cell>
          <table:table-cell office:value-type="float" office:value="3.51646" calcext:value-type="float">
            <text:p>3.51646</text:p>
          </table:table-cell>
          <table:table-cell office:value-type="float" office:value="3.570981" calcext:value-type="float">
            <text:p>3.570981</text:p>
          </table:table-cell>
          <table:table-cell office:value-type="float" office:value="3.612325" calcext:value-type="float">
            <text:p>3.612325</text:p>
          </table:table-cell>
          <table:table-cell office:value-type="float" office:value="3.667575" calcext:value-type="float">
            <text:p>3.667575</text:p>
          </table:table-cell>
          <table:table-cell office:value-type="float" office:value="3.722791" calcext:value-type="float">
            <text:p>3.722791</text:p>
          </table:table-cell>
          <table:table-cell office:value-type="float" office:value="3.79297" calcext:value-type="float">
            <text:p>3.79297</text:p>
          </table:table-cell>
          <table:table-cell office:value-type="float" office:value="3.848703" calcext:value-type="float">
            <text:p>3.848703</text:p>
          </table:table-cell>
          <table:table-cell office:value-type="float" office:value="3.90557" calcext:value-type="float">
            <text:p>3.90557</text:p>
          </table:table-cell>
          <table:table-cell office:value-type="float" office:value="3.961924" calcext:value-type="float">
            <text:p>3.961924</text:p>
          </table:table-cell>
          <table:table-cell office:value-type="float" office:value="4.018903" calcext:value-type="float">
            <text:p>4.018903</text:p>
          </table:table-cell>
          <table:table-cell office:value-type="float" office:value="4.05993" calcext:value-type="float">
            <text:p>4.05993</text:p>
          </table:table-cell>
          <table:table-cell office:value-type="float" office:value="4.123627" calcext:value-type="float">
            <text:p>4.123627</text:p>
          </table:table-cell>
          <table:table-cell office:value-type="float" office:value="4.175196" calcext:value-type="float">
            <text:p>4.175196</text:p>
          </table:table-cell>
          <table:table-cell office:value-type="float" office:value="4.239102" calcext:value-type="float">
            <text:p>4.239102</text:p>
          </table:table-cell>
          <table:table-cell office:value-type="float" office:value="4.290334" calcext:value-type="float">
            <text:p>4.290334</text:p>
          </table:table-cell>
          <table:table-cell office:value-type="float" office:value="4.365474" calcext:value-type="float">
            <text:p>4.365474</text:p>
          </table:table-cell>
          <table:table-cell office:value-type="float" office:value="4.406966" calcext:value-type="float">
            <text:p>4.406966</text:p>
          </table:table-cell>
          <table:table-cell office:value-type="float" office:value="4.465253" calcext:value-type="float">
            <text:p>4.465253</text:p>
          </table:table-cell>
          <table:table-cell office:value-type="float" office:value="4.524001" calcext:value-type="float">
            <text:p>4.524001</text:p>
          </table:table-cell>
          <table:table-cell office:value-type="float" office:value="4.590517" calcext:value-type="float">
            <text:p>4.590517</text:p>
          </table:table-cell>
          <table:table-cell office:value-type="float" office:value="4.643892" calcext:value-type="float">
            <text:p>4.643892</text:p>
          </table:table-cell>
          <table:table-cell office:value-type="float" office:value="4.721798" calcext:value-type="float">
            <text:p>4.721798</text:p>
          </table:table-cell>
          <table:table-cell office:value-type="float" office:value="4.782084" calcext:value-type="float">
            <text:p>4.782084</text:p>
          </table:table-cell>
          <table:table-cell office:value-type="float" office:value="4.824846" calcext:value-type="float">
            <text:p>4.824846</text:p>
          </table:table-cell>
          <table:table-cell office:value-type="float" office:value="4.904171" calcext:value-type="float">
            <text:p>4.904171</text:p>
          </table:table-cell>
          <table:table-cell office:value-type="float" office:value="4.946345" calcext:value-type="float">
            <text:p>4.946345</text:p>
          </table:table-cell>
          <table:table-cell office:value-type="float" office:value="5.015455" calcext:value-type="float">
            <text:p>5.015455</text:p>
          </table:table-cell>
          <table:table-cell office:value-type="float" office:value="5.088545" calcext:value-type="float">
            <text:p>5.088545</text:p>
          </table:table-cell>
          <table:table-cell office:value-type="float" office:value="5.150344" calcext:value-type="float">
            <text:p>5.150344</text:p>
          </table:table-cell>
          <table:table-cell office:value-type="float" office:value="5.192364" calcext:value-type="float">
            <text:p>5.192364</text:p>
          </table:table-cell>
          <table:table-cell office:value-type="float" office:value="5.274249" calcext:value-type="float">
            <text:p>5.274249</text:p>
          </table:table-cell>
          <table:table-cell office:value-type="float" office:value="5.316813" calcext:value-type="float">
            <text:p>5.316813</text:p>
          </table:table-cell>
          <table:table-cell office:value-type="float" office:value="5.379288" calcext:value-type="float">
            <text:p>5.379288</text:p>
          </table:table-cell>
          <table:table-cell office:value-type="float" office:value="5.442707" calcext:value-type="float">
            <text:p>5.442707</text:p>
          </table:table-cell>
          <table:table-cell office:value-type="float" office:value="5.505628" calcext:value-type="float">
            <text:p>5.505628</text:p>
          </table:table-cell>
          <table:table-cell office:value-type="float" office:value="5.57821" calcext:value-type="float">
            <text:p>5.57821</text:p>
          </table:table-cell>
          <table:table-cell office:value-type="float" office:value="5.63341" calcext:value-type="float">
            <text:p>5.63341</text:p>
          </table:table-cell>
          <table:table-cell office:value-type="float" office:value="5.71855" calcext:value-type="float">
            <text:p>5.71855</text:p>
          </table:table-cell>
          <table:table-cell office:value-type="float" office:value="5.760626" calcext:value-type="float">
            <text:p>5.760626</text:p>
          </table:table-cell>
          <table:table-cell office:value-type="float" office:value="5.834412" calcext:value-type="float">
            <text:p>5.834412</text:p>
          </table:table-cell>
          <table:table-cell office:value-type="float" office:value="5.889382" calcext:value-type="float">
            <text:p>5.889382</text:p>
          </table:table-cell>
          <table:table-cell office:value-type="float" office:value="5.977495" calcext:value-type="float">
            <text:p>5.977495</text:p>
          </table:table-cell>
          <table:table-cell office:value-type="float" office:value="6.018883" calcext:value-type="float">
            <text:p>6.018883</text:p>
          </table:table-cell>
          <table:table-cell office:value-type="float" office:value="6.107127" calcext:value-type="float">
            <text:p>6.107127</text:p>
          </table:table-cell>
          <table:table-cell office:value-type="float" office:value="6.173241" calcext:value-type="float">
            <text:p>6.173241</text:p>
          </table:table-cell>
          <table:table-cell office:value-type="float" office:value="6.215584" calcext:value-type="float">
            <text:p>6.215584</text:p>
          </table:table-cell>
          <table:table-cell office:value-type="float" office:value="6.28178" calcext:value-type="float">
            <text:p>6.28178</text:p>
          </table:table-cell>
          <table:table-cell office:value-type="float" office:value="6.354543" calcext:value-type="float">
            <text:p>6.354543</text:p>
          </table:table-cell>
          <table:table-cell office:value-type="float" office:value="6.414044" calcext:value-type="float">
            <text:p>6.414044</text:p>
          </table:table-cell>
          <table:table-cell office:value-type="float" office:value="6.505625" calcext:value-type="float">
            <text:p>6.505625</text:p>
          </table:table-cell>
          <table:table-cell office:value-type="float" office:value="6.573446" calcext:value-type="float">
            <text:p>6.573446</text:p>
          </table:table-cell>
          <table:table-cell office:value-type="float" office:value="6.616023" calcext:value-type="float">
            <text:p>6.616023</text:p>
          </table:table-cell>
          <table:table-cell office:value-type="float" office:value="6.682633" calcext:value-type="float">
            <text:p>6.682633</text:p>
          </table:table-cell>
          <table:table-cell office:value-type="float" office:value="6.775186" calcext:value-type="float">
            <text:p>6.775186</text:p>
          </table:table-cell>
          <table:table-cell office:value-type="float" office:value="6.843248" calcext:value-type="float">
            <text:p>6.843248</text:p>
          </table:table-cell>
          <table:table-cell office:value-type="float" office:value="6.885096" calcext:value-type="float">
            <text:p>6.885096</text:p>
          </table:table-cell>
          <table:table-cell office:value-type="float" office:value="6.954082" calcext:value-type="float">
            <text:p>6.954082</text:p>
          </table:table-cell>
          <table:table-cell office:value-type="float" office:value="7.02259" calcext:value-type="float">
            <text:p>7.02259</text:p>
          </table:table-cell>
          <table:table-cell office:value-type="float" office:value="7.103194" calcext:value-type="float">
            <text:p>7.103194</text:p>
          </table:table-cell>
          <table:table-cell office:value-type="float" office:value="7.188376" calcext:value-type="float">
            <text:p>7.188376</text:p>
          </table:table-cell>
          <table:table-cell office:value-type="float" office:value="7.241243" calcext:value-type="float">
            <text:p>7.241243</text:p>
          </table:table-cell>
          <table:table-cell office:value-type="float" office:value="7.327577" calcext:value-type="float">
            <text:p>7.327577</text:p>
          </table:table-cell>
          <table:table-cell office:value-type="float" office:value="7.396974" calcext:value-type="float">
            <text:p>7.396974</text:p>
          </table:table-cell>
          <table:table-cell office:value-type="float" office:value="7.46723" calcext:value-type="float">
            <text:p>7.46723</text:p>
          </table:table-cell>
          <table:table-cell office:value-type="float" office:value="7.537701" calcext:value-type="float">
            <text:p>7.537701</text:p>
          </table:table-cell>
          <table:table-cell office:value-type="float" office:value="7.608674" calcext:value-type="float">
            <text:p>7.608674</text:p>
          </table:table-cell>
          <table:table-cell office:value-type="float" office:value="7.679793" calcext:value-type="float">
            <text:p>7.679793</text:p>
          </table:table-cell>
          <table:table-cell office:value-type="float" office:value="7.751207" calcext:value-type="float">
            <text:p>7.751207</text:p>
          </table:table-cell>
          <table:table-cell office:value-type="float" office:value="7.821989" calcext:value-type="float">
            <text:p>7.821989</text:p>
          </table:table-cell>
          <table:table-cell office:value-type="float" office:value="7.863819" calcext:value-type="float">
            <text:p>7.863819</text:p>
          </table:table-cell>
          <table:table-cell office:value-type="float" office:value="7.946897" calcext:value-type="float">
            <text:p>7.946897</text:p>
          </table:table-cell>
          <table:table-cell office:value-type="float" office:value="8.00549" calcext:value-type="float">
            <text:p>8.00549</text:p>
          </table:table-cell>
          <table:table-cell office:value-type="float" office:value="8.108808" calcext:value-type="float">
            <text:p>8.108808</text:p>
          </table:table-cell>
          <table:table-cell office:value-type="float" office:value="8.150583" calcext:value-type="float">
            <text:p>8.150583</text:p>
          </table:table-cell>
          <table:table-cell office:value-type="float" office:value="8.23653" calcext:value-type="float">
            <text:p>8.23653</text:p>
          </table:table-cell>
          <table:table-cell office:value-type="float" office:value="8.296451" calcext:value-type="float">
            <text:p>8.296451</text:p>
          </table:table-cell>
          <table:table-cell office:value-type="float" office:value="8.383044" calcext:value-type="float">
            <text:p>8.383044</text:p>
          </table:table-cell>
          <table:table-cell office:value-type="float" office:value="8.442362" calcext:value-type="float">
            <text:p>8.442362</text:p>
          </table:table-cell>
          <table:table-cell office:value-type="float" office:value="8.528695" calcext:value-type="float">
            <text:p>8.528695</text:p>
          </table:table-cell>
          <table:table-cell office:value-type="float" office:value="8.589323" calcext:value-type="float">
            <text:p>8.589323</text:p>
          </table:table-cell>
          <table:table-cell office:value-type="float" office:value="8.66443" calcext:value-type="float">
            <text:p>8.66443</text:p>
          </table:table-cell>
          <table:table-cell office:value-type="float" office:value="8.736786" calcext:value-type="float">
            <text:p>8.736786</text:p>
          </table:table-cell>
          <table:table-cell office:value-type="float" office:value="8.825337" calcext:value-type="float">
            <text:p>8.825337</text:p>
          </table:table-cell>
          <table:table-cell office:value-type="float" office:value="8.884749" calcext:value-type="float">
            <text:p>8.884749</text:p>
          </table:table-cell>
          <table:table-cell office:value-type="float" office:value="8.973511" calcext:value-type="float">
            <text:p>8.973511</text:p>
          </table:table-cell>
          <table:table-cell office:value-type="float" office:value="9.034874" calcext:value-type="float">
            <text:p>9.034874</text:p>
          </table:table-cell>
          <table:table-cell office:value-type="float" office:value="9.109615" calcext:value-type="float">
            <text:p>9.109615</text:p>
          </table:table-cell>
          <table:table-cell office:value-type="float" office:value="9.184089" calcext:value-type="float">
            <text:p>9.184089</text:p>
          </table:table-cell>
          <table:table-cell office:value-type="float" office:value="9.274713" calcext:value-type="float">
            <text:p>9.274713</text:p>
          </table:table-cell>
          <table:table-cell office:value-type="float" office:value="9.335276" calcext:value-type="float">
            <text:p>9.335276</text:p>
          </table:table-cell>
          <table:table-cell office:value-type="float" office:value="9.411404" calcext:value-type="float">
            <text:p>9.411404</text:p>
          </table:table-cell>
          <table:table-cell office:value-type="float" office:value="9.487023" calcext:value-type="float">
            <text:p>9.487023</text:p>
          </table:table-cell>
          <table:table-cell office:value-type="float" office:value="9.577831" calcext:value-type="float">
            <text:p>9.577831</text:p>
          </table:table-cell>
          <table:table-cell office:value-type="float" office:value="9.63909" calcext:value-type="float">
            <text:p>9.63909</text:p>
          </table:table-cell>
          <table:table-cell office:value-type="float" office:value="9.730992" calcext:value-type="float">
            <text:p>9.730992</text:p>
          </table:table-cell>
          <table:table-cell office:value-type="float" office:value="9.792433" calcext:value-type="float">
            <text:p>9.792433</text:p>
          </table:table-cell>
          <table:table-cell office:value-type="float" office:value="9.906454" calcext:value-type="float">
            <text:p>9.906454</text:p>
          </table:table-cell>
          <table:table-cell office:value-type="float" office:value="9.957744" calcext:value-type="float">
            <text:p>9.957744</text:p>
          </table:table-cell>
          <table:table-cell office:value-type="float" office:value="10.039379" calcext:value-type="float">
            <text:p>10.039379</text:p>
          </table:table-cell>
          <table:table-cell office:value-type="float" office:value="10.100999" calcext:value-type="float">
            <text:p>10.100999</text:p>
          </table:table-cell>
          <table:table-cell office:value-type="float" office:value="10.194557" calcext:value-type="float">
            <text:p>10.194557</text:p>
          </table:table-cell>
          <table:table-cell office:value-type="float" office:value="10.254935" calcext:value-type="float">
            <text:p>10.254935</text:p>
          </table:table-cell>
          <table:table-cell office:value-type="float" office:value="10.335227" calcext:value-type="float">
            <text:p>10.335227</text:p>
          </table:table-cell>
          <table:table-cell office:value-type="float" office:value="10.413733" calcext:value-type="float">
            <text:p>10.413733</text:p>
          </table:table-cell>
          <table:table-cell office:value-type="float" office:value="10.531845" calcext:value-type="float">
            <text:p>10.531845</text:p>
          </table:table-cell>
          <table:table-cell office:value-type="float" office:value="10.588204" calcext:value-type="float">
            <text:p>10.588204</text:p>
          </table:table-cell>
          <table:table-cell office:value-type="float" office:value="10.65072" calcext:value-type="float">
            <text:p>10.65072</text:p>
          </table:table-cell>
          <table:table-cell office:value-type="float" office:value="10.729095" calcext:value-type="float">
            <text:p>10.729095</text:p>
          </table:table-cell>
          <table:table-cell office:value-type="float" office:value="10.848243" calcext:value-type="float">
            <text:p>10.848243</text:p>
          </table:table-cell>
          <table:table-cell office:value-type="float" office:value="10.928158" calcext:value-type="float">
            <text:p>10.928158</text:p>
          </table:table-cell>
          <table:table-cell office:value-type="float" office:value="10.965976" calcext:value-type="float">
            <text:p>10.965976</text:p>
          </table:table-cell>
          <table:table-cell office:value-type="float" office:value="11.045751" calcext:value-type="float">
            <text:p>11.045751</text:p>
          </table:table-cell>
          <table:table-cell office:value-type="float" office:value="11.169275" calcext:value-type="float">
            <text:p>11.169275</text:p>
          </table:table-cell>
          <table:table-cell office:value-type="float" office:value="11.225788" calcext:value-type="float">
            <text:p>11.225788</text:p>
          </table:table-cell>
          <table:table-cell office:value-type="float" office:value="11.337705" calcext:value-type="float">
            <text:p>11.337705</text:p>
          </table:table-cell>
          <table:table-cell office:value-type="float" office:value="11.368329" calcext:value-type="float">
            <text:p>11.368329</text:p>
          </table:table-cell>
          <table:table-cell office:value-type="float" office:value="11.467879" calcext:value-type="float">
            <text:p>11.467879</text:p>
          </table:table-cell>
          <table:table-cell office:value-type="float" office:value="11.531829" calcext:value-type="float">
            <text:p>11.531829</text:p>
          </table:table-cell>
          <table:table-cell office:value-type="float" office:value="11.630849" calcext:value-type="float">
            <text:p>11.630849</text:p>
          </table:table-cell>
          <table:table-cell office:value-type="float" office:value="11.694081" calcext:value-type="float">
            <text:p>11.694081</text:p>
          </table:table-cell>
          <table:table-cell office:value-type="float" office:value="11.794074" calcext:value-type="float">
            <text:p>11.794074</text:p>
          </table:table-cell>
          <table:table-cell office:value-type="float" office:value="11.857478" calcext:value-type="float">
            <text:p>11.857478</text:p>
          </table:table-cell>
          <table:table-cell office:value-type="float" office:value="11.958945" calcext:value-type="float">
            <text:p>11.958945</text:p>
          </table:table-cell>
          <table:table-cell office:value-type="float" office:value="12.022783" calcext:value-type="float">
            <text:p>12.022783</text:p>
          </table:table-cell>
          <table:table-cell office:value-type="float" office:value="12.15134" calcext:value-type="float">
            <text:p>12.15134</text:p>
          </table:table-cell>
          <table:table-cell office:value-type="float" office:value="12.233261" calcext:value-type="float">
            <text:p>12.233261</text:p>
          </table:table-cell>
          <table:table-cell office:value-type="float" office:value="12.269534" calcext:value-type="float">
            <text:p>12.269534</text:p>
          </table:table-cell>
          <table:table-cell office:value-type="float" office:value="12.353893" calcext:value-type="float">
            <text:p>12.353893</text:p>
          </table:table-cell>
          <table:table-cell office:value-type="float" office:value="12.483588" calcext:value-type="float">
            <text:p>12.483588</text:p>
          </table:table-cell>
          <table:table-cell office:value-type="float" office:value="12.539476" calcext:value-type="float">
            <text:p>12.539476</text:p>
          </table:table-cell>
          <table:table-cell office:value-type="float" office:value="12.651114" calcext:value-type="float">
            <text:p>12.651114</text:p>
          </table:table-cell>
          <table:table-cell office:value-type="float" office:value="12.68675" calcext:value-type="float">
            <text:p>12.68675</text:p>
          </table:table-cell>
          <table:table-cell office:value-type="float" office:value="12.791141" calcext:value-type="float">
            <text:p>12.791141</text:p>
          </table:table-cell>
          <table:table-cell office:value-type="float" office:value="12.902974" calcext:value-type="float">
            <text:p>12.902974</text:p>
          </table:table-cell>
          <table:table-cell office:value-type="float" office:value="12.957733" calcext:value-type="float">
            <text:p>12.957733</text:p>
          </table:table-cell>
          <table:table-cell office:value-type="float" office:value="13.022335" calcext:value-type="float">
            <text:p>13.022335</text:p>
          </table:table-cell>
          <table:table-cell office:value-type="float" office:value="13.106606" calcext:value-type="float">
            <text:p>13.106606</text:p>
          </table:table-cell>
          <table:table-cell office:value-type="float" office:value="13.212874" calcext:value-type="float">
            <text:p>13.212874</text:p>
          </table:table-cell>
          <table:table-cell office:value-type="float" office:value="13.276623" calcext:value-type="float">
            <text:p>13.276623</text:p>
          </table:table-cell>
          <table:table-cell office:value-type="float" office:value="13.382586" calcext:value-type="float">
            <text:p>13.382586</text:p>
          </table:table-cell>
          <table:table-cell office:value-type="float" office:value="13.448099" calcext:value-type="float">
            <text:p>13.448099</text:p>
          </table:table-cell>
          <table:table-cell office:value-type="float" office:value="13.532849" calcext:value-type="float">
            <text:p>13.532849</text:p>
          </table:table-cell>
          <table:table-cell office:value-type="float" office:value="13.61927" calcext:value-type="float">
            <text:p>13.61927</text:p>
          </table:table-cell>
          <table:table-cell office:value-type="float" office:value="13.705606" calcext:value-type="float">
            <text:p>13.705606</text:p>
          </table:table-cell>
          <table:table-cell office:value-type="float" office:value="13.793527" calcext:value-type="float">
            <text:p>13.793527</text:p>
          </table:table-cell>
          <table:table-cell office:value-type="float" office:value="13.879255" calcext:value-type="float">
            <text:p>13.879255</text:p>
          </table:table-cell>
          <table:table-cell office:value-type="float" office:value="14.018065" calcext:value-type="float">
            <text:p>14.018065</text:p>
          </table:table-cell>
          <table:table-cell office:value-type="float" office:value="14.106452" calcext:value-type="float">
            <text:p>14.106452</text:p>
          </table:table-cell>
          <table:table-cell office:value-type="float" office:value="14.160731" calcext:value-type="float">
            <text:p>14.160731</text:p>
          </table:table-cell>
          <table:table-cell office:value-type="float" office:value="14.280117" calcext:value-type="float">
            <text:p>14.280117</text:p>
          </table:table-cell>
          <table:table-cell office:value-type="float" office:value="14.367133" calcext:value-type="float">
            <text:p>14.367133</text:p>
          </table:table-cell>
          <table:table-cell office:value-type="float" office:value="14.426769" calcext:value-type="float">
            <text:p>14.426769</text:p>
          </table:table-cell>
          <table:table-cell office:value-type="float" office:value="14.544077" calcext:value-type="float">
            <text:p>14.544077</text:p>
          </table:table-cell>
          <table:table-cell office:value-type="float" office:value="14.634868" calcext:value-type="float">
            <text:p>14.634868</text:p>
          </table:table-cell>
          <table:table-cell office:value-type="float" office:value="14.666208" calcext:value-type="float">
            <text:p>14.666208</text:p>
          </table:table-cell>
          <table:table-cell office:value-type="float" office:value="14.812678" calcext:value-type="float">
            <text:p>14.812678</text:p>
          </table:table-cell>
          <table:table-cell office:value-type="float" office:value="14.866784" calcext:value-type="float">
            <text:p>14.866784</text:p>
          </table:table-cell>
          <table:table-cell office:value-type="float" office:value="14.989359" calcext:value-type="float">
            <text:p>14.989359</text:p>
          </table:table-cell>
          <table:table-cell office:value-type="float" office:value="15.078699" calcext:value-type="float">
            <text:p>15.078699</text:p>
          </table:table-cell>
          <table:table-cell office:value-type="float" office:value="15.167667" calcext:value-type="float">
            <text:p>15.167667</text:p>
          </table:table-cell>
          <table:table-cell office:value-type="float" office:value="15.199574" calcext:value-type="float">
            <text:p>15.199574</text:p>
          </table:table-cell>
          <table:table-cell office:value-type="float" office:value="15.344878" calcext:value-type="float">
            <text:p>15.344878</text:p>
          </table:table-cell>
          <table:table-cell office:value-type="float" office:value="15.43392" calcext:value-type="float">
            <text:p>15.43392</text:p>
          </table:table-cell>
          <table:table-cell office:value-type="float" office:value="15.490205" calcext:value-type="float">
            <text:p>15.490205</text:p>
          </table:table-cell>
          <table:table-cell office:value-type="float" office:value="15.556812" calcext:value-type="float">
            <text:p>15.556812</text:p>
          </table:table-cell>
          <table:table-cell office:value-type="float" office:value="15.66942" calcext:value-type="float">
            <text:p>15.66942</text:p>
          </table:table-cell>
          <table:table-cell office:value-type="float" office:value="15.736365" calcext:value-type="float">
            <text:p>15.736365</text:p>
          </table:table-cell>
          <table:table-cell office:value-type="float" office:value="15.825669" calcext:value-type="float">
            <text:p>15.825669</text:p>
          </table:table-cell>
          <table:table-cell office:value-type="float" office:value="15.976582" calcext:value-type="float">
            <text:p>15.976582</text:p>
          </table:table-cell>
          <table:table-cell office:value-type="float" office:value="16.068502" calcext:value-type="float">
            <text:p>16.068502</text:p>
          </table:table-cell>
          <table:table-cell office:value-type="float" office:value="16.096928" calcext:value-type="float">
            <text:p>16.096928</text:p>
          </table:table-cell>
          <table:table-cell office:value-type="float" office:value="16.189037" calcext:value-type="float">
            <text:p>16.189037</text:p>
          </table:table-cell>
          <table:table-cell office:value-type="float" office:value="16.279936" calcext:value-type="float">
            <text:p>16.279936</text:p>
          </table:table-cell>
          <table:table-cell office:value-type="float" office:value="16.371595" calcext:value-type="float">
            <text:p>16.371595</text:p>
          </table:table-cell>
          <table:table-cell office:value-type="float" office:value="16.463129" calcext:value-type="float">
            <text:p>16.463129</text:p>
          </table:table-cell>
          <table:table-cell office:value-type="float" office:value="16.553925" calcext:value-type="float">
            <text:p>16.553925</text:p>
          </table:table-cell>
          <table:table-cell office:value-type="float" office:value="16.695192" calcext:value-type="float">
            <text:p>16.695192</text:p>
          </table:table-cell>
          <table:table-cell office:value-type="float" office:value="16.802937" calcext:value-type="float">
            <text:p>16.802937</text:p>
          </table:table-cell>
          <table:table-cell office:value-type="float" office:value="16.856407" calcext:value-type="float">
            <text:p>16.856407</text:p>
          </table:table-cell>
          <table:table-cell office:value-type="float" office:value="16.922119" calcext:value-type="float">
            <text:p>16.922119</text:p>
          </table:table-cell>
          <table:table-cell office:value-type="float" office:value="17.015797" calcext:value-type="float">
            <text:p>17.015797</text:p>
          </table:table-cell>
          <table:table-cell office:value-type="float" office:value="17.107584" calcext:value-type="float">
            <text:p>17.107584</text:p>
          </table:table-cell>
          <table:table-cell office:value-type="float" office:value="17.200218" calcext:value-type="float">
            <text:p>17.200218</text:p>
          </table:table-cell>
          <table:table-cell office:value-type="float" office:value="17.292139" calcext:value-type="float">
            <text:p>17.292139</text:p>
          </table:table-cell>
          <table:table-cell office:value-type="float" office:value="17.455135" calcext:value-type="float">
            <text:p>17.455135</text:p>
          </table:table-cell>
          <table:table-cell office:value-type="float" office:value="17.54582" calcext:value-type="float">
            <text:p>17.54582</text:p>
          </table:table-cell>
          <table:table-cell office:value-type="float" office:value="17.603268" calcext:value-type="float">
            <text:p>17.603268</text:p>
          </table:table-cell>
          <table:table-cell office:value-type="float" office:value="17.738127" calcext:value-type="float">
            <text:p>17.738127</text:p>
          </table:table-cell>
          <table:table-cell office:value-type="float" office:value="17.789991" calcext:value-type="float">
            <text:p>17.789991</text:p>
          </table:table-cell>
          <table:table-cell office:value-type="float" office:value="17.925611" calcext:value-type="float">
            <text:p>17.925611</text:p>
          </table:table-cell>
          <table:table-cell office:value-type="float" office:value="17.949551" calcext:value-type="float">
            <text:p>17.949551</text:p>
          </table:table-cell>
          <table:table-cell office:value-type="float" office:value="18.044027" calcext:value-type="float">
            <text:p>18.044027</text:p>
          </table:table-cell>
          <table:table-cell office:value-type="float" office:value="18.138445" calcext:value-type="float">
            <text:p>18.138445</text:p>
          </table:table-cell>
          <table:table-cell office:value-type="float" office:value="18.293888" calcext:value-type="float">
            <text:p>18.293888</text:p>
          </table:table-cell>
          <table:table-cell office:value-type="float" office:value="18.329344" calcext:value-type="float">
            <text:p>18.329344</text:p>
          </table:table-cell>
          <table:table-cell office:value-type="float" office:value="18.475159" calcext:value-type="float">
            <text:p>18.475159</text:p>
          </table:table-cell>
          <table:table-cell office:value-type="float" office:value="18.519936" calcext:value-type="float">
            <text:p>18.519936</text:p>
          </table:table-cell>
          <table:table-cell office:value-type="float" office:value="18.687504" calcext:value-type="float">
            <text:p>18.687504</text:p>
          </table:table-cell>
          <table:table-cell office:value-type="float" office:value="18.739515" calcext:value-type="float">
            <text:p>18.739515</text:p>
          </table:table-cell>
          <table:table-cell office:value-type="float" office:value="18.876692" calcext:value-type="float">
            <text:p>18.876692</text:p>
          </table:table-cell>
          <table:table-cell office:value-type="float" office:value="18.951429" calcext:value-type="float">
            <text:p>18.951429</text:p>
          </table:table-cell>
          <table:table-cell office:value-type="float" office:value="19.071968" calcext:value-type="float">
            <text:p>19.071968</text:p>
          </table:table-cell>
          <table:table-cell office:value-type="float" office:value="19.094353" calcext:value-type="float">
            <text:p>19.094353</text:p>
          </table:table-cell>
          <table:table-cell office:value-type="float" office:value="19.263611" calcext:value-type="float">
            <text:p>19.263611</text:p>
          </table:table-cell>
          <table:table-cell office:value-type="float" office:value="19.287741" calcext:value-type="float">
            <text:p>19.287741</text:p>
          </table:table-cell>
          <table:table-cell office:value-type="float" office:value="19.458303" calcext:value-type="float">
            <text:p>19.458303</text:p>
          </table:table-cell>
          <table:table-cell office:value-type="float" office:value="19.513597" calcext:value-type="float">
            <text:p>19.513597</text:p>
          </table:table-cell>
          <table:table-cell office:value-type="float" office:value="19.579777" calcext:value-type="float">
            <text:p>19.579777</text:p>
          </table:table-cell>
          <table:table-cell office:value-type="float" office:value="19.676672" calcext:value-type="float">
            <text:p>19.676672</text:p>
          </table:table-cell>
          <table:table-cell office:value-type="float" office:value="19.774893" calcext:value-type="float">
            <text:p>19.774893</text:p>
          </table:table-cell>
          <table:table-cell office:value-type="float" office:value="19.87274" calcext:value-type="float">
            <text:p>19.87274</text:p>
          </table:table-cell>
          <table:table-cell office:value-type="float" office:value="20.001728" calcext:value-type="float">
            <text:p>20.001728</text:p>
          </table:table-cell>
          <table:table-cell office:value-type="float" office:value="20.068939" calcext:value-type="float">
            <text:p>20.068939</text:p>
          </table:table-cell>
          <table:table-cell office:value-type="float" office:value="20.247185" calcext:value-type="float">
            <text:p>20.247185</text:p>
          </table:table-cell>
          <table:table-cell office:value-type="float" office:value="20.264551" calcext:value-type="float">
            <text:p>20.264551</text:p>
          </table:table-cell>
          <table:table-cell office:value-type="float" office:value="20.361837" calcext:value-type="float">
            <text:p>20.361837</text:p>
          </table:table-cell>
          <table:table-cell office:value-type="float" office:value="20.459635" calcext:value-type="float">
            <text:p>20.459635</text:p>
          </table:table-cell>
          <table:table-cell office:value-type="float" office:value="20.589458" calcext:value-type="float">
            <text:p>20.589458</text:p>
          </table:table-cell>
          <table:table-cell office:value-type="float" office:value="20.735041" calcext:value-type="float">
            <text:p>20.735041</text:p>
          </table:table-cell>
          <table:table-cell office:value-type="float" office:value="20.837008" calcext:value-type="float">
            <text:p>20.837008</text:p>
          </table:table-cell>
          <table:table-cell office:value-type="float" office:value="20.934134" calcext:value-type="float">
            <text:p>20.934134</text:p>
          </table:table-cell>
          <table:table-cell office:value-type="float" office:value="20.987473" calcext:value-type="float">
            <text:p>20.987473</text:p>
          </table:table-cell>
          <table:table-cell office:value-type="float" office:value="21.087574" calcext:value-type="float">
            <text:p>21.087574</text:p>
          </table:table-cell>
          <table:table-cell office:value-type="float" office:value="21.188805" calcext:value-type="float">
            <text:p>21.188805</text:p>
          </table:table-cell>
          <table:table-cell office:value-type="float" office:value="21.338303" calcext:value-type="float">
            <text:p>21.338303</text:p>
          </table:table-cell>
          <table:table-cell office:value-type="float" office:value="21.437956" calcext:value-type="float">
            <text:p>21.437956</text:p>
          </table:table-cell>
          <table:table-cell office:value-type="float" office:value="21.453899" calcext:value-type="float">
            <text:p>21.453899</text:p>
          </table:table-cell>
          <table:table-cell office:value-type="float" office:value="21.554449" calcext:value-type="float">
            <text:p>21.554449</text:p>
          </table:table-cell>
          <table:table-cell office:value-type="float" office:value="21.689436" calcext:value-type="float">
            <text:p>21.689436</text:p>
          </table:table-cell>
          <table:table-cell office:value-type="float" office:value="21.789488" calcext:value-type="float">
            <text:p>21.789488</text:p>
          </table:table-cell>
          <table:table-cell office:value-type="float" office:value="21.891222" calcext:value-type="float">
            <text:p>21.891222</text:p>
          </table:table-cell>
          <table:table-cell office:value-type="float" office:value="22.04056" calcext:value-type="float">
            <text:p>22.04056</text:p>
          </table:table-cell>
          <table:table-cell office:value-type="float" office:value="22.140884" calcext:value-type="float">
            <text:p>22.140884</text:p>
          </table:table-cell>
          <table:table-cell office:value-type="float" office:value="22.246817" calcext:value-type="float">
            <text:p>22.246817</text:p>
          </table:table-cell>
          <table:table-cell office:value-type="float" office:value="22.259996" calcext:value-type="float">
            <text:p>22.259996</text:p>
          </table:table-cell>
          <table:table-cell office:value-type="float" office:value="22.362467" calcext:value-type="float">
            <text:p>22.362467</text:p>
          </table:table-cell>
          <table:table-cell office:value-type="float" office:value="22.549265" calcext:value-type="float">
            <text:p>22.549265</text:p>
          </table:table-cell>
          <table:table-cell office:value-type="float" office:value="22.6527" calcext:value-type="float">
            <text:p>22.6527</text:p>
          </table:table-cell>
          <table:table-cell office:value-type="float" office:value="22.70536" calcext:value-type="float">
            <text:p>22.70536</text:p>
          </table:table-cell>
          <table:table-cell office:value-type="float" office:value="22.861183" calcext:value-type="float">
            <text:p>22.861183</text:p>
          </table:table-cell>
          <table:table-cell office:value-type="float" office:value="22.909731" calcext:value-type="float">
            <text:p>22.909731</text:p>
          </table:table-cell>
          <table:table-cell office:value-type="float" office:value="22.975452" calcext:value-type="float">
            <text:p>22.975452</text:p>
          </table:table-cell>
          <table:table-cell office:value-type="float" office:value="23.170357" calcext:value-type="float">
            <text:p>23.170357</text:p>
          </table:table-cell>
          <table:table-cell office:value-type="float" office:value="23.18128" calcext:value-type="float">
            <text:p>23.18128</text:p>
          </table:table-cell>
          <table:table-cell office:value-type="float" office:value="23.372688" calcext:value-type="float">
            <text:p>23.372688</text:p>
          </table:table-cell>
          <table:table-cell office:value-type="float" office:value="23.42238" calcext:value-type="float">
            <text:p>23.42238</text:p>
          </table:table-cell>
          <table:table-cell office:value-type="float" office:value="23.5779" calcext:value-type="float">
            <text:p>23.5779</text:p>
          </table:table-cell>
          <table:table-cell office:value-type="float" office:value="23.592676" calcext:value-type="float">
            <text:p>23.592676</text:p>
          </table:table-cell>
          <table:table-cell office:value-type="float" office:value="23.696035" calcext:value-type="float">
            <text:p>23.696035</text:p>
          </table:table-cell>
          <table:table-cell office:value-type="float" office:value="23.890076" calcext:value-type="float">
            <text:p>23.890076</text:p>
          </table:table-cell>
          <table:table-cell office:value-type="float" office:value="23.940344" calcext:value-type="float">
            <text:p>23.940344</text:p>
          </table:table-cell>
          <table:table-cell office:value-type="float" office:value="24.042933" calcext:value-type="float">
            <text:p>24.042933</text:p>
          </table:table-cell>
          <table:table-cell office:value-type="float" office:value="24.109724" calcext:value-type="float">
            <text:p>24.109724</text:p>
          </table:table-cell>
          <table:table-cell office:value-type="float" office:value="24.215813" calcext:value-type="float">
            <text:p>24.215813</text:p>
          </table:table-cell>
          <table:table-cell office:value-type="float" office:value="24.32102" calcext:value-type="float">
            <text:p>24.32102</text:p>
          </table:table-cell>
          <table:table-cell office:value-type="float" office:value="24.426687" calcext:value-type="float">
            <text:p>24.426687</text:p>
          </table:table-cell>
          <table:table-cell office:value-type="float" office:value="24.672884" calcext:value-type="float">
            <text:p>24.672884</text:p>
          </table:table-cell>
          <table:table-cell office:value-type="float" office:value="24.72834" calcext:value-type="float">
            <text:p>24.72834</text:p>
          </table:table-cell>
          <table:table-cell office:value-type="float" office:value="24.834362" calcext:value-type="float">
            <text:p>24.834362</text:p>
          </table:table-cell>
          <table:table-cell office:value-type="float" office:value="24.884571" calcext:value-type="float">
            <text:p>24.884571</text:p>
          </table:table-cell>
          <table:table-cell office:value-type="float" office:value="24.95072" calcext:value-type="float">
            <text:p>24.95072</text:p>
          </table:table-cell>
          <table:table-cell office:value-type="float" office:value="25.09473" calcext:value-type="float">
            <text:p>25.09473</text:p>
          </table:table-cell>
          <table:table-cell office:value-type="float" office:value="25.162445" calcext:value-type="float">
            <text:p>25.162445</text:p>
          </table:table-cell>
          <table:table-cell office:value-type="float" office:value="25.364376" calcext:value-type="float">
            <text:p>25.364376</text:p>
          </table:table-cell>
          <table:table-cell office:value-type="float" office:value="25.414766" calcext:value-type="float">
            <text:p>25.414766</text:p>
          </table:table-cell>
          <table:table-cell office:value-type="float" office:value="25.480885" calcext:value-type="float">
            <text:p>25.480885</text:p>
          </table:table-cell>
          <table:table-cell office:value-type="float" office:value="25.62627" calcext:value-type="float">
            <text:p>25.62627</text:p>
          </table:table-cell>
          <table:table-cell office:value-type="float" office:value="25.693541" calcext:value-type="float">
            <text:p>25.693541</text:p>
          </table:table-cell>
          <table:table-cell office:value-type="float" office:value="25.799061" calcext:value-type="float">
            <text:p>25.799061</text:p>
          </table:table-cell>
          <table:table-cell office:value-type="float" office:value="25.9056" calcext:value-type="float">
            <text:p>25.9056</text:p>
          </table:table-cell>
          <table:table-cell office:value-type="float" office:value="26.112823" calcext:value-type="float">
            <text:p>26.112823</text:p>
          </table:table-cell>
          <table:table-cell office:value-type="float" office:value="26.218445" calcext:value-type="float">
            <text:p>26.218445</text:p>
          </table:table-cell>
          <table:table-cell office:value-type="float" office:value="26.267292" calcext:value-type="float">
            <text:p>26.267292</text:p>
          </table:table-cell>
          <table:table-cell office:value-type="float" office:value="26.434361" calcext:value-type="float">
            <text:p>26.434361</text:p>
          </table:table-cell>
          <table:table-cell office:value-type="float" office:value="26.482861" calcext:value-type="float">
            <text:p>26.482861</text:p>
          </table:table-cell>
          <table:table-cell office:value-type="float" office:value="26.650791" calcext:value-type="float">
            <text:p>26.650791</text:p>
          </table:table-cell>
          <table:table-cell office:value-type="float" office:value="26.698711" calcext:value-type="float">
            <text:p>26.698711</text:p>
          </table:table-cell>
          <table:table-cell office:value-type="float" office:value="26.872419" calcext:value-type="float">
            <text:p>26.872419</text:p>
          </table:table-cell>
          <table:table-cell office:value-type="float" office:value="26.915722" calcext:value-type="float">
            <text:p>26.915722</text:p>
          </table:table-cell>
          <table:table-cell office:value-type="float" office:value="26.98296" calcext:value-type="float">
            <text:p>26.98296</text:p>
          </table:table-cell>
          <table:table-cell office:value-type="float" office:value="27.091066" calcext:value-type="float">
            <text:p>27.091066</text:p>
          </table:table-cell>
          <table:table-cell office:value-type="float" office:value="27.241417" calcext:value-type="float">
            <text:p>27.241417</text:p>
          </table:table-cell>
          <table:table-cell office:value-type="float" office:value="27.308456" calcext:value-type="float">
            <text:p>27.308456</text:p>
          </table:table-cell>
          <table:table-cell office:value-type="float" office:value="27.448128" calcext:value-type="float">
            <text:p>27.448128</text:p>
          </table:table-cell>
          <table:table-cell office:value-type="float" office:value="27.604702" calcext:value-type="float">
            <text:p>27.604702</text:p>
          </table:table-cell>
          <table:table-cell office:value-type="float" office:value="27.644487" calcext:value-type="float">
            <text:p>27.644487</text:p>
          </table:table-cell>
          <table:table-cell office:value-type="float" office:value="27.803888" calcext:value-type="float">
            <text:p>27.803888</text:p>
          </table:table-cell>
          <table:table-cell office:value-type="float" office:value="27.963327" calcext:value-type="float">
            <text:p>27.963327</text:p>
          </table:table-cell>
          <table:table-cell office:value-type="float" office:value="28.011383" calcext:value-type="float">
            <text:p>28.011383</text:p>
          </table:table-cell>
          <table:table-cell office:value-type="float" office:value="28.18906" calcext:value-type="float">
            <text:p>28.18906</text:p>
          </table:table-cell>
          <table:table-cell office:value-type="float" office:value="28.23035" calcext:value-type="float">
            <text:p>28.23035</text:p>
          </table:table-cell>
          <table:table-cell office:value-type="float" office:value="28.35298" calcext:value-type="float">
            <text:p>28.35298</text:p>
          </table:table-cell>
          <table:table-cell office:value-type="float" office:value="28.425167" calcext:value-type="float">
            <text:p>28.425167</text:p>
          </table:table-cell>
          <table:table-cell office:value-type="float" office:value="28.632339" calcext:value-type="float">
            <text:p>28.632339</text:p>
          </table:table-cell>
          <table:table-cell office:value-type="float" office:value="28.629988" calcext:value-type="float">
            <text:p>28.629988</text:p>
          </table:table-cell>
          <table:table-cell office:value-type="float" office:value="28.765762" calcext:value-type="float">
            <text:p>28.765762</text:p>
          </table:table-cell>
          <table:table-cell office:value-type="float" office:value="29.010298" calcext:value-type="float">
            <text:p>29.010298</text:p>
          </table:table-cell>
          <table:table-cell office:value-type="float" office:value="29.069536" calcext:value-type="float">
            <text:p>29.069536</text:p>
          </table:table-cell>
          <table:table-cell office:value-type="float" office:value="29.186836" calcext:value-type="float">
            <text:p>29.186836</text:p>
          </table:table-cell>
          <table:table-cell office:value-type="float" office:value="29.299717" calcext:value-type="float">
            <text:p>29.299717</text:p>
          </table:table-cell>
          <table:table-cell office:value-type="float" office:value="29.410351" calcext:value-type="float">
            <text:p>29.410351</text:p>
          </table:table-cell>
          <table:table-cell office:value-type="float" office:value="29.451813" calcext:value-type="float">
            <text:p>29.451813</text:p>
          </table:table-cell>
          <table:table-cell office:value-type="float" office:value="29.630993" calcext:value-type="float">
            <text:p>29.630993</text:p>
          </table:table-cell>
          <table:table-cell office:value-type="float" office:value="29.749603" calcext:value-type="float">
            <text:p>29.749603</text:p>
          </table:table-cell>
          <table:table-cell office:value-type="float" office:value="29.742704" calcext:value-type="float">
            <text:p>29.742704</text:p>
          </table:table-cell>
          <table:table-cell office:value-type="float" office:value="29.85582" calcext:value-type="float">
            <text:p>29.85582</text:p>
          </table:table-cell>
          <table:table-cell office:value-type="float" office:value="30.087236" calcext:value-type="float">
            <text:p>30.087236</text:p>
          </table:table-cell>
          <table:table-cell office:value-type="float" office:value="30.126137" calcext:value-type="float">
            <text:p>30.126137</text:p>
          </table:table-cell>
          <table:table-cell office:value-type="float" office:value="30.313101" calcext:value-type="float">
            <text:p>30.313101</text:p>
          </table:table-cell>
          <table:table-cell office:value-type="float" office:value="30.349367" calcext:value-type="float">
            <text:p>30.349367</text:p>
          </table:table-cell>
          <table:table-cell office:value-type="float" office:value="30.530869" calcext:value-type="float">
            <text:p>30.530869</text:p>
          </table:table-cell>
          <table:table-cell office:value-type="float" office:value="30.642773" calcext:value-type="float">
            <text:p>30.642773</text:p>
          </table:table-cell>
          <table:table-cell office:value-type="float" office:value="30.639935" calcext:value-type="float">
            <text:p>30.639935</text:p>
          </table:table-cell>
          <table:table-cell office:value-type="float" office:value="30.872335" calcext:value-type="float">
            <text:p>30.872335</text:p>
          </table:table-cell>
          <table:table-cell office:value-type="float" office:value="30.867439" calcext:value-type="float">
            <text:p>30.867439</text:p>
          </table:table-cell>
          <table:table-cell office:value-type="float" office:value="30.980759" calcext:value-type="float">
            <text:p>30.980759</text:p>
          </table:table-cell>
          <table:table-cell office:value-type="float" office:value="31.212944" calcext:value-type="float">
            <text:p>31.212944</text:p>
          </table:table-cell>
          <table:table-cell office:value-type="float" office:value="31.25592" calcext:value-type="float">
            <text:p>31.25592</text:p>
          </table:table-cell>
          <table:table-cell office:value-type="float" office:value="31.440374" calcext:value-type="float">
            <text:p>31.440374</text:p>
          </table:table-cell>
          <table:table-cell office:value-type="float" office:value="31.486633" calcext:value-type="float">
            <text:p>31.486633</text:p>
          </table:table-cell>
          <table:table-cell office:value-type="float" office:value="31.677511" calcext:value-type="float">
            <text:p>31.677511</text:p>
          </table:table-cell>
          <table:table-cell office:value-type="float" office:value="31.786188" calcext:value-type="float">
            <text:p>31.786188</text:p>
          </table:table-cell>
          <table:table-cell office:value-type="float" office:value="31.830688" calcext:value-type="float">
            <text:p>31.830688</text:p>
          </table:table-cell>
          <table:table-cell office:value-type="float" office:value="32.022789" calcext:value-type="float">
            <text:p>32.022789</text:p>
          </table:table-cell>
          <table:table-cell office:value-type="float" office:value="32.010132" calcext:value-type="float">
            <text:p>32.010132</text:p>
          </table:table-cell>
          <table:table-cell office:value-type="float" office:value="32.124191" calcext:value-type="float">
            <text:p>32.124191</text:p>
          </table:table-cell>
          <table:table-cell office:value-type="float" office:value="32.239338" calcext:value-type="float">
            <text:p>32.239338</text:p>
          </table:table-cell>
          <table:table-cell office:value-type="float" office:value="32.483994" calcext:value-type="float">
            <text:p>32.483994</text:p>
          </table:table-cell>
          <table:table-cell office:value-type="float" office:value="32.471531" calcext:value-type="float">
            <text:p>32.471531</text:p>
          </table:table-cell>
          <table:table-cell office:value-type="float" office:value="32.709602" calcext:value-type="float">
            <text:p>32.709602</text:p>
          </table:table-cell>
          <table:table-cell office:value-type="float" office:value="32.755001" calcext:value-type="float">
            <text:p>32.755001</text:p>
          </table:table-cell>
          <table:table-cell office:value-type="float" office:value="32.942623" calcext:value-type="float">
            <text:p>32.942623</text:p>
          </table:table-cell>
          <table:table-cell office:value-type="float" office:value="32.985836" calcext:value-type="float">
            <text:p>32.985836</text:p>
          </table:table-cell>
          <table:table-cell office:value-type="float" office:value="33.048889" calcext:value-type="float">
            <text:p>33.048889</text:p>
          </table:table-cell>
          <table:table-cell office:value-type="float" office:value="33.290462" calcext:value-type="float">
            <text:p>33.290462</text:p>
          </table:table-cell>
          <table:table-cell office:value-type="float" office:value="33.280399" calcext:value-type="float">
            <text:p>33.280399</text:p>
          </table:table-cell>
          <table:table-cell office:value-type="float" office:value="33.448677" calcext:value-type="float">
            <text:p>33.448677</text:p>
          </table:table-cell>
          <table:table-cell office:value-type="float" office:value="33.513115" calcext:value-type="float">
            <text:p>33.513115</text:p>
          </table:table-cell>
          <table:table-cell office:value-type="float" office:value="33.630249" calcext:value-type="float">
            <text:p>33.630249</text:p>
          </table:table-cell>
          <table:table-cell office:value-type="float" office:value="33.799431" calcext:value-type="float">
            <text:p>33.799431</text:p>
          </table:table-cell>
          <table:table-cell office:value-type="float" office:value="33.866463" calcext:value-type="float">
            <text:p>33.866463</text:p>
          </table:table-cell>
          <table:table-cell office:value-type="float" office:value="33.984428" calcext:value-type="float">
            <text:p>33.984428</text:p>
          </table:table-cell>
          <table:table-cell office:value-type="float" office:value="34.100639" calcext:value-type="float">
            <text:p>34.100639</text:p>
          </table:table-cell>
          <table:table-cell office:value-type="float" office:value="34.218113" calcext:value-type="float">
            <text:p>34.218113</text:p>
          </table:table-cell>
          <table:table-cell office:value-type="float" office:value="34.337463" calcext:value-type="float">
            <text:p>34.337463</text:p>
          </table:table-cell>
          <table:table-cell office:value-type="float" office:value="34.454159" calcext:value-type="float">
            <text:p>34.454159</text:p>
          </table:table-cell>
          <table:table-cell office:value-type="float" office:value="34.710575" calcext:value-type="float">
            <text:p>34.710575</text:p>
          </table:table-cell>
          <table:table-cell office:value-type="float" office:value="34.744968" calcext:value-type="float">
            <text:p>34.744968</text:p>
          </table:table-cell>
          <table:table-cell office:value-type="float" office:value="34.94009" calcext:value-type="float">
            <text:p>34.94009</text:p>
          </table:table-cell>
          <table:table-cell office:value-type="float" office:value="34.926739" calcext:value-type="float">
            <text:p>34.926739</text:p>
          </table:table-cell>
          <table:table-cell office:value-type="float" office:value="35.045471" calcext:value-type="float">
            <text:p>35.045471</text:p>
          </table:table-cell>
          <table:table-cell office:value-type="float" office:value="35.304523" calcext:value-type="float">
            <text:p>35.304523</text:p>
          </table:table-cell>
          <table:table-cell office:value-type="float" office:value="35.337406" calcext:value-type="float">
            <text:p>35.337406</text:p>
          </table:table-cell>
          <table:table-cell office:value-type="float" office:value="35.534519" calcext:value-type="float">
            <text:p>35.534519</text:p>
          </table:table-cell>
          <table:table-cell office:value-type="float" office:value="35.57476" calcext:value-type="float">
            <text:p>35.57476</text:p>
          </table:table-cell>
          <table:table-cell office:value-type="float" office:value="35.637218" calcext:value-type="float">
            <text:p>35.637218</text:p>
          </table:table-cell>
          <table:table-cell office:value-type="float" office:value="35.891743" calcext:value-type="float">
            <text:p>35.891743</text:p>
          </table:table-cell>
          <table:table-cell office:value-type="float" office:value="35.876198" calcext:value-type="float">
            <text:p>35.876198</text:p>
          </table:table-cell>
          <table:table-cell office:value-type="float" office:value="35.998184" calcext:value-type="float">
            <text:p>35.998184</text:p>
          </table:table-cell>
          <table:table-cell office:value-type="float" office:value="36.261368" calcext:value-type="float">
            <text:p>36.261368</text:p>
          </table:table-cell>
          <table:table-cell office:value-type="float" office:value="36.294033" calcext:value-type="float">
            <text:p>36.294033</text:p>
          </table:table-cell>
          <table:table-cell office:value-type="float" office:value="36.493774" calcext:value-type="float">
            <text:p>36.493774</text:p>
          </table:table-cell>
          <table:table-cell office:value-type="float" office:value="36.612999" calcext:value-type="float">
            <text:p>36.612999</text:p>
          </table:table-cell>
          <table:table-cell office:value-type="float" office:value="36.594814" calcext:value-type="float">
            <text:p>36.594814</text:p>
          </table:table-cell>
          <table:table-cell office:value-type="float" office:value="36.853828" calcext:value-type="float">
            <text:p>36.853828</text:p>
          </table:table-cell>
          <table:table-cell office:value-type="float" office:value="36.891579" calcext:value-type="float">
            <text:p>36.891579</text:p>
          </table:table-cell>
          <table:table-cell office:value-type="float" office:value="36.955887" calcext:value-type="float">
            <text:p>36.955887</text:p>
          </table:table-cell>
          <table:table-cell office:value-type="float" office:value="37.218132" calcext:value-type="float">
            <text:p>37.218132</text:p>
          </table:table-cell>
          <table:table-cell office:value-type="float" office:value="37.256351" calcext:value-type="float">
            <text:p>37.256351</text:p>
          </table:table-cell>
          <table:table-cell office:value-type="float" office:value="37.318539" calcext:value-type="float">
            <text:p>37.318539</text:p>
          </table:table-cell>
          <table:table-cell office:value-type="float" office:value="37.439144" calcext:value-type="float">
            <text:p>37.439144</text:p>
          </table:table-cell>
          <table:table-cell office:value-type="float" office:value="37.558704" calcext:value-type="float">
            <text:p>37.558704</text:p>
          </table:table-cell>
          <table:table-cell office:value-type="float" office:value="37.679867" calcext:value-type="float">
            <text:p>37.679867</text:p>
          </table:table-cell>
          <table:table-cell office:value-type="float" office:value="37.800938" calcext:value-type="float">
            <text:p>37.800938</text:p>
          </table:table-cell>
          <table:table-cell office:value-type="float" office:value="37.922836" calcext:value-type="float">
            <text:p>37.922836</text:p>
          </table:table-cell>
          <table:table-cell office:value-type="float" office:value="38.044842" calcext:value-type="float">
            <text:p>38.044842</text:p>
          </table:table-cell>
          <table:table-cell office:value-type="float" office:value="38.229023" calcext:value-type="float">
            <text:p>38.229023</text:p>
          </table:table-cell>
          <table:table-cell office:value-type="float" office:value="38.288994" calcext:value-type="float">
            <text:p>38.288994</text:p>
          </table:table-cell>
          <table:table-cell office:value-type="float" office:value="38.411289" calcext:value-type="float">
            <text:p>38.411289</text:p>
          </table:table-cell>
          <table:table-cell office:value-type="float" office:value="38.563404" calcext:value-type="float">
            <text:p>38.563404</text:p>
          </table:table-cell>
          <table:table-cell office:value-type="float" office:value="38.717422" calcext:value-type="float">
            <text:p>38.717422</text:p>
          </table:table-cell>
          <table:table-cell office:value-type="float" office:value="38.778103" calcext:value-type="float">
            <text:p>38.778103</text:p>
          </table:table-cell>
          <table:table-cell office:value-type="float" office:value="38.961033" calcext:value-type="float">
            <text:p>38.961033</text:p>
          </table:table-cell>
          <table:table-cell office:value-type="float" office:value="39.021854" calcext:value-type="float">
            <text:p>39.021854</text:p>
          </table:table-cell>
          <table:table-cell office:value-type="float" office:value="39.207161" calcext:value-type="float">
            <text:p>39.207161</text:p>
          </table:table-cell>
          <table:table-cell office:value-type="float" office:value="39.269279" calcext:value-type="float">
            <text:p>39.269279</text:p>
          </table:table-cell>
          <table:table-cell office:value-type="float" office:value="39.391563" calcext:value-type="float">
            <text:p>39.391563</text:p>
          </table:table-cell>
          <table:table-cell office:value-type="float" office:value="39.605637" calcext:value-type="float">
            <text:p>39.605637</text:p>
          </table:table-cell>
          <table:table-cell office:value-type="float" office:value="39.668232" calcext:value-type="float">
            <text:p>39.668232</text:p>
          </table:table-cell>
          <table:table-cell office:value-type="float" office:value="39.81155" calcext:value-type="float">
            <text:p>39.81155</text:p>
          </table:table-cell>
          <table:table-cell office:value-type="float" office:value="39.948124" calcext:value-type="float">
            <text:p>39.948124</text:p>
          </table:table-cell>
          <table:table-cell office:value-type="float" office:value="40.008984" calcext:value-type="float">
            <text:p>40.008984</text:p>
          </table:table-cell>
          <table:table-cell office:value-type="float" office:value="40.133846" calcext:value-type="float">
            <text:p>40.133846</text:p>
          </table:table-cell>
          <table:table-cell office:value-type="float" office:value="40.258053" calcext:value-type="float">
            <text:p>40.258053</text:p>
          </table:table-cell>
          <table:table-cell office:value-type="float" office:value="40.545151" calcext:value-type="float">
            <text:p>40.545151</text:p>
          </table:table-cell>
          <table:table-cell office:value-type="float" office:value="40.506718" calcext:value-type="float">
            <text:p>40.506718</text:p>
          </table:table-cell>
          <table:table-cell office:value-type="float" office:value="40.694645" calcext:value-type="float">
            <text:p>40.694645</text:p>
          </table:table-cell>
          <table:table-cell office:value-type="float" office:value="40.81852" calcext:value-type="float">
            <text:p>40.81852</text:p>
          </table:table-cell>
          <table:table-cell office:value-type="float" office:value="40.879448" calcext:value-type="float">
            <text:p>40.879448</text:p>
          </table:table-cell>
          <table:table-cell office:value-type="float" office:value="41.068054" calcext:value-type="float">
            <text:p>41.068054</text:p>
          </table:table-cell>
          <table:table-cell office:value-type="float" office:value="41.128933" calcext:value-type="float">
            <text:p>41.128933</text:p>
          </table:table-cell>
          <table:table-cell office:value-type="float" office:value="41.317596" calcext:value-type="float">
            <text:p>41.317596</text:p>
          </table:table-cell>
          <table:table-cell office:value-type="float" office:value="41.381184" calcext:value-type="float">
            <text:p>41.381184</text:p>
          </table:table-cell>
          <table:table-cell office:value-type="float" office:value="41.569214" calcext:value-type="float">
            <text:p>41.569214</text:p>
          </table:table-cell>
          <table:table-cell office:value-type="float" office:value="41.629623" calcext:value-type="float">
            <text:p>41.629623</text:p>
          </table:table-cell>
          <table:table-cell office:value-type="float" office:value="41.917538" calcext:value-type="float">
            <text:p>41.917538</text:p>
          </table:table-cell>
          <table:table-cell office:value-type="float" office:value="41.884708" calcext:value-type="float">
            <text:p>41.884708</text:p>
          </table:table-cell>
          <table:table-cell office:value-type="float" office:value="42.03513" calcext:value-type="float">
            <text:p>42.03513</text:p>
          </table:table-cell>
          <table:table-cell office:value-type="float" office:value="42.136036" calcext:value-type="float">
            <text:p>42.136036</text:p>
          </table:table-cell>
          <table:table-cell office:value-type="float" office:value="42.424797" calcext:value-type="float">
            <text:p>42.424797</text:p>
          </table:table-cell>
          <table:table-cell office:value-type="float" office:value="42.560883" calcext:value-type="float">
            <text:p>42.560883</text:p>
          </table:table-cell>
          <table:table-cell office:value-type="float" office:value="42.586235" calcext:value-type="float">
            <text:p>42.586235</text:p>
          </table:table-cell>
          <table:table-cell office:value-type="float" office:value="42.64352" calcext:value-type="float">
            <text:p>42.64352</text:p>
          </table:table-cell>
          <table:table-cell office:value-type="float" office:value="42.839516" calcext:value-type="float">
            <text:p>42.839516</text:p>
          </table:table-cell>
          <table:table-cell office:value-type="float" office:value="42.961521" calcext:value-type="float">
            <text:p>42.961521</text:p>
          </table:table-cell>
          <table:table-cell office:value-type="float" office:value="43.023357" calcext:value-type="float">
            <text:p>43.023357</text:p>
          </table:table-cell>
          <table:table-cell office:value-type="float" office:value="43.200607" calcext:value-type="float">
            <text:p>43.200607</text:p>
          </table:table-cell>
          <table:table-cell office:value-type="float" office:value="43.442738" calcext:value-type="float">
            <text:p>43.442738</text:p>
          </table:table-cell>
          <table:table-cell office:value-type="float" office:value="43.57806" calcext:value-type="float">
            <text:p>43.57806</text:p>
          </table:table-cell>
          <table:table-cell office:value-type="float" office:value="43.698063" calcext:value-type="float">
            <text:p>43.698063</text:p>
          </table:table-cell>
          <table:table-cell office:value-type="float" office:value="43.728214" calcext:value-type="float">
            <text:p>43.728214</text:p>
          </table:table-cell>
          <table:table-cell office:value-type="float" office:value="43.952614" calcext:value-type="float">
            <text:p>43.952614</text:p>
          </table:table-cell>
          <table:table-cell office:value-type="float" office:value="43.914631" calcext:value-type="float">
            <text:p>43.914631</text:p>
          </table:table-cell>
          <table:table-cell office:value-type="float" office:value="44.041302" calcext:value-type="float">
            <text:p>44.041302</text:p>
          </table:table-cell>
          <table:table-cell office:value-type="float" office:value="44.237652" calcext:value-type="float">
            <text:p>44.237652</text:p>
          </table:table-cell>
          <table:table-cell office:value-type="float" office:value="44.36496" calcext:value-type="float">
            <text:p>44.36496</text:p>
          </table:table-cell>
          <table:table-cell office:value-type="float" office:value="44.594376" calcext:value-type="float">
            <text:p>44.594376</text:p>
          </table:table-cell>
          <table:table-cell office:value-type="float" office:value="44.556351" calcext:value-type="float">
            <text:p>44.556351</text:p>
          </table:table-cell>
          <table:table-cell office:value-type="float" office:value="44.685448" calcext:value-type="float">
            <text:p>44.685448</text:p>
          </table:table-cell>
          <table:table-cell office:value-type="float" office:value="44.995331" calcext:value-type="float">
            <text:p>44.995331</text:p>
          </table:table-cell>
          <table:table-cell office:value-type="float" office:value="45.115265" calcext:value-type="float">
            <text:p>45.115265</text:p>
          </table:table-cell>
          <table:table-cell office:value-type="float" office:value="45.072384" calcext:value-type="float">
            <text:p>45.072384</text:p>
          </table:table-cell>
          <table:table-cell office:value-type="float" office:value="45.421776" calcext:value-type="float">
            <text:p>45.421776</text:p>
          </table:table-cell>
          <table:table-cell office:value-type="float" office:value="45.4006" calcext:value-type="float">
            <text:p>45.4006</text:p>
          </table:table-cell>
          <table:table-cell office:value-type="float" office:value="45.530968" calcext:value-type="float">
            <text:p>45.530968</text:p>
          </table:table-cell>
          <table:table-cell office:value-type="float" office:value="45.810196" calcext:value-type="float">
            <text:p>45.810196</text:p>
          </table:table-cell>
          <table:table-cell office:value-type="float" office:value="45.714512" calcext:value-type="float">
            <text:p>45.714512</text:p>
          </table:table-cell>
          <table:table-cell office:value-type="float" office:value="46.019794" calcext:value-type="float">
            <text:p>46.019794</text:p>
          </table:table-cell>
          <table:table-cell office:value-type="float" office:value="46.046719" calcext:value-type="float">
            <text:p>46.046719</text:p>
          </table:table-cell>
          <table:table-cell office:value-type="float" office:value="46.104038" calcext:value-type="float">
            <text:p>46.104038</text:p>
          </table:table-cell>
          <table:table-cell office:value-type="float" office:value="46.234657" calcext:value-type="float">
            <text:p>46.234657</text:p>
          </table:table-cell>
          <table:table-cell office:value-type="float" office:value="46.541973" calcext:value-type="float">
            <text:p>46.541973</text:p>
          </table:table-cell>
          <table:table-cell office:value-type="float" office:value="46.494762" calcext:value-type="float">
            <text:p>46.494762</text:p>
          </table:table-cell>
          <table:table-cell office:value-type="float" office:value="46.626492" calcext:value-type="float">
            <text:p>46.626492</text:p>
          </table:table-cell>
          <table:table-cell office:value-type="float" office:value="46.935505" calcext:value-type="float">
            <text:p>46.935505</text:p>
          </table:table-cell>
          <table:table-cell office:value-type="float" office:value="47.067528" calcext:value-type="float">
            <text:p>47.067528</text:p>
          </table:table-cell>
          <table:table-cell office:value-type="float" office:value="47.093334" calcext:value-type="float">
            <text:p>47.093334</text:p>
          </table:table-cell>
          <table:table-cell office:value-type="float" office:value="47.149059" calcext:value-type="float">
            <text:p>47.149059</text:p>
          </table:table-cell>
          <table:table-cell office:value-type="float" office:value="47.283928" calcext:value-type="float">
            <text:p>47.283928</text:p>
          </table:table-cell>
          <table:table-cell office:value-type="float" office:value="47.644379" calcext:value-type="float">
            <text:p>47.644379</text:p>
          </table:table-cell>
          <table:table-cell office:value-type="float" office:value="47.620483" calcext:value-type="float">
            <text:p>47.620483</text:p>
          </table:table-cell>
          <table:table-cell office:value-type="float" office:value="47.868225" calcext:value-type="float">
            <text:p>47.868225</text:p>
          </table:table-cell>
          <table:table-cell office:value-type="float" office:value="47.991837" calcext:value-type="float">
            <text:p>47.991837</text:p>
          </table:table-cell>
          <table:table-cell office:value-type="float" office:value="48.015079" calcext:value-type="float">
            <text:p>48.015079</text:p>
          </table:table-cell>
          <table:table-cell office:value-type="float" office:value="48.265736" calcext:value-type="float">
            <text:p>48.265736</text:p>
          </table:table-cell>
          <table:table-cell office:value-type="float" office:value="48.203259" calcext:value-type="float">
            <text:p>48.203259</text:p>
          </table:table-cell>
          <table:table-cell office:value-type="float" office:value="48.334118" calcext:value-type="float">
            <text:p>48.334118</text:p>
          </table:table-cell>
          <table:table-cell office:value-type="float" office:value="48.543045" calcext:value-type="float">
            <text:p>48.543045</text:p>
          </table:table-cell>
          <table:table-cell office:value-type="float" office:value="48.782906" calcext:value-type="float">
            <text:p>48.782906</text:p>
          </table:table-cell>
          <table:table-cell office:value-type="float" office:value="48.73035" calcext:value-type="float">
            <text:p>48.73035</text:p>
          </table:table-cell>
          <table:table-cell office:value-type="float" office:value="49.050167" calcext:value-type="float">
            <text:p>49.050167</text:p>
          </table:table-cell>
          <table:table-cell office:value-type="float" office:value="49.183235" calcext:value-type="float">
            <text:p>49.183235</text:p>
          </table:table-cell>
          <table:table-cell office:value-type="float" office:value="49.129917" calcext:value-type="float">
            <text:p>49.129917</text:p>
          </table:table-cell>
          <table:table-cell office:value-type="float" office:value="49.338818" calcext:value-type="float">
            <text:p>49.338818</text:p>
          </table:table-cell>
          <table:table-cell office:value-type="float" office:value="49.582863" calcext:value-type="float">
            <text:p>49.582863</text:p>
          </table:table-cell>
          <table:table-cell office:value-type="float" office:value="49.526119" calcext:value-type="float">
            <text:p>49.526119</text:p>
          </table:table-cell>
          <table:table-cell office:value-type="float" office:value="49.738914" calcext:value-type="float">
            <text:p>49.738914</text:p>
          </table:table-cell>
          <table:table-cell office:value-type="float" office:value="49.994843" calcext:value-type="float">
            <text:p>49.994843</text:p>
          </table:table-cell>
          <table:table-cell office:value-type="float" office:value="49.926544" calcext:value-type="float">
            <text:p>49.926544</text:p>
          </table:table-cell>
          <table:table-cell office:value-type="float" office:value="50.061237" calcext:value-type="float">
            <text:p>50.061237</text:p>
          </table:table-cell>
          <table:table-cell office:value-type="float" office:value="50.275837" calcext:value-type="float">
            <text:p>50.275837</text:p>
          </table:table-cell>
          <table:table-cell office:value-type="float" office:value="50.534809" calcext:value-type="float">
            <text:p>50.534809</text:p>
          </table:table-cell>
          <table:table-cell office:value-type="float" office:value="50.543953" calcext:value-type="float">
            <text:p>50.543953</text:p>
          </table:table-cell>
          <table:table-cell office:value-type="float" office:value="50.598839" calcext:value-type="float">
            <text:p>50.598839</text:p>
          </table:table-cell>
          <table:table-cell office:value-type="float" office:value="50.732624" calcext:value-type="float">
            <text:p>50.732624</text:p>
          </table:table-cell>
          <table:table-cell office:value-type="float" office:value="50.866055" calcext:value-type="float">
            <text:p>50.866055</text:p>
          </table:table-cell>
          <table:table-cell office:value-type="float" office:value="50.999771" calcext:value-type="float">
            <text:p>50.999771</text:p>
          </table:table-cell>
          <table:table-cell office:value-type="float" office:value="51.132919" calcext:value-type="float">
            <text:p>51.132919</text:p>
          </table:table-cell>
          <table:table-cell office:value-type="float" office:value="51.267788" calcext:value-type="float">
            <text:p>51.267788</text:p>
          </table:table-cell>
          <table:table-cell office:value-type="float" office:value="51.610683" calcext:value-type="float">
            <text:p>51.610683</text:p>
          </table:table-cell>
          <table:table-cell office:value-type="float" office:value="51.733505" calcext:value-type="float">
            <text:p>51.733505</text:p>
          </table:table-cell>
          <table:table-cell office:value-type="float" office:value="51.881046" calcext:value-type="float">
            <text:p>51.881046</text:p>
          </table:table-cell>
          <table:table-cell office:value-type="float" office:value="51.806736" calcext:value-type="float">
            <text:p>51.806736</text:p>
          </table:table-cell>
          <table:table-cell office:value-type="float" office:value="52.139824" calcext:value-type="float">
            <text:p>52.139824</text:p>
          </table:table-cell>
          <table:table-cell office:value-type="float" office:value="52.274868" calcext:value-type="float">
            <text:p>52.274868</text:p>
          </table:table-cell>
          <table:table-cell office:value-type="float" office:value="52.423656" calcext:value-type="float">
            <text:p>52.423656</text:p>
          </table:table-cell>
          <table:table-cell office:value-type="float" office:value="52.349228" calcext:value-type="float">
            <text:p>52.349228</text:p>
          </table:table-cell>
          <table:table-cell office:value-type="float" office:value="52.53278" calcext:value-type="float">
            <text:p>52.53278</text:p>
          </table:table-cell>
          <table:table-cell office:value-type="float" office:value="52.81966" calcext:value-type="float">
            <text:p>52.81966</text:p>
          </table:table-cell>
          <table:table-cell office:value-type="float" office:value="52.755947" calcext:value-type="float">
            <text:p>52.755947</text:p>
          </table:table-cell>
          <table:table-cell office:value-type="float" office:value="53.105888" calcext:value-type="float">
            <text:p>53.105888</text:p>
          </table:table-cell>
          <table:table-cell office:value-type="float" office:value="53.027126" calcext:value-type="float">
            <text:p>53.027126</text:p>
          </table:table-cell>
          <table:table-cell office:value-type="float" office:value="53.161633" calcext:value-type="float">
            <text:p>53.161633</text:p>
          </table:table-cell>
          <table:table-cell office:value-type="float" office:value="53.29929" calcext:value-type="float">
            <text:p>53.29929</text:p>
          </table:table-cell>
          <table:table-cell office:value-type="float" office:value="53.437553" calcext:value-type="float">
            <text:p>53.437553</text:p>
          </table:table-cell>
          <table:table-cell office:value-type="float" office:value="53.572613" calcext:value-type="float">
            <text:p>53.572613</text:p>
          </table:table-cell>
          <table:table-cell office:value-type="float" office:value="53.710556" calcext:value-type="float">
            <text:p>53.710556</text:p>
          </table:table-cell>
          <table:table-cell office:value-type="float" office:value="53.848621" calcext:value-type="float">
            <text:p>53.848621</text:p>
          </table:table-cell>
          <table:table-cell office:value-type="float" office:value="53.985664" calcext:value-type="float">
            <text:p>53.985664</text:p>
          </table:table-cell>
          <table:table-cell office:value-type="float" office:value="54.123615" calcext:value-type="float">
            <text:p>54.123615</text:p>
          </table:table-cell>
          <table:table-cell office:value-type="float" office:value="54.317936" calcext:value-type="float">
            <text:p>54.317936</text:p>
          </table:table-cell>
          <table:table-cell office:value-type="float" office:value="54.461853" calcext:value-type="float">
            <text:p>54.461853</text:p>
          </table:table-cell>
          <table:table-cell office:value-type="float" office:value="54.53672" calcext:value-type="float">
            <text:p>54.53672</text:p>
          </table:table-cell>
          <table:table-cell office:value-type="float" office:value="54.6758" calcext:value-type="float">
            <text:p>54.6758</text:p>
          </table:table-cell>
          <table:table-cell office:value-type="float" office:value="54.875702" calcext:value-type="float">
            <text:p>54.875702</text:p>
          </table:table-cell>
          <table:table-cell office:value-type="float" office:value="55.027401" calcext:value-type="float">
            <text:p>55.027401</text:p>
          </table:table-cell>
          <table:table-cell office:value-type="float" office:value="55.198109" calcext:value-type="float">
            <text:p>55.198109</text:p>
          </table:table-cell>
          <table:table-cell office:value-type="float" office:value="55.29932" calcext:value-type="float">
            <text:p>55.29932</text:p>
          </table:table-cell>
          <table:table-cell office:value-type="float" office:value="55.419926" calcext:value-type="float">
            <text:p>55.419926</text:p>
          </table:table-cell>
          <table:table-cell office:value-type="float" office:value="55.507183" calcext:value-type="float">
            <text:p>55.507183</text:p>
          </table:table-cell>
          <table:table-cell office:value-type="float" office:value="55.80896" calcext:value-type="float">
            <text:p>55.80896</text:p>
          </table:table-cell>
          <table:table-cell office:value-type="float" office:value="55.858353" calcext:value-type="float">
            <text:p>55.858353</text:p>
          </table:table-cell>
          <table:table-cell office:value-type="float" office:value="55.920982" calcext:value-type="float">
            <text:p>55.920982</text:p>
          </table:table-cell>
          <table:table-cell office:value-type="float" office:value="56.109486" calcext:value-type="float">
            <text:p>56.109486</text:p>
          </table:table-cell>
          <table:table-cell office:value-type="float" office:value="56.286945" calcext:value-type="float">
            <text:p>56.286945</text:p>
          </table:table-cell>
          <table:table-cell office:value-type="float" office:value="56.33604" calcext:value-type="float">
            <text:p>56.33604</text:p>
          </table:table-cell>
          <table:table-cell office:value-type="float" office:value="56.476547" calcext:value-type="float">
            <text:p>56.476547</text:p>
          </table:table-cell>
          <table:table-cell office:value-type="float" office:value="56.616222" calcext:value-type="float">
            <text:p>56.616222</text:p>
          </table:table-cell>
          <table:table-cell office:value-type="float" office:value="56.753189" calcext:value-type="float">
            <text:p>56.753189</text:p>
          </table:table-cell>
          <table:table-cell office:value-type="float" office:value="57.111778" calcext:value-type="float">
            <text:p>57.111778</text:p>
          </table:table-cell>
          <table:table-cell office:value-type="float" office:value="57.262421" calcext:value-type="float">
            <text:p>57.262421</text:p>
          </table:table-cell>
          <table:table-cell office:value-type="float" office:value="57.173717" calcext:value-type="float">
            <text:p>57.173717</text:p>
          </table:table-cell>
          <table:table-cell office:value-type="float" office:value="57.531105" calcext:value-type="float">
            <text:p>57.531105</text:p>
          </table:table-cell>
          <table:table-cell office:value-type="float" office:value="57.670105" calcext:value-type="float">
            <text:p>57.670105</text:p>
          </table:table-cell>
          <table:table-cell office:value-type="float" office:value="57.592953" calcext:value-type="float">
            <text:p>57.592953</text:p>
          </table:table-cell>
          <table:table-cell office:value-type="float" office:value="57.73106" calcext:value-type="float">
            <text:p>57.73106</text:p>
          </table:table-cell>
          <table:table-cell office:value-type="float" office:value="57.873089" calcext:value-type="float">
            <text:p>57.873089</text:p>
          </table:table-cell>
          <table:table-cell office:value-type="float" office:value="58.012726" calcext:value-type="float">
            <text:p>58.012726</text:p>
          </table:table-cell>
          <table:table-cell office:value-type="float" office:value="58.373199" calcext:value-type="float">
            <text:p>58.373199</text:p>
          </table:table-cell>
          <table:table-cell office:value-type="float" office:value="58.51556" calcext:value-type="float">
            <text:p>58.51556</text:p>
          </table:table-cell>
          <table:table-cell office:value-type="float" office:value="58.657272" calcext:value-type="float">
            <text:p>58.657272</text:p>
          </table:table-cell>
          <table:table-cell office:value-type="float" office:value="58.799641" calcext:value-type="float">
            <text:p>58.799641</text:p>
          </table:table-cell>
          <table:table-cell office:value-type="float" office:value="58.718319" calcext:value-type="float">
            <text:p>58.718319</text:p>
          </table:table-cell>
          <table:table-cell office:value-type="float" office:value="59.084045" calcext:value-type="float">
            <text:p>59.084045</text:p>
          </table:table-cell>
          <table:table-cell office:value-type="float" office:value="59.002239" calcext:value-type="float">
            <text:p>59.002239</text:p>
          </table:table-cell>
          <table:table-cell office:value-type="float" office:value="59.368736" calcext:value-type="float">
            <text:p>59.368736</text:p>
          </table:table-cell>
          <table:table-cell office:value-type="float" office:value="59.285358" calcext:value-type="float">
            <text:p>59.285358</text:p>
          </table:table-cell>
          <table:table-cell office:value-type="float" office:value="59.425678" calcext:value-type="float">
            <text:p>59.425678</text:p>
          </table:table-cell>
          <table:table-cell office:value-type="float" office:value="59.567417" calcext:value-type="float">
            <text:p>59.567417</text:p>
          </table:table-cell>
          <table:table-cell office:value-type="float" office:value="59.937561" calcext:value-type="float">
            <text:p>59.937561</text:p>
          </table:table-cell>
          <table:table-cell office:value-type="float" office:value="59.852745" calcext:value-type="float">
            <text:p>59.852745</text:p>
          </table:table-cell>
          <table:table-cell office:value-type="float" office:value="59.995396" calcext:value-type="float">
            <text:p>59.995396</text:p>
          </table:table-cell>
          <table:table-cell office:value-type="float" office:value="60.362919" calcext:value-type="float">
            <text:p>60.362919</text:p>
          </table:table-cell>
          <table:table-cell office:value-type="float" office:value="60.506351" calcext:value-type="float">
            <text:p>60.506351</text:p>
          </table:table-cell>
          <table:table-cell office:value-type="float" office:value="60.648567" calcext:value-type="float">
            <text:p>60.648567</text:p>
          </table:table-cell>
          <table:table-cell office:value-type="float" office:value="60.561459" calcext:value-type="float">
            <text:p>60.561459</text:p>
          </table:table-cell>
          <table:table-cell office:value-type="float" office:value="60.797737" calcext:value-type="float">
            <text:p>60.797737</text:p>
          </table:table-cell>
          <table:table-cell office:value-type="float" office:value="60.847046" calcext:value-type="float">
            <text:p>60.847046</text:p>
          </table:table-cell>
          <table:table-cell office:value-type="float" office:value="60.989639" calcext:value-type="float">
            <text:p>60.989639</text:p>
          </table:table-cell>
          <table:table-cell office:value-type="float" office:value="61.134094" calcext:value-type="float">
            <text:p>61.134094</text:p>
          </table:table-cell>
          <table:table-cell office:value-type="float" office:value="61.514244" calcext:value-type="float">
            <text:p>61.514244</text:p>
          </table:table-cell>
          <table:table-cell office:value-type="float" office:value="61.653183" calcext:value-type="float">
            <text:p>61.653183</text:p>
          </table:table-cell>
          <table:table-cell office:value-type="float" office:value="61.562305" calcext:value-type="float">
            <text:p>61.562305</text:p>
          </table:table-cell>
          <table:table-cell office:value-type="float" office:value="61.955757" calcext:value-type="float">
            <text:p>61.955757</text:p>
          </table:table-cell>
          <table:table-cell office:value-type="float" office:value="61.850822" calcext:value-type="float">
            <text:p>61.850822</text:p>
          </table:table-cell>
          <table:table-cell office:value-type="float" office:value="62.23037" calcext:value-type="float">
            <text:p>62.23037</text:p>
          </table:table-cell>
          <table:table-cell office:value-type="float" office:value="62.374561" calcext:value-type="float">
            <text:p>62.374561</text:p>
          </table:table-cell>
          <table:table-cell office:value-type="float" office:value="62.281475" calcext:value-type="float">
            <text:p>62.281475</text:p>
          </table:table-cell>
          <table:table-cell office:value-type="float" office:value="62.427235" calcext:value-type="float">
            <text:p>62.427235</text:p>
          </table:table-cell>
          <table:table-cell office:value-type="float" office:value="62.80846" calcext:value-type="float">
            <text:p>62.80846</text:p>
          </table:table-cell>
          <table:table-cell office:value-type="float" office:value="62.716873" calcext:value-type="float">
            <text:p>62.716873</text:p>
          </table:table-cell>
          <table:table-cell office:value-type="float" office:value="62.860893" calcext:value-type="float">
            <text:p>62.860893</text:p>
          </table:table-cell>
          <table:table-cell office:value-type="float" office:value="63.005856" calcext:value-type="float">
            <text:p>63.005856</text:p>
          </table:table-cell>
          <table:table-cell office:value-type="float" office:value="63.392277" calcext:value-type="float">
            <text:p>63.392277</text:p>
          </table:table-cell>
          <table:table-cell office:value-type="float" office:value="63.294884" calcext:value-type="float">
            <text:p>63.294884</text:p>
          </table:table-cell>
          <table:table-cell office:value-type="float" office:value="63.682579" calcext:value-type="float">
            <text:p>63.682579</text:p>
          </table:table-cell>
          <table:table-cell office:value-type="float" office:value="63.586464" calcext:value-type="float">
            <text:p>63.586464</text:p>
          </table:table-cell>
          <table:table-cell office:value-type="float" office:value="63.97644" calcext:value-type="float">
            <text:p>63.97644</text:p>
          </table:table-cell>
          <table:table-cell office:value-type="float" office:value="63.877811" calcext:value-type="float">
            <text:p>63.877811</text:p>
          </table:table-cell>
          <table:table-cell office:value-type="float" office:value="64.02356" calcext:value-type="float">
            <text:p>64.02356</text:p>
          </table:table-cell>
          <table:table-cell office:value-type="float" office:value="64.170303" calcext:value-type="float">
            <text:p>64.170303</text:p>
          </table:table-cell>
          <table:table-cell office:value-type="float" office:value="64.313728" calcext:value-type="float">
            <text:p>64.313728</text:p>
          </table:table-cell>
          <table:table-cell office:value-type="float" office:value="64.704803" calcext:value-type="float">
            <text:p>64.704803</text:p>
          </table:table-cell>
          <table:table-cell office:value-type="float" office:value="64.603394" calcext:value-type="float">
            <text:p>64.603394</text:p>
          </table:table-cell>
          <table:table-cell office:value-type="float" office:value="64.74929" calcext:value-type="float">
            <text:p>64.74929</text:p>
          </table:table-cell>
          <table:table-cell office:value-type="float" office:value="64.896805" calcext:value-type="float">
            <text:p>64.896805</text:p>
          </table:table-cell>
          <table:table-cell office:value-type="float" office:value="65.306099" calcext:value-type="float">
            <text:p>65.306099</text:p>
          </table:table-cell>
          <table:table-cell office:value-type="float" office:value="65.434235" calcext:value-type="float">
            <text:p>65.434235</text:p>
          </table:table-cell>
          <table:table-cell office:value-type="float" office:value="65.333801" calcext:value-type="float">
            <text:p>65.333801</text:p>
          </table:table-cell>
          <table:table-cell office:value-type="float" office:value="65.481926" calcext:value-type="float">
            <text:p>65.481926</text:p>
          </table:table-cell>
          <table:table-cell office:value-type="float" office:value="65.629059" calcext:value-type="float">
            <text:p>65.629059</text:p>
          </table:table-cell>
          <table:table-cell office:value-type="float" office:value="65.775955" calcext:value-type="float">
            <text:p>65.775955</text:p>
          </table:table-cell>
          <table:table-cell office:value-type="float" office:value="65.921875" calcext:value-type="float">
            <text:p>65.921875</text:p>
          </table:table-cell>
          <table:table-cell office:value-type="float" office:value="66.337143" calcext:value-type="float">
            <text:p>66.337143</text:p>
          </table:table-cell>
          <table:table-cell office:value-type="float" office:value="66.468155" calcext:value-type="float">
            <text:p>66.468155</text:p>
          </table:table-cell>
          <table:table-cell office:value-type="float" office:value="66.361046" calcext:value-type="float">
            <text:p>66.361046</text:p>
          </table:table-cell>
          <table:table-cell office:value-type="float" office:value="66.615334" calcext:value-type="float">
            <text:p>66.615334</text:p>
          </table:table-cell>
          <table:table-cell office:value-type="float" office:value="66.912872" calcext:value-type="float">
            <text:p>66.912872</text:p>
          </table:table-cell>
          <table:table-cell office:value-type="float" office:value="66.909897" calcext:value-type="float">
            <text:p>66.909897</text:p>
          </table:table-cell>
          <table:table-cell office:value-type="float" office:value="66.951172" calcext:value-type="float">
            <text:p>66.951172</text:p>
          </table:table-cell>
          <table:table-cell office:value-type="float" office:value="67.099586" calcext:value-type="float">
            <text:p>67.099586</text:p>
          </table:table-cell>
          <table:table-cell office:value-type="float" office:value="67.247391" calcext:value-type="float">
            <text:p>67.247391</text:p>
          </table:table-cell>
          <table:table-cell office:value-type="float" office:value="67.651573" calcext:value-type="float">
            <text:p>67.651573</text:p>
          </table:table-cell>
          <table:table-cell office:value-type="float" office:value="67.799446" calcext:value-type="float">
            <text:p>67.799446</text:p>
          </table:table-cell>
          <table:table-cell office:value-type="float" office:value="67.946945" calcext:value-type="float">
            <text:p>67.946945</text:p>
          </table:table-cell>
          <table:table-cell office:value-type="float" office:value="67.837662" calcext:value-type="float">
            <text:p>67.837662</text:p>
          </table:table-cell>
          <table:table-cell office:value-type="float" office:value="67.984993" calcext:value-type="float">
            <text:p>67.984993</text:p>
          </table:table-cell>
          <table:table-cell office:value-type="float" office:value="68.133537" calcext:value-type="float">
            <text:p>68.133537</text:p>
          </table:table-cell>
          <table:table-cell office:value-type="float" office:value="68.541313" calcext:value-type="float">
            <text:p>68.541313</text:p>
          </table:table-cell>
          <table:table-cell office:value-type="float" office:value="68.428833" calcext:value-type="float">
            <text:p>68.428833</text:p>
          </table:table-cell>
          <table:table-cell office:value-type="float" office:value="68.578949" calcext:value-type="float">
            <text:p>68.578949</text:p>
          </table:table-cell>
          <table:table-cell office:value-type="float" office:value="68.727859" calcext:value-type="float">
            <text:p>68.727859</text:p>
          </table:table-cell>
          <table:table-cell office:value-type="float" office:value="68.876381" calcext:value-type="float">
            <text:p>68.876381</text:p>
          </table:table-cell>
          <table:table-cell office:value-type="float" office:value="69.28698" calcext:value-type="float">
            <text:p>69.28698</text:p>
          </table:table-cell>
          <table:table-cell office:value-type="float" office:value="69.436417" calcext:value-type="float">
            <text:p>69.436417</text:p>
          </table:table-cell>
          <table:table-cell office:value-type="float" office:value="69.590714" calcext:value-type="float">
            <text:p>69.590714</text:p>
          </table:table-cell>
          <table:table-cell office:value-type="float" office:value="69.474762" calcext:value-type="float">
            <text:p>69.474762</text:p>
          </table:table-cell>
          <table:table-cell office:value-type="float" office:value="69.622879" calcext:value-type="float">
            <text:p>69.622879</text:p>
          </table:table-cell>
          <table:table-cell office:value-type="float" office:value="70.035851" calcext:value-type="float">
            <text:p>70.035851</text:p>
          </table:table-cell>
          <table:table-cell office:value-type="float" office:value="70.204826" calcext:value-type="float">
            <text:p>70.204826</text:p>
          </table:table-cell>
          <table:table-cell office:value-type="float" office:value="70.336617" calcext:value-type="float">
            <text:p>70.336617</text:p>
          </table:table-cell>
          <table:table-cell office:value-type="float" office:value="70.486511" calcext:value-type="float">
            <text:p>70.486511</text:p>
          </table:table-cell>
          <table:table-cell office:value-type="float" office:value="70.367058" calcext:value-type="float">
            <text:p>70.367058</text:p>
          </table:table-cell>
          <table:table-cell office:value-type="float" office:value="70.518333" calcext:value-type="float">
            <text:p>70.518333</text:p>
          </table:table-cell>
          <table:table-cell office:value-type="float" office:value="70.936943" calcext:value-type="float">
            <text:p>70.936943</text:p>
          </table:table-cell>
          <table:table-cell office:value-type="float" office:value="70.820663" calcext:value-type="float">
            <text:p>70.820663</text:p>
          </table:table-cell>
          <table:table-cell office:value-type="float" office:value="70.972" calcext:value-type="float">
            <text:p>70.972</text:p>
          </table:table-cell>
          <table:table-cell office:value-type="float" office:value="71.394417" calcext:value-type="float">
            <text:p>71.394417</text:p>
          </table:table-cell>
          <table:table-cell office:value-type="float" office:value="71.273407" calcext:value-type="float">
            <text:p>71.273407</text:p>
          </table:table-cell>
          <table:table-cell office:value-type="float" office:value="71.714928" calcext:value-type="float">
            <text:p>71.714928</text:p>
          </table:table-cell>
          <table:table-cell office:value-type="float" office:value="71.574417" calcext:value-type="float">
            <text:p>71.574417</text:p>
          </table:table-cell>
          <table:table-cell office:value-type="float" office:value="71.998405" calcext:value-type="float">
            <text:p>71.998405</text:p>
          </table:table-cell>
          <table:table-cell office:value-type="float" office:value="71.989861" calcext:value-type="float">
            <text:p>71.989861</text:p>
          </table:table-cell>
          <table:table-cell office:value-type="float" office:value="72.302994" calcext:value-type="float">
            <text:p>72.302994</text:p>
          </table:table-cell>
          <table:table-cell office:value-type="float" office:value="72.453117" calcext:value-type="float">
            <text:p>72.453117</text:p>
          </table:table-cell>
          <table:table-cell office:value-type="float" office:value="72.622803" calcext:value-type="float">
            <text:p>72.622803</text:p>
          </table:table-cell>
          <table:table-cell office:value-type="float" office:value="72.48172" calcext:value-type="float">
            <text:p>72.48172</text:p>
          </table:table-cell>
          <table:table-cell office:value-type="float" office:value="72.909325" calcext:value-type="float">
            <text:p>72.909325</text:p>
          </table:table-cell>
          <table:table-cell office:value-type="float" office:value="72.787285" calcext:value-type="float">
            <text:p>72.787285</text:p>
          </table:table-cell>
          <table:table-cell office:value-type="float" office:value="72.937386" calcext:value-type="float">
            <text:p>72.937386</text:p>
          </table:table-cell>
          <table:table-cell office:value-type="float" office:value="73.089203" calcext:value-type="float">
            <text:p>73.089203</text:p>
          </table:table-cell>
          <table:table-cell office:value-type="float" office:value="73.24292" calcext:value-type="float">
            <text:p>73.24292</text:p>
          </table:table-cell>
          <table:table-cell office:value-type="float" office:value="73.394905" calcext:value-type="float">
            <text:p>73.394905</text:p>
          </table:table-cell>
          <table:table-cell office:value-type="float" office:value="73.545776" calcext:value-type="float">
            <text:p>73.545776</text:p>
          </table:table-cell>
          <table:table-cell office:value-type="float" office:value="73.69912" calcext:value-type="float">
            <text:p>73.69912</text:p>
          </table:table-cell>
          <table:table-cell office:value-type="float" office:value="73.853065" calcext:value-type="float">
            <text:p>73.853065</text:p>
          </table:table-cell>
          <table:table-cell office:value-type="float" office:value="74.005867" calcext:value-type="float">
            <text:p>74.005867</text:p>
          </table:table-cell>
          <table:table-cell office:value-type="float" office:value="74.156944" calcext:value-type="float">
            <text:p>74.156944</text:p>
          </table:table-cell>
          <table:table-cell office:value-type="float" office:value="74.312195" calcext:value-type="float">
            <text:p>74.312195</text:p>
          </table:table-cell>
          <table:table-cell office:value-type="float" office:value="74.463722" calcext:value-type="float">
            <text:p>74.463722</text:p>
          </table:table-cell>
          <table:table-cell office:value-type="float" office:value="74.663368" calcext:value-type="float">
            <text:p>74.663368</text:p>
          </table:table-cell>
          <table:table-cell office:value-type="float" office:value="75.050613" calcext:value-type="float">
            <text:p>75.050613</text:p>
          </table:table-cell>
          <table:table-cell office:value-type="float" office:value="74.918747" calcext:value-type="float">
            <text:p>74.918747</text:p>
          </table:table-cell>
          <table:table-cell office:value-type="float" office:value="75.358398" calcext:value-type="float">
            <text:p>75.358398</text:p>
          </table:table-cell>
          <table:table-cell office:value-type="float" office:value="75.225624" calcext:value-type="float">
            <text:p>75.225624</text:p>
          </table:table-cell>
          <table:table-cell office:value-type="float" office:value="75.380135" calcext:value-type="float">
            <text:p>75.380135</text:p>
          </table:table-cell>
          <table:table-cell office:value-type="float" office:value="75.821297" calcext:value-type="float">
            <text:p>75.821297</text:p>
          </table:table-cell>
          <table:table-cell office:value-type="float" office:value="75.689491" calcext:value-type="float">
            <text:p>75.689491</text:p>
          </table:table-cell>
          <table:table-cell office:value-type="float" office:value="75.843117" calcext:value-type="float">
            <text:p>75.843117</text:p>
          </table:table-cell>
          <table:table-cell office:value-type="float" office:value="76.286118" calcext:value-type="float">
            <text:p>76.286118</text:p>
          </table:table-cell>
          <table:table-cell office:value-type="float" office:value="76.441399" calcext:value-type="float">
            <text:p>76.441399</text:p>
          </table:table-cell>
          <table:table-cell office:value-type="float" office:value="76.596184" calcext:value-type="float">
            <text:p>76.596184</text:p>
          </table:table-cell>
          <table:table-cell office:value-type="float" office:value="76.770088" calcext:value-type="float">
            <text:p>76.770088</text:p>
          </table:table-cell>
          <table:table-cell office:value-type="float" office:value="76.905632" calcext:value-type="float">
            <text:p>76.905632</text:p>
          </table:table-cell>
          <table:table-cell office:value-type="float" office:value="77.064384" calcext:value-type="float">
            <text:p>77.064384</text:p>
          </table:table-cell>
          <table:table-cell office:value-type="float" office:value="76.924927" calcext:value-type="float">
            <text:p>76.924927</text:p>
          </table:table-cell>
          <table:table-cell office:value-type="float" office:value="77.372032" calcext:value-type="float">
            <text:p>77.372032</text:p>
          </table:table-cell>
          <table:table-cell office:value-type="float" office:value="77.235168" calcext:value-type="float">
            <text:p>77.235168</text:p>
          </table:table-cell>
          <table:table-cell office:value-type="float" office:value="77.388901" calcext:value-type="float">
            <text:p>77.388901</text:p>
          </table:table-cell>
          <table:table-cell office:value-type="float" office:value="77.83799" calcext:value-type="float">
            <text:p>77.83799</text:p>
          </table:table-cell>
          <table:table-cell office:value-type="float" office:value="77.995232" calcext:value-type="float">
            <text:p>77.995232</text:p>
          </table:table-cell>
          <table:table-cell office:value-type="float" office:value="77.854446" calcext:value-type="float">
            <text:p>77.854446</text:p>
          </table:table-cell>
          <table:table-cell office:value-type="float" office:value="78.306313" calcext:value-type="float">
            <text:p>78.306313</text:p>
          </table:table-cell>
          <table:table-cell office:value-type="float" office:value="78.163933" calcext:value-type="float">
            <text:p>78.163933</text:p>
          </table:table-cell>
          <table:table-cell office:value-type="float" office:value="78.319695" calcext:value-type="float">
            <text:p>78.319695</text:p>
          </table:table-cell>
          <table:table-cell office:value-type="float" office:value="78.475014" calcext:value-type="float">
            <text:p>78.475014</text:p>
          </table:table-cell>
          <table:table-cell office:value-type="float" office:value="78.94838" calcext:value-type="float">
            <text:p>78.94838</text:p>
          </table:table-cell>
          <table:table-cell office:value-type="float" office:value="78.785561" calcext:value-type="float">
            <text:p>78.785561</text:p>
          </table:table-cell>
          <table:table-cell office:value-type="float" office:value="79.237358" calcext:value-type="float">
            <text:p>79.237358</text:p>
          </table:table-cell>
          <table:table-cell office:value-type="float" office:value="79.097572" calcext:value-type="float">
            <text:p>79.097572</text:p>
          </table:table-cell>
          <table:table-cell office:value-type="float" office:value="79.251991" calcext:value-type="float">
            <text:p>79.251991</text:p>
          </table:table-cell>
          <table:table-cell office:value-type="float" office:value="79.409126" calcext:value-type="float">
            <text:p>79.409126</text:p>
          </table:table-cell>
          <table:table-cell office:value-type="float" office:value="79.868607" calcext:value-type="float">
            <text:p>79.868607</text:p>
          </table:table-cell>
          <table:table-cell office:value-type="float" office:value="80.023788" calcext:value-type="float">
            <text:p>80.023788</text:p>
          </table:table-cell>
          <table:table-cell office:value-type="float" office:value="80.183617" calcext:value-type="float">
            <text:p>80.183617</text:p>
          </table:table-cell>
          <table:table-cell office:value-type="float" office:value="80.36039" calcext:value-type="float">
            <text:p>80.36039</text:p>
          </table:table-cell>
          <table:table-cell office:value-type="float" office:value="80.518021" calcext:value-type="float">
            <text:p>80.518021</text:p>
          </table:table-cell>
          <table:table-cell office:value-type="float" office:value="80.350883" calcext:value-type="float">
            <text:p>80.350883</text:p>
          </table:table-cell>
          <table:table-cell office:value-type="float" office:value="80.505974" calcext:value-type="float">
            <text:p>80.505974</text:p>
          </table:table-cell>
          <table:table-cell office:value-type="float" office:value="80.664413" calcext:value-type="float">
            <text:p>80.664413</text:p>
          </table:table-cell>
          <table:table-cell office:value-type="float" office:value="80.820061" calcext:value-type="float">
            <text:p>80.820061</text:p>
          </table:table-cell>
          <table:table-cell office:value-type="float" office:value="80.980591" calcext:value-type="float">
            <text:p>80.980591</text:p>
          </table:table-cell>
          <table:table-cell office:value-type="float" office:value="81.139214" calcext:value-type="float">
            <text:p>81.139214</text:p>
          </table:table-cell>
          <table:table-cell office:value-type="float" office:value="81.295471" calcext:value-type="float">
            <text:p>81.295471</text:p>
          </table:table-cell>
          <table:table-cell office:value-type="float" office:value="81.452225" calcext:value-type="float">
            <text:p>81.452225</text:p>
          </table:table-cell>
          <table:table-cell office:value-type="float" office:value="81.610046" calcext:value-type="float">
            <text:p>81.610046</text:p>
          </table:table-cell>
          <table:table-cell office:value-type="float" office:value="81.768654" calcext:value-type="float">
            <text:p>81.768654</text:p>
          </table:table-cell>
          <table:table-cell office:value-type="float" office:value="82.237801" calcext:value-type="float">
            <text:p>82.237801</text:p>
          </table:table-cell>
          <table:table-cell office:value-type="float" office:value="82.415878" calcext:value-type="float">
            <text:p>82.415878</text:p>
          </table:table-cell>
          <table:table-cell office:value-type="float" office:value="82.239906" calcext:value-type="float">
            <text:p>82.239906</text:p>
          </table:table-cell>
          <table:table-cell office:value-type="float" office:value="82.732559" calcext:value-type="float">
            <text:p>82.732559</text:p>
          </table:table-cell>
          <table:table-cell office:value-type="float" office:value="82.555824" calcext:value-type="float">
            <text:p>82.555824</text:p>
          </table:table-cell>
          <table:table-cell office:value-type="float" office:value="82.715904" calcext:value-type="float">
            <text:p>82.715904</text:p>
          </table:table-cell>
          <table:table-cell office:value-type="float" office:value="82.87571" calcext:value-type="float">
            <text:p>82.87571</text:p>
          </table:table-cell>
          <table:table-cell office:value-type="float" office:value="83.034393" calcext:value-type="float">
            <text:p>83.034393</text:p>
          </table:table-cell>
          <table:table-cell office:value-type="float" office:value="83.506302" calcext:value-type="float">
            <text:p>83.506302</text:p>
          </table:table-cell>
          <table:table-cell office:value-type="float" office:value="83.350357" calcext:value-type="float">
            <text:p>83.350357</text:p>
          </table:table-cell>
          <table:table-cell office:value-type="float" office:value="83.51152" calcext:value-type="float">
            <text:p>83.51152</text:p>
          </table:table-cell>
          <table:table-cell office:value-type="float" office:value="83.987869" calcext:value-type="float">
            <text:p>83.987869</text:p>
          </table:table-cell>
          <table:table-cell office:value-type="float" office:value="83.832184" calcext:value-type="float">
            <text:p>83.832184</text:p>
          </table:table-cell>
          <table:table-cell office:value-type="float" office:value="83.987679" calcext:value-type="float">
            <text:p>83.987679</text:p>
          </table:table-cell>
          <table:table-cell office:value-type="float" office:value="84.466835" calcext:value-type="float">
            <text:p>84.466835</text:p>
          </table:table-cell>
          <table:table-cell office:value-type="float" office:value="84.439789" calcext:value-type="float">
            <text:p>84.439789</text:p>
          </table:table-cell>
          <table:table-cell office:value-type="float" office:value="84.788895" calcext:value-type="float">
            <text:p>84.788895</text:p>
          </table:table-cell>
          <table:table-cell office:value-type="float" office:value="84.626663" calcext:value-type="float">
            <text:p>84.626663</text:p>
          </table:table-cell>
          <table:table-cell office:value-type="float" office:value="84.786804" calcext:value-type="float">
            <text:p>84.786804</text:p>
          </table:table-cell>
          <table:table-cell office:value-type="float" office:value="84.947662" calcext:value-type="float">
            <text:p>84.947662</text:p>
          </table:table-cell>
          <table:table-cell office:value-type="float" office:value="85.107285" calcext:value-type="float">
            <text:p>85.107285</text:p>
          </table:table-cell>
          <table:table-cell office:value-type="float" office:value="85.266769" calcext:value-type="float">
            <text:p>85.266769</text:p>
          </table:table-cell>
          <table:table-cell office:value-type="float" office:value="85.75322" calcext:value-type="float">
            <text:p>85.75322</text:p>
          </table:table-cell>
          <table:table-cell office:value-type="float" office:value="85.587189" calcext:value-type="float">
            <text:p>85.587189</text:p>
          </table:table-cell>
          <table:table-cell office:value-type="float" office:value="86.072563" calcext:value-type="float">
            <text:p>86.072563</text:p>
          </table:table-cell>
          <table:table-cell office:value-type="float" office:value="86.235611" calcext:value-type="float">
            <text:p>86.235611</text:p>
          </table:table-cell>
          <table:table-cell office:value-type="float" office:value="86.066833" calcext:value-type="float">
            <text:p>86.066833</text:p>
          </table:table-cell>
          <table:table-cell office:value-type="float" office:value="86.226212" calcext:value-type="float">
            <text:p>86.226212</text:p>
          </table:table-cell>
          <table:table-cell office:value-type="float" office:value="86.716446" calcext:value-type="float">
            <text:p>86.716446</text:p>
          </table:table-cell>
          <table:table-cell office:value-type="float" office:value="86.548187" calcext:value-type="float">
            <text:p>86.548187</text:p>
          </table:table-cell>
          <table:table-cell office:value-type="float" office:value="86.706764" calcext:value-type="float">
            <text:p>86.706764</text:p>
          </table:table-cell>
          <table:table-cell office:value-type="float" office:value="86.867958" calcext:value-type="float">
            <text:p>86.867958</text:p>
          </table:table-cell>
          <table:table-cell office:value-type="float" office:value="87.362495" calcext:value-type="float">
            <text:p>87.362495</text:p>
          </table:table-cell>
          <table:table-cell office:value-type="float" office:value="87.330208" calcext:value-type="float">
            <text:p>87.330208</text:p>
          </table:table-cell>
          <table:table-cell office:value-type="float" office:value="87.352066" calcext:value-type="float">
            <text:p>87.352066</text:p>
          </table:table-cell>
          <table:table-cell office:value-type="float" office:value="87.517654" calcext:value-type="float">
            <text:p>87.517654</text:p>
          </table:table-cell>
          <table:table-cell office:value-type="float" office:value="87.678963" calcext:value-type="float">
            <text:p>87.678963</text:p>
          </table:table-cell>
          <table:table-cell office:value-type="float" office:value="88.176949" calcext:value-type="float">
            <text:p>88.176949</text:p>
          </table:table-cell>
          <table:table-cell office:value-type="float" office:value="88.003639" calcext:value-type="float">
            <text:p>88.003639</text:p>
          </table:table-cell>
          <table:table-cell office:value-type="float" office:value="88.166992" calcext:value-type="float">
            <text:p>88.166992</text:p>
          </table:table-cell>
          <table:table-cell office:value-type="float" office:value="88.328285" calcext:value-type="float">
            <text:p>88.328285</text:p>
          </table:table-cell>
          <table:table-cell office:value-type="float" office:value="88.490082" calcext:value-type="float">
            <text:p>88.490082</text:p>
          </table:table-cell>
          <table:table-cell office:value-type="float" office:value="88.651169" calcext:value-type="float">
            <text:p>88.651169</text:p>
          </table:table-cell>
          <table:table-cell office:value-type="float" office:value="88.810966" calcext:value-type="float">
            <text:p>88.810966</text:p>
          </table:table-cell>
          <table:table-cell office:value-type="float" office:value="88.977089" calcext:value-type="float">
            <text:p>88.977089</text:p>
          </table:table-cell>
          <table:table-cell office:value-type="float" office:value="89.480492" calcext:value-type="float">
            <text:p>89.480492</text:p>
          </table:table-cell>
          <table:table-cell office:value-type="float" office:value="89.300079" calcext:value-type="float">
            <text:p>89.300079</text:p>
          </table:table-cell>
          <table:table-cell office:value-type="float" office:value="89.46273" calcext:value-type="float">
            <text:p>89.46273</text:p>
          </table:table-cell>
          <table:table-cell office:value-type="float" office:value="89.967178" calcext:value-type="float">
            <text:p>89.967178</text:p>
          </table:table-cell>
          <table:table-cell office:value-type="float" office:value="90.15181" calcext:value-type="float">
            <text:p>90.15181</text:p>
          </table:table-cell>
          <table:table-cell office:value-type="float" office:value="89.951775" calcext:value-type="float">
            <text:p>89.951775</text:p>
          </table:table-cell>
          <table:table-cell office:value-type="float" office:value="90.457237" calcext:value-type="float">
            <text:p>90.457237</text:p>
          </table:table-cell>
          <table:table-cell office:value-type="float" office:value="90.619774" calcext:value-type="float">
            <text:p>90.619774</text:p>
          </table:table-cell>
          <table:table-cell office:value-type="float" office:value="90.44239" calcext:value-type="float">
            <text:p>90.44239</text:p>
          </table:table-cell>
          <table:table-cell office:value-type="float" office:value="90.950333" calcext:value-type="float">
            <text:p>90.950333</text:p>
          </table:table-cell>
          <table:table-cell office:value-type="float" office:value="90.909714" calcext:value-type="float">
            <text:p>90.909714</text:p>
          </table:table-cell>
          <table:table-cell office:value-type="float" office:value="90.93026" calcext:value-type="float">
            <text:p>90.93026</text:p>
          </table:table-cell>
          <table:table-cell office:value-type="float" office:value="91.441063" calcext:value-type="float">
            <text:p>91.441063</text:p>
          </table:table-cell>
          <table:table-cell office:value-type="float" office:value="91.257294" calcext:value-type="float">
            <text:p>91.257294</text:p>
          </table:table-cell>
          <table:table-cell office:value-type="float" office:value="91.567863" calcext:value-type="float">
            <text:p>91.567863</text:p>
          </table:table-cell>
          <table:table-cell office:value-type="float" office:value="91.935898" calcext:value-type="float">
            <text:p>91.935898</text:p>
          </table:table-cell>
          <table:table-cell office:value-type="float" office:value="91.752068" calcext:value-type="float">
            <text:p>91.752068</text:p>
          </table:table-cell>
          <table:table-cell office:value-type="float" office:value="92.29129" calcext:value-type="float">
            <text:p>92.29129</text:p>
          </table:table-cell>
          <table:table-cell office:value-type="float" office:value="92.08197" calcext:value-type="float">
            <text:p>92.08197</text:p>
          </table:table-cell>
          <table:table-cell office:value-type="float" office:value="92.598648" calcext:value-type="float">
            <text:p>92.598648</text:p>
          </table:table-cell>
          <table:table-cell office:value-type="float" office:value="92.556335" calcext:value-type="float">
            <text:p>92.556335</text:p>
          </table:table-cell>
          <table:table-cell office:value-type="float" office:value="92.574203" calcext:value-type="float">
            <text:p>92.574203</text:p>
          </table:table-cell>
          <table:table-cell office:value-type="float" office:value="93.093147" calcext:value-type="float">
            <text:p>93.093147</text:p>
          </table:table-cell>
          <table:table-cell office:value-type="float" office:value="93.284515" calcext:value-type="float">
            <text:p>93.284515</text:p>
          </table:table-cell>
          <table:table-cell office:value-type="float" office:value="93.073639" calcext:value-type="float">
            <text:p>93.073639</text:p>
          </table:table-cell>
          <table:table-cell office:value-type="float" office:value="93.238914" calcext:value-type="float">
            <text:p>93.238914</text:p>
          </table:table-cell>
          <table:table-cell office:value-type="float" office:value="93.554474" calcext:value-type="float">
            <text:p>93.554474</text:p>
          </table:table-cell>
          <table:table-cell office:value-type="float" office:value="93.927048" calcext:value-type="float">
            <text:p>93.927048</text:p>
          </table:table-cell>
          <table:table-cell office:value-type="float" office:value="93.736649" calcext:value-type="float">
            <text:p>93.736649</text:p>
          </table:table-cell>
          <table:table-cell office:value-type="float" office:value="94.258904" calcext:value-type="float">
            <text:p>94.258904</text:p>
          </table:table-cell>
          <table:table-cell office:value-type="float" office:value="94.068199" calcext:value-type="float">
            <text:p>94.068199</text:p>
          </table:table-cell>
          <table:table-cell office:value-type="float" office:value="94.381706" calcext:value-type="float">
            <text:p>94.381706</text:p>
          </table:table-cell>
          <table:table-cell office:value-type="float" office:value="94.758415" calcext:value-type="float">
            <text:p>94.758415</text:p>
          </table:table-cell>
          <table:table-cell office:value-type="float" office:value="94.565094" calcext:value-type="float">
            <text:p>94.565094</text:p>
          </table:table-cell>
          <table:table-cell office:value-type="float" office:value="95.113647" calcext:value-type="float">
            <text:p>95.113647</text:p>
          </table:table-cell>
          <table:table-cell office:value-type="float" office:value="95.046257" calcext:value-type="float">
            <text:p>95.046257</text:p>
          </table:table-cell>
          <table:table-cell office:value-type="float" office:value="95.449013" calcext:value-type="float">
            <text:p>95.449013</text:p>
          </table:table-cell>
          <table:table-cell office:value-type="float" office:value="95.379547" calcext:value-type="float">
            <text:p>95.379547</text:p>
          </table:table-cell>
          <table:table-cell office:value-type="float" office:value="95.514587" calcext:value-type="float">
            <text:p>95.514587</text:p>
          </table:table-cell>
          <table:table-cell office:value-type="float" office:value="95.709656" calcext:value-type="float">
            <text:p>95.709656</text:p>
          </table:table-cell>
          <table:table-cell office:value-type="float" office:value="95.876022" calcext:value-type="float">
            <text:p>95.876022</text:p>
          </table:table-cell>
          <table:table-cell office:value-type="float" office:value="95.896294" calcext:value-type="float">
            <text:p>95.896294</text:p>
          </table:table-cell>
          <table:table-cell office:value-type="float" office:value="96.063103" calcext:value-type="float">
            <text:p>96.063103</text:p>
          </table:table-cell>
          <table:table-cell office:value-type="float" office:value="96.230469" calcext:value-type="float">
            <text:p>96.230469</text:p>
          </table:table-cell>
          <table:table-cell office:value-type="float" office:value="96.396423" calcext:value-type="float">
            <text:p>96.396423</text:p>
          </table:table-cell>
          <table:table-cell office:value-type="float" office:value="96.563568" calcext:value-type="float">
            <text:p>96.563568</text:p>
          </table:table-cell>
          <table:table-cell office:value-type="float" office:value="96.732697" calcext:value-type="float">
            <text:p>96.732697</text:p>
          </table:table-cell>
          <table:table-cell office:value-type="float" office:value="96.900719" calcext:value-type="float">
            <text:p>96.900719</text:p>
          </table:table-cell>
          <table:table-cell office:value-type="float" office:value="97.068893" calcext:value-type="float">
            <text:p>97.068893</text:p>
          </table:table-cell>
          <table:table-cell office:value-type="float" office:value="97.62883" calcext:value-type="float">
            <text:p>97.62883</text:p>
          </table:table-cell>
          <table:table-cell office:value-type="float" office:value="97.774208" calcext:value-type="float">
            <text:p>97.774208</text:p>
          </table:table-cell>
          <table:table-cell office:value-type="float" office:value="97.573181" calcext:value-type="float">
            <text:p>97.573181</text:p>
          </table:table-cell>
          <table:table-cell office:value-type="float" office:value="97.890671" calcext:value-type="float">
            <text:p>97.890671</text:p>
          </table:table-cell>
          <table:table-cell office:value-type="float" office:value="97.908272" calcext:value-type="float">
            <text:p>97.908272</text:p>
          </table:table-cell>
          <table:table-cell office:value-type="float" office:value="98.229103" calcext:value-type="float">
            <text:p>98.229103</text:p>
          </table:table-cell>
          <table:table-cell office:value-type="float" office:value="98.243759" calcext:value-type="float">
            <text:p>98.243759</text:p>
          </table:table-cell>
          <table:table-cell office:value-type="float" office:value="98.413025" calcext:value-type="float">
            <text:p>98.413025</text:p>
          </table:table-cell>
          <table:table-cell office:value-type="float" office:value="98.57988" calcext:value-type="float">
            <text:p>98.57988</text:p>
          </table:table-cell>
          <table:table-cell office:value-type="float" office:value="98.748276" calcext:value-type="float">
            <text:p>98.748276</text:p>
          </table:table-cell>
          <table:table-cell office:value-type="float" office:value="99.072449" calcext:value-type="float">
            <text:p>99.072449</text:p>
          </table:table-cell>
          <table:table-cell office:value-type="float" office:value="99.487854" calcext:value-type="float">
            <text:p>99.487854</text:p>
          </table:table-cell>
          <table:table-cell office:value-type="float" office:value="99.254799" calcext:value-type="float">
            <text:p>99.254799</text:p>
          </table:table-cell>
          <table:table-cell office:value-type="float" office:value="99.803406" calcext:value-type="float">
            <text:p>99.803406</text:p>
          </table:table-cell>
          <table:table-cell office:value-type="float" office:value="99.640587" calcext:value-type="float">
            <text:p>99.640587</text:p>
          </table:table-cell>
          <table:table-cell office:value-type="float" office:value="99.757927" calcext:value-type="float">
            <text:p>99.757927</text:p>
          </table:table-cell>
          <table:table-cell office:value-type="float" office:value="99.928764" calcext:value-type="float">
            <text:p>99.928764</text:p>
          </table:table-cell>
          <table:table-cell office:value-type="float" office:value="100.095558" calcext:value-type="float">
            <text:p>100.095558</text:p>
          </table:table-cell>
          <table:table-cell office:value-type="float" office:value="100.645744" calcext:value-type="float">
            <text:p>100.645744</text:p>
          </table:table-cell>
          <table:table-cell office:value-type="float" office:value="100.433044" calcext:value-type="float">
            <text:p>100.433044</text:p>
          </table:table-cell>
          <table:table-cell office:value-type="float" office:value="100.604645" calcext:value-type="float">
            <text:p>100.604645</text:p>
          </table:table-cell>
          <table:table-cell office:value-type="float" office:value="100.861244" calcext:value-type="float">
            <text:p>100.861244</text:p>
          </table:table-cell>
          <table:table-cell office:value-type="float" office:value="100.944054" calcext:value-type="float">
            <text:p>100.944054</text:p>
          </table:table-cell>
          <table:table-cell office:value-type="float" office:value="101.494057" calcext:value-type="float">
            <text:p>101.494057</text:p>
          </table:table-cell>
          <table:table-cell office:value-type="float" office:value="101.282219" calcext:value-type="float">
            <text:p>101.282219</text:p>
          </table:table-cell>
          <table:table-cell office:value-type="float" office:value="101.458626" calcext:value-type="float">
            <text:p>101.458626</text:p>
          </table:table-cell>
          <table:table-cell office:value-type="float" office:value="101.622971" calcext:value-type="float">
            <text:p>101.622971</text:p>
          </table:table-cell>
          <table:table-cell office:value-type="float" office:value="102.180191" calcext:value-type="float">
            <text:p>102.180191</text:p>
          </table:table-cell>
          <table:table-cell office:value-type="float" office:value="101.964363" calcext:value-type="float">
            <text:p>101.964363</text:p>
          </table:table-cell>
          <table:table-cell office:value-type="float" office:value="102.134697" calcext:value-type="float">
            <text:p>102.134697</text:p>
          </table:table-cell>
          <table:table-cell office:value-type="float" office:value="102.305969" calcext:value-type="float">
            <text:p>102.305969</text:p>
          </table:table-cell>
          <table:table-cell office:value-type="float" office:value="102.867058" calcext:value-type="float">
            <text:p>102.867058</text:p>
          </table:table-cell>
          <table:table-cell office:value-type="float" office:value="102.649376" calcext:value-type="float">
            <text:p>102.649376</text:p>
          </table:table-cell>
          <table:table-cell office:value-type="float" office:value="102.821075" calcext:value-type="float">
            <text:p>102.821075</text:p>
          </table:table-cell>
          <table:table-cell office:value-type="float" office:value="102.994034" calcext:value-type="float">
            <text:p>102.994034</text:p>
          </table:table-cell>
          <table:table-cell office:value-type="float" office:value="103.555649" calcext:value-type="float">
            <text:p>103.555649</text:p>
          </table:table-cell>
          <table:table-cell office:value-type="float" office:value="103.334419" calcext:value-type="float">
            <text:p>103.334419</text:p>
          </table:table-cell>
          <table:table-cell office:value-type="float" office:value="103.504311" calcext:value-type="float">
            <text:p>103.504311</text:p>
          </table:table-cell>
          <table:table-cell office:value-type="float" office:value="103.676239" calcext:value-type="float">
            <text:p>103.676239</text:p>
          </table:table-cell>
          <table:table-cell office:value-type="float" office:value="104.239807" calcext:value-type="float">
            <text:p>104.239807</text:p>
          </table:table-cell>
          <table:table-cell office:value-type="float" office:value="104.410995" calcext:value-type="float">
            <text:p>104.410995</text:p>
          </table:table-cell>
          <table:table-cell office:value-type="float" office:value="104.189079" calcext:value-type="float">
            <text:p>104.189079</text:p>
          </table:table-cell>
          <table:table-cell office:value-type="float" office:value="104.359657" calcext:value-type="float">
            <text:p>104.359657</text:p>
          </table:table-cell>
          <table:table-cell office:value-type="float" office:value="104.930519" calcext:value-type="float">
            <text:p>104.930519</text:p>
          </table:table-cell>
          <table:table-cell office:value-type="float" office:value="105.105782" calcext:value-type="float">
            <text:p>105.105782</text:p>
          </table:table-cell>
          <table:table-cell office:value-type="float" office:value="104.879509" calcext:value-type="float">
            <text:p>104.879509</text:p>
          </table:table-cell>
          <table:table-cell office:value-type="float" office:value="105.052147" calcext:value-type="float">
            <text:p>105.052147</text:p>
          </table:table-cell>
          <table:table-cell office:value-type="float" office:value="105.623154" calcext:value-type="float">
            <text:p>105.623154</text:p>
          </table:table-cell>
          <table:table-cell office:value-type="float" office:value="105.392998" calcext:value-type="float">
            <text:p>105.392998</text:p>
          </table:table-cell>
          <table:table-cell office:value-type="float" office:value="105.564133" calcext:value-type="float">
            <text:p>105.564133</text:p>
          </table:table-cell>
          <table:table-cell office:value-type="float" office:value="106.138412" calcext:value-type="float">
            <text:p>106.138412</text:p>
          </table:table-cell>
          <table:table-cell office:value-type="float" office:value="105.909409" calcext:value-type="float">
            <text:p>105.909409</text:p>
          </table:table-cell>
          <table:table-cell office:value-type="float" office:value="106.080925" calcext:value-type="float">
            <text:p>106.080925</text:p>
          </table:table-cell>
          <table:table-cell office:value-type="float" office:value="106.421288" calcext:value-type="float">
            <text:p>106.421288</text:p>
          </table:table-cell>
          <table:table-cell office:value-type="float" office:value="106.423523" calcext:value-type="float">
            <text:p>106.423523</text:p>
          </table:table-cell>
          <table:table-cell office:value-type="float" office:value="107.002045" calcext:value-type="float">
            <text:p>107.002045</text:p>
          </table:table-cell>
          <table:table-cell office:value-type="float" office:value="107.171822" calcext:value-type="float">
            <text:p>107.171822</text:p>
          </table:table-cell>
          <table:table-cell office:value-type="float" office:value="107.37587" calcext:value-type="float">
            <text:p>107.37587</text:p>
          </table:table-cell>
          <table:table-cell office:value-type="float" office:value="107.115517" calcext:value-type="float">
            <text:p>107.115517</text:p>
          </table:table-cell>
          <table:table-cell office:value-type="float" office:value="107.366577" calcext:value-type="float">
            <text:p>107.366577</text:p>
          </table:table-cell>
          <table:table-cell office:value-type="float" office:value="107.468834" calcext:value-type="float">
            <text:p>107.468834</text:p>
          </table:table-cell>
          <table:table-cell office:value-type="float" office:value="108.047585" calcext:value-type="float">
            <text:p>108.047585</text:p>
          </table:table-cell>
          <table:table-cell office:value-type="float" office:value="107.810257" calcext:value-type="float">
            <text:p>107.810257</text:p>
          </table:table-cell>
          <table:table-cell office:value-type="float" office:value="108.396721" calcext:value-type="float">
            <text:p>108.396721</text:p>
          </table:table-cell>
          <table:table-cell office:value-type="float" office:value="108.572205" calcext:value-type="float">
            <text:p>108.572205</text:p>
          </table:table-cell>
          <table:table-cell office:value-type="float" office:value="108.745461" calcext:value-type="float">
            <text:p>108.745461</text:p>
          </table:table-cell>
          <table:table-cell office:value-type="float" office:value="108.679871" calcext:value-type="float">
            <text:p>108.679871</text:p>
          </table:table-cell>
          <table:table-cell office:value-type="float" office:value="108.677467" calcext:value-type="float">
            <text:p>108.677467</text:p>
          </table:table-cell>
          <table:table-cell office:value-type="float" office:value="109.269737" calcext:value-type="float">
            <text:p>109.269737</text:p>
          </table:table-cell>
          <table:table-cell office:value-type="float" office:value="109.442062" calcext:value-type="float">
            <text:p>109.442062</text:p>
          </table:table-cell>
          <table:table-cell office:value-type="float" office:value="109.201935" calcext:value-type="float">
            <text:p>109.201935</text:p>
          </table:table-cell>
          <table:table-cell office:value-type="float" office:value="109.377296" calcext:value-type="float">
            <text:p>109.377296</text:p>
          </table:table-cell>
          <table:table-cell office:value-type="float" office:value="109.551598" calcext:value-type="float">
            <text:p>109.551598</text:p>
          </table:table-cell>
          <table:table-cell office:value-type="float" office:value="109.725136" calcext:value-type="float">
            <text:p>109.725136</text:p>
          </table:table-cell>
          <table:table-cell office:value-type="float" office:value="109.898552" calcext:value-type="float">
            <text:p>109.898552</text:p>
          </table:table-cell>
          <table:table-cell office:value-type="float" office:value="110.074089" calcext:value-type="float">
            <text:p>110.074089</text:p>
          </table:table-cell>
          <table:table-cell office:value-type="float" office:value="110.248817" calcext:value-type="float">
            <text:p>110.248817</text:p>
          </table:table-cell>
          <table:table-cell office:value-type="float" office:value="110.423149" calcext:value-type="float">
            <text:p>110.423149</text:p>
          </table:table-cell>
          <table:table-cell office:value-type="float" office:value="110.59874" calcext:value-type="float">
            <text:p>110.59874</text:p>
          </table:table-cell>
          <table:table-cell office:value-type="float" office:value="111.223869" calcext:value-type="float">
            <text:p>111.223869</text:p>
          </table:table-cell>
          <table:table-cell office:value-type="float" office:value="110.945862" calcext:value-type="float">
            <text:p>110.945862</text:p>
          </table:table-cell>
          <table:table-cell office:value-type="float" office:value="111.12114" calcext:value-type="float">
            <text:p>111.12114</text:p>
          </table:table-cell>
          <table:table-cell office:value-type="float" office:value="111.479439" calcext:value-type="float">
            <text:p>111.479439</text:p>
          </table:table-cell>
          <table:table-cell office:value-type="float" office:value="111.898109" calcext:value-type="float">
            <text:p>111.898109</text:p>
          </table:table-cell>
          <table:table-cell office:value-type="float" office:value="112.073936" calcext:value-type="float">
            <text:p>112.073936</text:p>
          </table:table-cell>
          <table:table-cell office:value-type="float" office:value="111.822144" calcext:value-type="float">
            <text:p>111.822144</text:p>
          </table:table-cell>
          <table:table-cell office:value-type="float" office:value="112.000282" calcext:value-type="float">
            <text:p>112.000282</text:p>
          </table:table-cell>
          <table:table-cell office:value-type="float" office:value="112.604904" calcext:value-type="float">
            <text:p>112.604904</text:p>
          </table:table-cell>
          <table:table-cell office:value-type="float" office:value="112.531265" calcext:value-type="float">
            <text:p>112.531265</text:p>
          </table:table-cell>
          <table:table-cell office:value-type="float" office:value="112.957558" calcext:value-type="float">
            <text:p>112.957558</text:p>
          </table:table-cell>
          <table:table-cell office:value-type="float" office:value="112.70372" calcext:value-type="float">
            <text:p>112.70372</text:p>
          </table:table-cell>
          <table:table-cell office:value-type="float" office:value="113.312729" calcext:value-type="float">
            <text:p>113.312729</text:p>
          </table:table-cell>
          <table:table-cell office:value-type="float" office:value="113.107277" calcext:value-type="float">
            <text:p>113.107277</text:p>
          </table:table-cell>
          <table:table-cell office:value-type="float" office:value="113.411888" calcext:value-type="float">
            <text:p>113.411888</text:p>
          </table:table-cell>
          <table:table-cell office:value-type="float" office:value="113.410118" calcext:value-type="float">
            <text:p>113.410118</text:p>
          </table:table-cell>
          <table:table-cell office:value-type="float" office:value="114.017403" calcext:value-type="float">
            <text:p>114.017403</text:p>
          </table:table-cell>
          <table:table-cell office:value-type="float" office:value="113.760826" calcext:value-type="float">
            <text:p>113.760826</text:p>
          </table:table-cell>
          <table:table-cell office:value-type="float" office:value="114.115135" calcext:value-type="float">
            <text:p>114.115135</text:p>
          </table:table-cell>
          <table:table-cell office:value-type="float" office:value="114.113686" calcext:value-type="float">
            <text:p>114.113686</text:p>
          </table:table-cell>
          <table:table-cell office:value-type="float" office:value="114.727509" calcext:value-type="float">
            <text:p>114.727509</text:p>
          </table:table-cell>
          <table:table-cell office:value-type="float" office:value="114.472923" calcext:value-type="float">
            <text:p>114.472923</text:p>
          </table:table-cell>
          <table:table-cell office:value-type="float" office:value="114.646553" calcext:value-type="float">
            <text:p>114.646553</text:p>
          </table:table-cell>
          <table:table-cell office:value-type="float" office:value="114.824371" calcext:value-type="float">
            <text:p>114.824371</text:p>
          </table:table-cell>
          <table:table-cell office:value-type="float" office:value="115.000557" calcext:value-type="float">
            <text:p>115.000557</text:p>
          </table:table-cell>
          <table:table-cell office:value-type="float" office:value="115.17836" calcext:value-type="float">
            <text:p>115.17836</text:p>
          </table:table-cell>
          <table:table-cell office:value-type="float" office:value="115.359123" calcext:value-type="float">
            <text:p>115.359123</text:p>
          </table:table-cell>
          <table:table-cell office:value-type="float" office:value="116.006233" calcext:value-type="float">
            <text:p>116.006233</text:p>
          </table:table-cell>
          <table:table-cell office:value-type="float" office:value="115.710915" calcext:value-type="float">
            <text:p>115.710915</text:p>
          </table:table-cell>
          <table:table-cell office:value-type="float" office:value="115.889122" calcext:value-type="float">
            <text:p>115.889122</text:p>
          </table:table-cell>
          <table:table-cell office:value-type="float" office:value="116.065056" calcext:value-type="float">
            <text:p>116.065056</text:p>
          </table:table-cell>
          <table:table-cell office:value-type="float" office:value="116.243858" calcext:value-type="float">
            <text:p>116.243858</text:p>
          </table:table-cell>
          <table:table-cell office:value-type="float" office:value="116.421494" calcext:value-type="float">
            <text:p>116.421494</text:p>
          </table:table-cell>
          <table:table-cell office:value-type="float" office:value="116.599823" calcext:value-type="float">
            <text:p>116.599823</text:p>
          </table:table-cell>
          <table:table-cell office:value-type="float" office:value="117.250999" calcext:value-type="float">
            <text:p>117.250999</text:p>
          </table:table-cell>
          <table:table-cell office:value-type="float" office:value="116.956848" calcext:value-type="float">
            <text:p>116.956848</text:p>
          </table:table-cell>
          <table:table-cell office:value-type="float" office:value="117.320137" calcext:value-type="float">
            <text:p>117.320137</text:p>
          </table:table-cell>
          <table:table-cell office:value-type="float" office:value="117.315392" calcext:value-type="float">
            <text:p>117.315392</text:p>
          </table:table-cell>
          <table:table-cell office:value-type="float" office:value="117.94191" calcext:value-type="float">
            <text:p>117.94191</text:p>
          </table:table-cell>
          <table:table-cell office:value-type="float" office:value="117.675873" calcext:value-type="float">
            <text:p>117.675873</text:p>
          </table:table-cell>
          <table:table-cell office:value-type="float" office:value="118.040916" calcext:value-type="float">
            <text:p>118.040916</text:p>
          </table:table-cell>
          <table:table-cell office:value-type="float" office:value="118.036194" calcext:value-type="float">
            <text:p>118.036194</text:p>
          </table:table-cell>
          <table:table-cell office:value-type="float" office:value="118.400352" calcext:value-type="float">
            <text:p>118.400352</text:p>
          </table:table-cell>
          <table:table-cell office:value-type="float" office:value="118.580353" calcext:value-type="float">
            <text:p>118.580353</text:p>
          </table:table-cell>
        </table:table-row>
        <table:table-row table:style-name="ro1">
          <table:table-cell table:number-columns-repeated="1000"/>
        </table:table-row>
        <table:table-row table:style-name="ro1">
          <table:table-cell office:value-type="string" calcext:value-type="string">
            <text:p>fan</text:p>
          </table:table-cell>
          <table:table-cell table:number-columns-repeated="999"/>
        </table:table-row>
        <table:table-row table:style-name="ro1">
          <table:table-cell office:value-type="float" office:value="0.006553" calcext:value-type="float">
            <text:p>0.006553</text:p>
          </table:table-cell>
          <table:table-cell office:value-type="float" office:value="0.011204" calcext:value-type="float">
            <text:p>0.011204</text:p>
          </table:table-cell>
          <table:table-cell office:value-type="float" office:value="0.02007" calcext:value-type="float">
            <text:p>0.02007</text:p>
          </table:table-cell>
          <table:table-cell office:value-type="float" office:value="0.030586" calcext:value-type="float">
            <text:p>0.030586</text:p>
          </table:table-cell>
          <table:table-cell office:value-type="float" office:value="0.042514" calcext:value-type="float">
            <text:p>0.042514</text:p>
          </table:table-cell>
          <table:table-cell office:value-type="float" office:value="0.055447" calcext:value-type="float">
            <text:p>0.055447</text:p>
          </table:table-cell>
          <table:table-cell office:value-type="float" office:value="0.069655" calcext:value-type="float">
            <text:p>0.069655</text:p>
          </table:table-cell>
          <table:table-cell office:value-type="float" office:value="0.08454" calcext:value-type="float">
            <text:p>0.08454</text:p>
          </table:table-cell>
          <table:table-cell office:value-type="float" office:value="0.10058" calcext:value-type="float">
            <text:p>0.10058</text:p>
          </table:table-cell>
          <table:table-cell office:value-type="float" office:value="0.117614" calcext:value-type="float">
            <text:p>0.117614</text:p>
          </table:table-cell>
          <table:table-cell office:value-type="float" office:value="0.135527" calcext:value-type="float">
            <text:p>0.135527</text:p>
          </table:table-cell>
          <table:table-cell office:value-type="float" office:value="0.154175" calcext:value-type="float">
            <text:p>0.154175</text:p>
          </table:table-cell>
          <table:table-cell office:value-type="float" office:value="0.173518" calcext:value-type="float">
            <text:p>0.173518</text:p>
          </table:table-cell>
          <table:table-cell office:value-type="float" office:value="0.193584" calcext:value-type="float">
            <text:p>0.193584</text:p>
          </table:table-cell>
          <table:table-cell office:value-type="float" office:value="0.2147" calcext:value-type="float">
            <text:p>0.2147</text:p>
          </table:table-cell>
          <table:table-cell office:value-type="float" office:value="0.236456" calcext:value-type="float">
            <text:p>0.236456</text:p>
          </table:table-cell>
          <table:table-cell office:value-type="float" office:value="0.258524" calcext:value-type="float">
            <text:p>0.258524</text:p>
          </table:table-cell>
          <table:table-cell office:value-type="float" office:value="0.331852" calcext:value-type="float">
            <text:p>0.331852</text:p>
          </table:table-cell>
          <table:table-cell office:value-type="float" office:value="0.305027" calcext:value-type="float">
            <text:p>0.305027</text:p>
          </table:table-cell>
          <table:table-cell office:value-type="float" office:value="0.32932" calcext:value-type="float">
            <text:p>0.32932</text:p>
          </table:table-cell>
          <table:table-cell office:value-type="float" office:value="0.354323" calcext:value-type="float">
            <text:p>0.354323</text:p>
          </table:table-cell>
          <table:table-cell office:value-type="float" office:value="0.379511" calcext:value-type="float">
            <text:p>0.379511</text:p>
          </table:table-cell>
          <table:table-cell office:value-type="float" office:value="0.405796" calcext:value-type="float">
            <text:p>0.405796</text:p>
          </table:table-cell>
          <table:table-cell office:value-type="float" office:value="0.432267" calcext:value-type="float">
            <text:p>0.432267</text:p>
          </table:table-cell>
          <table:table-cell office:value-type="float" office:value="0.459494" calcext:value-type="float">
            <text:p>0.459494</text:p>
          </table:table-cell>
          <table:table-cell office:value-type="float" office:value="0.487467" calcext:value-type="float">
            <text:p>0.487467</text:p>
          </table:table-cell>
          <table:table-cell office:value-type="float" office:value="0.515639" calcext:value-type="float">
            <text:p>0.515639</text:p>
          </table:table-cell>
          <table:table-cell office:value-type="float" office:value="0.544061" calcext:value-type="float">
            <text:p>0.544061</text:p>
          </table:table-cell>
          <table:table-cell office:value-type="float" office:value="0.573143" calcext:value-type="float">
            <text:p>0.573143</text:p>
          </table:table-cell>
          <table:table-cell office:value-type="float" office:value="0.604002" calcext:value-type="float">
            <text:p>0.604002</text:p>
          </table:table-cell>
          <table:table-cell office:value-type="float" office:value="0.633387" calcext:value-type="float">
            <text:p>0.633387</text:p>
          </table:table-cell>
          <table:table-cell office:value-type="float" office:value="0.664209" calcext:value-type="float">
            <text:p>0.664209</text:p>
          </table:table-cell>
          <table:table-cell office:value-type="float" office:value="0.695755" calcext:value-type="float">
            <text:p>0.695755</text:p>
          </table:table-cell>
          <table:table-cell office:value-type="float" office:value="0.727405" calcext:value-type="float">
            <text:p>0.727405</text:p>
          </table:table-cell>
          <table:table-cell office:value-type="float" office:value="0.759684" calcext:value-type="float">
            <text:p>0.759684</text:p>
          </table:table-cell>
          <table:table-cell office:value-type="float" office:value="0.792465" calcext:value-type="float">
            <text:p>0.792465</text:p>
          </table:table-cell>
          <table:table-cell office:value-type="float" office:value="0.825355" calcext:value-type="float">
            <text:p>0.825355</text:p>
          </table:table-cell>
          <table:table-cell office:value-type="float" office:value="0.859157" calcext:value-type="float">
            <text:p>0.859157</text:p>
          </table:table-cell>
          <table:table-cell office:value-type="float" office:value="0.893502" calcext:value-type="float">
            <text:p>0.893502</text:p>
          </table:table-cell>
          <table:table-cell office:value-type="float" office:value="0.928988" calcext:value-type="float">
            <text:p>0.928988</text:p>
          </table:table-cell>
          <table:table-cell office:value-type="float" office:value="0.964251" calcext:value-type="float">
            <text:p>0.964251</text:p>
          </table:table-cell>
          <table:table-cell office:value-type="float" office:value="0.997813" calcext:value-type="float">
            <text:p>0.997813</text:p>
          </table:table-cell>
          <table:table-cell office:value-type="float" office:value="1.037389" calcext:value-type="float">
            <text:p>1.037389</text:p>
          </table:table-cell>
          <table:table-cell office:value-type="float" office:value="1.071334" calcext:value-type="float">
            <text:p>1.071334</text:p>
          </table:table-cell>
          <table:table-cell office:value-type="float" office:value="1.10645" calcext:value-type="float">
            <text:p>1.10645</text:p>
          </table:table-cell>
          <table:table-cell office:value-type="float" office:value="1.145527" calcext:value-type="float">
            <text:p>1.145527</text:p>
          </table:table-cell>
          <table:table-cell office:value-type="float" office:value="1.23134" calcext:value-type="float">
            <text:p>1.23134</text:p>
          </table:table-cell>
          <table:table-cell office:value-type="float" office:value="1.21875" calcext:value-type="float">
            <text:p>1.21875</text:p>
          </table:table-cell>
          <table:table-cell office:value-type="float" office:value="1.261504" calcext:value-type="float">
            <text:p>1.261504</text:p>
          </table:table-cell>
          <table:table-cell office:value-type="float" office:value="1.295405" calcext:value-type="float">
            <text:p>1.295405</text:p>
          </table:table-cell>
          <table:table-cell office:value-type="float" office:value="1.386676" calcext:value-type="float">
            <text:p>1.386676</text:p>
          </table:table-cell>
          <table:table-cell office:value-type="float" office:value="1.376409" calcext:value-type="float">
            <text:p>1.376409</text:p>
          </table:table-cell>
          <table:table-cell office:value-type="float" office:value="1.414148" calcext:value-type="float">
            <text:p>1.414148</text:p>
          </table:table-cell>
          <table:table-cell office:value-type="float" office:value="1.456447" calcext:value-type="float">
            <text:p>1.456447</text:p>
          </table:table-cell>
          <table:table-cell office:value-type="float" office:value="1.494919" calcext:value-type="float">
            <text:p>1.494919</text:p>
          </table:table-cell>
          <table:table-cell office:value-type="float" office:value="1.53787" calcext:value-type="float">
            <text:p>1.53787</text:p>
          </table:table-cell>
          <table:table-cell office:value-type="float" office:value="1.627719" calcext:value-type="float">
            <text:p>1.627719</text:p>
          </table:table-cell>
          <table:table-cell office:value-type="float" office:value="1.618791" calcext:value-type="float">
            <text:p>1.618791</text:p>
          </table:table-cell>
          <table:table-cell office:value-type="float" office:value="1.666801" calcext:value-type="float">
            <text:p>1.666801</text:p>
          </table:table-cell>
          <table:table-cell office:value-type="float" office:value="1.756369" calcext:value-type="float">
            <text:p>1.756369</text:p>
          </table:table-cell>
          <table:table-cell office:value-type="float" office:value="1.752912" calcext:value-type="float">
            <text:p>1.752912</text:p>
          </table:table-cell>
          <table:table-cell office:value-type="float" office:value="1.795475" calcext:value-type="float">
            <text:p>1.795475</text:p>
          </table:table-cell>
          <table:table-cell office:value-type="float" office:value="1.839089" calcext:value-type="float">
            <text:p>1.839089</text:p>
          </table:table-cell>
          <table:table-cell office:value-type="float" office:value="1.875716" calcext:value-type="float">
            <text:p>1.875716</text:p>
          </table:table-cell>
          <table:table-cell office:value-type="float" office:value="1.923075" calcext:value-type="float">
            <text:p>1.923075</text:p>
          </table:table-cell>
          <table:table-cell office:value-type="float" office:value="2.014528" calcext:value-type="float">
            <text:p>2.014528</text:p>
          </table:table-cell>
          <table:table-cell office:value-type="float" office:value="2.009396" calcext:value-type="float">
            <text:p>2.009396</text:p>
          </table:table-cell>
          <table:table-cell office:value-type="float" office:value="2.113127" calcext:value-type="float">
            <text:p>2.113127</text:p>
          </table:table-cell>
          <table:table-cell office:value-type="float" office:value="2.099807" calcext:value-type="float">
            <text:p>2.099807</text:p>
          </table:table-cell>
          <table:table-cell office:value-type="float" office:value="2.145639" calcext:value-type="float">
            <text:p>2.145639</text:p>
          </table:table-cell>
          <table:table-cell office:value-type="float" office:value="2.19506" calcext:value-type="float">
            <text:p>2.19506</text:p>
          </table:table-cell>
          <table:table-cell office:value-type="float" office:value="2.238064" calcext:value-type="float">
            <text:p>2.238064</text:p>
          </table:table-cell>
          <table:table-cell office:value-type="float" office:value="2.288984" calcext:value-type="float">
            <text:p>2.288984</text:p>
          </table:table-cell>
          <table:table-cell office:value-type="float" office:value="2.341331" calcext:value-type="float">
            <text:p>2.341331</text:p>
          </table:table-cell>
          <table:table-cell office:value-type="float" office:value="2.430288" calcext:value-type="float">
            <text:p>2.430288</text:p>
          </table:table-cell>
          <table:table-cell office:value-type="float" office:value="2.431973" calcext:value-type="float">
            <text:p>2.431973</text:p>
          </table:table-cell>
          <table:table-cell office:value-type="float" office:value="2.536438" calcext:value-type="float">
            <text:p>2.536438</text:p>
          </table:table-cell>
          <table:table-cell office:value-type="float" office:value="2.52942" calcext:value-type="float">
            <text:p>2.52942</text:p>
          </table:table-cell>
          <table:table-cell office:value-type="float" office:value="2.583601" calcext:value-type="float">
            <text:p>2.583601</text:p>
          </table:table-cell>
          <table:table-cell office:value-type="float" office:value="2.626777" calcext:value-type="float">
            <text:p>2.626777</text:p>
          </table:table-cell>
          <table:table-cell office:value-type="float" office:value="2.682029" calcext:value-type="float">
            <text:p>2.682029</text:p>
          </table:table-cell>
          <table:table-cell office:value-type="float" office:value="2.726045" calcext:value-type="float">
            <text:p>2.726045</text:p>
          </table:table-cell>
          <table:table-cell office:value-type="float" office:value="2.777136" calcext:value-type="float">
            <text:p>2.777136</text:p>
          </table:table-cell>
          <table:table-cell office:value-type="float" office:value="2.833566" calcext:value-type="float">
            <text:p>2.833566</text:p>
          </table:table-cell>
          <table:table-cell office:value-type="float" office:value="2.878279" calcext:value-type="float">
            <text:p>2.878279</text:p>
          </table:table-cell>
          <table:table-cell office:value-type="float" office:value="2.935337" calcext:value-type="float">
            <text:p>2.935337</text:p>
          </table:table-cell>
          <table:table-cell office:value-type="float" office:value="2.979648" calcext:value-type="float">
            <text:p>2.979648</text:p>
          </table:table-cell>
          <table:table-cell office:value-type="float" office:value="3.031415" calcext:value-type="float">
            <text:p>3.031415</text:p>
          </table:table-cell>
          <table:table-cell office:value-type="float" office:value="3.083485" calcext:value-type="float">
            <text:p>3.083485</text:p>
          </table:table-cell>
          <table:table-cell office:value-type="float" office:value="3.142339" calcext:value-type="float">
            <text:p>3.142339</text:p>
          </table:table-cell>
          <table:table-cell office:value-type="float" office:value="3.187807" calcext:value-type="float">
            <text:p>3.187807</text:p>
          </table:table-cell>
          <table:table-cell office:value-type="float" office:value="3.240156" calcext:value-type="float">
            <text:p>3.240156</text:p>
          </table:table-cell>
          <table:table-cell office:value-type="float" office:value="3.293061" calcext:value-type="float">
            <text:p>3.293061</text:p>
          </table:table-cell>
          <table:table-cell office:value-type="float" office:value="3.346507" calcext:value-type="float">
            <text:p>3.346507</text:p>
          </table:table-cell>
          <table:table-cell office:value-type="float" office:value="3.400565" calcext:value-type="float">
            <text:p>3.400565</text:p>
          </table:table-cell>
          <table:table-cell office:value-type="float" office:value="3.462954" calcext:value-type="float">
            <text:p>3.462954</text:p>
          </table:table-cell>
          <table:table-cell office:value-type="float" office:value="3.50945" calcext:value-type="float">
            <text:p>3.50945</text:p>
          </table:table-cell>
          <table:table-cell office:value-type="float" office:value="3.571143" calcext:value-type="float">
            <text:p>3.571143</text:p>
          </table:table-cell>
          <table:table-cell office:value-type="float" office:value="3.626025" calcext:value-type="float">
            <text:p>3.626025</text:p>
          </table:table-cell>
          <table:table-cell office:value-type="float" office:value="3.673097" calcext:value-type="float">
            <text:p>3.673097</text:p>
          </table:table-cell>
          <table:table-cell office:value-type="float" office:value="3.722926" calcext:value-type="float">
            <text:p>3.722926</text:p>
          </table:table-cell>
          <table:table-cell office:value-type="float" office:value="3.784586" calcext:value-type="float">
            <text:p>3.784586</text:p>
          </table:table-cell>
          <table:table-cell office:value-type="float" office:value="3.849024" calcext:value-type="float">
            <text:p>3.849024</text:p>
          </table:table-cell>
          <table:table-cell office:value-type="float" office:value="3.89723" calcext:value-type="float">
            <text:p>3.89723</text:p>
          </table:table-cell>
          <table:table-cell office:value-type="float" office:value="3.961926" calcext:value-type="float">
            <text:p>3.961926</text:p>
          </table:table-cell>
          <table:table-cell office:value-type="float" office:value="4.010351" calcext:value-type="float">
            <text:p>4.010351</text:p>
          </table:table-cell>
          <table:table-cell office:value-type="float" office:value="4.059949" calcext:value-type="float">
            <text:p>4.059949</text:p>
          </table:table-cell>
          <table:table-cell office:value-type="float" office:value="4.12429" calcext:value-type="float">
            <text:p>4.12429</text:p>
          </table:table-cell>
          <table:table-cell office:value-type="float" office:value="4.175173" calcext:value-type="float">
            <text:p>4.175173</text:p>
          </table:table-cell>
          <table:table-cell office:value-type="float" office:value="4.232424" calcext:value-type="float">
            <text:p>4.232424</text:p>
          </table:table-cell>
          <table:table-cell office:value-type="float" office:value="4.290442" calcext:value-type="float">
            <text:p>4.290442</text:p>
          </table:table-cell>
          <table:table-cell office:value-type="float" office:value="4.355631" calcext:value-type="float">
            <text:p>4.355631</text:p>
          </table:table-cell>
          <table:table-cell office:value-type="float" office:value="4.406959" calcext:value-type="float">
            <text:p>4.406959</text:p>
          </table:table-cell>
          <table:table-cell office:value-type="float" office:value="4.472713" calcext:value-type="float">
            <text:p>4.472713</text:p>
          </table:table-cell>
          <table:table-cell office:value-type="float" office:value="4.541125" calcext:value-type="float">
            <text:p>4.541125</text:p>
          </table:table-cell>
          <table:table-cell office:value-type="float" office:value="4.583482" calcext:value-type="float">
            <text:p>4.583482</text:p>
          </table:table-cell>
          <table:table-cell office:value-type="float" office:value="4.651407" calcext:value-type="float">
            <text:p>4.651407</text:p>
          </table:table-cell>
          <table:table-cell office:value-type="float" office:value="4.721873" calcext:value-type="float">
            <text:p>4.721873</text:p>
          </table:table-cell>
          <table:table-cell office:value-type="float" office:value="4.764094" calcext:value-type="float">
            <text:p>4.764094</text:p>
          </table:table-cell>
          <table:table-cell office:value-type="float" office:value="4.832636" calcext:value-type="float">
            <text:p>4.832636</text:p>
          </table:table-cell>
          <table:table-cell office:value-type="float" office:value="4.904242" calcext:value-type="float">
            <text:p>4.904242</text:p>
          </table:table-cell>
          <table:table-cell office:value-type="float" office:value="4.965119" calcext:value-type="float">
            <text:p>4.965119</text:p>
          </table:table-cell>
          <table:table-cell office:value-type="float" office:value="5.015989" calcext:value-type="float">
            <text:p>5.015989</text:p>
          </table:table-cell>
          <table:table-cell office:value-type="float" office:value="5.077486" calcext:value-type="float">
            <text:p>5.077486</text:p>
          </table:table-cell>
          <table:table-cell office:value-type="float" office:value="5.150434" calcext:value-type="float">
            <text:p>5.150434</text:p>
          </table:table-cell>
          <table:table-cell office:value-type="float" office:value="5.20044" calcext:value-type="float">
            <text:p>5.20044</text:p>
          </table:table-cell>
          <table:table-cell office:value-type="float" office:value="5.254463" calcext:value-type="float">
            <text:p>5.254463</text:p>
          </table:table-cell>
          <table:table-cell office:value-type="float" office:value="5.32525" calcext:value-type="float">
            <text:p>5.32525</text:p>
          </table:table-cell>
          <table:table-cell office:value-type="float" office:value="5.379275" calcext:value-type="float">
            <text:p>5.379275</text:p>
          </table:table-cell>
          <table:table-cell office:value-type="float" office:value="5.463806" calcext:value-type="float">
            <text:p>5.463806</text:p>
          </table:table-cell>
          <table:table-cell office:value-type="float" office:value="5.514342" calcext:value-type="float">
            <text:p>5.514342</text:p>
          </table:table-cell>
          <table:table-cell office:value-type="float" office:value="5.577472" calcext:value-type="float">
            <text:p>5.577472</text:p>
          </table:table-cell>
          <table:table-cell office:value-type="float" office:value="5.642303" calcext:value-type="float">
            <text:p>5.642303</text:p>
          </table:table-cell>
          <table:table-cell office:value-type="float" office:value="5.705878" calcext:value-type="float">
            <text:p>5.705878</text:p>
          </table:table-cell>
          <table:table-cell office:value-type="float" office:value="5.760679" calcext:value-type="float">
            <text:p>5.760679</text:p>
          </table:table-cell>
          <table:table-cell office:value-type="float" office:value="5.834453" calcext:value-type="float">
            <text:p>5.834453</text:p>
          </table:table-cell>
          <table:table-cell office:value-type="float" office:value="5.912372" calcext:value-type="float">
            <text:p>5.912372</text:p>
          </table:table-cell>
          <table:table-cell office:value-type="float" office:value="5.955056" calcext:value-type="float">
            <text:p>5.955056</text:p>
          </table:table-cell>
          <table:table-cell office:value-type="float" office:value="6.028272" calcext:value-type="float">
            <text:p>6.028272</text:p>
          </table:table-cell>
          <table:table-cell office:value-type="float" office:value="6.093676" calcext:value-type="float">
            <text:p>6.093676</text:p>
          </table:table-cell>
          <table:table-cell office:value-type="float" office:value="6.163145" calcext:value-type="float">
            <text:p>6.163145</text:p>
          </table:table-cell>
          <table:table-cell office:value-type="float" office:value="6.238975" calcext:value-type="float">
            <text:p>6.238975</text:p>
          </table:table-cell>
          <table:table-cell office:value-type="float" office:value="6.291604" calcext:value-type="float">
            <text:p>6.291604</text:p>
          </table:table-cell>
          <table:table-cell office:value-type="float" office:value="6.357462" calcext:value-type="float">
            <text:p>6.357462</text:p>
          </table:table-cell>
          <table:table-cell office:value-type="float" office:value="6.413732" calcext:value-type="float">
            <text:p>6.413732</text:p>
          </table:table-cell>
          <table:table-cell office:value-type="float" office:value="6.505004" calcext:value-type="float">
            <text:p>6.505004</text:p>
          </table:table-cell>
          <table:table-cell office:value-type="float" office:value="6.548395" calcext:value-type="float">
            <text:p>6.548395</text:p>
          </table:table-cell>
          <table:table-cell office:value-type="float" office:value="6.640882" calcext:value-type="float">
            <text:p>6.640882</text:p>
          </table:table-cell>
          <table:table-cell office:value-type="float" office:value="6.682306" calcext:value-type="float">
            <text:p>6.682306</text:p>
          </table:table-cell>
          <table:table-cell office:value-type="float" office:value="6.774862" calcext:value-type="float">
            <text:p>6.774862</text:p>
          </table:table-cell>
          <table:table-cell office:value-type="float" office:value="6.817176" calcext:value-type="float">
            <text:p>6.817176</text:p>
          </table:table-cell>
          <table:table-cell office:value-type="float" office:value="6.895756" calcext:value-type="float">
            <text:p>6.895756</text:p>
          </table:table-cell>
          <table:table-cell office:value-type="float" office:value="6.953772" calcext:value-type="float">
            <text:p>6.953772</text:p>
          </table:table-cell>
          <table:table-cell office:value-type="float" office:value="7.033407" calcext:value-type="float">
            <text:p>7.033407</text:p>
          </table:table-cell>
          <table:table-cell office:value-type="float" office:value="7.10382" calcext:value-type="float">
            <text:p>7.10382</text:p>
          </table:table-cell>
          <table:table-cell office:value-type="float" office:value="7.172416" calcext:value-type="float">
            <text:p>7.172416</text:p>
          </table:table-cell>
          <table:table-cell office:value-type="float" office:value="7.229554" calcext:value-type="float">
            <text:p>7.229554</text:p>
          </table:table-cell>
          <table:table-cell office:value-type="float" office:value="7.299803" calcext:value-type="float">
            <text:p>7.299803</text:p>
          </table:table-cell>
          <table:table-cell office:value-type="float" office:value="7.3691" calcext:value-type="float">
            <text:p>7.3691</text:p>
          </table:table-cell>
          <table:table-cell office:value-type="float" office:value="7.450653" calcext:value-type="float">
            <text:p>7.450653</text:p>
          </table:table-cell>
          <table:table-cell office:value-type="float" office:value="7.52113" calcext:value-type="float">
            <text:p>7.52113</text:p>
          </table:table-cell>
          <table:table-cell office:value-type="float" office:value="7.579399" calcext:value-type="float">
            <text:p>7.579399</text:p>
          </table:table-cell>
          <table:table-cell office:value-type="float" office:value="7.65013" calcext:value-type="float">
            <text:p>7.65013</text:p>
          </table:table-cell>
          <table:table-cell office:value-type="float" office:value="7.721406" calcext:value-type="float">
            <text:p>7.721406</text:p>
          </table:table-cell>
          <table:table-cell office:value-type="float" office:value="7.792516" calcext:value-type="float">
            <text:p>7.792516</text:p>
          </table:table-cell>
          <table:table-cell office:value-type="float" office:value="7.876011" calcext:value-type="float">
            <text:p>7.876011</text:p>
          </table:table-cell>
          <table:table-cell office:value-type="float" office:value="7.984684" calcext:value-type="float">
            <text:p>7.984684</text:p>
          </table:table-cell>
          <table:table-cell office:value-type="float" office:value="8.005255" calcext:value-type="float">
            <text:p>8.005255</text:p>
          </table:table-cell>
          <table:table-cell office:value-type="float" office:value="8.077795" calcext:value-type="float">
            <text:p>8.077795</text:p>
          </table:table-cell>
          <table:table-cell office:value-type="float" office:value="8.150246" calcext:value-type="float">
            <text:p>8.150246</text:p>
          </table:table-cell>
          <table:table-cell office:value-type="float" office:value="8.237044" calcext:value-type="float">
            <text:p>8.237044</text:p>
          </table:table-cell>
          <table:table-cell office:value-type="float" office:value="8.327469" calcext:value-type="float">
            <text:p>8.327469</text:p>
          </table:table-cell>
          <table:table-cell office:value-type="float" office:value="8.40129" calcext:value-type="float">
            <text:p>8.40129</text:p>
          </table:table-cell>
          <table:table-cell office:value-type="float" office:value="8.45596" calcext:value-type="float">
            <text:p>8.45596</text:p>
          </table:table-cell>
          <table:table-cell office:value-type="float" office:value="8.547537" calcext:value-type="float">
            <text:p>8.547537</text:p>
          </table:table-cell>
          <table:table-cell office:value-type="float" office:value="8.588802" calcext:value-type="float">
            <text:p>8.588802</text:p>
          </table:table-cell>
          <table:table-cell office:value-type="float" office:value="8.677026" calcext:value-type="float">
            <text:p>8.677026</text:p>
          </table:table-cell>
          <table:table-cell office:value-type="float" office:value="8.736367" calcext:value-type="float">
            <text:p>8.736367</text:p>
          </table:table-cell>
          <table:table-cell office:value-type="float" office:value="8.811171" calcext:value-type="float">
            <text:p>8.811171</text:p>
          </table:table-cell>
          <table:table-cell office:value-type="float" office:value="8.884621" calcext:value-type="float">
            <text:p>8.884621</text:p>
          </table:table-cell>
          <table:table-cell office:value-type="float" office:value="8.993062" calcext:value-type="float">
            <text:p>8.993062</text:p>
          </table:table-cell>
          <table:table-cell office:value-type="float" office:value="9.034379" calcext:value-type="float">
            <text:p>9.034379</text:p>
          </table:table-cell>
          <table:table-cell office:value-type="float" office:value="9.109459" calcext:value-type="float">
            <text:p>9.109459</text:p>
          </table:table-cell>
          <table:table-cell office:value-type="float" office:value="9.183893" calcext:value-type="float">
            <text:p>9.183893</text:p>
          </table:table-cell>
          <table:table-cell office:value-type="float" office:value="9.259181" calcext:value-type="float">
            <text:p>9.259181</text:p>
          </table:table-cell>
          <table:table-cell office:value-type="float" office:value="9.335053" calcext:value-type="float">
            <text:p>9.335053</text:p>
          </table:table-cell>
          <table:table-cell office:value-type="float" office:value="9.446564" calcext:value-type="float">
            <text:p>9.446564</text:p>
          </table:table-cell>
          <table:table-cell office:value-type="float" office:value="9.486653" calcext:value-type="float">
            <text:p>9.486653</text:p>
          </table:table-cell>
          <table:table-cell office:value-type="float" office:value="9.561969" calcext:value-type="float">
            <text:p>9.561969</text:p>
          </table:table-cell>
          <table:table-cell office:value-type="float" office:value="9.653912" calcext:value-type="float">
            <text:p>9.653912</text:p>
          </table:table-cell>
          <table:table-cell office:value-type="float" office:value="9.752105" calcext:value-type="float">
            <text:p>9.752105</text:p>
          </table:table-cell>
          <table:table-cell office:value-type="float" office:value="9.807721" calcext:value-type="float">
            <text:p>9.807721</text:p>
          </table:table-cell>
          <table:table-cell office:value-type="float" office:value="9.86877" calcext:value-type="float">
            <text:p>9.86877</text:p>
          </table:table-cell>
          <table:table-cell office:value-type="float" office:value="9.9455" calcext:value-type="float">
            <text:p>9.9455</text:p>
          </table:table-cell>
          <table:table-cell office:value-type="float" office:value="10.039072" calcext:value-type="float">
            <text:p>10.039072</text:p>
          </table:table-cell>
          <table:table-cell office:value-type="float" office:value="10.116759" calcext:value-type="float">
            <text:p>10.116759</text:p>
          </table:table-cell>
          <table:table-cell office:value-type="float" office:value="10.216484" calcext:value-type="float">
            <text:p>10.216484</text:p>
          </table:table-cell>
          <table:table-cell office:value-type="float" office:value="10.27084" calcext:value-type="float">
            <text:p>10.27084</text:p>
          </table:table-cell>
          <table:table-cell office:value-type="float" office:value="10.374057" calcext:value-type="float">
            <text:p>10.374057</text:p>
          </table:table-cell>
          <table:table-cell office:value-type="float" office:value="10.431375" calcext:value-type="float">
            <text:p>10.431375</text:p>
          </table:table-cell>
          <table:table-cell office:value-type="float" office:value="10.509364" calcext:value-type="float">
            <text:p>10.509364</text:p>
          </table:table-cell>
          <table:table-cell office:value-type="float" office:value="10.593185" calcext:value-type="float">
            <text:p>10.593185</text:p>
          </table:table-cell>
          <table:table-cell office:value-type="float" office:value="10.650762" calcext:value-type="float">
            <text:p>10.650762</text:p>
          </table:table-cell>
          <table:table-cell office:value-type="float" office:value="10.729229" calcext:value-type="float">
            <text:p>10.729229</text:p>
          </table:table-cell>
          <table:table-cell office:value-type="float" office:value="10.849294" calcext:value-type="float">
            <text:p>10.849294</text:p>
          </table:table-cell>
          <table:table-cell office:value-type="float" office:value="10.903755" calcext:value-type="float">
            <text:p>10.903755</text:p>
          </table:table-cell>
          <table:table-cell office:value-type="float" office:value="11.007838" calcext:value-type="float">
            <text:p>11.007838</text:p>
          </table:table-cell>
          <table:table-cell office:value-type="float" office:value="11.063227" calcext:value-type="float">
            <text:p>11.063227</text:p>
          </table:table-cell>
          <table:table-cell office:value-type="float" office:value="11.144544" calcext:value-type="float">
            <text:p>11.144544</text:p>
          </table:table-cell>
          <table:table-cell office:value-type="float" office:value="11.226161" calcext:value-type="float">
            <text:p>11.226161</text:p>
          </table:table-cell>
          <table:table-cell office:value-type="float" office:value="11.305638" calcext:value-type="float">
            <text:p>11.305638</text:p>
          </table:table-cell>
          <table:table-cell office:value-type="float" office:value="11.387119" calcext:value-type="float">
            <text:p>11.387119</text:p>
          </table:table-cell>
          <table:table-cell office:value-type="float" office:value="11.468801" calcext:value-type="float">
            <text:p>11.468801</text:p>
          </table:table-cell>
          <table:table-cell office:value-type="float" office:value="11.576849" calcext:value-type="float">
            <text:p>11.576849</text:p>
          </table:table-cell>
          <table:table-cell office:value-type="float" office:value="11.631696" calcext:value-type="float">
            <text:p>11.631696</text:p>
          </table:table-cell>
          <table:table-cell office:value-type="float" office:value="11.694435" calcext:value-type="float">
            <text:p>11.694435</text:p>
          </table:table-cell>
          <table:table-cell office:value-type="float" office:value="11.79449" calcext:value-type="float">
            <text:p>11.79449</text:p>
          </table:table-cell>
          <table:table-cell office:value-type="float" office:value="11.902914" calcext:value-type="float">
            <text:p>11.902914</text:p>
          </table:table-cell>
          <table:table-cell office:value-type="float" office:value="11.959495" calcext:value-type="float">
            <text:p>11.959495</text:p>
          </table:table-cell>
          <table:table-cell office:value-type="float" office:value="12.068921" calcext:value-type="float">
            <text:p>12.068921</text:p>
          </table:table-cell>
          <table:table-cell office:value-type="float" office:value="12.125901" calcext:value-type="float">
            <text:p>12.125901</text:p>
          </table:table-cell>
          <table:table-cell office:value-type="float" office:value="12.234298" calcext:value-type="float">
            <text:p>12.234298</text:p>
          </table:table-cell>
          <table:table-cell office:value-type="float" office:value="12.289725" calcext:value-type="float">
            <text:p>12.289725</text:p>
          </table:table-cell>
          <table:table-cell office:value-type="float" office:value="12.354403" calcext:value-type="float">
            <text:p>12.354403</text:p>
          </table:table-cell>
          <table:table-cell office:value-type="float" office:value="12.456503" calcext:value-type="float">
            <text:p>12.456503</text:p>
          </table:table-cell>
          <table:table-cell office:value-type="float" office:value="12.520743" calcext:value-type="float">
            <text:p>12.520743</text:p>
          </table:table-cell>
          <table:table-cell office:value-type="float" office:value="12.604218" calcext:value-type="float">
            <text:p>12.604218</text:p>
          </table:table-cell>
          <table:table-cell office:value-type="float" office:value="12.687089" calcext:value-type="float">
            <text:p>12.687089</text:p>
          </table:table-cell>
          <table:table-cell office:value-type="float" office:value="12.771674" calcext:value-type="float">
            <text:p>12.771674</text:p>
          </table:table-cell>
          <table:table-cell office:value-type="float" office:value="12.855014" calcext:value-type="float">
            <text:p>12.855014</text:p>
          </table:table-cell>
          <table:table-cell office:value-type="float" office:value="12.938264" calcext:value-type="float">
            <text:p>12.938264</text:p>
          </table:table-cell>
          <table:table-cell office:value-type="float" office:value="13.022755" calcext:value-type="float">
            <text:p>13.022755</text:p>
          </table:table-cell>
          <table:table-cell office:value-type="float" office:value="13.127713" calcext:value-type="float">
            <text:p>13.127713</text:p>
          </table:table-cell>
          <table:table-cell office:value-type="float" office:value="13.191967" calcext:value-type="float">
            <text:p>13.191967</text:p>
          </table:table-cell>
          <table:table-cell office:value-type="float" office:value="13.327544" calcext:value-type="float">
            <text:p>13.327544</text:p>
          </table:table-cell>
          <table:table-cell office:value-type="float" office:value="13.384152" calcext:value-type="float">
            <text:p>13.384152</text:p>
          </table:table-cell>
          <table:table-cell office:value-type="float" office:value="13.448679" calcext:value-type="float">
            <text:p>13.448679</text:p>
          </table:table-cell>
          <table:table-cell office:value-type="float" office:value="13.554684" calcext:value-type="float">
            <text:p>13.554684</text:p>
          </table:table-cell>
          <table:table-cell office:value-type="float" office:value="13.619347" calcext:value-type="float">
            <text:p>13.619347</text:p>
          </table:table-cell>
          <table:table-cell office:value-type="float" office:value="13.72769" calcext:value-type="float">
            <text:p>13.72769</text:p>
          </table:table-cell>
          <table:table-cell office:value-type="float" office:value="13.793738" calcext:value-type="float">
            <text:p>13.793738</text:p>
          </table:table-cell>
          <table:table-cell office:value-type="float" office:value="13.883176" calcext:value-type="float">
            <text:p>13.883176</text:p>
          </table:table-cell>
          <table:table-cell office:value-type="float" office:value="13.987251" calcext:value-type="float">
            <text:p>13.987251</text:p>
          </table:table-cell>
          <table:table-cell office:value-type="float" office:value="14.051967" calcext:value-type="float">
            <text:p>14.051967</text:p>
          </table:table-cell>
          <table:table-cell office:value-type="float" office:value="14.161598" calcext:value-type="float">
            <text:p>14.161598</text:p>
          </table:table-cell>
          <table:table-cell office:value-type="float" office:value="14.278934" calcext:value-type="float">
            <text:p>14.278934</text:p>
          </table:table-cell>
          <table:table-cell office:value-type="float" office:value="14.31154" calcext:value-type="float">
            <text:p>14.31154</text:p>
          </table:table-cell>
          <table:table-cell office:value-type="float" office:value="14.400745" calcext:value-type="float">
            <text:p>14.400745</text:p>
          </table:table-cell>
          <table:table-cell office:value-type="float" office:value="14.489186" calcext:value-type="float">
            <text:p>14.489186</text:p>
          </table:table-cell>
          <table:table-cell office:value-type="float" office:value="14.578085" calcext:value-type="float">
            <text:p>14.578085</text:p>
          </table:table-cell>
          <table:table-cell office:value-type="float" office:value="14.666121" calcext:value-type="float">
            <text:p>14.666121</text:p>
          </table:table-cell>
          <table:table-cell office:value-type="float" office:value="14.755122" calcext:value-type="float">
            <text:p>14.755122</text:p>
          </table:table-cell>
          <table:table-cell office:value-type="float" office:value="14.8442" calcext:value-type="float">
            <text:p>14.8442</text:p>
          </table:table-cell>
          <table:table-cell office:value-type="float" office:value="14.932809" calcext:value-type="float">
            <text:p>14.932809</text:p>
          </table:table-cell>
          <table:table-cell office:value-type="float" office:value="15.021697" calcext:value-type="float">
            <text:p>15.021697</text:p>
          </table:table-cell>
          <table:table-cell office:value-type="float" office:value="15.133667" calcext:value-type="float">
            <text:p>15.133667</text:p>
          </table:table-cell>
          <table:table-cell office:value-type="float" office:value="15.19943" calcext:value-type="float">
            <text:p>15.19943</text:p>
          </table:table-cell>
          <table:table-cell office:value-type="float" office:value="15.286914" calcext:value-type="float">
            <text:p>15.286914</text:p>
          </table:table-cell>
          <table:table-cell office:value-type="float" office:value="15.399725" calcext:value-type="float">
            <text:p>15.399725</text:p>
          </table:table-cell>
          <table:table-cell office:value-type="float" office:value="15.576417" calcext:value-type="float">
            <text:p>15.576417</text:p>
          </table:table-cell>
          <table:table-cell office:value-type="float" office:value="15.556114" calcext:value-type="float">
            <text:p>15.556114</text:p>
          </table:table-cell>
          <table:table-cell office:value-type="float" office:value="15.66916" calcext:value-type="float">
            <text:p>15.66916</text:p>
          </table:table-cell>
          <table:table-cell office:value-type="float" office:value="15.735627" calcext:value-type="float">
            <text:p>15.735627</text:p>
          </table:table-cell>
          <table:table-cell office:value-type="float" office:value="15.849361" calcext:value-type="float">
            <text:p>15.849361</text:p>
          </table:table-cell>
          <table:table-cell office:value-type="float" office:value="15.915515" calcext:value-type="float">
            <text:p>15.915515</text:p>
          </table:table-cell>
          <table:table-cell office:value-type="float" office:value="16.004791" calcext:value-type="float">
            <text:p>16.004791</text:p>
          </table:table-cell>
          <table:table-cell office:value-type="float" office:value="16.12071" calcext:value-type="float">
            <text:p>16.12071</text:p>
          </table:table-cell>
          <table:table-cell office:value-type="float" office:value="16.18844" calcext:value-type="float">
            <text:p>16.18844</text:p>
          </table:table-cell>
          <table:table-cell office:value-type="float" office:value="16.304836" calcext:value-type="float">
            <text:p>16.304836</text:p>
          </table:table-cell>
          <table:table-cell office:value-type="float" office:value="16.432739" calcext:value-type="float">
            <text:p>16.432739</text:p>
          </table:table-cell>
          <table:table-cell office:value-type="float" office:value="16.487303" calcext:value-type="float">
            <text:p>16.487303</text:p>
          </table:table-cell>
          <table:table-cell office:value-type="float" office:value="16.553276" calcext:value-type="float">
            <text:p>16.553276</text:p>
          </table:table-cell>
          <table:table-cell office:value-type="float" office:value="16.707792" calcext:value-type="float">
            <text:p>16.707792</text:p>
          </table:table-cell>
          <table:table-cell office:value-type="float" office:value="16.737284" calcext:value-type="float">
            <text:p>16.737284</text:p>
          </table:table-cell>
          <table:table-cell office:value-type="float" office:value="16.893816" calcext:value-type="float">
            <text:p>16.893816</text:p>
          </table:table-cell>
          <table:table-cell office:value-type="float" office:value="16.986132" calcext:value-type="float">
            <text:p>16.986132</text:p>
          </table:table-cell>
          <table:table-cell office:value-type="float" office:value="17.015593" calcext:value-type="float">
            <text:p>17.015593</text:p>
          </table:table-cell>
          <table:table-cell office:value-type="float" office:value="17.134226" calcext:value-type="float">
            <text:p>17.134226</text:p>
          </table:table-cell>
          <table:table-cell office:value-type="float" office:value="17.226324" calcext:value-type="float">
            <text:p>17.226324</text:p>
          </table:table-cell>
          <table:table-cell office:value-type="float" office:value="17.318882" calcext:value-type="float">
            <text:p>17.318882</text:p>
          </table:table-cell>
          <table:table-cell office:value-type="float" office:value="17.387257" calcext:value-type="float">
            <text:p>17.387257</text:p>
          </table:table-cell>
          <table:table-cell office:value-type="float" office:value="17.506536" calcext:value-type="float">
            <text:p>17.506536</text:p>
          </table:table-cell>
          <table:table-cell office:value-type="float" office:value="17.642361" calcext:value-type="float">
            <text:p>17.642361</text:p>
          </table:table-cell>
          <table:table-cell office:value-type="float" office:value="17.697023" calcext:value-type="float">
            <text:p>17.697023</text:p>
          </table:table-cell>
          <table:table-cell office:value-type="float" office:value="17.762712" calcext:value-type="float">
            <text:p>17.762712</text:p>
          </table:table-cell>
          <table:table-cell office:value-type="float" office:value="17.875525" calcext:value-type="float">
            <text:p>17.875525</text:p>
          </table:table-cell>
          <table:table-cell office:value-type="float" office:value="17.978077" calcext:value-type="float">
            <text:p>17.978077</text:p>
          </table:table-cell>
          <table:table-cell office:value-type="float" office:value="18.072124" calcext:value-type="float">
            <text:p>18.072124</text:p>
          </table:table-cell>
          <table:table-cell office:value-type="float" office:value="18.16646" calcext:value-type="float">
            <text:p>18.16646</text:p>
          </table:table-cell>
          <table:table-cell office:value-type="float" office:value="18.261654" calcext:value-type="float">
            <text:p>18.261654</text:p>
          </table:table-cell>
          <table:table-cell office:value-type="float" office:value="18.356918" calcext:value-type="float">
            <text:p>18.356918</text:p>
          </table:table-cell>
          <table:table-cell office:value-type="float" office:value="18.425039" calcext:value-type="float">
            <text:p>18.425039</text:p>
          </table:table-cell>
          <table:table-cell office:value-type="float" office:value="18.590166" calcext:value-type="float">
            <text:p>18.590166</text:p>
          </table:table-cell>
          <table:table-cell office:value-type="float" office:value="18.642445" calcext:value-type="float">
            <text:p>18.642445</text:p>
          </table:table-cell>
          <table:table-cell office:value-type="float" office:value="18.7391" calcext:value-type="float">
            <text:p>18.7391</text:p>
          </table:table-cell>
          <table:table-cell office:value-type="float" office:value="18.805532" calcext:value-type="float">
            <text:p>18.805532</text:p>
          </table:table-cell>
          <table:table-cell office:value-type="float" office:value="18.930456" calcext:value-type="float">
            <text:p>18.930456</text:p>
          </table:table-cell>
          <table:table-cell office:value-type="float" office:value="18.996977" calcext:value-type="float">
            <text:p>18.996977</text:p>
          </table:table-cell>
          <table:table-cell office:value-type="float" office:value="19.094246" calcext:value-type="float">
            <text:p>19.094246</text:p>
          </table:table-cell>
          <table:table-cell office:value-type="float" office:value="19.220087" calcext:value-type="float">
            <text:p>19.220087</text:p>
          </table:table-cell>
          <table:table-cell office:value-type="float" office:value="19.287912" calcext:value-type="float">
            <text:p>19.287912</text:p>
          </table:table-cell>
          <table:table-cell office:value-type="float" office:value="19.384869" calcext:value-type="float">
            <text:p>19.384869</text:p>
          </table:table-cell>
          <table:table-cell office:value-type="float" office:value="19.514482" calcext:value-type="float">
            <text:p>19.514482</text:p>
          </table:table-cell>
          <table:table-cell office:value-type="float" office:value="19.611177" calcext:value-type="float">
            <text:p>19.611177</text:p>
          </table:table-cell>
          <table:table-cell office:value-type="float" office:value="19.707714" calcext:value-type="float">
            <text:p>19.707714</text:p>
          </table:table-cell>
          <table:table-cell office:value-type="float" office:value="19.775309" calcext:value-type="float">
            <text:p>19.775309</text:p>
          </table:table-cell>
          <table:table-cell office:value-type="float" office:value="19.948029" calcext:value-type="float">
            <text:p>19.948029</text:p>
          </table:table-cell>
          <table:table-cell office:value-type="float" office:value="20.002314" calcext:value-type="float">
            <text:p>20.002314</text:p>
          </table:table-cell>
          <table:table-cell office:value-type="float" office:value="20.069204" calcext:value-type="float">
            <text:p>20.069204</text:p>
          </table:table-cell>
          <table:table-cell office:value-type="float" office:value="20.16766" calcext:value-type="float">
            <text:p>20.16766</text:p>
          </table:table-cell>
          <table:table-cell office:value-type="float" office:value="20.344509" calcext:value-type="float">
            <text:p>20.344509</text:p>
          </table:table-cell>
          <table:table-cell office:value-type="float" office:value="20.43906" calcext:value-type="float">
            <text:p>20.43906</text:p>
          </table:table-cell>
          <table:table-cell office:value-type="float" office:value="20.490717" calcext:value-type="float">
            <text:p>20.490717</text:p>
          </table:table-cell>
          <table:table-cell office:value-type="float" office:value="20.558268" calcext:value-type="float">
            <text:p>20.558268</text:p>
          </table:table-cell>
          <table:table-cell office:value-type="float" office:value="20.657572" calcext:value-type="float">
            <text:p>20.657572</text:p>
          </table:table-cell>
          <table:table-cell office:value-type="float" office:value="20.834049" calcext:value-type="float">
            <text:p>20.834049</text:p>
          </table:table-cell>
          <table:table-cell office:value-type="float" office:value="20.889332" calcext:value-type="float">
            <text:p>20.889332</text:p>
          </table:table-cell>
          <table:table-cell office:value-type="float" office:value="20.954851" calcext:value-type="float">
            <text:p>20.954851</text:p>
          </table:table-cell>
          <table:table-cell office:value-type="float" office:value="21.054623" calcext:value-type="float">
            <text:p>21.054623</text:p>
          </table:table-cell>
          <table:table-cell office:value-type="float" office:value="21.18824" calcext:value-type="float">
            <text:p>21.18824</text:p>
          </table:table-cell>
          <table:table-cell office:value-type="float" office:value="21.254835" calcext:value-type="float">
            <text:p>21.254835</text:p>
          </table:table-cell>
          <table:table-cell office:value-type="float" office:value="21.387173" calcext:value-type="float">
            <text:p>21.387173</text:p>
          </table:table-cell>
          <table:table-cell office:value-type="float" office:value="21.453823" calcext:value-type="float">
            <text:p>21.453823</text:p>
          </table:table-cell>
          <table:table-cell office:value-type="float" office:value="21.554493" calcext:value-type="float">
            <text:p>21.554493</text:p>
          </table:table-cell>
          <table:table-cell office:value-type="float" office:value="21.656179" calcext:value-type="float">
            <text:p>21.656179</text:p>
          </table:table-cell>
          <table:table-cell office:value-type="float" office:value="21.755936" calcext:value-type="float">
            <text:p>21.755936</text:p>
          </table:table-cell>
          <table:table-cell office:value-type="float" office:value="21.940071" calcext:value-type="float">
            <text:p>21.940071</text:p>
          </table:table-cell>
          <table:table-cell office:value-type="float" office:value="22.040707" calcext:value-type="float">
            <text:p>22.040707</text:p>
          </table:table-cell>
          <table:table-cell office:value-type="float" office:value="22.141426" calcext:value-type="float">
            <text:p>22.141426</text:p>
          </table:table-cell>
          <table:table-cell office:value-type="float" office:value="22.246708" calcext:value-type="float">
            <text:p>22.246708</text:p>
          </table:table-cell>
          <table:table-cell office:value-type="float" office:value="22.260406" calcext:value-type="float">
            <text:p>22.260406</text:p>
          </table:table-cell>
          <table:table-cell office:value-type="float" office:value="22.450811" calcext:value-type="float">
            <text:p>22.450811</text:p>
          </table:table-cell>
          <table:table-cell office:value-type="float" office:value="22.553398" calcext:value-type="float">
            <text:p>22.553398</text:p>
          </table:table-cell>
          <table:table-cell office:value-type="float" office:value="22.652517" calcext:value-type="float">
            <text:p>22.652517</text:p>
          </table:table-cell>
          <table:table-cell office:value-type="float" office:value="22.670479" calcext:value-type="float">
            <text:p>22.670479</text:p>
          </table:table-cell>
          <table:table-cell office:value-type="float" office:value="22.771852" calcext:value-type="float">
            <text:p>22.771852</text:p>
          </table:table-cell>
          <table:table-cell office:value-type="float" office:value="22.873871" calcext:value-type="float">
            <text:p>22.873871</text:p>
          </table:table-cell>
          <table:table-cell office:value-type="float" office:value="23.066641" calcext:value-type="float">
            <text:p>23.066641</text:p>
          </table:table-cell>
          <table:table-cell office:value-type="float" office:value="23.079313" calcext:value-type="float">
            <text:p>23.079313</text:p>
          </table:table-cell>
          <table:table-cell office:value-type="float" office:value="23.272083" calcext:value-type="float">
            <text:p>23.272083</text:p>
          </table:table-cell>
          <table:table-cell office:value-type="float" office:value="23.284975" calcext:value-type="float">
            <text:p>23.284975</text:p>
          </table:table-cell>
          <table:table-cell office:value-type="float" office:value="23.386021" calcext:value-type="float">
            <text:p>23.386021</text:p>
          </table:table-cell>
          <table:table-cell office:value-type="float" office:value="23.488932" calcext:value-type="float">
            <text:p>23.488932</text:p>
          </table:table-cell>
          <table:table-cell office:value-type="float" office:value="23.593161" calcext:value-type="float">
            <text:p>23.593161</text:p>
          </table:table-cell>
          <table:table-cell office:value-type="float" office:value="23.786015" calcext:value-type="float">
            <text:p>23.786015</text:p>
          </table:table-cell>
          <table:table-cell office:value-type="float" office:value="23.800102" calcext:value-type="float">
            <text:p>23.800102</text:p>
          </table:table-cell>
          <table:table-cell office:value-type="float" office:value="23.9398" calcext:value-type="float">
            <text:p>23.9398</text:p>
          </table:table-cell>
          <table:table-cell office:value-type="float" office:value="24.006151" calcext:value-type="float">
            <text:p>24.006151</text:p>
          </table:table-cell>
          <table:table-cell office:value-type="float" office:value="24.110544" calcext:value-type="float">
            <text:p>24.110544</text:p>
          </table:table-cell>
          <table:table-cell office:value-type="float" office:value="24.30769" calcext:value-type="float">
            <text:p>24.30769</text:p>
          </table:table-cell>
          <table:table-cell office:value-type="float" office:value="24.320408" calcext:value-type="float">
            <text:p>24.320408</text:p>
          </table:table-cell>
          <table:table-cell office:value-type="float" office:value="24.518124" calcext:value-type="float">
            <text:p>24.518124</text:p>
          </table:table-cell>
          <table:table-cell office:value-type="float" office:value="24.530067" calcext:value-type="float">
            <text:p>24.530067</text:p>
          </table:table-cell>
          <table:table-cell office:value-type="float" office:value="24.636124" calcext:value-type="float">
            <text:p>24.636124</text:p>
          </table:table-cell>
          <table:table-cell office:value-type="float" office:value="24.807253" calcext:value-type="float">
            <text:p>24.807253</text:p>
          </table:table-cell>
          <table:table-cell office:value-type="float" office:value="24.86376" calcext:value-type="float">
            <text:p>24.86376</text:p>
          </table:table-cell>
          <table:table-cell office:value-type="float" office:value="24.97858" calcext:value-type="float">
            <text:p>24.97858</text:p>
          </table:table-cell>
          <table:table-cell office:value-type="float" office:value="25.081306" calcext:value-type="float">
            <text:p>25.081306</text:p>
          </table:table-cell>
          <table:table-cell office:value-type="float" office:value="25.163555" calcext:value-type="float">
            <text:p>25.163555</text:p>
          </table:table-cell>
          <table:table-cell office:value-type="float" office:value="25.324327" calcext:value-type="float">
            <text:p>25.324327</text:p>
          </table:table-cell>
          <table:table-cell office:value-type="float" office:value="25.412756" calcext:value-type="float">
            <text:p>25.412756</text:p>
          </table:table-cell>
          <table:table-cell office:value-type="float" office:value="25.548014" calcext:value-type="float">
            <text:p>25.548014</text:p>
          </table:table-cell>
          <table:table-cell office:value-type="float" office:value="25.642639" calcext:value-type="float">
            <text:p>25.642639</text:p>
          </table:table-cell>
          <table:table-cell office:value-type="float" office:value="25.718445" calcext:value-type="float">
            <text:p>25.718445</text:p>
          </table:table-cell>
          <table:table-cell office:value-type="float" office:value="25.848904" calcext:value-type="float">
            <text:p>25.848904</text:p>
          </table:table-cell>
          <table:table-cell office:value-type="float" office:value="25.90719" calcext:value-type="float">
            <text:p>25.90719</text:p>
          </table:table-cell>
          <table:table-cell office:value-type="float" office:value="26.064173" calcext:value-type="float">
            <text:p>26.064173</text:p>
          </table:table-cell>
          <table:table-cell office:value-type="float" office:value="26.133224" calcext:value-type="float">
            <text:p>26.133224</text:p>
          </table:table-cell>
          <table:table-cell office:value-type="float" office:value="26.381586" calcext:value-type="float">
            <text:p>26.381586</text:p>
          </table:table-cell>
          <table:table-cell office:value-type="float" office:value="26.439596" calcext:value-type="float">
            <text:p>26.439596</text:p>
          </table:table-cell>
          <table:table-cell office:value-type="float" office:value="26.44194" calcext:value-type="float">
            <text:p>26.44194</text:p>
          </table:table-cell>
          <table:table-cell office:value-type="float" office:value="26.549795" calcext:value-type="float">
            <text:p>26.549795</text:p>
          </table:table-cell>
          <table:table-cell office:value-type="float" office:value="26.658424" calcext:value-type="float">
            <text:p>26.658424</text:p>
          </table:table-cell>
          <table:table-cell office:value-type="float" office:value="26.766468" calcext:value-type="float">
            <text:p>26.766468</text:p>
          </table:table-cell>
          <table:table-cell office:value-type="float" office:value="26.875944" calcext:value-type="float">
            <text:p>26.875944</text:p>
          </table:table-cell>
          <table:table-cell office:value-type="float" office:value="26.983372" calcext:value-type="float">
            <text:p>26.983372</text:p>
          </table:table-cell>
          <table:table-cell office:value-type="float" office:value="27.09202" calcext:value-type="float">
            <text:p>27.09202</text:p>
          </table:table-cell>
          <table:table-cell office:value-type="float" office:value="27.303261" calcext:value-type="float">
            <text:p>27.303261</text:p>
          </table:table-cell>
          <table:table-cell office:value-type="float" office:value="27.412077" calcext:value-type="float">
            <text:p>27.412077</text:p>
          </table:table-cell>
          <table:table-cell office:value-type="float" office:value="27.46031" calcext:value-type="float">
            <text:p>27.46031</text:p>
          </table:table-cell>
          <table:table-cell office:value-type="float" office:value="27.631016" calcext:value-type="float">
            <text:p>27.631016</text:p>
          </table:table-cell>
          <table:table-cell office:value-type="float" office:value="27.636259" calcext:value-type="float">
            <text:p>27.636259</text:p>
          </table:table-cell>
          <table:table-cell office:value-type="float" office:value="27.790787" calcext:value-type="float">
            <text:p>27.790787</text:p>
          </table:table-cell>
          <table:table-cell office:value-type="float" office:value="27.856056" calcext:value-type="float">
            <text:p>27.856056</text:p>
          </table:table-cell>
          <table:table-cell office:value-type="float" office:value="28.073248" calcext:value-type="float">
            <text:p>28.073248</text:p>
          </table:table-cell>
          <table:table-cell office:value-type="float" office:value="28.076019" calcext:value-type="float">
            <text:p>28.076019</text:p>
          </table:table-cell>
          <table:table-cell office:value-type="float" office:value="28.185823" calcext:value-type="float">
            <text:p>28.185823</text:p>
          </table:table-cell>
          <table:table-cell office:value-type="float" office:value="28.403709" calcext:value-type="float">
            <text:p>28.403709</text:p>
          </table:table-cell>
          <table:table-cell office:value-type="float" office:value="28.407225" calcext:value-type="float">
            <text:p>28.407225</text:p>
          </table:table-cell>
          <table:table-cell office:value-type="float" office:value="28.517515" calcext:value-type="float">
            <text:p>28.517515</text:p>
          </table:table-cell>
          <table:table-cell office:value-type="float" office:value="28.629301" calcext:value-type="float">
            <text:p>28.629301</text:p>
          </table:table-cell>
          <table:table-cell office:value-type="float" office:value="28.739567" calcext:value-type="float">
            <text:p>28.739567</text:p>
          </table:table-cell>
          <table:table-cell office:value-type="float" office:value="28.960068" calcext:value-type="float">
            <text:p>28.960068</text:p>
          </table:table-cell>
          <table:table-cell office:value-type="float" office:value="28.960058" calcext:value-type="float">
            <text:p>28.960058</text:p>
          </table:table-cell>
          <table:table-cell office:value-type="float" office:value="29.181816" calcext:value-type="float">
            <text:p>29.181816</text:p>
          </table:table-cell>
          <table:table-cell office:value-type="float" office:value="29.183493" calcext:value-type="float">
            <text:p>29.183493</text:p>
          </table:table-cell>
          <table:table-cell office:value-type="float" office:value="29.29414" calcext:value-type="float">
            <text:p>29.29414</text:p>
          </table:table-cell>
          <table:table-cell office:value-type="float" office:value="29.407141" calcext:value-type="float">
            <text:p>29.407141</text:p>
          </table:table-cell>
          <table:table-cell office:value-type="float" office:value="29.519661" calcext:value-type="float">
            <text:p>29.519661</text:p>
          </table:table-cell>
          <table:table-cell office:value-type="float" office:value="29.744543" calcext:value-type="float">
            <text:p>29.744543</text:p>
          </table:table-cell>
          <table:table-cell office:value-type="float" office:value="29.856359" calcext:value-type="float">
            <text:p>29.856359</text:p>
          </table:table-cell>
          <table:table-cell office:value-type="float" office:value="29.969124" calcext:value-type="float">
            <text:p>29.969124</text:p>
          </table:table-cell>
          <table:table-cell office:value-type="float" office:value="30.087769" calcext:value-type="float">
            <text:p>30.087769</text:p>
          </table:table-cell>
          <table:table-cell office:value-type="float" office:value="30.194742" calcext:value-type="float">
            <text:p>30.194742</text:p>
          </table:table-cell>
          <table:table-cell office:value-type="float" office:value="30.192904" calcext:value-type="float">
            <text:p>30.192904</text:p>
          </table:table-cell>
          <table:table-cell office:value-type="float" office:value="30.304308" calcext:value-type="float">
            <text:p>30.304308</text:p>
          </table:table-cell>
          <table:table-cell office:value-type="float" office:value="30.415895" calcext:value-type="float">
            <text:p>30.415895</text:p>
          </table:table-cell>
          <table:table-cell office:value-type="float" office:value="30.527214" calcext:value-type="float">
            <text:p>30.527214</text:p>
          </table:table-cell>
          <table:table-cell office:value-type="float" office:value="30.762699" calcext:value-type="float">
            <text:p>30.762699</text:p>
          </table:table-cell>
          <table:table-cell office:value-type="float" office:value="30.870363" calcext:value-type="float">
            <text:p>30.870363</text:p>
          </table:table-cell>
          <table:table-cell office:value-type="float" office:value="30.867895" calcext:value-type="float">
            <text:p>30.867895</text:p>
          </table:table-cell>
          <table:table-cell office:value-type="float" office:value="30.981552" calcext:value-type="float">
            <text:p>30.981552</text:p>
          </table:table-cell>
          <table:table-cell office:value-type="float" office:value="31.095552" calcext:value-type="float">
            <text:p>31.095552</text:p>
          </table:table-cell>
          <table:table-cell office:value-type="float" office:value="31.326843" calcext:value-type="float">
            <text:p>31.326843</text:p>
          </table:table-cell>
          <table:table-cell office:value-type="float" office:value="31.322176" calcext:value-type="float">
            <text:p>31.322176</text:p>
          </table:table-cell>
          <table:table-cell office:value-type="float" office:value="31.437944" calcext:value-type="float">
            <text:p>31.437944</text:p>
          </table:table-cell>
          <table:table-cell office:value-type="float" office:value="31.55279" calcext:value-type="float">
            <text:p>31.55279</text:p>
          </table:table-cell>
          <table:table-cell office:value-type="float" office:value="31.667284" calcext:value-type="float">
            <text:p>31.667284</text:p>
          </table:table-cell>
          <table:table-cell office:value-type="float" office:value="31.903885" calcext:value-type="float">
            <text:p>31.903885</text:p>
          </table:table-cell>
          <table:table-cell office:value-type="float" office:value="31.896996" calcext:value-type="float">
            <text:p>31.896996</text:p>
          </table:table-cell>
          <table:table-cell office:value-type="float" office:value="32.133366" calcext:value-type="float">
            <text:p>32.133366</text:p>
          </table:table-cell>
          <table:table-cell office:value-type="float" office:value="32.125664" calcext:value-type="float">
            <text:p>32.125664</text:p>
          </table:table-cell>
          <table:table-cell office:value-type="float" office:value="32.24091" calcext:value-type="float">
            <text:p>32.24091</text:p>
          </table:table-cell>
          <table:table-cell office:value-type="float" office:value="32.479534" calcext:value-type="float">
            <text:p>32.479534</text:p>
          </table:table-cell>
          <table:table-cell office:value-type="float" office:value="32.473118" calcext:value-type="float">
            <text:p>32.473118</text:p>
          </table:table-cell>
          <table:table-cell office:value-type="float" office:value="32.587849" calcext:value-type="float">
            <text:p>32.587849</text:p>
          </table:table-cell>
          <table:table-cell office:value-type="float" office:value="32.705467" calcext:value-type="float">
            <text:p>32.705467</text:p>
          </table:table-cell>
          <table:table-cell office:value-type="float" office:value="32.820026" calcext:value-type="float">
            <text:p>32.820026</text:p>
          </table:table-cell>
          <table:table-cell office:value-type="float" office:value="32.93668" calcext:value-type="float">
            <text:p>32.93668</text:p>
          </table:table-cell>
          <table:table-cell office:value-type="float" office:value="33.051018" calcext:value-type="float">
            <text:p>33.051018</text:p>
          </table:table-cell>
          <table:table-cell office:value-type="float" office:value="33.166515" calcext:value-type="float">
            <text:p>33.166515</text:p>
          </table:table-cell>
          <table:table-cell office:value-type="float" office:value="33.408085" calcext:value-type="float">
            <text:p>33.408085</text:p>
          </table:table-cell>
          <table:table-cell office:value-type="float" office:value="33.398808" calcext:value-type="float">
            <text:p>33.398808</text:p>
          </table:table-cell>
          <table:table-cell office:value-type="float" office:value="33.641449" calcext:value-type="float">
            <text:p>33.641449</text:p>
          </table:table-cell>
          <table:table-cell office:value-type="float" office:value="33.632568" calcext:value-type="float">
            <text:p>33.632568</text:p>
          </table:table-cell>
          <table:table-cell office:value-type="float" office:value="33.877193" calcext:value-type="float">
            <text:p>33.877193</text:p>
          </table:table-cell>
          <table:table-cell office:value-type="float" office:value="33.99675" calcext:value-type="float">
            <text:p>33.99675</text:p>
          </table:table-cell>
          <table:table-cell office:value-type="float" office:value="33.986111" calcext:value-type="float">
            <text:p>33.986111</text:p>
          </table:table-cell>
          <table:table-cell office:value-type="float" office:value="34.102451" calcext:value-type="float">
            <text:p>34.102451</text:p>
          </table:table-cell>
          <table:table-cell office:value-type="float" office:value="34.405224" calcext:value-type="float">
            <text:p>34.405224</text:p>
          </table:table-cell>
          <table:table-cell office:value-type="float" office:value="34.468082" calcext:value-type="float">
            <text:p>34.468082</text:p>
          </table:table-cell>
          <table:table-cell office:value-type="float" office:value="34.454559" calcext:value-type="float">
            <text:p>34.454559</text:p>
          </table:table-cell>
          <table:table-cell office:value-type="float" office:value="34.573078" calcext:value-type="float">
            <text:p>34.573078</text:p>
          </table:table-cell>
          <table:table-cell office:value-type="float" office:value="34.691807" calcext:value-type="float">
            <text:p>34.691807</text:p>
          </table:table-cell>
          <table:table-cell office:value-type="float" office:value="34.808784" calcext:value-type="float">
            <text:p>34.808784</text:p>
          </table:table-cell>
          <table:table-cell office:value-type="float" office:value="35.058872" calcext:value-type="float">
            <text:p>35.058872</text:p>
          </table:table-cell>
          <table:table-cell office:value-type="float" office:value="35.045795" calcext:value-type="float">
            <text:p>35.045795</text:p>
          </table:table-cell>
          <table:table-cell office:value-type="float" office:value="35.297401" calcext:value-type="float">
            <text:p>35.297401</text:p>
          </table:table-cell>
          <table:table-cell office:value-type="float" office:value="35.415928" calcext:value-type="float">
            <text:p>35.415928</text:p>
          </table:table-cell>
          <table:table-cell office:value-type="float" office:value="35.541904" calcext:value-type="float">
            <text:p>35.541904</text:p>
          </table:table-cell>
          <table:table-cell office:value-type="float" office:value="35.573189" calcext:value-type="float">
            <text:p>35.573189</text:p>
          </table:table-cell>
          <table:table-cell office:value-type="float" office:value="35.772545" calcext:value-type="float">
            <text:p>35.772545</text:p>
          </table:table-cell>
          <table:table-cell office:value-type="float" office:value="35.899067" calcext:value-type="float">
            <text:p>35.899067</text:p>
          </table:table-cell>
          <table:table-cell office:value-type="float" office:value="36.011986" calcext:value-type="float">
            <text:p>36.011986</text:p>
          </table:table-cell>
          <table:table-cell office:value-type="float" office:value="36.133953" calcext:value-type="float">
            <text:p>36.133953</text:p>
          </table:table-cell>
          <table:table-cell office:value-type="float" office:value="36.253033" calcext:value-type="float">
            <text:p>36.253033</text:p>
          </table:table-cell>
          <table:table-cell office:value-type="float" office:value="36.237545" calcext:value-type="float">
            <text:p>36.237545</text:p>
          </table:table-cell>
          <table:table-cell office:value-type="float" office:value="36.501453" calcext:value-type="float">
            <text:p>36.501453</text:p>
          </table:table-cell>
          <table:table-cell office:value-type="float" office:value="36.613708" calcext:value-type="float">
            <text:p>36.613708</text:p>
          </table:table-cell>
          <table:table-cell office:value-type="float" office:value="36.595135" calcext:value-type="float">
            <text:p>36.595135</text:p>
          </table:table-cell>
          <table:table-cell office:value-type="float" office:value="36.864975" calcext:value-type="float">
            <text:p>36.864975</text:p>
          </table:table-cell>
          <table:table-cell office:value-type="float" office:value="36.834538" calcext:value-type="float">
            <text:p>36.834538</text:p>
          </table:table-cell>
          <table:table-cell office:value-type="float" office:value="37.095997" calcext:value-type="float">
            <text:p>37.095997</text:p>
          </table:table-cell>
          <table:table-cell office:value-type="float" office:value="37.078285" calcext:value-type="float">
            <text:p>37.078285</text:p>
          </table:table-cell>
          <table:table-cell office:value-type="float" office:value="37.198158" calcext:value-type="float">
            <text:p>37.198158</text:p>
          </table:table-cell>
          <table:table-cell office:value-type="float" office:value="37.460182" calcext:value-type="float">
            <text:p>37.460182</text:p>
          </table:table-cell>
          <table:table-cell office:value-type="float" office:value="37.439804" calcext:value-type="float">
            <text:p>37.439804</text:p>
          </table:table-cell>
          <table:table-cell office:value-type="float" office:value="37.701248" calcext:value-type="float">
            <text:p>37.701248</text:p>
          </table:table-cell>
          <table:table-cell office:value-type="float" office:value="37.822964" calcext:value-type="float">
            <text:p>37.822964</text:p>
          </table:table-cell>
          <table:table-cell office:value-type="float" office:value="37.952309" calcext:value-type="float">
            <text:p>37.952309</text:p>
          </table:table-cell>
          <table:table-cell office:value-type="float" office:value="38.06728" calcext:value-type="float">
            <text:p>38.06728</text:p>
          </table:table-cell>
          <table:table-cell office:value-type="float" office:value="38.189182" calcext:value-type="float">
            <text:p>38.189182</text:p>
          </table:table-cell>
          <table:table-cell office:value-type="float" office:value="38.16721" calcext:value-type="float">
            <text:p>38.16721</text:p>
          </table:table-cell>
          <table:table-cell office:value-type="float" office:value="38.473885" calcext:value-type="float">
            <text:p>38.473885</text:p>
          </table:table-cell>
          <table:table-cell office:value-type="float" office:value="38.409466" calcext:value-type="float">
            <text:p>38.409466</text:p>
          </table:table-cell>
          <table:table-cell office:value-type="float" office:value="38.677952" calcext:value-type="float">
            <text:p>38.677952</text:p>
          </table:table-cell>
          <table:table-cell office:value-type="float" office:value="38.800991" calcext:value-type="float">
            <text:p>38.800991</text:p>
          </table:table-cell>
          <table:table-cell office:value-type="float" office:value="38.776543" calcext:value-type="float">
            <text:p>38.776543</text:p>
          </table:table-cell>
          <table:table-cell office:value-type="float" office:value="39.046062" calcext:value-type="float">
            <text:p>39.046062</text:p>
          </table:table-cell>
          <table:table-cell office:value-type="float" office:value="39.079536" calcext:value-type="float">
            <text:p>39.079536</text:p>
          </table:table-cell>
          <table:table-cell office:value-type="float" office:value="39.293159" calcext:value-type="float">
            <text:p>39.293159</text:p>
          </table:table-cell>
          <table:table-cell office:value-type="float" office:value="39.267902" calcext:value-type="float">
            <text:p>39.267902</text:p>
          </table:table-cell>
          <table:table-cell office:value-type="float" office:value="39.53915" calcext:value-type="float">
            <text:p>39.53915</text:p>
          </table:table-cell>
          <table:table-cell office:value-type="float" office:value="39.512409" calcext:value-type="float">
            <text:p>39.512409</text:p>
          </table:table-cell>
          <table:table-cell office:value-type="float" office:value="39.7649" calcext:value-type="float">
            <text:p>39.7649</text:p>
          </table:table-cell>
          <table:table-cell office:value-type="float" office:value="39.920448" calcext:value-type="float">
            <text:p>39.920448</text:p>
          </table:table-cell>
          <table:table-cell office:value-type="float" office:value="39.885609" calcext:value-type="float">
            <text:p>39.885609</text:p>
          </table:table-cell>
          <table:table-cell office:value-type="float" office:value="40.161072" calcext:value-type="float">
            <text:p>40.161072</text:p>
          </table:table-cell>
          <table:table-cell office:value-type="float" office:value="40.134319" calcext:value-type="float">
            <text:p>40.134319</text:p>
          </table:table-cell>
          <table:table-cell office:value-type="float" office:value="40.410839" calcext:value-type="float">
            <text:p>40.410839</text:p>
          </table:table-cell>
          <table:table-cell office:value-type="float" office:value="40.543964" calcext:value-type="float">
            <text:p>40.543964</text:p>
          </table:table-cell>
          <table:table-cell office:value-type="float" office:value="40.669502" calcext:value-type="float">
            <text:p>40.669502</text:p>
          </table:table-cell>
          <table:table-cell office:value-type="float" office:value="40.785015" calcext:value-type="float">
            <text:p>40.785015</text:p>
          </table:table-cell>
          <table:table-cell office:value-type="float" office:value="40.755272" calcext:value-type="float">
            <text:p>40.755272</text:p>
          </table:table-cell>
          <table:table-cell office:value-type="float" office:value="41.043381" calcext:value-type="float">
            <text:p>41.043381</text:p>
          </table:table-cell>
          <table:table-cell office:value-type="float" office:value="41.159386" calcext:value-type="float">
            <text:p>41.159386</text:p>
          </table:table-cell>
          <table:table-cell office:value-type="float" office:value="41.29414" calcext:value-type="float">
            <text:p>41.29414</text:p>
          </table:table-cell>
          <table:table-cell office:value-type="float" office:value="41.410728" calcext:value-type="float">
            <text:p>41.410728</text:p>
          </table:table-cell>
          <table:table-cell office:value-type="float" office:value="41.538204" calcext:value-type="float">
            <text:p>41.538204</text:p>
          </table:table-cell>
          <table:table-cell office:value-type="float" office:value="41.66246" calcext:value-type="float">
            <text:p>41.66246</text:p>
          </table:table-cell>
          <table:table-cell office:value-type="float" office:value="41.630043" calcext:value-type="float">
            <text:p>41.630043</text:p>
          </table:table-cell>
          <table:table-cell office:value-type="float" office:value="41.915092" calcext:value-type="float">
            <text:p>41.915092</text:p>
          </table:table-cell>
          <table:table-cell office:value-type="float" office:value="41.946236" calcext:value-type="float">
            <text:p>41.946236</text:p>
          </table:table-cell>
          <table:table-cell office:value-type="float" office:value="42.008755" calcext:value-type="float">
            <text:p>42.008755</text:p>
          </table:table-cell>
          <table:table-cell office:value-type="float" office:value="42.294285" calcext:value-type="float">
            <text:p>42.294285</text:p>
          </table:table-cell>
          <table:table-cell office:value-type="float" office:value="42.2617" calcext:value-type="float">
            <text:p>42.2617</text:p>
          </table:table-cell>
          <table:table-cell office:value-type="float" office:value="42.54829" calcext:value-type="float">
            <text:p>42.54829</text:p>
          </table:table-cell>
          <table:table-cell office:value-type="float" office:value="42.676033" calcext:value-type="float">
            <text:p>42.676033</text:p>
          </table:table-cell>
          <table:table-cell office:value-type="float" office:value="42.803486" calcext:value-type="float">
            <text:p>42.803486</text:p>
          </table:table-cell>
          <table:table-cell office:value-type="float" office:value="42.941395" calcext:value-type="float">
            <text:p>42.941395</text:p>
          </table:table-cell>
          <table:table-cell office:value-type="float" office:value="43.058144" calcext:value-type="float">
            <text:p>43.058144</text:p>
          </table:table-cell>
          <table:table-cell office:value-type="float" office:value="43.193977" calcext:value-type="float">
            <text:p>43.193977</text:p>
          </table:table-cell>
          <table:table-cell office:value-type="float" office:value="43.313751" calcext:value-type="float">
            <text:p>43.313751</text:p>
          </table:table-cell>
          <table:table-cell office:value-type="float" office:value="43.278194" calcext:value-type="float">
            <text:p>43.278194</text:p>
          </table:table-cell>
          <table:table-cell office:value-type="float" office:value="43.567139" calcext:value-type="float">
            <text:p>43.567139</text:p>
          </table:table-cell>
          <table:table-cell office:value-type="float" office:value="43.53204" calcext:value-type="float">
            <text:p>43.53204</text:p>
          </table:table-cell>
          <table:table-cell office:value-type="float" office:value="43.658928" calcext:value-type="float">
            <text:p>43.658928</text:p>
          </table:table-cell>
          <table:table-cell office:value-type="float" office:value="43.952297" calcext:value-type="float">
            <text:p>43.952297</text:p>
          </table:table-cell>
          <table:table-cell office:value-type="float" office:value="43.914101" calcext:value-type="float">
            <text:p>43.914101</text:p>
          </table:table-cell>
          <table:table-cell office:value-type="float" office:value="44.208271" calcext:value-type="float">
            <text:p>44.208271</text:p>
          </table:table-cell>
          <table:table-cell office:value-type="float" office:value="44.169086" calcext:value-type="float">
            <text:p>44.169086</text:p>
          </table:table-cell>
          <table:table-cell office:value-type="float" office:value="44.464817" calcext:value-type="float">
            <text:p>44.464817</text:p>
          </table:table-cell>
          <table:table-cell office:value-type="float" office:value="44.424728" calcext:value-type="float">
            <text:p>44.424728</text:p>
          </table:table-cell>
          <table:table-cell office:value-type="float" office:value="44.722942" calcext:value-type="float">
            <text:p>44.722942</text:p>
          </table:table-cell>
          <table:table-cell office:value-type="float" office:value="44.682869" calcext:value-type="float">
            <text:p>44.682869</text:p>
          </table:table-cell>
          <table:table-cell office:value-type="float" office:value="44.813046" calcext:value-type="float">
            <text:p>44.813046</text:p>
          </table:table-cell>
          <table:table-cell office:value-type="float" office:value="44.942596" calcext:value-type="float">
            <text:p>44.942596</text:p>
          </table:table-cell>
          <table:table-cell office:value-type="float" office:value="45.240822" calcext:value-type="float">
            <text:p>45.240822</text:p>
          </table:table-cell>
          <table:table-cell office:value-type="float" office:value="45.199696" calcext:value-type="float">
            <text:p>45.199696</text:p>
          </table:table-cell>
          <table:table-cell office:value-type="float" office:value="45.498714" calcext:value-type="float">
            <text:p>45.498714</text:p>
          </table:table-cell>
          <table:table-cell office:value-type="float" office:value="45.457264" calcext:value-type="float">
            <text:p>45.457264</text:p>
          </table:table-cell>
          <table:table-cell office:value-type="float" office:value="45.758305" calcext:value-type="float">
            <text:p>45.758305</text:p>
          </table:table-cell>
          <table:table-cell office:value-type="float" office:value="45.714748" calcext:value-type="float">
            <text:p>45.714748</text:p>
          </table:table-cell>
          <table:table-cell office:value-type="float" office:value="46.018654" calcext:value-type="float">
            <text:p>46.018654</text:p>
          </table:table-cell>
          <table:table-cell office:value-type="float" office:value="45.974937" calcext:value-type="float">
            <text:p>45.974937</text:p>
          </table:table-cell>
          <table:table-cell office:value-type="float" office:value="46.279404" calcext:value-type="float">
            <text:p>46.279404</text:p>
          </table:table-cell>
          <table:table-cell office:value-type="float" office:value="46.235256" calcext:value-type="float">
            <text:p>46.235256</text:p>
          </table:table-cell>
          <table:table-cell office:value-type="float" office:value="46.540569" calcext:value-type="float">
            <text:p>46.540569</text:p>
          </table:table-cell>
          <table:table-cell office:value-type="float" office:value="46.495312" calcext:value-type="float">
            <text:p>46.495312</text:p>
          </table:table-cell>
          <table:table-cell office:value-type="float" office:value="46.803219" calcext:value-type="float">
            <text:p>46.803219</text:p>
          </table:table-cell>
          <table:table-cell office:value-type="float" office:value="46.75766" calcext:value-type="float">
            <text:p>46.75766</text:p>
          </table:table-cell>
          <table:table-cell office:value-type="float" office:value="47.06654" calcext:value-type="float">
            <text:p>47.06654</text:p>
          </table:table-cell>
          <table:table-cell office:value-type="float" office:value="47.019321" calcext:value-type="float">
            <text:p>47.019321</text:p>
          </table:table-cell>
          <table:table-cell office:value-type="float" office:value="47.327156" calcext:value-type="float">
            <text:p>47.327156</text:p>
          </table:table-cell>
          <table:table-cell office:value-type="float" office:value="47.281799" calcext:value-type="float">
            <text:p>47.281799</text:p>
          </table:table-cell>
          <table:table-cell office:value-type="float" office:value="47.416367" calcext:value-type="float">
            <text:p>47.416367</text:p>
          </table:table-cell>
          <table:table-cell office:value-type="float" office:value="47.725182" calcext:value-type="float">
            <text:p>47.725182</text:p>
          </table:table-cell>
          <table:table-cell office:value-type="float" office:value="47.674686" calcext:value-type="float">
            <text:p>47.674686</text:p>
          </table:table-cell>
          <table:table-cell office:value-type="float" office:value="48.001713" calcext:value-type="float">
            <text:p>48.001713</text:p>
          </table:table-cell>
          <table:table-cell office:value-type="float" office:value="47.938671" calcext:value-type="float">
            <text:p>47.938671</text:p>
          </table:table-cell>
          <table:table-cell office:value-type="float" office:value="48.256245" calcext:value-type="float">
            <text:p>48.256245</text:p>
          </table:table-cell>
          <table:table-cell office:value-type="float" office:value="48.205185" calcext:value-type="float">
            <text:p>48.205185</text:p>
          </table:table-cell>
          <table:table-cell office:value-type="float" office:value="48.519913" calcext:value-type="float">
            <text:p>48.519913</text:p>
          </table:table-cell>
          <table:table-cell office:value-type="float" office:value="48.46907" calcext:value-type="float">
            <text:p>48.46907</text:p>
          </table:table-cell>
          <table:table-cell office:value-type="float" office:value="48.600407" calcext:value-type="float">
            <text:p>48.600407</text:p>
          </table:table-cell>
          <table:table-cell office:value-type="float" office:value="48.733376" calcext:value-type="float">
            <text:p>48.733376</text:p>
          </table:table-cell>
          <table:table-cell office:value-type="float" office:value="49.051643" calcext:value-type="float">
            <text:p>49.051643</text:p>
          </table:table-cell>
          <table:table-cell office:value-type="float" office:value="48.998825" calcext:value-type="float">
            <text:p>48.998825</text:p>
          </table:table-cell>
          <table:table-cell office:value-type="float" office:value="49.31871" calcext:value-type="float">
            <text:p>49.31871</text:p>
          </table:table-cell>
          <table:table-cell office:value-type="float" office:value="49.264465" calcext:value-type="float">
            <text:p>49.264465</text:p>
          </table:table-cell>
          <table:table-cell office:value-type="float" office:value="49.596249" calcext:value-type="float">
            <text:p>49.596249</text:p>
          </table:table-cell>
          <table:table-cell office:value-type="float" office:value="49.727943" calcext:value-type="float">
            <text:p>49.727943</text:p>
          </table:table-cell>
          <table:table-cell office:value-type="float" office:value="49.663063" calcext:value-type="float">
            <text:p>49.663063</text:p>
          </table:table-cell>
          <table:table-cell office:value-type="float" office:value="49.795277" calcext:value-type="float">
            <text:p>49.795277</text:p>
          </table:table-cell>
          <table:table-cell office:value-type="float" office:value="50.117897" calcext:value-type="float">
            <text:p>50.117897</text:p>
          </table:table-cell>
          <table:table-cell office:value-type="float" office:value="50.063629" calcext:value-type="float">
            <text:p>50.063629</text:p>
          </table:table-cell>
          <table:table-cell office:value-type="float" office:value="50.198383" calcext:value-type="float">
            <text:p>50.198383</text:p>
          </table:table-cell>
          <table:table-cell office:value-type="float" office:value="50.334297" calcext:value-type="float">
            <text:p>50.334297</text:p>
          </table:table-cell>
          <table:table-cell office:value-type="float" office:value="50.670536" calcext:value-type="float">
            <text:p>50.670536</text:p>
          </table:table-cell>
          <table:table-cell office:value-type="float" office:value="50.601398" calcext:value-type="float">
            <text:p>50.601398</text:p>
          </table:table-cell>
          <table:table-cell office:value-type="float" office:value="50.928028" calcext:value-type="float">
            <text:p>50.928028</text:p>
          </table:table-cell>
          <table:table-cell office:value-type="float" office:value="50.867863" calcext:value-type="float">
            <text:p>50.867863</text:p>
          </table:table-cell>
          <table:table-cell office:value-type="float" office:value="51.195686" calcext:value-type="float">
            <text:p>51.195686</text:p>
          </table:table-cell>
          <table:table-cell office:value-type="float" office:value="51.341545" calcext:value-type="float">
            <text:p>51.341545</text:p>
          </table:table-cell>
          <table:table-cell office:value-type="float" office:value="51.271637" calcext:value-type="float">
            <text:p>51.271637</text:p>
          </table:table-cell>
          <table:table-cell office:value-type="float" office:value="51.600128" calcext:value-type="float">
            <text:p>51.600128</text:p>
          </table:table-cell>
          <table:table-cell office:value-type="float" office:value="51.540657" calcext:value-type="float">
            <text:p>51.540657</text:p>
          </table:table-cell>
          <table:table-cell office:value-type="float" office:value="51.918297" calcext:value-type="float">
            <text:p>51.918297</text:p>
          </table:table-cell>
          <table:table-cell office:value-type="float" office:value="51.80732" calcext:value-type="float">
            <text:p>51.80732</text:p>
          </table:table-cell>
          <table:table-cell office:value-type="float" office:value="52.138916" calcext:value-type="float">
            <text:p>52.138916</text:p>
          </table:table-cell>
          <table:table-cell office:value-type="float" office:value="52.077358" calcext:value-type="float">
            <text:p>52.077358</text:p>
          </table:table-cell>
          <table:table-cell office:value-type="float" office:value="52.411106" calcext:value-type="float">
            <text:p>52.411106</text:p>
          </table:table-cell>
          <table:table-cell office:value-type="float" office:value="52.560349" calcext:value-type="float">
            <text:p>52.560349</text:p>
          </table:table-cell>
          <table:table-cell office:value-type="float" office:value="52.484589" calcext:value-type="float">
            <text:p>52.484589</text:p>
          </table:table-cell>
          <table:table-cell office:value-type="float" office:value="52.820114" calcext:value-type="float">
            <text:p>52.820114</text:p>
          </table:table-cell>
          <table:table-cell office:value-type="float" office:value="52.756344" calcext:value-type="float">
            <text:p>52.756344</text:p>
          </table:table-cell>
          <table:table-cell office:value-type="float" office:value="52.892735" calcext:value-type="float">
            <text:p>52.892735</text:p>
          </table:table-cell>
          <table:table-cell office:value-type="float" office:value="53.027176" calcext:value-type="float">
            <text:p>53.027176</text:p>
          </table:table-cell>
          <table:table-cell office:value-type="float" office:value="53.365162" calcext:value-type="float">
            <text:p>53.365162</text:p>
          </table:table-cell>
          <table:table-cell office:value-type="float" office:value="53.30032" calcext:value-type="float">
            <text:p>53.30032</text:p>
          </table:table-cell>
          <table:table-cell office:value-type="float" office:value="53.437088" calcext:value-type="float">
            <text:p>53.437088</text:p>
          </table:table-cell>
          <table:table-cell office:value-type="float" office:value="53.572762" calcext:value-type="float">
            <text:p>53.572762</text:p>
          </table:table-cell>
          <table:table-cell office:value-type="float" office:value="53.710793" calcext:value-type="float">
            <text:p>53.710793</text:p>
          </table:table-cell>
          <table:table-cell office:value-type="float" office:value="53.848045" calcext:value-type="float">
            <text:p>53.848045</text:p>
          </table:table-cell>
          <table:table-cell office:value-type="float" office:value="54.203617" calcext:value-type="float">
            <text:p>54.203617</text:p>
          </table:table-cell>
          <table:table-cell office:value-type="float" office:value="54.123005" calcext:value-type="float">
            <text:p>54.123005</text:p>
          </table:table-cell>
          <table:table-cell office:value-type="float" office:value="54.260189" calcext:value-type="float">
            <text:p>54.260189</text:p>
          </table:table-cell>
          <table:table-cell office:value-type="float" office:value="54.481953" calcext:value-type="float">
            <text:p>54.481953</text:p>
          </table:table-cell>
          <table:table-cell office:value-type="float" office:value="54.534668" calcext:value-type="float">
            <text:p>54.534668</text:p>
          </table:table-cell>
          <table:table-cell office:value-type="float" office:value="54.673328" calcext:value-type="float">
            <text:p>54.673328</text:p>
          </table:table-cell>
          <table:table-cell office:value-type="float" office:value="54.810776" calcext:value-type="float">
            <text:p>54.810776</text:p>
          </table:table-cell>
          <table:table-cell office:value-type="float" office:value="54.949669" calcext:value-type="float">
            <text:p>54.949669</text:p>
          </table:table-cell>
          <table:table-cell office:value-type="float" office:value="55.088318" calcext:value-type="float">
            <text:p>55.088318</text:p>
          </table:table-cell>
          <table:table-cell office:value-type="float" office:value="55.313194" calcext:value-type="float">
            <text:p>55.313194</text:p>
          </table:table-cell>
          <table:table-cell office:value-type="float" office:value="55.366344" calcext:value-type="float">
            <text:p>55.366344</text:p>
          </table:table-cell>
          <table:table-cell office:value-type="float" office:value="55.505062" calcext:value-type="float">
            <text:p>55.505062</text:p>
          </table:table-cell>
          <table:table-cell office:value-type="float" office:value="55.85463" calcext:value-type="float">
            <text:p>55.85463</text:p>
          </table:table-cell>
          <table:table-cell office:value-type="float" office:value="55.867039" calcext:value-type="float">
            <text:p>55.867039</text:p>
          </table:table-cell>
          <table:table-cell office:value-type="float" office:value="55.919594" calcext:value-type="float">
            <text:p>55.919594</text:p>
          </table:table-cell>
          <table:table-cell office:value-type="float" office:value="56.147289" calcext:value-type="float">
            <text:p>56.147289</text:p>
          </table:table-cell>
          <table:table-cell office:value-type="float" office:value="56.201004" calcext:value-type="float">
            <text:p>56.201004</text:p>
          </table:table-cell>
          <table:table-cell office:value-type="float" office:value="56.551136" calcext:value-type="float">
            <text:p>56.551136</text:p>
          </table:table-cell>
          <table:table-cell office:value-type="float" office:value="56.476425" calcext:value-type="float">
            <text:p>56.476425</text:p>
          </table:table-cell>
          <table:table-cell office:value-type="float" office:value="56.616688" calcext:value-type="float">
            <text:p>56.616688</text:p>
          </table:table-cell>
          <table:table-cell office:value-type="float" office:value="56.75705" calcext:value-type="float">
            <text:p>56.75705</text:p>
          </table:table-cell>
          <table:table-cell office:value-type="float" office:value="56.894974" calcext:value-type="float">
            <text:p>56.894974</text:p>
          </table:table-cell>
          <table:table-cell office:value-type="float" office:value="57.121231" calcext:value-type="float">
            <text:p>57.121231</text:p>
          </table:table-cell>
          <table:table-cell office:value-type="float" office:value="57.261391" calcext:value-type="float">
            <text:p>57.261391</text:p>
          </table:table-cell>
          <table:table-cell office:value-type="float" office:value="57.313194" calcext:value-type="float">
            <text:p>57.313194</text:p>
          </table:table-cell>
          <table:table-cell office:value-type="float" office:value="57.539051" calcext:value-type="float">
            <text:p>57.539051</text:p>
          </table:table-cell>
          <table:table-cell office:value-type="float" office:value="57.59383" calcext:value-type="float">
            <text:p>57.59383</text:p>
          </table:table-cell>
          <table:table-cell office:value-type="float" office:value="57.732544" calcext:value-type="float">
            <text:p>57.732544</text:p>
          </table:table-cell>
          <table:table-cell office:value-type="float" office:value="57.872169" calcext:value-type="float">
            <text:p>57.872169</text:p>
          </table:table-cell>
          <table:table-cell office:value-type="float" office:value="58.100986" calcext:value-type="float">
            <text:p>58.100986</text:p>
          </table:table-cell>
          <table:table-cell office:value-type="float" office:value="58.152199" calcext:value-type="float">
            <text:p>58.152199</text:p>
          </table:table-cell>
          <table:table-cell office:value-type="float" office:value="58.293995" calcext:value-type="float">
            <text:p>58.293995</text:p>
          </table:table-cell>
          <table:table-cell office:value-type="float" office:value="58.435173" calcext:value-type="float">
            <text:p>58.435173</text:p>
          </table:table-cell>
          <table:table-cell office:value-type="float" office:value="58.578213" calcext:value-type="float">
            <text:p>58.578213</text:p>
          </table:table-cell>
          <table:table-cell office:value-type="float" office:value="58.719181" calcext:value-type="float">
            <text:p>58.719181</text:p>
          </table:table-cell>
          <table:table-cell office:value-type="float" office:value="58.95182" calcext:value-type="float">
            <text:p>58.95182</text:p>
          </table:table-cell>
          <table:table-cell office:value-type="float" office:value="59.003078" calcext:value-type="float">
            <text:p>59.003078</text:p>
          </table:table-cell>
          <table:table-cell office:value-type="float" office:value="59.14323" calcext:value-type="float">
            <text:p>59.14323</text:p>
          </table:table-cell>
          <table:table-cell office:value-type="float" office:value="59.510956" calcext:value-type="float">
            <text:p>59.510956</text:p>
          </table:table-cell>
          <table:table-cell office:value-type="float" office:value="59.426136" calcext:value-type="float">
            <text:p>59.426136</text:p>
          </table:table-cell>
          <table:table-cell office:value-type="float" office:value="59.567913" calcext:value-type="float">
            <text:p>59.567913</text:p>
          </table:table-cell>
          <table:table-cell office:value-type="float" office:value="59.710567" calcext:value-type="float">
            <text:p>59.710567</text:p>
          </table:table-cell>
          <table:table-cell office:value-type="float" office:value="59.852028" calcext:value-type="float">
            <text:p>59.852028</text:p>
          </table:table-cell>
          <table:table-cell office:value-type="float" office:value="59.995209" calcext:value-type="float">
            <text:p>59.995209</text:p>
          </table:table-cell>
          <table:table-cell office:value-type="float" office:value="60.134144" calcext:value-type="float">
            <text:p>60.134144</text:p>
          </table:table-cell>
          <table:table-cell office:value-type="float" office:value="60.278503" calcext:value-type="float">
            <text:p>60.278503</text:p>
          </table:table-cell>
          <table:table-cell office:value-type="float" office:value="60.419392" calcext:value-type="float">
            <text:p>60.419392</text:p>
          </table:table-cell>
          <table:table-cell office:value-type="float" office:value="60.655445" calcext:value-type="float">
            <text:p>60.655445</text:p>
          </table:table-cell>
          <table:table-cell office:value-type="float" office:value="60.704132" calcext:value-type="float">
            <text:p>60.704132</text:p>
          </table:table-cell>
          <table:table-cell office:value-type="float" office:value="60.942249" calcext:value-type="float">
            <text:p>60.942249</text:p>
          </table:table-cell>
          <table:table-cell office:value-type="float" office:value="60.989479" calcext:value-type="float">
            <text:p>60.989479</text:p>
          </table:table-cell>
          <table:table-cell office:value-type="float" office:value="61.228855" calcext:value-type="float">
            <text:p>61.228855</text:p>
          </table:table-cell>
          <table:table-cell office:value-type="float" office:value="61.278358" calcext:value-type="float">
            <text:p>61.278358</text:p>
          </table:table-cell>
          <table:table-cell office:value-type="float" office:value="61.514919" calcext:value-type="float">
            <text:p>61.514919</text:p>
          </table:table-cell>
          <table:table-cell office:value-type="float" office:value="61.563091" calcext:value-type="float">
            <text:p>61.563091</text:p>
          </table:table-cell>
          <table:table-cell office:value-type="float" office:value="61.706104" calcext:value-type="float">
            <text:p>61.706104</text:p>
          </table:table-cell>
          <table:table-cell office:value-type="float" office:value="61.851368" calcext:value-type="float">
            <text:p>61.851368</text:p>
          </table:table-cell>
          <table:table-cell office:value-type="float" office:value="62.092304" calcext:value-type="float">
            <text:p>62.092304</text:p>
          </table:table-cell>
          <table:table-cell office:value-type="float" office:value="62.136791" calcext:value-type="float">
            <text:p>62.136791</text:p>
          </table:table-cell>
          <table:table-cell office:value-type="float" office:value="62.378586" calcext:value-type="float">
            <text:p>62.378586</text:p>
          </table:table-cell>
          <table:table-cell office:value-type="float" office:value="62.427383" calcext:value-type="float">
            <text:p>62.427383</text:p>
          </table:table-cell>
          <table:table-cell office:value-type="float" office:value="62.570267" calcext:value-type="float">
            <text:p>62.570267</text:p>
          </table:table-cell>
          <table:table-cell office:value-type="float" office:value="62.969707" calcext:value-type="float">
            <text:p>62.969707</text:p>
          </table:table-cell>
          <table:table-cell office:value-type="float" office:value="62.860321" calcext:value-type="float">
            <text:p>62.860321</text:p>
          </table:table-cell>
          <table:table-cell office:value-type="float" office:value="63.1045" calcext:value-type="float">
            <text:p>63.1045</text:p>
          </table:table-cell>
          <table:table-cell office:value-type="float" office:value="63.152248" calcext:value-type="float">
            <text:p>63.152248</text:p>
          </table:table-cell>
          <table:table-cell office:value-type="float" office:value="63.392258" calcext:value-type="float">
            <text:p>63.392258</text:p>
          </table:table-cell>
          <table:table-cell office:value-type="float" office:value="63.441151" calcext:value-type="float">
            <text:p>63.441151</text:p>
          </table:table-cell>
          <table:table-cell office:value-type="float" office:value="63.683735" calcext:value-type="float">
            <text:p>63.683735</text:p>
          </table:table-cell>
          <table:table-cell office:value-type="float" office:value="63.735062" calcext:value-type="float">
            <text:p>63.735062</text:p>
          </table:table-cell>
          <table:table-cell office:value-type="float" office:value="64.120972" calcext:value-type="float">
            <text:p>64.120972</text:p>
          </table:table-cell>
          <table:table-cell office:value-type="float" office:value="64.267342" calcext:value-type="float">
            <text:p>64.267342</text:p>
          </table:table-cell>
          <table:table-cell office:value-type="float" office:value="64.16954" calcext:value-type="float">
            <text:p>64.16954</text:p>
          </table:table-cell>
          <table:table-cell office:value-type="float" office:value="64.557831" calcext:value-type="float">
            <text:p>64.557831</text:p>
          </table:table-cell>
          <table:table-cell office:value-type="float" office:value="64.704666" calcext:value-type="float">
            <text:p>64.704666</text:p>
          </table:table-cell>
          <table:table-cell office:value-type="float" office:value="64.602669" calcext:value-type="float">
            <text:p>64.602669</text:p>
          </table:table-cell>
          <table:table-cell office:value-type="float" office:value="65.011169" calcext:value-type="float">
            <text:p>65.011169</text:p>
          </table:table-cell>
          <table:table-cell office:value-type="float" office:value="65.143097" calcext:value-type="float">
            <text:p>65.143097</text:p>
          </table:table-cell>
          <table:table-cell office:value-type="float" office:value="65.043045" calcext:value-type="float">
            <text:p>65.043045</text:p>
          </table:table-cell>
          <table:table-cell office:value-type="float" office:value="65.281006" calcext:value-type="float">
            <text:p>65.281006</text:p>
          </table:table-cell>
          <table:table-cell office:value-type="float" office:value="65.333099" calcext:value-type="float">
            <text:p>65.333099</text:p>
          </table:table-cell>
          <table:table-cell office:value-type="float" office:value="65.747383" calcext:value-type="float">
            <text:p>65.747383</text:p>
          </table:table-cell>
          <table:table-cell office:value-type="float" office:value="65.628281" calcext:value-type="float">
            <text:p>65.628281</text:p>
          </table:table-cell>
          <table:table-cell office:value-type="float" office:value="66.027718" calcext:value-type="float">
            <text:p>66.027718</text:p>
          </table:table-cell>
          <table:table-cell office:value-type="float" office:value="66.172531" calcext:value-type="float">
            <text:p>66.172531</text:p>
          </table:table-cell>
          <table:table-cell office:value-type="float" office:value="66.067993" calcext:value-type="float">
            <text:p>66.067993</text:p>
          </table:table-cell>
          <table:table-cell office:value-type="float" office:value="66.467583" calcext:value-type="float">
            <text:p>66.467583</text:p>
          </table:table-cell>
          <table:table-cell office:value-type="float" office:value="66.361008" calcext:value-type="float">
            <text:p>66.361008</text:p>
          </table:table-cell>
          <table:table-cell office:value-type="float" office:value="66.762917" calcext:value-type="float">
            <text:p>66.762917</text:p>
          </table:table-cell>
          <table:table-cell office:value-type="float" office:value="66.658218" calcext:value-type="float">
            <text:p>66.658218</text:p>
          </table:table-cell>
          <table:table-cell office:value-type="float" office:value="67.058647" calcext:value-type="float">
            <text:p>67.058647</text:p>
          </table:table-cell>
          <table:table-cell office:value-type="float" office:value="66.950951" calcext:value-type="float">
            <text:p>66.950951</text:p>
          </table:table-cell>
          <table:table-cell office:value-type="float" office:value="67.354401" calcext:value-type="float">
            <text:p>67.354401</text:p>
          </table:table-cell>
          <table:table-cell office:value-type="float" office:value="67.246613" calcext:value-type="float">
            <text:p>67.246613</text:p>
          </table:table-cell>
          <table:table-cell office:value-type="float" office:value="67.667389" calcext:value-type="float">
            <text:p>67.667389</text:p>
          </table:table-cell>
          <table:table-cell office:value-type="float" office:value="67.798836" calcext:value-type="float">
            <text:p>67.798836</text:p>
          </table:table-cell>
          <table:table-cell office:value-type="float" office:value="67.946243" calcext:value-type="float">
            <text:p>67.946243</text:p>
          </table:table-cell>
          <table:table-cell office:value-type="float" office:value="68.095688" calcext:value-type="float">
            <text:p>68.095688</text:p>
          </table:table-cell>
          <table:table-cell office:value-type="float" office:value="67.98642" calcext:value-type="float">
            <text:p>67.98642</text:p>
          </table:table-cell>
          <table:table-cell office:value-type="float" office:value="68.392159" calcext:value-type="float">
            <text:p>68.392159</text:p>
          </table:table-cell>
          <table:table-cell office:value-type="float" office:value="68.281334" calcext:value-type="float">
            <text:p>68.281334</text:p>
          </table:table-cell>
          <table:table-cell office:value-type="float" office:value="68.688591" calcext:value-type="float">
            <text:p>68.688591</text:p>
          </table:table-cell>
          <table:table-cell office:value-type="float" office:value="68.578651" calcext:value-type="float">
            <text:p>68.578651</text:p>
          </table:table-cell>
          <table:table-cell office:value-type="float" office:value="69.005676" calcext:value-type="float">
            <text:p>69.005676</text:p>
          </table:table-cell>
          <table:table-cell office:value-type="float" office:value="68.875465" calcext:value-type="float">
            <text:p>68.875465</text:p>
          </table:table-cell>
          <table:table-cell office:value-type="float" office:value="69.024376" calcext:value-type="float">
            <text:p>69.024376</text:p>
          </table:table-cell>
          <table:table-cell office:value-type="float" office:value="69.173538" calcext:value-type="float">
            <text:p>69.173538</text:p>
          </table:table-cell>
          <table:table-cell office:value-type="float" office:value="69.32399" calcext:value-type="float">
            <text:p>69.32399</text:p>
          </table:table-cell>
          <table:table-cell office:value-type="float" office:value="69.473877" calcext:value-type="float">
            <text:p>69.473877</text:p>
          </table:table-cell>
          <table:table-cell office:value-type="float" office:value="69.621239" calcext:value-type="float">
            <text:p>69.621239</text:p>
          </table:table-cell>
          <table:table-cell office:value-type="float" office:value="69.770737" calcext:value-type="float">
            <text:p>69.770737</text:p>
          </table:table-cell>
          <table:table-cell office:value-type="float" office:value="70.204185" calcext:value-type="float">
            <text:p>70.204185</text:p>
          </table:table-cell>
          <table:table-cell office:value-type="float" office:value="70.070114" calcext:value-type="float">
            <text:p>70.070114</text:p>
          </table:table-cell>
          <table:table-cell office:value-type="float" office:value="70.218048" calcext:value-type="float">
            <text:p>70.218048</text:p>
          </table:table-cell>
          <table:table-cell office:value-type="float" office:value="70.634453" calcext:value-type="float">
            <text:p>70.634453</text:p>
          </table:table-cell>
          <table:table-cell office:value-type="float" office:value="70.516495" calcext:value-type="float">
            <text:p>70.516495</text:p>
          </table:table-cell>
          <table:table-cell office:value-type="float" office:value="70.937508" calcext:value-type="float">
            <text:p>70.937508</text:p>
          </table:table-cell>
          <table:table-cell office:value-type="float" office:value="71.089424" calcext:value-type="float">
            <text:p>71.089424</text:p>
          </table:table-cell>
          <table:table-cell office:value-type="float" office:value="71.081131" calcext:value-type="float">
            <text:p>71.081131</text:p>
          </table:table-cell>
          <table:table-cell office:value-type="float" office:value="71.411575" calcext:value-type="float">
            <text:p>71.411575</text:p>
          </table:table-cell>
          <table:table-cell office:value-type="float" office:value="71.544334" calcext:value-type="float">
            <text:p>71.544334</text:p>
          </table:table-cell>
          <table:table-cell office:value-type="float" office:value="71.425064" calcext:value-type="float">
            <text:p>71.425064</text:p>
          </table:table-cell>
          <table:table-cell office:value-type="float" office:value="71.84655" calcext:value-type="float">
            <text:p>71.84655</text:p>
          </table:table-cell>
          <table:table-cell office:value-type="float" office:value="71.725082" calcext:value-type="float">
            <text:p>71.725082</text:p>
          </table:table-cell>
          <table:table-cell office:value-type="float" office:value="72.149704" calcext:value-type="float">
            <text:p>72.149704</text:p>
          </table:table-cell>
          <table:table-cell office:value-type="float" office:value="72.028595" calcext:value-type="float">
            <text:p>72.028595</text:p>
          </table:table-cell>
          <table:table-cell office:value-type="float" office:value="72.452232" calcext:value-type="float">
            <text:p>72.452232</text:p>
          </table:table-cell>
          <table:table-cell office:value-type="float" office:value="72.330429" calcext:value-type="float">
            <text:p>72.330429</text:p>
          </table:table-cell>
          <table:table-cell office:value-type="float" office:value="72.481934" calcext:value-type="float">
            <text:p>72.481934</text:p>
          </table:table-cell>
          <table:table-cell office:value-type="float" office:value="72.633232" calcext:value-type="float">
            <text:p>72.633232</text:p>
          </table:table-cell>
          <table:table-cell office:value-type="float" office:value="72.785149" calcext:value-type="float">
            <text:p>72.785149</text:p>
          </table:table-cell>
          <table:table-cell office:value-type="float" office:value="72.940582" calcext:value-type="float">
            <text:p>72.940582</text:p>
          </table:table-cell>
          <table:table-cell office:value-type="float" office:value="73.089783" calcext:value-type="float">
            <text:p>73.089783</text:p>
          </table:table-cell>
          <table:table-cell office:value-type="float" office:value="73.538902" calcext:value-type="float">
            <text:p>73.538902</text:p>
          </table:table-cell>
          <table:table-cell office:value-type="float" office:value="73.3937" calcext:value-type="float">
            <text:p>73.3937</text:p>
          </table:table-cell>
          <table:table-cell office:value-type="float" office:value="73.826355" calcext:value-type="float">
            <text:p>73.826355</text:p>
          </table:table-cell>
          <table:table-cell office:value-type="float" office:value="73.698814" calcext:value-type="float">
            <text:p>73.698814</text:p>
          </table:table-cell>
          <table:table-cell office:value-type="float" office:value="73.850716" calcext:value-type="float">
            <text:p>73.850716</text:p>
          </table:table-cell>
          <table:table-cell office:value-type="float" office:value="74.283737" calcext:value-type="float">
            <text:p>74.283737</text:p>
          </table:table-cell>
          <table:table-cell office:value-type="float" office:value="74.267906" calcext:value-type="float">
            <text:p>74.267906</text:p>
          </table:table-cell>
          <table:table-cell office:value-type="float" office:value="74.609505" calcext:value-type="float">
            <text:p>74.609505</text:p>
          </table:table-cell>
          <table:table-cell office:value-type="float" office:value="74.577866" calcext:value-type="float">
            <text:p>74.577866</text:p>
          </table:table-cell>
          <table:table-cell office:value-type="float" office:value="74.89727" calcext:value-type="float">
            <text:p>74.89727</text:p>
          </table:table-cell>
          <table:table-cell office:value-type="float" office:value="74.878716" calcext:value-type="float">
            <text:p>74.878716</text:p>
          </table:table-cell>
          <table:table-cell office:value-type="float" office:value="75.221306" calcext:value-type="float">
            <text:p>75.221306</text:p>
          </table:table-cell>
          <table:table-cell office:value-type="float" office:value="75.072968" calcext:value-type="float">
            <text:p>75.072968</text:p>
          </table:table-cell>
          <table:table-cell office:value-type="float" office:value="75.342064" calcext:value-type="float">
            <text:p>75.342064</text:p>
          </table:table-cell>
          <table:table-cell office:value-type="float" office:value="75.379349" calcext:value-type="float">
            <text:p>75.379349</text:p>
          </table:table-cell>
          <table:table-cell office:value-type="float" office:value="75.532448" calcext:value-type="float">
            <text:p>75.532448</text:p>
          </table:table-cell>
          <table:table-cell office:value-type="float" office:value="75.97728" calcext:value-type="float">
            <text:p>75.97728</text:p>
          </table:table-cell>
          <table:table-cell office:value-type="float" office:value="75.843079" calcext:value-type="float">
            <text:p>75.843079</text:p>
          </table:table-cell>
          <table:table-cell office:value-type="float" office:value="76.113892" calcext:value-type="float">
            <text:p>76.113892</text:p>
          </table:table-cell>
          <table:table-cell office:value-type="float" office:value="76.440727" calcext:value-type="float">
            <text:p>76.440727</text:p>
          </table:table-cell>
          <table:table-cell office:value-type="float" office:value="76.424774" calcext:value-type="float">
            <text:p>76.424774</text:p>
          </table:table-cell>
          <table:table-cell office:value-type="float" office:value="76.77018" calcext:value-type="float">
            <text:p>76.77018</text:p>
          </table:table-cell>
          <table:table-cell office:value-type="float" office:value="76.615112" calcext:value-type="float">
            <text:p>76.615112</text:p>
          </table:table-cell>
          <table:table-cell office:value-type="float" office:value="77.080559" calcext:value-type="float">
            <text:p>77.080559</text:p>
          </table:table-cell>
          <table:table-cell office:value-type="float" office:value="77.046585" calcext:value-type="float">
            <text:p>77.046585</text:p>
          </table:table-cell>
          <table:table-cell office:value-type="float" office:value="77.19648" calcext:value-type="float">
            <text:p>77.19648</text:p>
          </table:table-cell>
          <table:table-cell office:value-type="float" office:value="77.528671" calcext:value-type="float">
            <text:p>77.528671</text:p>
          </table:table-cell>
          <table:table-cell office:value-type="float" office:value="77.507851" calcext:value-type="float">
            <text:p>77.507851</text:p>
          </table:table-cell>
          <table:table-cell office:value-type="float" office:value="77.66497" calcext:value-type="float">
            <text:p>77.66497</text:p>
          </table:table-cell>
          <table:table-cell office:value-type="float" office:value="77.81881" calcext:value-type="float">
            <text:p>77.81881</text:p>
          </table:table-cell>
          <table:table-cell office:value-type="float" office:value="78.151245" calcext:value-type="float">
            <text:p>78.151245</text:p>
          </table:table-cell>
          <table:table-cell office:value-type="float" office:value="78.134033" calcext:value-type="float">
            <text:p>78.134033</text:p>
          </table:table-cell>
          <table:table-cell office:value-type="float" office:value="78.461586" calcext:value-type="float">
            <text:p>78.461586</text:p>
          </table:table-cell>
          <table:table-cell office:value-type="float" office:value="78.439629" calcext:value-type="float">
            <text:p>78.439629</text:p>
          </table:table-cell>
          <table:table-cell office:value-type="float" office:value="78.773483" calcext:value-type="float">
            <text:p>78.773483</text:p>
          </table:table-cell>
          <table:table-cell office:value-type="float" office:value="78.750755" calcext:value-type="float">
            <text:p>78.750755</text:p>
          </table:table-cell>
          <table:table-cell office:value-type="float" office:value="78.905197" calcext:value-type="float">
            <text:p>78.905197</text:p>
          </table:table-cell>
          <table:table-cell office:value-type="float" office:value="79.238213" calcext:value-type="float">
            <text:p>79.238213</text:p>
          </table:table-cell>
          <table:table-cell office:value-type="float" office:value="79.100952" calcext:value-type="float">
            <text:p>79.100952</text:p>
          </table:table-cell>
          <table:table-cell office:value-type="float" office:value="79.381294" calcext:value-type="float">
            <text:p>79.381294</text:p>
          </table:table-cell>
          <table:table-cell office:value-type="float" office:value="79.535332" calcext:value-type="float">
            <text:p>79.535332</text:p>
          </table:table-cell>
          <table:table-cell office:value-type="float" office:value="79.871124" calcext:value-type="float">
            <text:p>79.871124</text:p>
          </table:table-cell>
          <table:table-cell office:value-type="float" office:value="79.779182" calcext:value-type="float">
            <text:p>79.779182</text:p>
          </table:table-cell>
          <table:table-cell office:value-type="float" office:value="80.00824" calcext:value-type="float">
            <text:p>80.00824</text:p>
          </table:table-cell>
          <table:table-cell office:value-type="float" office:value="80.086563" calcext:value-type="float">
            <text:p>80.086563</text:p>
          </table:table-cell>
          <table:table-cell office:value-type="float" office:value="80.293571" calcext:value-type="float">
            <text:p>80.293571</text:p>
          </table:table-cell>
          <table:table-cell office:value-type="float" office:value="80.3508" calcext:value-type="float">
            <text:p>80.3508</text:p>
          </table:table-cell>
          <table:table-cell office:value-type="float" office:value="80.628555" calcext:value-type="float">
            <text:p>80.628555</text:p>
          </table:table-cell>
          <table:table-cell office:value-type="float" office:value="80.787567" calcext:value-type="float">
            <text:p>80.787567</text:p>
          </table:table-cell>
          <table:table-cell office:value-type="float" office:value="80.944" calcext:value-type="float">
            <text:p>80.944</text:p>
          </table:table-cell>
          <table:table-cell office:value-type="float" office:value="81.104538" calcext:value-type="float">
            <text:p>81.104538</text:p>
          </table:table-cell>
          <table:table-cell office:value-type="float" office:value="81.446602" calcext:value-type="float">
            <text:p>81.446602</text:p>
          </table:table-cell>
          <table:table-cell office:value-type="float" office:value="81.421257" calcext:value-type="float">
            <text:p>81.421257</text:p>
          </table:table-cell>
          <table:table-cell office:value-type="float" office:value="81.451096" calcext:value-type="float">
            <text:p>81.451096</text:p>
          </table:table-cell>
          <table:table-cell office:value-type="float" office:value="81.738739" calcext:value-type="float">
            <text:p>81.738739</text:p>
          </table:table-cell>
          <table:table-cell office:value-type="float" office:value="81.895386" calcext:value-type="float">
            <text:p>81.895386</text:p>
          </table:table-cell>
          <table:table-cell office:value-type="float" office:value="82.049202" calcext:value-type="float">
            <text:p>82.049202</text:p>
          </table:table-cell>
          <table:table-cell office:value-type="float" office:value="82.395081" calcext:value-type="float">
            <text:p>82.395081</text:p>
          </table:table-cell>
          <table:table-cell office:value-type="float" office:value="82.572815" calcext:value-type="float">
            <text:p>82.572815</text:p>
          </table:table-cell>
          <table:table-cell office:value-type="float" office:value="82.525459" calcext:value-type="float">
            <text:p>82.525459</text:p>
          </table:table-cell>
          <table:table-cell office:value-type="float" office:value="82.684883" calcext:value-type="float">
            <text:p>82.684883</text:p>
          </table:table-cell>
          <table:table-cell office:value-type="float" office:value="83.050392" calcext:value-type="float">
            <text:p>83.050392</text:p>
          </table:table-cell>
          <table:table-cell office:value-type="float" office:value="83.002937" calcext:value-type="float">
            <text:p>83.002937</text:p>
          </table:table-cell>
          <table:table-cell office:value-type="float" office:value="83.160118" calcext:value-type="float">
            <text:p>83.160118</text:p>
          </table:table-cell>
          <table:table-cell office:value-type="float" office:value="83.50573" calcext:value-type="float">
            <text:p>83.50573</text:p>
          </table:table-cell>
          <table:table-cell office:value-type="float" office:value="83.479362" calcext:value-type="float">
            <text:p>83.479362</text:p>
          </table:table-cell>
          <table:table-cell office:value-type="float" office:value="83.849182" calcext:value-type="float">
            <text:p>83.849182</text:p>
          </table:table-cell>
          <table:table-cell office:value-type="float" office:value="83.79686" calcext:value-type="float">
            <text:p>83.79686</text:p>
          </table:table-cell>
          <table:table-cell office:value-type="float" office:value="83.958488" calcext:value-type="float">
            <text:p>83.958488</text:p>
          </table:table-cell>
          <table:table-cell office:value-type="float" office:value="84.306587" calcext:value-type="float">
            <text:p>84.306587</text:p>
          </table:table-cell>
          <table:table-cell office:value-type="float" office:value="84.274391" calcext:value-type="float">
            <text:p>84.274391</text:p>
          </table:table-cell>
          <table:table-cell office:value-type="float" office:value="84.438675" calcext:value-type="float">
            <text:p>84.438675</text:p>
          </table:table-cell>
          <table:table-cell office:value-type="float" office:value="84.786842" calcext:value-type="float">
            <text:p>84.786842</text:p>
          </table:table-cell>
          <table:table-cell office:value-type="float" office:value="84.948174" calcext:value-type="float">
            <text:p>84.948174</text:p>
          </table:table-cell>
          <table:table-cell office:value-type="float" office:value="84.921577" calcext:value-type="float">
            <text:p>84.921577</text:p>
          </table:table-cell>
          <table:table-cell office:value-type="float" office:value="85.079254" calcext:value-type="float">
            <text:p>85.079254</text:p>
          </table:table-cell>
          <table:table-cell office:value-type="float" office:value="85.239769" calcext:value-type="float">
            <text:p>85.239769</text:p>
          </table:table-cell>
          <table:table-cell office:value-type="float" office:value="85.591507" calcext:value-type="float">
            <text:p>85.591507</text:p>
          </table:table-cell>
          <table:table-cell office:value-type="float" office:value="85.563339" calcext:value-type="float">
            <text:p>85.563339</text:p>
          </table:table-cell>
          <table:table-cell office:value-type="float" office:value="85.912407" calcext:value-type="float">
            <text:p>85.912407</text:p>
          </table:table-cell>
          <table:table-cell office:value-type="float" office:value="85.880028" calcext:value-type="float">
            <text:p>85.880028</text:p>
          </table:table-cell>
          <table:table-cell office:value-type="float" office:value="86.256584" calcext:value-type="float">
            <text:p>86.256584</text:p>
          </table:table-cell>
          <table:table-cell office:value-type="float" office:value="86.201393" calcext:value-type="float">
            <text:p>86.201393</text:p>
          </table:table-cell>
          <table:table-cell office:value-type="float" office:value="86.554619" calcext:value-type="float">
            <text:p>86.554619</text:p>
          </table:table-cell>
          <table:table-cell office:value-type="float" office:value="86.717064" calcext:value-type="float">
            <text:p>86.717064</text:p>
          </table:table-cell>
          <table:table-cell office:value-type="float" office:value="86.683357" calcext:value-type="float">
            <text:p>86.683357</text:p>
          </table:table-cell>
          <table:table-cell office:value-type="float" office:value="87.058212" calcext:value-type="float">
            <text:p>87.058212</text:p>
          </table:table-cell>
          <table:table-cell office:value-type="float" office:value="87.007233" calcext:value-type="float">
            <text:p>87.007233</text:p>
          </table:table-cell>
          <table:table-cell office:value-type="float" office:value="87.365288" calcext:value-type="float">
            <text:p>87.365288</text:p>
          </table:table-cell>
          <table:table-cell office:value-type="float" office:value="87.193169" calcext:value-type="float">
            <text:p>87.193169</text:p>
          </table:table-cell>
          <table:table-cell office:value-type="float" office:value="87.706665" calcext:value-type="float">
            <text:p>87.706665</text:p>
          </table:table-cell>
          <table:table-cell office:value-type="float" office:value="87.850327" calcext:value-type="float">
            <text:p>87.850327</text:p>
          </table:table-cell>
          <table:table-cell office:value-type="float" office:value="87.819138" calcext:value-type="float">
            <text:p>87.819138</text:p>
          </table:table-cell>
          <table:table-cell office:value-type="float" office:value="88.197884" calcext:value-type="float">
            <text:p>88.197884</text:p>
          </table:table-cell>
          <table:table-cell office:value-type="float" office:value="88.143616" calcext:value-type="float">
            <text:p>88.143616</text:p>
          </table:table-cell>
          <table:table-cell office:value-type="float" office:value="88.168831" calcext:value-type="float">
            <text:p>88.168831</text:p>
          </table:table-cell>
          <table:table-cell office:value-type="float" office:value="88.470261" calcext:value-type="float">
            <text:p>88.470261</text:p>
          </table:table-cell>
          <table:table-cell office:value-type="float" office:value="88.62925" calcext:value-type="float">
            <text:p>88.62925</text:p>
          </table:table-cell>
          <table:table-cell office:value-type="float" office:value="88.988037" calcext:value-type="float">
            <text:p>88.988037</text:p>
          </table:table-cell>
          <table:table-cell office:value-type="float" office:value="88.953529" calcext:value-type="float">
            <text:p>88.953529</text:p>
          </table:table-cell>
          <table:table-cell office:value-type="float" office:value="89.337471" calcext:value-type="float">
            <text:p>89.337471</text:p>
          </table:table-cell>
          <table:table-cell office:value-type="float" office:value="89.481339" calcext:value-type="float">
            <text:p>89.481339</text:p>
          </table:table-cell>
          <table:table-cell office:value-type="float" office:value="89.442818" calcext:value-type="float">
            <text:p>89.442818</text:p>
          </table:table-cell>
          <table:table-cell office:value-type="float" office:value="89.803207" calcext:value-type="float">
            <text:p>89.803207</text:p>
          </table:table-cell>
          <table:table-cell office:value-type="float" office:value="89.770546" calcext:value-type="float">
            <text:p>89.770546</text:p>
          </table:table-cell>
          <table:table-cell office:value-type="float" office:value="89.990463" calcext:value-type="float">
            <text:p>89.990463</text:p>
          </table:table-cell>
          <table:table-cell office:value-type="float" office:value="90.293129" calcext:value-type="float">
            <text:p>90.293129</text:p>
          </table:table-cell>
          <table:table-cell office:value-type="float" office:value="90.115593" calcext:value-type="float">
            <text:p>90.115593</text:p>
          </table:table-cell>
          <table:table-cell office:value-type="float" office:value="90.416115" calcext:value-type="float">
            <text:p>90.416115</text:p>
          </table:table-cell>
          <table:table-cell office:value-type="float" office:value="90.782959" calcext:value-type="float">
            <text:p>90.782959</text:p>
          </table:table-cell>
          <table:table-cell office:value-type="float" office:value="90.948639" calcext:value-type="float">
            <text:p>90.948639</text:p>
          </table:table-cell>
          <table:table-cell office:value-type="float" office:value="90.768059" calcext:value-type="float">
            <text:p>90.768059</text:p>
          </table:table-cell>
          <table:table-cell office:value-type="float" office:value="91.277542" calcext:value-type="float">
            <text:p>91.277542</text:p>
          </table:table-cell>
          <table:table-cell office:value-type="float" office:value="91.096245" calcext:value-type="float">
            <text:p>91.096245</text:p>
          </table:table-cell>
          <table:table-cell office:value-type="float" office:value="91.603477" calcext:value-type="float">
            <text:p>91.603477</text:p>
          </table:table-cell>
          <table:table-cell office:value-type="float" office:value="91.42189" calcext:value-type="float">
            <text:p>91.42189</text:p>
          </table:table-cell>
          <table:table-cell office:value-type="float" office:value="91.93515" calcext:value-type="float">
            <text:p>91.93515</text:p>
          </table:table-cell>
          <table:table-cell office:value-type="float" office:value="92.101517" calcext:value-type="float">
            <text:p>92.101517</text:p>
          </table:table-cell>
          <table:table-cell office:value-type="float" office:value="91.917992" calcext:value-type="float">
            <text:p>91.917992</text:p>
          </table:table-cell>
          <table:table-cell office:value-type="float" office:value="92.430801" calcext:value-type="float">
            <text:p>92.430801</text:p>
          </table:table-cell>
          <table:table-cell office:value-type="float" office:value="92.24791" calcext:value-type="float">
            <text:p>92.24791</text:p>
          </table:table-cell>
          <table:table-cell office:value-type="float" office:value="92.763077" calcext:value-type="float">
            <text:p>92.763077</text:p>
          </table:table-cell>
          <table:table-cell office:value-type="float" office:value="92.71875" calcext:value-type="float">
            <text:p>92.71875</text:p>
          </table:table-cell>
          <table:table-cell office:value-type="float" office:value="93.093277" calcext:value-type="float">
            <text:p>93.093277</text:p>
          </table:table-cell>
          <table:table-cell office:value-type="float" office:value="93.28228" calcext:value-type="float">
            <text:p>93.28228</text:p>
          </table:table-cell>
          <table:table-cell office:value-type="float" office:value="93.428085" calcext:value-type="float">
            <text:p>93.428085</text:p>
          </table:table-cell>
          <table:table-cell office:value-type="float" office:value="93.593689" calcext:value-type="float">
            <text:p>93.593689</text:p>
          </table:table-cell>
          <table:table-cell office:value-type="float" office:value="93.760674" calcext:value-type="float">
            <text:p>93.760674</text:p>
          </table:table-cell>
          <table:table-cell office:value-type="float" office:value="93.571121" calcext:value-type="float">
            <text:p>93.571121</text:p>
          </table:table-cell>
          <table:table-cell office:value-type="float" office:value="94.093155" calcext:value-type="float">
            <text:p>94.093155</text:p>
          </table:table-cell>
          <table:table-cell office:value-type="float" office:value="94.258308" calcext:value-type="float">
            <text:p>94.258308</text:p>
          </table:table-cell>
          <table:table-cell office:value-type="float" office:value="94.449348" calcext:value-type="float">
            <text:p>94.449348</text:p>
          </table:table-cell>
          <table:table-cell office:value-type="float" office:value="94.593262" calcext:value-type="float">
            <text:p>94.593262</text:p>
          </table:table-cell>
          <table:table-cell office:value-type="float" office:value="94.39959" calcext:value-type="float">
            <text:p>94.39959</text:p>
          </table:table-cell>
          <table:table-cell office:value-type="float" office:value="94.923706" calcext:value-type="float">
            <text:p>94.923706</text:p>
          </table:table-cell>
          <table:table-cell office:value-type="float" office:value="94.728859" calcext:value-type="float">
            <text:p>94.728859</text:p>
          </table:table-cell>
          <table:table-cell office:value-type="float" office:value="95.280632" calcext:value-type="float">
            <text:p>95.280632</text:p>
          </table:table-cell>
          <table:table-cell office:value-type="float" office:value="95.425369" calcext:value-type="float">
            <text:p>95.425369</text:p>
          </table:table-cell>
          <table:table-cell office:value-type="float" office:value="95.592346" calcext:value-type="float">
            <text:p>95.592346</text:p>
          </table:table-cell>
          <table:table-cell office:value-type="float" office:value="95.398277" calcext:value-type="float">
            <text:p>95.398277</text:p>
          </table:table-cell>
          <table:table-cell office:value-type="float" office:value="95.9478" calcext:value-type="float">
            <text:p>95.9478</text:p>
          </table:table-cell>
          <table:table-cell office:value-type="float" office:value="95.87674" calcext:value-type="float">
            <text:p>95.87674</text:p>
          </table:table-cell>
          <table:table-cell office:value-type="float" office:value="96.258797" calcext:value-type="float">
            <text:p>96.258797</text:p>
          </table:table-cell>
          <table:table-cell office:value-type="float" office:value="96.427567" calcext:value-type="float">
            <text:p>96.427567</text:p>
          </table:table-cell>
          <table:table-cell office:value-type="float" office:value="96.595879" calcext:value-type="float">
            <text:p>96.595879</text:p>
          </table:table-cell>
          <table:table-cell office:value-type="float" office:value="96.763634" calcext:value-type="float">
            <text:p>96.763634</text:p>
          </table:table-cell>
          <table:table-cell office:value-type="float" office:value="96.716339" calcext:value-type="float">
            <text:p>96.716339</text:p>
          </table:table-cell>
          <table:table-cell office:value-type="float" office:value="97.100021" calcext:value-type="float">
            <text:p>97.100021</text:p>
          </table:table-cell>
          <table:table-cell office:value-type="float" office:value="96.899208" calcext:value-type="float">
            <text:p>96.899208</text:p>
          </table:table-cell>
          <table:table-cell office:value-type="float" office:value="97.437729" calcext:value-type="float">
            <text:p>97.437729</text:p>
          </table:table-cell>
          <table:table-cell office:value-type="float" office:value="97.607338" calcext:value-type="float">
            <text:p>97.607338</text:p>
          </table:table-cell>
          <table:table-cell office:value-type="float" office:value="97.403481" calcext:value-type="float">
            <text:p>97.403481</text:p>
          </table:table-cell>
          <table:table-cell office:value-type="float" office:value="97.942787" calcext:value-type="float">
            <text:p>97.942787</text:p>
          </table:table-cell>
          <table:table-cell office:value-type="float" office:value="97.890755" calcext:value-type="float">
            <text:p>97.890755</text:p>
          </table:table-cell>
          <table:table-cell office:value-type="float" office:value="98.023537" calcext:value-type="float">
            <text:p>98.023537</text:p>
          </table:table-cell>
          <table:table-cell office:value-type="float" office:value="98.479851" calcext:value-type="float">
            <text:p>98.479851</text:p>
          </table:table-cell>
          <table:table-cell office:value-type="float" office:value="98.248077" calcext:value-type="float">
            <text:p>98.248077</text:p>
          </table:table-cell>
          <table:table-cell office:value-type="float" office:value="98.572624" calcext:value-type="float">
            <text:p>98.572624</text:p>
          </table:table-cell>
          <table:table-cell office:value-type="float" office:value="98.960442" calcext:value-type="float">
            <text:p>98.960442</text:p>
          </table:table-cell>
          <table:table-cell office:value-type="float" office:value="98.752869" calcext:value-type="float">
            <text:p>98.752869</text:p>
          </table:table-cell>
          <table:table-cell office:value-type="float" office:value="99.078331" calcext:value-type="float">
            <text:p>99.078331</text:p>
          </table:table-cell>
          <table:table-cell office:value-type="float" office:value="99.492241" calcext:value-type="float">
            <text:p>99.492241</text:p>
          </table:table-cell>
          <table:table-cell office:value-type="float" office:value="99.25547" calcext:value-type="float">
            <text:p>99.25547</text:p>
          </table:table-cell>
          <table:table-cell office:value-type="float" office:value="99.803375" calcext:value-type="float">
            <text:p>99.803375</text:p>
          </table:table-cell>
          <table:table-cell office:value-type="float" office:value="99.973228" calcext:value-type="float">
            <text:p>99.973228</text:p>
          </table:table-cell>
          <table:table-cell office:value-type="float" office:value="99.764565" calcext:value-type="float">
            <text:p>99.764565</text:p>
          </table:table-cell>
          <table:table-cell office:value-type="float" office:value="100.313354" calcext:value-type="float">
            <text:p>100.313354</text:p>
          </table:table-cell>
          <table:table-cell office:value-type="float" office:value="100.103157" calcext:value-type="float">
            <text:p>100.103157</text:p>
          </table:table-cell>
          <table:table-cell office:value-type="float" office:value="100.426712" calcext:value-type="float">
            <text:p>100.426712</text:p>
          </table:table-cell>
          <table:table-cell office:value-type="float" office:value="100.44043" calcext:value-type="float">
            <text:p>100.44043</text:p>
          </table:table-cell>
          <table:table-cell office:value-type="float" office:value="100.991821" calcext:value-type="float">
            <text:p>100.991821</text:p>
          </table:table-cell>
          <table:table-cell office:value-type="float" office:value="100.777664" calcext:value-type="float">
            <text:p>100.777664</text:p>
          </table:table-cell>
          <table:table-cell office:value-type="float" office:value="100.949898" calcext:value-type="float">
            <text:p>100.949898</text:p>
          </table:table-cell>
          <table:table-cell office:value-type="float" office:value="101.500702" calcext:value-type="float">
            <text:p>101.500702</text:p>
          </table:table-cell>
          <table:table-cell office:value-type="float" office:value="101.363327" calcext:value-type="float">
            <text:p>101.363327</text:p>
          </table:table-cell>
          <table:table-cell office:value-type="float" office:value="101.455811" calcext:value-type="float">
            <text:p>101.455811</text:p>
          </table:table-cell>
          <table:table-cell office:value-type="float" office:value="101.690727" calcext:value-type="float">
            <text:p>101.690727</text:p>
          </table:table-cell>
          <table:table-cell office:value-type="float" office:value="101.795395" calcext:value-type="float">
            <text:p>101.795395</text:p>
          </table:table-cell>
          <table:table-cell office:value-type="float" office:value="102.352318" calcext:value-type="float">
            <text:p>102.352318</text:p>
          </table:table-cell>
          <table:table-cell office:value-type="float" office:value="102.136726" calcext:value-type="float">
            <text:p>102.136726</text:p>
          </table:table-cell>
          <table:table-cell office:value-type="float" office:value="102.696053" calcext:value-type="float">
            <text:p>102.696053</text:p>
          </table:table-cell>
          <table:table-cell office:value-type="float" office:value="102.478752" calcext:value-type="float">
            <text:p>102.478752</text:p>
          </table:table-cell>
          <table:table-cell office:value-type="float" office:value="103.040001" calcext:value-type="float">
            <text:p>103.040001</text:p>
          </table:table-cell>
          <table:table-cell office:value-type="float" office:value="102.821693" calcext:value-type="float">
            <text:p>102.821693</text:p>
          </table:table-cell>
          <table:table-cell office:value-type="float" office:value="102.995392" calcext:value-type="float">
            <text:p>102.995392</text:p>
          </table:table-cell>
          <table:table-cell office:value-type="float" office:value="103.161079" calcext:value-type="float">
            <text:p>103.161079</text:p>
          </table:table-cell>
          <table:table-cell office:value-type="float" office:value="103.33712" calcext:value-type="float">
            <text:p>103.33712</text:p>
          </table:table-cell>
          <table:table-cell office:value-type="float" office:value="103.898094" calcext:value-type="float">
            <text:p>103.898094</text:p>
          </table:table-cell>
          <table:table-cell office:value-type="float" office:value="103.67556" calcext:value-type="float">
            <text:p>103.67556</text:p>
          </table:table-cell>
          <table:table-cell office:value-type="float" office:value="103.84481" calcext:value-type="float">
            <text:p>103.84481</text:p>
          </table:table-cell>
          <table:table-cell office:value-type="float" office:value="104.411629" calcext:value-type="float">
            <text:p>104.411629</text:p>
          </table:table-cell>
          <table:table-cell office:value-type="float" office:value="104.188377" calcext:value-type="float">
            <text:p>104.188377</text:p>
          </table:table-cell>
          <table:table-cell office:value-type="float" office:value="104.359322" calcext:value-type="float">
            <text:p>104.359322</text:p>
          </table:table-cell>
          <table:table-cell office:value-type="float" office:value="104.533577" calcext:value-type="float">
            <text:p>104.533577</text:p>
          </table:table-cell>
          <table:table-cell office:value-type="float" office:value="105.17672" calcext:value-type="float">
            <text:p>105.17672</text:p>
          </table:table-cell>
          <table:table-cell office:value-type="float" office:value="104.875061" calcext:value-type="float">
            <text:p>104.875061</text:p>
          </table:table-cell>
          <table:table-cell office:value-type="float" office:value="105.451721" calcext:value-type="float">
            <text:p>105.451721</text:p>
          </table:table-cell>
          <table:table-cell office:value-type="float" office:value="105.220261" calcext:value-type="float">
            <text:p>105.220261</text:p>
          </table:table-cell>
          <table:table-cell office:value-type="float" office:value="105.437492" calcext:value-type="float">
            <text:p>105.437492</text:p>
          </table:table-cell>
          <table:table-cell office:value-type="float" office:value="105.557487" calcext:value-type="float">
            <text:p>105.557487</text:p>
          </table:table-cell>
          <table:table-cell office:value-type="float" office:value="105.731926" calcext:value-type="float">
            <text:p>105.731926</text:p>
          </table:table-cell>
          <table:table-cell office:value-type="float" office:value="105.905464" calcext:value-type="float">
            <text:p>105.905464</text:p>
          </table:table-cell>
          <table:table-cell office:value-type="float" office:value="106.077995" calcext:value-type="float">
            <text:p>106.077995</text:p>
          </table:table-cell>
          <table:table-cell office:value-type="float" office:value="106.419083" calcext:value-type="float">
            <text:p>106.419083</text:p>
          </table:table-cell>
          <table:table-cell office:value-type="float" office:value="106.849113" calcext:value-type="float">
            <text:p>106.849113</text:p>
          </table:table-cell>
          <table:table-cell office:value-type="float" office:value="106.995865" calcext:value-type="float">
            <text:p>106.995865</text:p>
          </table:table-cell>
          <table:table-cell office:value-type="float" office:value="106.763199" calcext:value-type="float">
            <text:p>106.763199</text:p>
          </table:table-cell>
          <table:table-cell office:value-type="float" office:value="107.344009" calcext:value-type="float">
            <text:p>107.344009</text:p>
          </table:table-cell>
          <table:table-cell office:value-type="float" office:value="107.112495" calcext:value-type="float">
            <text:p>107.112495</text:p>
          </table:table-cell>
          <table:table-cell office:value-type="float" office:value="107.283585" calcext:value-type="float">
            <text:p>107.283585</text:p>
          </table:table-cell>
          <table:table-cell office:value-type="float" office:value="107.481949" calcext:value-type="float">
            <text:p>107.481949</text:p>
          </table:table-cell>
          <table:table-cell office:value-type="float" office:value="107.634232" calcext:value-type="float">
            <text:p>107.634232</text:p>
          </table:table-cell>
          <table:table-cell office:value-type="float" office:value="107.926826" calcext:value-type="float">
            <text:p>107.926826</text:p>
          </table:table-cell>
          <table:table-cell office:value-type="float" office:value="107.982681" calcext:value-type="float">
            <text:p>107.982681</text:p>
          </table:table-cell>
          <table:table-cell office:value-type="float" office:value="108.165977" calcext:value-type="float">
            <text:p>108.165977</text:p>
          </table:table-cell>
          <table:table-cell office:value-type="float" office:value="108.327972" calcext:value-type="float">
            <text:p>108.327972</text:p>
          </table:table-cell>
          <table:table-cell office:value-type="float" office:value="108.502029" calcext:value-type="float">
            <text:p>108.502029</text:p>
          </table:table-cell>
          <table:table-cell office:value-type="float" office:value="109.089264" calcext:value-type="float">
            <text:p>109.089264</text:p>
          </table:table-cell>
          <table:table-cell office:value-type="float" office:value="108.849808" calcext:value-type="float">
            <text:p>108.849808</text:p>
          </table:table-cell>
          <table:table-cell office:value-type="float" office:value="109.023788" calcext:value-type="float">
            <text:p>109.023788</text:p>
          </table:table-cell>
          <table:table-cell office:value-type="float" office:value="109.617058" calcext:value-type="float">
            <text:p>109.617058</text:p>
          </table:table-cell>
          <table:table-cell office:value-type="float" office:value="109.374069" calcext:value-type="float">
            <text:p>109.374069</text:p>
          </table:table-cell>
          <table:table-cell office:value-type="float" office:value="109.964737" calcext:value-type="float">
            <text:p>109.964737</text:p>
          </table:table-cell>
          <table:table-cell office:value-type="float" office:value="109.722198" calcext:value-type="float">
            <text:p>109.722198</text:p>
          </table:table-cell>
          <table:table-cell office:value-type="float" office:value="109.894974" calcext:value-type="float">
            <text:p>109.894974</text:p>
          </table:table-cell>
          <table:table-cell office:value-type="float" office:value="110.070915" calcext:value-type="float">
            <text:p>110.070915</text:p>
          </table:table-cell>
          <table:table-cell office:value-type="float" office:value="110.666161" calcext:value-type="float">
            <text:p>110.666161</text:p>
          </table:table-cell>
          <table:table-cell office:value-type="float" office:value="110.420158" calcext:value-type="float">
            <text:p>110.420158</text:p>
          </table:table-cell>
          <table:table-cell office:value-type="float" office:value="110.594872" calcext:value-type="float">
            <text:p>110.594872</text:p>
          </table:table-cell>
          <table:table-cell office:value-type="float" office:value="110.852821" calcext:value-type="float">
            <text:p>110.852821</text:p>
          </table:table-cell>
          <table:table-cell office:value-type="float" office:value="110.94355" calcext:value-type="float">
            <text:p>110.94355</text:p>
          </table:table-cell>
          <table:table-cell office:value-type="float" office:value="111.54068" calcext:value-type="float">
            <text:p>111.54068</text:p>
          </table:table-cell>
          <table:table-cell office:value-type="float" office:value="111.300446" calcext:value-type="float">
            <text:p>111.300446</text:p>
          </table:table-cell>
          <table:table-cell office:value-type="float" office:value="111.765701" calcext:value-type="float">
            <text:p>111.765701</text:p>
          </table:table-cell>
          <table:table-cell office:value-type="float" office:value="112.090584" calcext:value-type="float">
            <text:p>112.090584</text:p>
          </table:table-cell>
          <table:table-cell office:value-type="float" office:value="111.820602" calcext:value-type="float">
            <text:p>111.820602</text:p>
          </table:table-cell>
          <table:table-cell office:value-type="float" office:value="112.424782" calcext:value-type="float">
            <text:p>112.424782</text:p>
          </table:table-cell>
          <table:table-cell office:value-type="float" office:value="112.173744" calcext:value-type="float">
            <text:p>112.173744</text:p>
          </table:table-cell>
          <table:table-cell office:value-type="float" office:value="112.805138" calcext:value-type="float">
            <text:p>112.805138</text:p>
          </table:table-cell>
          <table:table-cell office:value-type="float" office:value="112.525803" calcext:value-type="float">
            <text:p>112.525803</text:p>
          </table:table-cell>
          <table:table-cell office:value-type="float" office:value="112.698723" calcext:value-type="float">
            <text:p>112.698723</text:p>
          </table:table-cell>
          <table:table-cell office:value-type="float" office:value="112.878426" calcext:value-type="float">
            <text:p>112.878426</text:p>
          </table:table-cell>
          <table:table-cell office:value-type="float" office:value="113.058029" calcext:value-type="float">
            <text:p>113.058029</text:p>
          </table:table-cell>
          <table:table-cell office:value-type="float" office:value="113.23365" calcext:value-type="float">
            <text:p>113.23365</text:p>
          </table:table-cell>
          <table:table-cell office:value-type="float" office:value="113.41069" calcext:value-type="float">
            <text:p>113.41069</text:p>
          </table:table-cell>
          <table:table-cell office:value-type="float" office:value="113.588371" calcext:value-type="float">
            <text:p>113.588371</text:p>
          </table:table-cell>
          <table:table-cell office:value-type="float" office:value="113.813293" calcext:value-type="float">
            <text:p>113.813293</text:p>
          </table:table-cell>
          <table:table-cell office:value-type="float" office:value="113.936638" calcext:value-type="float">
            <text:p>113.936638</text:p>
          </table:table-cell>
          <table:table-cell office:value-type="float" office:value="114.114952" calcext:value-type="float">
            <text:p>114.114952</text:p>
          </table:table-cell>
          <table:table-cell office:value-type="float" office:value="114.291245" calcext:value-type="float">
            <text:p>114.291245</text:p>
          </table:table-cell>
          <table:table-cell office:value-type="float" office:value="114.906136" calcext:value-type="float">
            <text:p>114.906136</text:p>
          </table:table-cell>
          <table:table-cell office:value-type="float" office:value="114.646362" calcext:value-type="float">
            <text:p>114.646362</text:p>
          </table:table-cell>
          <table:table-cell office:value-type="float" office:value="115.260666" calcext:value-type="float">
            <text:p>115.260666</text:p>
          </table:table-cell>
          <table:table-cell office:value-type="float" office:value="115.000816" calcext:value-type="float">
            <text:p>115.000816</text:p>
          </table:table-cell>
          <table:table-cell office:value-type="float" office:value="115.617661" calcext:value-type="float">
            <text:p>115.617661</text:p>
          </table:table-cell>
          <table:table-cell office:value-type="float" office:value="115.797935" calcext:value-type="float">
            <text:p>115.797935</text:p>
          </table:table-cell>
          <table:table-cell office:value-type="float" office:value="116.006142" calcext:value-type="float">
            <text:p>116.006142</text:p>
          </table:table-cell>
          <table:table-cell office:value-type="float" office:value="115.710922" calcext:value-type="float">
            <text:p>115.710922</text:p>
          </table:table-cell>
          <table:table-cell office:value-type="float" office:value="116.359192" calcext:value-type="float">
            <text:p>116.359192</text:p>
          </table:table-cell>
          <table:table-cell office:value-type="float" office:value="116.248383" calcext:value-type="float">
            <text:p>116.248383</text:p>
          </table:table-cell>
          <table:table-cell office:value-type="float" office:value="116.440155" calcext:value-type="float">
            <text:p>116.440155</text:p>
          </table:table-cell>
          <table:table-cell office:value-type="float" office:value="116.864082" calcext:value-type="float">
            <text:p>116.864082</text:p>
          </table:table-cell>
          <table:table-cell office:value-type="float" office:value="117.07206" calcext:value-type="float">
            <text:p>117.07206</text:p>
          </table:table-cell>
          <table:table-cell office:value-type="float" office:value="116.777298" calcext:value-type="float">
            <text:p>116.777298</text:p>
          </table:table-cell>
          <table:table-cell office:value-type="float" office:value="117.400917" calcext:value-type="float">
            <text:p>117.400917</text:p>
          </table:table-cell>
          <table:table-cell office:value-type="float" office:value="117.321968" calcext:value-type="float">
            <text:p>117.321968</text:p>
          </table:table-cell>
          <table:table-cell office:value-type="float" office:value="117.7612" calcext:value-type="float">
            <text:p>117.7612</text:p>
          </table:table-cell>
          <table:table-cell office:value-type="float" office:value="117.943077" calcext:value-type="float">
            <text:p>117.943077</text:p>
          </table:table-cell>
          <table:table-cell office:value-type="float" office:value="118.153305" calcext:value-type="float">
            <text:p>118.153305</text:p>
          </table:table-cell>
          <table:table-cell office:value-type="float" office:value="117.855118" calcext:value-type="float">
            <text:p>117.855118</text:p>
          </table:table-cell>
          <table:table-cell office:value-type="float" office:value="118.485909" calcext:value-type="float">
            <text:p>118.485909</text:p>
          </table:table-cell>
          <table:table-cell office:value-type="float" office:value="118.214165" calcext:value-type="float">
            <text:p>118.214165</text:p>
          </table:table-cell>
          <table:table-cell office:value-type="float" office:value="118.842285" calcext:value-type="float">
            <text:p>118.842285</text:p>
          </table:table-cell>
        </table:table-row>
        <table:table-row table:style-name="ro1">
          <table:table-cell office:value-type="float" office:value="0.008283" calcext:value-type="float">
            <text:p>0.008283</text:p>
          </table:table-cell>
          <table:table-cell office:value-type="float" office:value="0.01629" calcext:value-type="float">
            <text:p>0.01629</text:p>
          </table:table-cell>
          <table:table-cell office:value-type="float" office:value="0.020098" calcext:value-type="float">
            <text:p>0.020098</text:p>
          </table:table-cell>
          <table:table-cell office:value-type="float" office:value="0.030462" calcext:value-type="float">
            <text:p>0.030462</text:p>
          </table:table-cell>
          <table:table-cell office:value-type="float" office:value="0.042349" calcext:value-type="float">
            <text:p>0.042349</text:p>
          </table:table-cell>
          <table:table-cell office:value-type="float" office:value="0.055465" calcext:value-type="float">
            <text:p>0.055465</text:p>
          </table:table-cell>
          <table:table-cell office:value-type="float" office:value="0.069625" calcext:value-type="float">
            <text:p>0.069625</text:p>
          </table:table-cell>
          <table:table-cell office:value-type="float" office:value="0.135366" calcext:value-type="float">
            <text:p>0.135366</text:p>
          </table:table-cell>
          <table:table-cell office:value-type="float" office:value="0.100595" calcext:value-type="float">
            <text:p>0.100595</text:p>
          </table:table-cell>
          <table:table-cell office:value-type="float" office:value="0.117633" calcext:value-type="float">
            <text:p>0.117633</text:p>
          </table:table-cell>
          <table:table-cell office:value-type="float" office:value="0.135518" calcext:value-type="float">
            <text:p>0.135518</text:p>
          </table:table-cell>
          <table:table-cell office:value-type="float" office:value="0.154202" calcext:value-type="float">
            <text:p>0.154202</text:p>
          </table:table-cell>
          <table:table-cell office:value-type="float" office:value="0.173834" calcext:value-type="float">
            <text:p>0.173834</text:p>
          </table:table-cell>
          <table:table-cell office:value-type="float" office:value="0.193921" calcext:value-type="float">
            <text:p>0.193921</text:p>
          </table:table-cell>
          <table:table-cell office:value-type="float" office:value="0.2155" calcext:value-type="float">
            <text:p>0.2155</text:p>
          </table:table-cell>
          <table:table-cell office:value-type="float" office:value="0.23683" calcext:value-type="float">
            <text:p>0.23683</text:p>
          </table:table-cell>
          <table:table-cell office:value-type="float" office:value="0.25955" calcext:value-type="float">
            <text:p>0.25955</text:p>
          </table:table-cell>
          <table:table-cell office:value-type="float" office:value="0.281991" calcext:value-type="float">
            <text:p>0.281991</text:p>
          </table:table-cell>
          <table:table-cell office:value-type="float" office:value="0.306237" calcext:value-type="float">
            <text:p>0.306237</text:p>
          </table:table-cell>
          <table:table-cell office:value-type="float" office:value="0.329864" calcext:value-type="float">
            <text:p>0.329864</text:p>
          </table:table-cell>
          <table:table-cell office:value-type="float" office:value="0.355636" calcext:value-type="float">
            <text:p>0.355636</text:p>
          </table:table-cell>
          <table:table-cell office:value-type="float" office:value="0.380067" calcext:value-type="float">
            <text:p>0.380067</text:p>
          </table:table-cell>
          <table:table-cell office:value-type="float" office:value="0.407359" calcext:value-type="float">
            <text:p>0.407359</text:p>
          </table:table-cell>
          <table:table-cell office:value-type="float" office:value="0.43306" calcext:value-type="float">
            <text:p>0.43306</text:p>
          </table:table-cell>
          <table:table-cell office:value-type="float" office:value="0.460301" calcext:value-type="float">
            <text:p>0.460301</text:p>
          </table:table-cell>
          <table:table-cell office:value-type="float" office:value="0.489363" calcext:value-type="float">
            <text:p>0.489363</text:p>
          </table:table-cell>
          <table:table-cell office:value-type="float" office:value="0.516411" calcext:value-type="float">
            <text:p>0.516411</text:p>
          </table:table-cell>
          <table:table-cell office:value-type="float" office:value="0.546092" calcext:value-type="float">
            <text:p>0.546092</text:p>
          </table:table-cell>
          <table:table-cell office:value-type="float" office:value="0.574172" calcext:value-type="float">
            <text:p>0.574172</text:p>
          </table:table-cell>
          <table:table-cell office:value-type="float" office:value="0.605337" calcext:value-type="float">
            <text:p>0.605337</text:p>
          </table:table-cell>
          <table:table-cell office:value-type="float" office:value="0.634381" calcext:value-type="float">
            <text:p>0.634381</text:p>
          </table:table-cell>
          <table:table-cell office:value-type="float" office:value="0.665359" calcext:value-type="float">
            <text:p>0.665359</text:p>
          </table:table-cell>
          <table:table-cell office:value-type="float" office:value="0.698415" calcext:value-type="float">
            <text:p>0.698415</text:p>
          </table:table-cell>
          <table:table-cell office:value-type="float" office:value="0.728642" calcext:value-type="float">
            <text:p>0.728642</text:p>
          </table:table-cell>
          <table:table-cell office:value-type="float" office:value="0.762644" calcext:value-type="float">
            <text:p>0.762644</text:p>
          </table:table-cell>
          <table:table-cell office:value-type="float" office:value="0.795533" calcext:value-type="float">
            <text:p>0.795533</text:p>
          </table:table-cell>
          <table:table-cell office:value-type="float" office:value="0.826683" calcext:value-type="float">
            <text:p>0.826683</text:p>
          </table:table-cell>
          <table:table-cell office:value-type="float" office:value="0.862426" calcext:value-type="float">
            <text:p>0.862426</text:p>
          </table:table-cell>
          <table:table-cell office:value-type="float" office:value="0.895006" calcext:value-type="float">
            <text:p>0.895006</text:p>
          </table:table-cell>
          <table:table-cell office:value-type="float" office:value="0.931078" calcext:value-type="float">
            <text:p>0.931078</text:p>
          </table:table-cell>
          <table:table-cell office:value-type="float" office:value="0.964198" calcext:value-type="float">
            <text:p>0.964198</text:p>
          </table:table-cell>
          <table:table-cell office:value-type="float" office:value="1.001612" calcext:value-type="float">
            <text:p>1.001612</text:p>
          </table:table-cell>
          <table:table-cell office:value-type="float" office:value="1.033507" calcext:value-type="float">
            <text:p>1.033507</text:p>
          </table:table-cell>
          <table:table-cell office:value-type="float" office:value="1.071285" calcext:value-type="float">
            <text:p>1.071285</text:p>
          </table:table-cell>
          <table:table-cell office:value-type="float" office:value="1.161112" calcext:value-type="float">
            <text:p>1.161112</text:p>
          </table:table-cell>
          <table:table-cell office:value-type="float" office:value="1.145365" calcext:value-type="float">
            <text:p>1.145365</text:p>
          </table:table-cell>
          <table:table-cell office:value-type="float" office:value="1.181088" calcext:value-type="float">
            <text:p>1.181088</text:p>
          </table:table-cell>
          <table:table-cell office:value-type="float" office:value="1.220711" calcext:value-type="float">
            <text:p>1.220711</text:p>
          </table:table-cell>
          <table:table-cell office:value-type="float" office:value="1.307057" calcext:value-type="float">
            <text:p>1.307057</text:p>
          </table:table-cell>
          <table:table-cell office:value-type="float" office:value="1.29742" calcext:value-type="float">
            <text:p>1.29742</text:p>
          </table:table-cell>
          <table:table-cell office:value-type="float" office:value="1.334229" calcext:value-type="float">
            <text:p>1.334229</text:p>
          </table:table-cell>
          <table:table-cell office:value-type="float" office:value="1.37666" calcext:value-type="float">
            <text:p>1.37666</text:p>
          </table:table-cell>
          <table:table-cell office:value-type="float" office:value="1.419539" calcext:value-type="float">
            <text:p>1.419539</text:p>
          </table:table-cell>
          <table:table-cell office:value-type="float" office:value="1.456324" calcext:value-type="float">
            <text:p>1.456324</text:p>
          </table:table-cell>
          <table:table-cell office:value-type="float" office:value="1.500603" calcext:value-type="float">
            <text:p>1.500603</text:p>
          </table:table-cell>
          <table:table-cell office:value-type="float" office:value="1.537901" calcext:value-type="float">
            <text:p>1.537901</text:p>
          </table:table-cell>
          <table:table-cell office:value-type="float" office:value="1.582998" calcext:value-type="float">
            <text:p>1.582998</text:p>
          </table:table-cell>
          <table:table-cell office:value-type="float" office:value="1.621472" calcext:value-type="float">
            <text:p>1.621472</text:p>
          </table:table-cell>
          <table:table-cell office:value-type="float" office:value="1.666913" calcext:value-type="float">
            <text:p>1.666913</text:p>
          </table:table-cell>
          <table:table-cell office:value-type="float" office:value="1.706133" calcext:value-type="float">
            <text:p>1.706133</text:p>
          </table:table-cell>
          <table:table-cell office:value-type="float" office:value="1.74913" calcext:value-type="float">
            <text:p>1.74913</text:p>
          </table:table-cell>
          <table:table-cell office:value-type="float" office:value="1.791575" calcext:value-type="float">
            <text:p>1.791575</text:p>
          </table:table-cell>
          <table:table-cell office:value-type="float" office:value="1.83522" calcext:value-type="float">
            <text:p>1.83522</text:p>
          </table:table-cell>
          <table:table-cell office:value-type="float" office:value="1.882879" calcext:value-type="float">
            <text:p>1.882879</text:p>
          </table:table-cell>
          <table:table-cell office:value-type="float" office:value="1.923317" calcext:value-type="float">
            <text:p>1.923317</text:p>
          </table:table-cell>
          <table:table-cell office:value-type="float" office:value="1.967458" calcext:value-type="float">
            <text:p>1.967458</text:p>
          </table:table-cell>
          <table:table-cell office:value-type="float" office:value="2.012645" calcext:value-type="float">
            <text:p>2.012645</text:p>
          </table:table-cell>
          <table:table-cell office:value-type="float" office:value="2.062713" calcext:value-type="float">
            <text:p>2.062713</text:p>
          </table:table-cell>
          <table:table-cell office:value-type="float" office:value="2.103292" calcext:value-type="float">
            <text:p>2.103292</text:p>
          </table:table-cell>
          <table:table-cell office:value-type="float" office:value="2.154064" calcext:value-type="float">
            <text:p>2.154064</text:p>
          </table:table-cell>
          <table:table-cell office:value-type="float" office:value="2.19526" calcext:value-type="float">
            <text:p>2.19526</text:p>
          </table:table-cell>
          <table:table-cell office:value-type="float" office:value="2.297128" calcext:value-type="float">
            <text:p>2.297128</text:p>
          </table:table-cell>
          <table:table-cell office:value-type="float" office:value="2.289107" calcext:value-type="float">
            <text:p>2.289107</text:p>
          </table:table-cell>
          <table:table-cell office:value-type="float" office:value="2.336322" calcext:value-type="float">
            <text:p>2.336322</text:p>
          </table:table-cell>
          <table:table-cell office:value-type="float" office:value="2.389023" calcext:value-type="float">
            <text:p>2.389023</text:p>
          </table:table-cell>
          <table:table-cell office:value-type="float" office:value="2.431939" calcext:value-type="float">
            <text:p>2.431939</text:p>
          </table:table-cell>
          <table:table-cell office:value-type="float" office:value="2.485876" calcext:value-type="float">
            <text:p>2.485876</text:p>
          </table:table-cell>
          <table:table-cell office:value-type="float" office:value="2.529357" calcext:value-type="float">
            <text:p>2.529357</text:p>
          </table:table-cell>
          <table:table-cell office:value-type="float" office:value="2.583684" calcext:value-type="float">
            <text:p>2.583684</text:p>
          </table:table-cell>
          <table:table-cell office:value-type="float" office:value="2.626887" calcext:value-type="float">
            <text:p>2.626887</text:p>
          </table:table-cell>
          <table:table-cell office:value-type="float" office:value="2.672013" calcext:value-type="float">
            <text:p>2.672013</text:p>
          </table:table-cell>
          <table:table-cell office:value-type="float" office:value="2.726267" calcext:value-type="float">
            <text:p>2.726267</text:p>
          </table:table-cell>
          <table:table-cell office:value-type="float" office:value="2.783255" calcext:value-type="float">
            <text:p>2.783255</text:p>
          </table:table-cell>
          <table:table-cell office:value-type="float" office:value="2.827199" calcext:value-type="float">
            <text:p>2.827199</text:p>
          </table:table-cell>
          <table:table-cell office:value-type="float" office:value="2.884827" calcext:value-type="float">
            <text:p>2.884827</text:p>
          </table:table-cell>
          <table:table-cell office:value-type="float" office:value="2.929063" calcext:value-type="float">
            <text:p>2.929063</text:p>
          </table:table-cell>
          <table:table-cell office:value-type="float" office:value="2.986153" calcext:value-type="float">
            <text:p>2.986153</text:p>
          </table:table-cell>
          <table:table-cell office:value-type="float" office:value="3.031588" calcext:value-type="float">
            <text:p>3.031588</text:p>
          </table:table-cell>
          <table:table-cell office:value-type="float" office:value="3.090726" calcext:value-type="float">
            <text:p>3.090726</text:p>
          </table:table-cell>
          <table:table-cell office:value-type="float" office:value="3.135599" calcext:value-type="float">
            <text:p>3.135599</text:p>
          </table:table-cell>
          <table:table-cell office:value-type="float" office:value="3.194863" calcext:value-type="float">
            <text:p>3.194863</text:p>
          </table:table-cell>
          <table:table-cell office:value-type="float" office:value="3.240267" calcext:value-type="float">
            <text:p>3.240267</text:p>
          </table:table-cell>
          <table:table-cell office:value-type="float" office:value="3.30021" calcext:value-type="float">
            <text:p>3.30021</text:p>
          </table:table-cell>
          <table:table-cell office:value-type="float" office:value="3.34665" calcext:value-type="float">
            <text:p>3.34665</text:p>
          </table:table-cell>
          <table:table-cell office:value-type="float" office:value="3.395293" calcext:value-type="float">
            <text:p>3.395293</text:p>
          </table:table-cell>
          <table:table-cell office:value-type="float" office:value="3.455326" calcext:value-type="float">
            <text:p>3.455326</text:p>
          </table:table-cell>
          <table:table-cell office:value-type="float" office:value="3.517018" calcext:value-type="float">
            <text:p>3.517018</text:p>
          </table:table-cell>
          <table:table-cell office:value-type="float" office:value="3.563124" calcext:value-type="float">
            <text:p>3.563124</text:p>
          </table:table-cell>
          <table:table-cell office:value-type="float" office:value="3.612546" calcext:value-type="float">
            <text:p>3.612546</text:p>
          </table:table-cell>
          <table:table-cell office:value-type="float" office:value="3.673582" calcext:value-type="float">
            <text:p>3.673582</text:p>
          </table:table-cell>
          <table:table-cell office:value-type="float" office:value="3.729121" calcext:value-type="float">
            <text:p>3.729121</text:p>
          </table:table-cell>
          <table:table-cell office:value-type="float" office:value="3.792837" calcext:value-type="float">
            <text:p>3.792837</text:p>
          </table:table-cell>
          <table:table-cell office:value-type="float" office:value="3.840442" calcext:value-type="float">
            <text:p>3.840442</text:p>
          </table:table-cell>
          <table:table-cell office:value-type="float" office:value="3.905821" calcext:value-type="float">
            <text:p>3.905821</text:p>
          </table:table-cell>
          <table:table-cell office:value-type="float" office:value="4.003223" calcext:value-type="float">
            <text:p>4.003223</text:p>
          </table:table-cell>
          <table:table-cell office:value-type="float" office:value="4.018986" calcext:value-type="float">
            <text:p>4.018986</text:p>
          </table:table-cell>
          <table:table-cell office:value-type="float" office:value="4.066527" calcext:value-type="float">
            <text:p>4.066527</text:p>
          </table:table-cell>
          <table:table-cell office:value-type="float" office:value="4.132962" calcext:value-type="float">
            <text:p>4.132962</text:p>
          </table:table-cell>
          <table:table-cell office:value-type="float" office:value="4.181765" calcext:value-type="float">
            <text:p>4.181765</text:p>
          </table:table-cell>
          <table:table-cell office:value-type="float" office:value="4.248511" calcext:value-type="float">
            <text:p>4.248511</text:p>
          </table:table-cell>
          <table:table-cell office:value-type="float" office:value="4.297122" calcext:value-type="float">
            <text:p>4.297122</text:p>
          </table:table-cell>
          <table:table-cell office:value-type="float" office:value="4.365193" calcext:value-type="float">
            <text:p>4.365193</text:p>
          </table:table-cell>
          <table:table-cell office:value-type="float" office:value="4.414014" calcext:value-type="float">
            <text:p>4.414014</text:p>
          </table:table-cell>
          <table:table-cell office:value-type="float" office:value="4.472589" calcext:value-type="float">
            <text:p>4.472589</text:p>
          </table:table-cell>
          <table:table-cell office:value-type="float" office:value="4.541096" calcext:value-type="float">
            <text:p>4.541096</text:p>
          </table:table-cell>
          <table:table-cell office:value-type="float" office:value="4.591606" calcext:value-type="float">
            <text:p>4.591606</text:p>
          </table:table-cell>
          <table:table-cell office:value-type="float" office:value="4.661616" calcext:value-type="float">
            <text:p>4.661616</text:p>
          </table:table-cell>
          <table:table-cell office:value-type="float" office:value="4.711621" calcext:value-type="float">
            <text:p>4.711621</text:p>
          </table:table-cell>
          <table:table-cell office:value-type="float" office:value="4.782236" calcext:value-type="float">
            <text:p>4.782236</text:p>
          </table:table-cell>
          <table:table-cell office:value-type="float" office:value="4.824862" calcext:value-type="float">
            <text:p>4.824862</text:p>
          </table:table-cell>
          <table:table-cell office:value-type="float" office:value="4.893808" calcext:value-type="float">
            <text:p>4.893808</text:p>
          </table:table-cell>
          <table:table-cell office:value-type="float" office:value="4.946305" calcext:value-type="float">
            <text:p>4.946305</text:p>
          </table:table-cell>
          <table:table-cell office:value-type="float" office:value="5.027077" calcext:value-type="float">
            <text:p>5.027077</text:p>
          </table:table-cell>
          <table:table-cell office:value-type="float" office:value="5.088402" calcext:value-type="float">
            <text:p>5.088402</text:p>
          </table:table-cell>
          <table:table-cell office:value-type="float" office:value="5.150159" calcext:value-type="float">
            <text:p>5.150159</text:p>
          </table:table-cell>
          <table:table-cell office:value-type="float" office:value="5.212072" calcext:value-type="float">
            <text:p>5.212072</text:p>
          </table:table-cell>
          <table:table-cell office:value-type="float" office:value="5.262983" calcext:value-type="float">
            <text:p>5.262983</text:p>
          </table:table-cell>
          <table:table-cell office:value-type="float" office:value="5.337196" calcext:value-type="float">
            <text:p>5.337196</text:p>
          </table:table-cell>
          <table:table-cell office:value-type="float" office:value="5.385215" calcext:value-type="float">
            <text:p>5.385215</text:p>
          </table:table-cell>
          <table:table-cell office:value-type="float" office:value="5.451179" calcext:value-type="float">
            <text:p>5.451179</text:p>
          </table:table-cell>
          <table:table-cell office:value-type="float" office:value="5.514498" calcext:value-type="float">
            <text:p>5.514498</text:p>
          </table:table-cell>
          <table:table-cell office:value-type="float" office:value="5.589901" calcext:value-type="float">
            <text:p>5.589901</text:p>
          </table:table-cell>
          <table:table-cell office:value-type="float" office:value="5.642299" calcext:value-type="float">
            <text:p>5.642299</text:p>
          </table:table-cell>
          <table:table-cell office:value-type="float" office:value="5.718651" calcext:value-type="float">
            <text:p>5.718651</text:p>
          </table:table-cell>
          <table:table-cell office:value-type="float" office:value="5.760733" calcext:value-type="float">
            <text:p>5.760733</text:p>
          </table:table-cell>
          <table:table-cell office:value-type="float" office:value="5.834483" calcext:value-type="float">
            <text:p>5.834483</text:p>
          </table:table-cell>
          <table:table-cell office:value-type="float" office:value="5.912344" calcext:value-type="float">
            <text:p>5.912344</text:p>
          </table:table-cell>
          <table:table-cell office:value-type="float" office:value="5.964786" calcext:value-type="float">
            <text:p>5.964786</text:p>
          </table:table-cell>
          <table:table-cell office:value-type="float" office:value="6.028594" calcext:value-type="float">
            <text:p>6.028594</text:p>
          </table:table-cell>
          <table:table-cell office:value-type="float" office:value="6.083963" calcext:value-type="float">
            <text:p>6.083963</text:p>
          </table:table-cell>
          <table:table-cell office:value-type="float" office:value="6.159798" calcext:value-type="float">
            <text:p>6.159798</text:p>
          </table:table-cell>
          <table:table-cell office:value-type="float" office:value="6.215309" calcext:value-type="float">
            <text:p>6.215309</text:p>
          </table:table-cell>
          <table:table-cell office:value-type="float" office:value="6.29158" calcext:value-type="float">
            <text:p>6.29158</text:p>
          </table:table-cell>
          <table:table-cell office:value-type="float" office:value="6.347258" calcext:value-type="float">
            <text:p>6.347258</text:p>
          </table:table-cell>
          <table:table-cell office:value-type="float" office:value="6.41374" calcext:value-type="float">
            <text:p>6.41374</text:p>
          </table:table-cell>
          <table:table-cell office:value-type="float" office:value="6.491181" calcext:value-type="float">
            <text:p>6.491181</text:p>
          </table:table-cell>
          <table:table-cell office:value-type="float" office:value="6.548303" calcext:value-type="float">
            <text:p>6.548303</text:p>
          </table:table-cell>
          <table:table-cell office:value-type="float" office:value="6.626585" calcext:value-type="float">
            <text:p>6.626585</text:p>
          </table:table-cell>
          <table:table-cell office:value-type="float" office:value="6.682295" calcext:value-type="float">
            <text:p>6.682295</text:p>
          </table:table-cell>
          <table:table-cell office:value-type="float" office:value="6.749385" calcext:value-type="float">
            <text:p>6.749385</text:p>
          </table:table-cell>
          <table:table-cell office:value-type="float" office:value="6.817243" calcext:value-type="float">
            <text:p>6.817243</text:p>
          </table:table-cell>
          <table:table-cell office:value-type="float" office:value="6.884827" calcext:value-type="float">
            <text:p>6.884827</text:p>
          </table:table-cell>
          <table:table-cell office:value-type="float" office:value="6.953804" calcext:value-type="float">
            <text:p>6.953804</text:p>
          </table:table-cell>
          <table:table-cell office:value-type="float" office:value="7.022284" calcext:value-type="float">
            <text:p>7.022284</text:p>
          </table:table-cell>
          <table:table-cell office:value-type="float" office:value="7.091714" calcext:value-type="float">
            <text:p>7.091714</text:p>
          </table:table-cell>
          <table:table-cell office:value-type="float" office:value="7.160844" calcext:value-type="float">
            <text:p>7.160844</text:p>
          </table:table-cell>
          <table:table-cell office:value-type="float" office:value="7.229602" calcext:value-type="float">
            <text:p>7.229602</text:p>
          </table:table-cell>
          <table:table-cell office:value-type="float" office:value="7.299623" calcext:value-type="float">
            <text:p>7.299623</text:p>
          </table:table-cell>
          <table:table-cell office:value-type="float" office:value="7.368685" calcext:value-type="float">
            <text:p>7.368685</text:p>
          </table:table-cell>
          <table:table-cell office:value-type="float" office:value="7.43807" calcext:value-type="float">
            <text:p>7.43807</text:p>
          </table:table-cell>
          <table:table-cell office:value-type="float" office:value="7.508878" calcext:value-type="float">
            <text:p>7.508878</text:p>
          </table:table-cell>
          <table:table-cell office:value-type="float" office:value="7.607933" calcext:value-type="float">
            <text:p>7.607933</text:p>
          </table:table-cell>
          <table:table-cell office:value-type="float" office:value="7.678836" calcext:value-type="float">
            <text:p>7.678836</text:p>
          </table:table-cell>
          <table:table-cell office:value-type="float" office:value="7.721061" calcext:value-type="float">
            <text:p>7.721061</text:p>
          </table:table-cell>
          <table:table-cell office:value-type="float" office:value="7.804464" calcext:value-type="float">
            <text:p>7.804464</text:p>
          </table:table-cell>
          <table:table-cell office:value-type="float" office:value="7.863366" calcext:value-type="float">
            <text:p>7.863366</text:p>
          </table:table-cell>
          <table:table-cell office:value-type="float" office:value="7.934419" calcext:value-type="float">
            <text:p>7.934419</text:p>
          </table:table-cell>
          <table:table-cell office:value-type="float" office:value="8.00508" calcext:value-type="float">
            <text:p>8.00508</text:p>
          </table:table-cell>
          <table:table-cell office:value-type="float" office:value="8.108521" calcext:value-type="float">
            <text:p>8.108521</text:p>
          </table:table-cell>
          <table:table-cell office:value-type="float" office:value="8.164092" calcext:value-type="float">
            <text:p>8.164092</text:p>
          </table:table-cell>
          <table:table-cell office:value-type="float" office:value="8.254562" calcext:value-type="float">
            <text:p>8.254562</text:p>
          </table:table-cell>
          <table:table-cell office:value-type="float" office:value="8.295975" calcext:value-type="float">
            <text:p>8.295975</text:p>
          </table:table-cell>
          <table:table-cell office:value-type="float" office:value="8.369349" calcext:value-type="float">
            <text:p>8.369349</text:p>
          </table:table-cell>
          <table:table-cell office:value-type="float" office:value="8.44197" calcext:value-type="float">
            <text:p>8.44197</text:p>
          </table:table-cell>
          <table:table-cell office:value-type="float" office:value="8.547527" calcext:value-type="float">
            <text:p>8.547527</text:p>
          </table:table-cell>
          <table:table-cell office:value-type="float" office:value="8.588804" calcext:value-type="float">
            <text:p>8.588804</text:p>
          </table:table-cell>
          <table:table-cell office:value-type="float" office:value="8.662571" calcext:value-type="float">
            <text:p>8.662571</text:p>
          </table:table-cell>
          <table:table-cell office:value-type="float" office:value="8.770334" calcext:value-type="float">
            <text:p>8.770334</text:p>
          </table:table-cell>
          <table:table-cell office:value-type="float" office:value="8.811121" calcext:value-type="float">
            <text:p>8.811121</text:p>
          </table:table-cell>
          <table:table-cell office:value-type="float" office:value="8.918157" calcext:value-type="float">
            <text:p>8.918157</text:p>
          </table:table-cell>
          <table:table-cell office:value-type="float" office:value="8.959118" calcext:value-type="float">
            <text:p>8.959118</text:p>
          </table:table-cell>
          <table:table-cell office:value-type="float" office:value="9.048941" calcext:value-type="float">
            <text:p>9.048941</text:p>
          </table:table-cell>
          <table:table-cell office:value-type="float" office:value="9.109328" calcext:value-type="float">
            <text:p>9.109328</text:p>
          </table:table-cell>
          <table:table-cell office:value-type="float" office:value="9.183803" calcext:value-type="float">
            <text:p>9.183803</text:p>
          </table:table-cell>
          <table:table-cell office:value-type="float" office:value="9.25928" calcext:value-type="float">
            <text:p>9.25928</text:p>
          </table:table-cell>
          <table:table-cell office:value-type="float" office:value="9.37052" calcext:value-type="float">
            <text:p>9.37052</text:p>
          </table:table-cell>
          <table:table-cell office:value-type="float" office:value="9.425795" calcext:value-type="float">
            <text:p>9.425795</text:p>
          </table:table-cell>
          <table:table-cell office:value-type="float" office:value="9.48652" calcext:value-type="float">
            <text:p>9.48652</text:p>
          </table:table-cell>
          <table:table-cell office:value-type="float" office:value="9.561858" calcext:value-type="float">
            <text:p>9.561858</text:p>
          </table:table-cell>
          <table:table-cell office:value-type="float" office:value="9.675355" calcext:value-type="float">
            <text:p>9.675355</text:p>
          </table:table-cell>
          <table:table-cell office:value-type="float" office:value="9.752065" calcext:value-type="float">
            <text:p>9.752065</text:p>
          </table:table-cell>
          <table:table-cell office:value-type="float" office:value="9.807523" calcext:value-type="float">
            <text:p>9.807523</text:p>
          </table:table-cell>
          <table:table-cell office:value-type="float" office:value="9.868658" calcext:value-type="float">
            <text:p>9.868658</text:p>
          </table:table-cell>
          <table:table-cell office:value-type="float" office:value="9.96103" calcext:value-type="float">
            <text:p>9.96103</text:p>
          </table:table-cell>
          <table:table-cell office:value-type="float" office:value="10.023239" calcext:value-type="float">
            <text:p>10.023239</text:p>
          </table:table-cell>
          <table:table-cell office:value-type="float" office:value="10.120685" calcext:value-type="float">
            <text:p>10.120685</text:p>
          </table:table-cell>
          <table:table-cell office:value-type="float" office:value="10.177807" calcext:value-type="float">
            <text:p>10.177807</text:p>
          </table:table-cell>
          <table:table-cell office:value-type="float" office:value="10.294519" calcext:value-type="float">
            <text:p>10.294519</text:p>
          </table:table-cell>
          <table:table-cell office:value-type="float" office:value="10.351503" calcext:value-type="float">
            <text:p>10.351503</text:p>
          </table:table-cell>
          <table:table-cell office:value-type="float" office:value="10.413259" calcext:value-type="float">
            <text:p>10.413259</text:p>
          </table:table-cell>
          <table:table-cell office:value-type="float" office:value="10.491863" calcext:value-type="float">
            <text:p>10.491863</text:p>
          </table:table-cell>
          <table:table-cell office:value-type="float" office:value="10.588163" calcext:value-type="float">
            <text:p>10.588163</text:p>
          </table:table-cell>
          <table:table-cell office:value-type="float" office:value="10.650275" calcext:value-type="float">
            <text:p>10.650275</text:p>
          </table:table-cell>
          <table:table-cell office:value-type="float" office:value="10.745576" calcext:value-type="float">
            <text:p>10.745576</text:p>
          </table:table-cell>
          <table:table-cell office:value-type="float" office:value="10.806771" calcext:value-type="float">
            <text:p>10.806771</text:p>
          </table:table-cell>
          <table:table-cell office:value-type="float" office:value="10.88573" calcext:value-type="float">
            <text:p>10.88573</text:p>
          </table:table-cell>
          <table:table-cell office:value-type="float" office:value="11.008275" calcext:value-type="float">
            <text:p>11.008275</text:p>
          </table:table-cell>
          <table:table-cell office:value-type="float" office:value="11.087345" calcext:value-type="float">
            <text:p>11.087345</text:p>
          </table:table-cell>
          <table:table-cell office:value-type="float" office:value="11.126539" calcext:value-type="float">
            <text:p>11.126539</text:p>
          </table:table-cell>
          <table:table-cell office:value-type="float" office:value="11.207437" calcext:value-type="float">
            <text:p>11.207437</text:p>
          </table:table-cell>
          <table:table-cell office:value-type="float" office:value="11.305553" calcext:value-type="float">
            <text:p>11.305553</text:p>
          </table:table-cell>
          <table:table-cell office:value-type="float" office:value="11.368477" calcext:value-type="float">
            <text:p>11.368477</text:p>
          </table:table-cell>
          <table:table-cell office:value-type="float" office:value="11.450105" calcext:value-type="float">
            <text:p>11.450105</text:p>
          </table:table-cell>
          <table:table-cell office:value-type="float" office:value="11.575607" calcext:value-type="float">
            <text:p>11.575607</text:p>
          </table:table-cell>
          <table:table-cell office:value-type="float" office:value="11.612687" calcext:value-type="float">
            <text:p>11.612687</text:p>
          </table:table-cell>
          <table:table-cell office:value-type="float" office:value="11.73943" calcext:value-type="float">
            <text:p>11.73943</text:p>
          </table:table-cell>
          <table:table-cell office:value-type="float" office:value="11.775443" calcext:value-type="float">
            <text:p>11.775443</text:p>
          </table:table-cell>
          <table:table-cell office:value-type="float" office:value="11.902529" calcext:value-type="float">
            <text:p>11.902529</text:p>
          </table:table-cell>
          <table:table-cell office:value-type="float" office:value="11.959026" calcext:value-type="float">
            <text:p>11.959026</text:p>
          </table:table-cell>
          <table:table-cell office:value-type="float" office:value="12.02271" calcext:value-type="float">
            <text:p>12.02271</text:p>
          </table:table-cell>
          <table:table-cell office:value-type="float" office:value="12.126145" calcext:value-type="float">
            <text:p>12.126145</text:p>
          </table:table-cell>
          <table:table-cell office:value-type="float" office:value="12.18718" calcext:value-type="float">
            <text:p>12.18718</text:p>
          </table:table-cell>
          <table:table-cell office:value-type="float" office:value="12.316273" calcext:value-type="float">
            <text:p>12.316273</text:p>
          </table:table-cell>
          <table:table-cell office:value-type="float" office:value="12.373524" calcext:value-type="float">
            <text:p>12.373524</text:p>
          </table:table-cell>
          <table:table-cell office:value-type="float" office:value="12.436653" calcext:value-type="float">
            <text:p>12.436653</text:p>
          </table:table-cell>
          <table:table-cell office:value-type="float" office:value="12.520391" calcext:value-type="float">
            <text:p>12.520391</text:p>
          </table:table-cell>
          <table:table-cell office:value-type="float" office:value="12.603604" calcext:value-type="float">
            <text:p>12.603604</text:p>
          </table:table-cell>
          <table:table-cell office:value-type="float" office:value="12.734879" calcext:value-type="float">
            <text:p>12.734879</text:p>
          </table:table-cell>
          <table:table-cell office:value-type="float" office:value="12.82067" calcext:value-type="float">
            <text:p>12.82067</text:p>
          </table:table-cell>
          <table:table-cell office:value-type="float" office:value="12.903233" calcext:value-type="float">
            <text:p>12.903233</text:p>
          </table:table-cell>
          <table:table-cell office:value-type="float" office:value="12.937448" calcext:value-type="float">
            <text:p>12.937448</text:p>
          </table:table-cell>
          <table:table-cell office:value-type="float" office:value="13.071745" calcext:value-type="float">
            <text:p>13.071745</text:p>
          </table:table-cell>
          <table:table-cell office:value-type="float" office:value="13.156252" calcext:value-type="float">
            <text:p>13.156252</text:p>
          </table:table-cell>
          <table:table-cell office:value-type="float" office:value="13.212194" calcext:value-type="float">
            <text:p>13.212194</text:p>
          </table:table-cell>
          <table:table-cell office:value-type="float" office:value="13.276496" calcext:value-type="float">
            <text:p>13.276496</text:p>
          </table:table-cell>
          <table:table-cell office:value-type="float" office:value="13.413102" calcext:value-type="float">
            <text:p>13.413102</text:p>
          </table:table-cell>
          <table:table-cell office:value-type="float" office:value="13.469468" calcext:value-type="float">
            <text:p>13.469468</text:p>
          </table:table-cell>
          <table:table-cell office:value-type="float" office:value="13.554284" calcext:value-type="float">
            <text:p>13.554284</text:p>
          </table:table-cell>
          <table:table-cell office:value-type="float" office:value="13.640108" calcext:value-type="float">
            <text:p>13.640108</text:p>
          </table:table-cell>
          <table:table-cell office:value-type="float" office:value="13.70476" calcext:value-type="float">
            <text:p>13.70476</text:p>
          </table:table-cell>
          <table:table-cell office:value-type="float" office:value="13.792909" calcext:value-type="float">
            <text:p>13.792909</text:p>
          </table:table-cell>
          <table:table-cell office:value-type="float" office:value="13.931391" calcext:value-type="float">
            <text:p>13.931391</text:p>
          </table:table-cell>
          <table:table-cell office:value-type="float" office:value="13.964563" calcext:value-type="float">
            <text:p>13.964563</text:p>
          </table:table-cell>
          <table:table-cell office:value-type="float" office:value="14.106248" calcext:value-type="float">
            <text:p>14.106248</text:p>
          </table:table-cell>
          <table:table-cell office:value-type="float" office:value="14.193385" calcext:value-type="float">
            <text:p>14.193385</text:p>
          </table:table-cell>
          <table:table-cell office:value-type="float" office:value="14.247853" calcext:value-type="float">
            <text:p>14.247853</text:p>
          </table:table-cell>
          <table:table-cell office:value-type="float" office:value="14.310874" calcext:value-type="float">
            <text:p>14.310874</text:p>
          </table:table-cell>
          <table:table-cell office:value-type="float" office:value="14.423809" calcext:value-type="float">
            <text:p>14.423809</text:p>
          </table:table-cell>
          <table:table-cell office:value-type="float" office:value="14.488465" calcext:value-type="float">
            <text:p>14.488465</text:p>
          </table:table-cell>
          <table:table-cell office:value-type="float" office:value="14.632922" calcext:value-type="float">
            <text:p>14.632922</text:p>
          </table:table-cell>
          <table:table-cell office:value-type="float" office:value="14.688611" calcext:value-type="float">
            <text:p>14.688611</text:p>
          </table:table-cell>
          <table:table-cell office:value-type="float" office:value="14.810576" calcext:value-type="float">
            <text:p>14.810576</text:p>
          </table:table-cell>
          <table:table-cell office:value-type="float" office:value="14.843384" calcext:value-type="float">
            <text:p>14.843384</text:p>
          </table:table-cell>
          <table:table-cell office:value-type="float" office:value="14.988903" calcext:value-type="float">
            <text:p>14.988903</text:p>
          </table:table-cell>
          <table:table-cell office:value-type="float" office:value="15.021119" calcext:value-type="float">
            <text:p>15.021119</text:p>
          </table:table-cell>
          <table:table-cell office:value-type="float" office:value="15.168737" calcext:value-type="float">
            <text:p>15.168737</text:p>
          </table:table-cell>
          <table:table-cell office:value-type="float" office:value="15.198691" calcext:value-type="float">
            <text:p>15.198691</text:p>
          </table:table-cell>
          <table:table-cell office:value-type="float" office:value="15.286229" calcext:value-type="float">
            <text:p>15.286229</text:p>
          </table:table-cell>
          <table:table-cell office:value-type="float" office:value="15.374765" calcext:value-type="float">
            <text:p>15.374765</text:p>
          </table:table-cell>
          <table:table-cell office:value-type="float" office:value="15.524397" calcext:value-type="float">
            <text:p>15.524397</text:p>
          </table:table-cell>
          <table:table-cell office:value-type="float" office:value="15.556097" calcext:value-type="float">
            <text:p>15.556097</text:p>
          </table:table-cell>
          <table:table-cell office:value-type="float" office:value="15.704007" calcext:value-type="float">
            <text:p>15.704007</text:p>
          </table:table-cell>
          <table:table-cell office:value-type="float" office:value="15.735528" calcext:value-type="float">
            <text:p>15.735528</text:p>
          </table:table-cell>
          <table:table-cell office:value-type="float" office:value="15.824608" calcext:value-type="float">
            <text:p>15.824608</text:p>
          </table:table-cell>
          <table:table-cell office:value-type="float" office:value="15.975901" calcext:value-type="float">
            <text:p>15.975901</text:p>
          </table:table-cell>
          <table:table-cell office:value-type="float" office:value="16.030191" calcext:value-type="float">
            <text:p>16.030191</text:p>
          </table:table-cell>
          <table:table-cell office:value-type="float" office:value="16.159145" calcext:value-type="float">
            <text:p>16.159145</text:p>
          </table:table-cell>
          <table:table-cell office:value-type="float" office:value="16.188004" calcext:value-type="float">
            <text:p>16.188004</text:p>
          </table:table-cell>
          <table:table-cell office:value-type="float" office:value="16.305534" calcext:value-type="float">
            <text:p>16.305534</text:p>
          </table:table-cell>
          <table:table-cell office:value-type="float" office:value="16.433138" calcext:value-type="float">
            <text:p>16.433138</text:p>
          </table:table-cell>
          <table:table-cell office:value-type="float" office:value="16.487509" calcext:value-type="float">
            <text:p>16.487509</text:p>
          </table:table-cell>
          <table:table-cell office:value-type="float" office:value="16.579418" calcext:value-type="float">
            <text:p>16.579418</text:p>
          </table:table-cell>
          <table:table-cell office:value-type="float" office:value="16.644789" calcext:value-type="float">
            <text:p>16.644789</text:p>
          </table:table-cell>
          <table:table-cell office:value-type="float" office:value="16.737242" calcext:value-type="float">
            <text:p>16.737242</text:p>
          </table:table-cell>
          <table:table-cell office:value-type="float" office:value="16.829983" calcext:value-type="float">
            <text:p>16.829983</text:p>
          </table:table-cell>
          <table:table-cell office:value-type="float" office:value="16.921934" calcext:value-type="float">
            <text:p>16.921934</text:p>
          </table:table-cell>
          <table:table-cell office:value-type="float" office:value="17.042446" calcext:value-type="float">
            <text:p>17.042446</text:p>
          </table:table-cell>
          <table:table-cell office:value-type="float" office:value="17.107693" calcext:value-type="float">
            <text:p>17.107693</text:p>
          </table:table-cell>
          <table:table-cell office:value-type="float" office:value="17.199896" calcext:value-type="float">
            <text:p>17.199896</text:p>
          </table:table-cell>
          <table:table-cell office:value-type="float" office:value="17.357569" calcext:value-type="float">
            <text:p>17.357569</text:p>
          </table:table-cell>
          <table:table-cell office:value-type="float" office:value="17.414038" calcext:value-type="float">
            <text:p>17.414038</text:p>
          </table:table-cell>
          <table:table-cell office:value-type="float" office:value="17.479872" calcext:value-type="float">
            <text:p>17.479872</text:p>
          </table:table-cell>
          <table:table-cell office:value-type="float" office:value="17.642296" calcext:value-type="float">
            <text:p>17.642296</text:p>
          </table:table-cell>
          <table:table-cell office:value-type="float" office:value="17.736004" calcext:value-type="float">
            <text:p>17.736004</text:p>
          </table:table-cell>
          <table:table-cell office:value-type="float" office:value="17.762407" calcext:value-type="float">
            <text:p>17.762407</text:p>
          </table:table-cell>
          <table:table-cell office:value-type="float" office:value="17.880329" calcext:value-type="float">
            <text:p>17.880329</text:p>
          </table:table-cell>
          <table:table-cell office:value-type="float" office:value="17.978319" calcext:value-type="float">
            <text:p>17.978319</text:p>
          </table:table-cell>
          <table:table-cell office:value-type="float" office:value="18.044001" calcext:value-type="float">
            <text:p>18.044001</text:p>
          </table:table-cell>
          <table:table-cell office:value-type="float" office:value="18.16684" calcext:value-type="float">
            <text:p>18.16684</text:p>
          </table:table-cell>
          <table:table-cell office:value-type="float" office:value="18.305096" calcext:value-type="float">
            <text:p>18.305096</text:p>
          </table:table-cell>
          <table:table-cell office:value-type="float" office:value="18.328712" calcext:value-type="float">
            <text:p>18.328712</text:p>
          </table:table-cell>
          <table:table-cell office:value-type="float" office:value="18.453732" calcext:value-type="float">
            <text:p>18.453732</text:p>
          </table:table-cell>
          <table:table-cell office:value-type="float" office:value="18.593037" calcext:value-type="float">
            <text:p>18.593037</text:p>
          </table:table-cell>
          <table:table-cell office:value-type="float" office:value="18.614038" calcext:value-type="float">
            <text:p>18.614038</text:p>
          </table:table-cell>
          <table:table-cell office:value-type="float" office:value="18.710529" calcext:value-type="float">
            <text:p>18.710529</text:p>
          </table:table-cell>
          <table:table-cell office:value-type="float" office:value="18.879372" calcext:value-type="float">
            <text:p>18.879372</text:p>
          </table:table-cell>
          <table:table-cell office:value-type="float" office:value="18.930328" calcext:value-type="float">
            <text:p>18.930328</text:p>
          </table:table-cell>
          <table:table-cell office:value-type="float" office:value="19.069004" calcext:value-type="float">
            <text:p>19.069004</text:p>
          </table:table-cell>
          <table:table-cell office:value-type="float" office:value="19.094301" calcext:value-type="float">
            <text:p>19.094301</text:p>
          </table:table-cell>
          <table:table-cell office:value-type="float" office:value="19.190811" calcext:value-type="float">
            <text:p>19.190811</text:p>
          </table:table-cell>
          <table:table-cell office:value-type="float" office:value="19.363932" calcext:value-type="float">
            <text:p>19.363932</text:p>
          </table:table-cell>
          <table:table-cell office:value-type="float" office:value="19.385088" calcext:value-type="float">
            <text:p>19.385088</text:p>
          </table:table-cell>
          <table:table-cell office:value-type="float" office:value="19.482677" calcext:value-type="float">
            <text:p>19.482677</text:p>
          </table:table-cell>
          <table:table-cell office:value-type="float" office:value="19.61137" calcext:value-type="float">
            <text:p>19.61137</text:p>
          </table:table-cell>
          <table:table-cell office:value-type="float" office:value="19.677025" calcext:value-type="float">
            <text:p>19.677025</text:p>
          </table:table-cell>
          <table:table-cell office:value-type="float" office:value="19.805979" calcext:value-type="float">
            <text:p>19.805979</text:p>
          </table:table-cell>
          <table:table-cell office:value-type="float" office:value="19.872902" calcext:value-type="float">
            <text:p>19.872902</text:p>
          </table:table-cell>
          <table:table-cell office:value-type="float" office:value="20.002245" calcext:value-type="float">
            <text:p>20.002245</text:p>
          </table:table-cell>
          <table:table-cell office:value-type="float" office:value="20.069042" calcext:value-type="float">
            <text:p>20.069042</text:p>
          </table:table-cell>
          <table:table-cell office:value-type="float" office:value="20.198521" calcext:value-type="float">
            <text:p>20.198521</text:p>
          </table:table-cell>
          <table:table-cell office:value-type="float" office:value="20.26432" calcext:value-type="float">
            <text:p>20.26432</text:p>
          </table:table-cell>
          <table:table-cell office:value-type="float" office:value="20.361668" calcext:value-type="float">
            <text:p>20.361668</text:p>
          </table:table-cell>
          <table:table-cell office:value-type="float" office:value="20.45966" calcext:value-type="float">
            <text:p>20.45966</text:p>
          </table:table-cell>
          <table:table-cell office:value-type="float" office:value="20.558096" calcext:value-type="float">
            <text:p>20.558096</text:p>
          </table:table-cell>
          <table:table-cell office:value-type="float" office:value="20.656948" calcext:value-type="float">
            <text:p>20.656948</text:p>
          </table:table-cell>
          <table:table-cell office:value-type="float" office:value="20.788019" calcext:value-type="float">
            <text:p>20.788019</text:p>
          </table:table-cell>
          <table:table-cell office:value-type="float" office:value="20.856173" calcext:value-type="float">
            <text:p>20.856173</text:p>
          </table:table-cell>
          <table:table-cell office:value-type="float" office:value="20.955767" calcext:value-type="float">
            <text:p>20.955767</text:p>
          </table:table-cell>
          <table:table-cell office:value-type="float" office:value="21.055338" calcext:value-type="float">
            <text:p>21.055338</text:p>
          </table:table-cell>
          <table:table-cell office:value-type="float" office:value="21.156256" calcext:value-type="float">
            <text:p>21.156256</text:p>
          </table:table-cell>
          <table:table-cell office:value-type="float" office:value="21.25519" calcext:value-type="float">
            <text:p>21.25519</text:p>
          </table:table-cell>
          <table:table-cell office:value-type="float" office:value="21.354834" calcext:value-type="float">
            <text:p>21.354834</text:p>
          </table:table-cell>
          <table:table-cell office:value-type="float" office:value="21.454975" calcext:value-type="float">
            <text:p>21.454975</text:p>
          </table:table-cell>
          <table:table-cell office:value-type="float" office:value="21.588758" calcext:value-type="float">
            <text:p>21.588758</text:p>
          </table:table-cell>
          <table:table-cell office:value-type="float" office:value="21.738792" calcext:value-type="float">
            <text:p>21.738792</text:p>
          </table:table-cell>
          <table:table-cell office:value-type="float" office:value="21.790442" calcext:value-type="float">
            <text:p>21.790442</text:p>
          </table:table-cell>
          <table:table-cell office:value-type="float" office:value="21.94486" calcext:value-type="float">
            <text:p>21.94486</text:p>
          </table:table-cell>
          <table:table-cell office:value-type="float" office:value="21.964796" calcext:value-type="float">
            <text:p>21.964796</text:p>
          </table:table-cell>
          <table:table-cell office:value-type="float" office:value="22.093262" calcext:value-type="float">
            <text:p>22.093262</text:p>
          </table:table-cell>
          <table:table-cell office:value-type="float" office:value="22.243908" calcext:value-type="float">
            <text:p>22.243908</text:p>
          </table:table-cell>
          <table:table-cell office:value-type="float" office:value="22.345917" calcext:value-type="float">
            <text:p>22.345917</text:p>
          </table:table-cell>
          <table:table-cell office:value-type="float" office:value="22.447304" calcext:value-type="float">
            <text:p>22.447304</text:p>
          </table:table-cell>
          <table:table-cell office:value-type="float" office:value="22.498779" calcext:value-type="float">
            <text:p>22.498779</text:p>
          </table:table-cell>
          <table:table-cell office:value-type="float" office:value="22.65276" calcext:value-type="float">
            <text:p>22.65276</text:p>
          </table:table-cell>
          <table:table-cell office:value-type="float" office:value="22.705687" calcext:value-type="float">
            <text:p>22.705687</text:p>
          </table:table-cell>
          <table:table-cell office:value-type="float" office:value="22.85734" calcext:value-type="float">
            <text:p>22.85734</text:p>
          </table:table-cell>
          <table:table-cell office:value-type="float" office:value="22.909231" calcext:value-type="float">
            <text:p>22.909231</text:p>
          </table:table-cell>
          <table:table-cell office:value-type="float" office:value="23.062527" calcext:value-type="float">
            <text:p>23.062527</text:p>
          </table:table-cell>
          <table:table-cell office:value-type="float" office:value="23.115452" calcext:value-type="float">
            <text:p>23.115452</text:p>
          </table:table-cell>
          <table:table-cell office:value-type="float" office:value="23.18388" calcext:value-type="float">
            <text:p>23.18388</text:p>
          </table:table-cell>
          <table:table-cell office:value-type="float" office:value="23.3204" calcext:value-type="float">
            <text:p>23.3204</text:p>
          </table:table-cell>
          <table:table-cell office:value-type="float" office:value="23.385592" calcext:value-type="float">
            <text:p>23.385592</text:p>
          </table:table-cell>
          <table:table-cell office:value-type="float" office:value="23.526115" calcext:value-type="float">
            <text:p>23.526115</text:p>
          </table:table-cell>
          <table:table-cell office:value-type="float" office:value="23.592882" calcext:value-type="float">
            <text:p>23.592882</text:p>
          </table:table-cell>
          <table:table-cell office:value-type="float" office:value="23.732956" calcext:value-type="float">
            <text:p>23.732956</text:p>
          </table:table-cell>
          <table:table-cell office:value-type="float" office:value="23.836908" calcext:value-type="float">
            <text:p>23.836908</text:p>
          </table:table-cell>
          <table:table-cell office:value-type="float" office:value="23.903049" calcext:value-type="float">
            <text:p>23.903049</text:p>
          </table:table-cell>
          <table:table-cell office:value-type="float" office:value="24.100857" calcext:value-type="float">
            <text:p>24.100857</text:p>
          </table:table-cell>
          <table:table-cell office:value-type="float" office:value="24.11026" calcext:value-type="float">
            <text:p>24.11026</text:p>
          </table:table-cell>
          <table:table-cell office:value-type="float" office:value="24.252672" calcext:value-type="float">
            <text:p>24.252672</text:p>
          </table:table-cell>
          <table:table-cell office:value-type="float" office:value="24.412777" calcext:value-type="float">
            <text:p>24.412777</text:p>
          </table:table-cell>
          <table:table-cell office:value-type="float" office:value="24.463837" calcext:value-type="float">
            <text:p>24.463837</text:p>
          </table:table-cell>
          <table:table-cell office:value-type="float" office:value="24.627213" calcext:value-type="float">
            <text:p>24.627213</text:p>
          </table:table-cell>
          <table:table-cell office:value-type="float" office:value="24.673063" calcext:value-type="float">
            <text:p>24.673063</text:p>
          </table:table-cell>
          <table:table-cell office:value-type="float" office:value="24.834883" calcext:value-type="float">
            <text:p>24.834883</text:p>
          </table:table-cell>
          <table:table-cell office:value-type="float" office:value="24.885075" calcext:value-type="float">
            <text:p>24.885075</text:p>
          </table:table-cell>
          <table:table-cell office:value-type="float" office:value="24.990225" calcext:value-type="float">
            <text:p>24.990225</text:p>
          </table:table-cell>
          <table:table-cell office:value-type="float" office:value="25.05625" calcext:value-type="float">
            <text:p>25.05625</text:p>
          </table:table-cell>
          <table:table-cell office:value-type="float" office:value="25.262508" calcext:value-type="float">
            <text:p>25.262508</text:p>
          </table:table-cell>
          <table:table-cell office:value-type="float" office:value="25.364635" calcext:value-type="float">
            <text:p>25.364635</text:p>
          </table:table-cell>
          <table:table-cell office:value-type="float" office:value="25.414902" calcext:value-type="float">
            <text:p>25.414902</text:p>
          </table:table-cell>
          <table:table-cell office:value-type="float" office:value="25.480991" calcext:value-type="float">
            <text:p>25.480991</text:p>
          </table:table-cell>
          <table:table-cell office:value-type="float" office:value="25.689173" calcext:value-type="float">
            <text:p>25.689173</text:p>
          </table:table-cell>
          <table:table-cell office:value-type="float" office:value="25.692947" calcext:value-type="float">
            <text:p>25.692947</text:p>
          </table:table-cell>
          <table:table-cell office:value-type="float" office:value="25.838184" calcext:value-type="float">
            <text:p>25.838184</text:p>
          </table:table-cell>
          <table:table-cell office:value-type="float" office:value="25.905924" calcext:value-type="float">
            <text:p>25.905924</text:p>
          </table:table-cell>
          <table:table-cell office:value-type="float" office:value="26.112888" calcext:value-type="float">
            <text:p>26.112888</text:p>
          </table:table-cell>
          <table:table-cell office:value-type="float" office:value="26.11952" calcext:value-type="float">
            <text:p>26.11952</text:p>
          </table:table-cell>
          <table:table-cell office:value-type="float" office:value="26.268818" calcext:value-type="float">
            <text:p>26.268818</text:p>
          </table:table-cell>
          <table:table-cell office:value-type="float" office:value="26.375156" calcext:value-type="float">
            <text:p>26.375156</text:p>
          </table:table-cell>
          <table:table-cell office:value-type="float" office:value="26.541956" calcext:value-type="float">
            <text:p>26.541956</text:p>
          </table:table-cell>
          <table:table-cell office:value-type="float" office:value="26.591137" calcext:value-type="float">
            <text:p>26.591137</text:p>
          </table:table-cell>
          <table:table-cell office:value-type="float" office:value="26.758734" calcext:value-type="float">
            <text:p>26.758734</text:p>
          </table:table-cell>
          <table:table-cell office:value-type="float" office:value="26.805784" calcext:value-type="float">
            <text:p>26.805784</text:p>
          </table:table-cell>
          <table:table-cell office:value-type="float" office:value="26.916197" calcext:value-type="float">
            <text:p>26.916197</text:p>
          </table:table-cell>
          <table:table-cell office:value-type="float" office:value="27.023676" calcext:value-type="float">
            <text:p>27.023676</text:p>
          </table:table-cell>
          <table:table-cell office:value-type="float" office:value="27.193935" calcext:value-type="float">
            <text:p>27.193935</text:p>
          </table:table-cell>
          <table:table-cell office:value-type="float" office:value="27.303301" calcext:value-type="float">
            <text:p>27.303301</text:p>
          </table:table-cell>
          <table:table-cell office:value-type="float" office:value="27.351231" calcext:value-type="float">
            <text:p>27.351231</text:p>
          </table:table-cell>
          <table:table-cell office:value-type="float" office:value="27.522165" calcext:value-type="float">
            <text:p>27.522165</text:p>
          </table:table-cell>
          <table:table-cell office:value-type="float" office:value="27.631432" calcext:value-type="float">
            <text:p>27.631432</text:p>
          </table:table-cell>
          <table:table-cell office:value-type="float" office:value="27.680019" calcext:value-type="float">
            <text:p>27.680019</text:p>
          </table:table-cell>
          <table:table-cell office:value-type="float" office:value="27.74684" calcext:value-type="float">
            <text:p>27.74684</text:p>
          </table:table-cell>
          <table:table-cell office:value-type="float" office:value="27.900517" calcext:value-type="float">
            <text:p>27.900517</text:p>
          </table:table-cell>
          <table:table-cell office:value-type="float" office:value="27.967068" calcext:value-type="float">
            <text:p>27.967068</text:p>
          </table:table-cell>
          <table:table-cell office:value-type="float" office:value="28.076176" calcext:value-type="float">
            <text:p>28.076176</text:p>
          </table:table-cell>
          <table:table-cell office:value-type="float" office:value="28.292515" calcext:value-type="float">
            <text:p>28.292515</text:p>
          </table:table-cell>
          <table:table-cell office:value-type="float" office:value="28.339285" calcext:value-type="float">
            <text:p>28.339285</text:p>
          </table:table-cell>
          <table:table-cell office:value-type="float" office:value="28.407936" calcext:value-type="float">
            <text:p>28.407936</text:p>
          </table:table-cell>
          <table:table-cell office:value-type="float" office:value="28.627094" calcext:value-type="float">
            <text:p>28.627094</text:p>
          </table:table-cell>
          <table:table-cell office:value-type="float" office:value="28.674265" calcext:value-type="float">
            <text:p>28.674265</text:p>
          </table:table-cell>
          <table:table-cell office:value-type="float" office:value="28.85008" calcext:value-type="float">
            <text:p>28.85008</text:p>
          </table:table-cell>
          <table:table-cell office:value-type="float" office:value="28.897177" calcext:value-type="float">
            <text:p>28.897177</text:p>
          </table:table-cell>
          <table:table-cell office:value-type="float" office:value="28.961424" calcext:value-type="float">
            <text:p>28.961424</text:p>
          </table:table-cell>
          <table:table-cell office:value-type="float" office:value="29.116766" calcext:value-type="float">
            <text:p>29.116766</text:p>
          </table:table-cell>
          <table:table-cell office:value-type="float" office:value="29.184324" calcext:value-type="float">
            <text:p>29.184324</text:p>
          </table:table-cell>
          <table:table-cell office:value-type="float" office:value="29.33954" calcext:value-type="float">
            <text:p>29.33954</text:p>
          </table:table-cell>
          <table:table-cell office:value-type="float" office:value="29.453396" calcext:value-type="float">
            <text:p>29.453396</text:p>
          </table:table-cell>
          <table:table-cell office:value-type="float" office:value="29.52075" calcext:value-type="float">
            <text:p>29.52075</text:p>
          </table:table-cell>
          <table:table-cell office:value-type="float" office:value="29.745892" calcext:value-type="float">
            <text:p>29.745892</text:p>
          </table:table-cell>
          <table:table-cell office:value-type="float" office:value="29.789564" calcext:value-type="float">
            <text:p>29.789564</text:p>
          </table:table-cell>
          <table:table-cell office:value-type="float" office:value="29.906536" calcext:value-type="float">
            <text:p>29.906536</text:p>
          </table:table-cell>
          <table:table-cell office:value-type="float" office:value="29.967949" calcext:value-type="float">
            <text:p>29.967949</text:p>
          </table:table-cell>
          <table:table-cell office:value-type="float" office:value="30.080605" calcext:value-type="float">
            <text:p>30.080605</text:p>
          </table:table-cell>
          <table:table-cell office:value-type="float" office:value="30.239176" calcext:value-type="float">
            <text:p>30.239176</text:p>
          </table:table-cell>
          <table:table-cell office:value-type="float" office:value="30.303965" calcext:value-type="float">
            <text:p>30.303965</text:p>
          </table:table-cell>
          <table:table-cell office:value-type="float" office:value="30.4244" calcext:value-type="float">
            <text:p>30.4244</text:p>
          </table:table-cell>
          <table:table-cell office:value-type="float" office:value="30.574429" calcext:value-type="float">
            <text:p>30.574429</text:p>
          </table:table-cell>
          <table:table-cell office:value-type="float" office:value="30.639879" calcext:value-type="float">
            <text:p>30.639879</text:p>
          </table:table-cell>
          <table:table-cell office:value-type="float" office:value="30.870012" calcext:value-type="float">
            <text:p>30.870012</text:p>
          </table:table-cell>
          <table:table-cell office:value-type="float" office:value="30.990717" calcext:value-type="float">
            <text:p>30.990717</text:p>
          </table:table-cell>
          <table:table-cell office:value-type="float" office:value="30.980543" calcext:value-type="float">
            <text:p>30.980543</text:p>
          </table:table-cell>
          <table:table-cell office:value-type="float" office:value="31.142124" calcext:value-type="float">
            <text:p>31.142124</text:p>
          </table:table-cell>
          <table:table-cell office:value-type="float" office:value="31.310556" calcext:value-type="float">
            <text:p>31.310556</text:p>
          </table:table-cell>
          <table:table-cell office:value-type="float" office:value="31.370636" calcext:value-type="float">
            <text:p>31.370636</text:p>
          </table:table-cell>
          <table:table-cell office:value-type="float" office:value="31.55888" calcext:value-type="float">
            <text:p>31.55888</text:p>
          </table:table-cell>
          <table:table-cell office:value-type="float" office:value="31.679476" calcext:value-type="float">
            <text:p>31.679476</text:p>
          </table:table-cell>
          <table:table-cell office:value-type="float" office:value="31.78824" calcext:value-type="float">
            <text:p>31.78824</text:p>
          </table:table-cell>
          <table:table-cell office:value-type="float" office:value="31.783257" calcext:value-type="float">
            <text:p>31.783257</text:p>
          </table:table-cell>
          <table:table-cell office:value-type="float" office:value="32.017143" calcext:value-type="float">
            <text:p>32.017143</text:p>
          </table:table-cell>
          <table:table-cell office:value-type="float" office:value="32.059986" calcext:value-type="float">
            <text:p>32.059986</text:p>
          </table:table-cell>
          <table:table-cell office:value-type="float" office:value="32.24799" calcext:value-type="float">
            <text:p>32.24799</text:p>
          </table:table-cell>
          <table:table-cell office:value-type="float" office:value="32.289871" calcext:value-type="float">
            <text:p>32.289871</text:p>
          </table:table-cell>
          <table:table-cell office:value-type="float" office:value="32.356411" calcext:value-type="float">
            <text:p>32.356411</text:p>
          </table:table-cell>
          <table:table-cell office:value-type="float" office:value="32.522938" calcext:value-type="float">
            <text:p>32.522938</text:p>
          </table:table-cell>
          <table:table-cell office:value-type="float" office:value="32.587593" calcext:value-type="float">
            <text:p>32.587593</text:p>
          </table:table-cell>
          <table:table-cell office:value-type="float" office:value="32.705109" calcext:value-type="float">
            <text:p>32.705109</text:p>
          </table:table-cell>
          <table:table-cell office:value-type="float" office:value="32.869675" calcext:value-type="float">
            <text:p>32.869675</text:p>
          </table:table-cell>
          <table:table-cell office:value-type="float" office:value="32.936375" calcext:value-type="float">
            <text:p>32.936375</text:p>
          </table:table-cell>
          <table:table-cell office:value-type="float" office:value="33.176445" calcext:value-type="float">
            <text:p>33.176445</text:p>
          </table:table-cell>
          <table:table-cell office:value-type="float" office:value="33.21748" calcext:value-type="float">
            <text:p>33.21748</text:p>
          </table:table-cell>
          <table:table-cell office:value-type="float" office:value="33.281864" calcext:value-type="float">
            <text:p>33.281864</text:p>
          </table:table-cell>
          <table:table-cell office:value-type="float" office:value="33.532448" calcext:value-type="float">
            <text:p>33.532448</text:p>
          </table:table-cell>
          <table:table-cell office:value-type="float" office:value="33.552872" calcext:value-type="float">
            <text:p>33.552872</text:p>
          </table:table-cell>
          <table:table-cell office:value-type="float" office:value="33.68388" calcext:value-type="float">
            <text:p>33.68388</text:p>
          </table:table-cell>
          <table:table-cell office:value-type="float" office:value="33.87738" calcext:value-type="float">
            <text:p>33.87738</text:p>
          </table:table-cell>
          <table:table-cell office:value-type="float" office:value="33.92012" calcext:value-type="float">
            <text:p>33.92012</text:p>
          </table:table-cell>
          <table:table-cell office:value-type="float" office:value="34.115143" calcext:value-type="float">
            <text:p>34.115143</text:p>
          </table:table-cell>
          <table:table-cell office:value-type="float" office:value="34.155033" calcext:value-type="float">
            <text:p>34.155033</text:p>
          </table:table-cell>
          <table:table-cell office:value-type="float" office:value="34.219551" calcext:value-type="float">
            <text:p>34.219551</text:p>
          </table:table-cell>
          <table:table-cell office:value-type="float" office:value="34.394241" calcext:value-type="float">
            <text:p>34.394241</text:p>
          </table:table-cell>
          <table:table-cell office:value-type="float" office:value="34.594013" calcext:value-type="float">
            <text:p>34.594013</text:p>
          </table:table-cell>
          <table:table-cell office:value-type="float" office:value="34.62772" calcext:value-type="float">
            <text:p>34.62772</text:p>
          </table:table-cell>
          <table:table-cell office:value-type="float" office:value="34.824932" calcext:value-type="float">
            <text:p>34.824932</text:p>
          </table:table-cell>
          <table:table-cell office:value-type="float" office:value="34.912174" calcext:value-type="float">
            <text:p>34.912174</text:p>
          </table:table-cell>
          <table:table-cell office:value-type="float" office:value="34.926826" calcext:value-type="float">
            <text:p>34.926826</text:p>
          </table:table-cell>
          <table:table-cell office:value-type="float" office:value="35.178837" calcext:value-type="float">
            <text:p>35.178837</text:p>
          </table:table-cell>
          <table:table-cell office:value-type="float" office:value="35.217819" calcext:value-type="float">
            <text:p>35.217819</text:p>
          </table:table-cell>
          <table:table-cell office:value-type="float" office:value="35.416199" calcext:value-type="float">
            <text:p>35.416199</text:p>
          </table:table-cell>
          <table:table-cell office:value-type="float" office:value="35.455185" calcext:value-type="float">
            <text:p>35.455185</text:p>
          </table:table-cell>
          <table:table-cell office:value-type="float" office:value="35.603401" calcext:value-type="float">
            <text:p>35.603401</text:p>
          </table:table-cell>
          <table:table-cell office:value-type="float" office:value="35.693268" calcext:value-type="float">
            <text:p>35.693268</text:p>
          </table:table-cell>
          <table:table-cell office:value-type="float" office:value="35.756065" calcext:value-type="float">
            <text:p>35.756065</text:p>
          </table:table-cell>
          <table:table-cell office:value-type="float" office:value="35.931244" calcext:value-type="float">
            <text:p>35.931244</text:p>
          </table:table-cell>
          <table:table-cell office:value-type="float" office:value="35.997726" calcext:value-type="float">
            <text:p>35.997726</text:p>
          </table:table-cell>
          <table:table-cell office:value-type="float" office:value="36.253769" calcext:value-type="float">
            <text:p>36.253769</text:p>
          </table:table-cell>
          <table:table-cell office:value-type="float" office:value="36.294086" calcext:value-type="float">
            <text:p>36.294086</text:p>
          </table:table-cell>
          <table:table-cell office:value-type="float" office:value="36.355831" calcext:value-type="float">
            <text:p>36.355831</text:p>
          </table:table-cell>
          <table:table-cell office:value-type="float" office:value="36.532711" calcext:value-type="float">
            <text:p>36.532711</text:p>
          </table:table-cell>
          <table:table-cell office:value-type="float" office:value="36.651775" calcext:value-type="float">
            <text:p>36.651775</text:p>
          </table:table-cell>
          <table:table-cell office:value-type="float" office:value="36.71785" calcext:value-type="float">
            <text:p>36.71785</text:p>
          </table:table-cell>
          <table:table-cell office:value-type="float" office:value="36.892193" calcext:value-type="float">
            <text:p>36.892193</text:p>
          </table:table-cell>
          <table:table-cell office:value-type="float" office:value="37.013714" calcext:value-type="float">
            <text:p>37.013714</text:p>
          </table:table-cell>
          <table:table-cell office:value-type="float" office:value="37.077473" calcext:value-type="float">
            <text:p>37.077473</text:p>
          </table:table-cell>
          <table:table-cell office:value-type="float" office:value="37.254475" calcext:value-type="float">
            <text:p>37.254475</text:p>
          </table:table-cell>
          <table:table-cell office:value-type="float" office:value="37.3186" calcext:value-type="float">
            <text:p>37.3186</text:p>
          </table:table-cell>
          <table:table-cell office:value-type="float" office:value="37.496277" calcext:value-type="float">
            <text:p>37.496277</text:p>
          </table:table-cell>
          <table:table-cell office:value-type="float" office:value="37.558632" calcext:value-type="float">
            <text:p>37.558632</text:p>
          </table:table-cell>
          <table:table-cell office:value-type="float" office:value="37.823364" calcext:value-type="float">
            <text:p>37.823364</text:p>
          </table:table-cell>
          <table:table-cell office:value-type="float" office:value="37.94434" calcext:value-type="float">
            <text:p>37.94434</text:p>
          </table:table-cell>
          <table:table-cell office:value-type="float" office:value="37.922813" calcext:value-type="float">
            <text:p>37.922813</text:p>
          </table:table-cell>
          <table:table-cell office:value-type="float" office:value="38.044407" calcext:value-type="float">
            <text:p>38.044407</text:p>
          </table:table-cell>
          <table:table-cell office:value-type="float" office:value="38.311935" calcext:value-type="float">
            <text:p>38.311935</text:p>
          </table:table-cell>
          <table:table-cell office:value-type="float" office:value="38.325363" calcext:value-type="float">
            <text:p>38.325363</text:p>
          </table:table-cell>
          <table:table-cell office:value-type="float" office:value="38.408539" calcext:value-type="float">
            <text:p>38.408539</text:p>
          </table:table-cell>
          <table:table-cell office:value-type="float" office:value="38.677673" calcext:value-type="float">
            <text:p>38.677673</text:p>
          </table:table-cell>
          <table:table-cell office:value-type="float" office:value="38.654064" calcext:value-type="float">
            <text:p>38.654064</text:p>
          </table:table-cell>
          <table:table-cell office:value-type="float" office:value="38.776051" calcext:value-type="float">
            <text:p>38.776051</text:p>
          </table:table-cell>
          <table:table-cell office:value-type="float" office:value="39.046116" calcext:value-type="float">
            <text:p>39.046116</text:p>
          </table:table-cell>
          <table:table-cell office:value-type="float" office:value="39.019505" calcext:value-type="float">
            <text:p>39.019505</text:p>
          </table:table-cell>
          <table:table-cell office:value-type="float" office:value="39.143574" calcext:value-type="float">
            <text:p>39.143574</text:p>
          </table:table-cell>
          <table:table-cell office:value-type="float" office:value="39.416687" calcext:value-type="float">
            <text:p>39.416687</text:p>
          </table:table-cell>
          <table:table-cell office:value-type="float" office:value="39.38961" calcext:value-type="float">
            <text:p>39.38961</text:p>
          </table:table-cell>
          <table:table-cell office:value-type="float" office:value="39.670456" calcext:value-type="float">
            <text:p>39.670456</text:p>
          </table:table-cell>
          <table:table-cell office:value-type="float" office:value="39.788044" calcext:value-type="float">
            <text:p>39.788044</text:p>
          </table:table-cell>
          <table:table-cell office:value-type="float" office:value="39.821938" calcext:value-type="float">
            <text:p>39.821938</text:p>
          </table:table-cell>
          <table:table-cell office:value-type="float" office:value="40.037048" calcext:value-type="float">
            <text:p>40.037048</text:p>
          </table:table-cell>
          <table:table-cell office:value-type="float" office:value="40.009495" calcext:value-type="float">
            <text:p>40.009495</text:p>
          </table:table-cell>
          <table:table-cell office:value-type="float" office:value="40.195168" calcext:value-type="float">
            <text:p>40.195168</text:p>
          </table:table-cell>
          <table:table-cell office:value-type="float" office:value="40.25782" calcext:value-type="float">
            <text:p>40.25782</text:p>
          </table:table-cell>
          <table:table-cell office:value-type="float" office:value="40.445332" calcext:value-type="float">
            <text:p>40.445332</text:p>
          </table:table-cell>
          <table:table-cell office:value-type="float" office:value="40.569511" calcext:value-type="float">
            <text:p>40.569511</text:p>
          </table:table-cell>
          <table:table-cell office:value-type="float" office:value="40.784515" calcext:value-type="float">
            <text:p>40.784515</text:p>
          </table:table-cell>
          <table:table-cell office:value-type="float" office:value="40.819637" calcext:value-type="float">
            <text:p>40.819637</text:p>
          </table:table-cell>
          <table:table-cell office:value-type="float" office:value="40.878815" calcext:value-type="float">
            <text:p>40.878815</text:p>
          </table:table-cell>
          <table:table-cell office:value-type="float" office:value="41.003925" calcext:value-type="float">
            <text:p>41.003925</text:p>
          </table:table-cell>
          <table:table-cell office:value-type="float" office:value="41.128426" calcext:value-type="float">
            <text:p>41.128426</text:p>
          </table:table-cell>
          <table:table-cell office:value-type="float" office:value="41.253525" calcext:value-type="float">
            <text:p>41.253525</text:p>
          </table:table-cell>
          <table:table-cell office:value-type="float" office:value="41.380917" calcext:value-type="float">
            <text:p>41.380917</text:p>
          </table:table-cell>
          <table:table-cell office:value-type="float" office:value="41.568497" calcext:value-type="float">
            <text:p>41.568497</text:p>
          </table:table-cell>
          <table:table-cell office:value-type="float" office:value="41.628719" calcext:value-type="float">
            <text:p>41.628719</text:p>
          </table:table-cell>
          <table:table-cell office:value-type="float" office:value="41.915562" calcext:value-type="float">
            <text:p>41.915562</text:p>
          </table:table-cell>
          <table:table-cell office:value-type="float" office:value="41.882603" calcext:value-type="float">
            <text:p>41.882603</text:p>
          </table:table-cell>
          <table:table-cell office:value-type="float" office:value="42.177147" calcext:value-type="float">
            <text:p>42.177147</text:p>
          </table:table-cell>
          <table:table-cell office:value-type="float" office:value="42.19883" calcext:value-type="float">
            <text:p>42.19883</text:p>
          </table:table-cell>
          <table:table-cell office:value-type="float" office:value="42.260586" calcext:value-type="float">
            <text:p>42.260586</text:p>
          </table:table-cell>
          <table:table-cell office:value-type="float" office:value="42.548641" calcext:value-type="float">
            <text:p>42.548641</text:p>
          </table:table-cell>
          <table:table-cell office:value-type="float" office:value="42.676491" calcext:value-type="float">
            <text:p>42.676491</text:p>
          </table:table-cell>
          <table:table-cell office:value-type="float" office:value="42.708504" calcext:value-type="float">
            <text:p>42.708504</text:p>
          </table:table-cell>
          <table:table-cell office:value-type="float" office:value="42.931526" calcext:value-type="float">
            <text:p>42.931526</text:p>
          </table:table-cell>
          <table:table-cell office:value-type="float" office:value="42.960823" calcext:value-type="float">
            <text:p>42.960823</text:p>
          </table:table-cell>
          <table:table-cell office:value-type="float" office:value="43.020535" calcext:value-type="float">
            <text:p>43.020535</text:p>
          </table:table-cell>
          <table:table-cell office:value-type="float" office:value="43.216438" calcext:value-type="float">
            <text:p>43.216438</text:p>
          </table:table-cell>
          <table:table-cell office:value-type="float" office:value="43.277538" calcext:value-type="float">
            <text:p>43.277538</text:p>
          </table:table-cell>
          <table:table-cell office:value-type="float" office:value="43.56715" calcext:value-type="float">
            <text:p>43.56715</text:p>
          </table:table-cell>
          <table:table-cell office:value-type="float" office:value="43.600494" calcext:value-type="float">
            <text:p>43.600494</text:p>
          </table:table-cell>
          <table:table-cell office:value-type="float" office:value="43.824238" calcext:value-type="float">
            <text:p>43.824238</text:p>
          </table:table-cell>
          <table:table-cell office:value-type="float" office:value="43.854855" calcext:value-type="float">
            <text:p>43.854855</text:p>
          </table:table-cell>
          <table:table-cell office:value-type="float" office:value="43.914501" calcext:value-type="float">
            <text:p>43.914501</text:p>
          </table:table-cell>
          <table:table-cell office:value-type="float" office:value="44.108273" calcext:value-type="float">
            <text:p>44.108273</text:p>
          </table:table-cell>
          <table:table-cell office:value-type="float" office:value="44.34605" calcext:value-type="float">
            <text:p>44.34605</text:p>
          </table:table-cell>
          <table:table-cell office:value-type="float" office:value="44.380062" calcext:value-type="float">
            <text:p>44.380062</text:p>
          </table:table-cell>
          <table:table-cell office:value-type="float" office:value="44.494007" calcext:value-type="float">
            <text:p>44.494007</text:p>
          </table:table-cell>
          <table:table-cell office:value-type="float" office:value="44.554436" calcext:value-type="float">
            <text:p>44.554436</text:p>
          </table:table-cell>
          <table:table-cell office:value-type="float" office:value="44.682079" calcext:value-type="float">
            <text:p>44.682079</text:p>
          </table:table-cell>
          <table:table-cell office:value-type="float" office:value="44.811832" calcext:value-type="float">
            <text:p>44.811832</text:p>
          </table:table-cell>
          <table:table-cell office:value-type="float" office:value="45.113483" calcext:value-type="float">
            <text:p>45.113483</text:p>
          </table:table-cell>
          <table:table-cell office:value-type="float" office:value="45.140316" calcext:value-type="float">
            <text:p>45.140316</text:p>
          </table:table-cell>
          <table:table-cell office:value-type="float" office:value="45.198402" calcext:value-type="float">
            <text:p>45.198402</text:p>
          </table:table-cell>
          <table:table-cell office:value-type="float" office:value="45.408611" calcext:value-type="float">
            <text:p>45.408611</text:p>
          </table:table-cell>
          <table:table-cell office:value-type="float" office:value="45.456253" calcext:value-type="float">
            <text:p>45.456253</text:p>
          </table:table-cell>
          <table:table-cell office:value-type="float" office:value="45.585464" calcext:value-type="float">
            <text:p>45.585464</text:p>
          </table:table-cell>
          <table:table-cell office:value-type="float" office:value="45.783218" calcext:value-type="float">
            <text:p>45.783218</text:p>
          </table:table-cell>
          <table:table-cell office:value-type="float" office:value="45.914116" calcext:value-type="float">
            <text:p>45.914116</text:p>
          </table:table-cell>
          <table:table-cell office:value-type="float" office:value="45.974297" calcext:value-type="float">
            <text:p>45.974297</text:p>
          </table:table-cell>
          <table:table-cell office:value-type="float" office:value="46.280033" calcext:value-type="float">
            <text:p>46.280033</text:p>
          </table:table-cell>
          <table:table-cell office:value-type="float" office:value="46.234268" calcext:value-type="float">
            <text:p>46.234268</text:p>
          </table:table-cell>
          <table:table-cell office:value-type="float" office:value="46.436993" calcext:value-type="float">
            <text:p>46.436993</text:p>
          </table:table-cell>
          <table:table-cell office:value-type="float" office:value="46.494236" calcext:value-type="float">
            <text:p>46.494236</text:p>
          </table:table-cell>
          <table:table-cell office:value-type="float" office:value="46.626541" calcext:value-type="float">
            <text:p>46.626541</text:p>
          </table:table-cell>
          <table:table-cell office:value-type="float" office:value="46.757038" calcext:value-type="float">
            <text:p>46.757038</text:p>
          </table:table-cell>
          <table:table-cell office:value-type="float" office:value="46.887379" calcext:value-type="float">
            <text:p>46.887379</text:p>
          </table:table-cell>
          <table:table-cell office:value-type="float" office:value="47.090862" calcext:value-type="float">
            <text:p>47.090862</text:p>
          </table:table-cell>
          <table:table-cell office:value-type="float" office:value="47.148727" calcext:value-type="float">
            <text:p>47.148727</text:p>
          </table:table-cell>
          <table:table-cell office:value-type="float" office:value="47.281601" calcext:value-type="float">
            <text:p>47.281601</text:p>
          </table:table-cell>
          <table:table-cell office:value-type="float" office:value="47.597107" calcext:value-type="float">
            <text:p>47.597107</text:p>
          </table:table-cell>
          <table:table-cell office:value-type="float" office:value="47.544163" calcext:value-type="float">
            <text:p>47.544163</text:p>
          </table:table-cell>
          <table:table-cell office:value-type="float" office:value="47.856625" calcext:value-type="float">
            <text:p>47.856625</text:p>
          </table:table-cell>
          <table:table-cell office:value-type="float" office:value="47.808952" calcext:value-type="float">
            <text:p>47.808952</text:p>
          </table:table-cell>
          <table:table-cell office:value-type="float" office:value="47.938873" calcext:value-type="float">
            <text:p>47.938873</text:p>
          </table:table-cell>
          <table:table-cell office:value-type="float" office:value="48.254658" calcext:value-type="float">
            <text:p>48.254658</text:p>
          </table:table-cell>
          <table:table-cell office:value-type="float" office:value="48.203175" calcext:value-type="float">
            <text:p>48.203175</text:p>
          </table:table-cell>
          <table:table-cell office:value-type="float" office:value="48.414341" calcext:value-type="float">
            <text:p>48.414341</text:p>
          </table:table-cell>
          <table:table-cell office:value-type="float" office:value="48.467117" calcext:value-type="float">
            <text:p>48.467117</text:p>
          </table:table-cell>
          <table:table-cell office:value-type="float" office:value="48.793991" calcext:value-type="float">
            <text:p>48.793991</text:p>
          </table:table-cell>
          <table:table-cell office:value-type="float" office:value="48.805511" calcext:value-type="float">
            <text:p>48.805511</text:p>
          </table:table-cell>
          <table:table-cell office:value-type="float" office:value="48.863892" calcext:value-type="float">
            <text:p>48.863892</text:p>
          </table:table-cell>
          <table:table-cell office:value-type="float" office:value="49.07246" calcext:value-type="float">
            <text:p>49.07246</text:p>
          </table:table-cell>
          <table:table-cell office:value-type="float" office:value="49.129238" calcext:value-type="float">
            <text:p>49.129238</text:p>
          </table:table-cell>
          <table:table-cell office:value-type="float" office:value="49.262562" calcext:value-type="float">
            <text:p>49.262562</text:p>
          </table:table-cell>
          <table:table-cell office:value-type="float" office:value="49.583282" calcext:value-type="float">
            <text:p>49.583282</text:p>
          </table:table-cell>
          <table:table-cell office:value-type="float" office:value="49.525028" calcext:value-type="float">
            <text:p>49.525028</text:p>
          </table:table-cell>
          <table:table-cell office:value-type="float" office:value="49.861656" calcext:value-type="float">
            <text:p>49.861656</text:p>
          </table:table-cell>
          <table:table-cell office:value-type="float" office:value="49.871887" calcext:value-type="float">
            <text:p>49.871887</text:p>
          </table:table-cell>
          <table:table-cell office:value-type="float" office:value="50.116661" calcext:value-type="float">
            <text:p>50.116661</text:p>
          </table:table-cell>
          <table:table-cell office:value-type="float" office:value="50.06041" calcext:value-type="float">
            <text:p>50.06041</text:p>
          </table:table-cell>
          <table:table-cell office:value-type="float" office:value="50.273712" calcext:value-type="float">
            <text:p>50.273712</text:p>
          </table:table-cell>
          <table:table-cell office:value-type="float" office:value="50.330692" calcext:value-type="float">
            <text:p>50.330692</text:p>
          </table:table-cell>
          <table:table-cell office:value-type="float" office:value="50.543022" calcext:value-type="float">
            <text:p>50.543022</text:p>
          </table:table-cell>
          <table:table-cell office:value-type="float" office:value="50.676907" calcext:value-type="float">
            <text:p>50.676907</text:p>
          </table:table-cell>
          <table:table-cell office:value-type="float" office:value="50.92622" calcext:value-type="float">
            <text:p>50.92622</text:p>
          </table:table-cell>
          <table:table-cell office:value-type="float" office:value="50.94548" calcext:value-type="float">
            <text:p>50.94548</text:p>
          </table:table-cell>
          <table:table-cell office:value-type="float" office:value="51.077702" calcext:value-type="float">
            <text:p>51.077702</text:p>
          </table:table-cell>
          <table:table-cell office:value-type="float" office:value="51.132507" calcext:value-type="float">
            <text:p>51.132507</text:p>
          </table:table-cell>
          <table:table-cell office:value-type="float" office:value="51.267742" calcext:value-type="float">
            <text:p>51.267742</text:p>
          </table:table-cell>
          <table:table-cell office:value-type="float" office:value="51.598667" calcext:value-type="float">
            <text:p>51.598667</text:p>
          </table:table-cell>
          <table:table-cell office:value-type="float" office:value="51.615749" calcext:value-type="float">
            <text:p>51.615749</text:p>
          </table:table-cell>
          <table:table-cell office:value-type="float" office:value="51.671463" calcext:value-type="float">
            <text:p>51.671463</text:p>
          </table:table-cell>
          <table:table-cell office:value-type="float" office:value="51.886822" calcext:value-type="float">
            <text:p>51.886822</text:p>
          </table:table-cell>
          <table:table-cell office:value-type="float" office:value="51.94075" calcext:value-type="float">
            <text:p>51.94075</text:p>
          </table:table-cell>
          <table:table-cell office:value-type="float" office:value="52.076698" calcext:value-type="float">
            <text:p>52.076698</text:p>
          </table:table-cell>
          <table:table-cell office:value-type="float" office:value="52.212257" calcext:value-type="float">
            <text:p>52.212257</text:p>
          </table:table-cell>
          <table:table-cell office:value-type="float" office:value="52.348232" calcext:value-type="float">
            <text:p>52.348232</text:p>
          </table:table-cell>
          <table:table-cell office:value-type="float" office:value="52.485222" calcext:value-type="float">
            <text:p>52.485222</text:p>
          </table:table-cell>
          <table:table-cell office:value-type="float" office:value="52.619545" calcext:value-type="float">
            <text:p>52.619545</text:p>
          </table:table-cell>
          <table:table-cell office:value-type="float" office:value="52.837456" calcext:value-type="float">
            <text:p>52.837456</text:p>
          </table:table-cell>
          <table:table-cell office:value-type="float" office:value="52.892605" calcext:value-type="float">
            <text:p>52.892605</text:p>
          </table:table-cell>
          <table:table-cell office:value-type="float" office:value="53.027615" calcext:value-type="float">
            <text:p>53.027615</text:p>
          </table:table-cell>
          <table:table-cell office:value-type="float" office:value="53.245537" calcext:value-type="float">
            <text:p>53.245537</text:p>
          </table:table-cell>
          <table:table-cell office:value-type="float" office:value="53.298786" calcext:value-type="float">
            <text:p>53.298786</text:p>
          </table:table-cell>
          <table:table-cell office:value-type="float" office:value="53.437466" calcext:value-type="float">
            <text:p>53.437466</text:p>
          </table:table-cell>
          <table:table-cell office:value-type="float" office:value="53.573227" calcext:value-type="float">
            <text:p>53.573227</text:p>
          </table:table-cell>
          <table:table-cell office:value-type="float" office:value="53.794788" calcext:value-type="float">
            <text:p>53.794788</text:p>
          </table:table-cell>
          <table:table-cell office:value-type="float" office:value="53.847382" calcext:value-type="float">
            <text:p>53.847382</text:p>
          </table:table-cell>
          <table:table-cell office:value-type="float" office:value="53.985821" calcext:value-type="float">
            <text:p>53.985821</text:p>
          </table:table-cell>
          <table:table-cell office:value-type="float" office:value="54.330002" calcext:value-type="float">
            <text:p>54.330002</text:p>
          </table:table-cell>
          <table:table-cell office:value-type="float" office:value="54.26012" calcext:value-type="float">
            <text:p>54.26012</text:p>
          </table:table-cell>
          <table:table-cell office:value-type="float" office:value="54.396072" calcext:value-type="float">
            <text:p>54.396072</text:p>
          </table:table-cell>
          <table:table-cell office:value-type="float" office:value="54.755089" calcext:value-type="float">
            <text:p>54.755089</text:p>
          </table:table-cell>
          <table:table-cell office:value-type="float" office:value="54.673046" calcext:value-type="float">
            <text:p>54.673046</text:p>
          </table:table-cell>
          <table:table-cell office:value-type="float" office:value="54.814838" calcext:value-type="float">
            <text:p>54.814838</text:p>
          </table:table-cell>
          <table:table-cell office:value-type="float" office:value="54.951752" calcext:value-type="float">
            <text:p>54.951752</text:p>
          </table:table-cell>
          <table:table-cell office:value-type="float" office:value="55.090031" calcext:value-type="float">
            <text:p>55.090031</text:p>
          </table:table-cell>
          <table:table-cell office:value-type="float" office:value="55.229542" calcext:value-type="float">
            <text:p>55.229542</text:p>
          </table:table-cell>
          <table:table-cell office:value-type="float" office:value="55.579033" calcext:value-type="float">
            <text:p>55.579033</text:p>
          </table:table-cell>
          <table:table-cell office:value-type="float" office:value="55.719204" calcext:value-type="float">
            <text:p>55.719204</text:p>
          </table:table-cell>
          <table:table-cell office:value-type="float" office:value="55.858067" calcext:value-type="float">
            <text:p>55.858067</text:p>
          </table:table-cell>
          <table:table-cell office:value-type="float" office:value="55.996727" calcext:value-type="float">
            <text:p>55.996727</text:p>
          </table:table-cell>
          <table:table-cell office:value-type="float" office:value="55.921089" calcext:value-type="float">
            <text:p>55.921089</text:p>
          </table:table-cell>
          <table:table-cell office:value-type="float" office:value="56.061775" calcext:value-type="float">
            <text:p>56.061775</text:p>
          </table:table-cell>
          <table:table-cell office:value-type="float" office:value="56.429516" calcext:value-type="float">
            <text:p>56.429516</text:p>
          </table:table-cell>
          <table:table-cell office:value-type="float" office:value="56.437225" calcext:value-type="float">
            <text:p>56.437225</text:p>
          </table:table-cell>
          <table:table-cell office:value-type="float" office:value="56.611336" calcext:value-type="float">
            <text:p>56.611336</text:p>
          </table:table-cell>
          <table:table-cell office:value-type="float" office:value="56.618874" calcext:value-type="float">
            <text:p>56.618874</text:p>
          </table:table-cell>
          <table:table-cell office:value-type="float" office:value="56.758961" calcext:value-type="float">
            <text:p>56.758961</text:p>
          </table:table-cell>
          <table:table-cell office:value-type="float" office:value="57.114082" calcext:value-type="float">
            <text:p>57.114082</text:p>
          </table:table-cell>
          <table:table-cell office:value-type="float" office:value="57.252235" calcext:value-type="float">
            <text:p>57.252235</text:p>
          </table:table-cell>
          <table:table-cell office:value-type="float" office:value="57.17535" calcext:value-type="float">
            <text:p>57.17535</text:p>
          </table:table-cell>
          <table:table-cell office:value-type="float" office:value="57.547611" calcext:value-type="float">
            <text:p>57.547611</text:p>
          </table:table-cell>
          <table:table-cell office:value-type="float" office:value="57.673187" calcext:value-type="float">
            <text:p>57.673187</text:p>
          </table:table-cell>
          <table:table-cell office:value-type="float" office:value="57.683769" calcext:value-type="float">
            <text:p>57.683769</text:p>
          </table:table-cell>
          <table:table-cell office:value-type="float" office:value="57.734795" calcext:value-type="float">
            <text:p>57.734795</text:p>
          </table:table-cell>
          <table:table-cell office:value-type="float" office:value="57.875187" calcext:value-type="float">
            <text:p>57.875187</text:p>
          </table:table-cell>
          <table:table-cell office:value-type="float" office:value="58.250282" calcext:value-type="float">
            <text:p>58.250282</text:p>
          </table:table-cell>
          <table:table-cell office:value-type="float" office:value="58.154095" calcext:value-type="float">
            <text:p>58.154095</text:p>
          </table:table-cell>
          <table:table-cell office:value-type="float" office:value="58.343491" calcext:value-type="float">
            <text:p>58.343491</text:p>
          </table:table-cell>
          <table:table-cell office:value-type="float" office:value="58.657867" calcext:value-type="float">
            <text:p>58.657867</text:p>
          </table:table-cell>
          <table:table-cell office:value-type="float" office:value="58.576221" calcext:value-type="float">
            <text:p>58.576221</text:p>
          </table:table-cell>
          <table:table-cell office:value-type="float" office:value="58.718346" calcext:value-type="float">
            <text:p>58.718346</text:p>
          </table:table-cell>
          <table:table-cell office:value-type="float" office:value="59.084831" calcext:value-type="float">
            <text:p>59.084831</text:p>
          </table:table-cell>
          <table:table-cell office:value-type="float" office:value="59.241344" calcext:value-type="float">
            <text:p>59.241344</text:p>
          </table:table-cell>
          <table:table-cell office:value-type="float" office:value="59.369049" calcext:value-type="float">
            <text:p>59.369049</text:p>
          </table:table-cell>
          <table:table-cell office:value-type="float" office:value="59.511658" calcext:value-type="float">
            <text:p>59.511658</text:p>
          </table:table-cell>
          <table:table-cell office:value-type="float" office:value="59.651989" calcext:value-type="float">
            <text:p>59.651989</text:p>
          </table:table-cell>
          <table:table-cell office:value-type="float" office:value="59.659016" calcext:value-type="float">
            <text:p>59.659016</text:p>
          </table:table-cell>
          <table:table-cell office:value-type="float" office:value="59.937435" calcext:value-type="float">
            <text:p>59.937435</text:p>
          </table:table-cell>
          <table:table-cell office:value-type="float" office:value="60.079533" calcext:value-type="float">
            <text:p>60.079533</text:p>
          </table:table-cell>
          <table:table-cell office:value-type="float" office:value="59.995274" calcext:value-type="float">
            <text:p>59.995274</text:p>
          </table:table-cell>
          <table:table-cell office:value-type="float" office:value="60.362202" calcext:value-type="float">
            <text:p>60.362202</text:p>
          </table:table-cell>
          <table:table-cell office:value-type="float" office:value="60.506119" calcext:value-type="float">
            <text:p>60.506119</text:p>
          </table:table-cell>
          <table:table-cell office:value-type="float" office:value="60.419167" calcext:value-type="float">
            <text:p>60.419167</text:p>
          </table:table-cell>
          <table:table-cell office:value-type="float" office:value="60.792953" calcext:value-type="float">
            <text:p>60.792953</text:p>
          </table:table-cell>
          <table:table-cell office:value-type="float" office:value="60.704163" calcext:value-type="float">
            <text:p>60.704163</text:p>
          </table:table-cell>
          <table:table-cell office:value-type="float" office:value="60.847336" calcext:value-type="float">
            <text:p>60.847336</text:p>
          </table:table-cell>
          <table:table-cell office:value-type="float" office:value="61.220612" calcext:value-type="float">
            <text:p>61.220612</text:p>
          </table:table-cell>
          <table:table-cell office:value-type="float" office:value="61.133198" calcext:value-type="float">
            <text:p>61.133198</text:p>
          </table:table-cell>
          <table:table-cell office:value-type="float" office:value="61.278332" calcext:value-type="float">
            <text:p>61.278332</text:p>
          </table:table-cell>
          <table:table-cell office:value-type="float" office:value="61.652569" calcext:value-type="float">
            <text:p>61.652569</text:p>
          </table:table-cell>
          <table:table-cell office:value-type="float" office:value="61.56535" calcext:value-type="float">
            <text:p>61.56535</text:p>
          </table:table-cell>
          <table:table-cell office:value-type="float" office:value="61.944038" calcext:value-type="float">
            <text:p>61.944038</text:p>
          </table:table-cell>
          <table:table-cell office:value-type="float" office:value="61.853764" calcext:value-type="float">
            <text:p>61.853764</text:p>
          </table:table-cell>
          <table:table-cell office:value-type="float" office:value="61.997921" calcext:value-type="float">
            <text:p>61.997921</text:p>
          </table:table-cell>
          <table:table-cell office:value-type="float" office:value="62.393169" calcext:value-type="float">
            <text:p>62.393169</text:p>
          </table:table-cell>
          <table:table-cell office:value-type="float" office:value="62.284126" calcext:value-type="float">
            <text:p>62.284126</text:p>
          </table:table-cell>
          <table:table-cell office:value-type="float" office:value="62.430176" calcext:value-type="float">
            <text:p>62.430176</text:p>
          </table:table-cell>
          <table:table-cell office:value-type="float" office:value="62.858791" calcext:value-type="float">
            <text:p>62.858791</text:p>
          </table:table-cell>
          <table:table-cell office:value-type="float" office:value="62.715839" calcext:value-type="float">
            <text:p>62.715839</text:p>
          </table:table-cell>
          <table:table-cell office:value-type="float" office:value="62.861092" calcext:value-type="float">
            <text:p>62.861092</text:p>
          </table:table-cell>
          <table:table-cell office:value-type="float" office:value="63.245861" calcext:value-type="float">
            <text:p>63.245861</text:p>
          </table:table-cell>
          <table:table-cell office:value-type="float" office:value="63.152069" calcext:value-type="float">
            <text:p>63.152069</text:p>
          </table:table-cell>
          <table:table-cell office:value-type="float" office:value="63.294582" calcext:value-type="float">
            <text:p>63.294582</text:p>
          </table:table-cell>
          <table:table-cell office:value-type="float" office:value="63.682468" calcext:value-type="float">
            <text:p>63.682468</text:p>
          </table:table-cell>
          <table:table-cell office:value-type="float" office:value="63.586716" calcext:value-type="float">
            <text:p>63.586716</text:p>
          </table:table-cell>
          <table:table-cell office:value-type="float" office:value="63.734783" calcext:value-type="float">
            <text:p>63.734783</text:p>
          </table:table-cell>
          <table:table-cell office:value-type="float" office:value="64.124123" calcext:value-type="float">
            <text:p>64.124123</text:p>
          </table:table-cell>
          <table:table-cell office:value-type="float" office:value="64.026627" calcext:value-type="float">
            <text:p>64.026627</text:p>
          </table:table-cell>
          <table:table-cell office:value-type="float" office:value="64.172447" calcext:value-type="float">
            <text:p>64.172447</text:p>
          </table:table-cell>
          <table:table-cell office:value-type="float" office:value="64.5606" calcext:value-type="float">
            <text:p>64.5606</text:p>
          </table:table-cell>
          <table:table-cell office:value-type="float" office:value="64.461372" calcext:value-type="float">
            <text:p>64.461372</text:p>
          </table:table-cell>
          <table:table-cell office:value-type="float" office:value="64.852188" calcext:value-type="float">
            <text:p>64.852188</text:p>
          </table:table-cell>
          <table:table-cell office:value-type="float" office:value="64.751862" calcext:value-type="float">
            <text:p>64.751862</text:p>
          </table:table-cell>
          <table:table-cell office:value-type="float" office:value="65.162041" calcext:value-type="float">
            <text:p>65.162041</text:p>
          </table:table-cell>
          <table:table-cell office:value-type="float" office:value="65.045731" calcext:value-type="float">
            <text:p>65.045731</text:p>
          </table:table-cell>
          <table:table-cell office:value-type="float" office:value="65.19265" calcext:value-type="float">
            <text:p>65.19265</text:p>
          </table:table-cell>
          <table:table-cell office:value-type="float" office:value="65.601303" calcext:value-type="float">
            <text:p>65.601303</text:p>
          </table:table-cell>
          <table:table-cell office:value-type="float" office:value="65.484459" calcext:value-type="float">
            <text:p>65.484459</text:p>
          </table:table-cell>
          <table:table-cell office:value-type="float" office:value="65.632126" calcext:value-type="float">
            <text:p>65.632126</text:p>
          </table:table-cell>
          <table:table-cell office:value-type="float" office:value="66.030312" calcext:value-type="float">
            <text:p>66.030312</text:p>
          </table:table-cell>
          <table:table-cell office:value-type="float" office:value="65.925385" calcext:value-type="float">
            <text:p>65.925385</text:p>
          </table:table-cell>
          <table:table-cell office:value-type="float" office:value="66.072289" calcext:value-type="float">
            <text:p>66.072289</text:p>
          </table:table-cell>
          <table:table-cell office:value-type="float" office:value="66.470818" calcext:value-type="float">
            <text:p>66.470818</text:p>
          </table:table-cell>
          <table:table-cell office:value-type="float" office:value="66.362961" calcext:value-type="float">
            <text:p>66.362961</text:p>
          </table:table-cell>
          <table:table-cell office:value-type="float" office:value="66.513046" calcext:value-type="float">
            <text:p>66.513046</text:p>
          </table:table-cell>
          <table:table-cell office:value-type="float" office:value="66.932259" calcext:value-type="float">
            <text:p>66.932259</text:p>
          </table:table-cell>
          <table:table-cell office:value-type="float" office:value="67.062134" calcext:value-type="float">
            <text:p>67.062134</text:p>
          </table:table-cell>
          <table:table-cell office:value-type="float" office:value="66.955315" calcext:value-type="float">
            <text:p>66.955315</text:p>
          </table:table-cell>
          <table:table-cell office:value-type="float" office:value="67.37561" calcext:value-type="float">
            <text:p>67.37561</text:p>
          </table:table-cell>
          <table:table-cell office:value-type="float" office:value="67.250725" calcext:value-type="float">
            <text:p>67.250725</text:p>
          </table:table-cell>
          <table:table-cell office:value-type="float" office:value="67.444679" calcext:value-type="float">
            <text:p>67.444679</text:p>
          </table:table-cell>
          <table:table-cell office:value-type="float" office:value="67.814949" calcext:value-type="float">
            <text:p>67.814949</text:p>
          </table:table-cell>
          <table:table-cell office:value-type="float" office:value="67.687958" calcext:value-type="float">
            <text:p>67.687958</text:p>
          </table:table-cell>
          <table:table-cell office:value-type="float" office:value="68.110596" calcext:value-type="float">
            <text:p>68.110596</text:p>
          </table:table-cell>
          <table:table-cell office:value-type="float" office:value="67.986511" calcext:value-type="float">
            <text:p>67.986511</text:p>
          </table:table-cell>
          <table:table-cell office:value-type="float" office:value="68.238281" calcext:value-type="float">
            <text:p>68.238281</text:p>
          </table:table-cell>
          <table:table-cell office:value-type="float" office:value="68.280853" calcext:value-type="float">
            <text:p>68.280853</text:p>
          </table:table-cell>
          <table:table-cell office:value-type="float" office:value="68.428093" calcext:value-type="float">
            <text:p>68.428093</text:p>
          </table:table-cell>
          <table:table-cell office:value-type="float" office:value="68.684326" calcext:value-type="float">
            <text:p>68.684326</text:p>
          </table:table-cell>
          <table:table-cell office:value-type="float" office:value="68.726265" calcext:value-type="float">
            <text:p>68.726265</text:p>
          </table:table-cell>
          <table:table-cell office:value-type="float" office:value="69.137848" calcext:value-type="float">
            <text:p>69.137848</text:p>
          </table:table-cell>
          <table:table-cell office:value-type="float" office:value="69.023453" calcext:value-type="float">
            <text:p>69.023453</text:p>
          </table:table-cell>
          <table:table-cell office:value-type="float" office:value="69.456993" calcext:value-type="float">
            <text:p>69.456993</text:p>
          </table:table-cell>
          <table:table-cell office:value-type="float" office:value="69.326385" calcext:value-type="float">
            <text:p>69.326385</text:p>
          </table:table-cell>
          <table:table-cell office:value-type="float" office:value="69.47789" calcext:value-type="float">
            <text:p>69.47789</text:p>
          </table:table-cell>
          <table:table-cell office:value-type="float" office:value="69.624977" calcext:value-type="float">
            <text:p>69.624977</text:p>
          </table:table-cell>
          <table:table-cell office:value-type="float" office:value="69.774071" calcext:value-type="float">
            <text:p>69.774071</text:p>
          </table:table-cell>
          <table:table-cell office:value-type="float" office:value="70.19133" calcext:value-type="float">
            <text:p>70.19133</text:p>
          </table:table-cell>
          <table:table-cell office:value-type="float" office:value="70.339714" calcext:value-type="float">
            <text:p>70.339714</text:p>
          </table:table-cell>
          <table:table-cell office:value-type="float" office:value="70.330544" calcext:value-type="float">
            <text:p>70.330544</text:p>
          </table:table-cell>
          <table:table-cell office:value-type="float" office:value="70.369057" calcext:value-type="float">
            <text:p>70.369057</text:p>
          </table:table-cell>
          <table:table-cell office:value-type="float" office:value="70.520576" calcext:value-type="float">
            <text:p>70.520576</text:p>
          </table:table-cell>
          <table:table-cell office:value-type="float" office:value="70.988426" calcext:value-type="float">
            <text:p>70.988426</text:p>
          </table:table-cell>
          <table:table-cell office:value-type="float" office:value="70.819885" calcext:value-type="float">
            <text:p>70.819885</text:p>
          </table:table-cell>
          <table:table-cell office:value-type="float" office:value="71.242271" calcext:value-type="float">
            <text:p>71.242271</text:p>
          </table:table-cell>
          <table:table-cell office:value-type="float" office:value="71.124893" calcext:value-type="float">
            <text:p>71.124893</text:p>
          </table:table-cell>
          <table:table-cell office:value-type="float" office:value="71.544617" calcext:value-type="float">
            <text:p>71.544617</text:p>
          </table:table-cell>
          <table:table-cell office:value-type="float" office:value="71.697838" calcext:value-type="float">
            <text:p>71.697838</text:p>
          </table:table-cell>
          <table:table-cell office:value-type="float" office:value="71.573677" calcext:value-type="float">
            <text:p>71.573677</text:p>
          </table:table-cell>
          <table:table-cell office:value-type="float" office:value="71.998116" calcext:value-type="float">
            <text:p>71.998116</text:p>
          </table:table-cell>
          <table:table-cell office:value-type="float" office:value="71.877502" calcext:value-type="float">
            <text:p>71.877502</text:p>
          </table:table-cell>
          <table:table-cell office:value-type="float" office:value="72.027237" calcext:value-type="float">
            <text:p>72.027237</text:p>
          </table:table-cell>
          <table:table-cell office:value-type="float" office:value="72.452553" calcext:value-type="float">
            <text:p>72.452553</text:p>
          </table:table-cell>
          <table:table-cell office:value-type="float" office:value="72.33094" calcext:value-type="float">
            <text:p>72.33094</text:p>
          </table:table-cell>
          <table:table-cell office:value-type="float" office:value="72.481392" calcext:value-type="float">
            <text:p>72.481392</text:p>
          </table:table-cell>
          <table:table-cell office:value-type="float" office:value="72.926941" calcext:value-type="float">
            <text:p>72.926941</text:p>
          </table:table-cell>
          <table:table-cell office:value-type="float" office:value="73.062836" calcext:value-type="float">
            <text:p>73.062836</text:p>
          </table:table-cell>
          <table:table-cell office:value-type="float" office:value="72.940315" calcext:value-type="float">
            <text:p>72.940315</text:p>
          </table:table-cell>
          <table:table-cell office:value-type="float" office:value="73.368011" calcext:value-type="float">
            <text:p>73.368011</text:p>
          </table:table-cell>
          <table:table-cell office:value-type="float" office:value="73.241196" calcext:value-type="float">
            <text:p>73.241196</text:p>
          </table:table-cell>
          <table:table-cell office:value-type="float" office:value="73.674347" calcext:value-type="float">
            <text:p>73.674347</text:p>
          </table:table-cell>
          <table:table-cell office:value-type="float" office:value="73.65963" calcext:value-type="float">
            <text:p>73.65963</text:p>
          </table:table-cell>
          <table:table-cell office:value-type="float" office:value="73.809937" calcext:value-type="float">
            <text:p>73.809937</text:p>
          </table:table-cell>
          <table:table-cell office:value-type="float" office:value="73.851212" calcext:value-type="float">
            <text:p>73.851212</text:p>
          </table:table-cell>
          <table:table-cell office:value-type="float" office:value="74.283051" calcext:value-type="float">
            <text:p>74.283051</text:p>
          </table:table-cell>
          <table:table-cell office:value-type="float" office:value="74.267525" calcext:value-type="float">
            <text:p>74.267525</text:p>
          </table:table-cell>
          <table:table-cell office:value-type="float" office:value="74.591919" calcext:value-type="float">
            <text:p>74.591919</text:p>
          </table:table-cell>
          <table:table-cell office:value-type="float" office:value="74.460625" calcext:value-type="float">
            <text:p>74.460625</text:p>
          </table:table-cell>
          <table:table-cell office:value-type="float" office:value="74.915306" calcext:value-type="float">
            <text:p>74.915306</text:p>
          </table:table-cell>
          <table:table-cell office:value-type="float" office:value="74.879738" calcext:value-type="float">
            <text:p>74.879738</text:p>
          </table:table-cell>
          <table:table-cell office:value-type="float" office:value="75.206505" calcext:value-type="float">
            <text:p>75.206505</text:p>
          </table:table-cell>
          <table:table-cell office:value-type="float" office:value="75.362061" calcext:value-type="float">
            <text:p>75.362061</text:p>
          </table:table-cell>
          <table:table-cell office:value-type="float" office:value="75.534737" calcext:value-type="float">
            <text:p>75.534737</text:p>
          </table:table-cell>
          <table:table-cell office:value-type="float" office:value="75.441628" calcext:value-type="float">
            <text:p>75.441628</text:p>
          </table:table-cell>
          <table:table-cell office:value-type="float" office:value="75.824615" calcext:value-type="float">
            <text:p>75.824615</text:p>
          </table:table-cell>
          <table:table-cell office:value-type="float" office:value="75.80957" calcext:value-type="float">
            <text:p>75.80957</text:p>
          </table:table-cell>
          <table:table-cell office:value-type="float" office:value="75.845909" calcext:value-type="float">
            <text:p>75.845909</text:p>
          </table:table-cell>
          <table:table-cell office:value-type="float" office:value="76.308975" calcext:value-type="float">
            <text:p>76.308975</text:p>
          </table:table-cell>
          <table:table-cell office:value-type="float" office:value="76.155151" calcext:value-type="float">
            <text:p>76.155151</text:p>
          </table:table-cell>
          <table:table-cell office:value-type="float" office:value="76.309341" calcext:value-type="float">
            <text:p>76.309341</text:p>
          </table:table-cell>
          <table:table-cell office:value-type="float" office:value="76.774811" calcext:value-type="float">
            <text:p>76.774811</text:p>
          </table:table-cell>
          <table:table-cell office:value-type="float" office:value="76.617439" calcext:value-type="float">
            <text:p>76.617439</text:p>
          </table:table-cell>
          <table:table-cell office:value-type="float" office:value="77.065849" calcext:value-type="float">
            <text:p>77.065849</text:p>
          </table:table-cell>
          <table:table-cell office:value-type="float" office:value="77.041573" calcext:value-type="float">
            <text:p>77.041573</text:p>
          </table:table-cell>
          <table:table-cell office:value-type="float" office:value="77.396233" calcext:value-type="float">
            <text:p>77.396233</text:p>
          </table:table-cell>
          <table:table-cell office:value-type="float" office:value="77.531998" calcext:value-type="float">
            <text:p>77.531998</text:p>
          </table:table-cell>
          <table:table-cell office:value-type="float" office:value="77.390762" calcext:value-type="float">
            <text:p>77.390762</text:p>
          </table:table-cell>
          <table:table-cell office:value-type="float" office:value="77.842407" calcext:value-type="float">
            <text:p>77.842407</text:p>
          </table:table-cell>
          <table:table-cell office:value-type="float" office:value="77.822128" calcext:value-type="float">
            <text:p>77.822128</text:p>
          </table:table-cell>
          <table:table-cell office:value-type="float" office:value="77.857086" calcext:value-type="float">
            <text:p>77.857086</text:p>
          </table:table-cell>
          <table:table-cell office:value-type="float" office:value="78.309998" calcext:value-type="float">
            <text:p>78.309998</text:p>
          </table:table-cell>
          <table:table-cell office:value-type="float" office:value="78.465027" calcext:value-type="float">
            <text:p>78.465027</text:p>
          </table:table-cell>
          <table:table-cell office:value-type="float" office:value="78.323059" calcext:value-type="float">
            <text:p>78.323059</text:p>
          </table:table-cell>
          <table:table-cell office:value-type="float" office:value="78.777435" calcext:value-type="float">
            <text:p>78.777435</text:p>
          </table:table-cell>
          <table:table-cell office:value-type="float" office:value="78.632561" calcext:value-type="float">
            <text:p>78.632561</text:p>
          </table:table-cell>
          <table:table-cell office:value-type="float" office:value="78.789192" calcext:value-type="float">
            <text:p>78.789192</text:p>
          </table:table-cell>
          <table:table-cell office:value-type="float" office:value="78.94117" calcext:value-type="float">
            <text:p>78.94117</text:p>
          </table:table-cell>
          <table:table-cell office:value-type="float" office:value="79.402" calcext:value-type="float">
            <text:p>79.402</text:p>
          </table:table-cell>
          <table:table-cell office:value-type="float" office:value="79.379372" calcext:value-type="float">
            <text:p>79.379372</text:p>
          </table:table-cell>
          <table:table-cell office:value-type="float" office:value="79.716003" calcext:value-type="float">
            <text:p>79.716003</text:p>
          </table:table-cell>
          <table:table-cell office:value-type="float" office:value="79.871872" calcext:value-type="float">
            <text:p>79.871872</text:p>
          </table:table-cell>
          <table:table-cell office:value-type="float" office:value="79.725204" calcext:value-type="float">
            <text:p>79.725204</text:p>
          </table:table-cell>
          <table:table-cell office:value-type="float" office:value="80.208572" calcext:value-type="float">
            <text:p>80.208572</text:p>
          </table:table-cell>
          <table:table-cell office:value-type="float" office:value="80.065636" calcext:value-type="float">
            <text:p>80.065636</text:p>
          </table:table-cell>
          <table:table-cell office:value-type="float" office:value="80.198654" calcext:value-type="float">
            <text:p>80.198654</text:p>
          </table:table-cell>
          <table:table-cell office:value-type="float" office:value="80.660797" calcext:value-type="float">
            <text:p>80.660797</text:p>
          </table:table-cell>
          <table:table-cell office:value-type="float" office:value="80.509338" calcext:value-type="float">
            <text:p>80.509338</text:p>
          </table:table-cell>
          <table:table-cell office:value-type="float" office:value="80.667084" calcext:value-type="float">
            <text:p>80.667084</text:p>
          </table:table-cell>
          <table:table-cell office:value-type="float" office:value="80.823936" calcext:value-type="float">
            <text:p>80.823936</text:p>
          </table:table-cell>
          <table:table-cell office:value-type="float" office:value="80.984688" calcext:value-type="float">
            <text:p>80.984688</text:p>
          </table:table-cell>
          <table:table-cell office:value-type="float" office:value="81.45108" calcext:value-type="float">
            <text:p>81.45108</text:p>
          </table:table-cell>
          <table:table-cell office:value-type="float" office:value="81.344299" calcext:value-type="float">
            <text:p>81.344299</text:p>
          </table:table-cell>
          <table:table-cell office:value-type="float" office:value="81.451714" calcext:value-type="float">
            <text:p>81.451714</text:p>
          </table:table-cell>
          <table:table-cell office:value-type="float" office:value="81.610672" calcext:value-type="float">
            <text:p>81.610672</text:p>
          </table:table-cell>
          <table:table-cell office:value-type="float" office:value="81.769073" calcext:value-type="float">
            <text:p>81.769073</text:p>
          </table:table-cell>
          <table:table-cell office:value-type="float" office:value="82.236748" calcext:value-type="float">
            <text:p>82.236748</text:p>
          </table:table-cell>
          <table:table-cell office:value-type="float" office:value="82.082176" calcext:value-type="float">
            <text:p>82.082176</text:p>
          </table:table-cell>
          <table:table-cell office:value-type="float" office:value="82.240715" calcext:value-type="float">
            <text:p>82.240715</text:p>
          </table:table-cell>
          <table:table-cell office:value-type="float" office:value="82.398163" calcext:value-type="float">
            <text:p>82.398163</text:p>
          </table:table-cell>
          <table:table-cell office:value-type="float" office:value="82.55777" calcext:value-type="float">
            <text:p>82.55777</text:p>
          </table:table-cell>
          <table:table-cell office:value-type="float" office:value="83.030273" calcext:value-type="float">
            <text:p>83.030273</text:p>
          </table:table-cell>
          <table:table-cell office:value-type="float" office:value="82.875175" calcext:value-type="float">
            <text:p>82.875175</text:p>
          </table:table-cell>
          <table:table-cell office:value-type="float" office:value="83.034363" calcext:value-type="float">
            <text:p>83.034363</text:p>
          </table:table-cell>
          <table:table-cell office:value-type="float" office:value="83.189445" calcext:value-type="float">
            <text:p>83.189445</text:p>
          </table:table-cell>
          <table:table-cell office:value-type="float" office:value="83.3498" calcext:value-type="float">
            <text:p>83.3498</text:p>
          </table:table-cell>
          <table:table-cell office:value-type="float" office:value="83.510513" calcext:value-type="float">
            <text:p>83.510513</text:p>
          </table:table-cell>
          <table:table-cell office:value-type="float" office:value="83.670364" calcext:value-type="float">
            <text:p>83.670364</text:p>
          </table:table-cell>
          <table:table-cell office:value-type="float" office:value="83.829971" calcext:value-type="float">
            <text:p>83.829971</text:p>
          </table:table-cell>
          <table:table-cell office:value-type="float" office:value="84.306374" calcext:value-type="float">
            <text:p>84.306374</text:p>
          </table:table-cell>
          <table:table-cell office:value-type="float" office:value="84.146423" calcext:value-type="float">
            <text:p>84.146423</text:p>
          </table:table-cell>
          <table:table-cell office:value-type="float" office:value="84.627983" calcext:value-type="float">
            <text:p>84.627983</text:p>
          </table:table-cell>
          <table:table-cell office:value-type="float" office:value="84.466423" calcext:value-type="float">
            <text:p>84.466423</text:p>
          </table:table-cell>
          <table:table-cell office:value-type="float" office:value="84.949776" calcext:value-type="float">
            <text:p>84.949776</text:p>
          </table:table-cell>
          <table:table-cell office:value-type="float" office:value="84.786621" calcext:value-type="float">
            <text:p>84.786621</text:p>
          </table:table-cell>
          <table:table-cell office:value-type="float" office:value="85.292099" calcext:value-type="float">
            <text:p>85.292099</text:p>
          </table:table-cell>
          <table:table-cell office:value-type="float" office:value="85.431587" calcext:value-type="float">
            <text:p>85.431587</text:p>
          </table:table-cell>
          <table:table-cell office:value-type="float" office:value="85.266121" calcext:value-type="float">
            <text:p>85.266121</text:p>
          </table:table-cell>
          <table:table-cell office:value-type="float" office:value="85.75293" calcext:value-type="float">
            <text:p>85.75293</text:p>
          </table:table-cell>
          <table:table-cell office:value-type="float" office:value="85.934769" calcext:value-type="float">
            <text:p>85.934769</text:p>
          </table:table-cell>
          <table:table-cell office:value-type="float" office:value="85.744766" calcext:value-type="float">
            <text:p>85.744766</text:p>
          </table:table-cell>
          <table:table-cell office:value-type="float" office:value="86.236061" calcext:value-type="float">
            <text:p>86.236061</text:p>
          </table:table-cell>
          <table:table-cell office:value-type="float" office:value="86.204582" calcext:value-type="float">
            <text:p>86.204582</text:p>
          </table:table-cell>
          <table:table-cell office:value-type="float" office:value="86.554497" calcext:value-type="float">
            <text:p>86.554497</text:p>
          </table:table-cell>
          <table:table-cell office:value-type="float" office:value="86.716499" calcext:value-type="float">
            <text:p>86.716499</text:p>
          </table:table-cell>
          <table:table-cell office:value-type="float" office:value="86.548233" calcext:value-type="float">
            <text:p>86.548233</text:p>
          </table:table-cell>
          <table:table-cell office:value-type="float" office:value="87.037361" calcext:value-type="float">
            <text:p>87.037361</text:p>
          </table:table-cell>
          <table:table-cell office:value-type="float" office:value="87.200279" calcext:value-type="float">
            <text:p>87.200279</text:p>
          </table:table-cell>
          <table:table-cell office:value-type="float" office:value="87.032784" calcext:value-type="float">
            <text:p>87.032784</text:p>
          </table:table-cell>
          <table:table-cell office:value-type="float" office:value="87.547478" calcext:value-type="float">
            <text:p>87.547478</text:p>
          </table:table-cell>
          <table:table-cell office:value-type="float" office:value="87.707626" calcext:value-type="float">
            <text:p>87.707626</text:p>
          </table:table-cell>
          <table:table-cell office:value-type="float" office:value="87.851593" calcext:value-type="float">
            <text:p>87.851593</text:p>
          </table:table-cell>
          <table:table-cell office:value-type="float" office:value="87.678703" calcext:value-type="float">
            <text:p>87.678703</text:p>
          </table:table-cell>
          <table:table-cell office:value-type="float" office:value="88.198425" calcext:value-type="float">
            <text:p>88.198425</text:p>
          </table:table-cell>
          <table:table-cell office:value-type="float" office:value="88.338264" calcext:value-type="float">
            <text:p>88.338264</text:p>
          </table:table-cell>
          <table:table-cell office:value-type="float" office:value="88.166512" calcext:value-type="float">
            <text:p>88.166512</text:p>
          </table:table-cell>
          <table:table-cell office:value-type="float" office:value="88.664749" calcext:value-type="float">
            <text:p>88.664749</text:p>
          </table:table-cell>
          <table:table-cell office:value-type="float" office:value="88.630501" calcext:value-type="float">
            <text:p>88.630501</text:p>
          </table:table-cell>
          <table:table-cell office:value-type="float" office:value="88.988609" calcext:value-type="float">
            <text:p>88.988609</text:p>
          </table:table-cell>
          <table:table-cell office:value-type="float" office:value="88.953087" calcext:value-type="float">
            <text:p>88.953087</text:p>
          </table:table-cell>
          <table:table-cell office:value-type="float" office:value="88.976868" calcext:value-type="float">
            <text:p>88.976868</text:p>
          </table:table-cell>
          <table:table-cell office:value-type="float" office:value="89.504173" calcext:value-type="float">
            <text:p>89.504173</text:p>
          </table:table-cell>
          <table:table-cell office:value-type="float" office:value="89.642075" calcext:value-type="float">
            <text:p>89.642075</text:p>
          </table:table-cell>
          <table:table-cell office:value-type="float" office:value="89.46373" calcext:value-type="float">
            <text:p>89.46373</text:p>
          </table:table-cell>
          <table:table-cell office:value-type="float" office:value="89.966873" calcext:value-type="float">
            <text:p>89.966873</text:p>
          </table:table-cell>
          <table:table-cell office:value-type="float" office:value="89.842682" calcext:value-type="float">
            <text:p>89.842682</text:p>
          </table:table-cell>
          <table:table-cell office:value-type="float" office:value="90.315681" calcext:value-type="float">
            <text:p>90.315681</text:p>
          </table:table-cell>
          <table:table-cell office:value-type="float" office:value="90.114532" calcext:value-type="float">
            <text:p>90.114532</text:p>
          </table:table-cell>
          <table:table-cell office:value-type="float" office:value="90.618996" calcext:value-type="float">
            <text:p>90.618996</text:p>
          </table:table-cell>
          <table:table-cell office:value-type="float" office:value="90.437943" calcext:value-type="float">
            <text:p>90.437943</text:p>
          </table:table-cell>
          <table:table-cell office:value-type="float" office:value="90.604996" calcext:value-type="float">
            <text:p>90.604996</text:p>
          </table:table-cell>
          <table:table-cell office:value-type="float" office:value="91.135025" calcext:value-type="float">
            <text:p>91.135025</text:p>
          </table:table-cell>
          <table:table-cell office:value-type="float" office:value="90.930054" calcext:value-type="float">
            <text:p>90.930054</text:p>
          </table:table-cell>
          <table:table-cell office:value-type="float" office:value="91.463081" calcext:value-type="float">
            <text:p>91.463081</text:p>
          </table:table-cell>
          <table:table-cell office:value-type="float" office:value="91.257011" calcext:value-type="float">
            <text:p>91.257011</text:p>
          </table:table-cell>
          <table:table-cell office:value-type="float" office:value="91.422768" calcext:value-type="float">
            <text:p>91.422768</text:p>
          </table:table-cell>
          <table:table-cell office:value-type="float" office:value="91.588058" calcext:value-type="float">
            <text:p>91.588058</text:p>
          </table:table-cell>
          <table:table-cell office:value-type="float" office:value="91.751587" calcext:value-type="float">
            <text:p>91.751587</text:p>
          </table:table-cell>
          <table:table-cell office:value-type="float" office:value="92.289894" calcext:value-type="float">
            <text:p>92.289894</text:p>
          </table:table-cell>
          <table:table-cell office:value-type="float" office:value="92.082176" calcext:value-type="float">
            <text:p>92.082176</text:p>
          </table:table-cell>
          <table:table-cell office:value-type="float" office:value="92.598137" calcext:value-type="float">
            <text:p>92.598137</text:p>
          </table:table-cell>
          <table:table-cell office:value-type="float" office:value="92.410843" calcext:value-type="float">
            <text:p>92.410843</text:p>
          </table:table-cell>
          <table:table-cell office:value-type="float" office:value="92.574478" calcext:value-type="float">
            <text:p>92.574478</text:p>
          </table:table-cell>
          <table:table-cell office:value-type="float" office:value="92.739479" calcext:value-type="float">
            <text:p>92.739479</text:p>
          </table:table-cell>
          <table:table-cell office:value-type="float" office:value="92.906937" calcext:value-type="float">
            <text:p>92.906937</text:p>
          </table:table-cell>
          <table:table-cell office:value-type="float" office:value="93.074097" calcext:value-type="float">
            <text:p>93.074097</text:p>
          </table:table-cell>
          <table:table-cell office:value-type="float" office:value="93.239777" calcext:value-type="float">
            <text:p>93.239777</text:p>
          </table:table-cell>
          <table:table-cell office:value-type="float" office:value="93.405144" calcext:value-type="float">
            <text:p>93.405144</text:p>
          </table:table-cell>
          <table:table-cell office:value-type="float" office:value="93.569946" calcext:value-type="float">
            <text:p>93.569946</text:p>
          </table:table-cell>
          <table:table-cell office:value-type="float" office:value="93.736107" calcext:value-type="float">
            <text:p>93.736107</text:p>
          </table:table-cell>
          <table:table-cell office:value-type="float" office:value="93.901131" calcext:value-type="float">
            <text:p>93.901131</text:p>
          </table:table-cell>
          <table:table-cell office:value-type="float" office:value="94.067497" calcext:value-type="float">
            <text:p>94.067497</text:p>
          </table:table-cell>
          <table:table-cell office:value-type="float" office:value="94.234314" calcext:value-type="float">
            <text:p>94.234314</text:p>
          </table:table-cell>
          <table:table-cell office:value-type="float" office:value="94.55265" calcext:value-type="float">
            <text:p>94.55265</text:p>
          </table:table-cell>
          <table:table-cell office:value-type="float" office:value="94.563805" calcext:value-type="float">
            <text:p>94.563805</text:p>
          </table:table-cell>
          <table:table-cell office:value-type="float" office:value="94.727745" calcext:value-type="float">
            <text:p>94.727745</text:p>
          </table:table-cell>
          <table:table-cell office:value-type="float" office:value="94.894379" calcext:value-type="float">
            <text:p>94.894379</text:p>
          </table:table-cell>
          <table:table-cell office:value-type="float" office:value="95.064995" calcext:value-type="float">
            <text:p>95.064995</text:p>
          </table:table-cell>
          <table:table-cell office:value-type="float" office:value="95.229576" calcext:value-type="float">
            <text:p>95.229576</text:p>
          </table:table-cell>
          <table:table-cell office:value-type="float" office:value="95.759758" calcext:value-type="float">
            <text:p>95.759758</text:p>
          </table:table-cell>
          <table:table-cell office:value-type="float" office:value="95.560646" calcext:value-type="float">
            <text:p>95.560646</text:p>
          </table:table-cell>
          <table:table-cell office:value-type="float" office:value="95.727844" calcext:value-type="float">
            <text:p>95.727844</text:p>
          </table:table-cell>
          <table:table-cell office:value-type="float" office:value="95.894867" calcext:value-type="float">
            <text:p>95.894867</text:p>
          </table:table-cell>
          <table:table-cell office:value-type="float" office:value="96.062187" calcext:value-type="float">
            <text:p>96.062187</text:p>
          </table:table-cell>
          <table:table-cell office:value-type="float" office:value="96.233749" calcext:value-type="float">
            <text:p>96.233749</text:p>
          </table:table-cell>
          <table:table-cell office:value-type="float" office:value="96.398773" calcext:value-type="float">
            <text:p>96.398773</text:p>
          </table:table-cell>
          <table:table-cell office:value-type="float" office:value="96.566277" calcext:value-type="float">
            <text:p>96.566277</text:p>
          </table:table-cell>
          <table:table-cell office:value-type="float" office:value="96.736397" calcext:value-type="float">
            <text:p>96.736397</text:p>
          </table:table-cell>
          <table:table-cell office:value-type="float" office:value="96.900414" calcext:value-type="float">
            <text:p>96.900414</text:p>
          </table:table-cell>
          <table:table-cell office:value-type="float" office:value="97.07325" calcext:value-type="float">
            <text:p>97.07325</text:p>
          </table:table-cell>
          <table:table-cell office:value-type="float" office:value="97.238724" calcext:value-type="float">
            <text:p>97.238724</text:p>
          </table:table-cell>
          <table:table-cell office:value-type="float" office:value="97.407249" calcext:value-type="float">
            <text:p>97.407249</text:p>
          </table:table-cell>
          <table:table-cell office:value-type="float" office:value="97.733994" calcext:value-type="float">
            <text:p>97.733994</text:p>
          </table:table-cell>
          <table:table-cell office:value-type="float" office:value="97.743752" calcext:value-type="float">
            <text:p>97.743752</text:p>
          </table:table-cell>
          <table:table-cell office:value-type="float" office:value="97.91008" calcext:value-type="float">
            <text:p>97.91008</text:p>
          </table:table-cell>
          <table:table-cell office:value-type="float" office:value="98.079567" calcext:value-type="float">
            <text:p>98.079567</text:p>
          </table:table-cell>
          <table:table-cell office:value-type="float" office:value="98.247169" calcext:value-type="float">
            <text:p>98.247169</text:p>
          </table:table-cell>
          <table:table-cell office:value-type="float" office:value="98.792259" calcext:value-type="float">
            <text:p>98.792259</text:p>
          </table:table-cell>
          <table:table-cell office:value-type="float" office:value="98.960243" calcext:value-type="float">
            <text:p>98.960243</text:p>
          </table:table-cell>
          <table:table-cell office:value-type="float" office:value="98.917236" calcext:value-type="float">
            <text:p>98.917236</text:p>
          </table:table-cell>
          <table:table-cell office:value-type="float" office:value="99.298477" calcext:value-type="float">
            <text:p>99.298477</text:p>
          </table:table-cell>
          <table:table-cell office:value-type="float" office:value="99.468353" calcext:value-type="float">
            <text:p>99.468353</text:p>
          </table:table-cell>
          <table:table-cell office:value-type="float" office:value="99.25531" calcext:value-type="float">
            <text:p>99.25531</text:p>
          </table:table-cell>
          <table:table-cell office:value-type="float" office:value="99.423286" calcext:value-type="float">
            <text:p>99.423286</text:p>
          </table:table-cell>
          <table:table-cell office:value-type="float" office:value="99.592857" calcext:value-type="float">
            <text:p>99.592857</text:p>
          </table:table-cell>
          <table:table-cell office:value-type="float" office:value="99.762367" calcext:value-type="float">
            <text:p>99.762367</text:p>
          </table:table-cell>
          <table:table-cell office:value-type="float" office:value="99.931648" calcext:value-type="float">
            <text:p>99.931648</text:p>
          </table:table-cell>
          <table:table-cell office:value-type="float" office:value="100.101341" calcext:value-type="float">
            <text:p>100.101341</text:p>
          </table:table-cell>
          <table:table-cell office:value-type="float" office:value="100.432014" calcext:value-type="float">
            <text:p>100.432014</text:p>
          </table:table-cell>
          <table:table-cell office:value-type="float" office:value="100.437981" calcext:value-type="float">
            <text:p>100.437981</text:p>
          </table:table-cell>
          <table:table-cell office:value-type="float" office:value="100.608315" calcext:value-type="float">
            <text:p>100.608315</text:p>
          </table:table-cell>
          <table:table-cell office:value-type="float" office:value="100.776421" calcext:value-type="float">
            <text:p>100.776421</text:p>
          </table:table-cell>
          <table:table-cell office:value-type="float" office:value="100.948189" calcext:value-type="float">
            <text:p>100.948189</text:p>
          </table:table-cell>
          <table:table-cell office:value-type="float" office:value="101.117249" calcext:value-type="float">
            <text:p>101.117249</text:p>
          </table:table-cell>
          <table:table-cell office:value-type="float" office:value="101.284454" calcext:value-type="float">
            <text:p>101.284454</text:p>
          </table:table-cell>
          <table:table-cell office:value-type="float" office:value="101.453423" calcext:value-type="float">
            <text:p>101.453423</text:p>
          </table:table-cell>
          <table:table-cell office:value-type="float" office:value="101.835037" calcext:value-type="float">
            <text:p>101.835037</text:p>
          </table:table-cell>
          <table:table-cell office:value-type="float" office:value="101.788689" calcext:value-type="float">
            <text:p>101.788689</text:p>
          </table:table-cell>
          <table:table-cell office:value-type="float" office:value="101.958588" calcext:value-type="float">
            <text:p>101.958588</text:p>
          </table:table-cell>
          <table:table-cell office:value-type="float" office:value="102.52005" calcext:value-type="float">
            <text:p>102.52005</text:p>
          </table:table-cell>
          <table:table-cell office:value-type="float" office:value="102.301254" calcext:value-type="float">
            <text:p>102.301254</text:p>
          </table:table-cell>
          <table:table-cell office:value-type="float" office:value="102.47213" calcext:value-type="float">
            <text:p>102.47213</text:p>
          </table:table-cell>
          <table:table-cell office:value-type="float" office:value="102.643768" calcext:value-type="float">
            <text:p>102.643768</text:p>
          </table:table-cell>
          <table:table-cell office:value-type="float" office:value="102.815407" calcext:value-type="float">
            <text:p>102.815407</text:p>
          </table:table-cell>
          <table:table-cell office:value-type="float" office:value="103.404343" calcext:value-type="float">
            <text:p>103.404343</text:p>
          </table:table-cell>
          <table:table-cell office:value-type="float" office:value="103.157867" calcext:value-type="float">
            <text:p>103.157867</text:p>
          </table:table-cell>
          <table:table-cell office:value-type="float" office:value="103.326576" calcext:value-type="float">
            <text:p>103.326576</text:p>
          </table:table-cell>
          <table:table-cell office:value-type="float" office:value="103.498985" calcext:value-type="float">
            <text:p>103.498985</text:p>
          </table:table-cell>
          <table:table-cell office:value-type="float" office:value="103.670013" calcext:value-type="float">
            <text:p>103.670013</text:p>
          </table:table-cell>
          <table:table-cell office:value-type="float" office:value="104.007713" calcext:value-type="float">
            <text:p>104.007713</text:p>
          </table:table-cell>
          <table:table-cell office:value-type="float" office:value="104.009659" calcext:value-type="float">
            <text:p>104.009659</text:p>
          </table:table-cell>
          <table:table-cell office:value-type="float" office:value="104.182007" calcext:value-type="float">
            <text:p>104.182007</text:p>
          </table:table-cell>
          <table:table-cell office:value-type="float" office:value="104.354042" calcext:value-type="float">
            <text:p>104.354042</text:p>
          </table:table-cell>
          <table:table-cell office:value-type="float" office:value="104.527107" calcext:value-type="float">
            <text:p>104.527107</text:p>
          </table:table-cell>
          <table:table-cell office:value-type="float" office:value="104.701744" calcext:value-type="float">
            <text:p>104.701744</text:p>
          </table:table-cell>
          <table:table-cell office:value-type="float" office:value="104.873772" calcext:value-type="float">
            <text:p>104.873772</text:p>
          </table:table-cell>
          <table:table-cell office:value-type="float" office:value="105.046379" calcext:value-type="float">
            <text:p>105.046379</text:p>
          </table:table-cell>
          <table:table-cell office:value-type="float" office:value="105.239235" calcext:value-type="float">
            <text:p>105.239235</text:p>
          </table:table-cell>
          <table:table-cell office:value-type="float" office:value="105.390968" calcext:value-type="float">
            <text:p>105.390968</text:p>
          </table:table-cell>
          <table:table-cell office:value-type="float" office:value="105.559631" calcext:value-type="float">
            <text:p>105.559631</text:p>
          </table:table-cell>
          <table:table-cell office:value-type="float" office:value="105.732544" calcext:value-type="float">
            <text:p>105.732544</text:p>
          </table:table-cell>
          <table:table-cell office:value-type="float" office:value="105.905693" calcext:value-type="float">
            <text:p>105.905693</text:p>
          </table:table-cell>
          <table:table-cell office:value-type="float" office:value="106.078987" calcext:value-type="float">
            <text:p>106.078987</text:p>
          </table:table-cell>
          <table:table-cell office:value-type="float" office:value="106.250847" calcext:value-type="float">
            <text:p>106.250847</text:p>
          </table:table-cell>
          <table:table-cell office:value-type="float" office:value="106.420296" calcext:value-type="float">
            <text:p>106.420296</text:p>
          </table:table-cell>
          <table:table-cell office:value-type="float" office:value="106.591949" calcext:value-type="float">
            <text:p>106.591949</text:p>
          </table:table-cell>
          <table:table-cell office:value-type="float" office:value="106.763405" calcext:value-type="float">
            <text:p>106.763405</text:p>
          </table:table-cell>
          <table:table-cell office:value-type="float" office:value="106.93718" calcext:value-type="float">
            <text:p>106.93718</text:p>
          </table:table-cell>
          <table:table-cell office:value-type="float" office:value="107.112938" calcext:value-type="float">
            <text:p>107.112938</text:p>
          </table:table-cell>
          <table:table-cell office:value-type="float" office:value="107.285271" calcext:value-type="float">
            <text:p>107.285271</text:p>
          </table:table-cell>
          <table:table-cell office:value-type="float" office:value="107.868019" calcext:value-type="float">
            <text:p>107.868019</text:p>
          </table:table-cell>
          <table:table-cell office:value-type="float" office:value="107.633209" calcext:value-type="float">
            <text:p>107.633209</text:p>
          </table:table-cell>
          <table:table-cell office:value-type="float" office:value="107.804832" calcext:value-type="float">
            <text:p>107.804832</text:p>
          </table:table-cell>
          <table:table-cell office:value-type="float" office:value="107.981644" calcext:value-type="float">
            <text:p>107.981644</text:p>
          </table:table-cell>
          <table:table-cell office:value-type="float" office:value="108.154648" calcext:value-type="float">
            <text:p>108.154648</text:p>
          </table:table-cell>
          <table:table-cell office:value-type="float" office:value="108.32856" calcext:value-type="float">
            <text:p>108.32856</text:p>
          </table:table-cell>
          <table:table-cell office:value-type="float" office:value="108.501595" calcext:value-type="float">
            <text:p>108.501595</text:p>
          </table:table-cell>
          <table:table-cell office:value-type="float" office:value="108.674072" calcext:value-type="float">
            <text:p>108.674072</text:p>
          </table:table-cell>
          <table:table-cell office:value-type="float" office:value="109.263809" calcext:value-type="float">
            <text:p>109.263809</text:p>
          </table:table-cell>
          <table:table-cell office:value-type="float" office:value="109.022919" calcext:value-type="float">
            <text:p>109.022919</text:p>
          </table:table-cell>
          <table:table-cell office:value-type="float" office:value="109.197571" calcext:value-type="float">
            <text:p>109.197571</text:p>
          </table:table-cell>
          <table:table-cell office:value-type="float" office:value="109.373428" calcext:value-type="float">
            <text:p>109.373428</text:p>
          </table:table-cell>
          <table:table-cell office:value-type="float" office:value="109.547501" calcext:value-type="float">
            <text:p>109.547501</text:p>
          </table:table-cell>
          <table:table-cell office:value-type="float" office:value="109.721359" calcext:value-type="float">
            <text:p>109.721359</text:p>
          </table:table-cell>
          <table:table-cell office:value-type="float" office:value="109.894127" calcext:value-type="float">
            <text:p>109.894127</text:p>
          </table:table-cell>
          <table:table-cell office:value-type="float" office:value="110.070168" calcext:value-type="float">
            <text:p>110.070168</text:p>
          </table:table-cell>
          <table:table-cell office:value-type="float" office:value="110.666176" calcext:value-type="float">
            <text:p>110.666176</text:p>
          </table:table-cell>
          <table:table-cell office:value-type="float" office:value="110.419579" calcext:value-type="float">
            <text:p>110.419579</text:p>
          </table:table-cell>
          <table:table-cell office:value-type="float" office:value="111.016052" calcext:value-type="float">
            <text:p>111.016052</text:p>
          </table:table-cell>
          <table:table-cell office:value-type="float" office:value="110.766457" calcext:value-type="float">
            <text:p>110.766457</text:p>
          </table:table-cell>
          <table:table-cell office:value-type="float" office:value="110.942734" calcext:value-type="float">
            <text:p>110.942734</text:p>
          </table:table-cell>
          <table:table-cell office:value-type="float" office:value="111.305862" calcext:value-type="float">
            <text:p>111.305862</text:p>
          </table:table-cell>
          <table:table-cell office:value-type="float" office:value="111.764427" calcext:value-type="float">
            <text:p>111.764427</text:p>
          </table:table-cell>
          <table:table-cell office:value-type="float" office:value="111.472992" calcext:value-type="float">
            <text:p>111.472992</text:p>
          </table:table-cell>
          <table:table-cell office:value-type="float" office:value="112.069115" calcext:value-type="float">
            <text:p>112.069115</text:p>
          </table:table-cell>
          <table:table-cell office:value-type="float" office:value="111.818687" calcext:value-type="float">
            <text:p>111.818687</text:p>
          </table:table-cell>
          <table:table-cell office:value-type="float" office:value="111.99807" calcext:value-type="float">
            <text:p>111.99807</text:p>
          </table:table-cell>
          <table:table-cell office:value-type="float" office:value="112.642815" calcext:value-type="float">
            <text:p>112.642815</text:p>
          </table:table-cell>
          <table:table-cell office:value-type="float" office:value="112.778931" calcext:value-type="float">
            <text:p>112.778931</text:p>
          </table:table-cell>
          <table:table-cell office:value-type="float" office:value="112.525261" calcext:value-type="float">
            <text:p>112.525261</text:p>
          </table:table-cell>
          <table:table-cell office:value-type="float" office:value="112.697914" calcext:value-type="float">
            <text:p>112.697914</text:p>
          </table:table-cell>
          <table:table-cell office:value-type="float" office:value="112.8806" calcext:value-type="float">
            <text:p>112.8806</text:p>
          </table:table-cell>
          <table:table-cell office:value-type="float" office:value="113.056969" calcext:value-type="float">
            <text:p>113.056969</text:p>
          </table:table-cell>
          <table:table-cell office:value-type="float" office:value="113.235825" calcext:value-type="float">
            <text:p>113.235825</text:p>
          </table:table-cell>
          <table:table-cell office:value-type="float" office:value="113.664139" calcext:value-type="float">
            <text:p>113.664139</text:p>
          </table:table-cell>
          <table:table-cell office:value-type="float" office:value="113.585098" calcext:value-type="float">
            <text:p>113.585098</text:p>
          </table:table-cell>
          <table:table-cell office:value-type="float" office:value="113.779228" calcext:value-type="float">
            <text:p>113.779228</text:p>
          </table:table-cell>
          <table:table-cell office:value-type="float" office:value="113.937576" calcext:value-type="float">
            <text:p>113.937576</text:p>
          </table:table-cell>
          <table:table-cell office:value-type="float" office:value="114.297661" calcext:value-type="float">
            <text:p>114.297661</text:p>
          </table:table-cell>
          <table:table-cell office:value-type="float" office:value="114.29081" calcext:value-type="float">
            <text:p>114.29081</text:p>
          </table:table-cell>
          <table:table-cell office:value-type="float" office:value="114.468468" calcext:value-type="float">
            <text:p>114.468468</text:p>
          </table:table-cell>
          <table:table-cell office:value-type="float" office:value="114.645248" calcext:value-type="float">
            <text:p>114.645248</text:p>
          </table:table-cell>
          <table:table-cell office:value-type="float" office:value="115.004997" calcext:value-type="float">
            <text:p>115.004997</text:p>
          </table:table-cell>
          <table:table-cell office:value-type="float" office:value="115.000977" calcext:value-type="float">
            <text:p>115.000977</text:p>
          </table:table-cell>
          <table:table-cell office:value-type="float" office:value="115.17984" calcext:value-type="float">
            <text:p>115.17984</text:p>
          </table:table-cell>
          <table:table-cell office:value-type="float" office:value="115.359833" calcext:value-type="float">
            <text:p>115.359833</text:p>
          </table:table-cell>
          <table:table-cell office:value-type="float" office:value="115.537186" calcext:value-type="float">
            <text:p>115.537186</text:p>
          </table:table-cell>
          <table:table-cell office:value-type="float" office:value="115.712616" calcext:value-type="float">
            <text:p>115.712616</text:p>
          </table:table-cell>
          <table:table-cell office:value-type="float" office:value="116.358551" calcext:value-type="float">
            <text:p>116.358551</text:p>
          </table:table-cell>
          <table:table-cell office:value-type="float" office:value="116.066521" calcext:value-type="float">
            <text:p>116.066521</text:p>
          </table:table-cell>
          <table:table-cell office:value-type="float" office:value="116.714851" calcext:value-type="float">
            <text:p>116.714851</text:p>
          </table:table-cell>
          <table:table-cell office:value-type="float" office:value="116.422134" calcext:value-type="float">
            <text:p>116.422134</text:p>
          </table:table-cell>
          <table:table-cell office:value-type="float" office:value="116.599236" calcext:value-type="float">
            <text:p>116.599236</text:p>
          </table:table-cell>
          <table:table-cell office:value-type="float" office:value="116.95871" calcext:value-type="float">
            <text:p>116.95871</text:p>
          </table:table-cell>
          <table:table-cell office:value-type="float" office:value="116.957336" calcext:value-type="float">
            <text:p>116.957336</text:p>
          </table:table-cell>
          <table:table-cell office:value-type="float" office:value="117.134422" calcext:value-type="float">
            <text:p>117.134422</text:p>
          </table:table-cell>
          <table:table-cell office:value-type="float" office:value="117.499802" calcext:value-type="float">
            <text:p>117.499802</text:p>
          </table:table-cell>
          <table:table-cell office:value-type="float" office:value="117.494591" calcext:value-type="float">
            <text:p>117.494591</text:p>
          </table:table-cell>
          <table:table-cell office:value-type="float" office:value="117.675819" calcext:value-type="float">
            <text:p>117.675819</text:p>
          </table:table-cell>
          <table:table-cell office:value-type="float" office:value="118.305695" calcext:value-type="float">
            <text:p>118.305695</text:p>
          </table:table-cell>
          <table:table-cell office:value-type="float" office:value="118.036789" calcext:value-type="float">
            <text:p>118.036789</text:p>
          </table:table-cell>
          <table:table-cell office:value-type="float" office:value="118.214432" calcext:value-type="float">
            <text:p>118.214432</text:p>
          </table:table-cell>
          <table:table-cell office:value-type="float" office:value="118.843513" calcext:value-type="float">
            <text:p>118.843513</text:p>
          </table:table-cell>
        </table:table-row>
        <table:table-row table:style-name="ro1">
          <table:table-cell office:value-type="float" office:value="0.008187" calcext:value-type="float">
            <text:p>0.008187</text:p>
          </table:table-cell>
          <table:table-cell office:value-type="float" office:value="0.017263" calcext:value-type="float">
            <text:p>0.017263</text:p>
          </table:table-cell>
          <table:table-cell office:value-type="float" office:value="0.020078" calcext:value-type="float">
            <text:p>0.020078</text:p>
          </table:table-cell>
          <table:table-cell office:value-type="float" office:value="0.03049" calcext:value-type="float">
            <text:p>0.03049</text:p>
          </table:table-cell>
          <table:table-cell office:value-type="float" office:value="0.042493" calcext:value-type="float">
            <text:p>0.042493</text:p>
          </table:table-cell>
          <table:table-cell office:value-type="float" office:value="0.055236" calcext:value-type="float">
            <text:p>0.055236</text:p>
          </table:table-cell>
          <table:table-cell office:value-type="float" office:value="0.069463" calcext:value-type="float">
            <text:p>0.069463</text:p>
          </table:table-cell>
          <table:table-cell office:value-type="float" office:value="0.084533" calcext:value-type="float">
            <text:p>0.084533</text:p>
          </table:table-cell>
          <table:table-cell office:value-type="float" office:value="0.100622" calcext:value-type="float">
            <text:p>0.100622</text:p>
          </table:table-cell>
          <table:table-cell office:value-type="float" office:value="0.117618" calcext:value-type="float">
            <text:p>0.117618</text:p>
          </table:table-cell>
          <table:table-cell office:value-type="float" office:value="0.136022" calcext:value-type="float">
            <text:p>0.136022</text:p>
          </table:table-cell>
          <table:table-cell office:value-type="float" office:value="0.154171" calcext:value-type="float">
            <text:p>0.154171</text:p>
          </table:table-cell>
          <table:table-cell office:value-type="float" office:value="0.174195" calcext:value-type="float">
            <text:p>0.174195</text:p>
          </table:table-cell>
          <table:table-cell office:value-type="float" office:value="0.244809" calcext:value-type="float">
            <text:p>0.244809</text:p>
          </table:table-cell>
          <table:table-cell office:value-type="float" office:value="0.21505" calcext:value-type="float">
            <text:p>0.21505</text:p>
          </table:table-cell>
          <table:table-cell office:value-type="float" office:value="0.236471" calcext:value-type="float">
            <text:p>0.236471</text:p>
          </table:table-cell>
          <table:table-cell office:value-type="float" office:value="0.258958" calcext:value-type="float">
            <text:p>0.258958</text:p>
          </table:table-cell>
          <table:table-cell office:value-type="float" office:value="0.282074" calcext:value-type="float">
            <text:p>0.282074</text:p>
          </table:table-cell>
          <table:table-cell office:value-type="float" office:value="0.306197" calcext:value-type="float">
            <text:p>0.306197</text:p>
          </table:table-cell>
          <table:table-cell office:value-type="float" office:value="0.329871" calcext:value-type="float">
            <text:p>0.329871</text:p>
          </table:table-cell>
          <table:table-cell office:value-type="float" office:value="0.354313" calcext:value-type="float">
            <text:p>0.354313</text:p>
          </table:table-cell>
          <table:table-cell office:value-type="float" office:value="0.380161" calcext:value-type="float">
            <text:p>0.380161</text:p>
          </table:table-cell>
          <table:table-cell office:value-type="float" office:value="0.405797" calcext:value-type="float">
            <text:p>0.405797</text:p>
          </table:table-cell>
          <table:table-cell office:value-type="float" office:value="0.43395" calcext:value-type="float">
            <text:p>0.43395</text:p>
          </table:table-cell>
          <table:table-cell office:value-type="float" office:value="0.460316" calcext:value-type="float">
            <text:p>0.460316</text:p>
          </table:table-cell>
          <table:table-cell office:value-type="float" office:value="0.48747" calcext:value-type="float">
            <text:p>0.48747</text:p>
          </table:table-cell>
          <table:table-cell office:value-type="float" office:value="0.516928" calcext:value-type="float">
            <text:p>0.516928</text:p>
          </table:table-cell>
          <table:table-cell office:value-type="float" office:value="0.54406" calcext:value-type="float">
            <text:p>0.54406</text:p>
          </table:table-cell>
          <table:table-cell office:value-type="float" office:value="0.574096" calcext:value-type="float">
            <text:p>0.574096</text:p>
          </table:table-cell>
          <table:table-cell office:value-type="float" office:value="0.604028" calcext:value-type="float">
            <text:p>0.604028</text:p>
          </table:table-cell>
          <table:table-cell office:value-type="float" office:value="0.633414" calcext:value-type="float">
            <text:p>0.633414</text:p>
          </table:table-cell>
          <table:table-cell office:value-type="float" office:value="0.665338" calcext:value-type="float">
            <text:p>0.665338</text:p>
          </table:table-cell>
          <table:table-cell office:value-type="float" office:value="0.697008" calcext:value-type="float">
            <text:p>0.697008</text:p>
          </table:table-cell>
          <table:table-cell office:value-type="float" office:value="0.727449" calcext:value-type="float">
            <text:p>0.727449</text:p>
          </table:table-cell>
          <table:table-cell office:value-type="float" office:value="0.760942" calcext:value-type="float">
            <text:p>0.760942</text:p>
          </table:table-cell>
          <table:table-cell office:value-type="float" office:value="0.792515" calcext:value-type="float">
            <text:p>0.792515</text:p>
          </table:table-cell>
          <table:table-cell office:value-type="float" office:value="0.826619" calcext:value-type="float">
            <text:p>0.826619</text:p>
          </table:table-cell>
          <table:table-cell office:value-type="float" office:value="0.859189" calcext:value-type="float">
            <text:p>0.859189</text:p>
          </table:table-cell>
          <table:table-cell office:value-type="float" office:value="0.8935" calcext:value-type="float">
            <text:p>0.8935</text:p>
          </table:table-cell>
          <table:table-cell office:value-type="float" office:value="0.929113" calcext:value-type="float">
            <text:p>0.929113</text:p>
          </table:table-cell>
          <table:table-cell office:value-type="float" office:value="0.962675" calcext:value-type="float">
            <text:p>0.962675</text:p>
          </table:table-cell>
          <table:table-cell office:value-type="float" office:value="0.999637" calcext:value-type="float">
            <text:p>0.999637</text:p>
          </table:table-cell>
          <table:table-cell office:value-type="float" office:value="1.035258" calcext:value-type="float">
            <text:p>1.035258</text:p>
          </table:table-cell>
          <table:table-cell office:value-type="float" office:value="1.07142" calcext:value-type="float">
            <text:p>1.07142</text:p>
          </table:table-cell>
          <table:table-cell office:value-type="float" office:value="1.108265" calcext:value-type="float">
            <text:p>1.108265</text:p>
          </table:table-cell>
          <table:table-cell office:value-type="float" office:value="1.143668" calcext:value-type="float">
            <text:p>1.143668</text:p>
          </table:table-cell>
          <table:table-cell office:value-type="float" office:value="1.182942" calcext:value-type="float">
            <text:p>1.182942</text:p>
          </table:table-cell>
          <table:table-cell office:value-type="float" office:value="1.220823" calcext:value-type="float">
            <text:p>1.220823</text:p>
          </table:table-cell>
          <table:table-cell office:value-type="float" office:value="1.258825" calcext:value-type="float">
            <text:p>1.258825</text:p>
          </table:table-cell>
          <table:table-cell office:value-type="float" office:value="1.295445" calcext:value-type="float">
            <text:p>1.295445</text:p>
          </table:table-cell>
          <table:table-cell office:value-type="float" office:value="1.334211" calcext:value-type="float">
            <text:p>1.334211</text:p>
          </table:table-cell>
          <table:table-cell office:value-type="float" office:value="1.37429" calcext:value-type="float">
            <text:p>1.37429</text:p>
          </table:table-cell>
          <table:table-cell office:value-type="float" office:value="1.416519" calcext:value-type="float">
            <text:p>1.416519</text:p>
          </table:table-cell>
          <table:table-cell office:value-type="float" office:value="1.454143" calcext:value-type="float">
            <text:p>1.454143</text:p>
          </table:table-cell>
          <table:table-cell office:value-type="float" office:value="1.497352" calcext:value-type="float">
            <text:p>1.497352</text:p>
          </table:table-cell>
          <table:table-cell office:value-type="float" office:value="1.537926" calcext:value-type="float">
            <text:p>1.537926</text:p>
          </table:table-cell>
          <table:table-cell office:value-type="float" office:value="1.579445" calcext:value-type="float">
            <text:p>1.579445</text:p>
          </table:table-cell>
          <table:table-cell office:value-type="float" office:value="1.618925" calcext:value-type="float">
            <text:p>1.618925</text:p>
          </table:table-cell>
          <table:table-cell office:value-type="float" office:value="1.710885" calcext:value-type="float">
            <text:p>1.710885</text:p>
          </table:table-cell>
          <table:table-cell office:value-type="float" office:value="1.709754" calcext:value-type="float">
            <text:p>1.709754</text:p>
          </table:table-cell>
          <table:table-cell office:value-type="float" office:value="1.748918" calcext:value-type="float">
            <text:p>1.748918</text:p>
          </table:table-cell>
          <table:table-cell office:value-type="float" office:value="1.791497" calcext:value-type="float">
            <text:p>1.791497</text:p>
          </table:table-cell>
          <table:table-cell office:value-type="float" office:value="1.835122" calcext:value-type="float">
            <text:p>1.835122</text:p>
          </table:table-cell>
          <table:table-cell office:value-type="float" office:value="1.875669" calcext:value-type="float">
            <text:p>1.875669</text:p>
          </table:table-cell>
          <table:table-cell office:value-type="float" office:value="1.923083" calcext:value-type="float">
            <text:p>1.923083</text:p>
          </table:table-cell>
          <table:table-cell office:value-type="float" office:value="1.964237" calcext:value-type="float">
            <text:p>1.964237</text:p>
          </table:table-cell>
          <table:table-cell office:value-type="float" office:value="2.009318" calcext:value-type="float">
            <text:p>2.009318</text:p>
          </table:table-cell>
          <table:table-cell office:value-type="float" office:value="2.108375" calcext:value-type="float">
            <text:p>2.108375</text:p>
          </table:table-cell>
          <table:table-cell office:value-type="float" office:value="2.099833" calcext:value-type="float">
            <text:p>2.099833</text:p>
          </table:table-cell>
          <table:table-cell office:value-type="float" office:value="2.148866" calcext:value-type="float">
            <text:p>2.148866</text:p>
          </table:table-cell>
          <table:table-cell office:value-type="float" office:value="2.191652" calcext:value-type="float">
            <text:p>2.191652</text:p>
          </table:table-cell>
          <table:table-cell office:value-type="float" office:value="2.24188" calcext:value-type="float">
            <text:p>2.24188</text:p>
          </table:table-cell>
          <table:table-cell office:value-type="float" office:value="2.288886" calcext:value-type="float">
            <text:p>2.288886</text:p>
          </table:table-cell>
          <table:table-cell office:value-type="float" office:value="2.332487" calcext:value-type="float">
            <text:p>2.332487</text:p>
          </table:table-cell>
          <table:table-cell office:value-type="float" office:value="2.383831" calcext:value-type="float">
            <text:p>2.383831</text:p>
          </table:table-cell>
          <table:table-cell office:value-type="float" office:value="2.431914" calcext:value-type="float">
            <text:p>2.431914</text:p>
          </table:table-cell>
          <table:table-cell office:value-type="float" office:value="2.480374" calcext:value-type="float">
            <text:p>2.480374</text:p>
          </table:table-cell>
          <table:table-cell office:value-type="float" office:value="2.52916" calcext:value-type="float">
            <text:p>2.52916</text:p>
          </table:table-cell>
          <table:table-cell office:value-type="float" office:value="2.573832" calcext:value-type="float">
            <text:p>2.573832</text:p>
          </table:table-cell>
          <table:table-cell office:value-type="float" office:value="2.626737" calcext:value-type="float">
            <text:p>2.626737</text:p>
          </table:table-cell>
          <table:table-cell office:value-type="float" office:value="2.682028" calcext:value-type="float">
            <text:p>2.682028</text:p>
          </table:table-cell>
          <table:table-cell office:value-type="float" office:value="2.72597" calcext:value-type="float">
            <text:p>2.72597</text:p>
          </table:table-cell>
          <table:table-cell office:value-type="float" office:value="2.783135" calcext:value-type="float">
            <text:p>2.783135</text:p>
          </table:table-cell>
          <table:table-cell office:value-type="float" office:value="2.827049" calcext:value-type="float">
            <text:p>2.827049</text:p>
          </table:table-cell>
          <table:table-cell office:value-type="float" office:value="2.878238" calcext:value-type="float">
            <text:p>2.878238</text:p>
          </table:table-cell>
          <table:table-cell office:value-type="float" office:value="2.924212" calcext:value-type="float">
            <text:p>2.924212</text:p>
          </table:table-cell>
          <table:table-cell office:value-type="float" office:value="2.979426" calcext:value-type="float">
            <text:p>2.979426</text:p>
          </table:table-cell>
          <table:table-cell office:value-type="float" office:value="3.031432" calcext:value-type="float">
            <text:p>3.031432</text:p>
          </table:table-cell>
          <table:table-cell office:value-type="float" office:value="3.078657" calcext:value-type="float">
            <text:p>3.078657</text:p>
          </table:table-cell>
          <table:table-cell office:value-type="float" office:value="3.135462" calcext:value-type="float">
            <text:p>3.135462</text:p>
          </table:table-cell>
          <table:table-cell office:value-type="float" office:value="3.187625" calcext:value-type="float">
            <text:p>3.187625</text:p>
          </table:table-cell>
          <table:table-cell office:value-type="float" office:value="3.24731" calcext:value-type="float">
            <text:p>3.24731</text:p>
          </table:table-cell>
          <table:table-cell office:value-type="float" office:value="3.293065" calcext:value-type="float">
            <text:p>3.293065</text:p>
          </table:table-cell>
          <table:table-cell office:value-type="float" office:value="3.341193" calcext:value-type="float">
            <text:p>3.341193</text:p>
          </table:table-cell>
          <table:table-cell office:value-type="float" office:value="3.400487" calcext:value-type="float">
            <text:p>3.400487</text:p>
          </table:table-cell>
          <table:table-cell office:value-type="float" office:value="3.449558" calcext:value-type="float">
            <text:p>3.449558</text:p>
          </table:table-cell>
          <table:table-cell office:value-type="float" office:value="3.50956" calcext:value-type="float">
            <text:p>3.50956</text:p>
          </table:table-cell>
          <table:table-cell office:value-type="float" office:value="3.559984" calcext:value-type="float">
            <text:p>3.559984</text:p>
          </table:table-cell>
          <table:table-cell office:value-type="float" office:value="3.612382" calcext:value-type="float">
            <text:p>3.612382</text:p>
          </table:table-cell>
          <table:table-cell office:value-type="float" office:value="3.667648" calcext:value-type="float">
            <text:p>3.667648</text:p>
          </table:table-cell>
          <table:table-cell office:value-type="float" office:value="3.737214" calcext:value-type="float">
            <text:p>3.737214</text:p>
          </table:table-cell>
          <table:table-cell office:value-type="float" office:value="3.784551" calcext:value-type="float">
            <text:p>3.784551</text:p>
          </table:table-cell>
          <table:table-cell office:value-type="float" office:value="3.83436" calcext:value-type="float">
            <text:p>3.83436</text:p>
          </table:table-cell>
          <table:table-cell office:value-type="float" office:value="3.897349" calcext:value-type="float">
            <text:p>3.897349</text:p>
          </table:table-cell>
          <table:table-cell office:value-type="float" office:value="3.94703" calcext:value-type="float">
            <text:p>3.94703</text:p>
          </table:table-cell>
          <table:table-cell office:value-type="float" office:value="4.010092" calcext:value-type="float">
            <text:p>4.010092</text:p>
          </table:table-cell>
          <table:table-cell office:value-type="float" office:value="4.059972" calcext:value-type="float">
            <text:p>4.059972</text:p>
          </table:table-cell>
          <table:table-cell office:value-type="float" office:value="4.124359" calcext:value-type="float">
            <text:p>4.124359</text:p>
          </table:table-cell>
          <table:table-cell office:value-type="float" office:value="4.17522" calcext:value-type="float">
            <text:p>4.17522</text:p>
          </table:table-cell>
          <table:table-cell office:value-type="float" office:value="4.232583" calcext:value-type="float">
            <text:p>4.232583</text:p>
          </table:table-cell>
          <table:table-cell office:value-type="float" office:value="4.290346" calcext:value-type="float">
            <text:p>4.290346</text:p>
          </table:table-cell>
          <table:table-cell office:value-type="float" office:value="4.348767" calcext:value-type="float">
            <text:p>4.348767</text:p>
          </table:table-cell>
          <table:table-cell office:value-type="float" office:value="4.406986" calcext:value-type="float">
            <text:p>4.406986</text:p>
          </table:table-cell>
          <table:table-cell office:value-type="float" office:value="4.465228" calcext:value-type="float">
            <text:p>4.465228</text:p>
          </table:table-cell>
          <table:table-cell office:value-type="float" office:value="4.523975" calcext:value-type="float">
            <text:p>4.523975</text:p>
          </table:table-cell>
          <table:table-cell office:value-type="float" office:value="4.59157" calcext:value-type="float">
            <text:p>4.59157</text:p>
          </table:table-cell>
          <table:table-cell office:value-type="float" office:value="4.643881" calcext:value-type="float">
            <text:p>4.643881</text:p>
          </table:table-cell>
          <table:table-cell office:value-type="float" office:value="4.707083" calcext:value-type="float">
            <text:p>4.707083</text:p>
          </table:table-cell>
          <table:table-cell office:value-type="float" office:value="4.814494" calcext:value-type="float">
            <text:p>4.814494</text:p>
          </table:table-cell>
          <table:table-cell office:value-type="float" office:value="4.832554" calcext:value-type="float">
            <text:p>4.832554</text:p>
          </table:table-cell>
          <table:table-cell office:value-type="float" office:value="4.885657" calcext:value-type="float">
            <text:p>4.885657</text:p>
          </table:table-cell>
          <table:table-cell office:value-type="float" office:value="4.954703" calcext:value-type="float">
            <text:p>4.954703</text:p>
          </table:table-cell>
          <table:table-cell office:value-type="float" office:value="5.007586" calcext:value-type="float">
            <text:p>5.007586</text:p>
          </table:table-cell>
          <table:table-cell office:value-type="float" office:value="5.077537" calcext:value-type="float">
            <text:p>5.077537</text:p>
          </table:table-cell>
          <table:table-cell office:value-type="float" office:value="5.130668" calcext:value-type="float">
            <text:p>5.130668</text:p>
          </table:table-cell>
          <table:table-cell office:value-type="float" office:value="5.200416" calcext:value-type="float">
            <text:p>5.200416</text:p>
          </table:table-cell>
          <table:table-cell office:value-type="float" office:value="5.262803" calcext:value-type="float">
            <text:p>5.262803</text:p>
          </table:table-cell>
          <table:table-cell office:value-type="float" office:value="5.316909" calcext:value-type="float">
            <text:p>5.316909</text:p>
          </table:table-cell>
          <table:table-cell office:value-type="float" office:value="5.387996" calcext:value-type="float">
            <text:p>5.387996</text:p>
          </table:table-cell>
          <table:table-cell office:value-type="float" office:value="5.451117" calcext:value-type="float">
            <text:p>5.451117</text:p>
          </table:table-cell>
          <table:table-cell office:value-type="float" office:value="5.514411" calcext:value-type="float">
            <text:p>5.514411</text:p>
          </table:table-cell>
          <table:table-cell office:value-type="float" office:value="5.577321" calcext:value-type="float">
            <text:p>5.577321</text:p>
          </table:table-cell>
          <table:table-cell office:value-type="float" office:value="5.633469" calcext:value-type="float">
            <text:p>5.633469</text:p>
          </table:table-cell>
          <table:table-cell office:value-type="float" office:value="5.706164" calcext:value-type="float">
            <text:p>5.706164</text:p>
          </table:table-cell>
          <table:table-cell office:value-type="float" office:value="5.769903" calcext:value-type="float">
            <text:p>5.769903</text:p>
          </table:table-cell>
          <table:table-cell office:value-type="float" office:value="5.824995" calcext:value-type="float">
            <text:p>5.824995</text:p>
          </table:table-cell>
          <table:table-cell office:value-type="float" office:value="5.899313" calcext:value-type="float">
            <text:p>5.899313</text:p>
          </table:table-cell>
          <table:table-cell office:value-type="float" office:value="5.955034" calcext:value-type="float">
            <text:p>5.955034</text:p>
          </table:table-cell>
          <table:table-cell office:value-type="float" office:value="6.028342" calcext:value-type="float">
            <text:p>6.028342</text:p>
          </table:table-cell>
          <table:table-cell office:value-type="float" office:value="6.084011" calcext:value-type="float">
            <text:p>6.084011</text:p>
          </table:table-cell>
          <table:table-cell office:value-type="float" office:value="6.159746" calcext:value-type="float">
            <text:p>6.159746</text:p>
          </table:table-cell>
          <table:table-cell office:value-type="float" office:value="6.21547" calcext:value-type="float">
            <text:p>6.21547</text:p>
          </table:table-cell>
          <table:table-cell office:value-type="float" office:value="6.291455" calcext:value-type="float">
            <text:p>6.291455</text:p>
          </table:table-cell>
          <table:table-cell office:value-type="float" office:value="6.347322" calcext:value-type="float">
            <text:p>6.347322</text:p>
          </table:table-cell>
          <table:table-cell office:value-type="float" office:value="6.423611" calcext:value-type="float">
            <text:p>6.423611</text:p>
          </table:table-cell>
          <table:table-cell office:value-type="float" office:value="6.480359" calcext:value-type="float">
            <text:p>6.480359</text:p>
          </table:table-cell>
          <table:table-cell office:value-type="float" office:value="6.548444" calcext:value-type="float">
            <text:p>6.548444</text:p>
          </table:table-cell>
          <table:table-cell office:value-type="float" office:value="6.626562" calcext:value-type="float">
            <text:p>6.626562</text:p>
          </table:table-cell>
          <table:table-cell office:value-type="float" office:value="6.692893" calcext:value-type="float">
            <text:p>6.692893</text:p>
          </table:table-cell>
          <table:table-cell office:value-type="float" office:value="6.759926" calcext:value-type="float">
            <text:p>6.759926</text:p>
          </table:table-cell>
          <table:table-cell office:value-type="float" office:value="6.827619" calcext:value-type="float">
            <text:p>6.827619</text:p>
          </table:table-cell>
          <table:table-cell office:value-type="float" office:value="6.895897" calcext:value-type="float">
            <text:p>6.895897</text:p>
          </table:table-cell>
          <table:table-cell office:value-type="float" office:value="6.953818" calcext:value-type="float">
            <text:p>6.953818</text:p>
          </table:table-cell>
          <table:table-cell office:value-type="float" office:value="7.033299" calcext:value-type="float">
            <text:p>7.033299</text:p>
          </table:table-cell>
          <table:table-cell office:value-type="float" office:value="7.09169" calcext:value-type="float">
            <text:p>7.09169</text:p>
          </table:table-cell>
          <table:table-cell office:value-type="float" office:value="7.172379" calcext:value-type="float">
            <text:p>7.172379</text:p>
          </table:table-cell>
          <table:table-cell office:value-type="float" office:value="7.241046" calcext:value-type="float">
            <text:p>7.241046</text:p>
          </table:table-cell>
          <table:table-cell office:value-type="float" office:value="7.327059" calcext:value-type="float">
            <text:p>7.327059</text:p>
          </table:table-cell>
          <table:table-cell office:value-type="float" office:value="7.381118" calcext:value-type="float">
            <text:p>7.381118</text:p>
          </table:table-cell>
          <table:table-cell office:value-type="float" office:value="7.438377" calcext:value-type="float">
            <text:p>7.438377</text:p>
          </table:table-cell>
          <table:table-cell office:value-type="float" office:value="7.521228" calcext:value-type="float">
            <text:p>7.521228</text:p>
          </table:table-cell>
          <table:table-cell office:value-type="float" office:value="7.579362" calcext:value-type="float">
            <text:p>7.579362</text:p>
          </table:table-cell>
          <table:table-cell office:value-type="float" office:value="7.662612" calcext:value-type="float">
            <text:p>7.662612</text:p>
          </table:table-cell>
          <table:table-cell office:value-type="float" office:value="7.721301" calcext:value-type="float">
            <text:p>7.721301</text:p>
          </table:table-cell>
          <table:table-cell office:value-type="float" office:value="7.80482" calcext:value-type="float">
            <text:p>7.80482</text:p>
          </table:table-cell>
          <table:table-cell office:value-type="float" office:value="7.876099" calcext:value-type="float">
            <text:p>7.876099</text:p>
          </table:table-cell>
          <table:table-cell office:value-type="float" office:value="7.947411" calcext:value-type="float">
            <text:p>7.947411</text:p>
          </table:table-cell>
          <table:table-cell office:value-type="float" office:value="8.018534" calcext:value-type="float">
            <text:p>8.018534</text:p>
          </table:table-cell>
          <table:table-cell office:value-type="float" office:value="8.091049" calcext:value-type="float">
            <text:p>8.091049</text:p>
          </table:table-cell>
          <table:table-cell office:value-type="float" office:value="8.164239" calcext:value-type="float">
            <text:p>8.164239</text:p>
          </table:table-cell>
          <table:table-cell office:value-type="float" office:value="8.223682" calcext:value-type="float">
            <text:p>8.223682</text:p>
          </table:table-cell>
          <table:table-cell office:value-type="float" office:value="8.309683" calcext:value-type="float">
            <text:p>8.309683</text:p>
          </table:table-cell>
          <table:table-cell office:value-type="float" office:value="8.383515" calcext:value-type="float">
            <text:p>8.383515</text:p>
          </table:table-cell>
          <table:table-cell office:value-type="float" office:value="8.456142" calcext:value-type="float">
            <text:p>8.456142</text:p>
          </table:table-cell>
          <table:table-cell office:value-type="float" office:value="8.515564" calcext:value-type="float">
            <text:p>8.515564</text:p>
          </table:table-cell>
          <table:table-cell office:value-type="float" office:value="8.603116" calcext:value-type="float">
            <text:p>8.603116</text:p>
          </table:table-cell>
          <table:table-cell office:value-type="float" office:value="8.662985" calcext:value-type="float">
            <text:p>8.662985</text:p>
          </table:table-cell>
          <table:table-cell office:value-type="float" office:value="8.751106" calcext:value-type="float">
            <text:p>8.751106</text:p>
          </table:table-cell>
          <table:table-cell office:value-type="float" office:value="8.844852" calcext:value-type="float">
            <text:p>8.844852</text:p>
          </table:table-cell>
          <table:table-cell office:value-type="float" office:value="8.884632" calcext:value-type="float">
            <text:p>8.884632</text:p>
          </table:table-cell>
          <table:table-cell office:value-type="float" office:value="8.959516" calcext:value-type="float">
            <text:p>8.959516</text:p>
          </table:table-cell>
          <table:table-cell office:value-type="float" office:value="9.034884" calcext:value-type="float">
            <text:p>9.034884</text:p>
          </table:table-cell>
          <table:table-cell office:value-type="float" office:value="9.145003" calcext:value-type="float">
            <text:p>9.145003</text:p>
          </table:table-cell>
          <table:table-cell office:value-type="float" office:value="9.184087" calcext:value-type="float">
            <text:p>9.184087</text:p>
          </table:table-cell>
          <table:table-cell office:value-type="float" office:value="9.259738" calcext:value-type="float">
            <text:p>9.259738</text:p>
          </table:table-cell>
          <table:table-cell office:value-type="float" office:value="9.335354" calcext:value-type="float">
            <text:p>9.335354</text:p>
          </table:table-cell>
          <table:table-cell office:value-type="float" office:value="9.411433" calcext:value-type="float">
            <text:p>9.411433</text:p>
          </table:table-cell>
          <table:table-cell office:value-type="float" office:value="9.487115" calcext:value-type="float">
            <text:p>9.487115</text:p>
          </table:table-cell>
          <table:table-cell office:value-type="float" office:value="9.562315" calcext:value-type="float">
            <text:p>9.562315</text:p>
          </table:table-cell>
          <table:table-cell office:value-type="float" office:value="9.675616" calcext:value-type="float">
            <text:p>9.675616</text:p>
          </table:table-cell>
          <table:table-cell office:value-type="float" office:value="9.715627" calcext:value-type="float">
            <text:p>9.715627</text:p>
          </table:table-cell>
          <table:table-cell office:value-type="float" office:value="9.792305" calcext:value-type="float">
            <text:p>9.792305</text:p>
          </table:table-cell>
          <table:table-cell office:value-type="float" office:value="9.869223" calcext:value-type="float">
            <text:p>9.869223</text:p>
          </table:table-cell>
          <table:table-cell office:value-type="float" office:value="9.945851" calcext:value-type="float">
            <text:p>9.945851</text:p>
          </table:table-cell>
          <table:table-cell office:value-type="float" office:value="10.023714" calcext:value-type="float">
            <text:p>10.023714</text:p>
          </table:table-cell>
          <table:table-cell office:value-type="float" office:value="10.101006" calcext:value-type="float">
            <text:p>10.101006</text:p>
          </table:table-cell>
          <table:table-cell office:value-type="float" office:value="10.178241" calcext:value-type="float">
            <text:p>10.178241</text:p>
          </table:table-cell>
          <table:table-cell office:value-type="float" office:value="10.255128" calcext:value-type="float">
            <text:p>10.255128</text:p>
          </table:table-cell>
          <table:table-cell office:value-type="float" office:value="10.335329" calcext:value-type="float">
            <text:p>10.335329</text:p>
          </table:table-cell>
          <table:table-cell office:value-type="float" office:value="10.413589" calcext:value-type="float">
            <text:p>10.413589</text:p>
          </table:table-cell>
          <table:table-cell office:value-type="float" office:value="10.492245" calcext:value-type="float">
            <text:p>10.492245</text:p>
          </table:table-cell>
          <table:table-cell office:value-type="float" office:value="10.571455" calcext:value-type="float">
            <text:p>10.571455</text:p>
          </table:table-cell>
          <table:table-cell office:value-type="float" office:value="10.650474" calcext:value-type="float">
            <text:p>10.650474</text:p>
          </table:table-cell>
          <table:table-cell office:value-type="float" office:value="10.728982" calcext:value-type="float">
            <text:p>10.728982</text:p>
          </table:table-cell>
          <table:table-cell office:value-type="float" office:value="10.807146" calcext:value-type="float">
            <text:p>10.807146</text:p>
          </table:table-cell>
          <table:table-cell office:value-type="float" office:value="10.886322" calcext:value-type="float">
            <text:p>10.886322</text:p>
          </table:table-cell>
          <table:table-cell office:value-type="float" office:value="10.966231" calcext:value-type="float">
            <text:p>10.966231</text:p>
          </table:table-cell>
          <table:table-cell office:value-type="float" office:value="11.045838" calcext:value-type="float">
            <text:p>11.045838</text:p>
          </table:table-cell>
          <table:table-cell office:value-type="float" office:value="11.127067" calcext:value-type="float">
            <text:p>11.127067</text:p>
          </table:table-cell>
          <table:table-cell office:value-type="float" office:value="11.207869" calcext:value-type="float">
            <text:p>11.207869</text:p>
          </table:table-cell>
          <table:table-cell office:value-type="float" office:value="11.288061" calcext:value-type="float">
            <text:p>11.288061</text:p>
          </table:table-cell>
          <table:table-cell office:value-type="float" office:value="11.369047" calcext:value-type="float">
            <text:p>11.369047</text:p>
          </table:table-cell>
          <table:table-cell office:value-type="float" office:value="11.450513" calcext:value-type="float">
            <text:p>11.450513</text:p>
          </table:table-cell>
          <table:table-cell office:value-type="float" office:value="11.532167" calcext:value-type="float">
            <text:p>11.532167</text:p>
          </table:table-cell>
          <table:table-cell office:value-type="float" office:value="11.613407" calcext:value-type="float">
            <text:p>11.613407</text:p>
          </table:table-cell>
          <table:table-cell office:value-type="float" office:value="11.694588" calcext:value-type="float">
            <text:p>11.694588</text:p>
          </table:table-cell>
          <table:table-cell office:value-type="float" office:value="11.776165" calcext:value-type="float">
            <text:p>11.776165</text:p>
          </table:table-cell>
          <table:table-cell office:value-type="float" office:value="11.857987" calcext:value-type="float">
            <text:p>11.857987</text:p>
          </table:table-cell>
          <table:table-cell office:value-type="float" office:value="11.940813" calcext:value-type="float">
            <text:p>11.940813</text:p>
          </table:table-cell>
          <table:table-cell office:value-type="float" office:value="12.072986" calcext:value-type="float">
            <text:p>12.072986</text:p>
          </table:table-cell>
          <table:table-cell office:value-type="float" office:value="12.105804" calcext:value-type="float">
            <text:p>12.105804</text:p>
          </table:table-cell>
          <table:table-cell office:value-type="float" office:value="12.187396" calcext:value-type="float">
            <text:p>12.187396</text:p>
          </table:table-cell>
          <table:table-cell office:value-type="float" office:value="12.269674" calcext:value-type="float">
            <text:p>12.269674</text:p>
          </table:table-cell>
          <table:table-cell office:value-type="float" office:value="12.353882" calcext:value-type="float">
            <text:p>12.353882</text:p>
          </table:table-cell>
          <table:table-cell office:value-type="float" office:value="12.436594" calcext:value-type="float">
            <text:p>12.436594</text:p>
          </table:table-cell>
          <table:table-cell office:value-type="float" office:value="12.520184" calcext:value-type="float">
            <text:p>12.520184</text:p>
          </table:table-cell>
          <table:table-cell office:value-type="float" office:value="12.611503" calcext:value-type="float">
            <text:p>12.611503</text:p>
          </table:table-cell>
          <table:table-cell office:value-type="float" office:value="12.686492" calcext:value-type="float">
            <text:p>12.686492</text:p>
          </table:table-cell>
          <table:table-cell office:value-type="float" office:value="12.78407" calcext:value-type="float">
            <text:p>12.78407</text:p>
          </table:table-cell>
          <table:table-cell office:value-type="float" office:value="12.902906" calcext:value-type="float">
            <text:p>12.902906</text:p>
          </table:table-cell>
          <table:table-cell office:value-type="float" office:value="12.987714" calcext:value-type="float">
            <text:p>12.987714</text:p>
          </table:table-cell>
          <table:table-cell office:value-type="float" office:value="13.022173" calcext:value-type="float">
            <text:p>13.022173</text:p>
          </table:table-cell>
          <table:table-cell office:value-type="float" office:value="13.106504" calcext:value-type="float">
            <text:p>13.106504</text:p>
          </table:table-cell>
          <table:table-cell office:value-type="float" office:value="13.191793" calcext:value-type="float">
            <text:p>13.191793</text:p>
          </table:table-cell>
          <table:table-cell office:value-type="float" office:value="13.277038" calcext:value-type="float">
            <text:p>13.277038</text:p>
          </table:table-cell>
          <table:table-cell office:value-type="float" office:value="13.36258" calcext:value-type="float">
            <text:p>13.36258</text:p>
          </table:table-cell>
          <table:table-cell office:value-type="float" office:value="13.448652" calcext:value-type="float">
            <text:p>13.448652</text:p>
          </table:table-cell>
          <table:table-cell office:value-type="float" office:value="13.533521" calcext:value-type="float">
            <text:p>13.533521</text:p>
          </table:table-cell>
          <table:table-cell office:value-type="float" office:value="13.61927" calcext:value-type="float">
            <text:p>13.61927</text:p>
          </table:table-cell>
          <table:table-cell office:value-type="float" office:value="13.705526" calcext:value-type="float">
            <text:p>13.705526</text:p>
          </table:table-cell>
          <table:table-cell office:value-type="float" office:value="13.843207" calcext:value-type="float">
            <text:p>13.843207</text:p>
          </table:table-cell>
          <table:table-cell office:value-type="float" office:value="13.8786" calcext:value-type="float">
            <text:p>13.8786</text:p>
          </table:table-cell>
          <table:table-cell office:value-type="float" office:value="13.964729" calcext:value-type="float">
            <text:p>13.964729</text:p>
          </table:table-cell>
          <table:table-cell office:value-type="float" office:value="14.105891" calcext:value-type="float">
            <text:p>14.105891</text:p>
          </table:table-cell>
          <table:table-cell office:value-type="float" office:value="14.138053" calcext:value-type="float">
            <text:p>14.138053</text:p>
          </table:table-cell>
          <table:table-cell office:value-type="float" office:value="14.224223" calcext:value-type="float">
            <text:p>14.224223</text:p>
          </table:table-cell>
          <table:table-cell office:value-type="float" office:value="14.310991" calcext:value-type="float">
            <text:p>14.310991</text:p>
          </table:table-cell>
          <table:table-cell office:value-type="float" office:value="14.423266" calcext:value-type="float">
            <text:p>14.423266</text:p>
          </table:table-cell>
          <table:table-cell office:value-type="float" office:value="14.488484" calcext:value-type="float">
            <text:p>14.488484</text:p>
          </table:table-cell>
          <table:table-cell office:value-type="float" office:value="14.632582" calcext:value-type="float">
            <text:p>14.632582</text:p>
          </table:table-cell>
          <table:table-cell office:value-type="float" office:value="14.665418" calcext:value-type="float">
            <text:p>14.665418</text:p>
          </table:table-cell>
          <table:table-cell office:value-type="float" office:value="14.754486" calcext:value-type="float">
            <text:p>14.754486</text:p>
          </table:table-cell>
          <table:table-cell office:value-type="float" office:value="14.843546" calcext:value-type="float">
            <text:p>14.843546</text:p>
          </table:table-cell>
          <table:table-cell office:value-type="float" office:value="14.990301" calcext:value-type="float">
            <text:p>14.990301</text:p>
          </table:table-cell>
          <table:table-cell office:value-type="float" office:value="15.021029" calcext:value-type="float">
            <text:p>15.021029</text:p>
          </table:table-cell>
          <table:table-cell office:value-type="float" office:value="15.10966" calcext:value-type="float">
            <text:p>15.10966</text:p>
          </table:table-cell>
          <table:table-cell office:value-type="float" office:value="15.198829" calcext:value-type="float">
            <text:p>15.198829</text:p>
          </table:table-cell>
          <table:table-cell office:value-type="float" office:value="15.286343" calcext:value-type="float">
            <text:p>15.286343</text:p>
          </table:table-cell>
          <table:table-cell office:value-type="float" office:value="15.374955" calcext:value-type="float">
            <text:p>15.374955</text:p>
          </table:table-cell>
          <table:table-cell office:value-type="float" office:value="15.465778" calcext:value-type="float">
            <text:p>15.465778</text:p>
          </table:table-cell>
          <table:table-cell office:value-type="float" office:value="15.55593" calcext:value-type="float">
            <text:p>15.55593</text:p>
          </table:table-cell>
          <table:table-cell office:value-type="float" office:value="15.644743" calcext:value-type="float">
            <text:p>15.644743</text:p>
          </table:table-cell>
          <table:table-cell office:value-type="float" office:value="15.735714" calcext:value-type="float">
            <text:p>15.735714</text:p>
          </table:table-cell>
          <table:table-cell office:value-type="float" office:value="15.82489" calcext:value-type="float">
            <text:p>15.82489</text:p>
          </table:table-cell>
          <table:table-cell office:value-type="float" office:value="15.916274" calcext:value-type="float">
            <text:p>15.916274</text:p>
          </table:table-cell>
          <table:table-cell office:value-type="float" office:value="16.006016" calcext:value-type="float">
            <text:p>16.006016</text:p>
          </table:table-cell>
          <table:table-cell office:value-type="float" office:value="16.096634" calcext:value-type="float">
            <text:p>16.096634</text:p>
          </table:table-cell>
          <table:table-cell office:value-type="float" office:value="16.188976" calcext:value-type="float">
            <text:p>16.188976</text:p>
          </table:table-cell>
          <table:table-cell office:value-type="float" office:value="16.279943" calcext:value-type="float">
            <text:p>16.279943</text:p>
          </table:table-cell>
          <table:table-cell office:value-type="float" office:value="16.371576" calcext:value-type="float">
            <text:p>16.371576</text:p>
          </table:table-cell>
          <table:table-cell office:value-type="float" office:value="16.463095" calcext:value-type="float">
            <text:p>16.463095</text:p>
          </table:table-cell>
          <table:table-cell office:value-type="float" office:value="16.553972" calcext:value-type="float">
            <text:p>16.553972</text:p>
          </table:table-cell>
          <table:table-cell office:value-type="float" office:value="16.645584" calcext:value-type="float">
            <text:p>16.645584</text:p>
          </table:table-cell>
          <table:table-cell office:value-type="float" office:value="16.738243" calcext:value-type="float">
            <text:p>16.738243</text:p>
          </table:table-cell>
          <table:table-cell office:value-type="float" office:value="16.830879" calcext:value-type="float">
            <text:p>16.830879</text:p>
          </table:table-cell>
          <table:table-cell office:value-type="float" office:value="16.92288" calcext:value-type="float">
            <text:p>16.92288</text:p>
          </table:table-cell>
          <table:table-cell office:value-type="float" office:value="17.016602" calcext:value-type="float">
            <text:p>17.016602</text:p>
          </table:table-cell>
          <table:table-cell office:value-type="float" office:value="17.157932" calcext:value-type="float">
            <text:p>17.157932</text:p>
          </table:table-cell>
          <table:table-cell office:value-type="float" office:value="17.200226" calcext:value-type="float">
            <text:p>17.200226</text:p>
          </table:table-cell>
          <table:table-cell office:value-type="float" office:value="17.292248" calcext:value-type="float">
            <text:p>17.292248</text:p>
          </table:table-cell>
          <table:table-cell office:value-type="float" office:value="17.387148" calcext:value-type="float">
            <text:p>17.387148</text:p>
          </table:table-cell>
          <table:table-cell office:value-type="float" office:value="17.480072" calcext:value-type="float">
            <text:p>17.480072</text:p>
          </table:table-cell>
          <table:table-cell office:value-type="float" office:value="17.57555" calcext:value-type="float">
            <text:p>17.57555</text:p>
          </table:table-cell>
          <table:table-cell office:value-type="float" office:value="17.669001" calcext:value-type="float">
            <text:p>17.669001</text:p>
          </table:table-cell>
          <table:table-cell office:value-type="float" office:value="17.832226" calcext:value-type="float">
            <text:p>17.832226</text:p>
          </table:table-cell>
          <table:table-cell office:value-type="float" office:value="17.855368" calcext:value-type="float">
            <text:p>17.855368</text:p>
          </table:table-cell>
          <table:table-cell office:value-type="float" office:value="17.949881" calcext:value-type="float">
            <text:p>17.949881</text:p>
          </table:table-cell>
          <table:table-cell office:value-type="float" office:value="18.043991" calcext:value-type="float">
            <text:p>18.043991</text:p>
          </table:table-cell>
          <table:table-cell office:value-type="float" office:value="18.138359" calcext:value-type="float">
            <text:p>18.138359</text:p>
          </table:table-cell>
          <table:table-cell office:value-type="float" office:value="18.233524" calcext:value-type="float">
            <text:p>18.233524</text:p>
          </table:table-cell>
          <table:table-cell office:value-type="float" office:value="18.328699" calcext:value-type="float">
            <text:p>18.328699</text:p>
          </table:table-cell>
          <table:table-cell office:value-type="float" office:value="18.453707" calcext:value-type="float">
            <text:p>18.453707</text:p>
          </table:table-cell>
          <table:table-cell office:value-type="float" office:value="18.520147" calcext:value-type="float">
            <text:p>18.520147</text:p>
          </table:table-cell>
          <table:table-cell office:value-type="float" office:value="18.684658" calcext:value-type="float">
            <text:p>18.684658</text:p>
          </table:table-cell>
          <table:table-cell office:value-type="float" office:value="18.710636" calcext:value-type="float">
            <text:p>18.710636</text:p>
          </table:table-cell>
          <table:table-cell office:value-type="float" office:value="18.805311" calcext:value-type="float">
            <text:p>18.805311</text:p>
          </table:table-cell>
          <table:table-cell office:value-type="float" office:value="18.90136" calcext:value-type="float">
            <text:p>18.90136</text:p>
          </table:table-cell>
          <table:table-cell office:value-type="float" office:value="18.996967" calcext:value-type="float">
            <text:p>18.996967</text:p>
          </table:table-cell>
          <table:table-cell office:value-type="float" office:value="19.094433" calcext:value-type="float">
            <text:p>19.094433</text:p>
          </table:table-cell>
          <table:table-cell office:value-type="float" office:value="19.220133" calcext:value-type="float">
            <text:p>19.220133</text:p>
          </table:table-cell>
          <table:table-cell office:value-type="float" office:value="19.287785" calcext:value-type="float">
            <text:p>19.287785</text:p>
          </table:table-cell>
          <table:table-cell office:value-type="float" office:value="19.385132" calcext:value-type="float">
            <text:p>19.385132</text:p>
          </table:table-cell>
          <table:table-cell office:value-type="float" office:value="19.482807" calcext:value-type="float">
            <text:p>19.482807</text:p>
          </table:table-cell>
          <table:table-cell office:value-type="float" office:value="19.579847" calcext:value-type="float">
            <text:p>19.579847</text:p>
          </table:table-cell>
          <table:table-cell office:value-type="float" office:value="19.677052" calcext:value-type="float">
            <text:p>19.677052</text:p>
          </table:table-cell>
          <table:table-cell office:value-type="float" office:value="19.77537" calcext:value-type="float">
            <text:p>19.77537</text:p>
          </table:table-cell>
          <table:table-cell office:value-type="float" office:value="19.87274" calcext:value-type="float">
            <text:p>19.87274</text:p>
          </table:table-cell>
          <table:table-cell office:value-type="float" office:value="19.970932" calcext:value-type="float">
            <text:p>19.970932</text:p>
          </table:table-cell>
          <table:table-cell office:value-type="float" office:value="20.068701" calcext:value-type="float">
            <text:p>20.068701</text:p>
          </table:table-cell>
          <table:table-cell office:value-type="float" office:value="20.167376" calcext:value-type="float">
            <text:p>20.167376</text:p>
          </table:table-cell>
          <table:table-cell office:value-type="float" office:value="20.344456" calcext:value-type="float">
            <text:p>20.344456</text:p>
          </table:table-cell>
          <table:table-cell office:value-type="float" office:value="20.439112" calcext:value-type="float">
            <text:p>20.439112</text:p>
          </table:table-cell>
          <table:table-cell office:value-type="float" office:value="20.53738" calcext:value-type="float">
            <text:p>20.53738</text:p>
          </table:table-cell>
          <table:table-cell office:value-type="float" office:value="20.558151" calcext:value-type="float">
            <text:p>20.558151</text:p>
          </table:table-cell>
          <table:table-cell office:value-type="float" office:value="20.657072" calcext:value-type="float">
            <text:p>20.657072</text:p>
          </table:table-cell>
          <table:table-cell office:value-type="float" office:value="20.755287" calcext:value-type="float">
            <text:p>20.755287</text:p>
          </table:table-cell>
          <table:table-cell office:value-type="float" office:value="20.88937" calcext:value-type="float">
            <text:p>20.88937</text:p>
          </table:table-cell>
          <table:table-cell office:value-type="float" office:value="20.955133" calcext:value-type="float">
            <text:p>20.955133</text:p>
          </table:table-cell>
          <table:table-cell office:value-type="float" office:value="21.054743" calcext:value-type="float">
            <text:p>21.054743</text:p>
          </table:table-cell>
          <table:table-cell office:value-type="float" office:value="21.155401" calcext:value-type="float">
            <text:p>21.155401</text:p>
          </table:table-cell>
          <table:table-cell office:value-type="float" office:value="21.254374" calcext:value-type="float">
            <text:p>21.254374</text:p>
          </table:table-cell>
          <table:table-cell office:value-type="float" office:value="21.353964" calcext:value-type="float">
            <text:p>21.353964</text:p>
          </table:table-cell>
          <table:table-cell office:value-type="float" office:value="21.453873" calcext:value-type="float">
            <text:p>21.453873</text:p>
          </table:table-cell>
          <table:table-cell office:value-type="float" office:value="21.636185" calcext:value-type="float">
            <text:p>21.636185</text:p>
          </table:table-cell>
          <table:table-cell office:value-type="float" office:value="21.655432" calcext:value-type="float">
            <text:p>21.655432</text:p>
          </table:table-cell>
          <table:table-cell office:value-type="float" office:value="21.755337" calcext:value-type="float">
            <text:p>21.755337</text:p>
          </table:table-cell>
          <table:table-cell office:value-type="float" office:value="21.857489" calcext:value-type="float">
            <text:p>21.857489</text:p>
          </table:table-cell>
          <table:table-cell office:value-type="float" office:value="21.957497" calcext:value-type="float">
            <text:p>21.957497</text:p>
          </table:table-cell>
          <table:table-cell office:value-type="float" office:value="22.057636" calcext:value-type="float">
            <text:p>22.057636</text:p>
          </table:table-cell>
          <table:table-cell office:value-type="float" office:value="22.159172" calcext:value-type="float">
            <text:p>22.159172</text:p>
          </table:table-cell>
          <table:table-cell office:value-type="float" office:value="22.260172" calcext:value-type="float">
            <text:p>22.260172</text:p>
          </table:table-cell>
          <table:table-cell office:value-type="float" office:value="22.362101" calcext:value-type="float">
            <text:p>22.362101</text:p>
          </table:table-cell>
          <table:table-cell office:value-type="float" office:value="22.464199" calcext:value-type="float">
            <text:p>22.464199</text:p>
          </table:table-cell>
          <table:table-cell office:value-type="float" office:value="22.652374" calcext:value-type="float">
            <text:p>22.652374</text:p>
          </table:table-cell>
          <table:table-cell office:value-type="float" office:value="22.670259" calcext:value-type="float">
            <text:p>22.670259</text:p>
          </table:table-cell>
          <table:table-cell office:value-type="float" office:value="22.770954" calcext:value-type="float">
            <text:p>22.770954</text:p>
          </table:table-cell>
          <table:table-cell office:value-type="float" office:value="22.873728" calcext:value-type="float">
            <text:p>22.873728</text:p>
          </table:table-cell>
          <table:table-cell office:value-type="float" office:value="22.975773" calcext:value-type="float">
            <text:p>22.975773</text:p>
          </table:table-cell>
          <table:table-cell office:value-type="float" office:value="23.170511" calcext:value-type="float">
            <text:p>23.170511</text:p>
          </table:table-cell>
          <table:table-cell office:value-type="float" office:value="23.181356" calcext:value-type="float">
            <text:p>23.181356</text:p>
          </table:table-cell>
          <table:table-cell office:value-type="float" office:value="23.287664" calcext:value-type="float">
            <text:p>23.287664</text:p>
          </table:table-cell>
          <table:table-cell office:value-type="float" office:value="23.385984" calcext:value-type="float">
            <text:p>23.385984</text:p>
          </table:table-cell>
          <table:table-cell office:value-type="float" office:value="23.488869" calcext:value-type="float">
            <text:p>23.488869</text:p>
          </table:table-cell>
          <table:table-cell office:value-type="float" office:value="23.593086" calcext:value-type="float">
            <text:p>23.593086</text:p>
          </table:table-cell>
          <table:table-cell office:value-type="float" office:value="23.695765" calcext:value-type="float">
            <text:p>23.695765</text:p>
          </table:table-cell>
          <table:table-cell office:value-type="float" office:value="23.80003" calcext:value-type="float">
            <text:p>23.80003</text:p>
          </table:table-cell>
          <table:table-cell office:value-type="float" office:value="23.902767" calcext:value-type="float">
            <text:p>23.902767</text:p>
          </table:table-cell>
          <table:table-cell office:value-type="float" office:value="24.005836" calcext:value-type="float">
            <text:p>24.005836</text:p>
          </table:table-cell>
          <table:table-cell office:value-type="float" office:value="24.11002" calcext:value-type="float">
            <text:p>24.11002</text:p>
          </table:table-cell>
          <table:table-cell office:value-type="float" office:value="24.216141" calcext:value-type="float">
            <text:p>24.216141</text:p>
          </table:table-cell>
          <table:table-cell office:value-type="float" office:value="24.320421" calcext:value-type="float">
            <text:p>24.320421</text:p>
          </table:table-cell>
          <table:table-cell office:value-type="float" office:value="24.425692" calcext:value-type="float">
            <text:p>24.425692</text:p>
          </table:table-cell>
          <table:table-cell office:value-type="float" office:value="24.529408" calcext:value-type="float">
            <text:p>24.529408</text:p>
          </table:table-cell>
          <table:table-cell office:value-type="float" office:value="24.728336" calcext:value-type="float">
            <text:p>24.728336</text:p>
          </table:table-cell>
          <table:table-cell office:value-type="float" office:value="24.740736" calcext:value-type="float">
            <text:p>24.740736</text:p>
          </table:table-cell>
          <table:table-cell office:value-type="float" office:value="24.846348" calcext:value-type="float">
            <text:p>24.846348</text:p>
          </table:table-cell>
          <table:table-cell office:value-type="float" office:value="24.950701" calcext:value-type="float">
            <text:p>24.950701</text:p>
          </table:table-cell>
          <table:table-cell office:value-type="float" office:value="25.056376" calcext:value-type="float">
            <text:p>25.056376</text:p>
          </table:table-cell>
          <table:table-cell office:value-type="float" office:value="25.1623" calcext:value-type="float">
            <text:p>25.1623</text:p>
          </table:table-cell>
          <table:table-cell office:value-type="float" office:value="25.268808" calcext:value-type="float">
            <text:p>25.268808</text:p>
          </table:table-cell>
          <table:table-cell office:value-type="float" office:value="25.375536" calcext:value-type="float">
            <text:p>25.375536</text:p>
          </table:table-cell>
          <table:table-cell office:value-type="float" office:value="25.480961" calcext:value-type="float">
            <text:p>25.480961</text:p>
          </table:table-cell>
          <table:table-cell office:value-type="float" office:value="25.587425" calcext:value-type="float">
            <text:p>25.587425</text:p>
          </table:table-cell>
          <table:table-cell office:value-type="float" office:value="25.693329" calcext:value-type="float">
            <text:p>25.693329</text:p>
          </table:table-cell>
          <table:table-cell office:value-type="float" office:value="25.838291" calcext:value-type="float">
            <text:p>25.838291</text:p>
          </table:table-cell>
          <table:table-cell office:value-type="float" office:value="25.946777" calcext:value-type="float">
            <text:p>25.946777</text:p>
          </table:table-cell>
          <table:table-cell office:value-type="float" office:value="26.053156" calcext:value-type="float">
            <text:p>26.053156</text:p>
          </table:table-cell>
          <table:table-cell office:value-type="float" office:value="26.156155" calcext:value-type="float">
            <text:p>26.156155</text:p>
          </table:table-cell>
          <table:table-cell office:value-type="float" office:value="26.226576" calcext:value-type="float">
            <text:p>26.226576</text:p>
          </table:table-cell>
          <table:table-cell office:value-type="float" office:value="26.334564" calcext:value-type="float">
            <text:p>26.334564</text:p>
          </table:table-cell>
          <table:table-cell office:value-type="float" office:value="26.478697" calcext:value-type="float">
            <text:p>26.478697</text:p>
          </table:table-cell>
          <table:table-cell office:value-type="float" office:value="26.650545" calcext:value-type="float">
            <text:p>26.650545</text:p>
          </table:table-cell>
          <table:table-cell office:value-type="float" office:value="26.657642" calcext:value-type="float">
            <text:p>26.657642</text:p>
          </table:table-cell>
          <table:table-cell office:value-type="float" office:value="26.80579" calcext:value-type="float">
            <text:p>26.80579</text:p>
          </table:table-cell>
          <table:table-cell office:value-type="float" office:value="26.916702" calcext:value-type="float">
            <text:p>26.916702</text:p>
          </table:table-cell>
          <table:table-cell office:value-type="float" office:value="26.983061" calcext:value-type="float">
            <text:p>26.983061</text:p>
          </table:table-cell>
          <table:table-cell office:value-type="float" office:value="27.132149" calcext:value-type="float">
            <text:p>27.132149</text:p>
          </table:table-cell>
          <table:table-cell office:value-type="float" office:value="27.303076" calcext:value-type="float">
            <text:p>27.303076</text:p>
          </table:table-cell>
          <table:table-cell office:value-type="float" office:value="27.337524" calcext:value-type="float">
            <text:p>27.337524</text:p>
          </table:table-cell>
          <table:table-cell office:value-type="float" office:value="27.418079" calcext:value-type="float">
            <text:p>27.418079</text:p>
          </table:table-cell>
          <table:table-cell office:value-type="float" office:value="27.526949" calcext:value-type="float">
            <text:p>27.526949</text:p>
          </table:table-cell>
          <table:table-cell office:value-type="float" office:value="27.679979" calcext:value-type="float">
            <text:p>27.679979</text:p>
          </table:table-cell>
          <table:table-cell office:value-type="float" office:value="27.851692" calcext:value-type="float">
            <text:p>27.851692</text:p>
          </table:table-cell>
          <table:table-cell office:value-type="float" office:value="27.899876" calcext:value-type="float">
            <text:p>27.899876</text:p>
          </table:table-cell>
          <table:table-cell office:value-type="float" office:value="27.966812" calcext:value-type="float">
            <text:p>27.966812</text:p>
          </table:table-cell>
          <table:table-cell office:value-type="float" office:value="28.075542" calcext:value-type="float">
            <text:p>28.075542</text:p>
          </table:table-cell>
          <table:table-cell office:value-type="float" office:value="28.185535" calcext:value-type="float">
            <text:p>28.185535</text:p>
          </table:table-cell>
          <table:table-cell office:value-type="float" office:value="28.296076" calcext:value-type="float">
            <text:p>28.296076</text:p>
          </table:table-cell>
          <table:table-cell office:value-type="float" office:value="28.450842" calcext:value-type="float">
            <text:p>28.450842</text:p>
          </table:table-cell>
          <table:table-cell office:value-type="float" office:value="28.51721" calcext:value-type="float">
            <text:p>28.51721</text:p>
          </table:table-cell>
          <table:table-cell office:value-type="float" office:value="28.673592" calcext:value-type="float">
            <text:p>28.673592</text:p>
          </table:table-cell>
          <table:table-cell office:value-type="float" office:value="28.739157" calcext:value-type="float">
            <text:p>28.739157</text:p>
          </table:table-cell>
          <table:table-cell office:value-type="float" office:value="28.850613" calcext:value-type="float">
            <text:p>28.850613</text:p>
          </table:table-cell>
          <table:table-cell office:value-type="float" office:value="28.959557" calcext:value-type="float">
            <text:p>28.959557</text:p>
          </table:table-cell>
          <table:table-cell office:value-type="float" office:value="29.07126" calcext:value-type="float">
            <text:p>29.07126</text:p>
          </table:table-cell>
          <table:table-cell office:value-type="float" office:value="29.183535" calcext:value-type="float">
            <text:p>29.183535</text:p>
          </table:table-cell>
          <table:table-cell office:value-type="float" office:value="29.293755" calcext:value-type="float">
            <text:p>29.293755</text:p>
          </table:table-cell>
          <table:table-cell office:value-type="float" office:value="29.406872" calcext:value-type="float">
            <text:p>29.406872</text:p>
          </table:table-cell>
          <table:table-cell office:value-type="float" office:value="29.519276" calcext:value-type="float">
            <text:p>29.519276</text:p>
          </table:table-cell>
          <table:table-cell office:value-type="float" office:value="29.631987" calcext:value-type="float">
            <text:p>29.631987</text:p>
          </table:table-cell>
          <table:table-cell office:value-type="float" office:value="29.743109" calcext:value-type="float">
            <text:p>29.743109</text:p>
          </table:table-cell>
          <table:table-cell office:value-type="float" office:value="29.97521" calcext:value-type="float">
            <text:p>29.97521</text:p>
          </table:table-cell>
          <table:table-cell office:value-type="float" office:value="29.967922" calcext:value-type="float">
            <text:p>29.967922</text:p>
          </table:table-cell>
          <table:table-cell office:value-type="float" office:value="30.080072" calcext:value-type="float">
            <text:p>30.080072</text:p>
          </table:table-cell>
          <table:table-cell office:value-type="float" office:value="30.238436" calcext:value-type="float">
            <text:p>30.238436</text:p>
          </table:table-cell>
          <table:table-cell office:value-type="float" office:value="30.303549" calcext:value-type="float">
            <text:p>30.303549</text:p>
          </table:table-cell>
          <table:table-cell office:value-type="float" office:value="30.462761" calcext:value-type="float">
            <text:p>30.462761</text:p>
          </table:table-cell>
          <table:table-cell office:value-type="float" office:value="30.527285" calcext:value-type="float">
            <text:p>30.527285</text:p>
          </table:table-cell>
          <table:table-cell office:value-type="float" office:value="30.68656" calcext:value-type="float">
            <text:p>30.68656</text:p>
          </table:table-cell>
          <table:table-cell office:value-type="float" office:value="30.753143" calcext:value-type="float">
            <text:p>30.753143</text:p>
          </table:table-cell>
          <table:table-cell office:value-type="float" office:value="30.867268" calcext:value-type="float">
            <text:p>30.867268</text:p>
          </table:table-cell>
          <table:table-cell office:value-type="float" office:value="31.028126" calcext:value-type="float">
            <text:p>31.028126</text:p>
          </table:table-cell>
          <table:table-cell office:value-type="float" office:value="31.095144" calcext:value-type="float">
            <text:p>31.095144</text:p>
          </table:table-cell>
          <table:table-cell office:value-type="float" office:value="31.20816" calcext:value-type="float">
            <text:p>31.20816</text:p>
          </table:table-cell>
          <table:table-cell office:value-type="float" office:value="31.321888" calcext:value-type="float">
            <text:p>31.321888</text:p>
          </table:table-cell>
          <table:table-cell office:value-type="float" office:value="31.437784" calcext:value-type="float">
            <text:p>31.437784</text:p>
          </table:table-cell>
          <table:table-cell office:value-type="float" office:value="31.600203" calcext:value-type="float">
            <text:p>31.600203</text:p>
          </table:table-cell>
          <table:table-cell office:value-type="float" office:value="31.666286" calcext:value-type="float">
            <text:p>31.666286</text:p>
          </table:table-cell>
          <table:table-cell office:value-type="float" office:value="31.829588" calcext:value-type="float">
            <text:p>31.829588</text:p>
          </table:table-cell>
          <table:table-cell office:value-type="float" office:value="32.016853" calcext:value-type="float">
            <text:p>32.016853</text:p>
          </table:table-cell>
          <table:table-cell office:value-type="float" office:value="32.058865" calcext:value-type="float">
            <text:p>32.058865</text:p>
          </table:table-cell>
          <table:table-cell office:value-type="float" office:value="32.174294" calcext:value-type="float">
            <text:p>32.174294</text:p>
          </table:table-cell>
          <table:table-cell office:value-type="float" office:value="32.239521" calcext:value-type="float">
            <text:p>32.239521</text:p>
          </table:table-cell>
          <table:table-cell office:value-type="float" office:value="32.405003" calcext:value-type="float">
            <text:p>32.405003</text:p>
          </table:table-cell>
          <table:table-cell office:value-type="float" office:value="32.520306" calcext:value-type="float">
            <text:p>32.520306</text:p>
          </table:table-cell>
          <table:table-cell office:value-type="float" office:value="32.586136" calcext:value-type="float">
            <text:p>32.586136</text:p>
          </table:table-cell>
          <table:table-cell office:value-type="float" office:value="32.752869" calcext:value-type="float">
            <text:p>32.752869</text:p>
          </table:table-cell>
          <table:table-cell office:value-type="float" office:value="32.818329" calcext:value-type="float">
            <text:p>32.818329</text:p>
          </table:table-cell>
          <table:table-cell office:value-type="float" office:value="32.985744" calcext:value-type="float">
            <text:p>32.985744</text:p>
          </table:table-cell>
          <table:table-cell office:value-type="float" office:value="33.174992" calcext:value-type="float">
            <text:p>33.174992</text:p>
          </table:table-cell>
          <table:table-cell office:value-type="float" office:value="33.164825" calcext:value-type="float">
            <text:p>33.164825</text:p>
          </table:table-cell>
          <table:table-cell office:value-type="float" office:value="33.331005" calcext:value-type="float">
            <text:p>33.331005</text:p>
          </table:table-cell>
          <table:table-cell office:value-type="float" office:value="33.39719" calcext:value-type="float">
            <text:p>33.39719</text:p>
          </table:table-cell>
          <table:table-cell office:value-type="float" office:value="33.640251" calcext:value-type="float">
            <text:p>33.640251</text:p>
          </table:table-cell>
          <table:table-cell office:value-type="float" office:value="33.63047" calcext:value-type="float">
            <text:p>33.63047</text:p>
          </table:table-cell>
          <table:table-cell office:value-type="float" office:value="33.747383" calcext:value-type="float">
            <text:p>33.747383</text:p>
          </table:table-cell>
          <table:table-cell office:value-type="float" office:value="33.865498" calcext:value-type="float">
            <text:p>33.865498</text:p>
          </table:table-cell>
          <table:table-cell office:value-type="float" office:value="33.983829" calcext:value-type="float">
            <text:p>33.983829</text:p>
          </table:table-cell>
          <table:table-cell office:value-type="float" office:value="34.100037" calcext:value-type="float">
            <text:p>34.100037</text:p>
          </table:table-cell>
          <table:table-cell office:value-type="float" office:value="34.217876" calcext:value-type="float">
            <text:p>34.217876</text:p>
          </table:table-cell>
          <table:table-cell office:value-type="float" office:value="34.337578" calcext:value-type="float">
            <text:p>34.337578</text:p>
          </table:table-cell>
          <table:table-cell office:value-type="float" office:value="34.453465" calcext:value-type="float">
            <text:p>34.453465</text:p>
          </table:table-cell>
          <table:table-cell office:value-type="float" office:value="34.572689" calcext:value-type="float">
            <text:p>34.572689</text:p>
          </table:table-cell>
          <table:table-cell office:value-type="float" office:value="34.691265" calcext:value-type="float">
            <text:p>34.691265</text:p>
          </table:table-cell>
          <table:table-cell office:value-type="float" office:value="34.807652" calcext:value-type="float">
            <text:p>34.807652</text:p>
          </table:table-cell>
          <table:table-cell office:value-type="float" office:value="34.979839" calcext:value-type="float">
            <text:p>34.979839</text:p>
          </table:table-cell>
          <table:table-cell office:value-type="float" office:value="35.044941" calcext:value-type="float">
            <text:p>35.044941</text:p>
          </table:table-cell>
          <table:table-cell office:value-type="float" office:value="35.163185" calcext:value-type="float">
            <text:p>35.163185</text:p>
          </table:table-cell>
          <table:table-cell office:value-type="float" office:value="35.282227" calcext:value-type="float">
            <text:p>35.282227</text:p>
          </table:table-cell>
          <table:table-cell office:value-type="float" office:value="35.453842" calcext:value-type="float">
            <text:p>35.453842</text:p>
          </table:table-cell>
          <table:table-cell office:value-type="float" office:value="35.519039" calcext:value-type="float">
            <text:p>35.519039</text:p>
          </table:table-cell>
          <table:table-cell office:value-type="float" office:value="35.691563" calcext:value-type="float">
            <text:p>35.691563</text:p>
          </table:table-cell>
          <table:table-cell office:value-type="float" office:value="35.75544" calcext:value-type="float">
            <text:p>35.75544</text:p>
          </table:table-cell>
          <table:table-cell office:value-type="float" office:value="35.930271" calcext:value-type="float">
            <text:p>35.930271</text:p>
          </table:table-cell>
          <table:table-cell office:value-type="float" office:value="35.999073" calcext:value-type="float">
            <text:p>35.999073</text:p>
          </table:table-cell>
          <table:table-cell office:value-type="float" office:value="36.174217" calcext:value-type="float">
            <text:p>36.174217</text:p>
          </table:table-cell>
          <table:table-cell office:value-type="float" office:value="36.238888" calcext:value-type="float">
            <text:p>36.238888</text:p>
          </table:table-cell>
          <table:table-cell office:value-type="float" office:value="36.357353" calcext:value-type="float">
            <text:p>36.357353</text:p>
          </table:table-cell>
          <table:table-cell office:value-type="float" office:value="36.476177" calcext:value-type="float">
            <text:p>36.476177</text:p>
          </table:table-cell>
          <table:table-cell office:value-type="float" office:value="36.735874" calcext:value-type="float">
            <text:p>36.735874</text:p>
          </table:table-cell>
          <table:table-cell office:value-type="float" office:value="36.719555" calcext:value-type="float">
            <text:p>36.719555</text:p>
          </table:table-cell>
          <table:table-cell office:value-type="float" office:value="36.836002" calcext:value-type="float">
            <text:p>36.836002</text:p>
          </table:table-cell>
          <table:table-cell office:value-type="float" office:value="36.957008" calcext:value-type="float">
            <text:p>36.957008</text:p>
          </table:table-cell>
          <table:table-cell office:value-type="float" office:value="37.079426" calcext:value-type="float">
            <text:p>37.079426</text:p>
          </table:table-cell>
          <table:table-cell office:value-type="float" office:value="37.198936" calcext:value-type="float">
            <text:p>37.198936</text:p>
          </table:table-cell>
          <table:table-cell office:value-type="float" office:value="37.319977" calcext:value-type="float">
            <text:p>37.319977</text:p>
          </table:table-cell>
          <table:table-cell office:value-type="float" office:value="37.441048" calcext:value-type="float">
            <text:p>37.441048</text:p>
          </table:table-cell>
          <table:table-cell office:value-type="float" office:value="37.618004" calcext:value-type="float">
            <text:p>37.618004</text:p>
          </table:table-cell>
          <table:table-cell office:value-type="float" office:value="37.739067" calcext:value-type="float">
            <text:p>37.739067</text:p>
          </table:table-cell>
          <table:table-cell office:value-type="float" office:value="37.860798" calcext:value-type="float">
            <text:p>37.860798</text:p>
          </table:table-cell>
          <table:table-cell office:value-type="float" office:value="37.979607" calcext:value-type="float">
            <text:p>37.979607</text:p>
          </table:table-cell>
          <table:table-cell office:value-type="float" office:value="38.105629" calcext:value-type="float">
            <text:p>38.105629</text:p>
          </table:table-cell>
          <table:table-cell office:value-type="float" office:value="38.227764" calcext:value-type="float">
            <text:p>38.227764</text:p>
          </table:table-cell>
          <table:table-cell office:value-type="float" office:value="38.386467" calcext:value-type="float">
            <text:p>38.386467</text:p>
          </table:table-cell>
          <table:table-cell office:value-type="float" office:value="38.415234" calcext:value-type="float">
            <text:p>38.415234</text:p>
          </table:table-cell>
          <table:table-cell office:value-type="float" office:value="38.580887" calcext:value-type="float">
            <text:p>38.580887</text:p>
          </table:table-cell>
          <table:table-cell office:value-type="float" office:value="38.7006" calcext:value-type="float">
            <text:p>38.7006</text:p>
          </table:table-cell>
          <table:table-cell office:value-type="float" office:value="38.806" calcext:value-type="float">
            <text:p>38.806</text:p>
          </table:table-cell>
          <table:table-cell office:value-type="float" office:value="38.961758" calcext:value-type="float">
            <text:p>38.961758</text:p>
          </table:table-cell>
          <table:table-cell office:value-type="float" office:value="39.065907" calcext:value-type="float">
            <text:p>39.065907</text:p>
          </table:table-cell>
          <table:table-cell office:value-type="float" office:value="39.206402" calcext:value-type="float">
            <text:p>39.206402</text:p>
          </table:table-cell>
          <table:table-cell office:value-type="float" office:value="39.475746" calcext:value-type="float">
            <text:p>39.475746</text:p>
          </table:table-cell>
          <table:table-cell office:value-type="float" office:value="39.449093" calcext:value-type="float">
            <text:p>39.449093</text:p>
          </table:table-cell>
          <table:table-cell office:value-type="float" office:value="39.572689" calcext:value-type="float">
            <text:p>39.572689</text:p>
          </table:table-cell>
          <table:table-cell office:value-type="float" office:value="39.697563" calcext:value-type="float">
            <text:p>39.697563</text:p>
          </table:table-cell>
          <table:table-cell office:value-type="float" office:value="39.76104" calcext:value-type="float">
            <text:p>39.76104</text:p>
          </table:table-cell>
          <table:table-cell office:value-type="float" office:value="39.945953" calcext:value-type="float">
            <text:p>39.945953</text:p>
          </table:table-cell>
          <table:table-cell office:value-type="float" office:value="40.009712" calcext:value-type="float">
            <text:p>40.009712</text:p>
          </table:table-cell>
          <table:table-cell office:value-type="float" office:value="40.19524" calcext:value-type="float">
            <text:p>40.19524</text:p>
          </table:table-cell>
          <table:table-cell office:value-type="float" office:value="40.298512" calcext:value-type="float">
            <text:p>40.298512</text:p>
          </table:table-cell>
          <table:table-cell office:value-type="float" office:value="40.44482" calcext:value-type="float">
            <text:p>40.44482</text:p>
          </table:table-cell>
          <table:table-cell office:value-type="float" office:value="40.568478" calcext:value-type="float">
            <text:p>40.568478</text:p>
          </table:table-cell>
          <table:table-cell office:value-type="float" office:value="40.630943" calcext:value-type="float">
            <text:p>40.630943</text:p>
          </table:table-cell>
          <table:table-cell office:value-type="float" office:value="40.8181" calcext:value-type="float">
            <text:p>40.8181</text:p>
          </table:table-cell>
          <table:table-cell office:value-type="float" office:value="40.941311" calcext:value-type="float">
            <text:p>40.941311</text:p>
          </table:table-cell>
          <table:table-cell office:value-type="float" office:value="41.003567" calcext:value-type="float">
            <text:p>41.003567</text:p>
          </table:table-cell>
          <table:table-cell office:value-type="float" office:value="41.191555" calcext:value-type="float">
            <text:p>41.191555</text:p>
          </table:table-cell>
          <table:table-cell office:value-type="float" office:value="41.253586" calcext:value-type="float">
            <text:p>41.253586</text:p>
          </table:table-cell>
          <table:table-cell office:value-type="float" office:value="41.380932" calcext:value-type="float">
            <text:p>41.380932</text:p>
          </table:table-cell>
          <table:table-cell office:value-type="float" office:value="41.504383" calcext:value-type="float">
            <text:p>41.504383</text:p>
          </table:table-cell>
          <table:table-cell office:value-type="float" office:value="41.788105" calcext:value-type="float">
            <text:p>41.788105</text:p>
          </table:table-cell>
          <table:table-cell office:value-type="float" office:value="41.756615" calcext:value-type="float">
            <text:p>41.756615</text:p>
          </table:table-cell>
          <table:table-cell office:value-type="float" office:value="41.947224" calcext:value-type="float">
            <text:p>41.947224</text:p>
          </table:table-cell>
          <table:table-cell office:value-type="float" office:value="42.073792" calcext:value-type="float">
            <text:p>42.073792</text:p>
          </table:table-cell>
          <table:table-cell office:value-type="float" office:value="42.133945" calcext:value-type="float">
            <text:p>42.133945</text:p>
          </table:table-cell>
          <table:table-cell office:value-type="float" office:value="42.311024" calcext:value-type="float">
            <text:p>42.311024</text:p>
          </table:table-cell>
          <table:table-cell office:value-type="float" office:value="42.387836" calcext:value-type="float">
            <text:p>42.387836</text:p>
          </table:table-cell>
          <table:table-cell office:value-type="float" office:value="42.580105" calcext:value-type="float">
            <text:p>42.580105</text:p>
          </table:table-cell>
          <table:table-cell office:value-type="float" office:value="42.707939" calcext:value-type="float">
            <text:p>42.707939</text:p>
          </table:table-cell>
          <table:table-cell office:value-type="float" office:value="42.769417" calcext:value-type="float">
            <text:p>42.769417</text:p>
          </table:table-cell>
          <table:table-cell office:value-type="float" office:value="42.960842" calcext:value-type="float">
            <text:p>42.960842</text:p>
          </table:table-cell>
          <table:table-cell office:value-type="float" office:value="43.021317" calcext:value-type="float">
            <text:p>43.021317</text:p>
          </table:table-cell>
          <table:table-cell office:value-type="float" office:value="43.149857" calcext:value-type="float">
            <text:p>43.149857</text:p>
          </table:table-cell>
          <table:table-cell office:value-type="float" office:value="43.342991" calcext:value-type="float">
            <text:p>43.342991</text:p>
          </table:table-cell>
          <table:table-cell office:value-type="float" office:value="43.467884" calcext:value-type="float">
            <text:p>43.467884</text:p>
          </table:table-cell>
          <table:table-cell office:value-type="float" office:value="43.5312" calcext:value-type="float">
            <text:p>43.5312</text:p>
          </table:table-cell>
          <table:table-cell office:value-type="float" office:value="43.65876" calcext:value-type="float">
            <text:p>43.65876</text:p>
          </table:table-cell>
          <table:table-cell office:value-type="float" office:value="43.785191" calcext:value-type="float">
            <text:p>43.785191</text:p>
          </table:table-cell>
          <table:table-cell office:value-type="float" office:value="43.914307" calcext:value-type="float">
            <text:p>43.914307</text:p>
          </table:table-cell>
          <table:table-cell office:value-type="float" office:value="44.040985" calcext:value-type="float">
            <text:p>44.040985</text:p>
          </table:table-cell>
          <table:table-cell office:value-type="float" office:value="44.168423" calcext:value-type="float">
            <text:p>44.168423</text:p>
          </table:table-cell>
          <table:table-cell office:value-type="float" office:value="44.296471" calcext:value-type="float">
            <text:p>44.296471</text:p>
          </table:table-cell>
          <table:table-cell office:value-type="float" office:value="44.425514" calcext:value-type="float">
            <text:p>44.425514</text:p>
          </table:table-cell>
          <table:table-cell office:value-type="float" office:value="44.554241" calcext:value-type="float">
            <text:p>44.554241</text:p>
          </table:table-cell>
          <table:table-cell office:value-type="float" office:value="44.683601" calcext:value-type="float">
            <text:p>44.683601</text:p>
          </table:table-cell>
          <table:table-cell office:value-type="float" office:value="44.812225" calcext:value-type="float">
            <text:p>44.812225</text:p>
          </table:table-cell>
          <table:table-cell office:value-type="float" office:value="44.942921" calcext:value-type="float">
            <text:p>44.942921</text:p>
          </table:table-cell>
          <table:table-cell office:value-type="float" office:value="45.242153" calcext:value-type="float">
            <text:p>45.242153</text:p>
          </table:table-cell>
          <table:table-cell office:value-type="float" office:value="45.199516" calcext:value-type="float">
            <text:p>45.199516</text:p>
          </table:table-cell>
          <table:table-cell office:value-type="float" office:value="45.325871" calcext:value-type="float">
            <text:p>45.325871</text:p>
          </table:table-cell>
          <table:table-cell office:value-type="float" office:value="45.457035" calcext:value-type="float">
            <text:p>45.457035</text:p>
          </table:table-cell>
          <table:table-cell office:value-type="float" office:value="45.585201" calcext:value-type="float">
            <text:p>45.585201</text:p>
          </table:table-cell>
          <table:table-cell office:value-type="float" office:value="45.714561" calcext:value-type="float">
            <text:p>45.714561</text:p>
          </table:table-cell>
          <table:table-cell office:value-type="float" office:value="45.844105" calcext:value-type="float">
            <text:p>45.844105</text:p>
          </table:table-cell>
          <table:table-cell office:value-type="float" office:value="45.974682" calcext:value-type="float">
            <text:p>45.974682</text:p>
          </table:table-cell>
          <table:table-cell office:value-type="float" office:value="46.104919" calcext:value-type="float">
            <text:p>46.104919</text:p>
          </table:table-cell>
          <table:table-cell office:value-type="float" office:value="46.234486" calcext:value-type="float">
            <text:p>46.234486</text:p>
          </table:table-cell>
          <table:table-cell office:value-type="float" office:value="46.365482" calcext:value-type="float">
            <text:p>46.365482</text:p>
          </table:table-cell>
          <table:table-cell office:value-type="float" office:value="46.494591" calcext:value-type="float">
            <text:p>46.494591</text:p>
          </table:table-cell>
          <table:table-cell office:value-type="float" office:value="46.626766" calcext:value-type="float">
            <text:p>46.626766</text:p>
          </table:table-cell>
          <table:table-cell office:value-type="float" office:value="46.757145" calcext:value-type="float">
            <text:p>46.757145</text:p>
          </table:table-cell>
          <table:table-cell office:value-type="float" office:value="47.077808" calcext:value-type="float">
            <text:p>47.077808</text:p>
          </table:table-cell>
          <table:table-cell office:value-type="float" office:value="47.018929" calcext:value-type="float">
            <text:p>47.018929</text:p>
          </table:table-cell>
          <table:table-cell office:value-type="float" office:value="47.328548" calcext:value-type="float">
            <text:p>47.328548</text:p>
          </table:table-cell>
          <table:table-cell office:value-type="float" office:value="47.281406" calcext:value-type="float">
            <text:p>47.281406</text:p>
          </table:table-cell>
          <table:table-cell office:value-type="float" office:value="47.412514" calcext:value-type="float">
            <text:p>47.412514</text:p>
          </table:table-cell>
          <table:table-cell office:value-type="float" office:value="47.547928" calcext:value-type="float">
            <text:p>47.547928</text:p>
          </table:table-cell>
          <table:table-cell office:value-type="float" office:value="47.747746" calcext:value-type="float">
            <text:p>47.747746</text:p>
          </table:table-cell>
          <table:table-cell office:value-type="float" office:value="47.809219" calcext:value-type="float">
            <text:p>47.809219</text:p>
          </table:table-cell>
          <table:table-cell office:value-type="float" office:value="48.122013" calcext:value-type="float">
            <text:p>48.122013</text:p>
          </table:table-cell>
          <table:table-cell office:value-type="float" office:value="48.071712" calcext:value-type="float">
            <text:p>48.071712</text:p>
          </table:table-cell>
          <table:table-cell office:value-type="float" office:value="48.276375" calcext:value-type="float">
            <text:p>48.276375</text:p>
          </table:table-cell>
          <table:table-cell office:value-type="float" office:value="48.34763" calcext:value-type="float">
            <text:p>48.34763</text:p>
          </table:table-cell>
          <table:table-cell office:value-type="float" office:value="48.466072" calcext:value-type="float">
            <text:p>48.466072</text:p>
          </table:table-cell>
          <table:table-cell office:value-type="float" office:value="48.597988" calcext:value-type="float">
            <text:p>48.597988</text:p>
          </table:table-cell>
          <table:table-cell office:value-type="float" office:value="48.730556" calcext:value-type="float">
            <text:p>48.730556</text:p>
          </table:table-cell>
          <table:table-cell office:value-type="float" office:value="48.863129" calcext:value-type="float">
            <text:p>48.863129</text:p>
          </table:table-cell>
          <table:table-cell office:value-type="float" office:value="48.996216" calcext:value-type="float">
            <text:p>48.996216</text:p>
          </table:table-cell>
          <table:table-cell office:value-type="float" office:value="49.205303" calcext:value-type="float">
            <text:p>49.205303</text:p>
          </table:table-cell>
          <table:table-cell office:value-type="float" office:value="49.261639" calcext:value-type="float">
            <text:p>49.261639</text:p>
          </table:table-cell>
          <table:table-cell office:value-type="float" office:value="49.582699" calcext:value-type="float">
            <text:p>49.582699</text:p>
          </table:table-cell>
          <table:table-cell office:value-type="float" office:value="49.525936" calcext:value-type="float">
            <text:p>49.525936</text:p>
          </table:table-cell>
          <table:table-cell office:value-type="float" office:value="49.660831" calcext:value-type="float">
            <text:p>49.660831</text:p>
          </table:table-cell>
          <table:table-cell office:value-type="float" office:value="49.793133" calcext:value-type="float">
            <text:p>49.793133</text:p>
          </table:table-cell>
          <table:table-cell office:value-type="float" office:value="49.926762" calcext:value-type="float">
            <text:p>49.926762</text:p>
          </table:table-cell>
          <table:table-cell office:value-type="float" office:value="50.060417" calcext:value-type="float">
            <text:p>50.060417</text:p>
          </table:table-cell>
          <table:table-cell office:value-type="float" office:value="50.387115" calcext:value-type="float">
            <text:p>50.387115</text:p>
          </table:table-cell>
          <table:table-cell office:value-type="float" office:value="50.389515" calcext:value-type="float">
            <text:p>50.389515</text:p>
          </table:table-cell>
          <table:table-cell office:value-type="float" office:value="50.544613" calcext:value-type="float">
            <text:p>50.544613</text:p>
          </table:table-cell>
          <table:table-cell office:value-type="float" office:value="50.665157" calcext:value-type="float">
            <text:p>50.665157</text:p>
          </table:table-cell>
          <table:table-cell office:value-type="float" office:value="50.793442" calcext:value-type="float">
            <text:p>50.793442</text:p>
          </table:table-cell>
          <table:table-cell office:value-type="float" office:value="50.929752" calcext:value-type="float">
            <text:p>50.929752</text:p>
          </table:table-cell>
          <table:table-cell office:value-type="float" office:value="51.057911" calcext:value-type="float">
            <text:p>51.057911</text:p>
          </table:table-cell>
          <table:table-cell office:value-type="float" office:value="51.208965" calcext:value-type="float">
            <text:p>51.208965</text:p>
          </table:table-cell>
          <table:table-cell office:value-type="float" office:value="51.318336" calcext:value-type="float">
            <text:p>51.318336</text:p>
          </table:table-cell>
          <table:table-cell office:value-type="float" office:value="51.403431" calcext:value-type="float">
            <text:p>51.403431</text:p>
          </table:table-cell>
          <table:table-cell office:value-type="float" office:value="51.53772" calcext:value-type="float">
            <text:p>51.53772</text:p>
          </table:table-cell>
          <table:table-cell office:value-type="float" office:value="51.744507" calcext:value-type="float">
            <text:p>51.744507</text:p>
          </table:table-cell>
          <table:table-cell office:value-type="float" office:value="51.876873" calcext:value-type="float">
            <text:p>51.876873</text:p>
          </table:table-cell>
          <table:table-cell office:value-type="float" office:value="51.993839" calcext:value-type="float">
            <text:p>51.993839</text:p>
          </table:table-cell>
          <table:table-cell office:value-type="float" office:value="52.148827" calcext:value-type="float">
            <text:p>52.148827</text:p>
          </table:table-cell>
          <table:table-cell office:value-type="float" office:value="52.292976" calcext:value-type="float">
            <text:p>52.292976</text:p>
          </table:table-cell>
          <table:table-cell office:value-type="float" office:value="52.396675" calcext:value-type="float">
            <text:p>52.396675</text:p>
          </table:table-cell>
          <table:table-cell office:value-type="float" office:value="52.561829" calcext:value-type="float">
            <text:p>52.561829</text:p>
          </table:table-cell>
          <table:table-cell office:value-type="float" office:value="52.697285" calcext:value-type="float">
            <text:p>52.697285</text:p>
          </table:table-cell>
          <table:table-cell office:value-type="float" office:value="52.829838" calcext:value-type="float">
            <text:p>52.829838</text:p>
          </table:table-cell>
          <table:table-cell office:value-type="float" office:value="52.974148" calcext:value-type="float">
            <text:p>52.974148</text:p>
          </table:table-cell>
          <table:table-cell office:value-type="float" office:value="53.029629" calcext:value-type="float">
            <text:p>53.029629</text:p>
          </table:table-cell>
          <table:table-cell office:value-type="float" office:value="53.246719" calcext:value-type="float">
            <text:p>53.246719</text:p>
          </table:table-cell>
          <table:table-cell office:value-type="float" office:value="53.370899" calcext:value-type="float">
            <text:p>53.370899</text:p>
          </table:table-cell>
          <table:table-cell office:value-type="float" office:value="53.483803" calcext:value-type="float">
            <text:p>53.483803</text:p>
          </table:table-cell>
          <table:table-cell office:value-type="float" office:value="53.633545" calcext:value-type="float">
            <text:p>53.633545</text:p>
          </table:table-cell>
          <table:table-cell office:value-type="float" office:value="53.794212" calcext:value-type="float">
            <text:p>53.794212</text:p>
          </table:table-cell>
          <table:table-cell office:value-type="float" office:value="53.903934" calcext:value-type="float">
            <text:p>53.903934</text:p>
          </table:table-cell>
          <table:table-cell office:value-type="float" office:value="54.035007" calcext:value-type="float">
            <text:p>54.035007</text:p>
          </table:table-cell>
          <table:table-cell office:value-type="float" office:value="54.200489" calcext:value-type="float">
            <text:p>54.200489</text:p>
          </table:table-cell>
          <table:table-cell office:value-type="float" office:value="54.260532" calcext:value-type="float">
            <text:p>54.260532</text:p>
          </table:table-cell>
          <table:table-cell office:value-type="float" office:value="54.616711" calcext:value-type="float">
            <text:p>54.616711</text:p>
          </table:table-cell>
          <table:table-cell office:value-type="float" office:value="54.616993" calcext:value-type="float">
            <text:p>54.616993</text:p>
          </table:table-cell>
          <table:table-cell office:value-type="float" office:value="54.673244" calcext:value-type="float">
            <text:p>54.673244</text:p>
          </table:table-cell>
          <table:table-cell office:value-type="float" office:value="54.894863" calcext:value-type="float">
            <text:p>54.894863</text:p>
          </table:table-cell>
          <table:table-cell office:value-type="float" office:value="54.948696" calcext:value-type="float">
            <text:p>54.948696</text:p>
          </table:table-cell>
          <table:table-cell office:value-type="float" office:value="55.172626" calcext:value-type="float">
            <text:p>55.172626</text:p>
          </table:table-cell>
          <table:table-cell office:value-type="float" office:value="55.226765" calcext:value-type="float">
            <text:p>55.226765</text:p>
          </table:table-cell>
          <table:table-cell office:value-type="float" office:value="55.3652" calcext:value-type="float">
            <text:p>55.3652</text:p>
          </table:table-cell>
          <table:table-cell office:value-type="float" office:value="55.729" calcext:value-type="float">
            <text:p>55.729</text:p>
          </table:table-cell>
          <table:table-cell office:value-type="float" office:value="55.643391" calcext:value-type="float">
            <text:p>55.643391</text:p>
          </table:table-cell>
          <table:table-cell office:value-type="float" office:value="55.993282" calcext:value-type="float">
            <text:p>55.993282</text:p>
          </table:table-cell>
          <table:table-cell office:value-type="float" office:value="55.919163" calcext:value-type="float">
            <text:p>55.919163</text:p>
          </table:table-cell>
          <table:table-cell office:value-type="float" office:value="56.272636" calcext:value-type="float">
            <text:p>56.272636</text:p>
          </table:table-cell>
          <table:table-cell office:value-type="float" office:value="56.1992" calcext:value-type="float">
            <text:p>56.1992</text:p>
          </table:table-cell>
          <table:table-cell office:value-type="float" office:value="56.551765" calcext:value-type="float">
            <text:p>56.551765</text:p>
          </table:table-cell>
          <table:table-cell office:value-type="float" office:value="56.476257" calcext:value-type="float">
            <text:p>56.476257</text:p>
          </table:table-cell>
          <table:table-cell office:value-type="float" office:value="56.704014" calcext:value-type="float">
            <text:p>56.704014</text:p>
          </table:table-cell>
          <table:table-cell office:value-type="float" office:value="56.75304" calcext:value-type="float">
            <text:p>56.75304</text:p>
          </table:table-cell>
          <table:table-cell office:value-type="float" office:value="56.896584" calcext:value-type="float">
            <text:p>56.896584</text:p>
          </table:table-cell>
          <table:table-cell office:value-type="float" office:value="57.249039" calcext:value-type="float">
            <text:p>57.249039</text:p>
          </table:table-cell>
          <table:table-cell office:value-type="float" office:value="57.172878" calcext:value-type="float">
            <text:p>57.172878</text:p>
          </table:table-cell>
          <table:table-cell office:value-type="float" office:value="57.5312" calcext:value-type="float">
            <text:p>57.5312</text:p>
          </table:table-cell>
          <table:table-cell office:value-type="float" office:value="57.450325" calcext:value-type="float">
            <text:p>57.450325</text:p>
          </table:table-cell>
          <table:table-cell office:value-type="float" office:value="57.812023" calcext:value-type="float">
            <text:p>57.812023</text:p>
          </table:table-cell>
          <table:table-cell office:value-type="float" office:value="57.952248" calcext:value-type="float">
            <text:p>57.952248</text:p>
          </table:table-cell>
          <table:table-cell office:value-type="float" office:value="58.106533" calcext:value-type="float">
            <text:p>58.106533</text:p>
          </table:table-cell>
          <table:table-cell office:value-type="float" office:value="58.013512" calcext:value-type="float">
            <text:p>58.013512</text:p>
          </table:table-cell>
          <table:table-cell office:value-type="float" office:value="58.373833" calcext:value-type="float">
            <text:p>58.373833</text:p>
          </table:table-cell>
          <table:table-cell office:value-type="float" office:value="58.293495" calcext:value-type="float">
            <text:p>58.293495</text:p>
          </table:table-cell>
          <table:table-cell office:value-type="float" office:value="58.657902" calcext:value-type="float">
            <text:p>58.657902</text:p>
          </table:table-cell>
          <table:table-cell office:value-type="float" office:value="58.577099" calcext:value-type="float">
            <text:p>58.577099</text:p>
          </table:table-cell>
          <table:table-cell office:value-type="float" office:value="58.718815" calcext:value-type="float">
            <text:p>58.718815</text:p>
          </table:table-cell>
          <table:table-cell office:value-type="float" office:value="59.084953" calcext:value-type="float">
            <text:p>59.084953</text:p>
          </table:table-cell>
          <table:table-cell office:value-type="float" office:value="59.002289" calcext:value-type="float">
            <text:p>59.002289</text:p>
          </table:table-cell>
          <table:table-cell office:value-type="float" office:value="59.36911" calcext:value-type="float">
            <text:p>59.36911</text:p>
          </table:table-cell>
          <table:table-cell office:value-type="float" office:value="59.28447" calcext:value-type="float">
            <text:p>59.28447</text:p>
          </table:table-cell>
          <table:table-cell office:value-type="float" office:value="59.651951" calcext:value-type="float">
            <text:p>59.651951</text:p>
          </table:table-cell>
          <table:table-cell office:value-type="float" office:value="59.567265" calcext:value-type="float">
            <text:p>59.567265</text:p>
          </table:table-cell>
          <table:table-cell office:value-type="float" office:value="59.951862" calcext:value-type="float">
            <text:p>59.951862</text:p>
          </table:table-cell>
          <table:table-cell office:value-type="float" office:value="60.080608" calcext:value-type="float">
            <text:p>60.080608</text:p>
          </table:table-cell>
          <table:table-cell office:value-type="float" office:value="60.223408" calcext:value-type="float">
            <text:p>60.223408</text:p>
          </table:table-cell>
          <table:table-cell office:value-type="float" office:value="60.363335" calcext:value-type="float">
            <text:p>60.363335</text:p>
          </table:table-cell>
          <table:table-cell office:value-type="float" office:value="60.275955" calcext:value-type="float">
            <text:p>60.275955</text:p>
          </table:table-cell>
          <table:table-cell office:value-type="float" office:value="60.649319" calcext:value-type="float">
            <text:p>60.649319</text:p>
          </table:table-cell>
          <table:table-cell office:value-type="float" office:value="60.562202" calcext:value-type="float">
            <text:p>60.562202</text:p>
          </table:table-cell>
          <table:table-cell office:value-type="float" office:value="60.934799" calcext:value-type="float">
            <text:p>60.934799</text:p>
          </table:table-cell>
          <table:table-cell office:value-type="float" office:value="61.078529" calcext:value-type="float">
            <text:p>61.078529</text:p>
          </table:table-cell>
          <table:table-cell office:value-type="float" office:value="60.989002" calcext:value-type="float">
            <text:p>60.989002</text:p>
          </table:table-cell>
          <table:table-cell office:value-type="float" office:value="61.366978" calcext:value-type="float">
            <text:p>61.366978</text:p>
          </table:table-cell>
          <table:table-cell office:value-type="float" office:value="61.511749" calcext:value-type="float">
            <text:p>61.511749</text:p>
          </table:table-cell>
          <table:table-cell office:value-type="float" office:value="61.653908" calcext:value-type="float">
            <text:p>61.653908</text:p>
          </table:table-cell>
          <table:table-cell office:value-type="float" office:value="61.563274" calcext:value-type="float">
            <text:p>61.563274</text:p>
          </table:table-cell>
          <table:table-cell office:value-type="float" office:value="61.80032" calcext:value-type="float">
            <text:p>61.80032</text:p>
          </table:table-cell>
          <table:table-cell office:value-type="float" office:value="61.851063" calcext:value-type="float">
            <text:p>61.851063</text:p>
          </table:table-cell>
          <table:table-cell office:value-type="float" office:value="62.09013" calcext:value-type="float">
            <text:p>62.09013</text:p>
          </table:table-cell>
          <table:table-cell office:value-type="float" office:value="62.136593" calcext:value-type="float">
            <text:p>62.136593</text:p>
          </table:table-cell>
          <table:table-cell office:value-type="float" office:value="62.281952" calcext:value-type="float">
            <text:p>62.281952</text:p>
          </table:table-cell>
          <table:table-cell office:value-type="float" office:value="62.427197" calcext:value-type="float">
            <text:p>62.427197</text:p>
          </table:table-cell>
          <table:table-cell office:value-type="float" office:value="62.571373" calcext:value-type="float">
            <text:p>62.571373</text:p>
          </table:table-cell>
          <table:table-cell office:value-type="float" office:value="62.716106" calcext:value-type="float">
            <text:p>62.716106</text:p>
          </table:table-cell>
          <table:table-cell office:value-type="float" office:value="62.86132" calcext:value-type="float">
            <text:p>62.86132</text:p>
          </table:table-cell>
          <table:table-cell office:value-type="float" office:value="63.00584" calcext:value-type="float">
            <text:p>63.00584</text:p>
          </table:table-cell>
          <table:table-cell office:value-type="float" office:value="63.153198" calcext:value-type="float">
            <text:p>63.153198</text:p>
          </table:table-cell>
          <table:table-cell office:value-type="float" office:value="63.536369" calcext:value-type="float">
            <text:p>63.536369</text:p>
          </table:table-cell>
          <table:table-cell office:value-type="float" office:value="63.439922" calcext:value-type="float">
            <text:p>63.439922</text:p>
          </table:table-cell>
          <table:table-cell office:value-type="float" office:value="63.586895" calcext:value-type="float">
            <text:p>63.586895</text:p>
          </table:table-cell>
          <table:table-cell office:value-type="float" office:value="63.733311" calcext:value-type="float">
            <text:p>63.733311</text:p>
          </table:table-cell>
          <table:table-cell office:value-type="float" office:value="63.877495" calcext:value-type="float">
            <text:p>63.877495</text:p>
          </table:table-cell>
          <table:table-cell office:value-type="float" office:value="64.268066" calcext:value-type="float">
            <text:p>64.268066</text:p>
          </table:table-cell>
          <table:table-cell office:value-type="float" office:value="64.17012" calcext:value-type="float">
            <text:p>64.17012</text:p>
          </table:table-cell>
          <table:table-cell office:value-type="float" office:value="64.412453" calcext:value-type="float">
            <text:p>64.412453</text:p>
          </table:table-cell>
          <table:table-cell office:value-type="float" office:value="64.458946" calcext:value-type="float">
            <text:p>64.458946</text:p>
          </table:table-cell>
          <table:table-cell office:value-type="float" office:value="64.603325" calcext:value-type="float">
            <text:p>64.603325</text:p>
          </table:table-cell>
          <table:table-cell office:value-type="float" office:value="64.750237" calcext:value-type="float">
            <text:p>64.750237</text:p>
          </table:table-cell>
          <table:table-cell office:value-type="float" office:value="65.159302" calcext:value-type="float">
            <text:p>65.159302</text:p>
          </table:table-cell>
          <table:table-cell office:value-type="float" office:value="65.290894" calcext:value-type="float">
            <text:p>65.290894</text:p>
          </table:table-cell>
          <table:table-cell office:value-type="float" office:value="65.450424" calcext:value-type="float">
            <text:p>65.450424</text:p>
          </table:table-cell>
          <table:table-cell office:value-type="float" office:value="65.337051" calcext:value-type="float">
            <text:p>65.337051</text:p>
          </table:table-cell>
          <table:table-cell office:value-type="float" office:value="65.480751" calcext:value-type="float">
            <text:p>65.480751</text:p>
          </table:table-cell>
          <table:table-cell office:value-type="float" office:value="65.643341" calcext:value-type="float">
            <text:p>65.643341</text:p>
          </table:table-cell>
          <table:table-cell office:value-type="float" office:value="65.826065" calcext:value-type="float">
            <text:p>65.826065</text:p>
          </table:table-cell>
          <table:table-cell office:value-type="float" office:value="65.922394" calcext:value-type="float">
            <text:p>65.922394</text:p>
          </table:table-cell>
          <table:table-cell office:value-type="float" office:value="66.069313" calcext:value-type="float">
            <text:p>66.069313</text:p>
          </table:table-cell>
          <table:table-cell office:value-type="float" office:value="66.215958" calcext:value-type="float">
            <text:p>66.215958</text:p>
          </table:table-cell>
          <table:table-cell office:value-type="float" office:value="66.361481" calcext:value-type="float">
            <text:p>66.361481</text:p>
          </table:table-cell>
          <table:table-cell office:value-type="float" office:value="66.509178" calcext:value-type="float">
            <text:p>66.509178</text:p>
          </table:table-cell>
          <table:table-cell office:value-type="float" office:value="66.659302" calcext:value-type="float">
            <text:p>66.659302</text:p>
          </table:table-cell>
          <table:table-cell office:value-type="float" office:value="67.059174" calcext:value-type="float">
            <text:p>67.059174</text:p>
          </table:table-cell>
          <table:table-cell office:value-type="float" office:value="67.207291" calcext:value-type="float">
            <text:p>67.207291</text:p>
          </table:table-cell>
          <table:table-cell office:value-type="float" office:value="67.098335" calcext:value-type="float">
            <text:p>67.098335</text:p>
          </table:table-cell>
          <table:table-cell office:value-type="float" office:value="67.504173" calcext:value-type="float">
            <text:p>67.504173</text:p>
          </table:table-cell>
          <table:table-cell office:value-type="float" office:value="67.394791" calcext:value-type="float">
            <text:p>67.394791</text:p>
          </table:table-cell>
          <table:table-cell office:value-type="float" office:value="67.541725" calcext:value-type="float">
            <text:p>67.541725</text:p>
          </table:table-cell>
          <table:table-cell office:value-type="float" office:value="67.689049" calcext:value-type="float">
            <text:p>67.689049</text:p>
          </table:table-cell>
          <table:table-cell office:value-type="float" office:value="67.836571" calcext:value-type="float">
            <text:p>67.836571</text:p>
          </table:table-cell>
          <table:table-cell office:value-type="float" office:value="68.261948" calcext:value-type="float">
            <text:p>68.261948</text:p>
          </table:table-cell>
          <table:table-cell office:value-type="float" office:value="68.1325" calcext:value-type="float">
            <text:p>68.1325</text:p>
          </table:table-cell>
          <table:table-cell office:value-type="float" office:value="68.281532" calcext:value-type="float">
            <text:p>68.281532</text:p>
          </table:table-cell>
          <table:table-cell office:value-type="float" office:value="68.706322" calcext:value-type="float">
            <text:p>68.706322</text:p>
          </table:table-cell>
          <table:table-cell office:value-type="float" office:value="68.578224" calcext:value-type="float">
            <text:p>68.578224</text:p>
          </table:table-cell>
          <table:table-cell office:value-type="float" office:value="68.72905" calcext:value-type="float">
            <text:p>68.72905</text:p>
          </table:table-cell>
          <table:table-cell office:value-type="float" office:value="69.139008" calcext:value-type="float">
            <text:p>69.139008</text:p>
          </table:table-cell>
          <table:table-cell office:value-type="float" office:value="69.128822" calcext:value-type="float">
            <text:p>69.128822</text:p>
          </table:table-cell>
          <table:table-cell office:value-type="float" office:value="69.172279" calcext:value-type="float">
            <text:p>69.172279</text:p>
          </table:table-cell>
          <table:table-cell office:value-type="float" office:value="69.431725" calcext:value-type="float">
            <text:p>69.431725</text:p>
          </table:table-cell>
          <table:table-cell office:value-type="float" office:value="69.474266" calcext:value-type="float">
            <text:p>69.474266</text:p>
          </table:table-cell>
          <table:table-cell office:value-type="float" office:value="69.622589" calcext:value-type="float">
            <text:p>69.622589</text:p>
          </table:table-cell>
          <table:table-cell office:value-type="float" office:value="69.770889" calcext:value-type="float">
            <text:p>69.770889</text:p>
          </table:table-cell>
          <table:table-cell office:value-type="float" office:value="70.188431" calcext:value-type="float">
            <text:p>70.188431</text:p>
          </table:table-cell>
          <table:table-cell office:value-type="float" office:value="70.068947" calcext:value-type="float">
            <text:p>70.068947</text:p>
          </table:table-cell>
          <table:table-cell office:value-type="float" office:value="70.219231" calcext:value-type="float">
            <text:p>70.219231</text:p>
          </table:table-cell>
          <table:table-cell office:value-type="float" office:value="70.652153" calcext:value-type="float">
            <text:p>70.652153</text:p>
          </table:table-cell>
          <table:table-cell office:value-type="float" office:value="70.518089" calcext:value-type="float">
            <text:p>70.518089</text:p>
          </table:table-cell>
          <table:table-cell office:value-type="float" office:value="70.669228" calcext:value-type="float">
            <text:p>70.669228</text:p>
          </table:table-cell>
          <table:table-cell office:value-type="float" office:value="71.090904" calcext:value-type="float">
            <text:p>71.090904</text:p>
          </table:table-cell>
          <table:table-cell office:value-type="float" office:value="70.972649" calcext:value-type="float">
            <text:p>70.972649</text:p>
          </table:table-cell>
          <table:table-cell office:value-type="float" office:value="71.412437" calcext:value-type="float">
            <text:p>71.412437</text:p>
          </table:table-cell>
          <table:table-cell office:value-type="float" office:value="71.272736" calcext:value-type="float">
            <text:p>71.272736</text:p>
          </table:table-cell>
          <table:table-cell office:value-type="float" office:value="71.697739" calcext:value-type="float">
            <text:p>71.697739</text:p>
          </table:table-cell>
          <table:table-cell office:value-type="float" office:value="71.573952" calcext:value-type="float">
            <text:p>71.573952</text:p>
          </table:table-cell>
          <table:table-cell office:value-type="float" office:value="71.724754" calcext:value-type="float">
            <text:p>71.724754</text:p>
          </table:table-cell>
          <table:table-cell office:value-type="float" office:value="72.167938" calcext:value-type="float">
            <text:p>72.167938</text:p>
          </table:table-cell>
          <table:table-cell office:value-type="float" office:value="72.12928" calcext:value-type="float">
            <text:p>72.12928</text:p>
          </table:table-cell>
          <table:table-cell office:value-type="float" office:value="72.287666" calcext:value-type="float">
            <text:p>72.287666</text:p>
          </table:table-cell>
          <table:table-cell office:value-type="float" office:value="72.330566" calcext:value-type="float">
            <text:p>72.330566</text:p>
          </table:table-cell>
          <table:table-cell office:value-type="float" office:value="72.59124" calcext:value-type="float">
            <text:p>72.59124</text:p>
          </table:table-cell>
          <table:table-cell office:value-type="float" office:value="72.631699" calcext:value-type="float">
            <text:p>72.631699</text:p>
          </table:table-cell>
          <table:table-cell office:value-type="float" office:value="73.063416" calcext:value-type="float">
            <text:p>73.063416</text:p>
          </table:table-cell>
          <table:table-cell office:value-type="float" office:value="72.936813" calcext:value-type="float">
            <text:p>72.936813</text:p>
          </table:table-cell>
          <table:table-cell office:value-type="float" office:value="73.092751" calcext:value-type="float">
            <text:p>73.092751</text:p>
          </table:table-cell>
          <table:table-cell office:value-type="float" office:value="73.242165" calcext:value-type="float">
            <text:p>73.242165</text:p>
          </table:table-cell>
          <table:table-cell office:value-type="float" office:value="73.674797" calcext:value-type="float">
            <text:p>73.674797</text:p>
          </table:table-cell>
          <table:table-cell office:value-type="float" office:value="73.54583" calcext:value-type="float">
            <text:p>73.54583</text:p>
          </table:table-cell>
          <table:table-cell office:value-type="float" office:value="73.81176" calcext:value-type="float">
            <text:p>73.81176</text:p>
          </table:table-cell>
          <table:table-cell office:value-type="float" office:value="73.964691" calcext:value-type="float">
            <text:p>73.964691</text:p>
          </table:table-cell>
          <table:table-cell office:value-type="float" office:value="74.000801" calcext:value-type="float">
            <text:p>74.000801</text:p>
          </table:table-cell>
          <table:table-cell office:value-type="float" office:value="74.257782" calcext:value-type="float">
            <text:p>74.257782</text:p>
          </table:table-cell>
          <table:table-cell office:value-type="float" office:value="74.308113" calcext:value-type="float">
            <text:p>74.308113</text:p>
          </table:table-cell>
          <table:table-cell office:value-type="float" office:value="74.461395" calcext:value-type="float">
            <text:p>74.461395</text:p>
          </table:table-cell>
          <table:table-cell office:value-type="float" office:value="74.726471" calcext:value-type="float">
            <text:p>74.726471</text:p>
          </table:table-cell>
          <table:table-cell office:value-type="float" office:value="74.866714" calcext:value-type="float">
            <text:p>74.866714</text:p>
          </table:table-cell>
          <table:table-cell office:value-type="float" office:value="74.917854" calcext:value-type="float">
            <text:p>74.917854</text:p>
          </table:table-cell>
          <table:table-cell office:value-type="float" office:value="75.072067" calcext:value-type="float">
            <text:p>75.072067</text:p>
          </table:table-cell>
          <table:table-cell office:value-type="float" office:value="75.225197" calcext:value-type="float">
            <text:p>75.225197</text:p>
          </table:table-cell>
          <table:table-cell office:value-type="float" office:value="75.378105" calcext:value-type="float">
            <text:p>75.378105</text:p>
          </table:table-cell>
          <table:table-cell office:value-type="float" office:value="75.821899" calcext:value-type="float">
            <text:p>75.821899</text:p>
          </table:table-cell>
          <table:table-cell office:value-type="float" office:value="75.68924" calcext:value-type="float">
            <text:p>75.68924</text:p>
          </table:table-cell>
          <table:table-cell office:value-type="float" office:value="75.842674" calcext:value-type="float">
            <text:p>75.842674</text:p>
          </table:table-cell>
          <table:table-cell office:value-type="float" office:value="75.995613" calcext:value-type="float">
            <text:p>75.995613</text:p>
          </table:table-cell>
          <table:table-cell office:value-type="float" office:value="76.151329" calcext:value-type="float">
            <text:p>76.151329</text:p>
          </table:table-cell>
          <table:table-cell office:value-type="float" office:value="76.596962" calcext:value-type="float">
            <text:p>76.596962</text:p>
          </table:table-cell>
          <table:table-cell office:value-type="float" office:value="76.460793" calcext:value-type="float">
            <text:p>76.460793</text:p>
          </table:table-cell>
          <table:table-cell office:value-type="float" office:value="76.733276" calcext:value-type="float">
            <text:p>76.733276</text:p>
          </table:table-cell>
          <table:table-cell office:value-type="float" office:value="76.887062" calcext:value-type="float">
            <text:p>76.887062</text:p>
          </table:table-cell>
          <table:table-cell office:value-type="float" office:value="77.219193" calcext:value-type="float">
            <text:p>77.219193</text:p>
          </table:table-cell>
          <table:table-cell office:value-type="float" office:value="77.195923" calcext:value-type="float">
            <text:p>77.195923</text:p>
          </table:table-cell>
          <table:table-cell office:value-type="float" office:value="77.234398" calcext:value-type="float">
            <text:p>77.234398</text:p>
          </table:table-cell>
          <table:table-cell office:value-type="float" office:value="77.389069" calcext:value-type="float">
            <text:p>77.389069</text:p>
          </table:table-cell>
          <table:table-cell office:value-type="float" office:value="77.542908" calcext:value-type="float">
            <text:p>77.542908</text:p>
          </table:table-cell>
          <table:table-cell office:value-type="float" office:value="77.698151" calcext:value-type="float">
            <text:p>77.698151</text:p>
          </table:table-cell>
          <table:table-cell office:value-type="float" office:value="77.852921" calcext:value-type="float">
            <text:p>77.852921</text:p>
          </table:table-cell>
          <table:table-cell office:value-type="float" office:value="78.013031" calcext:value-type="float">
            <text:p>78.013031</text:p>
          </table:table-cell>
          <table:table-cell office:value-type="float" office:value="78.290123" calcext:value-type="float">
            <text:p>78.290123</text:p>
          </table:table-cell>
          <table:table-cell office:value-type="float" office:value="78.324219" calcext:value-type="float">
            <text:p>78.324219</text:p>
          </table:table-cell>
          <table:table-cell office:value-type="float" office:value="78.59832" calcext:value-type="float">
            <text:p>78.59832</text:p>
          </table:table-cell>
          <table:table-cell office:value-type="float" office:value="78.632729" calcext:value-type="float">
            <text:p>78.632729</text:p>
          </table:table-cell>
          <table:table-cell office:value-type="float" office:value="78.788361" calcext:value-type="float">
            <text:p>78.788361</text:p>
          </table:table-cell>
          <table:table-cell office:value-type="float" office:value="78.94075" calcext:value-type="float">
            <text:p>78.94075</text:p>
          </table:table-cell>
          <table:table-cell office:value-type="float" office:value="79.101646" calcext:value-type="float">
            <text:p>79.101646</text:p>
          </table:table-cell>
          <table:table-cell office:value-type="float" office:value="79.3787" calcext:value-type="float">
            <text:p>79.3787</text:p>
          </table:table-cell>
          <table:table-cell office:value-type="float" office:value="79.534233" calcext:value-type="float">
            <text:p>79.534233</text:p>
          </table:table-cell>
          <table:table-cell office:value-type="float" office:value="79.568787" calcext:value-type="float">
            <text:p>79.568787</text:p>
          </table:table-cell>
          <table:table-cell office:value-type="float" office:value="79.83857" calcext:value-type="float">
            <text:p>79.83857</text:p>
          </table:table-cell>
          <table:table-cell office:value-type="float" office:value="79.881004" calcext:value-type="float">
            <text:p>79.881004</text:p>
          </table:table-cell>
          <table:table-cell office:value-type="float" office:value="80.151283" calcext:value-type="float">
            <text:p>80.151283</text:p>
          </table:table-cell>
          <table:table-cell office:value-type="float" office:value="80.19751" calcext:value-type="float">
            <text:p>80.19751</text:p>
          </table:table-cell>
          <table:table-cell office:value-type="float" office:value="80.354149" calcext:value-type="float">
            <text:p>80.354149</text:p>
          </table:table-cell>
          <table:table-cell office:value-type="float" office:value="80.635094" calcext:value-type="float">
            <text:p>80.635094</text:p>
          </table:table-cell>
          <table:table-cell office:value-type="float" office:value="80.712822" calcext:value-type="float">
            <text:p>80.712822</text:p>
          </table:table-cell>
          <table:table-cell office:value-type="float" office:value="81.129272" calcext:value-type="float">
            <text:p>81.129272</text:p>
          </table:table-cell>
          <table:table-cell office:value-type="float" office:value="80.978653" calcext:value-type="float">
            <text:p>80.978653</text:p>
          </table:table-cell>
          <table:table-cell office:value-type="float" office:value="81.252014" calcext:value-type="float">
            <text:p>81.252014</text:p>
          </table:table-cell>
          <table:table-cell office:value-type="float" office:value="81.605011" calcext:value-type="float">
            <text:p>81.605011</text:p>
          </table:table-cell>
          <table:table-cell office:value-type="float" office:value="81.453438" calcext:value-type="float">
            <text:p>81.453438</text:p>
          </table:table-cell>
          <table:table-cell office:value-type="float" office:value="81.611877" calcext:value-type="float">
            <text:p>81.611877</text:p>
          </table:table-cell>
          <table:table-cell office:value-type="float" office:value="81.768158" calcext:value-type="float">
            <text:p>81.768158</text:p>
          </table:table-cell>
          <table:table-cell office:value-type="float" office:value="82.237999" calcext:value-type="float">
            <text:p>82.237999</text:p>
          </table:table-cell>
          <table:table-cell office:value-type="float" office:value="82.081261" calcext:value-type="float">
            <text:p>82.081261</text:p>
          </table:table-cell>
          <table:table-cell office:value-type="float" office:value="82.239525" calcext:value-type="float">
            <text:p>82.239525</text:p>
          </table:table-cell>
          <table:table-cell office:value-type="float" office:value="82.398125" calcext:value-type="float">
            <text:p>82.398125</text:p>
          </table:table-cell>
          <table:table-cell office:value-type="float" office:value="82.664566" calcext:value-type="float">
            <text:p>82.664566</text:p>
          </table:table-cell>
          <table:table-cell office:value-type="float" office:value="82.715721" calcext:value-type="float">
            <text:p>82.715721</text:p>
          </table:table-cell>
          <table:table-cell office:value-type="float" office:value="82.875252" calcext:value-type="float">
            <text:p>82.875252</text:p>
          </table:table-cell>
          <table:table-cell office:value-type="float" office:value="83.149979" calcext:value-type="float">
            <text:p>83.149979</text:p>
          </table:table-cell>
          <table:table-cell office:value-type="float" office:value="83.190826" calcext:value-type="float">
            <text:p>83.190826</text:p>
          </table:table-cell>
          <table:table-cell office:value-type="float" office:value="83.348167" calcext:value-type="float">
            <text:p>83.348167</text:p>
          </table:table-cell>
          <table:table-cell office:value-type="float" office:value="83.510963" calcext:value-type="float">
            <text:p>83.510963</text:p>
          </table:table-cell>
          <table:table-cell office:value-type="float" office:value="83.671013" calcext:value-type="float">
            <text:p>83.671013</text:p>
          </table:table-cell>
          <table:table-cell office:value-type="float" office:value="83.828606" calcext:value-type="float">
            <text:p>83.828606</text:p>
          </table:table-cell>
          <table:table-cell office:value-type="float" office:value="83.988304" calcext:value-type="float">
            <text:p>83.988304</text:p>
          </table:table-cell>
          <table:table-cell office:value-type="float" office:value="84.145294" calcext:value-type="float">
            <text:p>84.145294</text:p>
          </table:table-cell>
          <table:table-cell office:value-type="float" office:value="84.308784" calcext:value-type="float">
            <text:p>84.308784</text:p>
          </table:table-cell>
          <table:table-cell office:value-type="float" office:value="84.466103" calcext:value-type="float">
            <text:p>84.466103</text:p>
          </table:table-cell>
          <table:table-cell office:value-type="float" office:value="84.949203" calcext:value-type="float">
            <text:p>84.949203</text:p>
          </table:table-cell>
          <table:table-cell office:value-type="float" office:value="84.786545" calcext:value-type="float">
            <text:p>84.786545</text:p>
          </table:table-cell>
          <table:table-cell office:value-type="float" office:value="84.946892" calcext:value-type="float">
            <text:p>84.946892</text:p>
          </table:table-cell>
          <table:table-cell office:value-type="float" office:value="85.10923" calcext:value-type="float">
            <text:p>85.10923</text:p>
          </table:table-cell>
          <table:table-cell office:value-type="float" office:value="85.267128" calcext:value-type="float">
            <text:p>85.267128</text:p>
          </table:table-cell>
          <table:table-cell office:value-type="float" office:value="85.753387" calcext:value-type="float">
            <text:p>85.753387</text:p>
          </table:table-cell>
          <table:table-cell office:value-type="float" office:value="85.588844" calcext:value-type="float">
            <text:p>85.588844</text:p>
          </table:table-cell>
          <table:table-cell office:value-type="float" office:value="85.74604" calcext:value-type="float">
            <text:p>85.74604</text:p>
          </table:table-cell>
          <table:table-cell office:value-type="float" office:value="86.236801" calcext:value-type="float">
            <text:p>86.236801</text:p>
          </table:table-cell>
          <table:table-cell office:value-type="float" office:value="86.066536" calcext:value-type="float">
            <text:p>86.066536</text:p>
          </table:table-cell>
          <table:table-cell office:value-type="float" office:value="86.576752" calcext:value-type="float">
            <text:p>86.576752</text:p>
          </table:table-cell>
          <table:table-cell office:value-type="float" office:value="86.387924" calcext:value-type="float">
            <text:p>86.387924</text:p>
          </table:table-cell>
          <table:table-cell office:value-type="float" office:value="86.547981" calcext:value-type="float">
            <text:p>86.547981</text:p>
          </table:table-cell>
          <table:table-cell office:value-type="float" office:value="86.707451" calcext:value-type="float">
            <text:p>86.707451</text:p>
          </table:table-cell>
          <table:table-cell office:value-type="float" office:value="86.868553" calcext:value-type="float">
            <text:p>86.868553</text:p>
          </table:table-cell>
          <table:table-cell office:value-type="float" office:value="87.035309" calcext:value-type="float">
            <text:p>87.035309</text:p>
          </table:table-cell>
          <table:table-cell office:value-type="float" office:value="87.545845" calcext:value-type="float">
            <text:p>87.545845</text:p>
          </table:table-cell>
          <table:table-cell office:value-type="float" office:value="87.35437" calcext:value-type="float">
            <text:p>87.35437</text:p>
          </table:table-cell>
          <table:table-cell office:value-type="float" office:value="87.517448" calcext:value-type="float">
            <text:p>87.517448</text:p>
          </table:table-cell>
          <table:table-cell office:value-type="float" office:value="87.679176" calcext:value-type="float">
            <text:p>87.679176</text:p>
          </table:table-cell>
          <table:table-cell office:value-type="float" office:value="87.981812" calcext:value-type="float">
            <text:p>87.981812</text:p>
          </table:table-cell>
          <table:table-cell office:value-type="float" office:value="88.003326" calcext:value-type="float">
            <text:p>88.003326</text:p>
          </table:table-cell>
          <table:table-cell office:value-type="float" office:value="88.168274" calcext:value-type="float">
            <text:p>88.168274</text:p>
          </table:table-cell>
          <table:table-cell office:value-type="float" office:value="88.328224" calcext:value-type="float">
            <text:p>88.328224</text:p>
          </table:table-cell>
          <table:table-cell office:value-type="float" office:value="88.489174" calcext:value-type="float">
            <text:p>88.489174</text:p>
          </table:table-cell>
          <table:table-cell office:value-type="float" office:value="88.651314" calcext:value-type="float">
            <text:p>88.651314</text:p>
          </table:table-cell>
          <table:table-cell office:value-type="float" office:value="88.812408" calcext:value-type="float">
            <text:p>88.812408</text:p>
          </table:table-cell>
          <table:table-cell office:value-type="float" office:value="89.119263" calcext:value-type="float">
            <text:p>89.119263</text:p>
          </table:table-cell>
          <table:table-cell office:value-type="float" office:value="89.142723" calcext:value-type="float">
            <text:p>89.142723</text:p>
          </table:table-cell>
          <table:table-cell office:value-type="float" office:value="89.299644" calcext:value-type="float">
            <text:p>89.299644</text:p>
          </table:table-cell>
          <table:table-cell office:value-type="float" office:value="89.464447" calcext:value-type="float">
            <text:p>89.464447</text:p>
          </table:table-cell>
          <table:table-cell office:value-type="float" office:value="89.625366" calcext:value-type="float">
            <text:p>89.625366</text:p>
          </table:table-cell>
          <table:table-cell office:value-type="float" office:value="89.787193" calcext:value-type="float">
            <text:p>89.787193</text:p>
          </table:table-cell>
          <table:table-cell office:value-type="float" office:value="90.367805" calcext:value-type="float">
            <text:p>90.367805</text:p>
          </table:table-cell>
          <table:table-cell office:value-type="float" office:value="90.114006" calcext:value-type="float">
            <text:p>90.114006</text:p>
          </table:table-cell>
          <table:table-cell office:value-type="float" office:value="90.416412" calcext:value-type="float">
            <text:p>90.416412</text:p>
          </table:table-cell>
          <table:table-cell office:value-type="float" office:value="90.437431" calcext:value-type="float">
            <text:p>90.437431</text:p>
          </table:table-cell>
          <table:table-cell office:value-type="float" office:value="90.973228" calcext:value-type="float">
            <text:p>90.973228</text:p>
          </table:table-cell>
          <table:table-cell office:value-type="float" office:value="90.766785" calcext:value-type="float">
            <text:p>90.766785</text:p>
          </table:table-cell>
          <table:table-cell office:value-type="float" office:value="90.928558" calcext:value-type="float">
            <text:p>90.928558</text:p>
          </table:table-cell>
          <table:table-cell office:value-type="float" office:value="91.241959" calcext:value-type="float">
            <text:p>91.241959</text:p>
          </table:table-cell>
          <table:table-cell office:value-type="float" office:value="91.628174" calcext:value-type="float">
            <text:p>91.628174</text:p>
          </table:table-cell>
          <table:table-cell office:value-type="float" office:value="91.421844" calcext:value-type="float">
            <text:p>91.421844</text:p>
          </table:table-cell>
          <table:table-cell office:value-type="float" office:value="91.730186" calcext:value-type="float">
            <text:p>91.730186</text:p>
          </table:table-cell>
          <table:table-cell office:value-type="float" office:value="91.897591" calcext:value-type="float">
            <text:p>91.897591</text:p>
          </table:table-cell>
          <table:table-cell office:value-type="float" office:value="91.916168" calcext:value-type="float">
            <text:p>91.916168</text:p>
          </table:table-cell>
          <table:table-cell office:value-type="float" office:value="92.22747" calcext:value-type="float">
            <text:p>92.22747</text:p>
          </table:table-cell>
          <table:table-cell office:value-type="float" office:value="92.392151" calcext:value-type="float">
            <text:p>92.392151</text:p>
          </table:table-cell>
          <table:table-cell office:value-type="float" office:value="92.411026" calcext:value-type="float">
            <text:p>92.411026</text:p>
          </table:table-cell>
          <table:table-cell office:value-type="float" office:value="92.574051" calcext:value-type="float">
            <text:p>92.574051</text:p>
          </table:table-cell>
          <table:table-cell office:value-type="float" office:value="92.885712" calcext:value-type="float">
            <text:p>92.885712</text:p>
          </table:table-cell>
          <table:table-cell office:value-type="float" office:value="93.051346" calcext:value-type="float">
            <text:p>93.051346</text:p>
          </table:table-cell>
          <table:table-cell office:value-type="float" office:value="93.222977" calcext:value-type="float">
            <text:p>93.222977</text:p>
          </table:table-cell>
          <table:table-cell office:value-type="float" office:value="93.237793" calcext:value-type="float">
            <text:p>93.237793</text:p>
          </table:table-cell>
          <table:table-cell office:value-type="float" office:value="93.554497" calcext:value-type="float">
            <text:p>93.554497</text:p>
          </table:table-cell>
          <table:table-cell office:value-type="float" office:value="93.716446" calcext:value-type="float">
            <text:p>93.716446</text:p>
          </table:table-cell>
          <table:table-cell office:value-type="float" office:value="93.88401" calcext:value-type="float">
            <text:p>93.88401</text:p>
          </table:table-cell>
          <table:table-cell office:value-type="float" office:value="94.047905" calcext:value-type="float">
            <text:p>94.047905</text:p>
          </table:table-cell>
          <table:table-cell office:value-type="float" office:value="94.27916" calcext:value-type="float">
            <text:p>94.27916</text:p>
          </table:table-cell>
          <table:table-cell office:value-type="float" office:value="94.593506" calcext:value-type="float">
            <text:p>94.593506</text:p>
          </table:table-cell>
          <table:table-cell office:value-type="float" office:value="94.552002" calcext:value-type="float">
            <text:p>94.552002</text:p>
          </table:table-cell>
          <table:table-cell office:value-type="float" office:value="94.925232" calcext:value-type="float">
            <text:p>94.925232</text:p>
          </table:table-cell>
          <table:table-cell office:value-type="float" office:value="94.728409" calcext:value-type="float">
            <text:p>94.728409</text:p>
          </table:table-cell>
          <table:table-cell office:value-type="float" office:value="95.042992" calcext:value-type="float">
            <text:p>95.042992</text:p>
          </table:table-cell>
          <table:table-cell office:value-type="float" office:value="95.425583" calcext:value-type="float">
            <text:p>95.425583</text:p>
          </table:table-cell>
          <table:table-cell office:value-type="float" office:value="95.229141" calcext:value-type="float">
            <text:p>95.229141</text:p>
          </table:table-cell>
          <table:table-cell office:value-type="float" office:value="95.395767" calcext:value-type="float">
            <text:p>95.395767</text:p>
          </table:table-cell>
          <table:table-cell office:value-type="float" office:value="95.712502" calcext:value-type="float">
            <text:p>95.712502</text:p>
          </table:table-cell>
          <table:table-cell office:value-type="float" office:value="96.093704" calcext:value-type="float">
            <text:p>96.093704</text:p>
          </table:table-cell>
          <table:table-cell office:value-type="float" office:value="96.044922" calcext:value-type="float">
            <text:p>96.044922</text:p>
          </table:table-cell>
          <table:table-cell office:value-type="float" office:value="96.213333" calcext:value-type="float">
            <text:p>96.213333</text:p>
          </table:table-cell>
          <table:table-cell office:value-type="float" office:value="96.228416" calcext:value-type="float">
            <text:p>96.228416</text:p>
          </table:table-cell>
          <table:table-cell office:value-type="float" office:value="96.396034" calcext:value-type="float">
            <text:p>96.396034</text:p>
          </table:table-cell>
          <table:table-cell office:value-type="float" office:value="96.71637" calcext:value-type="float">
            <text:p>96.71637</text:p>
          </table:table-cell>
          <table:table-cell office:value-type="float" office:value="97.100647" calcext:value-type="float">
            <text:p>97.100647</text:p>
          </table:table-cell>
          <table:table-cell office:value-type="float" office:value="96.897369" calcext:value-type="float">
            <text:p>96.897369</text:p>
          </table:table-cell>
          <table:table-cell office:value-type="float" office:value="97.22142" calcext:value-type="float">
            <text:p>97.22142</text:p>
          </table:table-cell>
          <table:table-cell office:value-type="float" office:value="97.630424" calcext:value-type="float">
            <text:p>97.630424</text:p>
          </table:table-cell>
          <table:table-cell office:value-type="float" office:value="97.403305" calcext:value-type="float">
            <text:p>97.403305</text:p>
          </table:table-cell>
          <table:table-cell office:value-type="float" office:value="97.722969" calcext:value-type="float">
            <text:p>97.722969</text:p>
          </table:table-cell>
          <table:table-cell office:value-type="float" office:value="97.738678" calcext:value-type="float">
            <text:p>97.738678</text:p>
          </table:table-cell>
          <table:table-cell office:value-type="float" office:value="98.058495" calcext:value-type="float">
            <text:p>98.058495</text:p>
          </table:table-cell>
          <table:table-cell office:value-type="float" office:value="98.475601" calcext:value-type="float">
            <text:p>98.475601</text:p>
          </table:table-cell>
          <table:table-cell office:value-type="float" office:value="98.243813" calcext:value-type="float">
            <text:p>98.243813</text:p>
          </table:table-cell>
          <table:table-cell office:value-type="float" office:value="98.57016" calcext:value-type="float">
            <text:p>98.57016</text:p>
          </table:table-cell>
          <table:table-cell office:value-type="float" office:value="98.733101" calcext:value-type="float">
            <text:p>98.733101</text:p>
          </table:table-cell>
          <table:table-cell office:value-type="float" office:value="98.746521" calcext:value-type="float">
            <text:p>98.746521</text:p>
          </table:table-cell>
          <table:table-cell office:value-type="float" office:value="98.916641" calcext:value-type="float">
            <text:p>98.916641</text:p>
          </table:table-cell>
          <table:table-cell office:value-type="float" office:value="99.24192" calcext:value-type="float">
            <text:p>99.24192</text:p>
          </table:table-cell>
          <table:table-cell office:value-type="float" office:value="99.654572" calcext:value-type="float">
            <text:p>99.654572</text:p>
          </table:table-cell>
          <table:table-cell office:value-type="float" office:value="99.418831" calcext:value-type="float">
            <text:p>99.418831</text:p>
          </table:table-cell>
          <table:table-cell office:value-type="float" office:value="99.746521" calcext:value-type="float">
            <text:p>99.746521</text:p>
          </table:table-cell>
          <table:table-cell office:value-type="float" office:value="100.163605" calcext:value-type="float">
            <text:p>100.163605</text:p>
          </table:table-cell>
          <table:table-cell office:value-type="float" office:value="99.92775" calcext:value-type="float">
            <text:p>99.92775</text:p>
          </table:table-cell>
          <table:table-cell office:value-type="float" office:value="100.095627" calcext:value-type="float">
            <text:p>100.095627</text:p>
          </table:table-cell>
          <table:table-cell office:value-type="float" office:value="100.424919" calcext:value-type="float">
            <text:p>100.424919</text:p>
          </table:table-cell>
          <table:table-cell office:value-type="float" office:value="100.432938" calcext:value-type="float">
            <text:p>100.432938</text:p>
          </table:table-cell>
          <table:table-cell office:value-type="float" office:value="100.604668" calcext:value-type="float">
            <text:p>100.604668</text:p>
          </table:table-cell>
          <table:table-cell office:value-type="float" office:value="100.771141" calcext:value-type="float">
            <text:p>100.771141</text:p>
          </table:table-cell>
          <table:table-cell office:value-type="float" office:value="101.106232" calcext:value-type="float">
            <text:p>101.106232</text:p>
          </table:table-cell>
          <table:table-cell office:value-type="float" office:value="101.108368" calcext:value-type="float">
            <text:p>101.108368</text:p>
          </table:table-cell>
          <table:table-cell office:value-type="float" office:value="101.440384" calcext:value-type="float">
            <text:p>101.440384</text:p>
          </table:table-cell>
          <table:table-cell office:value-type="float" office:value="101.864273" calcext:value-type="float">
            <text:p>101.864273</text:p>
          </table:table-cell>
          <table:table-cell office:value-type="float" office:value="101.618454" calcext:value-type="float">
            <text:p>101.618454</text:p>
          </table:table-cell>
          <table:table-cell office:value-type="float" office:value="102.177025" calcext:value-type="float">
            <text:p>102.177025</text:p>
          </table:table-cell>
          <table:table-cell office:value-type="float" office:value="102.125961" calcext:value-type="float">
            <text:p>102.125961</text:p>
          </table:table-cell>
          <table:table-cell office:value-type="float" office:value="102.54496" calcext:value-type="float">
            <text:p>102.54496</text:p>
          </table:table-cell>
          <table:table-cell office:value-type="float" office:value="102.462074" calcext:value-type="float">
            <text:p>102.462074</text:p>
          </table:table-cell>
          <table:table-cell office:value-type="float" office:value="102.635902" calcext:value-type="float">
            <text:p>102.635902</text:p>
          </table:table-cell>
          <table:table-cell office:value-type="float" office:value="102.806763" calcext:value-type="float">
            <text:p>102.806763</text:p>
          </table:table-cell>
          <table:table-cell office:value-type="float" office:value="102.813469" calcext:value-type="float">
            <text:p>102.813469</text:p>
          </table:table-cell>
          <table:table-cell office:value-type="float" office:value="103.403847" calcext:value-type="float">
            <text:p>103.403847</text:p>
          </table:table-cell>
          <table:table-cell office:value-type="float" office:value="103.15593" calcext:value-type="float">
            <text:p>103.15593</text:p>
          </table:table-cell>
          <table:table-cell office:value-type="float" office:value="103.33065" calcext:value-type="float">
            <text:p>103.33065</text:p>
          </table:table-cell>
          <table:table-cell office:value-type="float" office:value="103.665848" calcext:value-type="float">
            <text:p>103.665848</text:p>
          </table:table-cell>
          <table:table-cell office:value-type="float" office:value="103.669518" calcext:value-type="float">
            <text:p>103.669518</text:p>
          </table:table-cell>
          <table:table-cell office:value-type="float" office:value="104.004478" calcext:value-type="float">
            <text:p>104.004478</text:p>
          </table:table-cell>
          <table:table-cell office:value-type="float" office:value="104.01059" calcext:value-type="float">
            <text:p>104.01059</text:p>
          </table:table-cell>
          <table:table-cell office:value-type="float" office:value="104.348495" calcext:value-type="float">
            <text:p>104.348495</text:p>
          </table:table-cell>
          <table:table-cell office:value-type="float" office:value="104.352074" calcext:value-type="float">
            <text:p>104.352074</text:p>
          </table:table-cell>
          <table:table-cell office:value-type="float" office:value="104.526382" calcext:value-type="float">
            <text:p>104.526382</text:p>
          </table:table-cell>
          <table:table-cell office:value-type="float" office:value="104.893806" calcext:value-type="float">
            <text:p>104.893806</text:p>
          </table:table-cell>
          <table:table-cell office:value-type="float" office:value="104.875435" calcext:value-type="float">
            <text:p>104.875435</text:p>
          </table:table-cell>
          <table:table-cell office:value-type="float" office:value="105.047577" calcext:value-type="float">
            <text:p>105.047577</text:p>
          </table:table-cell>
          <table:table-cell office:value-type="float" office:value="105.222221" calcext:value-type="float">
            <text:p>105.222221</text:p>
          </table:table-cell>
          <table:table-cell office:value-type="float" office:value="105.79245" calcext:value-type="float">
            <text:p>105.79245</text:p>
          </table:table-cell>
          <table:table-cell office:value-type="float" office:value="105.991623" calcext:value-type="float">
            <text:p>105.991623</text:p>
          </table:table-cell>
          <table:table-cell office:value-type="float" office:value="106.163628" calcext:value-type="float">
            <text:p>106.163628</text:p>
          </table:table-cell>
          <table:table-cell office:value-type="float" office:value="105.905563" calcext:value-type="float">
            <text:p>105.905563</text:p>
          </table:table-cell>
          <table:table-cell office:value-type="float" office:value="106.484726" calcext:value-type="float">
            <text:p>106.484726</text:p>
          </table:table-cell>
          <table:table-cell office:value-type="float" office:value="106.425896" calcext:value-type="float">
            <text:p>106.425896</text:p>
          </table:table-cell>
          <table:table-cell office:value-type="float" office:value="106.594147" calcext:value-type="float">
            <text:p>106.594147</text:p>
          </table:table-cell>
          <table:table-cell office:value-type="float" office:value="106.655205" calcext:value-type="float">
            <text:p>106.655205</text:p>
          </table:table-cell>
          <table:table-cell office:value-type="float" office:value="107.193138" calcext:value-type="float">
            <text:p>107.193138</text:p>
          </table:table-cell>
          <table:table-cell office:value-type="float" office:value="107.231339" calcext:value-type="float">
            <text:p>107.231339</text:p>
          </table:table-cell>
          <table:table-cell office:value-type="float" office:value="107.284309" calcext:value-type="float">
            <text:p>107.284309</text:p>
          </table:table-cell>
          <table:table-cell office:value-type="float" office:value="107.462357" calcext:value-type="float">
            <text:p>107.462357</text:p>
          </table:table-cell>
          <table:table-cell office:value-type="float" office:value="107.635406" calcext:value-type="float">
            <text:p>107.635406</text:p>
          </table:table-cell>
          <table:table-cell office:value-type="float" office:value="108.040947" calcext:value-type="float">
            <text:p>108.040947</text:p>
          </table:table-cell>
          <table:table-cell office:value-type="float" office:value="107.980858" calcext:value-type="float">
            <text:p>107.980858</text:p>
          </table:table-cell>
          <table:table-cell office:value-type="float" office:value="107.980354" calcext:value-type="float">
            <text:p>107.980354</text:p>
          </table:table-cell>
          <table:table-cell office:value-type="float" office:value="108.155571" calcext:value-type="float">
            <text:p>108.155571</text:p>
          </table:table-cell>
          <table:table-cell office:value-type="float" office:value="108.742996" calcext:value-type="float">
            <text:p>108.742996</text:p>
          </table:table-cell>
          <table:table-cell office:value-type="float" office:value="108.917664" calcext:value-type="float">
            <text:p>108.917664</text:p>
          </table:table-cell>
          <table:table-cell office:value-type="float" office:value="108.675995" calcext:value-type="float">
            <text:p>108.675995</text:p>
          </table:table-cell>
          <table:table-cell office:value-type="float" office:value="109.265259" calcext:value-type="float">
            <text:p>109.265259</text:p>
          </table:table-cell>
          <table:table-cell office:value-type="float" office:value="109.022354" calcext:value-type="float">
            <text:p>109.022354</text:p>
          </table:table-cell>
          <table:table-cell office:value-type="float" office:value="109.196693" calcext:value-type="float">
            <text:p>109.196693</text:p>
          </table:table-cell>
          <table:table-cell office:value-type="float" office:value="109.791718" calcext:value-type="float">
            <text:p>109.791718</text:p>
          </table:table-cell>
          <table:table-cell office:value-type="float" office:value="109.547447" calcext:value-type="float">
            <text:p>109.547447</text:p>
          </table:table-cell>
          <table:table-cell office:value-type="float" office:value="109.72113" calcext:value-type="float">
            <text:p>109.72113</text:p>
          </table:table-cell>
          <table:table-cell office:value-type="float" office:value="110.314186" calcext:value-type="float">
            <text:p>110.314186</text:p>
          </table:table-cell>
          <table:table-cell office:value-type="float" office:value="110.491791" calcext:value-type="float">
            <text:p>110.491791</text:p>
          </table:table-cell>
          <table:table-cell office:value-type="float" office:value="110.555359" calcext:value-type="float">
            <text:p>110.555359</text:p>
          </table:table-cell>
          <table:table-cell office:value-type="float" office:value="110.417595" calcext:value-type="float">
            <text:p>110.417595</text:p>
          </table:table-cell>
          <table:table-cell office:value-type="float" office:value="111.018341" calcext:value-type="float">
            <text:p>111.018341</text:p>
          </table:table-cell>
          <table:table-cell office:value-type="float" office:value="111.191116" calcext:value-type="float">
            <text:p>111.191116</text:p>
          </table:table-cell>
          <table:table-cell office:value-type="float" office:value="111.368256" calcext:value-type="float">
            <text:p>111.368256</text:p>
          </table:table-cell>
          <table:table-cell office:value-type="float" office:value="111.116936" calcext:value-type="float">
            <text:p>111.116936</text:p>
          </table:table-cell>
          <table:table-cell office:value-type="float" office:value="111.295052" calcext:value-type="float">
            <text:p>111.295052</text:p>
          </table:table-cell>
          <table:table-cell office:value-type="float" office:value="111.896332" calcext:value-type="float">
            <text:p>111.896332</text:p>
          </table:table-cell>
          <table:table-cell office:value-type="float" office:value="111.644035" calcext:value-type="float">
            <text:p>111.644035</text:p>
          </table:table-cell>
          <table:table-cell office:value-type="float" office:value="112.275482" calcext:value-type="float">
            <text:p>112.275482</text:p>
          </table:table-cell>
          <table:table-cell office:value-type="float" office:value="112.456223" calcext:value-type="float">
            <text:p>112.456223</text:p>
          </table:table-cell>
          <table:table-cell office:value-type="float" office:value="112.172432" calcext:value-type="float">
            <text:p>112.172432</text:p>
          </table:table-cell>
          <table:table-cell office:value-type="float" office:value="112.3508" calcext:value-type="float">
            <text:p>112.3508</text:p>
          </table:table-cell>
          <table:table-cell office:value-type="float" office:value="112.954681" calcext:value-type="float">
            <text:p>112.954681</text:p>
          </table:table-cell>
          <table:table-cell office:value-type="float" office:value="112.698868" calcext:value-type="float">
            <text:p>112.698868</text:p>
          </table:table-cell>
          <table:table-cell office:value-type="float" office:value="113.309677" calcext:value-type="float">
            <text:p>113.309677</text:p>
          </table:table-cell>
          <table:table-cell office:value-type="float" office:value="113.49054" calcext:value-type="float">
            <text:p>113.49054</text:p>
          </table:table-cell>
          <table:table-cell office:value-type="float" office:value="113.666954" calcext:value-type="float">
            <text:p>113.666954</text:p>
          </table:table-cell>
          <table:table-cell office:value-type="float" office:value="113.410431" calcext:value-type="float">
            <text:p>113.410431</text:p>
          </table:table-cell>
          <table:table-cell office:value-type="float" office:value="113.592499" calcext:value-type="float">
            <text:p>113.592499</text:p>
          </table:table-cell>
          <table:table-cell office:value-type="float" office:value="114.245514" calcext:value-type="float">
            <text:p>114.245514</text:p>
          </table:table-cell>
          <table:table-cell office:value-type="float" office:value="114.401001" calcext:value-type="float">
            <text:p>114.401001</text:p>
          </table:table-cell>
          <table:table-cell office:value-type="float" office:value="114.114281" calcext:value-type="float">
            <text:p>114.114281</text:p>
          </table:table-cell>
          <table:table-cell office:value-type="float" office:value="114.291283" calcext:value-type="float">
            <text:p>114.291283</text:p>
          </table:table-cell>
          <table:table-cell office:value-type="float" office:value="114.46965" calcext:value-type="float">
            <text:p>114.46965</text:p>
          </table:table-cell>
          <table:table-cell office:value-type="float" office:value="114.645256" calcext:value-type="float">
            <text:p>114.645256</text:p>
          </table:table-cell>
          <table:table-cell office:value-type="float" office:value="114.821953" calcext:value-type="float">
            <text:p>114.821953</text:p>
          </table:table-cell>
          <table:table-cell office:value-type="float" office:value="115.001724" calcext:value-type="float">
            <text:p>115.001724</text:p>
          </table:table-cell>
          <table:table-cell office:value-type="float" office:value="115.316406" calcext:value-type="float">
            <text:p>115.316406</text:p>
          </table:table-cell>
          <table:table-cell office:value-type="float" office:value="115.540527" calcext:value-type="float">
            <text:p>115.540527</text:p>
          </table:table-cell>
          <table:table-cell office:value-type="float" office:value="115.535446" calcext:value-type="float">
            <text:p>115.535446</text:p>
          </table:table-cell>
          <table:table-cell office:value-type="float" office:value="116.152657" calcext:value-type="float">
            <text:p>116.152657</text:p>
          </table:table-cell>
          <table:table-cell office:value-type="float" office:value="115.887619" calcext:value-type="float">
            <text:p>115.887619</text:p>
          </table:table-cell>
          <table:table-cell office:value-type="float" office:value="116.065857" calcext:value-type="float">
            <text:p>116.065857</text:p>
          </table:table-cell>
          <table:table-cell office:value-type="float" office:value="116.427483" calcext:value-type="float">
            <text:p>116.427483</text:p>
          </table:table-cell>
          <table:table-cell office:value-type="float" office:value="116.420464" calcext:value-type="float">
            <text:p>116.420464</text:p>
          </table:table-cell>
          <table:table-cell office:value-type="float" office:value="116.621109" calcext:value-type="float">
            <text:p>116.621109</text:p>
          </table:table-cell>
          <table:table-cell office:value-type="float" office:value="116.780273" calcext:value-type="float">
            <text:p>116.780273</text:p>
          </table:table-cell>
          <table:table-cell office:value-type="float" office:value="116.961594" calcext:value-type="float">
            <text:p>116.961594</text:p>
          </table:table-cell>
          <table:table-cell office:value-type="float" office:value="117.325928" calcext:value-type="float">
            <text:p>117.325928</text:p>
          </table:table-cell>
          <table:table-cell office:value-type="float" office:value="117.321754" calcext:value-type="float">
            <text:p>117.321754</text:p>
          </table:table-cell>
          <table:table-cell office:value-type="float" office:value="117.94735" calcext:value-type="float">
            <text:p>117.94735</text:p>
          </table:table-cell>
          <table:table-cell office:value-type="float" office:value="117.683121" calcext:value-type="float">
            <text:p>117.683121</text:p>
          </table:table-cell>
          <table:table-cell office:value-type="float" office:value="117.86068" calcext:value-type="float">
            <text:p>117.86068</text:p>
          </table:table-cell>
          <table:table-cell office:value-type="float" office:value="118.491081" calcext:value-type="float">
            <text:p>118.491081</text:p>
          </table:table-cell>
          <table:table-cell office:value-type="float" office:value="118.220238" calcext:value-type="float">
            <text:p>118.220238</text:p>
          </table:table-cell>
          <table:table-cell office:value-type="float" office:value="118.398705" calcext:value-type="float">
            <text:p>118.398705</text:p>
          </table:table-cell>
        </table:table-row>
        <table:table-row table:style-name="ro1">
          <table:table-cell table:number-columns-repeated="1000"/>
        </table:table-row>
        <table:table-row table:style-name="ro1">
          <table:table-cell table:formula="of:=AVERAGE([.A2:.A4])" office:value-type="float" office:value="0.00824066666666667" calcext:value-type="float">
            <text:p>0.0082406667</text:p>
          </table:table-cell>
          <table:table-cell table:formula="of:=AVERAGE([.B2:.B4])" office:value-type="float" office:value="0.0222773333333333" calcext:value-type="float">
            <text:p>0.0222773333</text:p>
          </table:table-cell>
          <table:table-cell table:formula="of:=AVERAGE([.C2:.C4])" office:value-type="float" office:value="0.0267896666666667" calcext:value-type="float">
            <text:p>0.0267896667</text:p>
          </table:table-cell>
          <table:table-cell table:formula="of:=AVERAGE([.D2:.D4])" office:value-type="float" office:value="0.031441" calcext:value-type="float">
            <text:p>0.031441</text:p>
          </table:table-cell>
          <table:table-cell table:formula="of:=AVERAGE([.E2:.E4])" office:value-type="float" office:value="0.0424976666666667" calcext:value-type="float">
            <text:p>0.0424976667</text:p>
          </table:table-cell>
          <table:table-cell table:formula="of:=AVERAGE([.F2:.F4])" office:value-type="float" office:value="0.055306" calcext:value-type="float">
            <text:p>0.055306</text:p>
          </table:table-cell>
          <table:table-cell table:formula="of:=AVERAGE([.G2:.G4])" office:value-type="float" office:value="0.06962" calcext:value-type="float">
            <text:p>0.06962</text:p>
          </table:table-cell>
          <table:table-cell table:formula="of:=AVERAGE([.H2:.H4])" office:value-type="float" office:value="0.084512" calcext:value-type="float">
            <text:p>0.084512</text:p>
          </table:table-cell>
          <table:table-cell table:formula="of:=AVERAGE([.I2:.I4])" office:value-type="float" office:value="0.100723" calcext:value-type="float">
            <text:p>0.100723</text:p>
          </table:table-cell>
          <table:table-cell table:formula="of:=AVERAGE([.J2:.J4])" office:value-type="float" office:value="0.117653666666667" calcext:value-type="float">
            <text:p>0.1176536667</text:p>
          </table:table-cell>
          <table:table-cell table:formula="of:=AVERAGE([.K2:.K4])" office:value-type="float" office:value="0.135578666666667" calcext:value-type="float">
            <text:p>0.1355786667</text:p>
          </table:table-cell>
          <table:table-cell table:formula="of:=AVERAGE([.L2:.L4])" office:value-type="float" office:value="0.170908666666667" calcext:value-type="float">
            <text:p>0.1709086667</text:p>
          </table:table-cell>
          <table:table-cell table:formula="of:=AVERAGE([.M2:.M4])" office:value-type="float" office:value="0.173729" calcext:value-type="float">
            <text:p>0.173729</text:p>
          </table:table-cell>
          <table:table-cell table:formula="of:=AVERAGE([.N2:.N4])" office:value-type="float" office:value="0.194026666666667" calcext:value-type="float">
            <text:p>0.1940266667</text:p>
          </table:table-cell>
          <table:table-cell table:formula="of:=AVERAGE([.O2:.O4])" office:value-type="float" office:value="0.215224333333333" calcext:value-type="float">
            <text:p>0.2152243333</text:p>
          </table:table-cell>
          <table:table-cell table:formula="of:=AVERAGE([.P2:.P4])" office:value-type="float" office:value="0.236441" calcext:value-type="float">
            <text:p>0.236441</text:p>
          </table:table-cell>
          <table:table-cell table:formula="of:=AVERAGE([.Q2:.Q4])" office:value-type="float" office:value="0.258983" calcext:value-type="float">
            <text:p>0.258983</text:p>
          </table:table-cell>
          <table:table-cell table:formula="of:=AVERAGE([.R2:.R4])" office:value-type="float" office:value="0.281884333333333" calcext:value-type="float">
            <text:p>0.2818843333</text:p>
          </table:table-cell>
          <table:table-cell table:formula="of:=AVERAGE([.S2:.S4])" office:value-type="float" office:value="0.322183666666667" calcext:value-type="float">
            <text:p>0.3221836667</text:p>
          </table:table-cell>
          <table:table-cell table:formula="of:=AVERAGE([.T2:.T4])" office:value-type="float" office:value="0.330132" calcext:value-type="float">
            <text:p>0.330132</text:p>
          </table:table-cell>
          <table:table-cell table:formula="of:=AVERAGE([.U2:.U4])" office:value-type="float" office:value="0.354932666666667" calcext:value-type="float">
            <text:p>0.3549326667</text:p>
          </table:table-cell>
          <table:table-cell table:formula="of:=AVERAGE([.V2:.V4])" office:value-type="float" office:value="0.379961" calcext:value-type="float">
            <text:p>0.379961</text:p>
          </table:table-cell>
          <table:table-cell table:formula="of:=AVERAGE([.W2:.W4])" office:value-type="float" office:value="0.405760666666667" calcext:value-type="float">
            <text:p>0.4057606667</text:p>
          </table:table-cell>
          <table:table-cell table:formula="of:=AVERAGE([.X2:.X4])" office:value-type="float" office:value="0.450135666666667" calcext:value-type="float">
            <text:p>0.4501356667</text:p>
          </table:table-cell>
          <table:table-cell table:formula="of:=AVERAGE([.Y2:.Y4])" office:value-type="float" office:value="0.459482666666667" calcext:value-type="float">
            <text:p>0.4594826667</text:p>
          </table:table-cell>
          <table:table-cell table:formula="of:=AVERAGE([.Z2:.Z4])" office:value-type="float" office:value="0.487705333333333" calcext:value-type="float">
            <text:p>0.4877053333</text:p>
          </table:table-cell>
          <table:table-cell table:formula="of:=AVERAGE([.AA2:.AA4])" office:value-type="float" office:value="0.532360333333333" calcext:value-type="float">
            <text:p>0.5323603333</text:p>
          </table:table-cell>
          <table:table-cell table:formula="of:=AVERAGE([.AB2:.AB4])" office:value-type="float" office:value="0.545396333333333" calcext:value-type="float">
            <text:p>0.5453963333</text:p>
          </table:table-cell>
          <table:table-cell table:formula="of:=AVERAGE([.AC2:.AC4])" office:value-type="float" office:value="0.57462" calcext:value-type="float">
            <text:p>0.57462</text:p>
          </table:table-cell>
          <table:table-cell table:formula="of:=AVERAGE([.AD2:.AD4])" office:value-type="float" office:value="0.619775666666667" calcext:value-type="float">
            <text:p>0.6197756667</text:p>
          </table:table-cell>
          <table:table-cell table:formula="of:=AVERAGE([.AE2:.AE4])" office:value-type="float" office:value="0.633683333333333" calcext:value-type="float">
            <text:p>0.6336833333</text:p>
          </table:table-cell>
          <table:table-cell table:formula="of:=AVERAGE([.AF2:.AF4])" office:value-type="float" office:value="0.665828666666667" calcext:value-type="float">
            <text:p>0.6658286667</text:p>
          </table:table-cell>
          <table:table-cell table:formula="of:=AVERAGE([.AG2:.AG4])" office:value-type="float" office:value="0.714322666666667" calcext:value-type="float">
            <text:p>0.7143226667</text:p>
          </table:table-cell>
          <table:table-cell table:formula="of:=AVERAGE([.AH2:.AH4])" office:value-type="float" office:value="0.72737" calcext:value-type="float">
            <text:p>0.72737</text:p>
          </table:table-cell>
          <table:table-cell table:formula="of:=AVERAGE([.AI2:.AI4])" office:value-type="float" office:value="0.777405" calcext:value-type="float">
            <text:p>0.777405</text:p>
          </table:table-cell>
          <table:table-cell table:formula="of:=AVERAGE([.AJ2:.AJ4])" office:value-type="float" office:value="0.79443" calcext:value-type="float">
            <text:p>0.79443</text:p>
          </table:table-cell>
          <table:table-cell table:formula="of:=AVERAGE([.AK2:.AK4])" office:value-type="float" office:value="0.826345333333333" calcext:value-type="float">
            <text:p>0.8263453333</text:p>
          </table:table-cell>
          <table:table-cell table:formula="of:=AVERAGE([.AL2:.AL4])" office:value-type="float" office:value="0.861321666666667" calcext:value-type="float">
            <text:p>0.8613216667</text:p>
          </table:table-cell>
          <table:table-cell table:formula="of:=AVERAGE([.AM2:.AM4])" office:value-type="float" office:value="0.895102" calcext:value-type="float">
            <text:p>0.895102</text:p>
          </table:table-cell>
          <table:table-cell table:formula="of:=AVERAGE([.AN2:.AN4])" office:value-type="float" office:value="0.944291666666667" calcext:value-type="float">
            <text:p>0.9442916667</text:p>
          </table:table-cell>
          <table:table-cell table:formula="of:=AVERAGE([.AO2:.AO4])" office:value-type="float" office:value="0.965018" calcext:value-type="float">
            <text:p>0.965018</text:p>
          </table:table-cell>
          <table:table-cell table:formula="of:=AVERAGE([.AP2:.AP4])" office:value-type="float" office:value="1.01840233333333" calcext:value-type="float">
            <text:p>1.0184023333</text:p>
          </table:table-cell>
          <table:table-cell table:formula="of:=AVERAGE([.AQ2:.AQ4])" office:value-type="float" office:value="1.03473833333333" calcext:value-type="float">
            <text:p>1.0347383333</text:p>
          </table:table-cell>
          <table:table-cell table:formula="of:=AVERAGE([.AR2:.AR4])" office:value-type="float" office:value="1.07282166666667" calcext:value-type="float">
            <text:p>1.0728216667</text:p>
          </table:table-cell>
          <table:table-cell table:formula="of:=AVERAGE([.AS2:.AS4])" office:value-type="float" office:value="1.12517833333333" calcext:value-type="float">
            <text:p>1.1251783333</text:p>
          </table:table-cell>
          <table:table-cell table:formula="of:=AVERAGE([.AT2:.AT4])" office:value-type="float" office:value="1.147942" calcext:value-type="float">
            <text:p>1.147942</text:p>
          </table:table-cell>
          <table:table-cell table:formula="of:=AVERAGE([.AU2:.AU4])" office:value-type="float" office:value="1.18096533333333" calcext:value-type="float">
            <text:p>1.1809653333</text:p>
          </table:table-cell>
          <table:table-cell table:formula="of:=AVERAGE([.AV2:.AV4])" office:value-type="float" office:value="1.22179633333333" calcext:value-type="float">
            <text:p>1.2217963333</text:p>
          </table:table-cell>
          <table:table-cell table:formula="of:=AVERAGE([.AW2:.AW4])" office:value-type="float" office:value="1.26150533333333" calcext:value-type="float">
            <text:p>1.2615053333</text:p>
          </table:table-cell>
          <table:table-cell table:formula="of:=AVERAGE([.AX2:.AX4])" office:value-type="float" office:value="1.29600566666667" calcext:value-type="float">
            <text:p>1.2960056667</text:p>
          </table:table-cell>
          <table:table-cell table:formula="of:=AVERAGE([.AY2:.AY4])" office:value-type="float" office:value="1.35404666666667" calcext:value-type="float">
            <text:p>1.3540466667</text:p>
          </table:table-cell>
          <table:table-cell table:formula="of:=AVERAGE([.AZ2:.AZ4])" office:value-type="float" office:value="1.396219" calcext:value-type="float">
            <text:p>1.396219</text:p>
          </table:table-cell>
          <table:table-cell table:formula="of:=AVERAGE([.BA2:.BA4])" office:value-type="float" office:value="1.41590766666667" calcext:value-type="float">
            <text:p>1.4159076667</text:p>
          </table:table-cell>
          <table:table-cell table:formula="of:=AVERAGE([.BB2:.BB4])" office:value-type="float" office:value="1.45845933333333" calcext:value-type="float">
            <text:p>1.4584593333</text:p>
          </table:table-cell>
          <table:table-cell table:formula="of:=AVERAGE([.BC2:.BC4])" office:value-type="float" office:value="1.49867533333333" calcext:value-type="float">
            <text:p>1.4986753333</text:p>
          </table:table-cell>
          <table:table-cell table:formula="of:=AVERAGE([.BD2:.BD4])" office:value-type="float" office:value="1.53921733333333" calcext:value-type="float">
            <text:p>1.5392173333</text:p>
          </table:table-cell>
          <table:table-cell table:formula="of:=AVERAGE([.BE2:.BE4])" office:value-type="float" office:value="1.57961066666667" calcext:value-type="float">
            <text:p>1.5796106667</text:p>
          </table:table-cell>
          <table:table-cell table:formula="of:=AVERAGE([.BF2:.BF4])" office:value-type="float" office:value="1.621592" calcext:value-type="float">
            <text:p>1.621592</text:p>
          </table:table-cell>
          <table:table-cell table:formula="of:=AVERAGE([.BG2:.BG4])" office:value-type="float" office:value="1.67816533333333" calcext:value-type="float">
            <text:p>1.6781653333</text:p>
          </table:table-cell>
          <table:table-cell table:formula="of:=AVERAGE([.BH2:.BH4])" office:value-type="float" office:value="1.70844066666667" calcext:value-type="float">
            <text:p>1.7084406667</text:p>
          </table:table-cell>
          <table:table-cell table:formula="of:=AVERAGE([.BI2:.BI4])" office:value-type="float" office:value="1.752732" calcext:value-type="float">
            <text:p>1.752732</text:p>
          </table:table-cell>
          <table:table-cell table:formula="of:=AVERAGE([.BJ2:.BJ4])" office:value-type="float" office:value="1.807715" calcext:value-type="float">
            <text:p>1.807715</text:p>
          </table:table-cell>
          <table:table-cell table:formula="of:=AVERAGE([.BK2:.BK4])" office:value-type="float" office:value="1.834482" calcext:value-type="float">
            <text:p>1.834482</text:p>
          </table:table-cell>
          <table:table-cell table:formula="of:=AVERAGE([.BL2:.BL4])" office:value-type="float" office:value="1.89728533333333" calcext:value-type="float">
            <text:p>1.8972853333</text:p>
          </table:table-cell>
          <table:table-cell table:formula="of:=AVERAGE([.BM2:.BM4])" office:value-type="float" office:value="1.92493" calcext:value-type="float">
            <text:p>1.92493</text:p>
          </table:table-cell>
          <table:table-cell table:formula="of:=AVERAGE([.BN2:.BN4])" office:value-type="float" office:value="1.96917366666667" calcext:value-type="float">
            <text:p>1.9691736667</text:p>
          </table:table-cell>
          <table:table-cell table:formula="of:=AVERAGE([.BO2:.BO4])" office:value-type="float" office:value="2.01684933333333" calcext:value-type="float">
            <text:p>2.0168493333</text:p>
          </table:table-cell>
          <table:table-cell table:formula="of:=AVERAGE([.BP2:.BP4])" office:value-type="float" office:value="2.05740366666667" calcext:value-type="float">
            <text:p>2.0574036667</text:p>
          </table:table-cell>
          <table:table-cell table:formula="of:=AVERAGE([.BQ2:.BQ4])" office:value-type="float" office:value="2.102659" calcext:value-type="float">
            <text:p>2.102659</text:p>
          </table:table-cell>
          <table:table-cell table:formula="of:=AVERAGE([.BR2:.BR4])" office:value-type="float" office:value="2.17050666666667" calcext:value-type="float">
            <text:p>2.1705066667</text:p>
          </table:table-cell>
          <table:table-cell table:formula="of:=AVERAGE([.BS2:.BS4])" office:value-type="float" office:value="2.19435" calcext:value-type="float">
            <text:p>2.19435</text:p>
          </table:table-cell>
          <table:table-cell table:formula="of:=AVERAGE([.BT2:.BT4])" office:value-type="float" office:value="2.260026" calcext:value-type="float">
            <text:p>2.260026</text:p>
          </table:table-cell>
          <table:table-cell table:formula="of:=AVERAGE([.BU2:.BU4])" office:value-type="float" office:value="2.288038" calcext:value-type="float">
            <text:p>2.288038</text:p>
          </table:table-cell>
          <table:table-cell table:formula="of:=AVERAGE([.BV2:.BV4])" office:value-type="float" office:value="2.35334633333333" calcext:value-type="float">
            <text:p>2.3533463333</text:p>
          </table:table-cell>
          <table:table-cell table:formula="of:=AVERAGE([.BW2:.BW4])" office:value-type="float" office:value="2.382978" calcext:value-type="float">
            <text:p>2.382978</text:p>
          </table:table-cell>
          <table:table-cell table:formula="of:=AVERAGE([.BX2:.BX4])" office:value-type="float" office:value="2.451008" calcext:value-type="float">
            <text:p>2.451008</text:p>
          </table:table-cell>
          <table:table-cell table:formula="of:=AVERAGE([.BY2:.BY4])" office:value-type="float" office:value="2.48250266666667" calcext:value-type="float">
            <text:p>2.4825026667</text:p>
          </table:table-cell>
          <table:table-cell table:formula="of:=AVERAGE([.BZ2:.BZ4])" office:value-type="float" office:value="2.531656" calcext:value-type="float">
            <text:p>2.531656</text:p>
          </table:table-cell>
          <table:table-cell table:formula="of:=AVERAGE([.CA2:.CA4])" office:value-type="float" office:value="2.58370966666667" calcext:value-type="float">
            <text:p>2.5837096667</text:p>
          </table:table-cell>
          <table:table-cell table:formula="of:=AVERAGE([.CB2:.CB4])" office:value-type="float" office:value="2.62266466666667" calcext:value-type="float">
            <text:p>2.6226646667</text:p>
          </table:table-cell>
          <table:table-cell table:formula="of:=AVERAGE([.CC2:.CC4])" office:value-type="float" office:value="2.67879533333333" calcext:value-type="float">
            <text:p>2.6787953333</text:p>
          </table:table-cell>
          <table:table-cell table:formula="of:=AVERAGE([.CD2:.CD4])" office:value-type="float" office:value="2.725198" calcext:value-type="float">
            <text:p>2.725198</text:p>
          </table:table-cell>
          <table:table-cell table:formula="of:=AVERAGE([.CE2:.CE4])" office:value-type="float" office:value="2.783304" calcext:value-type="float">
            <text:p>2.783304</text:p>
          </table:table-cell>
          <table:table-cell table:formula="of:=AVERAGE([.CF2:.CF4])" office:value-type="float" office:value="2.82618633333333" calcext:value-type="float">
            <text:p>2.8261863333</text:p>
          </table:table-cell>
          <table:table-cell table:formula="of:=AVERAGE([.CG2:.CG4])" office:value-type="float" office:value="2.893465" calcext:value-type="float">
            <text:p>2.893465</text:p>
          </table:table-cell>
          <table:table-cell table:formula="of:=AVERAGE([.CH2:.CH4])" office:value-type="float" office:value="2.92792666666667" calcext:value-type="float">
            <text:p>2.9279266667</text:p>
          </table:table-cell>
          <table:table-cell table:formula="of:=AVERAGE([.CI2:.CI4])" office:value-type="float" office:value="2.978602" calcext:value-type="float">
            <text:p>2.978602</text:p>
          </table:table-cell>
          <table:table-cell table:formula="of:=AVERAGE([.CJ2:.CJ4])" office:value-type="float" office:value="3.02814333333333" calcext:value-type="float">
            <text:p>3.0281433333</text:p>
          </table:table-cell>
          <table:table-cell table:formula="of:=AVERAGE([.CK2:.CK4])" office:value-type="float" office:value="3.080187" calcext:value-type="float">
            <text:p>3.080187</text:p>
          </table:table-cell>
          <table:table-cell table:formula="of:=AVERAGE([.CL2:.CL4])" office:value-type="float" office:value="3.136076" calcext:value-type="float">
            <text:p>3.136076</text:p>
          </table:table-cell>
          <table:table-cell table:formula="of:=AVERAGE([.CM2:.CM4])" office:value-type="float" office:value="3.182617" calcext:value-type="float">
            <text:p>3.182617</text:p>
          </table:table-cell>
          <table:table-cell table:formula="of:=AVERAGE([.CN2:.CN4])" office:value-type="float" office:value="3.23983666666667" calcext:value-type="float">
            <text:p>3.2398366667</text:p>
          </table:table-cell>
          <table:table-cell table:formula="of:=AVERAGE([.CO2:.CO4])" office:value-type="float" office:value="3.29593533333333" calcext:value-type="float">
            <text:p>3.2959353333</text:p>
          </table:table-cell>
          <table:table-cell table:formula="of:=AVERAGE([.CP2:.CP4])" office:value-type="float" office:value="3.34290533333333" calcext:value-type="float">
            <text:p>3.3429053333</text:p>
          </table:table-cell>
          <table:table-cell table:formula="of:=AVERAGE([.CQ2:.CQ4])" office:value-type="float" office:value="3.39935166666667" calcext:value-type="float">
            <text:p>3.3993516667</text:p>
          </table:table-cell>
          <table:table-cell table:formula="of:=AVERAGE([.CR2:.CR4])" office:value-type="float" office:value="3.45315633333333" calcext:value-type="float">
            <text:p>3.4531563333</text:p>
          </table:table-cell>
          <table:table-cell table:formula="of:=AVERAGE([.CS2:.CS4])" office:value-type="float" office:value="3.516721" calcext:value-type="float">
            <text:p>3.516721</text:p>
          </table:table-cell>
          <table:table-cell table:formula="of:=AVERAGE([.CT2:.CT4])" office:value-type="float" office:value="3.561824" calcext:value-type="float">
            <text:p>3.561824</text:p>
          </table:table-cell>
          <table:table-cell table:formula="of:=AVERAGE([.CU2:.CU4])" office:value-type="float" office:value="3.61689633333333" calcext:value-type="float">
            <text:p>3.6168963333</text:p>
          </table:table-cell>
          <table:table-cell table:formula="of:=AVERAGE([.CV2:.CV4])" office:value-type="float" office:value="3.667616" calcext:value-type="float">
            <text:p>3.667616</text:p>
          </table:table-cell>
          <table:table-cell table:formula="of:=AVERAGE([.CW2:.CW4])" office:value-type="float" office:value="3.722842" calcext:value-type="float">
            <text:p>3.722842</text:p>
          </table:table-cell>
          <table:table-cell table:formula="of:=AVERAGE([.CX2:.CX4])" office:value-type="float" office:value="3.792844" calcext:value-type="float">
            <text:p>3.792844</text:p>
          </table:table-cell>
          <table:table-cell table:formula="of:=AVERAGE([.CY2:.CY4])" office:value-type="float" office:value="3.84388833333333" calcext:value-type="float">
            <text:p>3.8438883333</text:p>
          </table:table-cell>
          <table:table-cell table:formula="of:=AVERAGE([.CZ2:.CZ4])" office:value-type="float" office:value="3.89559666666667" calcext:value-type="float">
            <text:p>3.8955966667</text:p>
          </table:table-cell>
          <table:table-cell table:formula="of:=AVERAGE([.DA2:.DA4])" office:value-type="float" office:value="3.95703633333333" calcext:value-type="float">
            <text:p>3.9570363333</text:p>
          </table:table-cell>
          <table:table-cell table:formula="of:=AVERAGE([.DB2:.DB4])" office:value-type="float" office:value="4.01087333333333" calcext:value-type="float">
            <text:p>4.0108733333</text:p>
          </table:table-cell>
          <table:table-cell table:formula="of:=AVERAGE([.DC2:.DC4])" office:value-type="float" office:value="4.065116" calcext:value-type="float">
            <text:p>4.065116</text:p>
          </table:table-cell>
          <table:table-cell table:formula="of:=AVERAGE([.DD2:.DD4])" office:value-type="float" office:value="4.12149366666667" calcext:value-type="float">
            <text:p>4.1214936667</text:p>
          </table:table-cell>
          <table:table-cell table:formula="of:=AVERAGE([.DE2:.DE4])" office:value-type="float" office:value="4.18061566666667" calcext:value-type="float">
            <text:p>4.1806156667</text:p>
          </table:table-cell>
          <table:table-cell table:formula="of:=AVERAGE([.DF2:.DF4])" office:value-type="float" office:value="4.23469533333333" calcext:value-type="float">
            <text:p>4.2346953333</text:p>
          </table:table-cell>
          <table:table-cell table:formula="of:=AVERAGE([.DG2:.DG4])" office:value-type="float" office:value="4.30923566666667" calcext:value-type="float">
            <text:p>4.3092356667</text:p>
          </table:table-cell>
          <table:table-cell table:formula="of:=AVERAGE([.DH2:.DH4])" office:value-type="float" office:value="4.359793" calcext:value-type="float">
            <text:p>4.359793</text:p>
          </table:table-cell>
          <table:table-cell table:formula="of:=AVERAGE([.DI2:.DI4])" office:value-type="float" office:value="4.418056" calcext:value-type="float">
            <text:p>4.418056</text:p>
          </table:table-cell>
          <table:table-cell table:formula="of:=AVERAGE([.DJ2:.DJ4])" office:value-type="float" office:value="4.46986266666667" calcext:value-type="float">
            <text:p>4.4698626667</text:p>
          </table:table-cell>
          <table:table-cell table:formula="of:=AVERAGE([.DK2:.DK4])" office:value-type="float" office:value="4.52966266666667" calcext:value-type="float">
            <text:p>4.5296626667</text:p>
          </table:table-cell>
          <table:table-cell table:formula="of:=AVERAGE([.DL2:.DL4])" office:value-type="float" office:value="4.59160133333333" calcext:value-type="float">
            <text:p>4.5916013333</text:p>
          </table:table-cell>
          <table:table-cell table:formula="of:=AVERAGE([.DM2:.DM4])" office:value-type="float" office:value="4.65556133333333" calcext:value-type="float">
            <text:p>4.6555613333</text:p>
          </table:table-cell>
          <table:table-cell table:formula="of:=AVERAGE([.DN2:.DN4])" office:value-type="float" office:value="4.709906" calcext:value-type="float">
            <text:p>4.709906</text:p>
          </table:table-cell>
          <table:table-cell table:formula="of:=AVERAGE([.DO2:.DO4])" office:value-type="float" office:value="4.77611666666667" calcext:value-type="float">
            <text:p>4.7761166667</text:p>
          </table:table-cell>
          <table:table-cell table:formula="of:=AVERAGE([.DP2:.DP4])" office:value-type="float" office:value="4.83345166666667" calcext:value-type="float">
            <text:p>4.8334516667</text:p>
          </table:table-cell>
          <table:table-cell table:formula="of:=AVERAGE([.DQ2:.DQ4])" office:value-type="float" office:value="4.89802766666667" calcext:value-type="float">
            <text:p>4.8980276667</text:p>
          </table:table-cell>
          <table:table-cell table:formula="of:=AVERAGE([.DR2:.DR4])" office:value-type="float" office:value="4.95252866666667" calcext:value-type="float">
            <text:p>4.9525286667</text:p>
          </table:table-cell>
          <table:table-cell table:formula="of:=AVERAGE([.DS2:.DS4])" office:value-type="float" office:value="5.01649066666667" calcext:value-type="float">
            <text:p>5.0164906667</text:p>
          </table:table-cell>
          <table:table-cell table:formula="of:=AVERAGE([.DT2:.DT4])" office:value-type="float" office:value="5.08447166666667" calcext:value-type="float">
            <text:p>5.0844716667</text:p>
          </table:table-cell>
          <table:table-cell table:formula="of:=AVERAGE([.DU2:.DU4])" office:value-type="float" office:value="5.14360133333333" calcext:value-type="float">
            <text:p>5.1436013333</text:p>
          </table:table-cell>
          <table:table-cell table:formula="of:=AVERAGE([.DV2:.DV4])" office:value-type="float" office:value="5.19503533333333" calcext:value-type="float">
            <text:p>5.1950353333</text:p>
          </table:table-cell>
          <table:table-cell table:formula="of:=AVERAGE([.DW2:.DW4])" office:value-type="float" office:value="5.267614" calcext:value-type="float">
            <text:p>5.267614</text:p>
          </table:table-cell>
          <table:table-cell table:formula="of:=AVERAGE([.DX2:.DX4])" office:value-type="float" office:value="5.31684066666667" calcext:value-type="float">
            <text:p>5.3168406667</text:p>
          </table:table-cell>
          <table:table-cell table:formula="of:=AVERAGE([.DY2:.DY4])" office:value-type="float" office:value="5.39296166666667" calcext:value-type="float">
            <text:p>5.3929616667</text:p>
          </table:table-cell>
          <table:table-cell table:formula="of:=AVERAGE([.DZ2:.DZ4])" office:value-type="float" office:value="5.44950133333333" calcext:value-type="float">
            <text:p>5.4495013333</text:p>
          </table:table-cell>
          <table:table-cell table:formula="of:=AVERAGE([.EA2:.EA4])" office:value-type="float" office:value="5.50562966666667" calcext:value-type="float">
            <text:p>5.5056296667</text:p>
          </table:table-cell>
          <table:table-cell table:formula="of:=AVERAGE([.EB2:.EB4])" office:value-type="float" office:value="5.58594233333333" calcext:value-type="float">
            <text:p>5.5859423333</text:p>
          </table:table-cell>
          <table:table-cell table:formula="of:=AVERAGE([.EC2:.EC4])" office:value-type="float" office:value="5.63339566666667" calcext:value-type="float">
            <text:p>5.6333956667</text:p>
          </table:table-cell>
          <table:table-cell table:formula="of:=AVERAGE([.ED2:.ED4])" office:value-type="float" office:value="5.71134133333333" calcext:value-type="float">
            <text:p>5.7113413333</text:p>
          </table:table-cell>
          <table:table-cell table:formula="of:=AVERAGE([.EE2:.EE4])" office:value-type="float" office:value="5.77548333333333" calcext:value-type="float">
            <text:p>5.7754833333</text:p>
          </table:table-cell>
          <table:table-cell table:formula="of:=AVERAGE([.EF2:.EF4])" office:value-type="float" office:value="5.828045" calcext:value-type="float">
            <text:p>5.828045</text:p>
          </table:table-cell>
          <table:table-cell table:formula="of:=AVERAGE([.EG2:.EG4])" office:value-type="float" office:value="5.88940433333333" calcext:value-type="float">
            <text:p>5.8894043333</text:p>
          </table:table-cell>
          <table:table-cell table:formula="of:=AVERAGE([.EH2:.EH4])" office:value-type="float" office:value="5.97304366666667" calcext:value-type="float">
            <text:p>5.9730436667</text:p>
          </table:table-cell>
          <table:table-cell table:formula="of:=AVERAGE([.EI2:.EI4])" office:value-type="float" office:value="6.01883" calcext:value-type="float">
            <text:p>6.01883</text:p>
          </table:table-cell>
          <table:table-cell table:formula="of:=AVERAGE([.EJ2:.EJ4])" office:value-type="float" office:value="6.091729" calcext:value-type="float">
            <text:p>6.091729</text:p>
          </table:table-cell>
          <table:table-cell table:formula="of:=AVERAGE([.EK2:.EK4])" office:value-type="float" office:value="6.17352766666667" calcext:value-type="float">
            <text:p>6.1735276667</text:p>
          </table:table-cell>
          <table:table-cell table:formula="of:=AVERAGE([.EL2:.EL4])" office:value-type="float" office:value="6.215444" calcext:value-type="float">
            <text:p>6.215444</text:p>
          </table:table-cell>
          <table:table-cell table:formula="of:=AVERAGE([.EM2:.EM4])" office:value-type="float" office:value="6.28941833333333" calcext:value-type="float">
            <text:p>6.2894183333</text:p>
          </table:table-cell>
          <table:table-cell table:formula="of:=AVERAGE([.EN2:.EN4])" office:value-type="float" office:value="6.365882" calcext:value-type="float">
            <text:p>6.365882</text:p>
          </table:table-cell>
          <table:table-cell table:formula="of:=AVERAGE([.EO2:.EO4])" office:value-type="float" office:value="6.413837" calcext:value-type="float">
            <text:p>6.413837</text:p>
          </table:table-cell>
          <table:table-cell table:formula="of:=AVERAGE([.EP2:.EP4])" office:value-type="float" office:value="6.497022" calcext:value-type="float">
            <text:p>6.497022</text:p>
          </table:table-cell>
          <table:table-cell table:formula="of:=AVERAGE([.EQ2:.EQ4])" office:value-type="float" office:value="6.56496166666667" calcext:value-type="float">
            <text:p>6.5649616667</text:p>
          </table:table-cell>
          <table:table-cell table:formula="of:=AVERAGE([.ER2:.ER4])" office:value-type="float" office:value="6.624273" calcext:value-type="float">
            <text:p>6.624273</text:p>
          </table:table-cell>
          <table:table-cell table:formula="of:=AVERAGE([.ES2:.ES4])" office:value-type="float" office:value="6.69086" calcext:value-type="float">
            <text:p>6.69086</text:p>
          </table:table-cell>
          <table:table-cell table:formula="of:=AVERAGE([.ET2:.ET4])" office:value-type="float" office:value="6.76141233333333" calcext:value-type="float">
            <text:p>6.7614123333</text:p>
          </table:table-cell>
          <table:table-cell table:formula="of:=AVERAGE([.EU2:.EU4])" office:value-type="float" office:value="6.83449266666667" calcext:value-type="float">
            <text:p>6.8344926667</text:p>
          </table:table-cell>
          <table:table-cell table:formula="of:=AVERAGE([.EV2:.EV4])" office:value-type="float" office:value="6.888551" calcext:value-type="float">
            <text:p>6.888551</text:p>
          </table:table-cell>
          <table:table-cell table:formula="of:=AVERAGE([.EW2:.EW4])" office:value-type="float" office:value="6.95388133333333" calcext:value-type="float">
            <text:p>6.9538813333</text:p>
          </table:table-cell>
          <table:table-cell table:formula="of:=AVERAGE([.EX2:.EX4])" office:value-type="float" office:value="7.02590333333333" calcext:value-type="float">
            <text:p>7.0259033333</text:p>
          </table:table-cell>
          <table:table-cell table:formula="of:=AVERAGE([.EY2:.EY4])" office:value-type="float" office:value="7.11338733333333" calcext:value-type="float">
            <text:p>7.1133873333</text:p>
          </table:table-cell>
          <table:table-cell table:formula="of:=AVERAGE([.EZ2:.EZ4])" office:value-type="float" office:value="7.173648" calcext:value-type="float">
            <text:p>7.173648</text:p>
          </table:table-cell>
          <table:table-cell table:formula="of:=AVERAGE([.FA2:.FA4])" office:value-type="float" office:value="7.24282233333333" calcext:value-type="float">
            <text:p>7.2428223333</text:p>
          </table:table-cell>
          <table:table-cell table:formula="of:=AVERAGE([.FB2:.FB4])" office:value-type="float" office:value="7.32190066666667" calcext:value-type="float">
            <text:p>7.3219006667</text:p>
          </table:table-cell>
          <table:table-cell table:formula="of:=AVERAGE([.FC2:.FC4])" office:value-type="float" office:value="7.387639" calcext:value-type="float">
            <text:p>7.387639</text:p>
          </table:table-cell>
          <table:table-cell table:formula="of:=AVERAGE([.FD2:.FD4])" office:value-type="float" office:value="7.45166633333333" calcext:value-type="float">
            <text:p>7.4516663333</text:p>
          </table:table-cell>
          <table:table-cell table:formula="of:=AVERAGE([.FE2:.FE4])" office:value-type="float" office:value="7.52789233333333" calcext:value-type="float">
            <text:p>7.5278923333</text:p>
          </table:table-cell>
          <table:table-cell table:formula="of:=AVERAGE([.FF2:.FF4])" office:value-type="float" office:value="7.58891533333333" calcext:value-type="float">
            <text:p>7.5889153333</text:p>
          </table:table-cell>
          <table:table-cell table:formula="of:=AVERAGE([.FG2:.FG4])" office:value-type="float" office:value="7.66366666666667" calcext:value-type="float">
            <text:p>7.6636666667</text:p>
          </table:table-cell>
          <table:table-cell table:formula="of:=AVERAGE([.FH2:.FH4])" office:value-type="float" office:value="7.74075766666667" calcext:value-type="float">
            <text:p>7.7407576667</text:p>
          </table:table-cell>
          <table:table-cell table:formula="of:=AVERAGE([.FI2:.FI4])" office:value-type="float" office:value="7.81206333333333" calcext:value-type="float">
            <text:p>7.8120633333</text:p>
          </table:table-cell>
          <table:table-cell table:formula="of:=AVERAGE([.FJ2:.FJ4])" office:value-type="float" office:value="7.86355566666667" calcext:value-type="float">
            <text:p>7.8635556667</text:p>
          </table:table-cell>
          <table:table-cell table:formula="of:=AVERAGE([.FK2:.FK4])" office:value-type="float" office:value="7.93858266666667" calcext:value-type="float">
            <text:p>7.9385826667</text:p>
          </table:table-cell>
          <table:table-cell table:formula="of:=AVERAGE([.FL2:.FL4])" office:value-type="float" office:value="8.009446" calcext:value-type="float">
            <text:p>8.009446</text:p>
          </table:table-cell>
          <table:table-cell table:formula="of:=AVERAGE([.FM2:.FM4])" office:value-type="float" office:value="8.09832833333333" calcext:value-type="float">
            <text:p>8.0983283333</text:p>
          </table:table-cell>
          <table:table-cell table:formula="of:=AVERAGE([.FN2:.FN4])" office:value-type="float" office:value="8.15436866666667" calcext:value-type="float">
            <text:p>8.1543686667</text:p>
          </table:table-cell>
          <table:table-cell table:formula="of:=AVERAGE([.FO2:.FO4])" office:value-type="float" office:value="8.23830333333333" calcext:value-type="float">
            <text:p>8.2383033333</text:p>
          </table:table-cell>
          <table:table-cell table:formula="of:=AVERAGE([.FP2:.FP4])" office:value-type="float" office:value="8.310891" calcext:value-type="float">
            <text:p>8.310891</text:p>
          </table:table-cell>
          <table:table-cell table:formula="of:=AVERAGE([.FQ2:.FQ4])" office:value-type="float" office:value="8.384536" calcext:value-type="float">
            <text:p>8.384536</text:p>
          </table:table-cell>
          <table:table-cell table:formula="of:=AVERAGE([.FR2:.FR4])" office:value-type="float" office:value="8.45070433333333" calcext:value-type="float">
            <text:p>8.4507043333</text:p>
          </table:table-cell>
          <table:table-cell table:formula="of:=AVERAGE([.FS2:.FS4])" office:value-type="float" office:value="8.51970733333333" calcext:value-type="float">
            <text:p>8.5197073333</text:p>
          </table:table-cell>
          <table:table-cell table:formula="of:=AVERAGE([.FT2:.FT4])" office:value-type="float" office:value="8.593223" calcext:value-type="float">
            <text:p>8.593223</text:p>
          </table:table-cell>
          <table:table-cell table:formula="of:=AVERAGE([.FU2:.FU4])" office:value-type="float" office:value="8.67413366666667" calcext:value-type="float">
            <text:p>8.6741336667</text:p>
          </table:table-cell>
          <table:table-cell table:formula="of:=AVERAGE([.FV2:.FV4])" office:value-type="float" office:value="8.740869" calcext:value-type="float">
            <text:p>8.740869</text:p>
          </table:table-cell>
          <table:table-cell table:formula="of:=AVERAGE([.FW2:.FW4])" office:value-type="float" office:value="8.83804766666667" calcext:value-type="float">
            <text:p>8.8380476667</text:p>
          </table:table-cell>
          <table:table-cell table:formula="of:=AVERAGE([.FX2:.FX4])" office:value-type="float" office:value="8.88894966666667" calcext:value-type="float">
            <text:p>8.8889496667</text:p>
          </table:table-cell>
          <table:table-cell table:formula="of:=AVERAGE([.FY2:.FY4])" office:value-type="float" office:value="8.975257" calcext:value-type="float">
            <text:p>8.975257</text:p>
          </table:table-cell>
          <table:table-cell table:formula="of:=AVERAGE([.FZ2:.FZ4])" office:value-type="float" office:value="9.03914133333333" calcext:value-type="float">
            <text:p>9.0391413333</text:p>
          </table:table-cell>
          <table:table-cell table:formula="of:=AVERAGE([.GA2:.GA4])" office:value-type="float" office:value="9.10940833333333" calcext:value-type="float">
            <text:p>9.1094083333</text:p>
          </table:table-cell>
          <table:table-cell table:formula="of:=AVERAGE([.GB2:.GB4])" office:value-type="float" office:value="9.18855033333333" calcext:value-type="float">
            <text:p>9.1885503333</text:p>
          </table:table-cell>
          <table:table-cell table:formula="of:=AVERAGE([.GC2:.GC4])" office:value-type="float" office:value="9.264504" calcext:value-type="float">
            <text:p>9.264504</text:p>
          </table:table-cell>
          <table:table-cell table:formula="of:=AVERAGE([.GD2:.GD4])" office:value-type="float" office:value="9.33697066666667" calcext:value-type="float">
            <text:p>9.3369706667</text:p>
          </table:table-cell>
          <table:table-cell table:formula="of:=AVERAGE([.GE2:.GE4])" office:value-type="float" office:value="9.411192" calcext:value-type="float">
            <text:p>9.411192</text:p>
          </table:table-cell>
          <table:table-cell table:formula="of:=AVERAGE([.GF2:.GF4])" office:value-type="float" office:value="9.503795" calcext:value-type="float">
            <text:p>9.503795</text:p>
          </table:table-cell>
          <table:table-cell table:formula="of:=AVERAGE([.GG2:.GG4])" office:value-type="float" office:value="9.57987833333333" calcext:value-type="float">
            <text:p>9.5798783333</text:p>
          </table:table-cell>
          <table:table-cell table:formula="of:=AVERAGE([.GH2:.GH4])" office:value-type="float" office:value="9.63895066666667" calcext:value-type="float">
            <text:p>9.6389506667</text:p>
          </table:table-cell>
          <table:table-cell table:formula="of:=AVERAGE([.GI2:.GI4])" office:value-type="float" office:value="9.73324633333333" calcext:value-type="float">
            <text:p>9.7332463333</text:p>
          </table:table-cell>
          <table:table-cell table:formula="of:=AVERAGE([.GJ2:.GJ4])" office:value-type="float" office:value="9.79744666666667" calcext:value-type="float">
            <text:p>9.7974466667</text:p>
          </table:table-cell>
          <table:table-cell table:formula="of:=AVERAGE([.GK2:.GK4])" office:value-type="float" office:value="9.89812233333333" calcext:value-type="float">
            <text:p>9.8981223333</text:p>
          </table:table-cell>
          <table:table-cell table:formula="of:=AVERAGE([.GL2:.GL4])" office:value-type="float" office:value="9.95998066666667" calcext:value-type="float">
            <text:p>9.9599806667</text:p>
          </table:table-cell>
          <table:table-cell table:formula="of:=AVERAGE([.GM2:.GM4])" office:value-type="float" office:value="10.0287503333333" calcext:value-type="float">
            <text:p>10.0287503333</text:p>
          </table:table-cell>
          <table:table-cell table:formula="of:=AVERAGE([.GN2:.GN4])" office:value-type="float" office:value="10.105982" calcext:value-type="float">
            <text:p>10.105982</text:p>
          </table:table-cell>
          <table:table-cell table:formula="of:=AVERAGE([.GO2:.GO4])" office:value-type="float" office:value="10.1835156666667" calcext:value-type="float">
            <text:p>10.1835156667</text:p>
          </table:table-cell>
          <table:table-cell table:formula="of:=AVERAGE([.GP2:.GP4])" office:value-type="float" office:value="10.2601463333333" calcext:value-type="float">
            <text:p>10.2601463333</text:p>
          </table:table-cell>
          <table:table-cell table:formula="of:=AVERAGE([.GQ2:.GQ4])" office:value-type="float" office:value="10.3481436666667" calcext:value-type="float">
            <text:p>10.3481436667</text:p>
          </table:table-cell>
          <table:table-cell table:formula="of:=AVERAGE([.GR2:.GR4])" office:value-type="float" office:value="10.4134786666667" calcext:value-type="float">
            <text:p>10.4134786667</text:p>
          </table:table-cell>
          <table:table-cell table:formula="of:=AVERAGE([.GS2:.GS4])" office:value-type="float" office:value="10.5106313333333" calcext:value-type="float">
            <text:p>10.5106313333</text:p>
          </table:table-cell>
          <table:table-cell table:formula="of:=AVERAGE([.GT2:.GT4])" office:value-type="float" office:value="10.5821253333333" calcext:value-type="float">
            <text:p>10.5821253333</text:p>
          </table:table-cell>
          <table:table-cell table:formula="of:=AVERAGE([.GU2:.GU4])" office:value-type="float" office:value="10.6806896666667" calcext:value-type="float">
            <text:p>10.6806896667</text:p>
          </table:table-cell>
          <table:table-cell table:formula="of:=AVERAGE([.GV2:.GV4])" office:value-type="float" office:value="10.7287536666667" calcext:value-type="float">
            <text:p>10.7287536667</text:p>
          </table:table-cell>
          <table:table-cell table:formula="of:=AVERAGE([.GW2:.GW4])" office:value-type="float" office:value="10.848137" calcext:value-type="float">
            <text:p>10.848137</text:p>
          </table:table-cell>
          <table:table-cell table:formula="of:=AVERAGE([.GX2:.GX4])" office:value-type="float" office:value="10.9135226666667" calcext:value-type="float">
            <text:p>10.9135226667</text:p>
          </table:table-cell>
          <table:table-cell table:formula="of:=AVERAGE([.GY2:.GY4])" office:value-type="float" office:value="10.993953" calcext:value-type="float">
            <text:p>10.993953</text:p>
          </table:table-cell>
          <table:table-cell table:formula="of:=AVERAGE([.GZ2:.GZ4])" office:value-type="float" office:value="11.0453733333333" calcext:value-type="float">
            <text:p>11.0453733333</text:p>
          </table:table-cell>
          <table:table-cell table:formula="of:=AVERAGE([.HA2:.HA4])" office:value-type="float" office:value="11.1407896666667" calcext:value-type="float">
            <text:p>11.1407896667</text:p>
          </table:table-cell>
          <table:table-cell table:formula="of:=AVERAGE([.HB2:.HB4])" office:value-type="float" office:value="11.2134246666667" calcext:value-type="float">
            <text:p>11.2134246667</text:p>
          </table:table-cell>
          <table:table-cell table:formula="of:=AVERAGE([.HC2:.HC4])" office:value-type="float" office:value="11.3042463333333" calcext:value-type="float">
            <text:p>11.3042463333</text:p>
          </table:table-cell>
          <table:table-cell table:formula="of:=AVERAGE([.HD2:.HD4])" office:value-type="float" office:value="11.3827296666667" calcext:value-type="float">
            <text:p>11.3827296667</text:p>
          </table:table-cell>
          <table:table-cell table:formula="of:=AVERAGE([.HE2:.HE4])" office:value-type="float" office:value="11.4617106666667" calcext:value-type="float">
            <text:p>11.4617106667</text:p>
          </table:table-cell>
          <table:table-cell table:formula="of:=AVERAGE([.HF2:.HF4])" office:value-type="float" office:value="11.5462823333333" calcext:value-type="float">
            <text:p>11.5462823333</text:p>
          </table:table-cell>
          <table:table-cell table:formula="of:=AVERAGE([.HG2:.HG4])" office:value-type="float" office:value="11.6248043333333" calcext:value-type="float">
            <text:p>11.6248043333</text:p>
          </table:table-cell>
          <table:table-cell table:formula="of:=AVERAGE([.HH2:.HH4])" office:value-type="float" office:value="11.703058" calcext:value-type="float">
            <text:p>11.703058</text:p>
          </table:table-cell>
          <table:table-cell table:formula="of:=AVERAGE([.HI2:.HI4])" office:value-type="float" office:value="11.781738" calcext:value-type="float">
            <text:p>11.781738</text:p>
          </table:table-cell>
          <table:table-cell table:formula="of:=AVERAGE([.HJ2:.HJ4])" office:value-type="float" office:value="11.8573413333333" calcext:value-type="float">
            <text:p>11.8573413333</text:p>
          </table:table-cell>
          <table:table-cell table:formula="of:=AVERAGE([.HK2:.HK4])" office:value-type="float" office:value="11.9615123333333" calcext:value-type="float">
            <text:p>11.9615123333</text:p>
          </table:table-cell>
          <table:table-cell table:formula="of:=AVERAGE([.HL2:.HL4])" office:value-type="float" office:value="12.0293516666667" calcext:value-type="float">
            <text:p>12.0293516667</text:p>
          </table:table-cell>
          <table:table-cell table:formula="of:=AVERAGE([.HM2:.HM4])" office:value-type="float" office:value="12.1271896666667" calcext:value-type="float">
            <text:p>12.1271896667</text:p>
          </table:table-cell>
          <table:table-cell table:formula="of:=AVERAGE([.HN2:.HN4])" office:value-type="float" office:value="12.2243486666667" calcext:value-type="float">
            <text:p>12.2243486667</text:p>
          </table:table-cell>
          <table:table-cell table:formula="of:=AVERAGE([.HO2:.HO4])" office:value-type="float" office:value="12.2849706666667" calcext:value-type="float">
            <text:p>12.2849706667</text:p>
          </table:table-cell>
          <table:table-cell table:formula="of:=AVERAGE([.HP2:.HP4])" office:value-type="float" office:value="12.369408" calcext:value-type="float">
            <text:p>12.369408</text:p>
          </table:table-cell>
          <table:table-cell table:formula="of:=AVERAGE([.HQ2:.HQ4])" office:value-type="float" office:value="12.48399" calcext:value-type="float">
            <text:p>12.48399</text:p>
          </table:table-cell>
          <table:table-cell table:formula="of:=AVERAGE([.HR2:.HR4])" office:value-type="float" office:value="12.5333226666667" calcext:value-type="float">
            <text:p>12.5333226667</text:p>
          </table:table-cell>
          <table:table-cell table:formula="of:=AVERAGE([.HS2:.HS4])" office:value-type="float" office:value="12.6352326666667" calcext:value-type="float">
            <text:p>12.6352326667</text:p>
          </table:table-cell>
          <table:table-cell table:formula="of:=AVERAGE([.HT2:.HT4])" office:value-type="float" office:value="12.702497" calcext:value-type="float">
            <text:p>12.702497</text:p>
          </table:table-cell>
          <table:table-cell table:formula="of:=AVERAGE([.HU2:.HU4])" office:value-type="float" office:value="12.784375" calcext:value-type="float">
            <text:p>12.784375</text:p>
          </table:table-cell>
          <table:table-cell table:formula="of:=AVERAGE([.HV2:.HV4])" office:value-type="float" office:value="12.886681" calcext:value-type="float">
            <text:p>12.886681</text:p>
          </table:table-cell>
          <table:table-cell table:formula="of:=AVERAGE([.HW2:.HW4])" office:value-type="float" office:value="12.9769083333333" calcext:value-type="float">
            <text:p>12.9769083333</text:p>
          </table:table-cell>
          <table:table-cell table:formula="of:=AVERAGE([.HX2:.HX4])" office:value-type="float" office:value="13.0221823333333" calcext:value-type="float">
            <text:p>13.0221823333</text:p>
          </table:table-cell>
          <table:table-cell table:formula="of:=AVERAGE([.HY2:.HY4])" office:value-type="float" office:value="13.1395156666667" calcext:value-type="float">
            <text:p>13.1395156667</text:p>
          </table:table-cell>
          <table:table-cell table:formula="of:=AVERAGE([.HZ2:.HZ4])" office:value-type="float" office:value="13.2319026666667" calcext:value-type="float">
            <text:p>13.2319026667</text:p>
          </table:table-cell>
          <table:table-cell table:formula="of:=AVERAGE([.IA2:.IA4])" office:value-type="float" office:value="13.293245" calcext:value-type="float">
            <text:p>13.293245</text:p>
          </table:table-cell>
          <table:table-cell table:formula="of:=AVERAGE([.IB2:.IB4])" office:value-type="float" office:value="13.3756413333333" calcext:value-type="float">
            <text:p>13.3756413333</text:p>
          </table:table-cell>
          <table:table-cell table:formula="of:=AVERAGE([.IC2:.IC4])" office:value-type="float" office:value="13.455029" calcext:value-type="float">
            <text:p>13.455029</text:p>
          </table:table-cell>
          <table:table-cell table:formula="of:=AVERAGE([.ID2:.ID4])" office:value-type="float" office:value="13.550097" calcext:value-type="float">
            <text:p>13.550097</text:p>
          </table:table-cell>
          <table:table-cell table:formula="of:=AVERAGE([.IE2:.IE4])" office:value-type="float" office:value="13.636238" calcext:value-type="float">
            <text:p>13.636238</text:p>
          </table:table-cell>
          <table:table-cell table:formula="of:=AVERAGE([.IF2:.IF4])" office:value-type="float" office:value="13.7125373333333" calcext:value-type="float">
            <text:p>13.7125373333</text:p>
          </table:table-cell>
          <table:table-cell table:formula="of:=AVERAGE([.IG2:.IG4])" office:value-type="float" office:value="13.8010483333333" calcext:value-type="float">
            <text:p>13.8010483333</text:p>
          </table:table-cell>
          <table:table-cell table:formula="of:=AVERAGE([.IH2:.IH4])" office:value-type="float" office:value="13.8791403333333" calcext:value-type="float">
            <text:p>13.8791403333</text:p>
          </table:table-cell>
          <table:table-cell table:formula="of:=AVERAGE([.II2:.II4])" office:value-type="float" office:value="14.0191043333333" calcext:value-type="float">
            <text:p>14.0191043333</text:p>
          </table:table-cell>
          <table:table-cell table:formula="of:=AVERAGE([.IJ2:.IJ4])" office:value-type="float" office:value="14.088311" calcext:value-type="float">
            <text:p>14.088311</text:p>
          </table:table-cell>
          <table:table-cell table:formula="of:=AVERAGE([.IK2:.IK4])" office:value-type="float" office:value="14.1699686666667" calcext:value-type="float">
            <text:p>14.1699686667</text:p>
          </table:table-cell>
          <table:table-cell table:formula="of:=AVERAGE([.IL2:.IL4])" office:value-type="float" office:value="14.243034" calcext:value-type="float">
            <text:p>14.243034</text:p>
          </table:table-cell>
          <table:table-cell table:formula="of:=AVERAGE([.IM2:.IM4])" office:value-type="float" office:value="14.355155" calcext:value-type="float">
            <text:p>14.355155</text:p>
          </table:table-cell>
          <table:table-cell table:formula="of:=AVERAGE([.IN2:.IN4])" office:value-type="float" office:value="14.4164683333333" calcext:value-type="float">
            <text:p>14.4164683333</text:p>
          </table:table-cell>
          <table:table-cell table:formula="of:=AVERAGE([.IO2:.IO4])" office:value-type="float" office:value="14.5260596666667" calcext:value-type="float">
            <text:p>14.5260596667</text:p>
          </table:table-cell>
          <table:table-cell table:formula="of:=AVERAGE([.IP2:.IP4])" office:value-type="float" office:value="14.6043086666667" calcext:value-type="float">
            <text:p>14.6043086667</text:p>
          </table:table-cell>
          <table:table-cell table:formula="of:=AVERAGE([.IQ2:.IQ4])" office:value-type="float" office:value="14.6845356666667" calcext:value-type="float">
            <text:p>14.6845356667</text:p>
          </table:table-cell>
          <table:table-cell table:formula="of:=AVERAGE([.IR2:.IR4])" office:value-type="float" office:value="14.7892583333333" calcext:value-type="float">
            <text:p>14.7892583333</text:p>
          </table:table-cell>
          <table:table-cell table:formula="of:=AVERAGE([.IS2:.IS4])" office:value-type="float" office:value="14.870735" calcext:value-type="float">
            <text:p>14.870735</text:p>
          </table:table-cell>
          <table:table-cell table:formula="of:=AVERAGE([.IT2:.IT4])" office:value-type="float" office:value="14.951209" calcext:value-type="float">
            <text:p>14.951209</text:p>
          </table:table-cell>
          <table:table-cell table:formula="of:=AVERAGE([.IU2:.IU4])" office:value-type="float" office:value="15.0785016666667" calcext:value-type="float">
            <text:p>15.0785016667</text:p>
          </table:table-cell>
          <table:table-cell table:formula="of:=AVERAGE([.IV2:.IV4])" office:value-type="float" office:value="15.1291446666667" calcext:value-type="float">
            <text:p>15.1291446667</text:p>
          </table:table-cell>
          <table:table-cell table:formula="of:=AVERAGE([.IW2:.IW4])" office:value-type="float" office:value="15.2185036666667" calcext:value-type="float">
            <text:p>15.2185036667</text:p>
          </table:table-cell>
          <table:table-cell table:formula="of:=AVERAGE([.IX2:.IX4])" office:value-type="float" office:value="15.3251676666667" calcext:value-type="float">
            <text:p>15.3251676667</text:p>
          </table:table-cell>
          <table:table-cell table:formula="of:=AVERAGE([.IY2:.IY4])" office:value-type="float" office:value="15.4222236666667" calcext:value-type="float">
            <text:p>15.4222236667</text:p>
          </table:table-cell>
          <table:table-cell table:formula="of:=AVERAGE([.IZ2:.IZ4])" office:value-type="float" office:value="15.501633" calcext:value-type="float">
            <text:p>15.501633</text:p>
          </table:table-cell>
          <table:table-cell table:formula="of:=AVERAGE([.JA2:.JA4])" office:value-type="float" office:value="15.5958443333333" calcext:value-type="float">
            <text:p>15.5958443333</text:p>
          </table:table-cell>
          <table:table-cell table:formula="of:=AVERAGE([.JB2:.JB4])" office:value-type="float" office:value="15.6610856666667" calcext:value-type="float">
            <text:p>15.6610856667</text:p>
          </table:table-cell>
          <table:table-cell table:formula="of:=AVERAGE([.JC2:.JC4])" office:value-type="float" office:value="15.7361376666667" calcext:value-type="float">
            <text:p>15.7361376667</text:p>
          </table:table-cell>
          <table:table-cell table:formula="of:=AVERAGE([.JD2:.JD4])" office:value-type="float" office:value="15.854276" calcext:value-type="float">
            <text:p>15.854276</text:p>
          </table:table-cell>
          <table:table-cell table:formula="of:=AVERAGE([.JE2:.JE4])" office:value-type="float" office:value="15.9569036666667" calcext:value-type="float">
            <text:p>15.9569036667</text:p>
          </table:table-cell>
          <table:table-cell table:formula="of:=AVERAGE([.JF2:.JF4])" office:value-type="float" office:value="16.0473236666667" calcext:value-type="float">
            <text:p>16.0473236667</text:p>
          </table:table-cell>
          <table:table-cell table:formula="of:=AVERAGE([.JG2:.JG4])" office:value-type="float" office:value="16.0966326666667" calcext:value-type="float">
            <text:p>16.0966326667</text:p>
          </table:table-cell>
          <table:table-cell table:formula="of:=AVERAGE([.JH2:.JH4])" office:value-type="float" office:value="16.197202" calcext:value-type="float">
            <text:p>16.197202</text:p>
          </table:table-cell>
          <table:table-cell table:formula="of:=AVERAGE([.JI2:.JI4])" office:value-type="float" office:value="16.3088793333333" calcext:value-type="float">
            <text:p>16.3088793333</text:p>
          </table:table-cell>
          <table:table-cell table:formula="of:=AVERAGE([.JJ2:.JJ4])" office:value-type="float" office:value="16.3714496666667" calcext:value-type="float">
            <text:p>16.3714496667</text:p>
          </table:table-cell>
          <table:table-cell table:formula="of:=AVERAGE([.JK2:.JK4])" office:value-type="float" office:value="16.491962" calcext:value-type="float">
            <text:p>16.491962</text:p>
          </table:table-cell>
          <table:table-cell table:formula="of:=AVERAGE([.JL2:.JL4])" office:value-type="float" office:value="16.5535946666667" calcext:value-type="float">
            <text:p>16.5535946667</text:p>
          </table:table-cell>
          <table:table-cell table:formula="of:=AVERAGE([.JM2:.JM4])" office:value-type="float" office:value="16.6706456666667" calcext:value-type="float">
            <text:p>16.6706456667</text:p>
          </table:table-cell>
          <table:table-cell table:formula="of:=AVERAGE([.JN2:.JN4])" office:value-type="float" office:value="16.7813123333333" calcext:value-type="float">
            <text:p>16.7813123333</text:p>
          </table:table-cell>
          <table:table-cell table:formula="of:=AVERAGE([.JO2:.JO4])" office:value-type="float" office:value="16.860169" calcext:value-type="float">
            <text:p>16.860169</text:p>
          </table:table-cell>
          <table:table-cell table:formula="of:=AVERAGE([.JP2:.JP4])" office:value-type="float" office:value="16.9313916666667" calcext:value-type="float">
            <text:p>16.9313916667</text:p>
          </table:table-cell>
          <table:table-cell table:formula="of:=AVERAGE([.JQ2:.JQ4])" office:value-type="float" office:value="17.0159096666667" calcext:value-type="float">
            <text:p>17.0159096667</text:p>
          </table:table-cell>
          <table:table-cell table:formula="of:=AVERAGE([.JR2:.JR4])" office:value-type="float" office:value="17.133759" calcext:value-type="float">
            <text:p>17.133759</text:p>
          </table:table-cell>
          <table:table-cell table:formula="of:=AVERAGE([.JS2:.JS4])" office:value-type="float" office:value="17.2001016666667" calcext:value-type="float">
            <text:p>17.2001016667</text:p>
          </table:table-cell>
          <table:table-cell table:formula="of:=AVERAGE([.JT2:.JT4])" office:value-type="float" office:value="17.3147133333333" calcext:value-type="float">
            <text:p>17.3147133333</text:p>
          </table:table-cell>
          <table:table-cell table:formula="of:=AVERAGE([.JU2:.JU4])" office:value-type="float" office:value="17.431692" calcext:value-type="float">
            <text:p>17.431692</text:p>
          </table:table-cell>
          <table:table-cell table:formula="of:=AVERAGE([.JV2:.JV4])" office:value-type="float" office:value="17.5203946666667" calcext:value-type="float">
            <text:p>17.5203946667</text:p>
          </table:table-cell>
          <table:table-cell table:formula="of:=AVERAGE([.JW2:.JW4])" office:value-type="float" office:value="17.6069306666667" calcext:value-type="float">
            <text:p>17.6069306667</text:p>
          </table:table-cell>
          <table:table-cell table:formula="of:=AVERAGE([.JX2:.JX4])" office:value-type="float" office:value="17.7009766666667" calcext:value-type="float">
            <text:p>17.7009766667</text:p>
          </table:table-cell>
          <table:table-cell table:formula="of:=AVERAGE([.JY2:.JY4])" office:value-type="float" office:value="17.781" calcext:value-type="float">
            <text:p>17.781</text:p>
          </table:table-cell>
          <table:table-cell table:formula="of:=AVERAGE([.JZ2:.JZ4])" office:value-type="float" office:value="17.9013553333333" calcext:value-type="float">
            <text:p>17.9013553333</text:p>
          </table:table-cell>
          <table:table-cell table:formula="of:=AVERAGE([.KA2:.KA4])" office:value-type="float" office:value="17.9722463333333" calcext:value-type="float">
            <text:p>17.9722463333</text:p>
          </table:table-cell>
          <table:table-cell table:formula="of:=AVERAGE([.KB2:.KB4])" office:value-type="float" office:value="18.063088" calcext:value-type="float">
            <text:p>18.063088</text:p>
          </table:table-cell>
          <table:table-cell table:formula="of:=AVERAGE([.KC2:.KC4])" office:value-type="float" office:value="18.1387183333333" calcext:value-type="float">
            <text:p>18.1387183333</text:p>
          </table:table-cell>
          <table:table-cell table:formula="of:=AVERAGE([.KD2:.KD4])" office:value-type="float" office:value="18.2865973333333" calcext:value-type="float">
            <text:p>18.2865973333</text:p>
          </table:table-cell>
          <table:table-cell table:formula="of:=AVERAGE([.KE2:.KE4])" office:value-type="float" office:value="18.3292003333333" calcext:value-type="float">
            <text:p>18.3292003333</text:p>
          </table:table-cell>
          <table:table-cell table:formula="of:=AVERAGE([.KF2:.KF4])" office:value-type="float" office:value="18.4519356666667" calcext:value-type="float">
            <text:p>18.4519356667</text:p>
          </table:table-cell>
          <table:table-cell table:formula="of:=AVERAGE([.KG2:.KG4])" office:value-type="float" office:value="18.5439906666667" calcext:value-type="float">
            <text:p>18.5439906667</text:p>
          </table:table-cell>
          <table:table-cell table:formula="of:=AVERAGE([.KH2:.KH4])" office:value-type="float" office:value="18.6626613333333" calcext:value-type="float">
            <text:p>18.6626613333</text:p>
          </table:table-cell>
          <table:table-cell table:formula="of:=AVERAGE([.KI2:.KI4])" office:value-type="float" office:value="18.754043" calcext:value-type="float">
            <text:p>18.754043</text:p>
          </table:table-cell>
          <table:table-cell table:formula="of:=AVERAGE([.KJ2:.KJ4])" office:value-type="float" office:value="18.8296063333333" calcext:value-type="float">
            <text:p>18.8296063333</text:p>
          </table:table-cell>
          <table:table-cell table:formula="of:=AVERAGE([.KK2:.KK4])" office:value-type="float" office:value="18.928402" calcext:value-type="float">
            <text:p>18.928402</text:p>
          </table:table-cell>
          <table:table-cell table:formula="of:=AVERAGE([.KL2:.KL4])" office:value-type="float" office:value="19.0422126666667" calcext:value-type="float">
            <text:p>19.0422126667</text:p>
          </table:table-cell>
          <table:table-cell table:formula="of:=AVERAGE([.KM2:.KM4])" office:value-type="float" office:value="19.0949706666667" calcext:value-type="float">
            <text:p>19.0949706667</text:p>
          </table:table-cell>
          <table:table-cell table:formula="of:=AVERAGE([.KN2:.KN4])" office:value-type="float" office:value="19.2407526666667" calcext:value-type="float">
            <text:p>19.2407526667</text:p>
          </table:table-cell>
          <table:table-cell table:formula="of:=AVERAGE([.KO2:.KO4])" office:value-type="float" office:value="19.312799" calcext:value-type="float">
            <text:p>19.312799</text:p>
          </table:table-cell>
          <table:table-cell table:formula="of:=AVERAGE([.KP2:.KP4])" office:value-type="float" office:value="19.434386" calcext:value-type="float">
            <text:p>19.434386</text:p>
          </table:table-cell>
          <table:table-cell table:formula="of:=AVERAGE([.KQ2:.KQ4])" office:value-type="float" office:value="19.5436906666667" calcext:value-type="float">
            <text:p>19.5436906667</text:p>
          </table:table-cell>
          <table:table-cell table:formula="of:=AVERAGE([.KR2:.KR4])" office:value-type="float" office:value="19.580487" calcext:value-type="float">
            <text:p>19.580487</text:p>
          </table:table-cell>
          <table:table-cell table:formula="of:=AVERAGE([.KS2:.KS4])" office:value-type="float" office:value="19.718706" calcext:value-type="float">
            <text:p>19.718706</text:p>
          </table:table-cell>
          <table:table-cell table:formula="of:=AVERAGE([.KT2:.KT4])" office:value-type="float" office:value="19.810249" calcext:value-type="float">
            <text:p>19.810249</text:p>
          </table:table-cell>
          <table:table-cell table:formula="of:=AVERAGE([.KU2:.KU4])" office:value-type="float" office:value="19.8991253333333" calcext:value-type="float">
            <text:p>19.8991253333</text:p>
          </table:table-cell>
          <table:table-cell table:formula="of:=AVERAGE([.KV2:.KV4])" office:value-type="float" office:value="19.9914576666667" calcext:value-type="float">
            <text:p>19.9914576667</text:p>
          </table:table-cell>
          <table:table-cell table:formula="of:=AVERAGE([.KW2:.KW4])" office:value-type="float" office:value="20.0966566666667" calcext:value-type="float">
            <text:p>20.0966566667</text:p>
          </table:table-cell>
          <table:table-cell table:formula="of:=AVERAGE([.KX2:.KX4])" office:value-type="float" office:value="20.211517" calcext:value-type="float">
            <text:p>20.211517</text:p>
          </table:table-cell>
          <table:table-cell table:formula="of:=AVERAGE([.KY2:.KY4])" office:value-type="float" office:value="20.264942" calcext:value-type="float">
            <text:p>20.264942</text:p>
          </table:table-cell>
          <table:table-cell table:formula="of:=AVERAGE([.KZ2:.KZ4])" office:value-type="float" office:value="20.372709" calcext:value-type="float">
            <text:p>20.372709</text:p>
          </table:table-cell>
          <table:table-cell table:formula="of:=AVERAGE([.LA2:.LA4])" office:value-type="float" office:value="20.4620313333333" calcext:value-type="float">
            <text:p>20.4620313333</text:p>
          </table:table-cell>
          <table:table-cell table:formula="of:=AVERAGE([.LB2:.LB4])" office:value-type="float" office:value="20.573981" calcext:value-type="float">
            <text:p>20.573981</text:p>
          </table:table-cell>
          <table:table-cell table:formula="of:=AVERAGE([.LC2:.LC4])" office:value-type="float" office:value="20.7093686666667" calcext:value-type="float">
            <text:p>20.7093686667</text:p>
          </table:table-cell>
          <table:table-cell table:formula="of:=AVERAGE([.LD2:.LD4])" office:value-type="float" office:value="20.7936633333333" calcext:value-type="float">
            <text:p>20.7936633333</text:p>
          </table:table-cell>
          <table:table-cell table:formula="of:=AVERAGE([.LE2:.LE4])" office:value-type="float" office:value="20.881941" calcext:value-type="float">
            <text:p>20.881941</text:p>
          </table:table-cell>
          <table:table-cell table:formula="of:=AVERAGE([.LF2:.LF4])" office:value-type="float" office:value="21.0201543333333" calcext:value-type="float">
            <text:p>21.0201543333</text:p>
          </table:table-cell>
          <table:table-cell table:formula="of:=AVERAGE([.LG2:.LG4])" office:value-type="float" office:value="21.0659573333333" calcext:value-type="float">
            <text:p>21.0659573333</text:p>
          </table:table-cell>
          <table:table-cell table:formula="of:=AVERAGE([.LH2:.LH4])" office:value-type="float" office:value="21.2040933333333" calcext:value-type="float">
            <text:p>21.2040933333</text:p>
          </table:table-cell>
          <table:table-cell table:formula="of:=AVERAGE([.LI2:.LI4])" office:value-type="float" office:value="21.293636" calcext:value-type="float">
            <text:p>21.293636</text:p>
          </table:table-cell>
          <table:table-cell table:formula="of:=AVERAGE([.LJ2:.LJ4])" office:value-type="float" office:value="21.417794" calcext:value-type="float">
            <text:p>21.417794</text:p>
          </table:table-cell>
          <table:table-cell table:formula="of:=AVERAGE([.LK2:.LK4])" office:value-type="float" office:value="21.492455" calcext:value-type="float">
            <text:p>21.492455</text:p>
          </table:table-cell>
          <table:table-cell table:formula="of:=AVERAGE([.LL2:.LL4])" office:value-type="float" office:value="21.5819026666667" calcext:value-type="float">
            <text:p>21.5819026667</text:p>
          </table:table-cell>
          <table:table-cell table:formula="of:=AVERAGE([.LM2:.LM4])" office:value-type="float" office:value="21.713665" calcext:value-type="float">
            <text:p>21.713665</text:p>
          </table:table-cell>
          <table:table-cell table:formula="of:=AVERAGE([.LN2:.LN4])" office:value-type="float" office:value="21.7669966666667" calcext:value-type="float">
            <text:p>21.7669966667</text:p>
          </table:table-cell>
          <table:table-cell table:formula="of:=AVERAGE([.LO2:.LO4])" office:value-type="float" office:value="21.8965063333333" calcext:value-type="float">
            <text:p>21.8965063333</text:p>
          </table:table-cell>
          <table:table-cell table:formula="of:=AVERAGE([.LP2:.LP4])" office:value-type="float" office:value="21.9965363333333" calcext:value-type="float">
            <text:p>21.9965363333</text:p>
          </table:table-cell>
          <table:table-cell table:formula="of:=AVERAGE([.LQ2:.LQ4])" office:value-type="float" office:value="22.14266" calcext:value-type="float">
            <text:p>22.14266</text:p>
          </table:table-cell>
          <table:table-cell table:formula="of:=AVERAGE([.LR2:.LR4])" office:value-type="float" office:value="22.1884683333333" calcext:value-type="float">
            <text:p>22.1884683333</text:p>
          </table:table-cell>
          <table:table-cell table:formula="of:=AVERAGE([.LS2:.LS4])" office:value-type="float" office:value="22.2716073333333" calcext:value-type="float">
            <text:p>22.2716073333</text:p>
          </table:table-cell>
          <table:table-cell table:formula="of:=AVERAGE([.LT2:.LT4])" office:value-type="float" office:value="22.379148" calcext:value-type="float">
            <text:p>22.379148</text:p>
          </table:table-cell>
          <table:table-cell table:formula="of:=AVERAGE([.LU2:.LU4])" office:value-type="float" office:value="22.4926593333333" calcext:value-type="float">
            <text:p>22.4926593333</text:p>
          </table:table-cell>
          <table:table-cell table:formula="of:=AVERAGE([.LV2:.LV4])" office:value-type="float" office:value="22.607213" calcext:value-type="float">
            <text:p>22.607213</text:p>
          </table:table-cell>
          <table:table-cell table:formula="of:=AVERAGE([.LW2:.LW4])" office:value-type="float" office:value="22.6818063333333" calcext:value-type="float">
            <text:p>22.6818063333</text:p>
          </table:table-cell>
          <table:table-cell table:formula="of:=AVERAGE([.LX2:.LX4])" office:value-type="float" office:value="22.8299376666667" calcext:value-type="float">
            <text:p>22.8299376667</text:p>
          </table:table-cell>
          <table:table-cell table:formula="of:=AVERAGE([.LY2:.LY4])" office:value-type="float" office:value="22.9262506666667" calcext:value-type="float">
            <text:p>22.9262506667</text:p>
          </table:table-cell>
          <table:table-cell table:formula="of:=AVERAGE([.LZ2:.LZ4])" office:value-type="float" office:value="23.004641" calcext:value-type="float">
            <text:p>23.004641</text:p>
          </table:table-cell>
          <table:table-cell table:formula="of:=AVERAGE([.MA2:.MA4])" office:value-type="float" office:value="23.1501986666667" calcext:value-type="float">
            <text:p>23.1501986667</text:p>
          </table:table-cell>
          <table:table-cell table:formula="of:=AVERAGE([.MB2:.MB4])" office:value-type="float" office:value="23.1812023333333" calcext:value-type="float">
            <text:p>23.1812023333</text:p>
          </table:table-cell>
          <table:table-cell table:formula="of:=AVERAGE([.MC2:.MC4])" office:value-type="float" office:value="23.3140113333333" calcext:value-type="float">
            <text:p>23.3140113333</text:p>
          </table:table-cell>
          <table:table-cell table:formula="of:=AVERAGE([.MD2:.MD4])" office:value-type="float" office:value="23.4099036666667" calcext:value-type="float">
            <text:p>23.4099036667</text:p>
          </table:table-cell>
          <table:table-cell table:formula="of:=AVERAGE([.ME2:.ME4])" office:value-type="float" office:value="23.530507" calcext:value-type="float">
            <text:p>23.530507</text:p>
          </table:table-cell>
          <table:table-cell table:formula="of:=AVERAGE([.MF2:.MF4])" office:value-type="float" office:value="23.5927666666667" calcext:value-type="float">
            <text:p>23.5927666667</text:p>
          </table:table-cell>
          <table:table-cell table:formula="of:=AVERAGE([.MG2:.MG4])" office:value-type="float" office:value="23.6961343333333" calcext:value-type="float">
            <text:p>23.6961343333</text:p>
          </table:table-cell>
          <table:table-cell table:formula="of:=AVERAGE([.MH2:.MH4])" office:value-type="float" office:value="23.8600046666667" calcext:value-type="float">
            <text:p>23.8600046667</text:p>
          </table:table-cell>
          <table:table-cell table:formula="of:=AVERAGE([.MI2:.MI4])" office:value-type="float" office:value="23.947119" calcext:value-type="float">
            <text:p>23.947119</text:p>
          </table:table-cell>
          <table:table-cell table:formula="of:=AVERAGE([.MJ2:.MJ4])" office:value-type="float" office:value="24.03047" calcext:value-type="float">
            <text:p>24.03047</text:p>
          </table:table-cell>
          <table:table-cell table:formula="of:=AVERAGE([.MK2:.MK4])" office:value-type="float" office:value="24.1099313333333" calcext:value-type="float">
            <text:p>24.1099313333</text:p>
          </table:table-cell>
          <table:table-cell table:formula="of:=AVERAGE([.ML2:.ML4])" office:value-type="float" office:value="24.2405" calcext:value-type="float">
            <text:p>24.2405</text:p>
          </table:table-cell>
          <table:table-cell table:formula="of:=AVERAGE([.MM2:.MM4])" office:value-type="float" office:value="24.320727" calcext:value-type="float">
            <text:p>24.320727</text:p>
          </table:table-cell>
          <table:table-cell table:formula="of:=AVERAGE([.MN2:.MN4])" office:value-type="float" office:value="24.4567553333333" calcext:value-type="float">
            <text:p>24.4567553333</text:p>
          </table:table-cell>
          <table:table-cell table:formula="of:=AVERAGE([.MO2:.MO4])" office:value-type="float" office:value="24.577506" calcext:value-type="float">
            <text:p>24.577506</text:p>
          </table:table-cell>
          <table:table-cell table:formula="of:=AVERAGE([.MP2:.MP4])" office:value-type="float" office:value="24.6788276666667" calcext:value-type="float">
            <text:p>24.6788276667</text:p>
          </table:table-cell>
          <table:table-cell table:formula="of:=AVERAGE([.MQ2:.MQ4])" office:value-type="float" office:value="24.7720006666667" calcext:value-type="float">
            <text:p>24.7720006667</text:p>
          </table:table-cell>
          <table:table-cell table:formula="of:=AVERAGE([.MR2:.MR4])" office:value-type="float" office:value="24.923236" calcext:value-type="float">
            <text:p>24.923236</text:p>
          </table:table-cell>
          <table:table-cell table:formula="of:=AVERAGE([.MS2:.MS4])" office:value-type="float" office:value="24.9636306666667" calcext:value-type="float">
            <text:p>24.9636306667</text:p>
          </table:table-cell>
          <table:table-cell table:formula="of:=AVERAGE([.MT2:.MT4])" office:value-type="float" office:value="25.0690406666667" calcext:value-type="float">
            <text:p>25.0690406667</text:p>
          </table:table-cell>
          <table:table-cell table:formula="of:=AVERAGE([.MU2:.MU4])" office:value-type="float" office:value="25.1754673333333" calcext:value-type="float">
            <text:p>25.1754673333</text:p>
          </table:table-cell>
          <table:table-cell table:formula="of:=AVERAGE([.MV2:.MV4])" office:value-type="float" office:value="25.3325233333333" calcext:value-type="float">
            <text:p>25.3325233333</text:p>
          </table:table-cell>
          <table:table-cell table:formula="of:=AVERAGE([.MW2:.MW4])" office:value-type="float" office:value="25.4019286666667" calcext:value-type="float">
            <text:p>25.4019286667</text:p>
          </table:table-cell>
          <table:table-cell table:formula="of:=AVERAGE([.MX2:.MX4])" office:value-type="float" office:value="25.4806966666667" calcext:value-type="float">
            <text:p>25.4806966667</text:p>
          </table:table-cell>
          <table:table-cell table:formula="of:=AVERAGE([.MY2:.MY4])" office:value-type="float" office:value="25.6002266666667" calcext:value-type="float">
            <text:p>25.6002266667</text:p>
          </table:table-cell>
          <table:table-cell table:formula="of:=AVERAGE([.MZ2:.MZ4])" office:value-type="float" office:value="25.7276466666667" calcext:value-type="float">
            <text:p>25.7276466667</text:p>
          </table:table-cell>
          <table:table-cell table:formula="of:=AVERAGE([.NA2:.NA4])" office:value-type="float" office:value="25.7989606666667" calcext:value-type="float">
            <text:p>25.7989606667</text:p>
          </table:table-cell>
          <table:table-cell table:formula="of:=AVERAGE([.NB2:.NB4])" office:value-type="float" office:value="25.9432056666667" calcext:value-type="float">
            <text:p>25.9432056667</text:p>
          </table:table-cell>
          <table:table-cell table:formula="of:=AVERAGE([.NC2:.NC4])" office:value-type="float" office:value="26.0468483333333" calcext:value-type="float">
            <text:p>26.0468483333</text:p>
          </table:table-cell>
          <table:table-cell table:formula="of:=AVERAGE([.ND2:.ND4])" office:value-type="float" office:value="26.165695" calcext:value-type="float">
            <text:p>26.165695</text:p>
          </table:table-cell>
          <table:table-cell table:formula="of:=AVERAGE([.NE2:.NE4])" office:value-type="float" office:value="26.2550733333333" calcext:value-type="float">
            <text:p>26.2550733333</text:p>
          </table:table-cell>
          <table:table-cell table:formula="of:=AVERAGE([.NF2:.NF4])" office:value-type="float" office:value="26.3682173333333" calcext:value-type="float">
            <text:p>26.3682173333</text:p>
          </table:table-cell>
          <table:table-cell table:formula="of:=AVERAGE([.NG2:.NG4])" office:value-type="float" office:value="26.4896103333333" calcext:value-type="float">
            <text:p>26.4896103333</text:p>
          </table:table-cell>
          <table:table-cell table:formula="of:=AVERAGE([.NH2:.NH4])" office:value-type="float" office:value="26.6332136666667" calcext:value-type="float">
            <text:p>26.6332136667</text:p>
          </table:table-cell>
          <table:table-cell table:formula="of:=AVERAGE([.NI2:.NI4])" office:value-type="float" office:value="26.6860196666667" calcext:value-type="float">
            <text:p>26.6860196667</text:p>
          </table:table-cell>
          <table:table-cell table:formula="of:=AVERAGE([.NJ2:.NJ4])" office:value-type="float" office:value="26.8230736666667" calcext:value-type="float">
            <text:p>26.8230736667</text:p>
          </table:table-cell>
          <table:table-cell table:formula="of:=AVERAGE([.NK2:.NK4])" office:value-type="float" office:value="26.8914553333333" calcext:value-type="float">
            <text:p>26.8914553333</text:p>
          </table:table-cell>
          <table:table-cell table:formula="of:=AVERAGE([.NL2:.NL4])" office:value-type="float" office:value="26.993363" calcext:value-type="float">
            <text:p>26.993363</text:p>
          </table:table-cell>
          <table:table-cell table:formula="of:=AVERAGE([.NM2:.NM4])" office:value-type="float" office:value="27.0917676666667" calcext:value-type="float">
            <text:p>27.0917676667</text:p>
          </table:table-cell>
          <table:table-cell table:formula="of:=AVERAGE([.NN2:.NN4])" office:value-type="float" office:value="27.222747" calcext:value-type="float">
            <text:p>27.222747</text:p>
          </table:table-cell>
          <table:table-cell table:formula="of:=AVERAGE([.NO2:.NO4])" office:value-type="float" office:value="27.3159403333333" calcext:value-type="float">
            <text:p>27.3159403333</text:p>
          </table:table-cell>
          <table:table-cell table:formula="of:=AVERAGE([.NP2:.NP4])" office:value-type="float" office:value="27.4499163333333" calcext:value-type="float">
            <text:p>27.4499163333</text:p>
          </table:table-cell>
          <table:table-cell table:formula="of:=AVERAGE([.NQ2:.NQ4])" office:value-type="float" office:value="27.573872" calcext:value-type="float">
            <text:p>27.573872</text:p>
          </table:table-cell>
          <table:table-cell table:formula="of:=AVERAGE([.NR2:.NR4])" office:value-type="float" office:value="27.6525546666667" calcext:value-type="float">
            <text:p>27.6525546667</text:p>
          </table:table-cell>
          <table:table-cell table:formula="of:=AVERAGE([.NS2:.NS4])" office:value-type="float" office:value="27.7826766666667" calcext:value-type="float">
            <text:p>27.7826766667</text:p>
          </table:table-cell>
          <table:table-cell table:formula="of:=AVERAGE([.NT2:.NT4])" office:value-type="float" office:value="27.903863" calcext:value-type="float">
            <text:p>27.903863</text:p>
          </table:table-cell>
          <table:table-cell table:formula="of:=AVERAGE([.NU2:.NU4])" office:value-type="float" office:value="28.0015183333333" calcext:value-type="float">
            <text:p>28.0015183333</text:p>
          </table:table-cell>
          <table:table-cell table:formula="of:=AVERAGE([.NV2:.NV4])" office:value-type="float" office:value="28.1263316666667" calcext:value-type="float">
            <text:p>28.1263316667</text:p>
          </table:table-cell>
          <table:table-cell table:formula="of:=AVERAGE([.NW2:.NW4])" office:value-type="float" office:value="28.2369483333333" calcext:value-type="float">
            <text:p>28.2369483333</text:p>
          </table:table-cell>
          <table:table-cell table:formula="of:=AVERAGE([.NX2:.NX4])" office:value-type="float" office:value="28.3508533333333" calcext:value-type="float">
            <text:p>28.3508533333</text:p>
          </table:table-cell>
          <table:table-cell table:formula="of:=AVERAGE([.NY2:.NY4])" office:value-type="float" office:value="28.4257216666667" calcext:value-type="float">
            <text:p>28.4257216667</text:p>
          </table:table-cell>
          <table:table-cell table:formula="of:=AVERAGE([.NZ2:.NZ4])" office:value-type="float" office:value="28.603631" calcext:value-type="float">
            <text:p>28.603631</text:p>
          </table:table-cell>
          <table:table-cell table:formula="of:=AVERAGE([.OA2:.OA4])" office:value-type="float" office:value="28.666363" calcext:value-type="float">
            <text:p>28.666363</text:p>
          </table:table-cell>
          <table:table-cell table:formula="of:=AVERAGE([.OB2:.OB4])" office:value-type="float" office:value="28.797723" calcext:value-type="float">
            <text:p>28.797723</text:p>
          </table:table-cell>
          <table:table-cell table:formula="of:=AVERAGE([.OC2:.OC4])" office:value-type="float" office:value="28.9439856666667" calcext:value-type="float">
            <text:p>28.9439856667</text:p>
          </table:table-cell>
          <table:table-cell table:formula="of:=AVERAGE([.OD2:.OD4])" office:value-type="float" office:value="29.023437" calcext:value-type="float">
            <text:p>29.023437</text:p>
          </table:table-cell>
          <table:table-cell table:formula="of:=AVERAGE([.OE2:.OE4])" office:value-type="float" office:value="29.123753" calcext:value-type="float">
            <text:p>29.123753</text:p>
          </table:table-cell>
          <table:table-cell table:formula="of:=AVERAGE([.OF2:.OF4])" office:value-type="float" office:value="29.224433" calcext:value-type="float">
            <text:p>29.224433</text:p>
          </table:table-cell>
          <table:table-cell table:formula="of:=AVERAGE([.OG2:.OG4])" office:value-type="float" office:value="29.3558253333333" calcext:value-type="float">
            <text:p>29.3558253333</text:p>
          </table:table-cell>
          <table:table-cell table:formula="of:=AVERAGE([.OH2:.OH4])" office:value-type="float" office:value="29.4614876666667" calcext:value-type="float">
            <text:p>29.4614876667</text:p>
          </table:table-cell>
          <table:table-cell table:formula="of:=AVERAGE([.OI2:.OI4])" office:value-type="float" office:value="29.5941843333333" calcext:value-type="float">
            <text:p>29.5941843333</text:p>
          </table:table-cell>
          <table:table-cell table:formula="of:=AVERAGE([.OJ2:.OJ4])" office:value-type="float" office:value="29.724074" calcext:value-type="float">
            <text:p>29.724074</text:p>
          </table:table-cell>
          <table:table-cell table:formula="of:=AVERAGE([.OK2:.OK4])" office:value-type="float" office:value="29.7810773333333" calcext:value-type="float">
            <text:p>29.7810773333</text:p>
          </table:table-cell>
          <table:table-cell table:formula="of:=AVERAGE([.OL2:.OL4])" office:value-type="float" office:value="29.8713613333333" calcext:value-type="float">
            <text:p>29.8713613333</text:p>
          </table:table-cell>
          <table:table-cell table:formula="of:=AVERAGE([.OM2:.OM4])" office:value-type="float" office:value="30.0304486666667" calcext:value-type="float">
            <text:p>30.0304486667</text:p>
          </table:table-cell>
          <table:table-cell table:formula="of:=AVERAGE([.ON2:.ON4])" office:value-type="float" office:value="30.1078543333333" calcext:value-type="float">
            <text:p>30.1078543333</text:p>
          </table:table-cell>
          <table:table-cell table:formula="of:=AVERAGE([.OO2:.OO4])" office:value-type="float" office:value="30.257363" calcext:value-type="float">
            <text:p>30.257363</text:p>
          </table:table-cell>
          <table:table-cell table:formula="of:=AVERAGE([.OP2:.OP4])" office:value-type="float" office:value="30.3839256666667" calcext:value-type="float">
            <text:p>30.3839256667</text:p>
          </table:table-cell>
          <table:table-cell table:formula="of:=AVERAGE([.OQ2:.OQ4])" office:value-type="float" office:value="30.480853" calcext:value-type="float">
            <text:p>30.480853</text:p>
          </table:table-cell>
          <table:table-cell table:formula="of:=AVERAGE([.OR2:.OR4])" office:value-type="float" office:value="30.6189883333333" calcext:value-type="float">
            <text:p>30.6189883333</text:p>
          </table:table-cell>
          <table:table-cell table:formula="of:=AVERAGE([.OS2:.OS4])" office:value-type="float" office:value="30.7221173333333" calcext:value-type="float">
            <text:p>30.7221173333</text:p>
          </table:table-cell>
          <table:table-cell table:formula="of:=AVERAGE([.OT2:.OT4])" office:value-type="float" office:value="30.8322486666667" calcext:value-type="float">
            <text:p>30.8322486667</text:p>
          </table:table-cell>
          <table:table-cell table:formula="of:=AVERAGE([.OU2:.OU4])" office:value-type="float" office:value="30.8680523333333" calcext:value-type="float">
            <text:p>30.8680523333</text:p>
          </table:table-cell>
          <table:table-cell table:formula="of:=AVERAGE([.OV2:.OV4])" office:value-type="float" office:value="31.0528653333333" calcext:value-type="float">
            <text:p>31.0528653333</text:p>
          </table:table-cell>
          <table:table-cell table:formula="of:=AVERAGE([.OW2:.OW4])" office:value-type="float" office:value="31.229908" calcext:value-type="float">
            <text:p>31.229908</text:p>
          </table:table-cell>
          <table:table-cell table:formula="of:=AVERAGE([.OX2:.OX4])" office:value-type="float" office:value="31.3026356666667" calcext:value-type="float">
            <text:p>31.3026356667</text:p>
          </table:table-cell>
          <table:table-cell table:formula="of:=AVERAGE([.OY2:.OY4])" office:value-type="float" office:value="31.4191473333333" calcext:value-type="float">
            <text:p>31.4191473333</text:p>
          </table:table-cell>
          <table:table-cell table:formula="of:=AVERAGE([.OZ2:.OZ4])" office:value-type="float" office:value="31.5375633333333" calcext:value-type="float">
            <text:p>31.5375633333</text:p>
          </table:table-cell>
          <table:table-cell table:formula="of:=AVERAGE([.PA2:.PA4])" office:value-type="float" office:value="31.5936323333333" calcext:value-type="float">
            <text:p>31.5936323333</text:p>
          </table:table-cell>
          <table:table-cell table:formula="of:=AVERAGE([.PB2:.PB4])" office:value-type="float" office:value="31.786162" calcext:value-type="float">
            <text:p>31.786162</text:p>
          </table:table-cell>
          <table:table-cell table:formula="of:=AVERAGE([.PC2:.PC4])" office:value-type="float" office:value="31.838029" calcext:value-type="float">
            <text:p>31.838029</text:p>
          </table:table-cell>
          <table:table-cell table:formula="of:=AVERAGE([.PD2:.PD4])" office:value-type="float" office:value="31.9377733333333" calcext:value-type="float">
            <text:p>31.9377733333</text:p>
          </table:table-cell>
          <table:table-cell table:formula="of:=AVERAGE([.PE2:.PE4])" office:value-type="float" office:value="32.050484" calcext:value-type="float">
            <text:p>32.050484</text:p>
          </table:table-cell>
          <table:table-cell table:formula="of:=AVERAGE([.PF2:.PF4])" office:value-type="float" office:value="32.1815923333333" calcext:value-type="float">
            <text:p>32.1815923333</text:p>
          </table:table-cell>
          <table:table-cell table:formula="of:=AVERAGE([.PG2:.PG4])" office:value-type="float" office:value="32.2391993333333" calcext:value-type="float">
            <text:p>32.2391993333</text:p>
          </table:table-cell>
          <table:table-cell table:formula="of:=AVERAGE([.PH2:.PH4])" office:value-type="float" office:value="32.4386673333333" calcext:value-type="float">
            <text:p>32.4386673333</text:p>
          </table:table-cell>
          <table:table-cell table:formula="of:=AVERAGE([.PI2:.PI4])" office:value-type="float" office:value="32.4880816666667" calcext:value-type="float">
            <text:p>32.4880816667</text:p>
          </table:table-cell>
          <table:table-cell table:formula="of:=AVERAGE([.PJ2:.PJ4])" office:value-type="float" office:value="32.709629" calcext:value-type="float">
            <text:p>32.709629</text:p>
          </table:table-cell>
          <table:table-cell table:formula="of:=AVERAGE([.PK2:.PK4])" office:value-type="float" office:value="32.778838" calcext:value-type="float">
            <text:p>32.778838</text:p>
          </table:table-cell>
          <table:table-cell table:formula="of:=AVERAGE([.PL2:.PL4])" office:value-type="float" office:value="32.942533" calcext:value-type="float">
            <text:p>32.942533</text:p>
          </table:table-cell>
          <table:table-cell table:formula="of:=AVERAGE([.PM2:.PM4])" office:value-type="float" office:value="32.9933433333333" calcext:value-type="float">
            <text:p>32.9933433333</text:p>
          </table:table-cell>
          <table:table-cell table:formula="of:=AVERAGE([.PN2:.PN4])" office:value-type="float" office:value="33.0662793333333" calcext:value-type="float">
            <text:p>33.0662793333</text:p>
          </table:table-cell>
          <table:table-cell table:formula="of:=AVERAGE([.PO2:.PO4])" office:value-type="float" office:value="33.2487076666667" calcext:value-type="float">
            <text:p>33.2487076667</text:p>
          </table:table-cell>
          <table:table-cell table:formula="of:=AVERAGE([.PP2:.PP4])" office:value-type="float" office:value="33.3223166666667" calcext:value-type="float">
            <text:p>33.3223166667</text:p>
          </table:table-cell>
          <table:table-cell table:formula="of:=AVERAGE([.PQ2:.PQ4])" office:value-type="float" office:value="33.458706" calcext:value-type="float">
            <text:p>33.458706</text:p>
          </table:table-cell>
          <table:table-cell table:formula="of:=AVERAGE([.PR2:.PR4])" office:value-type="float" office:value="33.5743853333333" calcext:value-type="float">
            <text:p>33.5743853333</text:p>
          </table:table-cell>
          <table:table-cell table:formula="of:=AVERAGE([.PS2:.PS4])" office:value-type="float" office:value="33.7179006666667" calcext:value-type="float">
            <text:p>33.7179006667</text:p>
          </table:table-cell>
          <table:table-cell table:formula="of:=AVERAGE([.PT2:.PT4])" office:value-type="float" office:value="33.7822483333333" calcext:value-type="float">
            <text:p>33.7822483333</text:p>
          </table:table-cell>
          <table:table-cell table:formula="of:=AVERAGE([.PU2:.PU4])" office:value-type="float" office:value="33.926716" calcext:value-type="float">
            <text:p>33.926716</text:p>
          </table:table-cell>
          <table:table-cell table:formula="of:=AVERAGE([.PV2:.PV4])" office:value-type="float" office:value="34.0271263333333" calcext:value-type="float">
            <text:p>34.0271263333</text:p>
          </table:table-cell>
          <table:table-cell table:formula="of:=AVERAGE([.PW2:.PW4])" office:value-type="float" office:value="34.1433956666667" calcext:value-type="float">
            <text:p>34.1433956667</text:p>
          </table:table-cell>
          <table:table-cell table:formula="of:=AVERAGE([.PX2:.PX4])" office:value-type="float" office:value="34.2810923333333" calcext:value-type="float">
            <text:p>34.2810923333</text:p>
          </table:table-cell>
          <table:table-cell table:formula="of:=AVERAGE([.PY2:.PY4])" office:value-type="float" office:value="34.3373933333333" calcext:value-type="float">
            <text:p>34.3373933333</text:p>
          </table:table-cell>
          <table:table-cell table:formula="of:=AVERAGE([.PZ2:.PZ4])" office:value-type="float" office:value="34.5011763333333" calcext:value-type="float">
            <text:p>34.5011763333</text:p>
          </table:table-cell>
          <table:table-cell table:formula="of:=AVERAGE([.QA2:.QA4])" office:value-type="float" office:value="34.6806016666667" calcext:value-type="float">
            <text:p>34.6806016667</text:p>
          </table:table-cell>
          <table:table-cell table:formula="of:=AVERAGE([.QB2:.QB4])" office:value-type="float" office:value="34.7533163333333" calcext:value-type="float">
            <text:p>34.7533163333</text:p>
          </table:table-cell>
          <table:table-cell table:formula="of:=AVERAGE([.QC2:.QC4])" office:value-type="float" office:value="34.8984016666667" calcext:value-type="float">
            <text:p>34.8984016667</text:p>
          </table:table-cell>
          <table:table-cell table:formula="of:=AVERAGE([.QD2:.QD4])" office:value-type="float" office:value="34.9887213333333" calcext:value-type="float">
            <text:p>34.9887213333</text:p>
          </table:table-cell>
          <table:table-cell table:formula="of:=AVERAGE([.QE2:.QE4])" office:value-type="float" office:value="35.0453603333333" calcext:value-type="float">
            <text:p>35.0453603333</text:p>
          </table:table-cell>
          <table:table-cell table:formula="of:=AVERAGE([.QF2:.QF4])" office:value-type="float" office:value="35.2552373333333" calcext:value-type="float">
            <text:p>35.2552373333</text:p>
          </table:table-cell>
          <table:table-cell table:formula="of:=AVERAGE([.QG2:.QG4])" office:value-type="float" office:value="35.300752" calcext:value-type="float">
            <text:p>35.300752</text:p>
          </table:table-cell>
          <table:table-cell table:formula="of:=AVERAGE([.QH2:.QH4])" office:value-type="float" office:value="35.492303" calcext:value-type="float">
            <text:p>35.492303</text:p>
          </table:table-cell>
          <table:table-cell table:formula="of:=AVERAGE([.QI2:.QI4])" office:value-type="float" office:value="35.5948563333333" calcext:value-type="float">
            <text:p>35.5948563333</text:p>
          </table:table-cell>
          <table:table-cell table:formula="of:=AVERAGE([.QJ2:.QJ4])" office:value-type="float" office:value="35.7012493333333" calcext:value-type="float">
            <text:p>35.7012493333</text:p>
          </table:table-cell>
          <table:table-cell table:formula="of:=AVERAGE([.QK2:.QK4])" office:value-type="float" office:value="35.8469926666667" calcext:value-type="float">
            <text:p>35.8469926667</text:p>
          </table:table-cell>
          <table:table-cell table:formula="of:=AVERAGE([.QL2:.QL4])" office:value-type="float" office:value="35.934606" calcext:value-type="float">
            <text:p>35.934606</text:p>
          </table:table-cell>
          <table:table-cell table:formula="of:=AVERAGE([.QM2:.QM4])" office:value-type="float" office:value="36.060019" calcext:value-type="float">
            <text:p>36.060019</text:p>
          </table:table-cell>
          <table:table-cell table:formula="of:=AVERAGE([.QN2:.QN4])" office:value-type="float" office:value="36.210447" calcext:value-type="float">
            <text:p>36.210447</text:p>
          </table:table-cell>
          <table:table-cell table:formula="of:=AVERAGE([.QO2:.QO4])" office:value-type="float" office:value="36.323387" calcext:value-type="float">
            <text:p>36.323387</text:p>
          </table:table-cell>
          <table:table-cell table:formula="of:=AVERAGE([.QP2:.QP4])" office:value-type="float" office:value="36.4475923333333" calcext:value-type="float">
            <text:p>36.4475923333</text:p>
          </table:table-cell>
          <table:table-cell table:formula="of:=AVERAGE([.QQ2:.QQ4])" office:value-type="float" office:value="36.566962" calcext:value-type="float">
            <text:p>36.566962</text:p>
          </table:table-cell>
          <table:table-cell table:formula="of:=AVERAGE([.QR2:.QR4])" office:value-type="float" office:value="36.6595713333333" calcext:value-type="float">
            <text:p>36.6595713333</text:p>
          </table:table-cell>
          <table:table-cell table:formula="of:=AVERAGE([.QS2:.QS4])" office:value-type="float" office:value="36.8075446666667" calcext:value-type="float">
            <text:p>36.8075446667</text:p>
          </table:table-cell>
          <table:table-cell table:formula="of:=AVERAGE([.QT2:.QT4])" office:value-type="float" office:value="36.9002013333333" calcext:value-type="float">
            <text:p>36.9002013333</text:p>
          </table:table-cell>
          <table:table-cell table:formula="of:=AVERAGE([.QU2:.QU4])" office:value-type="float" office:value="37.0162266666667" calcext:value-type="float">
            <text:p>37.0162266667</text:p>
          </table:table-cell>
          <table:table-cell table:formula="of:=AVERAGE([.QV2:.QV4])" office:value-type="float" office:value="37.174661" calcext:value-type="float">
            <text:p>37.174661</text:p>
          </table:table-cell>
          <table:table-cell table:formula="of:=AVERAGE([.QW2:.QW4])" office:value-type="float" office:value="37.2865903333333" calcext:value-type="float">
            <text:p>37.2865903333</text:p>
          </table:table-cell>
          <table:table-cell table:formula="of:=AVERAGE([.QX2:.QX4])" office:value-type="float" office:value="37.3687823333333" calcext:value-type="float">
            <text:p>37.3687823333</text:p>
          </table:table-cell>
          <table:table-cell table:formula="of:=AVERAGE([.QY2:.QY4])" office:value-type="float" office:value="37.487236" calcext:value-type="float">
            <text:p>37.487236</text:p>
          </table:table-cell>
          <table:table-cell table:formula="of:=AVERAGE([.QZ2:.QZ4])" office:value-type="float" office:value="37.6110646666667" calcext:value-type="float">
            <text:p>37.6110646667</text:p>
          </table:table-cell>
          <table:table-cell table:formula="of:=AVERAGE([.RA2:.RA4])" office:value-type="float" office:value="37.7307826666667" calcext:value-type="float">
            <text:p>37.7307826667</text:p>
          </table:table-cell>
          <table:table-cell table:formula="of:=AVERAGE([.RB2:.RB4])" office:value-type="float" office:value="37.8647283333333" calcext:value-type="float">
            <text:p>37.8647283333</text:p>
          </table:table-cell>
          <table:table-cell table:formula="of:=AVERAGE([.RC2:.RC4])" office:value-type="float" office:value="37.9351566666667" calcext:value-type="float">
            <text:p>37.9351566667</text:p>
          </table:table-cell>
          <table:table-cell table:formula="of:=AVERAGE([.RD2:.RD4])" office:value-type="float" office:value="38.0453326666667" calcext:value-type="float">
            <text:p>38.0453326667</text:p>
          </table:table-cell>
          <table:table-cell table:formula="of:=AVERAGE([.RE2:.RE4])" office:value-type="float" office:value="38.2494583333333" calcext:value-type="float">
            <text:p>38.2494583333</text:p>
          </table:table-cell>
          <table:table-cell table:formula="of:=AVERAGE([.RF2:.RF4])" office:value-type="float" office:value="38.3075536666667" calcext:value-type="float">
            <text:p>38.3075536667</text:p>
          </table:table-cell>
          <table:table-cell table:formula="of:=AVERAGE([.RG2:.RG4])" office:value-type="float" office:value="38.4591176666667" calcext:value-type="float">
            <text:p>38.4591176667</text:p>
          </table:table-cell>
          <table:table-cell table:formula="of:=AVERAGE([.RH2:.RH4])" office:value-type="float" office:value="38.6430536666667" calcext:value-type="float">
            <text:p>38.6430536667</text:p>
          </table:table-cell>
          <table:table-cell table:formula="of:=AVERAGE([.RI2:.RI4])" office:value-type="float" office:value="38.696323" calcext:value-type="float">
            <text:p>38.696323</text:p>
          </table:table-cell>
          <table:table-cell table:formula="of:=AVERAGE([.RJ2:.RJ4])" office:value-type="float" office:value="38.8465603333333" calcext:value-type="float">
            <text:p>38.8465603333</text:p>
          </table:table-cell>
          <table:table-cell table:formula="of:=AVERAGE([.RK2:.RK4])" office:value-type="float" office:value="39.021337" calcext:value-type="float">
            <text:p>39.021337</text:p>
          </table:table-cell>
          <table:table-cell table:formula="of:=AVERAGE([.RL2:.RL4])" office:value-type="float" office:value="39.0893593333333" calcext:value-type="float">
            <text:p>39.0893593333</text:p>
          </table:table-cell>
          <table:table-cell table:formula="of:=AVERAGE([.RM2:.RM4])" office:value-type="float" office:value="39.179545" calcext:value-type="float">
            <text:p>39.179545</text:p>
          </table:table-cell>
          <table:table-cell table:formula="of:=AVERAGE([.RN2:.RN4])" office:value-type="float" office:value="39.3390223333333" calcext:value-type="float">
            <text:p>39.3390223333</text:p>
          </table:table-cell>
          <table:table-cell table:formula="of:=AVERAGE([.RO2:.RO4])" office:value-type="float" office:value="39.4276083333333" calcext:value-type="float">
            <text:p>39.4276083333</text:p>
          </table:table-cell>
          <table:table-cell table:formula="of:=AVERAGE([.RP2:.RP4])" office:value-type="float" office:value="39.6436566666667" calcext:value-type="float">
            <text:p>39.6436566667</text:p>
          </table:table-cell>
          <table:table-cell table:formula="of:=AVERAGE([.RQ2:.RQ4])" office:value-type="float" office:value="39.6555673333333" calcext:value-type="float">
            <text:p>39.6555673333</text:p>
          </table:table-cell>
          <table:table-cell table:formula="of:=AVERAGE([.RR2:.RR4])" office:value-type="float" office:value="39.8451573333333" calcext:value-type="float">
            <text:p>39.8451573333</text:p>
          </table:table-cell>
          <table:table-cell table:formula="of:=AVERAGE([.RS2:.RS4])" office:value-type="float" office:value="39.977694" calcext:value-type="float">
            <text:p>39.977694</text:p>
          </table:table-cell>
          <table:table-cell table:formula="of:=AVERAGE([.RT2:.RT4])" office:value-type="float" office:value="40.0803886666667" calcext:value-type="float">
            <text:p>40.0803886667</text:p>
          </table:table-cell>
          <table:table-cell table:formula="of:=AVERAGE([.RU2:.RU4])" office:value-type="float" office:value="40.184307" calcext:value-type="float">
            <text:p>40.184307</text:p>
          </table:table-cell>
          <table:table-cell table:formula="of:=AVERAGE([.RV2:.RV4])" office:value-type="float" office:value="40.2580173333333" calcext:value-type="float">
            <text:p>40.2580173333</text:p>
          </table:table-cell>
          <table:table-cell table:formula="of:=AVERAGE([.RW2:.RW4])" office:value-type="float" office:value="40.487138" calcext:value-type="float">
            <text:p>40.487138</text:p>
          </table:table-cell>
          <table:table-cell table:formula="of:=AVERAGE([.RX2:.RX4])" office:value-type="float" office:value="40.558285" calcext:value-type="float">
            <text:p>40.558285</text:p>
          </table:table-cell>
          <table:table-cell table:formula="of:=AVERAGE([.RY2:.RY4])" office:value-type="float" office:value="40.754644" calcext:value-type="float">
            <text:p>40.754644</text:p>
          </table:table-cell>
          <table:table-cell table:formula="of:=AVERAGE([.RZ2:.RZ4])" office:value-type="float" office:value="40.8818576666667" calcext:value-type="float">
            <text:p>40.8818576667</text:p>
          </table:table-cell>
          <table:table-cell table:formula="of:=AVERAGE([.SA2:.SA4])" office:value-type="float" office:value="40.9307593333333" calcext:value-type="float">
            <text:p>40.9307593333</text:p>
          </table:table-cell>
          <table:table-cell table:formula="of:=AVERAGE([.SB2:.SB4])" office:value-type="float" office:value="41.0979486666667" calcext:value-type="float">
            <text:p>41.0979486667</text:p>
          </table:table-cell>
          <table:table-cell table:formula="of:=AVERAGE([.SC2:.SC4])" office:value-type="float" office:value="41.128769" calcext:value-type="float">
            <text:p>41.128769</text:p>
          </table:table-cell>
          <table:table-cell table:formula="of:=AVERAGE([.SD2:.SD4])" office:value-type="float" office:value="41.352015" calcext:value-type="float">
            <text:p>41.352015</text:p>
          </table:table-cell>
          <table:table-cell table:formula="of:=AVERAGE([.SE2:.SE4])" office:value-type="float" office:value="41.407172" calcext:value-type="float">
            <text:p>41.407172</text:p>
          </table:table-cell>
          <table:table-cell table:formula="of:=AVERAGE([.SF2:.SF4])" office:value-type="float" office:value="41.6006736666667" calcext:value-type="float">
            <text:p>41.6006736667</text:p>
          </table:table-cell>
          <table:table-cell table:formula="of:=AVERAGE([.SG2:.SG4])" office:value-type="float" office:value="41.6818783333333" calcext:value-type="float">
            <text:p>41.6818783333</text:p>
          </table:table-cell>
          <table:table-cell table:formula="of:=AVERAGE([.SH2:.SH4])" office:value-type="float" office:value="41.921988" calcext:value-type="float">
            <text:p>41.921988</text:p>
          </table:table-cell>
          <table:table-cell table:formula="of:=AVERAGE([.SI2:.SI4])" office:value-type="float" office:value="41.936213" calcext:value-type="float">
            <text:p>41.936213</text:p>
          </table:table-cell>
          <table:table-cell table:formula="of:=AVERAGE([.SJ2:.SJ4])" office:value-type="float" office:value="42.0706343333333" calcext:value-type="float">
            <text:p>42.0706343333</text:p>
          </table:table-cell>
          <table:table-cell table:formula="of:=AVERAGE([.SK2:.SK4])" office:value-type="float" office:value="42.1782493333333" calcext:value-type="float">
            <text:p>42.1782493333</text:p>
          </table:table-cell>
          <table:table-cell table:formula="of:=AVERAGE([.SL2:.SL4])" office:value-type="float" office:value="42.3940913333333" calcext:value-type="float">
            <text:p>42.3940913333</text:p>
          </table:table-cell>
          <table:table-cell table:formula="of:=AVERAGE([.SM2:.SM4])" office:value-type="float" office:value="42.4670503333333" calcext:value-type="float">
            <text:p>42.4670503333</text:p>
          </table:table-cell>
          <table:table-cell table:formula="of:=AVERAGE([.SN2:.SN4])" office:value-type="float" office:value="42.6490273333333" calcext:value-type="float">
            <text:p>42.6490273333</text:p>
          </table:table-cell>
          <table:table-cell table:formula="of:=AVERAGE([.SO2:.SO4])" office:value-type="float" office:value="42.698832" calcext:value-type="float">
            <text:p>42.698832</text:p>
          </table:table-cell>
          <table:table-cell table:formula="of:=AVERAGE([.SP2:.SP4])" office:value-type="float" office:value="42.9042003333333" calcext:value-type="float">
            <text:p>42.9042003333</text:p>
          </table:table-cell>
          <table:table-cell table:formula="of:=AVERAGE([.SQ2:.SQ4])" office:value-type="float" office:value="42.917647" calcext:value-type="float">
            <text:p>42.917647</text:p>
          </table:table-cell>
          <table:table-cell table:formula="of:=AVERAGE([.SR2:.SR4])" office:value-type="float" office:value="43.079756" calcext:value-type="float">
            <text:p>43.079756</text:p>
          </table:table-cell>
          <table:table-cell table:formula="of:=AVERAGE([.SS2:.SS4])" office:value-type="float" office:value="43.18913" calcext:value-type="float">
            <text:p>43.18913</text:p>
          </table:table-cell>
          <table:table-cell table:formula="of:=AVERAGE([.ST2:.ST4])" office:value-type="float" office:value="43.409466" calcext:value-type="float">
            <text:p>43.409466</text:p>
          </table:table-cell>
          <table:table-cell table:formula="of:=AVERAGE([.SU2:.SU4])" office:value-type="float" office:value="43.5158386666667" calcext:value-type="float">
            <text:p>43.5158386667</text:p>
          </table:table-cell>
          <table:table-cell table:formula="of:=AVERAGE([.SV2:.SV4])" office:value-type="float" office:value="43.6321906666667" calcext:value-type="float">
            <text:p>43.6321906667</text:p>
          </table:table-cell>
          <table:table-cell table:formula="of:=AVERAGE([.SW2:.SW4])" office:value-type="float" office:value="43.7362506666667" calcext:value-type="float">
            <text:p>43.7362506667</text:p>
          </table:table-cell>
          <table:table-cell table:formula="of:=AVERAGE([.SX2:.SX4])" office:value-type="float" office:value="43.9552003333333" calcext:value-type="float">
            <text:p>43.9552003333</text:p>
          </table:table-cell>
          <table:table-cell table:formula="of:=AVERAGE([.SY2:.SY4])" office:value-type="float" office:value="43.914013" calcext:value-type="float">
            <text:p>43.914013</text:p>
          </table:table-cell>
          <table:table-cell table:formula="of:=AVERAGE([.SZ2:.SZ4])" office:value-type="float" office:value="44.1525323333333" calcext:value-type="float">
            <text:p>44.1525323333</text:p>
          </table:table-cell>
          <table:table-cell table:formula="of:=AVERAGE([.TA2:.TA4])" office:value-type="float" office:value="44.1915413333333" calcext:value-type="float">
            <text:p>44.1915413333</text:p>
          </table:table-cell>
          <table:table-cell table:formula="of:=AVERAGE([.TB2:.TB4])" office:value-type="float" office:value="44.3424746666667" calcext:value-type="float">
            <text:p>44.3424746667</text:p>
          </table:table-cell>
          <table:table-cell table:formula="of:=AVERAGE([.TC2:.TC4])" office:value-type="float" office:value="44.4813896666667" calcext:value-type="float">
            <text:p>44.4813896667</text:p>
          </table:table-cell>
          <table:table-cell table:formula="of:=AVERAGE([.TD2:.TD4])" office:value-type="float" office:value="44.6113343333333" calcext:value-type="float">
            <text:p>44.6113343333</text:p>
          </table:table-cell>
          <table:table-cell table:formula="of:=AVERAGE([.TE2:.TE4])" office:value-type="float" office:value="44.7634636666667" calcext:value-type="float">
            <text:p>44.7634636667</text:p>
          </table:table-cell>
          <table:table-cell table:formula="of:=AVERAGE([.TF2:.TF4])" office:value-type="float" office:value="44.929989" calcext:value-type="float">
            <text:p>44.929989</text:p>
          </table:table-cell>
          <table:table-cell table:formula="of:=AVERAGE([.TG2:.TG4])" office:value-type="float" office:value="45.113472" calcext:value-type="float">
            <text:p>45.113472</text:p>
          </table:table-cell>
          <table:table-cell table:formula="of:=AVERAGE([.TH2:.TH4])" office:value-type="float" office:value="45.1512856666667" calcext:value-type="float">
            <text:p>45.1512856667</text:p>
          </table:table-cell>
          <table:table-cell table:formula="of:=AVERAGE([.TI2:.TI4])" office:value-type="float" office:value="45.2735023333333" calcext:value-type="float">
            <text:p>45.2735023333</text:p>
          </table:table-cell>
          <table:table-cell table:formula="of:=AVERAGE([.TJ2:.TJ4])" office:value-type="float" office:value="45.408924" calcext:value-type="float">
            <text:p>45.408924</text:p>
          </table:table-cell>
          <table:table-cell table:formula="of:=AVERAGE([.TK2:.TK4])" office:value-type="float" office:value="45.481514" calcext:value-type="float">
            <text:p>45.481514</text:p>
          </table:table-cell>
          <table:table-cell table:formula="of:=AVERAGE([.TL2:.TL4])" office:value-type="float" office:value="45.6699463333333" calcext:value-type="float">
            <text:p>45.6699463333</text:p>
          </table:table-cell>
          <table:table-cell table:formula="of:=AVERAGE([.TM2:.TM4])" office:value-type="float" office:value="45.739038" calcext:value-type="float">
            <text:p>45.739038</text:p>
          </table:table-cell>
          <table:table-cell table:formula="of:=AVERAGE([.TN2:.TN4])" office:value-type="float" office:value="45.9888573333333" calcext:value-type="float">
            <text:p>45.9888573333</text:p>
          </table:table-cell>
          <table:table-cell table:formula="of:=AVERAGE([.TO2:.TO4])" office:value-type="float" office:value="46.0426813333333" calcext:value-type="float">
            <text:p>46.0426813333</text:p>
          </table:table-cell>
          <table:table-cell table:formula="of:=AVERAGE([.TP2:.TP4])" office:value-type="float" office:value="46.152795" calcext:value-type="float">
            <text:p>46.152795</text:p>
          </table:table-cell>
          <table:table-cell table:formula="of:=AVERAGE([.TQ2:.TQ4])" office:value-type="float" office:value="46.2464013333333" calcext:value-type="float">
            <text:p>46.2464013333</text:p>
          </table:table-cell>
          <table:table-cell table:formula="of:=AVERAGE([.TR2:.TR4])" office:value-type="float" office:value="46.5581933333333" calcext:value-type="float">
            <text:p>46.5581933333</text:p>
          </table:table-cell>
          <table:table-cell table:formula="of:=AVERAGE([.TS2:.TS4])" office:value-type="float" office:value="46.5534346666667" calcext:value-type="float">
            <text:p>46.5534346667</text:p>
          </table:table-cell>
          <table:table-cell table:formula="of:=AVERAGE([.TT2:.TT4])" office:value-type="float" office:value="46.65115" calcext:value-type="float">
            <text:p>46.65115</text:p>
          </table:table-cell>
          <table:table-cell table:formula="of:=AVERAGE([.TU2:.TU4])" office:value-type="float" office:value="46.879719" calcext:value-type="float">
            <text:p>46.879719</text:p>
          </table:table-cell>
          <table:table-cell table:formula="of:=AVERAGE([.TV2:.TV4])" office:value-type="float" office:value="47.0667356666667" calcext:value-type="float">
            <text:p>47.0667356667</text:p>
          </table:table-cell>
          <table:table-cell table:formula="of:=AVERAGE([.TW2:.TW4])" office:value-type="float" office:value="47.044014" calcext:value-type="float">
            <text:p>47.044014</text:p>
          </table:table-cell>
          <table:table-cell table:formula="of:=AVERAGE([.TX2:.TX4])" office:value-type="float" office:value="47.236426" calcext:value-type="float">
            <text:p>47.236426</text:p>
          </table:table-cell>
          <table:table-cell table:formula="of:=AVERAGE([.TY2:.TY4])" office:value-type="float" office:value="47.3424136666667" calcext:value-type="float">
            <text:p>47.3424136667</text:p>
          </table:table-cell>
          <table:table-cell table:formula="of:=AVERAGE([.TZ2:.TZ4])" office:value-type="float" office:value="47.6100616666667" calcext:value-type="float">
            <text:p>47.6100616667</text:p>
          </table:table-cell>
          <table:table-cell table:formula="of:=AVERAGE([.UA2:.UA4])" office:value-type="float" office:value="47.630479" calcext:value-type="float">
            <text:p>47.630479</text:p>
          </table:table-cell>
          <table:table-cell table:formula="of:=AVERAGE([.UB2:.UB4])" office:value-type="float" office:value="47.860082" calcext:value-type="float">
            <text:p>47.860082</text:p>
          </table:table-cell>
          <table:table-cell table:formula="of:=AVERAGE([.UC2:.UC4])" office:value-type="float" office:value="47.8706156666667" calcext:value-type="float">
            <text:p>47.8706156667</text:p>
          </table:table-cell>
          <table:table-cell table:formula="of:=AVERAGE([.UD2:.UD4])" office:value-type="float" office:value="47.9646503333333" calcext:value-type="float">
            <text:p>47.9646503333</text:p>
          </table:table-cell>
          <table:table-cell table:formula="of:=AVERAGE([.UE2:.UE4])" office:value-type="float" office:value="48.2255836666667" calcext:value-type="float">
            <text:p>48.2255836667</text:p>
          </table:table-cell>
          <table:table-cell table:formula="of:=AVERAGE([.UF2:.UF4])" office:value-type="float" office:value="48.2641613333333" calcext:value-type="float">
            <text:p>48.2641613333</text:p>
          </table:table-cell>
          <table:table-cell table:formula="of:=AVERAGE([.UG2:.UG4])" office:value-type="float" office:value="48.3588293333333" calcext:value-type="float">
            <text:p>48.3588293333</text:p>
          </table:table-cell>
          <table:table-cell table:formula="of:=AVERAGE([.UH2:.UH4])" office:value-type="float" office:value="48.5536916666667" calcext:value-type="float">
            <text:p>48.5536916667</text:p>
          </table:table-cell>
          <table:table-cell table:formula="of:=AVERAGE([.UI2:.UI4])" office:value-type="float" office:value="48.6594633333333" calcext:value-type="float">
            <text:p>48.6594633333</text:p>
          </table:table-cell>
          <table:table-cell table:formula="of:=AVERAGE([.UJ2:.UJ4])" office:value-type="float" office:value="48.7806613333333" calcext:value-type="float">
            <text:p>48.7806613333</text:p>
          </table:table-cell>
          <table:table-cell table:formula="of:=AVERAGE([.UK2:.UK4])" office:value-type="float" office:value="48.987732" calcext:value-type="float">
            <text:p>48.987732</text:p>
          </table:table-cell>
          <table:table-cell table:formula="of:=AVERAGE([.UL2:.UL4])" office:value-type="float" office:value="49.1456883333333" calcext:value-type="float">
            <text:p>49.1456883333</text:p>
          </table:table-cell>
          <table:table-cell table:formula="of:=AVERAGE([.UM2:.UM4])" office:value-type="float" office:value="49.1550583333333" calcext:value-type="float">
            <text:p>49.1550583333</text:p>
          </table:table-cell>
          <table:table-cell table:formula="of:=AVERAGE([.UN2:.UN4])" office:value-type="float" office:value="49.3502173333333" calcext:value-type="float">
            <text:p>49.3502173333</text:p>
          </table:table-cell>
          <table:table-cell table:formula="of:=AVERAGE([.UO2:.UO4])" office:value-type="float" office:value="49.4579113333333" calcext:value-type="float">
            <text:p>49.4579113333</text:p>
          </table:table-cell>
          <table:table-cell table:formula="of:=AVERAGE([.UP2:.UP4])" office:value-type="float" office:value="49.5773173333333" calcext:value-type="float">
            <text:p>49.5773173333</text:p>
          </table:table-cell>
          <table:table-cell table:formula="of:=AVERAGE([.UQ2:.UQ4])" office:value-type="float" office:value="49.6865306666667" calcext:value-type="float">
            <text:p>49.6865306667</text:p>
          </table:table-cell>
          <table:table-cell table:formula="of:=AVERAGE([.UR2:.UR4])" office:value-type="float" office:value="49.8606466666667" calcext:value-type="float">
            <text:p>49.8606466667</text:p>
          </table:table-cell>
          <table:table-cell table:formula="of:=AVERAGE([.US2:.US4])" office:value-type="float" office:value="49.9519576666667" calcext:value-type="float">
            <text:p>49.9519576667</text:p>
          </table:table-cell>
          <table:table-cell table:formula="of:=AVERAGE([.UT2:.UT4])" office:value-type="float" office:value="50.187946" calcext:value-type="float">
            <text:p>50.187946</text:p>
          </table:table-cell>
          <table:table-cell table:formula="of:=AVERAGE([.UU2:.UU4])" office:value-type="float" office:value="50.2737233333333" calcext:value-type="float">
            <text:p>50.2737233333</text:p>
          </table:table-cell>
          <table:table-cell table:formula="of:=AVERAGE([.UV2:.UV4])" office:value-type="float" office:value="50.5265603333333" calcext:value-type="float">
            <text:p>50.5265603333</text:p>
          </table:table-cell>
          <table:table-cell table:formula="of:=AVERAGE([.UW2:.UW4])" office:value-type="float" office:value="50.5814346666667" calcext:value-type="float">
            <text:p>50.5814346667</text:p>
          </table:table-cell>
          <table:table-cell table:formula="of:=AVERAGE([.UX2:.UX4])" office:value-type="float" office:value="50.688993" calcext:value-type="float">
            <text:p>50.688993</text:p>
          </table:table-cell>
          <table:table-cell table:formula="of:=AVERAGE([.UY2:.UY4])" office:value-type="float" office:value="50.732689" calcext:value-type="float">
            <text:p>50.732689</text:p>
          </table:table-cell>
          <table:table-cell table:formula="of:=AVERAGE([.UZ2:.UZ4])" office:value-type="float" office:value="50.9189236666667" calcext:value-type="float">
            <text:p>50.9189236667</text:p>
          </table:table-cell>
          <table:table-cell table:formula="of:=AVERAGE([.VA2:.VA4])" office:value-type="float" office:value="50.9996006666667" calcext:value-type="float">
            <text:p>50.9996006667</text:p>
          </table:table-cell>
          <table:table-cell table:formula="of:=AVERAGE([.VB2:.VB4])" office:value-type="float" office:value="51.1329573333333" calcext:value-type="float">
            <text:p>51.1329573333</text:p>
          </table:table-cell>
          <table:table-cell table:formula="of:=AVERAGE([.VC2:.VC4])" office:value-type="float" office:value="51.2686106666667" calcext:value-type="float">
            <text:p>51.2686106667</text:p>
          </table:table-cell>
          <table:table-cell table:formula="of:=AVERAGE([.VD2:.VD4])" office:value-type="float" office:value="51.4985046666667" calcext:value-type="float">
            <text:p>51.4985046667</text:p>
          </table:table-cell>
          <table:table-cell table:formula="of:=AVERAGE([.VE2:.VE4])" office:value-type="float" office:value="51.69562" calcext:value-type="float">
            <text:p>51.69562</text:p>
          </table:table-cell>
          <table:table-cell table:formula="of:=AVERAGE([.VF2:.VF4])" office:value-type="float" office:value="51.741554" calcext:value-type="float">
            <text:p>51.741554</text:p>
          </table:table-cell>
          <table:table-cell table:formula="of:=AVERAGE([.VG2:.VG4])" office:value-type="float" office:value="51.8724033333333" calcext:value-type="float">
            <text:p>51.8724033333</text:p>
          </table:table-cell>
          <table:table-cell table:formula="of:=AVERAGE([.VH2:.VH4])" office:value-type="float" office:value="52.007477" calcext:value-type="float">
            <text:p>52.007477</text:p>
          </table:table-cell>
          <table:table-cell table:formula="of:=AVERAGE([.VI2:.VI4])" office:value-type="float" office:value="52.208843" calcext:value-type="float">
            <text:p>52.208843</text:p>
          </table:table-cell>
          <table:table-cell table:formula="of:=AVERAGE([.VJ2:.VJ4])" office:value-type="float" office:value="52.2831163333333" calcext:value-type="float">
            <text:p>52.2831163333</text:p>
          </table:table-cell>
          <table:table-cell table:formula="of:=AVERAGE([.VK2:.VK4])" office:value-type="float" office:value="52.376189" calcext:value-type="float">
            <text:p>52.376189</text:p>
          </table:table-cell>
          <table:table-cell table:formula="of:=AVERAGE([.VL2:.VL4])" office:value-type="float" office:value="52.5553526666667" calcext:value-type="float">
            <text:p>52.5553526667</text:p>
          </table:table-cell>
          <table:table-cell table:formula="of:=AVERAGE([.VM2:.VM4])" office:value-type="float" office:value="52.6864116666667" calcext:value-type="float">
            <text:p>52.6864116667</text:p>
          </table:table-cell>
          <table:table-cell table:formula="of:=AVERAGE([.VN2:.VN4])" office:value-type="float" office:value="52.893533" calcext:value-type="float">
            <text:p>52.893533</text:p>
          </table:table-cell>
          <table:table-cell table:formula="of:=AVERAGE([.VO2:.VO4])" office:value-type="float" office:value="52.990509" calcext:value-type="float">
            <text:p>52.990509</text:p>
          </table:table-cell>
          <table:table-cell table:formula="of:=AVERAGE([.VP2:.VP4])" office:value-type="float" office:value="53.0815416666667" calcext:value-type="float">
            <text:p>53.0815416667</text:p>
          </table:table-cell>
          <table:table-cell table:formula="of:=AVERAGE([.VQ2:.VQ4])" office:value-type="float" office:value="53.162481" calcext:value-type="float">
            <text:p>53.162481</text:p>
          </table:table-cell>
          <table:table-cell table:formula="of:=AVERAGE([.VR2:.VR4])" office:value-type="float" office:value="53.3989486666667" calcext:value-type="float">
            <text:p>53.3989486667</text:p>
          </table:table-cell>
          <table:table-cell table:formula="of:=AVERAGE([.VS2:.VS4])" office:value-type="float" office:value="53.4374706666667" calcext:value-type="float">
            <text:p>53.4374706667</text:p>
          </table:table-cell>
          <table:table-cell table:formula="of:=AVERAGE([.VT2:.VT4])" office:value-type="float" office:value="53.573091" calcext:value-type="float">
            <text:p>53.573091</text:p>
          </table:table-cell>
          <table:table-cell table:formula="of:=AVERAGE([.VU2:.VU4])" office:value-type="float" office:value="53.7786866666667" calcext:value-type="float">
            <text:p>53.7786866667</text:p>
          </table:table-cell>
          <table:table-cell table:formula="of:=AVERAGE([.VV2:.VV4])" office:value-type="float" office:value="53.9167566666667" calcext:value-type="float">
            <text:p>53.9167566667</text:p>
          </table:table-cell>
          <table:table-cell table:formula="of:=AVERAGE([.VW2:.VW4])" office:value-type="float" office:value="54.0583493333333" calcext:value-type="float">
            <text:p>54.0583493333</text:p>
          </table:table-cell>
          <table:table-cell table:formula="of:=AVERAGE([.VX2:.VX4])" office:value-type="float" office:value="54.1235263333333" calcext:value-type="float">
            <text:p>54.1235263333</text:p>
          </table:table-cell>
          <table:table-cell table:formula="of:=AVERAGE([.VY2:.VY4])" office:value-type="float" office:value="54.3482906666667" calcext:value-type="float">
            <text:p>54.3482906667</text:p>
          </table:table-cell>
          <table:table-cell table:formula="of:=AVERAGE([.VZ2:.VZ4])" office:value-type="float" office:value="54.487545" calcext:value-type="float">
            <text:p>54.487545</text:p>
          </table:table-cell>
          <table:table-cell table:formula="of:=AVERAGE([.WA2:.WA4])" office:value-type="float" office:value="54.6040406666667" calcext:value-type="float">
            <text:p>54.6040406667</text:p>
          </table:table-cell>
          <table:table-cell table:formula="of:=AVERAGE([.WB2:.WB4])" office:value-type="float" office:value="54.7432326666667" calcext:value-type="float">
            <text:p>54.7432326667</text:p>
          </table:table-cell>
          <table:table-cell table:formula="of:=AVERAGE([.WC2:.WC4])" office:value-type="float" office:value="54.889099" calcext:value-type="float">
            <text:p>54.889099</text:p>
          </table:table-cell>
          <table:table-cell table:formula="of:=AVERAGE([.WD2:.WD4])" office:value-type="float" office:value="55.0447923333333" calcext:value-type="float">
            <text:p>55.0447923333</text:p>
          </table:table-cell>
          <table:table-cell table:formula="of:=AVERAGE([.WE2:.WE4])" office:value-type="float" office:value="55.1996676666667" calcext:value-type="float">
            <text:p>55.1996676667</text:p>
          </table:table-cell>
          <table:table-cell table:formula="of:=AVERAGE([.WF2:.WF4])" office:value-type="float" office:value="55.321949" calcext:value-type="float">
            <text:p>55.321949</text:p>
          </table:table-cell>
          <table:table-cell table:formula="of:=AVERAGE([.WG2:.WG4])" office:value-type="float" office:value="55.3836606666667" calcext:value-type="float">
            <text:p>55.3836606667</text:p>
          </table:table-cell>
          <table:table-cell table:formula="of:=AVERAGE([.WH2:.WH4])" office:value-type="float" office:value="55.575554" calcext:value-type="float">
            <text:p>55.575554</text:p>
          </table:table-cell>
          <table:table-cell table:formula="of:=AVERAGE([.WI2:.WI4])" office:value-type="float" office:value="55.726953" calcext:value-type="float">
            <text:p>55.726953</text:p>
          </table:table-cell>
          <table:table-cell table:formula="of:=AVERAGE([.WJ2:.WJ4])" office:value-type="float" office:value="55.8774326666667" calcext:value-type="float">
            <text:p>55.8774326667</text:p>
          </table:table-cell>
          <table:table-cell table:formula="of:=AVERAGE([.WK2:.WK4])" office:value-type="float" office:value="55.9201546666667" calcext:value-type="float">
            <text:p>55.9201546667</text:p>
          </table:table-cell>
          <table:table-cell table:formula="of:=AVERAGE([.WL2:.WL4])" office:value-type="float" office:value="56.1759023333333" calcext:value-type="float">
            <text:p>56.1759023333</text:p>
          </table:table-cell>
          <table:table-cell table:formula="of:=AVERAGE([.WM2:.WM4])" office:value-type="float" office:value="56.228597" calcext:value-type="float">
            <text:p>56.228597</text:p>
          </table:table-cell>
          <table:table-cell table:formula="of:=AVERAGE([.WN2:.WN4])" office:value-type="float" office:value="57.0500473333333" calcext:value-type="float">
            <text:p>57.0500473333</text:p>
          </table:table-cell>
          <table:table-cell table:formula="of:=AVERAGE([.WO2:.WO4])" office:value-type="float" office:value="56.505956" calcext:value-type="float">
            <text:p>56.505956</text:p>
          </table:table-cell>
          <table:table-cell table:formula="of:=AVERAGE([.WP2:.WP4])" office:value-type="float" office:value="56.7640313333333" calcext:value-type="float">
            <text:p>56.7640313333</text:p>
          </table:table-cell>
          <table:table-cell table:formula="of:=AVERAGE([.WQ2:.WQ4])" office:value-type="float" office:value="56.8255973333333" calcext:value-type="float">
            <text:p>56.8255973333</text:p>
          </table:table-cell>
          <table:table-cell table:formula="of:=AVERAGE([.WR2:.WR4])" office:value-type="float" office:value="57.038691" calcext:value-type="float">
            <text:p>57.038691</text:p>
          </table:table-cell>
          <table:table-cell table:formula="of:=AVERAGE([.WS2:.WS4])" office:value-type="float" office:value="57.138279" calcext:value-type="float">
            <text:p>57.138279</text:p>
          </table:table-cell>
          <table:table-cell table:formula="of:=AVERAGE([.WT2:.WT4])" office:value-type="float" office:value="57.245398" calcext:value-type="float">
            <text:p>57.245398</text:p>
          </table:table-cell>
          <table:table-cell table:formula="of:=AVERAGE([.WU2:.WU4])" office:value-type="float" office:value="57.4884133333333" calcext:value-type="float">
            <text:p>57.4884133333</text:p>
          </table:table-cell>
          <table:table-cell table:formula="of:=AVERAGE([.WV2:.WV4])" office:value-type="float" office:value="57.525402" calcext:value-type="float">
            <text:p>57.525402</text:p>
          </table:table-cell>
          <table:table-cell table:formula="of:=AVERAGE([.WW2:.WW4])" office:value-type="float" office:value="57.739568" calcext:value-type="float">
            <text:p>57.739568</text:p>
          </table:table-cell>
          <table:table-cell table:formula="of:=AVERAGE([.WX2:.WX4])" office:value-type="float" office:value="57.821584" calcext:value-type="float">
            <text:p>57.821584</text:p>
          </table:table-cell>
          <table:table-cell table:formula="of:=AVERAGE([.WY2:.WY4])" office:value-type="float" office:value="57.9030116666667" calcext:value-type="float">
            <text:p>57.9030116667</text:p>
          </table:table-cell>
          <table:table-cell table:formula="of:=AVERAGE([.WZ2:.WZ4])" office:value-type="float" office:value="58.1165113333333" calcext:value-type="float">
            <text:p>58.1165113333</text:p>
          </table:table-cell>
          <table:table-cell table:formula="of:=AVERAGE([.XA2:.XA4])" office:value-type="float" office:value="58.2991076666667" calcext:value-type="float">
            <text:p>58.2991076667</text:p>
          </table:table-cell>
          <table:table-cell table:formula="of:=AVERAGE([.XB2:.XB4])" office:value-type="float" office:value="58.397021" calcext:value-type="float">
            <text:p>58.397021</text:p>
          </table:table-cell>
          <table:table-cell table:formula="of:=AVERAGE([.XC2:.XC4])" office:value-type="float" office:value="58.6615343333333" calcext:value-type="float">
            <text:p>58.6615343333</text:p>
          </table:table-cell>
          <table:table-cell table:formula="of:=AVERAGE([.XD2:.XD4])" office:value-type="float" office:value="58.681187" calcext:value-type="float">
            <text:p>58.681187</text:p>
          </table:table-cell>
          <table:table-cell table:formula="of:=AVERAGE([.XE2:.XE4])" office:value-type="float" office:value="58.793003" calcext:value-type="float">
            <text:p>58.793003</text:p>
          </table:table-cell>
          <table:table-cell table:formula="of:=AVERAGE([.XF2:.XF4])" office:value-type="float" office:value="59.013758" calcext:value-type="float">
            <text:p>59.013758</text:p>
          </table:table-cell>
          <table:table-cell table:formula="of:=AVERAGE([.XG2:.XG4])" office:value-type="float" office:value="59.077484" calcext:value-type="float">
            <text:p>59.077484</text:p>
          </table:table-cell>
          <table:table-cell table:formula="of:=AVERAGE([.XH2:.XH4])" office:value-type="float" office:value="59.2936986666667" calcext:value-type="float">
            <text:p>59.2936986667</text:p>
          </table:table-cell>
          <table:table-cell table:formula="of:=AVERAGE([.XI2:.XI4])" office:value-type="float" office:value="59.4354346666667" calcext:value-type="float">
            <text:p>59.4354346667</text:p>
          </table:table-cell>
          <table:table-cell table:formula="of:=AVERAGE([.XJ2:.XJ4])" office:value-type="float" office:value="59.456778" calcext:value-type="float">
            <text:p>59.456778</text:p>
          </table:table-cell>
          <table:table-cell table:formula="of:=AVERAGE([.XK2:.XK4])" office:value-type="float" office:value="59.6476073333333" calcext:value-type="float">
            <text:p>59.6476073333</text:p>
          </table:table-cell>
          <table:table-cell table:formula="of:=AVERAGE([.XL2:.XL4])" office:value-type="float" office:value="59.8920273333333" calcext:value-type="float">
            <text:p>59.8920273333</text:p>
          </table:table-cell>
          <table:table-cell table:formula="of:=AVERAGE([.XM2:.XM4])" office:value-type="float" office:value="60.0037296666667" calcext:value-type="float">
            <text:p>60.0037296667</text:p>
          </table:table-cell>
          <table:table-cell table:formula="of:=AVERAGE([.XN2:.XN4])" office:value-type="float" office:value="60.0263163333333" calcext:value-type="float">
            <text:p>60.0263163333</text:p>
          </table:table-cell>
          <table:table-cell table:formula="of:=AVERAGE([.XO2:.XO4])" office:value-type="float" office:value="60.286555" calcext:value-type="float">
            <text:p>60.286555</text:p>
          </table:table-cell>
          <table:table-cell table:formula="of:=AVERAGE([.XP2:.XP4])" office:value-type="float" office:value="60.4345623333333" calcext:value-type="float">
            <text:p>60.4345623333</text:p>
          </table:table-cell>
          <table:table-cell table:formula="of:=AVERAGE([.XQ2:.XQ4])" office:value-type="float" office:value="60.603476" calcext:value-type="float">
            <text:p>60.603476</text:p>
          </table:table-cell>
          <table:table-cell table:formula="of:=AVERAGE([.XR2:.XR4])" office:value-type="float" office:value="60.715397" calcext:value-type="float">
            <text:p>60.715397</text:p>
          </table:table-cell>
          <table:table-cell table:formula="of:=AVERAGE([.XS2:.XS4])" office:value-type="float" office:value="60.8937036666667" calcext:value-type="float">
            <text:p>60.8937036667</text:p>
          </table:table-cell>
          <table:table-cell table:formula="of:=AVERAGE([.XT2:.XT4])" office:value-type="float" office:value="60.910543" calcext:value-type="float">
            <text:p>60.910543</text:p>
          </table:table-cell>
          <table:table-cell table:formula="of:=AVERAGE([.XU2:.XU4])" office:value-type="float" office:value="61.0714746666667" calcext:value-type="float">
            <text:p>61.0714746667</text:p>
          </table:table-cell>
          <table:table-cell table:formula="of:=AVERAGE([.XV2:.XV4])" office:value-type="float" office:value="61.2269516666667" calcext:value-type="float">
            <text:p>61.2269516667</text:p>
          </table:table-cell>
          <table:table-cell table:formula="of:=AVERAGE([.XW2:.XW4])" office:value-type="float" office:value="61.3794896666667" calcext:value-type="float">
            <text:p>61.3794896667</text:p>
          </table:table-cell>
          <table:table-cell table:formula="of:=AVERAGE([.XX2:.XX4])" office:value-type="float" office:value="61.5415203333333" calcext:value-type="float">
            <text:p>61.5415203333</text:p>
          </table:table-cell>
          <table:table-cell table:formula="of:=AVERAGE([.XY2:.XY4])" office:value-type="float" office:value="61.6355603333333" calcext:value-type="float">
            <text:p>61.6355603333</text:p>
          </table:table-cell>
          <table:table-cell table:formula="of:=AVERAGE([.XZ2:.XZ4])" office:value-type="float" office:value="61.8488476666667" calcext:value-type="float">
            <text:p>61.8488476667</text:p>
          </table:table-cell>
          <table:table-cell table:formula="of:=AVERAGE([.YA2:.YA4])" office:value-type="float" office:value="62.0097886666667" calcext:value-type="float">
            <text:p>62.0097886667</text:p>
          </table:table-cell>
          <table:table-cell table:formula="of:=AVERAGE([.YB2:.YB4])" office:value-type="float" office:value="62.1308936666667" calcext:value-type="float">
            <text:p>62.1308936667</text:p>
          </table:table-cell>
          <table:table-cell table:formula="of:=AVERAGE([.YC2:.YC4])" office:value-type="float" office:value="62.3757983333333" calcext:value-type="float">
            <text:p>62.3757983333</text:p>
          </table:table-cell>
          <table:table-cell table:formula="of:=AVERAGE([.YD2:.YD4])" office:value-type="float" office:value="62.3905933333333" calcext:value-type="float">
            <text:p>62.3905933333</text:p>
          </table:table-cell>
          <table:table-cell table:formula="of:=AVERAGE([.YE2:.YE4])" office:value-type="float" office:value="62.4720116666667" calcext:value-type="float">
            <text:p>62.4720116667</text:p>
          </table:table-cell>
          <table:table-cell table:formula="of:=AVERAGE([.YF2:.YF4])" office:value-type="float" office:value="62.7000246666667" calcext:value-type="float">
            <text:p>62.7000246667</text:p>
          </table:table-cell>
          <table:table-cell table:formula="of:=AVERAGE([.YG2:.YG4])" office:value-type="float" office:value="62.7561393333333" calcext:value-type="float">
            <text:p>62.7561393333</text:p>
          </table:table-cell>
          <table:table-cell table:formula="of:=AVERAGE([.YH2:.YH4])" office:value-type="float" office:value="62.9861116666667" calcext:value-type="float">
            <text:p>62.9861116667</text:p>
          </table:table-cell>
          <table:table-cell table:formula="of:=AVERAGE([.YI2:.YI4])" office:value-type="float" office:value="63.0760906666667" calcext:value-type="float">
            <text:p>63.0760906667</text:p>
          </table:table-cell>
          <table:table-cell table:formula="of:=AVERAGE([.YJ2:.YJ4])" office:value-type="float" office:value="63.3588446666667" calcext:value-type="float">
            <text:p>63.3588446667</text:p>
          </table:table-cell>
          <table:table-cell table:formula="of:=AVERAGE([.YK2:.YK4])" office:value-type="float" office:value="63.3412336666667" calcext:value-type="float">
            <text:p>63.3412336667</text:p>
          </table:table-cell>
          <table:table-cell table:formula="of:=AVERAGE([.YL2:.YL4])" office:value-type="float" office:value="63.61098" calcext:value-type="float">
            <text:p>63.61098</text:p>
          </table:table-cell>
          <table:table-cell table:formula="of:=AVERAGE([.YM2:.YM4])" office:value-type="float" office:value="63.752088" calcext:value-type="float">
            <text:p>63.752088</text:p>
          </table:table-cell>
          <table:table-cell table:formula="of:=AVERAGE([.YN2:.YN4])" office:value-type="float" office:value="63.8568826666667" calcext:value-type="float">
            <text:p>63.8568826667</text:p>
          </table:table-cell>
          <table:table-cell table:formula="of:=AVERAGE([.YO2:.YO4])" office:value-type="float" office:value="64.0415533333333" calcext:value-type="float">
            <text:p>64.0415533333</text:p>
          </table:table-cell>
          <table:table-cell table:formula="of:=AVERAGE([.YP2:.YP4])" office:value-type="float" office:value="64.145597" calcext:value-type="float">
            <text:p>64.145597</text:p>
          </table:table-cell>
          <table:table-cell table:formula="of:=AVERAGE([.YQ2:.YQ4])" office:value-type="float" office:value="64.339803" calcext:value-type="float">
            <text:p>64.339803</text:p>
          </table:table-cell>
          <table:table-cell table:formula="of:=AVERAGE([.YR2:.YR4])" office:value-type="float" office:value="64.388298" calcext:value-type="float">
            <text:p>64.388298</text:p>
          </table:table-cell>
          <table:table-cell table:formula="of:=AVERAGE([.YS2:.YS4])" office:value-type="float" office:value="64.620745" calcext:value-type="float">
            <text:p>64.620745</text:p>
          </table:table-cell>
          <table:table-cell table:formula="of:=AVERAGE([.YT2:.YT4])" office:value-type="float" office:value="64.7043256666667" calcext:value-type="float">
            <text:p>64.7043256667</text:p>
          </table:table-cell>
          <table:table-cell table:formula="of:=AVERAGE([.YU2:.YU4])" office:value-type="float" office:value="64.8334346666667" calcext:value-type="float">
            <text:p>64.8334346667</text:p>
          </table:table-cell>
          <table:table-cell table:formula="of:=AVERAGE([.YV2:.YV4])" office:value-type="float" office:value="64.9162623333333" calcext:value-type="float">
            <text:p>64.9162623333</text:p>
          </table:table-cell>
          <table:table-cell table:formula="of:=AVERAGE([.YW2:.YW4])" office:value-type="float" office:value="65.189186" calcext:value-type="float">
            <text:p>65.189186</text:p>
          </table:table-cell>
          <table:table-cell table:formula="of:=AVERAGE([.YX2:.YX4])" office:value-type="float" office:value="65.3159893333333" calcext:value-type="float">
            <text:p>65.3159893333</text:p>
          </table:table-cell>
          <table:table-cell table:formula="of:=AVERAGE([.YY2:.YY4])" office:value-type="float" office:value="65.3760653333333" calcext:value-type="float">
            <text:p>65.3760653333</text:p>
          </table:table-cell>
          <table:table-cell table:formula="of:=AVERAGE([.YZ2:.YZ4])" office:value-type="float" office:value="65.6062903333333" calcext:value-type="float">
            <text:p>65.6062903333</text:p>
          </table:table-cell>
          <table:table-cell table:formula="of:=AVERAGE([.ZA2:.ZA4])" office:value-type="float" office:value="65.7383373333333" calcext:value-type="float">
            <text:p>65.7383373333</text:p>
          </table:table-cell>
          <table:table-cell table:formula="of:=AVERAGE([.ZB2:.ZB4])" office:value-type="float" office:value="65.8956193333333" calcext:value-type="float">
            <text:p>65.8956193333</text:p>
          </table:table-cell>
          <table:table-cell table:formula="of:=AVERAGE([.ZC2:.ZC4])" office:value-type="float" office:value="65.992953" calcext:value-type="float">
            <text:p>65.992953</text:p>
          </table:table-cell>
          <table:table-cell table:formula="of:=AVERAGE([.ZD2:.ZD4])" office:value-type="float" office:value="66.288854" calcext:value-type="float">
            <text:p>66.288854</text:p>
          </table:table-cell>
          <table:table-cell table:formula="of:=AVERAGE([.ZE2:.ZE4])" office:value-type="float" office:value="66.3474403333333" calcext:value-type="float">
            <text:p>66.3474403333</text:p>
          </table:table-cell>
          <table:table-cell table:formula="of:=AVERAGE([.ZF2:.ZF4])" office:value-type="float" office:value="66.409902" calcext:value-type="float">
            <text:p>66.409902</text:p>
          </table:table-cell>
          <table:table-cell table:formula="of:=AVERAGE([.ZG2:.ZG4])" office:value-type="float" office:value="66.6289343333333" calcext:value-type="float">
            <text:p>66.6289343333</text:p>
          </table:table-cell>
          <table:table-cell table:formula="of:=AVERAGE([.ZH2:.ZH4])" office:value-type="float" office:value="66.7883096666666" calcext:value-type="float">
            <text:p>66.7883096667</text:p>
          </table:table-cell>
          <table:table-cell table:formula="of:=AVERAGE([.ZI2:.ZI4])" office:value-type="float" office:value="66.8892976666667" calcext:value-type="float">
            <text:p>66.8892976667</text:p>
          </table:table-cell>
          <table:table-cell table:formula="of:=AVERAGE([.ZJ2:.ZJ4])" office:value-type="float" office:value="67.0892613333333" calcext:value-type="float">
            <text:p>67.0892613333</text:p>
          </table:table-cell>
          <table:table-cell table:formula="of:=AVERAGE([.ZK2:.ZK4])" office:value-type="float" office:value="67.1854803333333" calcext:value-type="float">
            <text:p>67.1854803333</text:p>
          </table:table-cell>
          <table:table-cell table:formula="of:=AVERAGE([.ZL2:.ZL4])" office:value-type="float" office:value="67.248591" calcext:value-type="float">
            <text:p>67.248591</text:p>
          </table:table-cell>
          <table:table-cell table:formula="of:=AVERAGE([.ZM2:.ZM4])" office:value-type="float" office:value="67.6522953333333" calcext:value-type="float">
            <text:p>67.6522953333</text:p>
          </table:table-cell>
          <table:table-cell table:formula="of:=AVERAGE([.ZN2:.ZN4])" office:value-type="float" office:value="67.7176183333333" calcext:value-type="float">
            <text:p>67.7176183333</text:p>
          </table:table-cell>
          <table:table-cell table:formula="of:=AVERAGE([.ZO2:.ZO4])" office:value-type="float" office:value="67.810745" calcext:value-type="float">
            <text:p>67.810745</text:p>
          </table:table-cell>
          <table:table-cell table:formula="of:=AVERAGE([.ZP2:.ZP4])" office:value-type="float" office:value="68.026062" calcext:value-type="float">
            <text:p>68.026062</text:p>
          </table:table-cell>
          <table:table-cell table:formula="of:=AVERAGE([.ZQ2:.ZQ4])" office:value-type="float" office:value="68.071401" calcext:value-type="float">
            <text:p>68.071401</text:p>
          </table:table-cell>
          <table:table-cell table:formula="of:=AVERAGE([.ZR2:.ZR4])" office:value-type="float" office:value="68.1692783333333" calcext:value-type="float">
            <text:p>68.1692783333</text:p>
          </table:table-cell>
          <table:table-cell table:formula="of:=AVERAGE([.ZS2:.ZS4])" office:value-type="float" office:value="68.3678943333333" calcext:value-type="float">
            <text:p>68.3678943333</text:p>
          </table:table-cell>
          <table:table-cell table:formula="of:=AVERAGE([.ZT2:.ZT4])" office:value-type="float" office:value="68.4642513333333" calcext:value-type="float">
            <text:p>68.4642513333</text:p>
          </table:table-cell>
          <table:table-cell table:formula="of:=AVERAGE([.ZU2:.ZU4])" office:value-type="float" office:value="68.614329" calcext:value-type="float">
            <text:p>68.614329</text:p>
          </table:table-cell>
          <table:table-cell table:formula="of:=AVERAGE([.ZV2:.ZV4])" office:value-type="float" office:value="68.856669" calcext:value-type="float">
            <text:p>68.856669</text:p>
          </table:table-cell>
          <table:table-cell table:formula="of:=AVERAGE([.ZW2:.ZW4])" office:value-type="float" office:value="68.8764066666667" calcext:value-type="float">
            <text:p>68.8764066667</text:p>
          </table:table-cell>
          <table:table-cell table:formula="of:=AVERAGE([.ZX2:.ZX4])" office:value-type="float" office:value="69.1118366666667" calcext:value-type="float">
            <text:p>69.1118366667</text:p>
          </table:table-cell>
          <table:table-cell table:formula="of:=AVERAGE([.ZY2:.ZY4])" office:value-type="float" office:value="69.2609026666667" calcext:value-type="float">
            <text:p>69.2609026667</text:p>
          </table:table-cell>
          <table:table-cell table:formula="of:=AVERAGE([.ZZ2:.ZZ4])" office:value-type="float" office:value="69.5000256666667" calcext:value-type="float">
            <text:p>69.5000256667</text:p>
          </table:table-cell>
          <table:table-cell table:formula="of:=AVERAGE([.AAA2:.AAA4])" office:value-type="float" office:value="69.5624846666667" calcext:value-type="float">
            <text:p>69.5624846667</text:p>
          </table:table-cell>
          <table:table-cell table:formula="of:=AVERAGE([.AAB2:.AAB4])" office:value-type="float" office:value="69.7109246666667" calcext:value-type="float">
            <text:p>69.7109246667</text:p>
          </table:table-cell>
          <table:table-cell table:formula="of:=AVERAGE([.AAC2:.AAC4])" office:value-type="float" office:value="70.0359396666667" calcext:value-type="float">
            <text:p>70.0359396667</text:p>
          </table:table-cell>
          <table:table-cell table:formula="of:=AVERAGE([.AAD2:.AAD4])" office:value-type="float" office:value="70.1467766666667" calcext:value-type="float">
            <text:p>70.1467766667</text:p>
          </table:table-cell>
          <table:table-cell table:formula="of:=AVERAGE([.AAE2:.AAE4])" office:value-type="float" office:value="70.1590626666667" calcext:value-type="float">
            <text:p>70.1590626667</text:p>
          </table:table-cell>
          <table:table-cell table:formula="of:=AVERAGE([.AAF2:.AAF4])" office:value-type="float" office:value="70.3968276666667" calcext:value-type="float">
            <text:p>70.3968276667</text:p>
          </table:table-cell>
          <table:table-cell table:formula="of:=AVERAGE([.AAG2:.AAG4])" office:value-type="float" office:value="70.4616293333333" calcext:value-type="float">
            <text:p>70.4616293333</text:p>
          </table:table-cell>
          <table:table-cell table:formula="of:=AVERAGE([.AAH2:.AAH4])" office:value-type="float" office:value="70.5187503333333" calcext:value-type="float">
            <text:p>70.5187503333</text:p>
          </table:table-cell>
          <table:table-cell table:formula="of:=AVERAGE([.AAI2:.AAI4])" office:value-type="float" office:value="70.884346" calcext:value-type="float">
            <text:p>70.884346</text:p>
          </table:table-cell>
          <table:table-cell table:formula="of:=AVERAGE([.AAJ2:.AAJ4])" office:value-type="float" office:value="70.8202586666667" calcext:value-type="float">
            <text:p>70.8202586667</text:p>
          </table:table-cell>
          <table:table-cell table:formula="of:=AVERAGE([.AAK2:.AAK4])" office:value-type="float" office:value="71.009089" calcext:value-type="float">
            <text:p>71.009089</text:p>
          </table:table-cell>
          <table:table-cell table:formula="of:=AVERAGE([.AAL2:.AAL4])" office:value-type="float" office:value="71.3473713333333" calcext:value-type="float">
            <text:p>71.3473713333</text:p>
          </table:table-cell>
          <table:table-cell table:formula="of:=AVERAGE([.AAM2:.AAM4])" office:value-type="float" office:value="71.3635356666667" calcext:value-type="float">
            <text:p>71.3635356667</text:p>
          </table:table-cell>
          <table:table-cell table:formula="of:=AVERAGE([.AAN2:.AAN4])" office:value-type="float" office:value="71.650546" calcext:value-type="float">
            <text:p>71.650546</text:p>
          </table:table-cell>
          <table:table-cell table:formula="of:=AVERAGE([.AAO2:.AAO4])" office:value-type="float" office:value="71.5757573333333" calcext:value-type="float">
            <text:p>71.5757573333</text:p>
          </table:table-cell>
          <table:table-cell table:formula="of:=AVERAGE([.AAP2:.AAP4])" office:value-type="float" office:value="71.9069516666667" calcext:value-type="float">
            <text:p>71.9069516667</text:p>
          </table:table-cell>
          <table:table-cell table:formula="of:=AVERAGE([.AAQ2:.AAQ4])" office:value-type="float" office:value="72.0054273333333" calcext:value-type="float">
            <text:p>72.0054273333</text:p>
          </table:table-cell>
          <table:table-cell table:formula="of:=AVERAGE([.AAR2:.AAR4])" office:value-type="float" office:value="72.3082453333333" calcext:value-type="float">
            <text:p>72.3082453333</text:p>
          </table:table-cell>
          <table:table-cell table:formula="of:=AVERAGE([.AAS2:.AAS4])" office:value-type="float" office:value="72.4583103333333" calcext:value-type="float">
            <text:p>72.4583103333</text:p>
          </table:table-cell>
          <table:table-cell table:formula="of:=AVERAGE([.AAT2:.AAT4])" office:value-type="float" office:value="72.465299" calcext:value-type="float">
            <text:p>72.465299</text:p>
          </table:table-cell>
          <table:table-cell table:formula="of:=AVERAGE([.AAU2:.AAU4])" office:value-type="float" office:value="72.5787986666667" calcext:value-type="float">
            <text:p>72.5787986667</text:p>
          </table:table-cell>
          <table:table-cell table:formula="of:=AVERAGE([.AAV2:.AAV4])" office:value-type="float" office:value="72.725192" calcext:value-type="float">
            <text:p>72.725192</text:p>
          </table:table-cell>
          <table:table-cell table:formula="of:=AVERAGE([.AAW2:.AAW4])" office:value-type="float" office:value="72.785919" calcext:value-type="float">
            <text:p>72.785919</text:p>
          </table:table-cell>
          <table:table-cell table:formula="of:=AVERAGE([.AAX2:.AAX4])" office:value-type="float" office:value="72.9746856666667" calcext:value-type="float">
            <text:p>72.9746856667</text:p>
          </table:table-cell>
          <table:table-cell table:formula="of:=AVERAGE([.AAY2:.AAY4])" office:value-type="float" office:value="73.18188" calcext:value-type="float">
            <text:p>73.18188</text:p>
          </table:table-cell>
          <table:table-cell table:formula="of:=AVERAGE([.AAZ2:.AAZ4])" office:value-type="float" office:value="73.279981" calcext:value-type="float">
            <text:p>73.279981</text:p>
          </table:table-cell>
          <table:table-cell table:formula="of:=AVERAGE([.ABA2:.ABA4])" office:value-type="float" office:value="73.5805993333333" calcext:value-type="float">
            <text:p>73.5805993333</text:p>
          </table:table-cell>
          <table:table-cell table:formula="of:=AVERAGE([.ABB2:.ABB4])" office:value-type="float" office:value="73.5844293333333" calcext:value-type="float">
            <text:p>73.5844293333</text:p>
          </table:table-cell>
          <table:table-cell table:formula="of:=AVERAGE([.ABC2:.ABC4])" office:value-type="float" office:value="73.8307903333333" calcext:value-type="float">
            <text:p>73.8307903333</text:p>
          </table:table-cell>
          <table:table-cell table:formula="of:=AVERAGE([.ABD2:.ABD4])" office:value-type="float" office:value="73.9833576666667" calcext:value-type="float">
            <text:p>73.9833576667</text:p>
          </table:table-cell>
          <table:table-cell table:formula="of:=AVERAGE([.ABE2:.ABE4])" office:value-type="float" office:value="74.097252" calcext:value-type="float">
            <text:p>74.097252</text:p>
          </table:table-cell>
          <table:table-cell table:formula="of:=AVERAGE([.ABF2:.ABF4])" office:value-type="float" office:value="74.192576" calcext:value-type="float">
            <text:p>74.192576</text:p>
          </table:table-cell>
          <table:table-cell table:formula="of:=AVERAGE([.ABG2:.ABG4])" office:value-type="float" office:value="74.4485703333333" calcext:value-type="float">
            <text:p>74.4485703333</text:p>
          </table:table-cell>
          <table:table-cell table:formula="of:=AVERAGE([.ABH2:.ABH4])" office:value-type="float" office:value="74.4620513333333" calcext:value-type="float">
            <text:p>74.4620513333</text:p>
          </table:table-cell>
          <table:table-cell table:formula="of:=AVERAGE([.ABI2:.ABI4])" office:value-type="float" office:value="74.6687186666667" calcext:value-type="float">
            <text:p>74.6687186667</text:p>
          </table:table-cell>
          <table:table-cell table:formula="of:=AVERAGE([.ABJ2:.ABJ4])" office:value-type="float" office:value="74.954694" calcext:value-type="float">
            <text:p>74.954694</text:p>
          </table:table-cell>
          <table:table-cell table:formula="of:=AVERAGE([.ABK2:.ABK4])" office:value-type="float" office:value="74.918612" calcext:value-type="float">
            <text:p>74.918612</text:p>
          </table:table-cell>
          <table:table-cell table:formula="of:=AVERAGE([.ABL2:.ABL4])" office:value-type="float" office:value="75.2629036666667" calcext:value-type="float">
            <text:p>75.2629036667</text:p>
          </table:table-cell>
          <table:table-cell table:formula="of:=AVERAGE([.ABM2:.ABM4])" office:value-type="float" office:value="75.320811" calcext:value-type="float">
            <text:p>75.320811</text:p>
          </table:table-cell>
          <table:table-cell table:formula="of:=AVERAGE([.ABN2:.ABN4])" office:value-type="float" office:value="75.3801956666667" calcext:value-type="float">
            <text:p>75.3801956667</text:p>
          </table:table-cell>
          <table:table-cell table:formula="of:=AVERAGE([.ABO2:.ABO4])" office:value-type="float" office:value="75.770831" calcext:value-type="float">
            <text:p>75.770831</text:p>
          </table:table-cell>
          <table:table-cell table:formula="of:=AVERAGE([.ABP2:.ABP4])" office:value-type="float" office:value="75.7284853333334" calcext:value-type="float">
            <text:p>75.7284853333</text:p>
          </table:table-cell>
          <table:table-cell table:formula="of:=AVERAGE([.ABQ2:.ABQ4])" office:value-type="float" office:value="75.8826193333334" calcext:value-type="float">
            <text:p>75.8826193333</text:p>
          </table:table-cell>
          <table:table-cell table:formula="of:=AVERAGE([.ABR2:.ABR4])" office:value-type="float" office:value="76.1896846666667" calcext:value-type="float">
            <text:p>76.1896846667</text:p>
          </table:table-cell>
          <table:table-cell table:formula="of:=AVERAGE([.ABS2:.ABS4])" office:value-type="float" office:value="76.344785" calcext:value-type="float">
            <text:p>76.344785</text:p>
          </table:table-cell>
          <table:table-cell table:formula="of:=AVERAGE([.ABT2:.ABT4])" office:value-type="float" office:value="76.4422913333333" calcext:value-type="float">
            <text:p>76.4422913333</text:p>
          </table:table-cell>
          <table:table-cell table:formula="of:=AVERAGE([.ABU2:.ABU4])" office:value-type="float" office:value="76.7000933333333" calcext:value-type="float">
            <text:p>76.7000933333</text:p>
          </table:table-cell>
          <table:table-cell table:formula="of:=AVERAGE([.ABV2:.ABV4])" office:value-type="float" office:value="76.8085756666667" calcext:value-type="float">
            <text:p>76.8085756667</text:p>
          </table:table-cell>
          <table:table-cell table:formula="of:=AVERAGE([.ABW2:.ABW4])" office:value-type="float" office:value="76.9083656666667" calcext:value-type="float">
            <text:p>76.9083656667</text:p>
          </table:table-cell>
          <table:table-cell table:formula="of:=AVERAGE([.ABX2:.ABX4])" office:value-type="float" office:value="77.023041" calcext:value-type="float">
            <text:p>77.023041</text:p>
          </table:table-cell>
          <table:table-cell table:formula="of:=AVERAGE([.ABY2:.ABY4])" office:value-type="float" office:value="77.2565333333333" calcext:value-type="float">
            <text:p>77.2565333333</text:p>
          </table:table-cell>
          <table:table-cell table:formula="of:=AVERAGE([.ABZ2:.ABZ4])" office:value-type="float" office:value="77.3326493333333" calcext:value-type="float">
            <text:p>77.3326493333</text:p>
          </table:table-cell>
          <table:table-cell table:formula="of:=AVERAGE([.ACA2:.ACA4])" office:value-type="float" office:value="77.4872536666667" calcext:value-type="float">
            <text:p>77.4872536667</text:p>
          </table:table-cell>
          <table:table-cell table:formula="of:=AVERAGE([.ACB2:.ACB4])" office:value-type="float" office:value="77.7401936666667" calcext:value-type="float">
            <text:p>77.7401936667</text:p>
          </table:table-cell>
          <table:table-cell table:formula="of:=AVERAGE([.ACC2:.ACC4])" office:value-type="float" office:value="77.8963116666667" calcext:value-type="float">
            <text:p>77.8963116667</text:p>
          </table:table-cell>
          <table:table-cell table:formula="of:=AVERAGE([.ACD2:.ACD4])" office:value-type="float" office:value="77.8543546666667" calcext:value-type="float">
            <text:p>77.8543546667</text:p>
          </table:table-cell>
          <table:table-cell table:formula="of:=AVERAGE([.ACE2:.ACE4])" office:value-type="float" office:value="78.2067873333333" calcext:value-type="float">
            <text:p>78.2067873333</text:p>
          </table:table-cell>
          <table:table-cell table:formula="of:=AVERAGE([.ACF2:.ACF4])" office:value-type="float" office:value="78.2697576666667" calcext:value-type="float">
            <text:p>78.2697576667</text:p>
          </table:table-cell>
          <table:table-cell table:formula="of:=AVERAGE([.ACG2:.ACG4])" office:value-type="float" office:value="78.3603466666667" calcext:value-type="float">
            <text:p>78.3603466667</text:p>
          </table:table-cell>
          <table:table-cell table:formula="of:=AVERAGE([.ACH2:.ACH4])" office:value-type="float" office:value="78.475212" calcext:value-type="float">
            <text:p>78.475212</text:p>
          </table:table-cell>
          <table:table-cell table:formula="of:=AVERAGE([.ACI2:.ACI4])" office:value-type="float" office:value="78.8354086666667" calcext:value-type="float">
            <text:p>78.8354086667</text:p>
          </table:table-cell>
          <table:table-cell table:formula="of:=AVERAGE([.ACJ2:.ACJ4])" office:value-type="float" office:value="78.826594" calcext:value-type="float">
            <text:p>78.826594</text:p>
          </table:table-cell>
          <table:table-cell table:formula="of:=AVERAGE([.ACK2:.ACK4])" office:value-type="float" office:value="79.13945" calcext:value-type="float">
            <text:p>79.13945</text:p>
          </table:table-cell>
          <table:table-cell table:formula="of:=AVERAGE([.ACL2:.ACL4])" office:value-type="float" office:value="79.138275" calcext:value-type="float">
            <text:p>79.138275</text:p>
          </table:table-cell>
          <table:table-cell table:formula="of:=AVERAGE([.ACM2:.ACM4])" office:value-type="float" office:value="79.2526423333333" calcext:value-type="float">
            <text:p>79.2526423333</text:p>
          </table:table-cell>
          <table:table-cell table:formula="of:=AVERAGE([.ACN2:.ACN4])" office:value-type="float" office:value="79.5569073333333" calcext:value-type="float">
            <text:p>79.5569073333</text:p>
          </table:table-cell>
          <table:table-cell table:formula="of:=AVERAGE([.ACO2:.ACO4])" office:value-type="float" office:value="79.7675276666667" calcext:value-type="float">
            <text:p>79.7675276667</text:p>
          </table:table-cell>
          <table:table-cell table:formula="of:=AVERAGE([.ACP2:.ACP4])" office:value-type="float" office:value="79.929662" calcext:value-type="float">
            <text:p>79.929662</text:p>
          </table:table-cell>
          <table:table-cell table:formula="of:=AVERAGE([.ACQ2:.ACQ4])" office:value-type="float" office:value="79.980268" calcext:value-type="float">
            <text:p>79.980268</text:p>
          </table:table-cell>
          <table:table-cell table:formula="of:=AVERAGE([.ACR2:.ACR4])" office:value-type="float" office:value="80.1445036666667" calcext:value-type="float">
            <text:p>80.1445036667</text:p>
          </table:table-cell>
          <table:table-cell table:formula="of:=AVERAGE([.ACS2:.ACS4])" office:value-type="float" office:value="80.5047353333333" calcext:value-type="float">
            <text:p>80.5047353333</text:p>
          </table:table-cell>
          <table:table-cell table:formula="of:=AVERAGE([.ACT2:.ACT4])" office:value-type="float" office:value="80.3923263333333" calcext:value-type="float">
            <text:p>80.3923263333</text:p>
          </table:table-cell>
          <table:table-cell table:formula="of:=AVERAGE([.ACU2:.ACU4])" office:value-type="float" office:value="80.5062053333333" calcext:value-type="float">
            <text:p>80.5062053333</text:p>
          </table:table-cell>
          <table:table-cell table:formula="of:=AVERAGE([.ACV2:.ACV4])" office:value-type="float" office:value="80.807584" calcext:value-type="float">
            <text:p>80.807584</text:p>
          </table:table-cell>
          <table:table-cell table:formula="of:=AVERAGE([.ACW2:.ACW4])" office:value-type="float" office:value="80.8209763333333" calcext:value-type="float">
            <text:p>80.8209763333</text:p>
          </table:table-cell>
          <table:table-cell table:formula="of:=AVERAGE([.ACX2:.ACX4])" office:value-type="float" office:value="80.980761" calcext:value-type="float">
            <text:p>80.980761</text:p>
          </table:table-cell>
          <table:table-cell table:formula="of:=AVERAGE([.ACY2:.ACY4])" office:value-type="float" office:value="81.1389186666667" calcext:value-type="float">
            <text:p>81.1389186667</text:p>
          </table:table-cell>
          <table:table-cell table:formula="of:=AVERAGE([.ACZ2:.ACZ4])" office:value-type="float" office:value="81.337349" calcext:value-type="float">
            <text:p>81.337349</text:p>
          </table:table-cell>
          <table:table-cell table:formula="of:=AVERAGE([.ADA2:.ADA4])" office:value-type="float" office:value="81.4945906666667" calcext:value-type="float">
            <text:p>81.4945906667</text:p>
          </table:table-cell>
          <table:table-cell table:formula="of:=AVERAGE([.ADB2:.ADB4])" office:value-type="float" office:value="81.610827" calcext:value-type="float">
            <text:p>81.610827</text:p>
          </table:table-cell>
          <table:table-cell table:formula="of:=AVERAGE([.ADC2:.ADC4])" office:value-type="float" office:value="81.871979" calcext:value-type="float">
            <text:p>81.871979</text:p>
          </table:table-cell>
          <table:table-cell table:formula="of:=AVERAGE([.ADD2:.ADD4])" office:value-type="float" office:value="82.0292946666667" calcext:value-type="float">
            <text:p>82.0292946667</text:p>
          </table:table-cell>
          <table:table-cell table:formula="of:=AVERAGE([.ADE2:.ADE4])" office:value-type="float" office:value="82.236318" calcext:value-type="float">
            <text:p>82.236318</text:p>
          </table:table-cell>
          <table:table-cell table:formula="of:=AVERAGE([.ADF2:.ADF4])" office:value-type="float" office:value="82.240766" calcext:value-type="float">
            <text:p>82.240766</text:p>
          </table:table-cell>
          <table:table-cell table:formula="of:=AVERAGE([.ADG2:.ADG4])" office:value-type="float" office:value="82.6583733333333" calcext:value-type="float">
            <text:p>82.6583733333</text:p>
          </table:table-cell>
          <table:table-cell table:formula="of:=AVERAGE([.ADH2:.ADH4])" office:value-type="float" office:value="82.5566023333333" calcext:value-type="float">
            <text:p>82.5566023333</text:p>
          </table:table-cell>
          <table:table-cell table:formula="of:=AVERAGE([.ADI2:.ADI4])" office:value-type="float" office:value="82.7591526666667" calcext:value-type="float">
            <text:p>82.7591526667</text:p>
          </table:table-cell>
          <table:table-cell table:formula="of:=AVERAGE([.ADJ2:.ADJ4])" office:value-type="float" office:value="82.875768" calcext:value-type="float">
            <text:p>82.875768</text:p>
          </table:table-cell>
          <table:table-cell table:formula="of:=AVERAGE([.ADK2:.ADK4])" office:value-type="float" office:value="83.0777383333333" calcext:value-type="float">
            <text:p>83.0777383333</text:p>
          </table:table-cell>
          <table:table-cell table:formula="of:=AVERAGE([.ADL2:.ADL4])" office:value-type="float" office:value="83.339676" calcext:value-type="float">
            <text:p>83.339676</text:p>
          </table:table-cell>
          <table:table-cell table:formula="of:=AVERAGE([.ADM2:.ADM4])" office:value-type="float" office:value="83.3499603333333" calcext:value-type="float">
            <text:p>83.3499603333</text:p>
          </table:table-cell>
          <table:table-cell table:formula="of:=AVERAGE([.ADN2:.ADN4])" office:value-type="float" office:value="83.6597773333333" calcext:value-type="float">
            <text:p>83.6597773333</text:p>
          </table:table-cell>
          <table:table-cell table:formula="of:=AVERAGE([.ADO2:.ADO4])" office:value-type="float" office:value="83.8836413333334" calcext:value-type="float">
            <text:p>83.8836413333</text:p>
          </table:table-cell>
          <table:table-cell table:formula="of:=AVERAGE([.ADP2:.ADP4])" office:value-type="float" office:value="83.8306683333333" calcext:value-type="float">
            <text:p>83.8306683333</text:p>
          </table:table-cell>
          <table:table-cell table:formula="of:=AVERAGE([.ADQ2:.ADQ4])" office:value-type="float" office:value="84.0314536666667" calcext:value-type="float">
            <text:p>84.0314536667</text:p>
          </table:table-cell>
          <table:table-cell table:formula="of:=AVERAGE([.ADR2:.ADR4])" office:value-type="float" office:value="84.253591" calcext:value-type="float">
            <text:p>84.253591</text:p>
          </table:table-cell>
          <table:table-cell table:formula="of:=AVERAGE([.ADS2:.ADS4])" office:value-type="float" office:value="84.458247" calcext:value-type="float">
            <text:p>84.458247</text:p>
          </table:table-cell>
          <table:table-cell table:formula="of:=AVERAGE([.ADT2:.ADT4])" office:value-type="float" office:value="84.573555" calcext:value-type="float">
            <text:p>84.573555</text:p>
          </table:table-cell>
          <table:table-cell table:formula="of:=AVERAGE([.ADU2:.ADU4])" office:value-type="float" office:value="84.627266" calcext:value-type="float">
            <text:p>84.627266</text:p>
          </table:table-cell>
          <table:table-cell table:formula="of:=AVERAGE([.ADV2:.ADV4])" office:value-type="float" office:value="84.787112" calcext:value-type="float">
            <text:p>84.787112</text:p>
          </table:table-cell>
          <table:table-cell table:formula="of:=AVERAGE([.ADW2:.ADW4])" office:value-type="float" office:value="85.0549263333333" calcext:value-type="float">
            <text:p>85.0549263333</text:p>
          </table:table-cell>
          <table:table-cell table:formula="of:=AVERAGE([.ADX2:.ADX4])" office:value-type="float" office:value="85.215864" calcext:value-type="float">
            <text:p>85.215864</text:p>
          </table:table-cell>
          <table:table-cell table:formula="of:=AVERAGE([.ADY2:.ADY4])" office:value-type="float" office:value="85.2672906666667" calcext:value-type="float">
            <text:p>85.2672906667</text:p>
          </table:table-cell>
          <table:table-cell table:formula="of:=AVERAGE([.ADZ2:.ADZ4])" office:value-type="float" office:value="85.6905163333333" calcext:value-type="float">
            <text:p>85.6905163333</text:p>
          </table:table-cell>
          <table:table-cell table:formula="of:=AVERAGE([.AEA2:.AEA4])" office:value-type="float" office:value="85.5867486666667" calcext:value-type="float">
            <text:p>85.5867486667</text:p>
          </table:table-cell>
          <table:table-cell table:formula="of:=AVERAGE([.AEB2:.AEB4])" office:value-type="float" office:value="85.9648996666667" calcext:value-type="float">
            <text:p>85.9648996667</text:p>
          </table:table-cell>
          <table:table-cell table:formula="of:=AVERAGE([.AEC2:.AEC4])" office:value-type="float" office:value="86.018102" calcext:value-type="float">
            <text:p>86.018102</text:p>
          </table:table-cell>
          <table:table-cell table:formula="of:=AVERAGE([.AED2:.AED4])" office:value-type="float" office:value="86.067703" calcext:value-type="float">
            <text:p>86.067703</text:p>
          </table:table-cell>
          <table:table-cell table:formula="of:=AVERAGE([.AEE2:.AEE4])" office:value-type="float" office:value="86.226695" calcext:value-type="float">
            <text:p>86.226695</text:p>
          </table:table-cell>
          <table:table-cell table:formula="of:=AVERAGE([.AEF2:.AEF4])" office:value-type="float" office:value="86.4977213333333" calcext:value-type="float">
            <text:p>86.4977213333</text:p>
          </table:table-cell>
          <table:table-cell table:formula="of:=AVERAGE([.AEG2:.AEG4])" office:value-type="float" office:value="86.7754033333333" calcext:value-type="float">
            <text:p>86.7754033333</text:p>
          </table:table-cell>
          <table:table-cell table:formula="of:=AVERAGE([.AEH2:.AEH4])" office:value-type="float" office:value="86.8243456666667" calcext:value-type="float">
            <text:p>86.8243456667</text:p>
          </table:table-cell>
          <table:table-cell table:formula="of:=AVERAGE([.AEI2:.AEI4])" office:value-type="float" office:value="87.0313366666667" calcext:value-type="float">
            <text:p>87.0313366667</text:p>
          </table:table-cell>
          <table:table-cell table:formula="of:=AVERAGE([.AEJ2:.AEJ4])" office:value-type="float" office:value="87.141767" calcext:value-type="float">
            <text:p>87.141767</text:p>
          </table:table-cell>
          <table:table-cell table:formula="of:=AVERAGE([.AEK2:.AEK4])" office:value-type="float" office:value="87.349088" calcext:value-type="float">
            <text:p>87.349088</text:p>
          </table:table-cell>
          <table:table-cell table:formula="of:=AVERAGE([.AEL2:.AEL4])" office:value-type="float" office:value="87.4633916666667" calcext:value-type="float">
            <text:p>87.4633916667</text:p>
          </table:table-cell>
          <table:table-cell table:formula="of:=AVERAGE([.AEM2:.AEM4])" office:value-type="float" office:value="87.6740213333333" calcext:value-type="float">
            <text:p>87.6740213333</text:p>
          </table:table-cell>
          <table:table-cell table:formula="of:=AVERAGE([.AEN2:.AEN4])" office:value-type="float" office:value="87.7252096666667" calcext:value-type="float">
            <text:p>87.7252096667</text:p>
          </table:table-cell>
          <table:table-cell table:formula="of:=AVERAGE([.AEO2:.AEO4])" office:value-type="float" office:value="87.9986803333333" calcext:value-type="float">
            <text:p>87.9986803333</text:p>
          </table:table-cell>
          <table:table-cell table:formula="of:=AVERAGE([.AEP2:.AEP4])" office:value-type="float" office:value="88.1616946666667" calcext:value-type="float">
            <text:p>88.1616946667</text:p>
          </table:table-cell>
          <table:table-cell table:formula="of:=AVERAGE([.AEQ2:.AEQ4])" office:value-type="float" office:value="88.3251876666667" calcext:value-type="float">
            <text:p>88.3251876667</text:p>
          </table:table-cell>
          <table:table-cell table:formula="of:=AVERAGE([.AER2:.AER4])" office:value-type="float" office:value="88.4406126666667" calcext:value-type="float">
            <text:p>88.4406126667</text:p>
          </table:table-cell>
          <table:table-cell table:formula="of:=AVERAGE([.AES2:.AES4])" office:value-type="float" office:value="88.6021526666667" calcext:value-type="float">
            <text:p>88.6021526667</text:p>
          </table:table-cell>
          <table:table-cell table:formula="of:=AVERAGE([.AET2:.AET4])" office:value-type="float" office:value="88.6515936666667" calcext:value-type="float">
            <text:p>88.6515936667</text:p>
          </table:table-cell>
          <table:table-cell table:formula="of:=AVERAGE([.AEU2:.AEU4])" office:value-type="float" office:value="88.8136543333333" calcext:value-type="float">
            <text:p>88.8136543333</text:p>
          </table:table-cell>
          <table:table-cell table:formula="of:=AVERAGE([.AEV2:.AEV4])" office:value-type="float" office:value="89.0240783333333" calcext:value-type="float">
            <text:p>89.0240783333</text:p>
          </table:table-cell>
          <table:table-cell table:formula="of:=AVERAGE([.AEW2:.AEW4])" office:value-type="float" office:value="89.3174973333333" calcext:value-type="float">
            <text:p>89.3174973333</text:p>
          </table:table-cell>
          <table:table-cell table:formula="of:=AVERAGE([.AEX2:.AEX4])" office:value-type="float" office:value="89.348231" calcext:value-type="float">
            <text:p>89.348231</text:p>
          </table:table-cell>
          <table:table-cell table:formula="of:=AVERAGE([.AEY2:.AEY4])" office:value-type="float" office:value="89.5108386666667" calcext:value-type="float">
            <text:p>89.5108386667</text:p>
          </table:table-cell>
          <table:table-cell table:formula="of:=AVERAGE([.AEZ2:.AEZ4])" office:value-type="float" office:value="89.8136416666667" calcext:value-type="float">
            <text:p>89.8136416667</text:p>
          </table:table-cell>
          <table:table-cell table:formula="of:=AVERAGE([.AFA2:.AFA4])" office:value-type="float" office:value="90.0683466666667" calcext:value-type="float">
            <text:p>90.0683466667</text:p>
          </table:table-cell>
          <table:table-cell table:formula="of:=AVERAGE([.AFB2:.AFB4])" office:value-type="float" office:value="89.9973273333333" calcext:value-type="float">
            <text:p>89.9973273333</text:p>
          </table:table-cell>
          <table:table-cell table:formula="of:=AVERAGE([.AFC2:.AFC4])" office:value-type="float" office:value="90.3876826666667" calcext:value-type="float">
            <text:p>90.3876826667</text:p>
          </table:table-cell>
          <table:table-cell table:formula="of:=AVERAGE([.AFD2:.AFD4])" office:value-type="float" office:value="90.4480156666667" calcext:value-type="float">
            <text:p>90.4480156667</text:p>
          </table:table-cell>
          <table:table-cell table:formula="of:=AVERAGE([.AFE2:.AFE4])" office:value-type="float" office:value="90.456741" calcext:value-type="float">
            <text:p>90.456741</text:p>
          </table:table-cell>
          <table:table-cell table:formula="of:=AVERAGE([.AFF2:.AFF4])" office:value-type="float" office:value="90.7656353333333" calcext:value-type="float">
            <text:p>90.7656353333</text:p>
          </table:table-cell>
          <table:table-cell table:formula="of:=AVERAGE([.AFG2:.AFG4])" office:value-type="float" office:value="90.9851226666667" calcext:value-type="float">
            <text:p>90.9851226667</text:p>
          </table:table-cell>
          <table:table-cell table:formula="of:=AVERAGE([.AFH2:.AFH4])" office:value-type="float" office:value="91.1686173333333" calcext:value-type="float">
            <text:p>91.1686173333</text:p>
          </table:table-cell>
          <table:table-cell table:formula="of:=AVERAGE([.AFI2:.AFI4])" office:value-type="float" office:value="91.2568336666667" calcext:value-type="float">
            <text:p>91.2568336667</text:p>
          </table:table-cell>
          <table:table-cell table:formula="of:=AVERAGE([.AFJ2:.AFJ4])" office:value-type="float" office:value="91.3802973333333" calcext:value-type="float">
            <text:p>91.3802973333</text:p>
          </table:table-cell>
          <table:table-cell table:formula="of:=AVERAGE([.AFK2:.AFK4])" office:value-type="float" office:value="91.594828" calcext:value-type="float">
            <text:p>91.594828</text:p>
          </table:table-cell>
          <table:table-cell table:formula="of:=AVERAGE([.AFL2:.AFL4])" office:value-type="float" office:value="91.8196283333333" calcext:value-type="float">
            <text:p>91.8196283333</text:p>
          </table:table-cell>
          <table:table-cell table:formula="of:=AVERAGE([.AFM2:.AFM4])" office:value-type="float" office:value="91.800125" calcext:value-type="float">
            <text:p>91.800125</text:p>
          </table:table-cell>
          <table:table-cell table:formula="of:=AVERAGE([.AFN2:.AFN4])" office:value-type="float" office:value="92.0417583333333" calcext:value-type="float">
            <text:p>92.0417583333</text:p>
          </table:table-cell>
          <table:table-cell table:formula="of:=AVERAGE([.AFO2:.AFO4])" office:value-type="float" office:value="92.3158923333333" calcext:value-type="float">
            <text:p>92.3158923333</text:p>
          </table:table-cell>
          <table:table-cell table:formula="of:=AVERAGE([.AFP2:.AFP4])" office:value-type="float" office:value="92.4113666666667" calcext:value-type="float">
            <text:p>92.4113666667</text:p>
          </table:table-cell>
          <table:table-cell table:formula="of:=AVERAGE([.AFQ2:.AFQ4])" office:value-type="float" office:value="92.704376" calcext:value-type="float">
            <text:p>92.704376</text:p>
          </table:table-cell>
          <table:table-cell table:formula="of:=AVERAGE([.AFR2:.AFR4])" office:value-type="float" office:value="92.574783" calcext:value-type="float">
            <text:p>92.574783</text:p>
          </table:table-cell>
          <table:table-cell table:formula="of:=AVERAGE([.AFS2:.AFS4])" office:value-type="float" office:value="92.9760893333333" calcext:value-type="float">
            <text:p>92.9760893333</text:p>
          </table:table-cell>
          <table:table-cell table:formula="of:=AVERAGE([.AFT2:.AFT4])" office:value-type="float" office:value="93.1988193333333" calcext:value-type="float">
            <text:p>93.1988193333</text:p>
          </table:table-cell>
          <table:table-cell table:formula="of:=AVERAGE([.AFU2:.AFU4])" office:value-type="float" office:value="93.0743483333333" calcext:value-type="float">
            <text:p>93.0743483333</text:p>
          </table:table-cell>
          <table:table-cell table:formula="of:=AVERAGE([.AFV2:.AFV4])" office:value-type="float" office:value="93.365435" calcext:value-type="float">
            <text:p>93.365435</text:p>
          </table:table-cell>
          <table:table-cell table:formula="of:=AVERAGE([.AFW2:.AFW4])" office:value-type="float" office:value="93.5040663333333" calcext:value-type="float">
            <text:p>93.5040663333</text:p>
          </table:table-cell>
          <table:table-cell table:formula="of:=AVERAGE([.AFX2:.AFX4])" office:value-type="float" office:value="93.7876206666667" calcext:value-type="float">
            <text:p>93.7876206667</text:p>
          </table:table-cell>
          <table:table-cell table:formula="of:=AVERAGE([.AFY2:.AFY4])" office:value-type="float" office:value="93.7797316666667" calcext:value-type="float">
            <text:p>93.7797316667</text:p>
          </table:table-cell>
          <table:table-cell table:formula="of:=AVERAGE([.AFZ2:.AFZ4])" office:value-type="float" office:value="94.067599" calcext:value-type="float">
            <text:p>94.067599</text:p>
          </table:table-cell>
          <table:table-cell table:formula="of:=AVERAGE([.AGA2:.AGA4])" office:value-type="float" office:value="94.1153613333333" calcext:value-type="float">
            <text:p>94.1153613333</text:p>
          </table:table-cell>
          <table:table-cell table:formula="of:=AVERAGE([.AGB2:.AGB4])" office:value-type="float" office:value="94.32503" calcext:value-type="float">
            <text:p>94.32503</text:p>
          </table:table-cell>
          <table:table-cell table:formula="of:=AVERAGE([.AGC2:.AGC4])" office:value-type="float" office:value="94.571861" calcext:value-type="float">
            <text:p>94.571861</text:p>
          </table:table-cell>
          <table:table-cell table:formula="of:=AVERAGE([.AGD2:.AGD4])" office:value-type="float" office:value="94.6142806666667" calcext:value-type="float">
            <text:p>94.6142806667</text:p>
          </table:table-cell>
          <table:table-cell table:formula="of:=AVERAGE([.AGE2:.AGE4])" office:value-type="float" office:value="94.9055173333333" calcext:value-type="float">
            <text:p>94.9055173333</text:p>
          </table:table-cell>
          <table:table-cell table:formula="of:=AVERAGE([.AGF2:.AGF4])" office:value-type="float" office:value="95.1192983333333" calcext:value-type="float">
            <text:p>95.1192983333</text:p>
          </table:table-cell>
          <table:table-cell table:formula="of:=AVERAGE([.AGG2:.AGG4])" office:value-type="float" office:value="95.2402546666667" calcext:value-type="float">
            <text:p>95.2402546667</text:p>
          </table:table-cell>
          <table:table-cell table:formula="of:=AVERAGE([.AGH2:.AGH4])" office:value-type="float" office:value="95.3701246666667" calcext:value-type="float">
            <text:p>95.3701246667</text:p>
          </table:table-cell>
          <table:table-cell table:formula="of:=AVERAGE([.AGI2:.AGI4])" office:value-type="float" office:value="95.4784186666667" calcext:value-type="float">
            <text:p>95.4784186667</text:p>
          </table:table-cell>
          <table:table-cell table:formula="of:=AVERAGE([.AGJ2:.AGJ4])" office:value-type="float" office:value="95.649053" calcext:value-type="float">
            <text:p>95.649053</text:p>
          </table:table-cell>
          <table:table-cell table:formula="of:=AVERAGE([.AGK2:.AGK4])" office:value-type="float" office:value="95.897809" calcext:value-type="float">
            <text:p>95.897809</text:p>
          </table:table-cell>
          <table:table-cell table:formula="of:=AVERAGE([.AGL2:.AGL4])" office:value-type="float" office:value="95.926506" calcext:value-type="float">
            <text:p>95.926506</text:p>
          </table:table-cell>
          <table:table-cell table:formula="of:=AVERAGE([.AGM2:.AGM4])" office:value-type="float" office:value="96.091914" calcext:value-type="float">
            <text:p>96.091914</text:p>
          </table:table-cell>
          <table:table-cell table:formula="of:=AVERAGE([.AGN2:.AGN4])" office:value-type="float" office:value="96.230647" calcext:value-type="float">
            <text:p>96.230647</text:p>
          </table:table-cell>
          <table:table-cell table:formula="of:=AVERAGE([.AGO2:.AGO4])" office:value-type="float" office:value="96.4833906666667" calcext:value-type="float">
            <text:p>96.4833906667</text:p>
          </table:table-cell>
          <table:table-cell table:formula="of:=AVERAGE([.AGP2:.AGP4])" office:value-type="float" office:value="96.564672" calcext:value-type="float">
            <text:p>96.564672</text:p>
          </table:table-cell>
          <table:table-cell table:formula="of:=AVERAGE([.AGQ2:.AGQ4])" office:value-type="float" office:value="96.797885" calcext:value-type="float">
            <text:p>96.797885</text:p>
          </table:table-cell>
          <table:table-cell table:formula="of:=AVERAGE([.AGR2:.AGR4])" office:value-type="float" office:value="96.9498493333333" calcext:value-type="float">
            <text:p>96.9498493333</text:p>
          </table:table-cell>
          <table:table-cell table:formula="of:=AVERAGE([.AGS2:.AGS4])" office:value-type="float" office:value="97.0736083333333" calcext:value-type="float">
            <text:p>97.0736083333</text:p>
          </table:table-cell>
          <table:table-cell table:formula="of:=AVERAGE([.AGT2:.AGT4])" office:value-type="float" office:value="97.367467" calcext:value-type="float">
            <text:p>97.367467</text:p>
          </table:table-cell>
          <table:table-cell table:formula="of:=AVERAGE([.AGU2:.AGU4])" office:value-type="float" office:value="97.528689" calcext:value-type="float">
            <text:p>97.528689</text:p>
          </table:table-cell>
          <table:table-cell table:formula="of:=AVERAGE([.AGV2:.AGV4])" office:value-type="float" office:value="97.829483" calcext:value-type="float">
            <text:p>97.829483</text:p>
          </table:table-cell>
          <table:table-cell table:formula="of:=AVERAGE([.AGW2:.AGW4])" office:value-type="float" office:value="97.8691993333333" calcext:value-type="float">
            <text:p>97.8691993333</text:p>
          </table:table-cell>
          <table:table-cell table:formula="of:=AVERAGE([.AGX2:.AGX4])" office:value-type="float" office:value="97.908938" calcext:value-type="float">
            <text:p>97.908938</text:p>
          </table:table-cell>
          <table:table-cell table:formula="of:=AVERAGE([.AGY2:.AGY4])" office:value-type="float" office:value="98.2233503333333" calcext:value-type="float">
            <text:p>98.2233503333</text:p>
          </table:table-cell>
          <table:table-cell table:formula="of:=AVERAGE([.AGZ2:.AGZ4])" office:value-type="float" office:value="98.295812" calcext:value-type="float">
            <text:p>98.295812</text:p>
          </table:table-cell>
          <table:table-cell table:formula="of:=AVERAGE([.AHA2:.AHA4])" office:value-type="float" office:value="98.4654236666667" calcext:value-type="float">
            <text:p>98.4654236667</text:p>
          </table:table-cell>
          <table:table-cell table:formula="of:=AVERAGE([.AHB2:.AHB4])" office:value-type="float" office:value="98.5814766666667" calcext:value-type="float">
            <text:p>98.5814766667</text:p>
          </table:table-cell>
          <table:table-cell table:formula="of:=AVERAGE([.AHC2:.AHC4])" office:value-type="float" office:value="98.8767473333333" calcext:value-type="float">
            <text:p>98.8767473333</text:p>
          </table:table-cell>
          <table:table-cell table:formula="of:=AVERAGE([.AHD2:.AHD4])" office:value-type="float" office:value="98.9705913333333" calcext:value-type="float">
            <text:p>98.9705913333</text:p>
          </table:table-cell>
          <table:table-cell table:formula="of:=AVERAGE([.AHE2:.AHE4])" office:value-type="float" office:value="99.2211176666667" calcext:value-type="float">
            <text:p>99.2211176667</text:p>
          </table:table-cell>
          <table:table-cell table:formula="of:=AVERAGE([.AHF2:.AHF4])" office:value-type="float" office:value="99.431852" calcext:value-type="float">
            <text:p>99.431852</text:p>
          </table:table-cell>
          <table:table-cell table:formula="of:=AVERAGE([.AHG2:.AHG4])" office:value-type="float" office:value="99.578298" calcext:value-type="float">
            <text:p>99.578298</text:p>
          </table:table-cell>
          <table:table-cell table:formula="of:=AVERAGE([.AHH2:.AHH4])" office:value-type="float" office:value="99.734632" calcext:value-type="float">
            <text:p>99.734632</text:p>
          </table:table-cell>
          <table:table-cell table:formula="of:=AVERAGE([.AHI2:.AHI4])" office:value-type="float" office:value="99.7597276666667" calcext:value-type="float">
            <text:p>99.7597276667</text:p>
          </table:table-cell>
          <table:table-cell table:formula="of:=AVERAGE([.AHJ2:.AHJ4])" office:value-type="float" office:value="99.982488" calcext:value-type="float">
            <text:p>99.982488</text:p>
          </table:table-cell>
          <table:table-cell table:formula="of:=AVERAGE([.AHK2:.AHK4])" office:value-type="float" office:value="100.224998666667" calcext:value-type="float">
            <text:p>100.2249986667</text:p>
          </table:table-cell>
          <table:table-cell table:formula="of:=AVERAGE([.AHL2:.AHL4])" office:value-type="float" office:value="100.446149" calcext:value-type="float">
            <text:p>100.446149</text:p>
          </table:table-cell>
          <table:table-cell table:formula="of:=AVERAGE([.AHM2:.AHM4])" office:value-type="float" office:value="100.486714666667" calcext:value-type="float">
            <text:p>100.4867146667</text:p>
          </table:table-cell>
          <table:table-cell table:formula="of:=AVERAGE([.AHN2:.AHN4])" office:value-type="float" office:value="100.733276333333" calcext:value-type="float">
            <text:p>100.7332763333</text:p>
          </table:table-cell>
          <table:table-cell table:formula="of:=AVERAGE([.AHO2:.AHO4])" office:value-type="float" office:value="100.930887666667" calcext:value-type="float">
            <text:p>100.9308876667</text:p>
          </table:table-cell>
          <table:table-cell table:formula="of:=AVERAGE([.AHP2:.AHP4])" office:value-type="float" office:value="100.992113666667" calcext:value-type="float">
            <text:p>100.9921136667</text:p>
          </table:table-cell>
          <table:table-cell table:formula="of:=AVERAGE([.AHQ2:.AHQ4])" office:value-type="float" office:value="101.304074666667" calcext:value-type="float">
            <text:p>101.3040746667</text:p>
          </table:table-cell>
          <table:table-cell table:formula="of:=AVERAGE([.AHR2:.AHR4])" office:value-type="float" office:value="101.300707666667" calcext:value-type="float">
            <text:p>101.3007076667</text:p>
          </table:table-cell>
          <table:table-cell table:formula="of:=AVERAGE([.AHS2:.AHS4])" office:value-type="float" office:value="101.582669666667" calcext:value-type="float">
            <text:p>101.5826696667</text:p>
          </table:table-cell>
          <table:table-cell table:formula="of:=AVERAGE([.AHT2:.AHT4])" office:value-type="float" office:value="101.625425" calcext:value-type="float">
            <text:p>101.625425</text:p>
          </table:table-cell>
          <table:table-cell table:formula="of:=AVERAGE([.AHU2:.AHU4])" office:value-type="float" office:value="102.050196333333" calcext:value-type="float">
            <text:p>102.0501963333</text:p>
          </table:table-cell>
          <table:table-cell table:formula="of:=AVERAGE([.AHV2:.AHV4])" office:value-type="float" office:value="101.979001333333" calcext:value-type="float">
            <text:p>101.9790013333</text:p>
          </table:table-cell>
          <table:table-cell table:formula="of:=AVERAGE([.AHW2:.AHW4])" office:value-type="float" office:value="102.133766333333" calcext:value-type="float">
            <text:p>102.1337663333</text:p>
          </table:table-cell>
          <table:table-cell table:formula="of:=AVERAGE([.AHX2:.AHX4])" office:value-type="float" office:value="102.304298333333" calcext:value-type="float">
            <text:p>102.3042983333</text:p>
          </table:table-cell>
          <table:table-cell table:formula="of:=AVERAGE([.AHY2:.AHY4])" office:value-type="float" office:value="102.797404" calcext:value-type="float">
            <text:p>102.797404</text:p>
          </table:table-cell>
          <table:table-cell table:formula="of:=AVERAGE([.AHZ2:.AHZ4])" office:value-type="float" office:value="102.646573333333" calcext:value-type="float">
            <text:p>102.6465733333</text:p>
          </table:table-cell>
          <table:table-cell table:formula="of:=AVERAGE([.AIA2:.AIA4])" office:value-type="float" office:value="102.818130333333" calcext:value-type="float">
            <text:p>102.8181303333</text:p>
          </table:table-cell>
          <table:table-cell table:formula="of:=AVERAGE([.AIB2:.AIB4])" office:value-type="float" office:value="102.989919" calcext:value-type="float">
            <text:p>102.989919</text:p>
          </table:table-cell>
          <table:table-cell table:formula="of:=AVERAGE([.AIC2:.AIC4])" office:value-type="float" office:value="103.291476" calcext:value-type="float">
            <text:p>103.291476</text:p>
          </table:table-cell>
          <table:table-cell table:formula="of:=AVERAGE([.AID2:.AID4])" office:value-type="float" office:value="103.471544666667" calcext:value-type="float">
            <text:p>103.4715446667</text:p>
          </table:table-cell>
          <table:table-cell table:formula="of:=AVERAGE([.AIE2:.AIE4])" office:value-type="float" office:value="103.634010333333" calcext:value-type="float">
            <text:p>103.6340103333</text:p>
          </table:table-cell>
          <table:table-cell table:formula="of:=AVERAGE([.AIF2:.AIF4])" office:value-type="float" office:value="103.673548666667" calcext:value-type="float">
            <text:p>103.6735486667</text:p>
          </table:table-cell>
          <table:table-cell table:formula="of:=AVERAGE([.AIG2:.AIG4])" office:value-type="float" office:value="103.973838666667" calcext:value-type="float">
            <text:p>103.9738386667</text:p>
          </table:table-cell>
          <table:table-cell table:formula="of:=AVERAGE([.AIH2:.AIH4])" office:value-type="float" office:value="104.188186666667" calcext:value-type="float">
            <text:p>104.1881866667</text:p>
          </table:table-cell>
          <table:table-cell table:formula="of:=AVERAGE([.AII2:.AII4])" office:value-type="float" office:value="104.307629666667" calcext:value-type="float">
            <text:p>104.3076296667</text:p>
          </table:table-cell>
          <table:table-cell table:formula="of:=AVERAGE([.AIJ2:.AIJ4])" office:value-type="float" office:value="104.357757333333" calcext:value-type="float">
            <text:p>104.3577573333</text:p>
          </table:table-cell>
          <table:table-cell table:formula="of:=AVERAGE([.AIK2:.AIK4])" office:value-type="float" office:value="104.789006333333" calcext:value-type="float">
            <text:p>104.7890063333</text:p>
          </table:table-cell>
          <table:table-cell table:formula="of:=AVERAGE([.AIL2:.AIL4])" office:value-type="float" office:value="104.840647333333" calcext:value-type="float">
            <text:p>104.8406473333</text:p>
          </table:table-cell>
          <table:table-cell table:formula="of:=AVERAGE([.AIM2:.AIM4])" office:value-type="float" office:value="105.064733" calcext:value-type="float">
            <text:p>105.064733</text:p>
          </table:table-cell>
          <table:table-cell table:formula="of:=AVERAGE([.AIN2:.AIN4])" office:value-type="float" office:value="105.081484333333" calcext:value-type="float">
            <text:p>105.0814843333</text:p>
          </table:table-cell>
          <table:table-cell table:formula="of:=AVERAGE([.AIO2:.AIO4])" office:value-type="float" office:value="105.383858" calcext:value-type="float">
            <text:p>105.383858</text:p>
          </table:table-cell>
          <table:table-cell table:formula="of:=AVERAGE([.AIP2:.AIP4])" office:value-type="float" office:value="105.391591666667" calcext:value-type="float">
            <text:p>105.3915916667</text:p>
          </table:table-cell>
          <table:table-cell table:formula="of:=AVERAGE([.AIQ2:.AIQ4])" office:value-type="float" office:value="105.696350333333" calcext:value-type="float">
            <text:p>105.6963503333</text:p>
          </table:table-cell>
          <table:table-cell table:formula="of:=AVERAGE([.AIR2:.AIR4])" office:value-type="float" office:value="106.057942666667" calcext:value-type="float">
            <text:p>106.0579426667</text:p>
          </table:table-cell>
          <table:table-cell table:formula="of:=AVERAGE([.AIS2:.AIS4])" office:value-type="float" office:value="105.926763" calcext:value-type="float">
            <text:p>105.926763</text:p>
          </table:table-cell>
          <table:table-cell table:formula="of:=AVERAGE([.AIT2:.AIT4])" office:value-type="float" office:value="106.162282" calcext:value-type="float">
            <text:p>106.162282</text:p>
          </table:table-cell>
          <table:table-cell table:formula="of:=AVERAGE([.AIU2:.AIU4])" office:value-type="float" office:value="106.307988666667" calcext:value-type="float">
            <text:p>106.3079886667</text:p>
          </table:table-cell>
          <table:table-cell table:formula="of:=AVERAGE([.AIV2:.AIV4])" office:value-type="float" office:value="106.477897666667" calcext:value-type="float">
            <text:p>106.4778976667</text:p>
          </table:table-cell>
          <table:table-cell table:formula="of:=AVERAGE([.AIW2:.AIW4])" office:value-type="float" office:value="106.804909" calcext:value-type="float">
            <text:p>106.804909</text:p>
          </table:table-cell>
          <table:table-cell table:formula="of:=AVERAGE([.AIX2:.AIX4])" office:value-type="float" office:value="106.955012333333" calcext:value-type="float">
            <text:p>106.9550123333</text:p>
          </table:table-cell>
          <table:table-cell table:formula="of:=AVERAGE([.AIY2:.AIY4])" office:value-type="float" office:value="107.084790666667" calcext:value-type="float">
            <text:p>107.0847906667</text:p>
          </table:table-cell>
          <table:table-cell table:formula="of:=AVERAGE([.AIZ2:.AIZ4])" office:value-type="float" office:value="107.227747666667" calcext:value-type="float">
            <text:p>107.2277476667</text:p>
          </table:table-cell>
          <table:table-cell table:formula="of:=AVERAGE([.AJA2:.AJA4])" office:value-type="float" office:value="107.313196666667" calcext:value-type="float">
            <text:p>107.3131966667</text:p>
          </table:table-cell>
          <table:table-cell table:formula="of:=AVERAGE([.AJB2:.AJB4])" office:value-type="float" office:value="107.559216666667" calcext:value-type="float">
            <text:p>107.5592166667</text:p>
          </table:table-cell>
          <table:table-cell table:formula="of:=AVERAGE([.AJC2:.AJC4])" office:value-type="float" office:value="108.011363" calcext:value-type="float">
            <text:p>108.011363</text:p>
          </table:table-cell>
          <table:table-cell table:formula="of:=AVERAGE([.AJD2:.AJD4])" office:value-type="float" office:value="107.808108" calcext:value-type="float">
            <text:p>107.808108</text:p>
          </table:table-cell>
          <table:table-cell table:formula="of:=AVERAGE([.AJE2:.AJE4])" office:value-type="float" office:value="108.324541666667" calcext:value-type="float">
            <text:p>108.3245416667</text:p>
          </table:table-cell>
          <table:table-cell table:formula="of:=AVERAGE([.AJF2:.AJF4])" office:value-type="float" office:value="108.31131" calcext:value-type="float">
            <text:p>108.31131</text:p>
          </table:table-cell>
          <table:table-cell table:formula="of:=AVERAGE([.AJG2:.AJG4])" office:value-type="float" office:value="108.549939666667" calcext:value-type="float">
            <text:p>108.5499396667</text:p>
          </table:table-cell>
          <table:table-cell table:formula="of:=AVERAGE([.AJH2:.AJH4])" office:value-type="float" office:value="108.562024666667" calcext:value-type="float">
            <text:p>108.5620246667</text:p>
          </table:table-cell>
          <table:table-cell table:formula="of:=AVERAGE([.AJI2:.AJI4])" office:value-type="float" office:value="108.813352" calcext:value-type="float">
            <text:p>108.813352</text:p>
          </table:table-cell>
          <table:table-cell table:formula="of:=AVERAGE([.AJJ2:.AJJ4])" office:value-type="float" office:value="109.045901" calcext:value-type="float">
            <text:p>109.045901</text:p>
          </table:table-cell>
          <table:table-cell table:formula="of:=AVERAGE([.AJK2:.AJK4])" office:value-type="float" office:value="109.163414" calcext:value-type="float">
            <text:p>109.163414</text:p>
          </table:table-cell>
          <table:table-cell table:formula="of:=AVERAGE([.AJL2:.AJL4])" office:value-type="float" office:value="109.200432" calcext:value-type="float">
            <text:p>109.200432</text:p>
          </table:table-cell>
          <table:table-cell table:formula="of:=AVERAGE([.AJM2:.AJM4])" office:value-type="float" office:value="109.374923666667" calcext:value-type="float">
            <text:p>109.3749236667</text:p>
          </table:table-cell>
          <table:table-cell table:formula="of:=AVERAGE([.AJN2:.AJN4])" office:value-type="float" office:value="109.664034666667" calcext:value-type="float">
            <text:p>109.6640346667</text:p>
          </table:table-cell>
          <table:table-cell table:formula="of:=AVERAGE([.AJO2:.AJO4])" office:value-type="float" office:value="109.723193" calcext:value-type="float">
            <text:p>109.723193</text:p>
          </table:table-cell>
          <table:table-cell table:formula="of:=AVERAGE([.AJP2:.AJP4])" office:value-type="float" office:value="110.036072" calcext:value-type="float">
            <text:p>110.036072</text:p>
          </table:table-cell>
          <table:table-cell table:formula="of:=AVERAGE([.AJQ2:.AJQ4])" office:value-type="float" office:value="110.072553" calcext:value-type="float">
            <text:p>110.072553</text:p>
          </table:table-cell>
          <table:table-cell table:formula="of:=AVERAGE([.AJR2:.AJR4])" office:value-type="float" office:value="110.246991333333" calcext:value-type="float">
            <text:p>110.2469913333</text:p>
          </table:table-cell>
          <table:table-cell table:formula="of:=AVERAGE([.AJS2:.AJS4])" office:value-type="float" office:value="110.423108333333" calcext:value-type="float">
            <text:p>110.4231083333</text:p>
          </table:table-cell>
          <table:table-cell table:formula="of:=AVERAGE([.AJT2:.AJT4])" office:value-type="float" office:value="110.861610666667" calcext:value-type="float">
            <text:p>110.8616106667</text:p>
          </table:table-cell>
          <table:table-cell table:formula="of:=AVERAGE([.AJU2:.AJU4])" office:value-type="float" office:value="111.061462333333" calcext:value-type="float">
            <text:p>111.0614623333</text:p>
          </table:table-cell>
          <table:table-cell table:formula="of:=AVERAGE([.AJV2:.AJV4])" office:value-type="float" office:value="111.001345333333" calcext:value-type="float">
            <text:p>111.0013453333</text:p>
          </table:table-cell>
          <table:table-cell table:formula="of:=AVERAGE([.AJW2:.AJW4])" office:value-type="float" office:value="111.269617666667" calcext:value-type="float">
            <text:p>111.2696176667</text:p>
          </table:table-cell>
          <table:table-cell table:formula="of:=AVERAGE([.AJX2:.AJX4])" office:value-type="float" office:value="111.471799333333" calcext:value-type="float">
            <text:p>111.4717993333</text:p>
          </table:table-cell>
          <table:table-cell table:formula="of:=AVERAGE([.AJY2:.AJY4])" office:value-type="float" office:value="111.612307" calcext:value-type="float">
            <text:p>111.612307</text:p>
          </table:table-cell>
          <table:table-cell table:formula="of:=AVERAGE([.AJZ2:.AJZ4])" office:value-type="float" office:value="111.899731666667" calcext:value-type="float">
            <text:p>111.8997316667</text:p>
          </table:table-cell>
          <table:table-cell table:formula="of:=AVERAGE([.AKA2:.AKA4])" office:value-type="float" office:value="111.962959333333" calcext:value-type="float">
            <text:p>111.9629593333</text:p>
          </table:table-cell>
          <table:table-cell table:formula="of:=AVERAGE([.AKB2:.AKB4])" office:value-type="float" office:value="111.999076666667" calcext:value-type="float">
            <text:p>111.9990766667</text:p>
          </table:table-cell>
          <table:table-cell table:formula="of:=AVERAGE([.AKC2:.AKC4])" office:value-type="float" office:value="112.459485333333" calcext:value-type="float">
            <text:p>112.4594853333</text:p>
          </table:table-cell>
          <table:table-cell table:formula="of:=AVERAGE([.AKD2:.AKD4])" office:value-type="float" office:value="112.568039" calcext:value-type="float">
            <text:p>112.568039</text:p>
          </table:table-cell>
          <table:table-cell table:formula="of:=AVERAGE([.AKE2:.AKE4])" office:value-type="float" office:value="112.87734" calcext:value-type="float">
            <text:p>112.87734</text:p>
          </table:table-cell>
          <table:table-cell table:formula="of:=AVERAGE([.AKF2:.AKF4])" office:value-type="float" office:value="112.700081" calcext:value-type="float">
            <text:p>112.700081</text:p>
          </table:table-cell>
          <table:table-cell table:formula="of:=AVERAGE([.AKG2:.AKG4])" office:value-type="float" office:value="113.224068" calcext:value-type="float">
            <text:p>113.224068</text:p>
          </table:table-cell>
          <table:table-cell table:formula="of:=AVERAGE([.AKH2:.AKH4])" office:value-type="float" office:value="113.074076333333" calcext:value-type="float">
            <text:p>113.0740763333</text:p>
          </table:table-cell>
          <table:table-cell table:formula="of:=AVERAGE([.AKI2:.AKI4])" office:value-type="float" office:value="113.4353" calcext:value-type="float">
            <text:p>113.4353</text:p>
          </table:table-cell>
          <table:table-cell table:formula="of:=AVERAGE([.AKJ2:.AKJ4])" office:value-type="float" office:value="113.468572" calcext:value-type="float">
            <text:p>113.468572</text:p>
          </table:table-cell>
          <table:table-cell table:formula="of:=AVERAGE([.AKK2:.AKK4])" office:value-type="float" office:value="113.729095333333" calcext:value-type="float">
            <text:p>113.7290953333</text:p>
          </table:table-cell>
          <table:table-cell table:formula="of:=AVERAGE([.AKL2:.AKL4])" office:value-type="float" office:value="113.760691333333" calcext:value-type="float">
            <text:p>113.7606913333</text:p>
          </table:table-cell>
          <table:table-cell table:formula="of:=AVERAGE([.AKM2:.AKM4])" office:value-type="float" office:value="114.141182" calcext:value-type="float">
            <text:p>114.141182</text:p>
          </table:table-cell>
          <table:table-cell table:formula="of:=AVERAGE([.AKN2:.AKN4])" office:value-type="float" office:value="114.173935" calcext:value-type="float">
            <text:p>114.173935</text:p>
          </table:table-cell>
          <table:table-cell table:formula="of:=AVERAGE([.AKO2:.AKO4])" office:value-type="float" office:value="114.437095666667" calcext:value-type="float">
            <text:p>114.4370956667</text:p>
          </table:table-cell>
          <table:table-cell table:formula="of:=AVERAGE([.AKP2:.AKP4])" office:value-type="float" office:value="114.676323" calcext:value-type="float">
            <text:p>114.676323</text:p>
          </table:table-cell>
          <table:table-cell table:formula="of:=AVERAGE([.AKQ2:.AKQ4])" office:value-type="float" office:value="114.791450333333" calcext:value-type="float">
            <text:p>114.7914503333</text:p>
          </table:table-cell>
          <table:table-cell table:formula="of:=AVERAGE([.AKR2:.AKR4])" office:value-type="float" office:value="114.884722333333" calcext:value-type="float">
            <text:p>114.8847223333</text:p>
          </table:table-cell>
          <table:table-cell table:formula="of:=AVERAGE([.AKS2:.AKS4])" office:value-type="float" office:value="115.059267666667" calcext:value-type="float">
            <text:p>115.0592676667</text:p>
          </table:table-cell>
          <table:table-cell table:formula="of:=AVERAGE([.AKT2:.AKT4])" office:value-type="float" office:value="115.238728666667" calcext:value-type="float">
            <text:p>115.2387286667</text:p>
          </table:table-cell>
          <table:table-cell table:formula="of:=AVERAGE([.AKU2:.AKU4])" office:value-type="float" office:value="115.506225666667" calcext:value-type="float">
            <text:p>115.5062256667</text:p>
          </table:table-cell>
          <table:table-cell table:formula="of:=AVERAGE([.AKV2:.AKV4])" office:value-type="float" office:value="115.693179" calcext:value-type="float">
            <text:p>115.693179</text:p>
          </table:table-cell>
          <table:table-cell table:formula="of:=AVERAGE([.AKW2:.AKW4])" office:value-type="float" office:value="115.712468666667" calcext:value-type="float">
            <text:p>115.7124686667</text:p>
          </table:table-cell>
          <table:table-cell table:formula="of:=AVERAGE([.AKX2:.AKX4])" office:value-type="float" office:value="115.8924" calcext:value-type="float">
            <text:p>115.8924</text:p>
          </table:table-cell>
          <table:table-cell table:formula="of:=AVERAGE([.AKY2:.AKY4])" office:value-type="float" office:value="116.085830666667" calcext:value-type="float">
            <text:p>116.0858306667</text:p>
          </table:table-cell>
          <table:table-cell table:formula="of:=AVERAGE([.AKZ2:.AKZ4])" office:value-type="float" office:value="116.253158666667" calcext:value-type="float">
            <text:p>116.2531586667</text:p>
          </table:table-cell>
          <table:table-cell table:formula="of:=AVERAGE([.ALA2:.ALA4])" office:value-type="float" office:value="116.630984333333" calcext:value-type="float">
            <text:p>116.6309843333</text:p>
          </table:table-cell>
          <table:table-cell table:formula="of:=AVERAGE([.ALB2:.ALB4])" office:value-type="float" office:value="116.601478666667" calcext:value-type="float">
            <text:p>116.6014786667</text:p>
          </table:table-cell>
          <table:table-cell table:formula="of:=AVERAGE([.ALC2:.ALC4])" office:value-type="float" office:value="116.990898" calcext:value-type="float">
            <text:p>116.990898</text:p>
          </table:table-cell>
          <table:table-cell table:formula="of:=AVERAGE([.ALD2:.ALD4])" office:value-type="float" office:value="116.958193666667" calcext:value-type="float">
            <text:p>116.9581936667</text:p>
          </table:table-cell>
          <table:table-cell table:formula="of:=AVERAGE([.ALE2:.ALE4])" office:value-type="float" office:value="117.197764" calcext:value-type="float">
            <text:p>117.197764</text:p>
          </table:table-cell>
          <table:table-cell table:formula="of:=AVERAGE([.ALF2:.ALF4])" office:value-type="float" office:value="117.466202" calcext:value-type="float">
            <text:p>117.466202</text:p>
          </table:table-cell>
          <table:table-cell table:formula="of:=AVERAGE([.ALG2:.ALG4])" office:value-type="float" office:value="117.64594" calcext:value-type="float">
            <text:p>117.64594</text:p>
          </table:table-cell>
          <table:table-cell table:formula="of:=AVERAGE([.ALH2:.ALH4])" office:value-type="float" office:value="117.738851" calcext:value-type="float">
            <text:p>117.738851</text:p>
          </table:table-cell>
          <table:table-cell table:formula="of:=AVERAGE([.ALI2:.ALI4])" office:value-type="float" office:value="117.919568" calcext:value-type="float">
            <text:p>117.919568</text:p>
          </table:table-cell>
          <table:table-cell table:formula="of:=AVERAGE([.ALJ2:.ALJ4])" office:value-type="float" office:value="118.249712666667" calcext:value-type="float">
            <text:p>118.2497126667</text:p>
          </table:table-cell>
          <table:table-cell table:formula="of:=AVERAGE([.ALK2:.ALK4])" office:value-type="float" office:value="118.429758666667" calcext:value-type="float">
            <text:p>118.4297586667</text:p>
          </table:table-cell>
          <table:table-cell table:formula="of:=AVERAGE([.ALL2:.ALL4])" office:value-type="float" office:value="118.459984" calcext:value-type="float">
            <text:p>118.459984</text:p>
          </table:table-cell>
        </table:table-row>
        <table:table-row table:style-name="ro1">
          <table:table-cell table:formula="of:=AVERAGE([.A7:.A9])" office:value-type="float" office:value="0.00767433333333333" calcext:value-type="float">
            <text:p>0.0076743333</text:p>
          </table:table-cell>
          <table:table-cell table:formula="of:=AVERAGE([.B7:.B9])" office:value-type="float" office:value="0.014919" calcext:value-type="float">
            <text:p>0.014919</text:p>
          </table:table-cell>
          <table:table-cell table:formula="of:=AVERAGE([.C7:.C9])" office:value-type="float" office:value="0.020082" calcext:value-type="float">
            <text:p>0.020082</text:p>
          </table:table-cell>
          <table:table-cell table:formula="of:=AVERAGE([.D7:.D9])" office:value-type="float" office:value="0.0305126666666667" calcext:value-type="float">
            <text:p>0.0305126667</text:p>
          </table:table-cell>
          <table:table-cell table:formula="of:=AVERAGE([.E7:.E9])" office:value-type="float" office:value="0.042452" calcext:value-type="float">
            <text:p>0.042452</text:p>
          </table:table-cell>
          <table:table-cell table:formula="of:=AVERAGE([.F7:.F9])" office:value-type="float" office:value="0.0553826666666667" calcext:value-type="float">
            <text:p>0.0553826667</text:p>
          </table:table-cell>
          <table:table-cell table:formula="of:=AVERAGE([.G7:.G9])" office:value-type="float" office:value="0.069581" calcext:value-type="float">
            <text:p>0.069581</text:p>
          </table:table-cell>
          <table:table-cell table:formula="of:=AVERAGE([.H7:.H9])" office:value-type="float" office:value="0.101479666666667" calcext:value-type="float">
            <text:p>0.1014796667</text:p>
          </table:table-cell>
          <table:table-cell table:formula="of:=AVERAGE([.I7:.I9])" office:value-type="float" office:value="0.100599" calcext:value-type="float">
            <text:p>0.100599</text:p>
          </table:table-cell>
          <table:table-cell table:formula="of:=AVERAGE([.J7:.J9])" office:value-type="float" office:value="0.117621666666667" calcext:value-type="float">
            <text:p>0.1176216667</text:p>
          </table:table-cell>
          <table:table-cell table:formula="of:=AVERAGE([.K7:.K9])" office:value-type="float" office:value="0.135689" calcext:value-type="float">
            <text:p>0.135689</text:p>
          </table:table-cell>
          <table:table-cell table:formula="of:=AVERAGE([.L7:.L9])" office:value-type="float" office:value="0.154182666666667" calcext:value-type="float">
            <text:p>0.1541826667</text:p>
          </table:table-cell>
          <table:table-cell table:formula="of:=AVERAGE([.M7:.M9])" office:value-type="float" office:value="0.173849" calcext:value-type="float">
            <text:p>0.173849</text:p>
          </table:table-cell>
          <table:table-cell table:formula="of:=AVERAGE([.N7:.N9])" office:value-type="float" office:value="0.210771333333333" calcext:value-type="float">
            <text:p>0.2107713333</text:p>
          </table:table-cell>
          <table:table-cell table:formula="of:=AVERAGE([.O7:.O9])" office:value-type="float" office:value="0.215083333333333" calcext:value-type="float">
            <text:p>0.2150833333</text:p>
          </table:table-cell>
          <table:table-cell table:formula="of:=AVERAGE([.P7:.P9])" office:value-type="float" office:value="0.236585666666667" calcext:value-type="float">
            <text:p>0.2365856667</text:p>
          </table:table-cell>
          <table:table-cell table:formula="of:=AVERAGE([.Q7:.Q9])" office:value-type="float" office:value="0.259010666666667" calcext:value-type="float">
            <text:p>0.2590106667</text:p>
          </table:table-cell>
          <table:table-cell table:formula="of:=AVERAGE([.R7:.R9])" office:value-type="float" office:value="0.298639" calcext:value-type="float">
            <text:p>0.298639</text:p>
          </table:table-cell>
          <table:table-cell table:formula="of:=AVERAGE([.S7:.S9])" office:value-type="float" office:value="0.305820333333333" calcext:value-type="float">
            <text:p>0.3058203333</text:p>
          </table:table-cell>
          <table:table-cell table:formula="of:=AVERAGE([.T7:.T9])" office:value-type="float" office:value="0.329685" calcext:value-type="float">
            <text:p>0.329685</text:p>
          </table:table-cell>
          <table:table-cell table:formula="of:=AVERAGE([.U7:.U9])" office:value-type="float" office:value="0.354757333333333" calcext:value-type="float">
            <text:p>0.3547573333</text:p>
          </table:table-cell>
          <table:table-cell table:formula="of:=AVERAGE([.V7:.V9])" office:value-type="float" office:value="0.379913" calcext:value-type="float">
            <text:p>0.379913</text:p>
          </table:table-cell>
          <table:table-cell table:formula="of:=AVERAGE([.W7:.W9])" office:value-type="float" office:value="0.406317333333333" calcext:value-type="float">
            <text:p>0.4063173333</text:p>
          </table:table-cell>
          <table:table-cell table:formula="of:=AVERAGE([.X7:.X9])" office:value-type="float" office:value="0.433092333333333" calcext:value-type="float">
            <text:p>0.4330923333</text:p>
          </table:table-cell>
          <table:table-cell table:formula="of:=AVERAGE([.Y7:.Y9])" office:value-type="float" office:value="0.460037" calcext:value-type="float">
            <text:p>0.460037</text:p>
          </table:table-cell>
          <table:table-cell table:formula="of:=AVERAGE([.Z7:.Z9])" office:value-type="float" office:value="0.4881" calcext:value-type="float">
            <text:p>0.4881</text:p>
          </table:table-cell>
          <table:table-cell table:formula="of:=AVERAGE([.AA7:.AA9])" office:value-type="float" office:value="0.516326" calcext:value-type="float">
            <text:p>0.516326</text:p>
          </table:table-cell>
          <table:table-cell table:formula="of:=AVERAGE([.AB7:.AB9])" office:value-type="float" office:value="0.544737666666667" calcext:value-type="float">
            <text:p>0.5447376667</text:p>
          </table:table-cell>
          <table:table-cell table:formula="of:=AVERAGE([.AC7:.AC9])" office:value-type="float" office:value="0.573803666666667" calcext:value-type="float">
            <text:p>0.5738036667</text:p>
          </table:table-cell>
          <table:table-cell table:formula="of:=AVERAGE([.AD7:.AD9])" office:value-type="float" office:value="0.604455666666667" calcext:value-type="float">
            <text:p>0.6044556667</text:p>
          </table:table-cell>
          <table:table-cell table:formula="of:=AVERAGE([.AE7:.AE9])" office:value-type="float" office:value="0.633727333333333" calcext:value-type="float">
            <text:p>0.6337273333</text:p>
          </table:table-cell>
          <table:table-cell table:formula="of:=AVERAGE([.AF7:.AF9])" office:value-type="float" office:value="0.664968666666667" calcext:value-type="float">
            <text:p>0.6649686667</text:p>
          </table:table-cell>
          <table:table-cell table:formula="of:=AVERAGE([.AG7:.AG9])" office:value-type="float" office:value="0.697059333333333" calcext:value-type="float">
            <text:p>0.6970593333</text:p>
          </table:table-cell>
          <table:table-cell table:formula="of:=AVERAGE([.AH7:.AH9])" office:value-type="float" office:value="0.727832" calcext:value-type="float">
            <text:p>0.727832</text:p>
          </table:table-cell>
          <table:table-cell table:formula="of:=AVERAGE([.AI7:.AI9])" office:value-type="float" office:value="0.76109" calcext:value-type="float">
            <text:p>0.76109</text:p>
          </table:table-cell>
          <table:table-cell table:formula="of:=AVERAGE([.AJ7:.AJ9])" office:value-type="float" office:value="0.793504333333333" calcext:value-type="float">
            <text:p>0.7935043333</text:p>
          </table:table-cell>
          <table:table-cell table:formula="of:=AVERAGE([.AK7:.AK9])" office:value-type="float" office:value="0.826219" calcext:value-type="float">
            <text:p>0.826219</text:p>
          </table:table-cell>
          <table:table-cell table:formula="of:=AVERAGE([.AL7:.AL9])" office:value-type="float" office:value="0.860257333333333" calcext:value-type="float">
            <text:p>0.8602573333</text:p>
          </table:table-cell>
          <table:table-cell table:formula="of:=AVERAGE([.AM7:.AM9])" office:value-type="float" office:value="0.894002666666667" calcext:value-type="float">
            <text:p>0.8940026667</text:p>
          </table:table-cell>
          <table:table-cell table:formula="of:=AVERAGE([.AN7:.AN9])" office:value-type="float" office:value="0.929726333333333" calcext:value-type="float">
            <text:p>0.9297263333</text:p>
          </table:table-cell>
          <table:table-cell table:formula="of:=AVERAGE([.AO7:.AO9])" office:value-type="float" office:value="0.963708" calcext:value-type="float">
            <text:p>0.963708</text:p>
          </table:table-cell>
          <table:table-cell table:formula="of:=AVERAGE([.AP7:.AP9])" office:value-type="float" office:value="0.999687333333333" calcext:value-type="float">
            <text:p>0.9996873333</text:p>
          </table:table-cell>
          <table:table-cell table:formula="of:=AVERAGE([.AQ7:.AQ9])" office:value-type="float" office:value="1.03538466666667" calcext:value-type="float">
            <text:p>1.0353846667</text:p>
          </table:table-cell>
          <table:table-cell table:formula="of:=AVERAGE([.AR7:.AR9])" office:value-type="float" office:value="1.07134633333333" calcext:value-type="float">
            <text:p>1.0713463333</text:p>
          </table:table-cell>
          <table:table-cell table:formula="of:=AVERAGE([.AS7:.AS9])" office:value-type="float" office:value="1.12527566666667" calcext:value-type="float">
            <text:p>1.1252756667</text:p>
          </table:table-cell>
          <table:table-cell table:formula="of:=AVERAGE([.AT7:.AT9])" office:value-type="float" office:value="1.14485333333333" calcext:value-type="float">
            <text:p>1.1448533333</text:p>
          </table:table-cell>
          <table:table-cell table:formula="of:=AVERAGE([.AU7:.AU9])" office:value-type="float" office:value="1.19845666666667" calcext:value-type="float">
            <text:p>1.1984566667</text:p>
          </table:table-cell>
          <table:table-cell table:formula="of:=AVERAGE([.AV7:.AV9])" office:value-type="float" office:value="1.22009466666667" calcext:value-type="float">
            <text:p>1.2200946667</text:p>
          </table:table-cell>
          <table:table-cell table:formula="of:=AVERAGE([.AW7:.AW9])" office:value-type="float" office:value="1.27579533333333" calcext:value-type="float">
            <text:p>1.2757953333</text:p>
          </table:table-cell>
          <table:table-cell table:formula="of:=AVERAGE([.AX7:.AX9])" office:value-type="float" office:value="1.29609" calcext:value-type="float">
            <text:p>1.29609</text:p>
          </table:table-cell>
          <table:table-cell table:formula="of:=AVERAGE([.AY7:.AY9])" office:value-type="float" office:value="1.35170533333333" calcext:value-type="float">
            <text:p>1.3517053333</text:p>
          </table:table-cell>
          <table:table-cell table:formula="of:=AVERAGE([.AZ7:.AZ9])" office:value-type="float" office:value="1.37578633333333" calcext:value-type="float">
            <text:p>1.3757863333</text:p>
          </table:table-cell>
          <table:table-cell table:formula="of:=AVERAGE([.BA7:.BA9])" office:value-type="float" office:value="1.41673533333333" calcext:value-type="float">
            <text:p>1.4167353333</text:p>
          </table:table-cell>
          <table:table-cell table:formula="of:=AVERAGE([.BB7:.BB9])" office:value-type="float" office:value="1.455638" calcext:value-type="float">
            <text:p>1.455638</text:p>
          </table:table-cell>
          <table:table-cell table:formula="of:=AVERAGE([.BC7:.BC9])" office:value-type="float" office:value="1.49762466666667" calcext:value-type="float">
            <text:p>1.4976246667</text:p>
          </table:table-cell>
          <table:table-cell table:formula="of:=AVERAGE([.BD7:.BD9])" office:value-type="float" office:value="1.537899" calcext:value-type="float">
            <text:p>1.537899</text:p>
          </table:table-cell>
          <table:table-cell table:formula="of:=AVERAGE([.BE7:.BE9])" office:value-type="float" office:value="1.59672066666667" calcext:value-type="float">
            <text:p>1.5967206667</text:p>
          </table:table-cell>
          <table:table-cell table:formula="of:=AVERAGE([.BF7:.BF9])" office:value-type="float" office:value="1.61972933333333" calcext:value-type="float">
            <text:p>1.6197293333</text:p>
          </table:table-cell>
          <table:table-cell table:formula="of:=AVERAGE([.BG7:.BG9])" office:value-type="float" office:value="1.681533" calcext:value-type="float">
            <text:p>1.681533</text:p>
          </table:table-cell>
          <table:table-cell table:formula="of:=AVERAGE([.BH7:.BH9])" office:value-type="float" office:value="1.72408533333333" calcext:value-type="float">
            <text:p>1.7240853333</text:p>
          </table:table-cell>
          <table:table-cell table:formula="of:=AVERAGE([.BI7:.BI9])" office:value-type="float" office:value="1.75032" calcext:value-type="float">
            <text:p>1.75032</text:p>
          </table:table-cell>
          <table:table-cell table:formula="of:=AVERAGE([.BJ7:.BJ9])" office:value-type="float" office:value="1.792849" calcext:value-type="float">
            <text:p>1.792849</text:p>
          </table:table-cell>
          <table:table-cell table:formula="of:=AVERAGE([.BK7:.BK9])" office:value-type="float" office:value="1.836477" calcext:value-type="float">
            <text:p>1.836477</text:p>
          </table:table-cell>
          <table:table-cell table:formula="of:=AVERAGE([.BL7:.BL9])" office:value-type="float" office:value="1.878088" calcext:value-type="float">
            <text:p>1.878088</text:p>
          </table:table-cell>
          <table:table-cell table:formula="of:=AVERAGE([.BM7:.BM9])" office:value-type="float" office:value="1.92315833333333" calcext:value-type="float">
            <text:p>1.9231583333</text:p>
          </table:table-cell>
          <table:table-cell table:formula="of:=AVERAGE([.BN7:.BN9])" office:value-type="float" office:value="1.98207433333333" calcext:value-type="float">
            <text:p>1.9820743333</text:p>
          </table:table-cell>
          <table:table-cell table:formula="of:=AVERAGE([.BO7:.BO9])" office:value-type="float" office:value="2.010453" calcext:value-type="float">
            <text:p>2.010453</text:p>
          </table:table-cell>
          <table:table-cell table:formula="of:=AVERAGE([.BP7:.BP9])" office:value-type="float" office:value="2.09473833333333" calcext:value-type="float">
            <text:p>2.0947383333</text:p>
          </table:table-cell>
          <table:table-cell table:formula="of:=AVERAGE([.BQ7:.BQ9])" office:value-type="float" office:value="2.10097733333333" calcext:value-type="float">
            <text:p>2.1009773333</text:p>
          </table:table-cell>
          <table:table-cell table:formula="of:=AVERAGE([.BR7:.BR9])" office:value-type="float" office:value="2.149523" calcext:value-type="float">
            <text:p>2.149523</text:p>
          </table:table-cell>
          <table:table-cell table:formula="of:=AVERAGE([.BS7:.BS9])" office:value-type="float" office:value="2.19399066666667" calcext:value-type="float">
            <text:p>2.1939906667</text:p>
          </table:table-cell>
          <table:table-cell table:formula="of:=AVERAGE([.BT7:.BT9])" office:value-type="float" office:value="2.259024" calcext:value-type="float">
            <text:p>2.259024</text:p>
          </table:table-cell>
          <table:table-cell table:formula="of:=AVERAGE([.BU7:.BU9])" office:value-type="float" office:value="2.28899233333333" calcext:value-type="float">
            <text:p>2.2889923333</text:p>
          </table:table-cell>
          <table:table-cell table:formula="of:=AVERAGE([.BV7:.BV9])" office:value-type="float" office:value="2.33671333333333" calcext:value-type="float">
            <text:p>2.3367133333</text:p>
          </table:table-cell>
          <table:table-cell table:formula="of:=AVERAGE([.BW7:.BW9])" office:value-type="float" office:value="2.40104733333333" calcext:value-type="float">
            <text:p>2.4010473333</text:p>
          </table:table-cell>
          <table:table-cell table:formula="of:=AVERAGE([.BX7:.BX9])" office:value-type="float" office:value="2.431942" calcext:value-type="float">
            <text:p>2.431942</text:p>
          </table:table-cell>
          <table:table-cell table:formula="of:=AVERAGE([.BY7:.BY9])" office:value-type="float" office:value="2.500896" calcext:value-type="float">
            <text:p>2.500896</text:p>
          </table:table-cell>
          <table:table-cell table:formula="of:=AVERAGE([.BZ7:.BZ9])" office:value-type="float" office:value="2.52931233333333" calcext:value-type="float">
            <text:p>2.5293123333</text:p>
          </table:table-cell>
          <table:table-cell table:formula="of:=AVERAGE([.CA7:.CA9])" office:value-type="float" office:value="2.58037233333333" calcext:value-type="float">
            <text:p>2.5803723333</text:p>
          </table:table-cell>
          <table:table-cell table:formula="of:=AVERAGE([.CB7:.CB9])" office:value-type="float" office:value="2.62680033333333" calcext:value-type="float">
            <text:p>2.6268003333</text:p>
          </table:table-cell>
          <table:table-cell table:formula="of:=AVERAGE([.CC7:.CC9])" office:value-type="float" office:value="2.67869" calcext:value-type="float">
            <text:p>2.67869</text:p>
          </table:table-cell>
          <table:table-cell table:formula="of:=AVERAGE([.CD7:.CD9])" office:value-type="float" office:value="2.726094" calcext:value-type="float">
            <text:p>2.726094</text:p>
          </table:table-cell>
          <table:table-cell table:formula="of:=AVERAGE([.CE7:.CE9])" office:value-type="float" office:value="2.78117533333333" calcext:value-type="float">
            <text:p>2.7811753333</text:p>
          </table:table-cell>
          <table:table-cell table:formula="of:=AVERAGE([.CF7:.CF9])" office:value-type="float" office:value="2.82927133333333" calcext:value-type="float">
            <text:p>2.8292713333</text:p>
          </table:table-cell>
          <table:table-cell table:formula="of:=AVERAGE([.CG7:.CG9])" office:value-type="float" office:value="2.880448" calcext:value-type="float">
            <text:p>2.880448</text:p>
          </table:table-cell>
          <table:table-cell table:formula="of:=AVERAGE([.CH7:.CH9])" office:value-type="float" office:value="2.92953733333333" calcext:value-type="float">
            <text:p>2.9295373333</text:p>
          </table:table-cell>
          <table:table-cell table:formula="of:=AVERAGE([.CI7:.CI9])" office:value-type="float" office:value="2.98174233333333" calcext:value-type="float">
            <text:p>2.9817423333</text:p>
          </table:table-cell>
          <table:table-cell table:formula="of:=AVERAGE([.CJ7:.CJ9])" office:value-type="float" office:value="3.03147833333333" calcext:value-type="float">
            <text:p>3.0314783333</text:p>
          </table:table-cell>
          <table:table-cell table:formula="of:=AVERAGE([.CK7:.CK9])" office:value-type="float" office:value="3.08428933333333" calcext:value-type="float">
            <text:p>3.0842893333</text:p>
          </table:table-cell>
          <table:table-cell table:formula="of:=AVERAGE([.CL7:.CL9])" office:value-type="float" office:value="3.1378" calcext:value-type="float">
            <text:p>3.1378</text:p>
          </table:table-cell>
          <table:table-cell table:formula="of:=AVERAGE([.CM7:.CM9])" office:value-type="float" office:value="3.19009833333333" calcext:value-type="float">
            <text:p>3.1900983333</text:p>
          </table:table-cell>
          <table:table-cell table:formula="of:=AVERAGE([.CN7:.CN9])" office:value-type="float" office:value="3.24257766666667" calcext:value-type="float">
            <text:p>3.2425776667</text:p>
          </table:table-cell>
          <table:table-cell table:formula="of:=AVERAGE([.CO7:.CO9])" office:value-type="float" office:value="3.29544533333333" calcext:value-type="float">
            <text:p>3.2954453333</text:p>
          </table:table-cell>
          <table:table-cell table:formula="of:=AVERAGE([.CP7:.CP9])" office:value-type="float" office:value="3.34478333333333" calcext:value-type="float">
            <text:p>3.3447833333</text:p>
          </table:table-cell>
          <table:table-cell table:formula="of:=AVERAGE([.CQ7:.CQ9])" office:value-type="float" office:value="3.39878166666667" calcext:value-type="float">
            <text:p>3.3987816667</text:p>
          </table:table-cell>
          <table:table-cell table:formula="of:=AVERAGE([.CR7:.CR9])" office:value-type="float" office:value="3.455946" calcext:value-type="float">
            <text:p>3.455946</text:p>
          </table:table-cell>
          <table:table-cell table:formula="of:=AVERAGE([.CS7:.CS9])" office:value-type="float" office:value="3.51200933333333" calcext:value-type="float">
            <text:p>3.5120093333</text:p>
          </table:table-cell>
          <table:table-cell table:formula="of:=AVERAGE([.CT7:.CT9])" office:value-type="float" office:value="3.56475033333333" calcext:value-type="float">
            <text:p>3.5647503333</text:p>
          </table:table-cell>
          <table:table-cell table:formula="of:=AVERAGE([.CU7:.CU9])" office:value-type="float" office:value="3.61698433333333" calcext:value-type="float">
            <text:p>3.6169843333</text:p>
          </table:table-cell>
          <table:table-cell table:formula="of:=AVERAGE([.CV7:.CV9])" office:value-type="float" office:value="3.67144233333333" calcext:value-type="float">
            <text:p>3.6714423333</text:p>
          </table:table-cell>
          <table:table-cell table:formula="of:=AVERAGE([.CW7:.CW9])" office:value-type="float" office:value="3.72975366666667" calcext:value-type="float">
            <text:p>3.7297536667</text:p>
          </table:table-cell>
          <table:table-cell table:formula="of:=AVERAGE([.CX7:.CX9])" office:value-type="float" office:value="3.78732466666667" calcext:value-type="float">
            <text:p>3.7873246667</text:p>
          </table:table-cell>
          <table:table-cell table:formula="of:=AVERAGE([.CY7:.CY9])" office:value-type="float" office:value="3.84127533333333" calcext:value-type="float">
            <text:p>3.8412753333</text:p>
          </table:table-cell>
          <table:table-cell table:formula="of:=AVERAGE([.CZ7:.CZ9])" office:value-type="float" office:value="3.90013333333333" calcext:value-type="float">
            <text:p>3.9001333333</text:p>
          </table:table-cell>
          <table:table-cell table:formula="of:=AVERAGE([.DA7:.DA9])" office:value-type="float" office:value="3.97072633333333" calcext:value-type="float">
            <text:p>3.9707263333</text:p>
          </table:table-cell>
          <table:table-cell table:formula="of:=AVERAGE([.DB7:.DB9])" office:value-type="float" office:value="4.013143" calcext:value-type="float">
            <text:p>4.013143</text:p>
          </table:table-cell>
          <table:table-cell table:formula="of:=AVERAGE([.DC7:.DC9])" office:value-type="float" office:value="4.06214933333333" calcext:value-type="float">
            <text:p>4.0621493333</text:p>
          </table:table-cell>
          <table:table-cell table:formula="of:=AVERAGE([.DD7:.DD9])" office:value-type="float" office:value="4.12720366666667" calcext:value-type="float">
            <text:p>4.1272036667</text:p>
          </table:table-cell>
          <table:table-cell table:formula="of:=AVERAGE([.DE7:.DE9])" office:value-type="float" office:value="4.177386" calcext:value-type="float">
            <text:p>4.177386</text:p>
          </table:table-cell>
          <table:table-cell table:formula="of:=AVERAGE([.DF7:.DF9])" office:value-type="float" office:value="4.23783933333333" calcext:value-type="float">
            <text:p>4.2378393333</text:p>
          </table:table-cell>
          <table:table-cell table:formula="of:=AVERAGE([.DG7:.DG9])" office:value-type="float" office:value="4.29263666666667" calcext:value-type="float">
            <text:p>4.2926366667</text:p>
          </table:table-cell>
          <table:table-cell table:formula="of:=AVERAGE([.DH7:.DH9])" office:value-type="float" office:value="4.35653033333333" calcext:value-type="float">
            <text:p>4.3565303333</text:p>
          </table:table-cell>
          <table:table-cell table:formula="of:=AVERAGE([.DI7:.DI9])" office:value-type="float" office:value="4.40931966666667" calcext:value-type="float">
            <text:p>4.4093196667</text:p>
          </table:table-cell>
          <table:table-cell table:formula="of:=AVERAGE([.DJ7:.DJ9])" office:value-type="float" office:value="4.47017666666667" calcext:value-type="float">
            <text:p>4.4701766667</text:p>
          </table:table-cell>
          <table:table-cell table:formula="of:=AVERAGE([.DK7:.DK9])" office:value-type="float" office:value="4.53539866666667" calcext:value-type="float">
            <text:p>4.5353986667</text:p>
          </table:table-cell>
          <table:table-cell table:formula="of:=AVERAGE([.DL7:.DL9])" office:value-type="float" office:value="4.588886" calcext:value-type="float">
            <text:p>4.588886</text:p>
          </table:table-cell>
          <table:table-cell table:formula="of:=AVERAGE([.DM7:.DM9])" office:value-type="float" office:value="4.65230133333333" calcext:value-type="float">
            <text:p>4.6523013333</text:p>
          </table:table-cell>
          <table:table-cell table:formula="of:=AVERAGE([.DN7:.DN9])" office:value-type="float" office:value="4.71352566666667" calcext:value-type="float">
            <text:p>4.7135256667</text:p>
          </table:table-cell>
          <table:table-cell table:formula="of:=AVERAGE([.DO7:.DO9])" office:value-type="float" office:value="4.78694133333333" calcext:value-type="float">
            <text:p>4.7869413333</text:p>
          </table:table-cell>
          <table:table-cell table:formula="of:=AVERAGE([.DP7:.DP9])" office:value-type="float" office:value="4.83001733333333" calcext:value-type="float">
            <text:p>4.8300173333</text:p>
          </table:table-cell>
          <table:table-cell table:formula="of:=AVERAGE([.DQ7:.DQ9])" office:value-type="float" office:value="4.894569" calcext:value-type="float">
            <text:p>4.894569</text:p>
          </table:table-cell>
          <table:table-cell table:formula="of:=AVERAGE([.DR7:.DR9])" office:value-type="float" office:value="4.95537566666667" calcext:value-type="float">
            <text:p>4.9553756667</text:p>
          </table:table-cell>
          <table:table-cell table:formula="of:=AVERAGE([.DS7:.DS9])" office:value-type="float" office:value="5.016884" calcext:value-type="float">
            <text:p>5.016884</text:p>
          </table:table-cell>
          <table:table-cell table:formula="of:=AVERAGE([.DT7:.DT9])" office:value-type="float" office:value="5.08114166666667" calcext:value-type="float">
            <text:p>5.0811416667</text:p>
          </table:table-cell>
          <table:table-cell table:formula="of:=AVERAGE([.DU7:.DU9])" office:value-type="float" office:value="5.14375366666667" calcext:value-type="float">
            <text:p>5.1437536667</text:p>
          </table:table-cell>
          <table:table-cell table:formula="of:=AVERAGE([.DV7:.DV9])" office:value-type="float" office:value="5.20430933333333" calcext:value-type="float">
            <text:p>5.2043093333</text:p>
          </table:table-cell>
          <table:table-cell table:formula="of:=AVERAGE([.DW7:.DW9])" office:value-type="float" office:value="5.260083" calcext:value-type="float">
            <text:p>5.260083</text:p>
          </table:table-cell>
          <table:table-cell table:formula="of:=AVERAGE([.DX7:.DX9])" office:value-type="float" office:value="5.32645166666667" calcext:value-type="float">
            <text:p>5.3264516667</text:p>
          </table:table-cell>
          <table:table-cell table:formula="of:=AVERAGE([.DY7:.DY9])" office:value-type="float" office:value="5.384162" calcext:value-type="float">
            <text:p>5.384162</text:p>
          </table:table-cell>
          <table:table-cell table:formula="of:=AVERAGE([.DZ7:.DZ9])" office:value-type="float" office:value="5.45536733333333" calcext:value-type="float">
            <text:p>5.4553673333</text:p>
          </table:table-cell>
          <table:table-cell table:formula="of:=AVERAGE([.EA7:.EA9])" office:value-type="float" office:value="5.514417" calcext:value-type="float">
            <text:p>5.514417</text:p>
          </table:table-cell>
          <table:table-cell table:formula="of:=AVERAGE([.EB7:.EB9])" office:value-type="float" office:value="5.58156466666667" calcext:value-type="float">
            <text:p>5.5815646667</text:p>
          </table:table-cell>
          <table:table-cell table:formula="of:=AVERAGE([.EC7:.EC9])" office:value-type="float" office:value="5.639357" calcext:value-type="float">
            <text:p>5.639357</text:p>
          </table:table-cell>
          <table:table-cell table:formula="of:=AVERAGE([.ED7:.ED9])" office:value-type="float" office:value="5.710231" calcext:value-type="float">
            <text:p>5.710231</text:p>
          </table:table-cell>
          <table:table-cell table:formula="of:=AVERAGE([.EE7:.EE9])" office:value-type="float" office:value="5.76377166666667" calcext:value-type="float">
            <text:p>5.7637716667</text:p>
          </table:table-cell>
          <table:table-cell table:formula="of:=AVERAGE([.EF7:.EF9])" office:value-type="float" office:value="5.83131033333333" calcext:value-type="float">
            <text:p>5.8313103333</text:p>
          </table:table-cell>
          <table:table-cell table:formula="of:=AVERAGE([.EG7:.EG9])" office:value-type="float" office:value="5.90800966666667" calcext:value-type="float">
            <text:p>5.9080096667</text:p>
          </table:table-cell>
          <table:table-cell table:formula="of:=AVERAGE([.EH7:.EH9])" office:value-type="float" office:value="5.958292" calcext:value-type="float">
            <text:p>5.958292</text:p>
          </table:table-cell>
          <table:table-cell table:formula="of:=AVERAGE([.EI7:.EI9])" office:value-type="float" office:value="6.02840266666667" calcext:value-type="float">
            <text:p>6.0284026667</text:p>
          </table:table-cell>
          <table:table-cell table:formula="of:=AVERAGE([.EJ7:.EJ9])" office:value-type="float" office:value="6.08721666666667" calcext:value-type="float">
            <text:p>6.0872166667</text:p>
          </table:table-cell>
          <table:table-cell table:formula="of:=AVERAGE([.EK7:.EK9])" office:value-type="float" office:value="6.16089633333333" calcext:value-type="float">
            <text:p>6.1608963333</text:p>
          </table:table-cell>
          <table:table-cell table:formula="of:=AVERAGE([.EL7:.EL9])" office:value-type="float" office:value="6.22325133333333" calcext:value-type="float">
            <text:p>6.2232513333</text:p>
          </table:table-cell>
          <table:table-cell table:formula="of:=AVERAGE([.EM7:.EM9])" office:value-type="float" office:value="6.29154633333333" calcext:value-type="float">
            <text:p>6.2915463333</text:p>
          </table:table-cell>
          <table:table-cell table:formula="of:=AVERAGE([.EN7:.EN9])" office:value-type="float" office:value="6.35068066666667" calcext:value-type="float">
            <text:p>6.3506806667</text:p>
          </table:table-cell>
          <table:table-cell table:formula="of:=AVERAGE([.EO7:.EO9])" office:value-type="float" office:value="6.41702766666667" calcext:value-type="float">
            <text:p>6.4170276667</text:p>
          </table:table-cell>
          <table:table-cell table:formula="of:=AVERAGE([.EP7:.EP9])" office:value-type="float" office:value="6.49218133333333" calcext:value-type="float">
            <text:p>6.4921813333</text:p>
          </table:table-cell>
          <table:table-cell table:formula="of:=AVERAGE([.EQ7:.EQ9])" office:value-type="float" office:value="6.54838066666667" calcext:value-type="float">
            <text:p>6.5483806667</text:p>
          </table:table-cell>
          <table:table-cell table:formula="of:=AVERAGE([.ER7:.ER9])" office:value-type="float" office:value="6.631343" calcext:value-type="float">
            <text:p>6.631343</text:p>
          </table:table-cell>
          <table:table-cell table:formula="of:=AVERAGE([.ES7:.ES9])" office:value-type="float" office:value="6.68583133333333" calcext:value-type="float">
            <text:p>6.6858313333</text:p>
          </table:table-cell>
          <table:table-cell table:formula="of:=AVERAGE([.ET7:.ET9])" office:value-type="float" office:value="6.761391" calcext:value-type="float">
            <text:p>6.761391</text:p>
          </table:table-cell>
          <table:table-cell table:formula="of:=AVERAGE([.EU7:.EU9])" office:value-type="float" office:value="6.82067933333333" calcext:value-type="float">
            <text:p>6.8206793333</text:p>
          </table:table-cell>
          <table:table-cell table:formula="of:=AVERAGE([.EV7:.EV9])" office:value-type="float" office:value="6.89216" calcext:value-type="float">
            <text:p>6.89216</text:p>
          </table:table-cell>
          <table:table-cell table:formula="of:=AVERAGE([.EW7:.EW9])" office:value-type="float" office:value="6.953798" calcext:value-type="float">
            <text:p>6.953798</text:p>
          </table:table-cell>
          <table:table-cell table:formula="of:=AVERAGE([.EX7:.EX9])" office:value-type="float" office:value="7.02966333333333" calcext:value-type="float">
            <text:p>7.0296633333</text:p>
          </table:table-cell>
          <table:table-cell table:formula="of:=AVERAGE([.EY7:.EY9])" office:value-type="float" office:value="7.09574133333333" calcext:value-type="float">
            <text:p>7.0957413333</text:p>
          </table:table-cell>
          <table:table-cell table:formula="of:=AVERAGE([.EZ7:.EZ9])" office:value-type="float" office:value="7.16854633333333" calcext:value-type="float">
            <text:p>7.1685463333</text:p>
          </table:table-cell>
          <table:table-cell table:formula="of:=AVERAGE([.FA7:.FA9])" office:value-type="float" office:value="7.23340066666667" calcext:value-type="float">
            <text:p>7.2334006667</text:p>
          </table:table-cell>
          <table:table-cell table:formula="of:=AVERAGE([.FB7:.FB9])" office:value-type="float" office:value="7.30882833333333" calcext:value-type="float">
            <text:p>7.3088283333</text:p>
          </table:table-cell>
          <table:table-cell table:formula="of:=AVERAGE([.FC7:.FC9])" office:value-type="float" office:value="7.37296766666667" calcext:value-type="float">
            <text:p>7.3729676667</text:p>
          </table:table-cell>
          <table:table-cell table:formula="of:=AVERAGE([.FD7:.FD9])" office:value-type="float" office:value="7.44236666666667" calcext:value-type="float">
            <text:p>7.4423666667</text:p>
          </table:table-cell>
          <table:table-cell table:formula="of:=AVERAGE([.FE7:.FE9])" office:value-type="float" office:value="7.51707866666667" calcext:value-type="float">
            <text:p>7.5170786667</text:p>
          </table:table-cell>
          <table:table-cell table:formula="of:=AVERAGE([.FF7:.FF9])" office:value-type="float" office:value="7.588898" calcext:value-type="float">
            <text:p>7.588898</text:p>
          </table:table-cell>
          <table:table-cell table:formula="of:=AVERAGE([.FG7:.FG9])" office:value-type="float" office:value="7.66385933333333" calcext:value-type="float">
            <text:p>7.6638593333</text:p>
          </table:table-cell>
          <table:table-cell table:formula="of:=AVERAGE([.FH7:.FH9])" office:value-type="float" office:value="7.721256" calcext:value-type="float">
            <text:p>7.721256</text:p>
          </table:table-cell>
          <table:table-cell table:formula="of:=AVERAGE([.FI7:.FI9])" office:value-type="float" office:value="7.8006" calcext:value-type="float">
            <text:p>7.8006</text:p>
          </table:table-cell>
          <table:table-cell table:formula="of:=AVERAGE([.FJ7:.FJ9])" office:value-type="float" office:value="7.87182533333333" calcext:value-type="float">
            <text:p>7.8718253333</text:p>
          </table:table-cell>
          <table:table-cell table:formula="of:=AVERAGE([.FK7:.FK9])" office:value-type="float" office:value="7.95550466666667" calcext:value-type="float">
            <text:p>7.9555046667</text:p>
          </table:table-cell>
          <table:table-cell table:formula="of:=AVERAGE([.FL7:.FL9])" office:value-type="float" office:value="8.009623" calcext:value-type="float">
            <text:p>8.009623</text:p>
          </table:table-cell>
          <table:table-cell table:formula="of:=AVERAGE([.FM7:.FM9])" office:value-type="float" office:value="8.092455" calcext:value-type="float">
            <text:p>8.092455</text:p>
          </table:table-cell>
          <table:table-cell table:formula="of:=AVERAGE([.FN7:.FN9])" office:value-type="float" office:value="8.15952566666667" calcext:value-type="float">
            <text:p>8.1595256667</text:p>
          </table:table-cell>
          <table:table-cell table:formula="of:=AVERAGE([.FO7:.FO9])" office:value-type="float" office:value="8.23842933333333" calcext:value-type="float">
            <text:p>8.2384293333</text:p>
          </table:table-cell>
          <table:table-cell table:formula="of:=AVERAGE([.FP7:.FP9])" office:value-type="float" office:value="8.31104233333333" calcext:value-type="float">
            <text:p>8.3110423333</text:p>
          </table:table-cell>
          <table:table-cell table:formula="of:=AVERAGE([.FQ7:.FQ9])" office:value-type="float" office:value="8.384718" calcext:value-type="float">
            <text:p>8.384718</text:p>
          </table:table-cell>
          <table:table-cell table:formula="of:=AVERAGE([.FR7:.FR9])" office:value-type="float" office:value="8.45135733333333" calcext:value-type="float">
            <text:p>8.4513573333</text:p>
          </table:table-cell>
          <table:table-cell table:formula="of:=AVERAGE([.FS7:.FS9])" office:value-type="float" office:value="8.536876" calcext:value-type="float">
            <text:p>8.536876</text:p>
          </table:table-cell>
          <table:table-cell table:formula="of:=AVERAGE([.FT7:.FT9])" office:value-type="float" office:value="8.593574" calcext:value-type="float">
            <text:p>8.593574</text:p>
          </table:table-cell>
          <table:table-cell table:formula="of:=AVERAGE([.FU7:.FU9])" office:value-type="float" office:value="8.66752733333333" calcext:value-type="float">
            <text:p>8.6675273333</text:p>
          </table:table-cell>
          <table:table-cell table:formula="of:=AVERAGE([.FV7:.FV9])" office:value-type="float" office:value="8.75260233333333" calcext:value-type="float">
            <text:p>8.7526023333</text:p>
          </table:table-cell>
          <table:table-cell table:formula="of:=AVERAGE([.FW7:.FW9])" office:value-type="float" office:value="8.82238133333333" calcext:value-type="float">
            <text:p>8.8223813333</text:p>
          </table:table-cell>
          <table:table-cell table:formula="of:=AVERAGE([.FX7:.FX9])" office:value-type="float" office:value="8.89580333333333" calcext:value-type="float">
            <text:p>8.8958033333</text:p>
          </table:table-cell>
          <table:table-cell table:formula="of:=AVERAGE([.FY7:.FY9])" office:value-type="float" office:value="8.97056533333333" calcext:value-type="float">
            <text:p>8.9705653333</text:p>
          </table:table-cell>
          <table:table-cell table:formula="of:=AVERAGE([.FZ7:.FZ9])" office:value-type="float" office:value="9.03940133333333" calcext:value-type="float">
            <text:p>9.0394013333</text:p>
          </table:table-cell>
          <table:table-cell table:formula="of:=AVERAGE([.GA7:.GA9])" office:value-type="float" office:value="9.12126333333333" calcext:value-type="float">
            <text:p>9.1212633333</text:p>
          </table:table-cell>
          <table:table-cell table:formula="of:=AVERAGE([.GB7:.GB9])" office:value-type="float" office:value="9.18392766666667" calcext:value-type="float">
            <text:p>9.1839276667</text:p>
          </table:table-cell>
          <table:table-cell table:formula="of:=AVERAGE([.GC7:.GC9])" office:value-type="float" office:value="9.25939966666667" calcext:value-type="float">
            <text:p>9.2593996667</text:p>
          </table:table-cell>
          <table:table-cell table:formula="of:=AVERAGE([.GD7:.GD9])" office:value-type="float" office:value="9.34697566666667" calcext:value-type="float">
            <text:p>9.3469756667</text:p>
          </table:table-cell>
          <table:table-cell table:formula="of:=AVERAGE([.GE7:.GE9])" office:value-type="float" office:value="9.42793066666667" calcext:value-type="float">
            <text:p>9.4279306667</text:p>
          </table:table-cell>
          <table:table-cell table:formula="of:=AVERAGE([.GF7:.GF9])" office:value-type="float" office:value="9.48676266666667" calcext:value-type="float">
            <text:p>9.4867626667</text:p>
          </table:table-cell>
          <table:table-cell table:formula="of:=AVERAGE([.GG7:.GG9])" office:value-type="float" office:value="9.56204733333333" calcext:value-type="float">
            <text:p>9.5620473333</text:p>
          </table:table-cell>
          <table:table-cell table:formula="of:=AVERAGE([.GH7:.GH9])" office:value-type="float" office:value="9.66829433333333" calcext:value-type="float">
            <text:p>9.6682943333</text:p>
          </table:table-cell>
          <table:table-cell table:formula="of:=AVERAGE([.GI7:.GI9])" office:value-type="float" office:value="9.73993233333333" calcext:value-type="float">
            <text:p>9.7399323333</text:p>
          </table:table-cell>
          <table:table-cell table:formula="of:=AVERAGE([.GJ7:.GJ9])" office:value-type="float" office:value="9.80251633333334" calcext:value-type="float">
            <text:p>9.8025163333</text:p>
          </table:table-cell>
          <table:table-cell table:formula="of:=AVERAGE([.GK7:.GK9])" office:value-type="float" office:value="9.86888366666667" calcext:value-type="float">
            <text:p>9.8688836667</text:p>
          </table:table-cell>
          <table:table-cell table:formula="of:=AVERAGE([.GL7:.GL9])" office:value-type="float" office:value="9.95079366666667" calcext:value-type="float">
            <text:p>9.9507936667</text:p>
          </table:table-cell>
          <table:table-cell table:formula="of:=AVERAGE([.GM7:.GM9])" office:value-type="float" office:value="10.028675" calcext:value-type="float">
            <text:p>10.028675</text:p>
          </table:table-cell>
          <table:table-cell table:formula="of:=AVERAGE([.GN7:.GN9])" office:value-type="float" office:value="10.1128166666667" calcext:value-type="float">
            <text:p>10.1128166667</text:p>
          </table:table-cell>
          <table:table-cell table:formula="of:=AVERAGE([.GO7:.GO9])" office:value-type="float" office:value="10.190844" calcext:value-type="float">
            <text:p>10.190844</text:p>
          </table:table-cell>
          <table:table-cell table:formula="of:=AVERAGE([.GP7:.GP9])" office:value-type="float" office:value="10.2734956666667" calcext:value-type="float">
            <text:p>10.2734956667</text:p>
          </table:table-cell>
          <table:table-cell table:formula="of:=AVERAGE([.GQ7:.GQ9])" office:value-type="float" office:value="10.3536296666667" calcext:value-type="float">
            <text:p>10.3536296667</text:p>
          </table:table-cell>
          <table:table-cell table:formula="of:=AVERAGE([.GR7:.GR9])" office:value-type="float" office:value="10.4194076666667" calcext:value-type="float">
            <text:p>10.4194076667</text:p>
          </table:table-cell>
          <table:table-cell table:formula="of:=AVERAGE([.GS7:.GS9])" office:value-type="float" office:value="10.497824" calcext:value-type="float">
            <text:p>10.497824</text:p>
          </table:table-cell>
          <table:table-cell table:formula="of:=AVERAGE([.GT7:.GT9])" office:value-type="float" office:value="10.5842676666667" calcext:value-type="float">
            <text:p>10.5842676667</text:p>
          </table:table-cell>
          <table:table-cell table:formula="of:=AVERAGE([.GU7:.GU9])" office:value-type="float" office:value="10.6505036666667" calcext:value-type="float">
            <text:p>10.6505036667</text:p>
          </table:table-cell>
          <table:table-cell table:formula="of:=AVERAGE([.GV7:.GV9])" office:value-type="float" office:value="10.7345956666667" calcext:value-type="float">
            <text:p>10.7345956667</text:p>
          </table:table-cell>
          <table:table-cell table:formula="of:=AVERAGE([.GW7:.GW9])" office:value-type="float" office:value="10.8210703333333" calcext:value-type="float">
            <text:p>10.8210703333</text:p>
          </table:table-cell>
          <table:table-cell table:formula="of:=AVERAGE([.GX7:.GX9])" office:value-type="float" office:value="10.8919356666667" calcext:value-type="float">
            <text:p>10.8919356667</text:p>
          </table:table-cell>
          <table:table-cell table:formula="of:=AVERAGE([.GY7:.GY9])" office:value-type="float" office:value="10.9941146666667" calcext:value-type="float">
            <text:p>10.9941146667</text:p>
          </table:table-cell>
          <table:table-cell table:formula="of:=AVERAGE([.GZ7:.GZ9])" office:value-type="float" office:value="11.06547" calcext:value-type="float">
            <text:p>11.06547</text:p>
          </table:table-cell>
          <table:table-cell table:formula="of:=AVERAGE([.HA7:.HA9])" office:value-type="float" office:value="11.1327166666667" calcext:value-type="float">
            <text:p>11.1327166667</text:p>
          </table:table-cell>
          <table:table-cell table:formula="of:=AVERAGE([.HB7:.HB9])" office:value-type="float" office:value="11.2138223333333" calcext:value-type="float">
            <text:p>11.2138223333</text:p>
          </table:table-cell>
          <table:table-cell table:formula="of:=AVERAGE([.HC7:.HC9])" office:value-type="float" office:value="11.2997506666667" calcext:value-type="float">
            <text:p>11.2997506667</text:p>
          </table:table-cell>
          <table:table-cell table:formula="of:=AVERAGE([.HD7:.HD9])" office:value-type="float" office:value="11.374881" calcext:value-type="float">
            <text:p>11.374881</text:p>
          </table:table-cell>
          <table:table-cell table:formula="of:=AVERAGE([.HE7:.HE9])" office:value-type="float" office:value="11.456473" calcext:value-type="float">
            <text:p>11.456473</text:p>
          </table:table-cell>
          <table:table-cell table:formula="of:=AVERAGE([.HF7:.HF9])" office:value-type="float" office:value="11.561541" calcext:value-type="float">
            <text:p>11.561541</text:p>
          </table:table-cell>
          <table:table-cell table:formula="of:=AVERAGE([.HG7:.HG9])" office:value-type="float" office:value="11.6192633333333" calcext:value-type="float">
            <text:p>11.6192633333</text:p>
          </table:table-cell>
          <table:table-cell table:formula="of:=AVERAGE([.HH7:.HH9])" office:value-type="float" office:value="11.7094843333333" calcext:value-type="float">
            <text:p>11.7094843333</text:p>
          </table:table-cell>
          <table:table-cell table:formula="of:=AVERAGE([.HI7:.HI9])" office:value-type="float" office:value="11.7820326666667" calcext:value-type="float">
            <text:p>11.7820326667</text:p>
          </table:table-cell>
          <table:table-cell table:formula="of:=AVERAGE([.HJ7:.HJ9])" office:value-type="float" office:value="11.88781" calcext:value-type="float">
            <text:p>11.88781</text:p>
          </table:table-cell>
          <table:table-cell table:formula="of:=AVERAGE([.HK7:.HK9])" office:value-type="float" office:value="11.9531113333333" calcext:value-type="float">
            <text:p>11.9531113333</text:p>
          </table:table-cell>
          <table:table-cell table:formula="of:=AVERAGE([.HL7:.HL9])" office:value-type="float" office:value="12.0548723333333" calcext:value-type="float">
            <text:p>12.0548723333</text:p>
          </table:table-cell>
          <table:table-cell table:formula="of:=AVERAGE([.HM7:.HM9])" office:value-type="float" office:value="12.1192833333333" calcext:value-type="float">
            <text:p>12.1192833333</text:p>
          </table:table-cell>
          <table:table-cell table:formula="of:=AVERAGE([.HN7:.HN9])" office:value-type="float" office:value="12.202958" calcext:value-type="float">
            <text:p>12.202958</text:p>
          </table:table-cell>
          <table:table-cell table:formula="of:=AVERAGE([.HO7:.HO9])" office:value-type="float" office:value="12.2918906666667" calcext:value-type="float">
            <text:p>12.2918906667</text:p>
          </table:table-cell>
          <table:table-cell table:formula="of:=AVERAGE([.HP7:.HP9])" office:value-type="float" office:value="12.360603" calcext:value-type="float">
            <text:p>12.360603</text:p>
          </table:table-cell>
          <table:table-cell table:formula="of:=AVERAGE([.HQ7:.HQ9])" office:value-type="float" office:value="12.44325" calcext:value-type="float">
            <text:p>12.44325</text:p>
          </table:table-cell>
          <table:table-cell table:formula="of:=AVERAGE([.HR7:.HR9])" office:value-type="float" office:value="12.5204393333333" calcext:value-type="float">
            <text:p>12.5204393333</text:p>
          </table:table-cell>
          <table:table-cell table:formula="of:=AVERAGE([.HS7:.HS9])" office:value-type="float" office:value="12.6064416666667" calcext:value-type="float">
            <text:p>12.6064416667</text:p>
          </table:table-cell>
          <table:table-cell table:formula="of:=AVERAGE([.HT7:.HT9])" office:value-type="float" office:value="12.70282" calcext:value-type="float">
            <text:p>12.70282</text:p>
          </table:table-cell>
          <table:table-cell table:formula="of:=AVERAGE([.HU7:.HU9])" office:value-type="float" office:value="12.792138" calcext:value-type="float">
            <text:p>12.792138</text:p>
          </table:table-cell>
          <table:table-cell table:formula="of:=AVERAGE([.HV7:.HV9])" office:value-type="float" office:value="12.887051" calcext:value-type="float">
            <text:p>12.887051</text:p>
          </table:table-cell>
          <table:table-cell table:formula="of:=AVERAGE([.HW7:.HW9])" office:value-type="float" office:value="12.9544753333333" calcext:value-type="float">
            <text:p>12.9544753333</text:p>
          </table:table-cell>
          <table:table-cell table:formula="of:=AVERAGE([.HX7:.HX9])" office:value-type="float" office:value="13.038891" calcext:value-type="float">
            <text:p>13.038891</text:p>
          </table:table-cell>
          <table:table-cell table:formula="of:=AVERAGE([.HY7:.HY9])" office:value-type="float" office:value="13.1301563333333" calcext:value-type="float">
            <text:p>13.1301563333</text:p>
          </table:table-cell>
          <table:table-cell table:formula="of:=AVERAGE([.HZ7:.HZ9])" office:value-type="float" office:value="13.1986513333333" calcext:value-type="float">
            <text:p>13.1986513333</text:p>
          </table:table-cell>
          <table:table-cell table:formula="of:=AVERAGE([.IA7:.IA9])" office:value-type="float" office:value="13.2936926666667" calcext:value-type="float">
            <text:p>13.2936926667</text:p>
          </table:table-cell>
          <table:table-cell table:formula="of:=AVERAGE([.IB7:.IB9])" office:value-type="float" office:value="13.3866113333333" calcext:value-type="float">
            <text:p>13.3866113333</text:p>
          </table:table-cell>
          <table:table-cell table:formula="of:=AVERAGE([.IC7:.IC9])" office:value-type="float" office:value="13.4555996666667" calcext:value-type="float">
            <text:p>13.4555996667</text:p>
          </table:table-cell>
          <table:table-cell table:formula="of:=AVERAGE([.ID7:.ID9])" office:value-type="float" office:value="13.5474963333333" calcext:value-type="float">
            <text:p>13.5474963333</text:p>
          </table:table-cell>
          <table:table-cell table:formula="of:=AVERAGE([.IE7:.IE9])" office:value-type="float" office:value="13.6262416666667" calcext:value-type="float">
            <text:p>13.6262416667</text:p>
          </table:table-cell>
          <table:table-cell table:formula="of:=AVERAGE([.IF7:.IF9])" office:value-type="float" office:value="13.7126586666667" calcext:value-type="float">
            <text:p>13.7126586667</text:p>
          </table:table-cell>
          <table:table-cell table:formula="of:=AVERAGE([.IG7:.IG9])" office:value-type="float" office:value="13.8099513333333" calcext:value-type="float">
            <text:p>13.8099513333</text:p>
          </table:table-cell>
          <table:table-cell table:formula="of:=AVERAGE([.IH7:.IH9])" office:value-type="float" office:value="13.8977223333333" calcext:value-type="float">
            <text:p>13.8977223333</text:p>
          </table:table-cell>
          <table:table-cell table:formula="of:=AVERAGE([.II7:.II9])" office:value-type="float" office:value="13.972181" calcext:value-type="float">
            <text:p>13.972181</text:p>
          </table:table-cell>
          <table:table-cell table:formula="of:=AVERAGE([.IJ7:.IJ9])" office:value-type="float" office:value="14.0880353333333" calcext:value-type="float">
            <text:p>14.0880353333</text:p>
          </table:table-cell>
          <table:table-cell table:formula="of:=AVERAGE([.IK7:.IK9])" office:value-type="float" office:value="14.1643453333333" calcext:value-type="float">
            <text:p>14.1643453333</text:p>
          </table:table-cell>
          <table:table-cell table:formula="of:=AVERAGE([.IL7:.IL9])" office:value-type="float" office:value="14.2503366666667" calcext:value-type="float">
            <text:p>14.2503366667</text:p>
          </table:table-cell>
          <table:table-cell table:formula="of:=AVERAGE([.IM7:.IM9])" office:value-type="float" office:value="14.311135" calcext:value-type="float">
            <text:p>14.311135</text:p>
          </table:table-cell>
          <table:table-cell table:formula="of:=AVERAGE([.IN7:.IN9])" office:value-type="float" office:value="14.41594" calcext:value-type="float">
            <text:p>14.41594</text:p>
          </table:table-cell>
          <table:table-cell table:formula="of:=AVERAGE([.IO7:.IO9])" office:value-type="float" office:value="14.4887116666667" calcext:value-type="float">
            <text:p>14.4887116667</text:p>
          </table:table-cell>
          <table:table-cell table:formula="of:=AVERAGE([.IP7:.IP9])" office:value-type="float" office:value="14.6145296666667" calcext:value-type="float">
            <text:p>14.6145296667</text:p>
          </table:table-cell>
          <table:table-cell table:formula="of:=AVERAGE([.IQ7:.IQ9])" office:value-type="float" office:value="14.6733833333333" calcext:value-type="float">
            <text:p>14.6733833333</text:p>
          </table:table-cell>
          <table:table-cell table:formula="of:=AVERAGE([.IR7:.IR9])" office:value-type="float" office:value="14.7733946666667" calcext:value-type="float">
            <text:p>14.7733946667</text:p>
          </table:table-cell>
          <table:table-cell table:formula="of:=AVERAGE([.IS7:.IS9])" office:value-type="float" office:value="14.84371" calcext:value-type="float">
            <text:p>14.84371</text:p>
          </table:table-cell>
          <table:table-cell table:formula="of:=AVERAGE([.IT7:.IT9])" office:value-type="float" office:value="14.970671" calcext:value-type="float">
            <text:p>14.970671</text:p>
          </table:table-cell>
          <table:table-cell table:formula="of:=AVERAGE([.IU7:.IU9])" office:value-type="float" office:value="15.0212816666667" calcext:value-type="float">
            <text:p>15.0212816667</text:p>
          </table:table-cell>
          <table:table-cell table:formula="of:=AVERAGE([.IV7:.IV9])" office:value-type="float" office:value="15.1373546666667" calcext:value-type="float">
            <text:p>15.1373546667</text:p>
          </table:table-cell>
          <table:table-cell table:formula="of:=AVERAGE([.IW7:.IW9])" office:value-type="float" office:value="15.1989833333333" calcext:value-type="float">
            <text:p>15.1989833333</text:p>
          </table:table-cell>
          <table:table-cell table:formula="of:=AVERAGE([.IX7:.IX9])" office:value-type="float" office:value="15.2864953333333" calcext:value-type="float">
            <text:p>15.2864953333</text:p>
          </table:table-cell>
          <table:table-cell table:formula="of:=AVERAGE([.IY7:.IY9])" office:value-type="float" office:value="15.3831483333333" calcext:value-type="float">
            <text:p>15.3831483333</text:p>
          </table:table-cell>
          <table:table-cell table:formula="of:=AVERAGE([.IZ7:.IZ9])" office:value-type="float" office:value="15.5221973333333" calcext:value-type="float">
            <text:p>15.5221973333</text:p>
          </table:table-cell>
          <table:table-cell table:formula="of:=AVERAGE([.JA7:.JA9])" office:value-type="float" office:value="15.556047" calcext:value-type="float">
            <text:p>15.556047</text:p>
          </table:table-cell>
          <table:table-cell table:formula="of:=AVERAGE([.JB7:.JB9])" office:value-type="float" office:value="15.6726366666667" calcext:value-type="float">
            <text:p>15.6726366667</text:p>
          </table:table-cell>
          <table:table-cell table:formula="of:=AVERAGE([.JC7:.JC9])" office:value-type="float" office:value="15.735623" calcext:value-type="float">
            <text:p>15.735623</text:p>
          </table:table-cell>
          <table:table-cell table:formula="of:=AVERAGE([.JD7:.JD9])" office:value-type="float" office:value="15.832953" calcext:value-type="float">
            <text:p>15.832953</text:p>
          </table:table-cell>
          <table:table-cell table:formula="of:=AVERAGE([.JE7:.JE9])" office:value-type="float" office:value="15.9358966666667" calcext:value-type="float">
            <text:p>15.9358966667</text:p>
          </table:table-cell>
          <table:table-cell table:formula="of:=AVERAGE([.JF7:.JF9])" office:value-type="float" office:value="16.013666" calcext:value-type="float">
            <text:p>16.013666</text:p>
          </table:table-cell>
          <table:table-cell table:formula="of:=AVERAGE([.JG7:.JG9])" office:value-type="float" office:value="16.1254963333333" calcext:value-type="float">
            <text:p>16.1254963333</text:p>
          </table:table-cell>
          <table:table-cell table:formula="of:=AVERAGE([.JH7:.JH9])" office:value-type="float" office:value="16.1884733333333" calcext:value-type="float">
            <text:p>16.1884733333</text:p>
          </table:table-cell>
          <table:table-cell table:formula="of:=AVERAGE([.JI7:.JI9])" office:value-type="float" office:value="16.296771" calcext:value-type="float">
            <text:p>16.296771</text:p>
          </table:table-cell>
          <table:table-cell table:formula="of:=AVERAGE([.JJ7:.JJ9])" office:value-type="float" office:value="16.4124843333333" calcext:value-type="float">
            <text:p>16.4124843333</text:p>
          </table:table-cell>
          <table:table-cell table:formula="of:=AVERAGE([.JK7:.JK9])" office:value-type="float" office:value="16.4793023333333" calcext:value-type="float">
            <text:p>16.4793023333</text:p>
          </table:table-cell>
          <table:table-cell table:formula="of:=AVERAGE([.JL7:.JL9])" office:value-type="float" office:value="16.562222" calcext:value-type="float">
            <text:p>16.562222</text:p>
          </table:table-cell>
          <table:table-cell table:formula="of:=AVERAGE([.JM7:.JM9])" office:value-type="float" office:value="16.666055" calcext:value-type="float">
            <text:p>16.666055</text:p>
          </table:table-cell>
          <table:table-cell table:formula="of:=AVERAGE([.JN7:.JN9])" office:value-type="float" office:value="16.7375896666667" calcext:value-type="float">
            <text:p>16.7375896667</text:p>
          </table:table-cell>
          <table:table-cell table:formula="of:=AVERAGE([.JO7:.JO9])" office:value-type="float" office:value="16.8515593333333" calcext:value-type="float">
            <text:p>16.8515593333</text:p>
          </table:table-cell>
          <table:table-cell table:formula="of:=AVERAGE([.JP7:.JP9])" office:value-type="float" office:value="16.9436486666667" calcext:value-type="float">
            <text:p>16.9436486667</text:p>
          </table:table-cell>
          <table:table-cell table:formula="of:=AVERAGE([.JQ7:.JQ9])" office:value-type="float" office:value="17.0248803333333" calcext:value-type="float">
            <text:p>17.0248803333</text:p>
          </table:table-cell>
          <table:table-cell table:formula="of:=AVERAGE([.JR7:.JR9])" office:value-type="float" office:value="17.1332836666667" calcext:value-type="float">
            <text:p>17.1332836667</text:p>
          </table:table-cell>
          <table:table-cell table:formula="of:=AVERAGE([.JS7:.JS9])" office:value-type="float" office:value="17.2088153333333" calcext:value-type="float">
            <text:p>17.2088153333</text:p>
          </table:table-cell>
          <table:table-cell table:formula="of:=AVERAGE([.JT7:.JT9])" office:value-type="float" office:value="17.3228996666667" calcext:value-type="float">
            <text:p>17.3228996667</text:p>
          </table:table-cell>
          <table:table-cell table:formula="of:=AVERAGE([.JU7:.JU9])" office:value-type="float" office:value="17.3961476666667" calcext:value-type="float">
            <text:p>17.3961476667</text:p>
          </table:table-cell>
          <table:table-cell table:formula="of:=AVERAGE([.JV7:.JV9])" office:value-type="float" office:value="17.4888266666667" calcext:value-type="float">
            <text:p>17.4888266667</text:p>
          </table:table-cell>
          <table:table-cell table:formula="of:=AVERAGE([.JW7:.JW9])" office:value-type="float" office:value="17.620069" calcext:value-type="float">
            <text:p>17.620069</text:p>
          </table:table-cell>
          <table:table-cell table:formula="of:=AVERAGE([.JX7:.JX9])" office:value-type="float" office:value="17.700676" calcext:value-type="float">
            <text:p>17.700676</text:p>
          </table:table-cell>
          <table:table-cell table:formula="of:=AVERAGE([.JY7:.JY9])" office:value-type="float" office:value="17.7857816666667" calcext:value-type="float">
            <text:p>17.7857816667</text:p>
          </table:table-cell>
          <table:table-cell table:formula="of:=AVERAGE([.JZ7:.JZ9])" office:value-type="float" office:value="17.8704073333333" calcext:value-type="float">
            <text:p>17.8704073333</text:p>
          </table:table-cell>
          <table:table-cell table:formula="of:=AVERAGE([.KA7:.KA9])" office:value-type="float" office:value="17.968759" calcext:value-type="float">
            <text:p>17.968759</text:p>
          </table:table-cell>
          <table:table-cell table:formula="of:=AVERAGE([.KB7:.KB9])" office:value-type="float" office:value="18.053372" calcext:value-type="float">
            <text:p>18.053372</text:p>
          </table:table-cell>
          <table:table-cell table:formula="of:=AVERAGE([.KC7:.KC9])" office:value-type="float" office:value="18.1572196666667" calcext:value-type="float">
            <text:p>18.1572196667</text:p>
          </table:table-cell>
          <table:table-cell table:formula="of:=AVERAGE([.KD7:.KD9])" office:value-type="float" office:value="18.266758" calcext:value-type="float">
            <text:p>18.266758</text:p>
          </table:table-cell>
          <table:table-cell table:formula="of:=AVERAGE([.KE7:.KE9])" office:value-type="float" office:value="18.3381096666667" calcext:value-type="float">
            <text:p>18.3381096667</text:p>
          </table:table-cell>
          <table:table-cell table:formula="of:=AVERAGE([.KF7:.KF9])" office:value-type="float" office:value="18.4441593333333" calcext:value-type="float">
            <text:p>18.4441593333</text:p>
          </table:table-cell>
          <table:table-cell table:formula="of:=AVERAGE([.KG7:.KG9])" office:value-type="float" office:value="18.5677833333333" calcext:value-type="float">
            <text:p>18.5677833333</text:p>
          </table:table-cell>
          <table:table-cell table:formula="of:=AVERAGE([.KH7:.KH9])" office:value-type="float" office:value="18.647047" calcext:value-type="float">
            <text:p>18.647047</text:p>
          </table:table-cell>
          <table:table-cell table:formula="of:=AVERAGE([.KI7:.KI9])" office:value-type="float" office:value="18.7200883333333" calcext:value-type="float">
            <text:p>18.7200883333</text:p>
          </table:table-cell>
          <table:table-cell table:formula="of:=AVERAGE([.KJ7:.KJ9])" office:value-type="float" office:value="18.8300716666667" calcext:value-type="float">
            <text:p>18.8300716667</text:p>
          </table:table-cell>
          <table:table-cell table:formula="of:=AVERAGE([.KK7:.KK9])" office:value-type="float" office:value="18.9207146666667" calcext:value-type="float">
            <text:p>18.9207146667</text:p>
          </table:table-cell>
          <table:table-cell table:formula="of:=AVERAGE([.KL7:.KL9])" office:value-type="float" office:value="19.0209826666667" calcext:value-type="float">
            <text:p>19.0209826667</text:p>
          </table:table-cell>
          <table:table-cell table:formula="of:=AVERAGE([.KM7:.KM9])" office:value-type="float" office:value="19.0943266666667" calcext:value-type="float">
            <text:p>19.0943266667</text:p>
          </table:table-cell>
          <table:table-cell table:formula="of:=AVERAGE([.KN7:.KN9])" office:value-type="float" office:value="19.2103436666667" calcext:value-type="float">
            <text:p>19.2103436667</text:p>
          </table:table-cell>
          <table:table-cell table:formula="of:=AVERAGE([.KO7:.KO9])" office:value-type="float" office:value="19.3132096666667" calcext:value-type="float">
            <text:p>19.3132096667</text:p>
          </table:table-cell>
          <table:table-cell table:formula="of:=AVERAGE([.KP7:.KP9])" office:value-type="float" office:value="19.3850296666667" calcext:value-type="float">
            <text:p>19.3850296667</text:p>
          </table:table-cell>
          <table:table-cell table:formula="of:=AVERAGE([.KQ7:.KQ9])" office:value-type="float" office:value="19.493322" calcext:value-type="float">
            <text:p>19.493322</text:p>
          </table:table-cell>
          <table:table-cell table:formula="of:=AVERAGE([.KR7:.KR9])" office:value-type="float" office:value="19.600798" calcext:value-type="float">
            <text:p>19.600798</text:p>
          </table:table-cell>
          <table:table-cell table:formula="of:=AVERAGE([.KS7:.KS9])" office:value-type="float" office:value="19.6872636666667" calcext:value-type="float">
            <text:p>19.6872636667</text:p>
          </table:table-cell>
          <table:table-cell table:formula="of:=AVERAGE([.KT7:.KT9])" office:value-type="float" office:value="19.7855526666667" calcext:value-type="float">
            <text:p>19.7855526667</text:p>
          </table:table-cell>
          <table:table-cell table:formula="of:=AVERAGE([.KU7:.KU9])" office:value-type="float" office:value="19.8978903333333" calcext:value-type="float">
            <text:p>19.8978903333</text:p>
          </table:table-cell>
          <table:table-cell table:formula="of:=AVERAGE([.KV7:.KV9])" office:value-type="float" office:value="19.9918303333333" calcext:value-type="float">
            <text:p>19.9918303333</text:p>
          </table:table-cell>
          <table:table-cell table:formula="of:=AVERAGE([.KW7:.KW9])" office:value-type="float" office:value="20.0689823333333" calcext:value-type="float">
            <text:p>20.0689823333</text:p>
          </table:table-cell>
          <table:table-cell table:formula="of:=AVERAGE([.KX7:.KX9])" office:value-type="float" office:value="20.1778523333333" calcext:value-type="float">
            <text:p>20.1778523333</text:p>
          </table:table-cell>
          <table:table-cell table:formula="of:=AVERAGE([.KY7:.KY9])" office:value-type="float" office:value="20.3177616666667" calcext:value-type="float">
            <text:p>20.3177616667</text:p>
          </table:table-cell>
          <table:table-cell table:formula="of:=AVERAGE([.KZ7:.KZ9])" office:value-type="float" office:value="20.41328" calcext:value-type="float">
            <text:p>20.41328</text:p>
          </table:table-cell>
          <table:table-cell table:formula="of:=AVERAGE([.LA7:.LA9])" office:value-type="float" office:value="20.495919" calcext:value-type="float">
            <text:p>20.495919</text:p>
          </table:table-cell>
          <table:table-cell table:formula="of:=AVERAGE([.LB7:.LB9])" office:value-type="float" office:value="20.5581716666667" calcext:value-type="float">
            <text:p>20.5581716667</text:p>
          </table:table-cell>
          <table:table-cell table:formula="of:=AVERAGE([.LC7:.LC9])" office:value-type="float" office:value="20.6571973333333" calcext:value-type="float">
            <text:p>20.6571973333</text:p>
          </table:table-cell>
          <table:table-cell table:formula="of:=AVERAGE([.LD7:.LD9])" office:value-type="float" office:value="20.7924516666667" calcext:value-type="float">
            <text:p>20.7924516667</text:p>
          </table:table-cell>
          <table:table-cell table:formula="of:=AVERAGE([.LE7:.LE9])" office:value-type="float" office:value="20.8782916666667" calcext:value-type="float">
            <text:p>20.8782916667</text:p>
          </table:table-cell>
          <table:table-cell table:formula="of:=AVERAGE([.LF7:.LF9])" office:value-type="float" office:value="20.9552503333333" calcext:value-type="float">
            <text:p>20.9552503333</text:p>
          </table:table-cell>
          <table:table-cell table:formula="of:=AVERAGE([.LG7:.LG9])" office:value-type="float" office:value="21.0549013333333" calcext:value-type="float">
            <text:p>21.0549013333</text:p>
          </table:table-cell>
          <table:table-cell table:formula="of:=AVERAGE([.LH7:.LH9])" office:value-type="float" office:value="21.1666323333333" calcext:value-type="float">
            <text:p>21.1666323333</text:p>
          </table:table-cell>
          <table:table-cell table:formula="of:=AVERAGE([.LI7:.LI9])" office:value-type="float" office:value="21.2547996666667" calcext:value-type="float">
            <text:p>21.2547996667</text:p>
          </table:table-cell>
          <table:table-cell table:formula="of:=AVERAGE([.LJ7:.LJ9])" office:value-type="float" office:value="21.3653236666667" calcext:value-type="float">
            <text:p>21.3653236667</text:p>
          </table:table-cell>
          <table:table-cell table:formula="of:=AVERAGE([.LK7:.LK9])" office:value-type="float" office:value="21.4542236666667" calcext:value-type="float">
            <text:p>21.4542236667</text:p>
          </table:table-cell>
          <table:table-cell table:formula="of:=AVERAGE([.LL7:.LL9])" office:value-type="float" office:value="21.5931453333333" calcext:value-type="float">
            <text:p>21.5931453333</text:p>
          </table:table-cell>
          <table:table-cell table:formula="of:=AVERAGE([.LM7:.LM9])" office:value-type="float" office:value="21.6834676666667" calcext:value-type="float">
            <text:p>21.6834676667</text:p>
          </table:table-cell>
          <table:table-cell table:formula="of:=AVERAGE([.LN7:.LN9])" office:value-type="float" office:value="21.7672383333333" calcext:value-type="float">
            <text:p>21.7672383333</text:p>
          </table:table-cell>
          <table:table-cell table:formula="of:=AVERAGE([.LO7:.LO9])" office:value-type="float" office:value="21.91414" calcext:value-type="float">
            <text:p>21.91414</text:p>
          </table:table-cell>
          <table:table-cell table:formula="of:=AVERAGE([.LP7:.LP9])" office:value-type="float" office:value="21.9876666666667" calcext:value-type="float">
            <text:p>21.9876666667</text:p>
          </table:table-cell>
          <table:table-cell table:formula="of:=AVERAGE([.LQ7:.LQ9])" office:value-type="float" office:value="22.0974413333333" calcext:value-type="float">
            <text:p>22.0974413333</text:p>
          </table:table-cell>
          <table:table-cell table:formula="of:=AVERAGE([.LR7:.LR9])" office:value-type="float" office:value="22.216596" calcext:value-type="float">
            <text:p>22.216596</text:p>
          </table:table-cell>
          <table:table-cell table:formula="of:=AVERAGE([.LS7:.LS9])" office:value-type="float" office:value="22.2888316666667" calcext:value-type="float">
            <text:p>22.2888316667</text:p>
          </table:table-cell>
          <table:table-cell table:formula="of:=AVERAGE([.LT7:.LT9])" office:value-type="float" office:value="22.420072" calcext:value-type="float">
            <text:p>22.420072</text:p>
          </table:table-cell>
          <table:table-cell table:formula="of:=AVERAGE([.LU7:.LU9])" office:value-type="float" office:value="22.5054586666667" calcext:value-type="float">
            <text:p>22.5054586667</text:p>
          </table:table-cell>
          <table:table-cell table:formula="of:=AVERAGE([.LV7:.LV9])" office:value-type="float" office:value="22.6525503333333" calcext:value-type="float">
            <text:p>22.6525503333</text:p>
          </table:table-cell>
          <table:table-cell table:formula="of:=AVERAGE([.LW7:.LW9])" office:value-type="float" office:value="22.6821416666667" calcext:value-type="float">
            <text:p>22.6821416667</text:p>
          </table:table-cell>
          <table:table-cell table:formula="of:=AVERAGE([.LX7:.LX9])" office:value-type="float" office:value="22.8000486666667" calcext:value-type="float">
            <text:p>22.8000486667</text:p>
          </table:table-cell>
          <table:table-cell table:formula="of:=AVERAGE([.LY7:.LY9])" office:value-type="float" office:value="22.88561" calcext:value-type="float">
            <text:p>22.88561</text:p>
          </table:table-cell>
          <table:table-cell table:formula="of:=AVERAGE([.LZ7:.LZ9])" office:value-type="float" office:value="23.0349803333333" calcext:value-type="float">
            <text:p>23.0349803333</text:p>
          </table:table-cell>
          <table:table-cell table:formula="of:=AVERAGE([.MA7:.MA9])" office:value-type="float" office:value="23.1217586666667" calcext:value-type="float">
            <text:p>23.1217586667</text:p>
          </table:table-cell>
          <table:table-cell table:formula="of:=AVERAGE([.MB7:.MB9])" office:value-type="float" office:value="23.2124396666667" calcext:value-type="float">
            <text:p>23.2124396667</text:p>
          </table:table-cell>
          <table:table-cell table:formula="of:=AVERAGE([.MC7:.MC9])" office:value-type="float" office:value="23.2976796666667" calcext:value-type="float">
            <text:p>23.2976796667</text:p>
          </table:table-cell>
          <table:table-cell table:formula="of:=AVERAGE([.MD7:.MD9])" office:value-type="float" office:value="23.3858656666667" calcext:value-type="float">
            <text:p>23.3858656667</text:p>
          </table:table-cell>
          <table:table-cell table:formula="of:=AVERAGE([.ME7:.ME9])" office:value-type="float" office:value="23.5013053333333" calcext:value-type="float">
            <text:p>23.5013053333</text:p>
          </table:table-cell>
          <table:table-cell table:formula="of:=AVERAGE([.MF7:.MF9])" office:value-type="float" office:value="23.593043" calcext:value-type="float">
            <text:p>23.593043</text:p>
          </table:table-cell>
          <table:table-cell table:formula="of:=AVERAGE([.MG7:.MG9])" office:value-type="float" office:value="23.7382453333333" calcext:value-type="float">
            <text:p>23.7382453333</text:p>
          </table:table-cell>
          <table:table-cell table:formula="of:=AVERAGE([.MH7:.MH9])" office:value-type="float" office:value="23.8123466666667" calcext:value-type="float">
            <text:p>23.8123466667</text:p>
          </table:table-cell>
          <table:table-cell table:formula="of:=AVERAGE([.MI7:.MI9])" office:value-type="float" office:value="23.9152053333333" calcext:value-type="float">
            <text:p>23.9152053333</text:p>
          </table:table-cell>
          <table:table-cell table:formula="of:=AVERAGE([.MJ7:.MJ9])" office:value-type="float" office:value="24.0376146666667" calcext:value-type="float">
            <text:p>24.0376146667</text:p>
          </table:table-cell>
          <table:table-cell table:formula="of:=AVERAGE([.MK7:.MK9])" office:value-type="float" office:value="24.1102746666667" calcext:value-type="float">
            <text:p>24.1102746667</text:p>
          </table:table-cell>
          <table:table-cell table:formula="of:=AVERAGE([.ML7:.ML9])" office:value-type="float" office:value="24.2588343333333" calcext:value-type="float">
            <text:p>24.2588343333</text:p>
          </table:table-cell>
          <table:table-cell table:formula="of:=AVERAGE([.MM7:.MM9])" office:value-type="float" office:value="24.351202" calcext:value-type="float">
            <text:p>24.351202</text:p>
          </table:table-cell>
          <table:table-cell table:formula="of:=AVERAGE([.MN7:.MN9])" office:value-type="float" office:value="24.4692176666667" calcext:value-type="float">
            <text:p>24.4692176667</text:p>
          </table:table-cell>
          <table:table-cell table:formula="of:=AVERAGE([.MO7:.MO9])" office:value-type="float" office:value="24.5622293333333" calcext:value-type="float">
            <text:p>24.5622293333</text:p>
          </table:table-cell>
          <table:table-cell table:formula="of:=AVERAGE([.MP7:.MP9])" office:value-type="float" office:value="24.6791743333333" calcext:value-type="float">
            <text:p>24.6791743333</text:p>
          </table:table-cell>
          <table:table-cell table:formula="of:=AVERAGE([.MQ7:.MQ9])" office:value-type="float" office:value="24.7942906666667" calcext:value-type="float">
            <text:p>24.7942906667</text:p>
          </table:table-cell>
          <table:table-cell table:formula="of:=AVERAGE([.MR7:.MR9])" office:value-type="float" office:value="24.865061" calcext:value-type="float">
            <text:p>24.865061</text:p>
          </table:table-cell>
          <table:table-cell table:formula="of:=AVERAGE([.MS7:.MS9])" office:value-type="float" office:value="24.9731686666667" calcext:value-type="float">
            <text:p>24.9731686667</text:p>
          </table:table-cell>
          <table:table-cell table:formula="of:=AVERAGE([.MT7:.MT9])" office:value-type="float" office:value="25.064644" calcext:value-type="float">
            <text:p>25.064644</text:p>
          </table:table-cell>
          <table:table-cell table:formula="of:=AVERAGE([.MU7:.MU9])" office:value-type="float" office:value="25.196121" calcext:value-type="float">
            <text:p>25.196121</text:p>
          </table:table-cell>
          <table:table-cell table:formula="of:=AVERAGE([.MV7:.MV9])" office:value-type="float" office:value="25.3192566666667" calcext:value-type="float">
            <text:p>25.3192566667</text:p>
          </table:table-cell>
          <table:table-cell table:formula="of:=AVERAGE([.MW7:.MW9])" office:value-type="float" office:value="25.4010646666667" calcext:value-type="float">
            <text:p>25.4010646667</text:p>
          </table:table-cell>
          <table:table-cell table:formula="of:=AVERAGE([.MX7:.MX9])" office:value-type="float" office:value="25.503322" calcext:value-type="float">
            <text:p>25.503322</text:p>
          </table:table-cell>
          <table:table-cell table:formula="of:=AVERAGE([.MY7:.MY9])" office:value-type="float" office:value="25.6397456666667" calcext:value-type="float">
            <text:p>25.6397456667</text:p>
          </table:table-cell>
          <table:table-cell table:formula="of:=AVERAGE([.MZ7:.MZ9])" office:value-type="float" office:value="25.7015736666667" calcext:value-type="float">
            <text:p>25.7015736667</text:p>
          </table:table-cell>
          <table:table-cell table:formula="of:=AVERAGE([.NA7:.NA9])" office:value-type="float" office:value="25.841793" calcext:value-type="float">
            <text:p>25.841793</text:p>
          </table:table-cell>
          <table:table-cell table:formula="of:=AVERAGE([.NB7:.NB9])" office:value-type="float" office:value="25.9199636666667" calcext:value-type="float">
            <text:p>25.9199636667</text:p>
          </table:table-cell>
          <table:table-cell table:formula="of:=AVERAGE([.NC7:.NC9])" office:value-type="float" office:value="26.076739" calcext:value-type="float">
            <text:p>26.076739</text:p>
          </table:table-cell>
          <table:table-cell table:formula="of:=AVERAGE([.ND7:.ND9])" office:value-type="float" office:value="26.1362996666667" calcext:value-type="float">
            <text:p>26.1362996667</text:p>
          </table:table-cell>
          <table:table-cell table:formula="of:=AVERAGE([.NE7:.NE9])" office:value-type="float" office:value="26.2923266666667" calcext:value-type="float">
            <text:p>26.2923266667</text:p>
          </table:table-cell>
          <table:table-cell table:formula="of:=AVERAGE([.NF7:.NF9])" office:value-type="float" office:value="26.3831053333333" calcext:value-type="float">
            <text:p>26.3831053333</text:p>
          </table:table-cell>
          <table:table-cell table:formula="of:=AVERAGE([.NG7:.NG9])" office:value-type="float" office:value="26.487531" calcext:value-type="float">
            <text:p>26.487531</text:p>
          </table:table-cell>
          <table:table-cell table:formula="of:=AVERAGE([.NH7:.NH9])" office:value-type="float" office:value="26.597159" calcext:value-type="float">
            <text:p>26.597159</text:p>
          </table:table-cell>
          <table:table-cell table:formula="of:=AVERAGE([.NI7:.NI9])" office:value-type="float" office:value="26.6916" calcext:value-type="float">
            <text:p>26.6916</text:p>
          </table:table-cell>
          <table:table-cell table:formula="of:=AVERAGE([.NJ7:.NJ9])" office:value-type="float" office:value="26.7926806666667" calcext:value-type="float">
            <text:p>26.7926806667</text:p>
          </table:table-cell>
          <table:table-cell table:formula="of:=AVERAGE([.NK7:.NK9])" office:value-type="float" office:value="26.9029476666667" calcext:value-type="float">
            <text:p>26.9029476667</text:p>
          </table:table-cell>
          <table:table-cell table:formula="of:=AVERAGE([.NL7:.NL9])" office:value-type="float" office:value="26.996703" calcext:value-type="float">
            <text:p>26.996703</text:p>
          </table:table-cell>
          <table:table-cell table:formula="of:=AVERAGE([.NM7:.NM9])" office:value-type="float" office:value="27.139368" calcext:value-type="float">
            <text:p>27.139368</text:p>
          </table:table-cell>
          <table:table-cell table:formula="of:=AVERAGE([.NN7:.NN9])" office:value-type="float" office:value="27.3032126666667" calcext:value-type="float">
            <text:p>27.3032126667</text:p>
          </table:table-cell>
          <table:table-cell table:formula="of:=AVERAGE([.NO7:.NO9])" office:value-type="float" office:value="27.366944" calcext:value-type="float">
            <text:p>27.366944</text:p>
          </table:table-cell>
          <table:table-cell table:formula="of:=AVERAGE([.NP7:.NP9])" office:value-type="float" office:value="27.4668513333333" calcext:value-type="float">
            <text:p>27.4668513333</text:p>
          </table:table-cell>
          <table:table-cell table:formula="of:=AVERAGE([.NQ7:.NQ9])" office:value-type="float" office:value="27.5964656666667" calcext:value-type="float">
            <text:p>27.5964656667</text:p>
          </table:table-cell>
          <table:table-cell table:formula="of:=AVERAGE([.NR7:.NR9])" office:value-type="float" office:value="27.665419" calcext:value-type="float">
            <text:p>27.665419</text:p>
          </table:table-cell>
          <table:table-cell table:formula="of:=AVERAGE([.NS7:.NS9])" office:value-type="float" office:value="27.7964396666667" calcext:value-type="float">
            <text:p>27.7964396667</text:p>
          </table:table-cell>
          <table:table-cell table:formula="of:=AVERAGE([.NT7:.NT9])" office:value-type="float" office:value="27.885483" calcext:value-type="float">
            <text:p>27.885483</text:p>
          </table:table-cell>
          <table:table-cell table:formula="of:=AVERAGE([.NU7:.NU9])" office:value-type="float" office:value="28.002376" calcext:value-type="float">
            <text:p>28.002376</text:p>
          </table:table-cell>
          <table:table-cell table:formula="of:=AVERAGE([.NV7:.NV9])" office:value-type="float" office:value="28.0759123333333" calcext:value-type="float">
            <text:p>28.0759123333</text:p>
          </table:table-cell>
          <table:table-cell table:formula="of:=AVERAGE([.NW7:.NW9])" office:value-type="float" office:value="28.221291" calcext:value-type="float">
            <text:p>28.221291</text:p>
          </table:table-cell>
          <table:table-cell table:formula="of:=AVERAGE([.NX7:.NX9])" office:value-type="float" office:value="28.3463566666667" calcext:value-type="float">
            <text:p>28.3463566667</text:p>
          </table:table-cell>
          <table:table-cell table:formula="of:=AVERAGE([.NY7:.NY9])" office:value-type="float" office:value="28.422001" calcext:value-type="float">
            <text:p>28.422001</text:p>
          </table:table-cell>
          <table:table-cell table:formula="of:=AVERAGE([.NZ7:.NZ9])" office:value-type="float" office:value="28.5539396666667" calcext:value-type="float">
            <text:p>28.5539396667</text:p>
          </table:table-cell>
          <table:table-cell table:formula="of:=AVERAGE([.OA7:.OA9])" office:value-type="float" office:value="28.6590526666667" calcext:value-type="float">
            <text:p>28.6590526667</text:p>
          </table:table-cell>
          <table:table-cell table:formula="of:=AVERAGE([.OB7:.OB9])" office:value-type="float" office:value="28.776268" calcext:value-type="float">
            <text:p>28.776268</text:p>
          </table:table-cell>
          <table:table-cell table:formula="of:=AVERAGE([.OC7:.OC9])" office:value-type="float" office:value="28.9026193333333" calcext:value-type="float">
            <text:p>28.9026193333</text:p>
          </table:table-cell>
          <table:table-cell table:formula="of:=AVERAGE([.OD7:.OD9])" office:value-type="float" office:value="28.9603463333333" calcext:value-type="float">
            <text:p>28.9603463333</text:p>
          </table:table-cell>
          <table:table-cell table:formula="of:=AVERAGE([.OE7:.OE9])" office:value-type="float" office:value="29.1232806666667" calcext:value-type="float">
            <text:p>29.1232806667</text:p>
          </table:table-cell>
          <table:table-cell table:formula="of:=AVERAGE([.OF7:.OF9])" office:value-type="float" office:value="29.183784" calcext:value-type="float">
            <text:p>29.183784</text:p>
          </table:table-cell>
          <table:table-cell table:formula="of:=AVERAGE([.OG7:.OG9])" office:value-type="float" office:value="29.309145" calcext:value-type="float">
            <text:p>29.309145</text:p>
          </table:table-cell>
          <table:table-cell table:formula="of:=AVERAGE([.OH7:.OH9])" office:value-type="float" office:value="29.4224696666667" calcext:value-type="float">
            <text:p>29.4224696667</text:p>
          </table:table-cell>
          <table:table-cell table:formula="of:=AVERAGE([.OI7:.OI9])" office:value-type="float" office:value="29.5198956666667" calcext:value-type="float">
            <text:p>29.5198956667</text:p>
          </table:table-cell>
          <table:table-cell table:formula="of:=AVERAGE([.OJ7:.OJ9])" office:value-type="float" office:value="29.707474" calcext:value-type="float">
            <text:p>29.707474</text:p>
          </table:table-cell>
          <table:table-cell table:formula="of:=AVERAGE([.OK7:.OK9])" office:value-type="float" office:value="29.796344" calcext:value-type="float">
            <text:p>29.796344</text:p>
          </table:table-cell>
          <table:table-cell table:formula="of:=AVERAGE([.OL7:.OL9])" office:value-type="float" office:value="29.95029" calcext:value-type="float">
            <text:p>29.95029</text:p>
          </table:table-cell>
          <table:table-cell table:formula="of:=AVERAGE([.OM7:.OM9])" office:value-type="float" office:value="30.00788" calcext:value-type="float">
            <text:p>30.00788</text:p>
          </table:table-cell>
          <table:table-cell table:formula="of:=AVERAGE([.ON7:.ON9])" office:value-type="float" office:value="30.118473" calcext:value-type="float">
            <text:p>30.118473</text:p>
          </table:table-cell>
          <table:table-cell table:formula="of:=AVERAGE([.OO7:.OO9])" office:value-type="float" office:value="30.2235053333333" calcext:value-type="float">
            <text:p>30.2235053333</text:p>
          </table:table-cell>
          <table:table-cell table:formula="of:=AVERAGE([.OP7:.OP9])" office:value-type="float" office:value="30.3039406666667" calcext:value-type="float">
            <text:p>30.3039406667</text:p>
          </table:table-cell>
          <table:table-cell table:formula="of:=AVERAGE([.OQ7:.OQ9])" office:value-type="float" office:value="30.434352" calcext:value-type="float">
            <text:p>30.434352</text:p>
          </table:table-cell>
          <table:table-cell table:formula="of:=AVERAGE([.OR7:.OR9])" office:value-type="float" office:value="30.542976" calcext:value-type="float">
            <text:p>30.542976</text:p>
          </table:table-cell>
          <table:table-cell table:formula="of:=AVERAGE([.OS7:.OS9])" office:value-type="float" office:value="30.6963793333333" calcext:value-type="float">
            <text:p>30.6963793333</text:p>
          </table:table-cell>
          <table:table-cell table:formula="of:=AVERAGE([.OT7:.OT9])" office:value-type="float" office:value="30.8311726666667" calcext:value-type="float">
            <text:p>30.8311726667</text:p>
          </table:table-cell>
          <table:table-cell table:formula="of:=AVERAGE([.OU7:.OU9])" office:value-type="float" office:value="30.9086266666667" calcext:value-type="float">
            <text:p>30.9086266667</text:p>
          </table:table-cell>
          <table:table-cell table:formula="of:=AVERAGE([.OV7:.OV9])" office:value-type="float" office:value="30.9967403333333" calcext:value-type="float">
            <text:p>30.9967403333</text:p>
          </table:table-cell>
          <table:table-cell table:formula="of:=AVERAGE([.OW7:.OW9])" office:value-type="float" office:value="31.11094" calcext:value-type="float">
            <text:p>31.11094</text:p>
          </table:table-cell>
          <table:table-cell table:formula="of:=AVERAGE([.OX7:.OX9])" office:value-type="float" office:value="31.281853" calcext:value-type="float">
            <text:p>31.281853</text:p>
          </table:table-cell>
          <table:table-cell table:formula="of:=AVERAGE([.OY7:.OY9])" office:value-type="float" office:value="31.3382333333333" calcext:value-type="float">
            <text:p>31.3382333333</text:p>
          </table:table-cell>
          <table:table-cell table:formula="of:=AVERAGE([.OZ7:.OZ9])" office:value-type="float" office:value="31.4782026666667" calcext:value-type="float">
            <text:p>31.4782026667</text:p>
          </table:table-cell>
          <table:table-cell table:formula="of:=AVERAGE([.PA7:.PA9])" office:value-type="float" office:value="31.610823" calcext:value-type="float">
            <text:p>31.610823</text:p>
          </table:table-cell>
          <table:table-cell table:formula="of:=AVERAGE([.PB7:.PB9])" office:value-type="float" office:value="31.70727" calcext:value-type="float">
            <text:p>31.70727</text:p>
          </table:table-cell>
          <table:table-cell table:formula="of:=AVERAGE([.PC7:.PC9])" office:value-type="float" office:value="31.83891" calcext:value-type="float">
            <text:p>31.83891</text:p>
          </table:table-cell>
          <table:table-cell table:formula="of:=AVERAGE([.PD7:.PD9])" office:value-type="float" office:value="31.9769973333333" calcext:value-type="float">
            <text:p>31.9769973333</text:p>
          </table:table-cell>
          <table:table-cell table:formula="of:=AVERAGE([.PE7:.PE9])" office:value-type="float" office:value="32.0840723333333" calcext:value-type="float">
            <text:p>32.0840723333</text:p>
          </table:table-cell>
          <table:table-cell table:formula="of:=AVERAGE([.PF7:.PF9])" office:value-type="float" office:value="32.1826493333333" calcext:value-type="float">
            <text:p>32.1826493333</text:p>
          </table:table-cell>
          <table:table-cell table:formula="of:=AVERAGE([.PG7:.PG9])" office:value-type="float" office:value="32.2567673333333" calcext:value-type="float">
            <text:p>32.2567673333</text:p>
          </table:table-cell>
          <table:table-cell table:formula="of:=AVERAGE([.PH7:.PH9])" office:value-type="float" office:value="32.4136493333333" calcext:value-type="float">
            <text:p>32.4136493333</text:p>
          </table:table-cell>
          <table:table-cell table:formula="of:=AVERAGE([.PI7:.PI9])" office:value-type="float" office:value="32.505454" calcext:value-type="float">
            <text:p>32.505454</text:p>
          </table:table-cell>
          <table:table-cell table:formula="of:=AVERAGE([.PJ7:.PJ9])" office:value-type="float" office:value="32.5871926666667" calcext:value-type="float">
            <text:p>32.5871926667</text:p>
          </table:table-cell>
          <table:table-cell table:formula="of:=AVERAGE([.PK7:.PK9])" office:value-type="float" office:value="32.7211483333333" calcext:value-type="float">
            <text:p>32.7211483333</text:p>
          </table:table-cell>
          <table:table-cell table:formula="of:=AVERAGE([.PL7:.PL9])" office:value-type="float" office:value="32.83601" calcext:value-type="float">
            <text:p>32.83601</text:p>
          </table:table-cell>
          <table:table-cell table:formula="of:=AVERAGE([.PM7:.PM9])" office:value-type="float" office:value="32.952933" calcext:value-type="float">
            <text:p>32.952933</text:p>
          </table:table-cell>
          <table:table-cell table:formula="of:=AVERAGE([.PN7:.PN9])" office:value-type="float" office:value="33.1341516666667" calcext:value-type="float">
            <text:p>33.1341516667</text:p>
          </table:table-cell>
          <table:table-cell table:formula="of:=AVERAGE([.PO7:.PO9])" office:value-type="float" office:value="33.18294" calcext:value-type="float">
            <text:p>33.18294</text:p>
          </table:table-cell>
          <table:table-cell table:formula="of:=AVERAGE([.PP7:.PP9])" office:value-type="float" office:value="33.340318" calcext:value-type="float">
            <text:p>33.340318</text:p>
          </table:table-cell>
          <table:table-cell table:formula="of:=AVERAGE([.PQ7:.PQ9])" office:value-type="float" office:value="33.4428153333333" calcext:value-type="float">
            <text:p>33.4428153333</text:p>
          </table:table-cell>
          <table:table-cell table:formula="of:=AVERAGE([.PR7:.PR9])" office:value-type="float" office:value="33.611524" calcext:value-type="float">
            <text:p>33.611524</text:p>
          </table:table-cell>
          <table:table-cell table:formula="of:=AVERAGE([.PS7:.PS9])" office:value-type="float" office:value="33.6489726666667" calcext:value-type="float">
            <text:p>33.6489726667</text:p>
          </table:table-cell>
          <table:table-cell table:formula="of:=AVERAGE([.PT7:.PT9])" office:value-type="float" office:value="33.8339853333333" calcext:value-type="float">
            <text:p>33.8339853333</text:p>
          </table:table-cell>
          <table:table-cell table:formula="of:=AVERAGE([.PU7:.PU9])" office:value-type="float" office:value="33.927456" calcext:value-type="float">
            <text:p>33.927456</text:p>
          </table:table-cell>
          <table:table-cell table:formula="of:=AVERAGE([.PV7:.PV9])" office:value-type="float" office:value="34.028361" calcext:value-type="float">
            <text:p>34.028361</text:p>
          </table:table-cell>
          <table:table-cell table:formula="of:=AVERAGE([.PW7:.PW9])" office:value-type="float" office:value="34.1191736666667" calcext:value-type="float">
            <text:p>34.1191736667</text:p>
          </table:table-cell>
          <table:table-cell table:formula="of:=AVERAGE([.PX7:.PX9])" office:value-type="float" office:value="34.2808836666667" calcext:value-type="float">
            <text:p>34.2808836667</text:p>
          </table:table-cell>
          <table:table-cell table:formula="of:=AVERAGE([.PY7:.PY9])" office:value-type="float" office:value="34.399967" calcext:value-type="float">
            <text:p>34.399967</text:p>
          </table:table-cell>
          <table:table-cell table:formula="of:=AVERAGE([.PZ7:.PZ9])" office:value-type="float" office:value="34.500679" calcext:value-type="float">
            <text:p>34.500679</text:p>
          </table:table-cell>
          <table:table-cell table:formula="of:=AVERAGE([.QA7:.QA9])" office:value-type="float" office:value="34.5911623333333" calcext:value-type="float">
            <text:p>34.5911623333</text:p>
          </table:table-cell>
          <table:table-cell table:formula="of:=AVERAGE([.QB7:.QB9])" office:value-type="float" office:value="34.7360013333333" calcext:value-type="float">
            <text:p>34.7360013333</text:p>
          </table:table-cell>
          <table:table-cell table:formula="of:=AVERAGE([.QC7:.QC9])" office:value-type="float" office:value="34.84287" calcext:value-type="float">
            <text:p>34.84287</text:p>
          </table:table-cell>
          <table:table-cell table:formula="of:=AVERAGE([.QD7:.QD9])" office:value-type="float" office:value="34.9885123333333" calcext:value-type="float">
            <text:p>34.9885123333</text:p>
          </table:table-cell>
          <table:table-cell table:formula="of:=AVERAGE([.QE7:.QE9])" office:value-type="float" office:value="35.0898576666667" calcext:value-type="float">
            <text:p>35.0898576667</text:p>
          </table:table-cell>
          <table:table-cell table:formula="of:=AVERAGE([.QF7:.QF9])" office:value-type="float" office:value="35.226135" calcext:value-type="float">
            <text:p>35.226135</text:p>
          </table:table-cell>
          <table:table-cell table:formula="of:=AVERAGE([.QG7:.QG9])" office:value-type="float" office:value="35.3714513333333" calcext:value-type="float">
            <text:p>35.3714513333</text:p>
          </table:table-cell>
          <table:table-cell table:formula="of:=AVERAGE([.QH7:.QH9])" office:value-type="float" office:value="35.4836436666667" calcext:value-type="float">
            <text:p>35.4836436667</text:p>
          </table:table-cell>
          <table:table-cell table:formula="of:=AVERAGE([.QI7:.QI9])" office:value-type="float" office:value="35.5652096666667" calcext:value-type="float">
            <text:p>35.5652096667</text:p>
          </table:table-cell>
          <table:table-cell table:formula="of:=AVERAGE([.QJ7:.QJ9])" office:value-type="float" office:value="35.7191253333333" calcext:value-type="float">
            <text:p>35.7191253333</text:p>
          </table:table-cell>
          <table:table-cell table:formula="of:=AVERAGE([.QK7:.QK9])" office:value-type="float" office:value="35.803524" calcext:value-type="float">
            <text:p>35.803524</text:p>
          </table:table-cell>
          <table:table-cell table:formula="of:=AVERAGE([.QL7:.QL9])" office:value-type="float" office:value="35.9578336666667" calcext:value-type="float">
            <text:p>35.9578336667</text:p>
          </table:table-cell>
          <table:table-cell table:formula="of:=AVERAGE([.QM7:.QM9])" office:value-type="float" office:value="36.043584" calcext:value-type="float">
            <text:p>36.043584</text:p>
          </table:table-cell>
          <table:table-cell table:formula="of:=AVERAGE([.QN7:.QN9])" office:value-type="float" office:value="36.2270063333333" calcext:value-type="float">
            <text:p>36.2270063333</text:p>
          </table:table-cell>
          <table:table-cell table:formula="of:=AVERAGE([.QO7:.QO9])" office:value-type="float" office:value="36.2568396666667" calcext:value-type="float">
            <text:p>36.2568396667</text:p>
          </table:table-cell>
          <table:table-cell table:formula="of:=AVERAGE([.QP7:.QP9])" office:value-type="float" office:value="36.404879" calcext:value-type="float">
            <text:p>36.404879</text:p>
          </table:table-cell>
          <table:table-cell table:formula="of:=AVERAGE([.QQ7:.QQ9])" office:value-type="float" office:value="36.5408653333333" calcext:value-type="float">
            <text:p>36.5408653333</text:p>
          </table:table-cell>
          <table:table-cell table:formula="of:=AVERAGE([.QR7:.QR9])" office:value-type="float" office:value="36.660928" calcext:value-type="float">
            <text:p>36.660928</text:p>
          </table:table-cell>
          <table:table-cell table:formula="of:=AVERAGE([.QS7:.QS9])" office:value-type="float" office:value="36.76746" calcext:value-type="float">
            <text:p>36.76746</text:p>
          </table:table-cell>
          <table:table-cell table:formula="of:=AVERAGE([.QT7:.QT9])" office:value-type="float" office:value="36.8542443333333" calcext:value-type="float">
            <text:p>36.8542443333</text:p>
          </table:table-cell>
          <table:table-cell table:formula="of:=AVERAGE([.QU7:.QU9])" office:value-type="float" office:value="37.0222396666667" calcext:value-type="float">
            <text:p>37.0222396667</text:p>
          </table:table-cell>
          <table:table-cell table:formula="of:=AVERAGE([.QV7:.QV9])" office:value-type="float" office:value="37.0783946666667" calcext:value-type="float">
            <text:p>37.0783946667</text:p>
          </table:table-cell>
          <table:table-cell table:formula="of:=AVERAGE([.QW7:.QW9])" office:value-type="float" office:value="37.2171896666667" calcext:value-type="float">
            <text:p>37.2171896667</text:p>
          </table:table-cell>
          <table:table-cell table:formula="of:=AVERAGE([.QX7:.QX9])" office:value-type="float" office:value="37.366253" calcext:value-type="float">
            <text:p>37.366253</text:p>
          </table:table-cell>
          <table:table-cell table:formula="of:=AVERAGE([.QY7:.QY9])" office:value-type="float" office:value="37.459043" calcext:value-type="float">
            <text:p>37.459043</text:p>
          </table:table-cell>
          <table:table-cell table:formula="of:=AVERAGE([.QZ7:.QZ9])" office:value-type="float" office:value="37.6259613333333" calcext:value-type="float">
            <text:p>37.6259613333</text:p>
          </table:table-cell>
          <table:table-cell table:formula="of:=AVERAGE([.RA7:.RA9])" office:value-type="float" office:value="37.7951316666667" calcext:value-type="float">
            <text:p>37.7951316667</text:p>
          </table:table-cell>
          <table:table-cell table:formula="of:=AVERAGE([.RB7:.RB9])" office:value-type="float" office:value="37.919149" calcext:value-type="float">
            <text:p>37.919149</text:p>
          </table:table-cell>
          <table:table-cell table:formula="of:=AVERAGE([.RC7:.RC9])" office:value-type="float" office:value="37.9899" calcext:value-type="float">
            <text:p>37.9899</text:p>
          </table:table-cell>
          <table:table-cell table:formula="of:=AVERAGE([.RD7:.RD9])" office:value-type="float" office:value="38.1130726666667" calcext:value-type="float">
            <text:p>38.1130726667</text:p>
          </table:table-cell>
          <table:table-cell table:formula="of:=AVERAGE([.RE7:.RE9])" office:value-type="float" office:value="38.2356363333333" calcext:value-type="float">
            <text:p>38.2356363333</text:p>
          </table:table-cell>
          <table:table-cell table:formula="of:=AVERAGE([.RF7:.RF9])" office:value-type="float" office:value="38.3952383333333" calcext:value-type="float">
            <text:p>38.3952383333</text:p>
          </table:table-cell>
          <table:table-cell table:formula="of:=AVERAGE([.RG7:.RG9])" office:value-type="float" office:value="38.4110796666667" calcext:value-type="float">
            <text:p>38.4110796667</text:p>
          </table:table-cell>
          <table:table-cell table:formula="of:=AVERAGE([.RH7:.RH9])" office:value-type="float" office:value="38.645504" calcext:value-type="float">
            <text:p>38.645504</text:p>
          </table:table-cell>
          <table:table-cell table:formula="of:=AVERAGE([.RI7:.RI9])" office:value-type="float" office:value="38.7185516666667" calcext:value-type="float">
            <text:p>38.7185516667</text:p>
          </table:table-cell>
          <table:table-cell table:formula="of:=AVERAGE([.RJ7:.RJ9])" office:value-type="float" office:value="38.786198" calcext:value-type="float">
            <text:p>38.786198</text:p>
          </table:table-cell>
          <table:table-cell table:formula="of:=AVERAGE([.RK7:.RK9])" office:value-type="float" office:value="39.0179786666667" calcext:value-type="float">
            <text:p>39.0179786667</text:p>
          </table:table-cell>
          <table:table-cell table:formula="of:=AVERAGE([.RL7:.RL9])" office:value-type="float" office:value="39.0549826666667" calcext:value-type="float">
            <text:p>39.0549826667</text:p>
          </table:table-cell>
          <table:table-cell table:formula="of:=AVERAGE([.RM7:.RM9])" office:value-type="float" office:value="39.2143783333333" calcext:value-type="float">
            <text:p>39.2143783333</text:p>
          </table:table-cell>
          <table:table-cell table:formula="of:=AVERAGE([.RN7:.RN9])" office:value-type="float" office:value="39.3867783333333" calcext:value-type="float">
            <text:p>39.3867783333</text:p>
          </table:table-cell>
          <table:table-cell table:formula="of:=AVERAGE([.RO7:.RO9])" office:value-type="float" office:value="39.4592843333333" calcext:value-type="float">
            <text:p>39.4592843333</text:p>
          </table:table-cell>
          <table:table-cell table:formula="of:=AVERAGE([.RP7:.RP9])" office:value-type="float" office:value="39.5851846666667" calcext:value-type="float">
            <text:p>39.5851846667</text:p>
          </table:table-cell>
          <table:table-cell table:formula="of:=AVERAGE([.RQ7:.RQ9])" office:value-type="float" office:value="39.750169" calcext:value-type="float">
            <text:p>39.750169</text:p>
          </table:table-cell>
          <table:table-cell table:formula="of:=AVERAGE([.RR7:.RR9])" office:value-type="float" office:value="39.8344753333333" calcext:value-type="float">
            <text:p>39.8344753333</text:p>
          </table:table-cell>
          <table:table-cell table:formula="of:=AVERAGE([.RS7:.RS9])" office:value-type="float" office:value="39.9562033333333" calcext:value-type="float">
            <text:p>39.9562033333</text:p>
          </table:table-cell>
          <table:table-cell table:formula="of:=AVERAGE([.RT7:.RT9])" office:value-type="float" office:value="40.060093" calcext:value-type="float">
            <text:p>40.060093</text:p>
          </table:table-cell>
          <table:table-cell table:formula="of:=AVERAGE([.RU7:.RU9])" office:value-type="float" office:value="40.174909" calcext:value-type="float">
            <text:p>40.174909</text:p>
          </table:table-cell>
          <table:table-cell table:formula="of:=AVERAGE([.RV7:.RV9])" office:value-type="float" office:value="40.3223903333333" calcext:value-type="float">
            <text:p>40.3223903333</text:p>
          </table:table-cell>
          <table:table-cell table:formula="of:=AVERAGE([.RW7:.RW9])" office:value-type="float" office:value="40.4780386666667" calcext:value-type="float">
            <text:p>40.4780386667</text:p>
          </table:table-cell>
          <table:table-cell table:formula="of:=AVERAGE([.RX7:.RX9])" office:value-type="float" office:value="40.602497" calcext:value-type="float">
            <text:p>40.602497</text:p>
          </table:table-cell>
          <table:table-cell table:formula="of:=AVERAGE([.RY7:.RY9])" office:value-type="float" office:value="40.733491" calcext:value-type="float">
            <text:p>40.733491</text:p>
          </table:table-cell>
          <table:table-cell table:formula="of:=AVERAGE([.RZ7:.RZ9])" office:value-type="float" office:value="40.7976696666667" calcext:value-type="float">
            <text:p>40.7976696667</text:p>
          </table:table-cell>
          <table:table-cell table:formula="of:=AVERAGE([.SA7:.SA9])" office:value-type="float" office:value="40.9545023333333" calcext:value-type="float">
            <text:p>40.9545023333</text:p>
          </table:table-cell>
          <table:table-cell table:formula="of:=AVERAGE([.SB7:.SB9])" office:value-type="float" office:value="41.055626" calcext:value-type="float">
            <text:p>41.055626</text:p>
          </table:table-cell>
          <table:table-cell table:formula="of:=AVERAGE([.SC7:.SC9])" office:value-type="float" office:value="41.204707" calcext:value-type="float">
            <text:p>41.204707</text:p>
          </table:table-cell>
          <table:table-cell table:formula="of:=AVERAGE([.SD7:.SD9])" office:value-type="float" office:value="41.3059463333333" calcext:value-type="float">
            <text:p>41.3059463333</text:p>
          </table:table-cell>
          <table:table-cell table:formula="of:=AVERAGE([.SE7:.SE9])" office:value-type="float" office:value="41.433351" calcext:value-type="float">
            <text:p>41.433351</text:p>
          </table:table-cell>
          <table:table-cell table:formula="of:=AVERAGE([.SF7:.SF9])" office:value-type="float" office:value="41.5784466666667" calcext:value-type="float">
            <text:p>41.5784466667</text:p>
          </table:table-cell>
          <table:table-cell table:formula="of:=AVERAGE([.SG7:.SG9])" office:value-type="float" office:value="41.682289" calcext:value-type="float">
            <text:p>41.682289</text:p>
          </table:table-cell>
          <table:table-cell table:formula="of:=AVERAGE([.SH7:.SH9])" office:value-type="float" office:value="41.862423" calcext:value-type="float">
            <text:p>41.862423</text:p>
          </table:table-cell>
          <table:table-cell table:formula="of:=AVERAGE([.SI7:.SI9])" office:value-type="float" office:value="41.9253543333333" calcext:value-type="float">
            <text:p>41.9253543333</text:p>
          </table:table-cell>
          <table:table-cell table:formula="of:=AVERAGE([.SJ7:.SJ9])" office:value-type="float" office:value="42.0865646666667" calcext:value-type="float">
            <text:p>42.0865646667</text:p>
          </table:table-cell>
          <table:table-cell table:formula="of:=AVERAGE([.SK7:.SK9])" office:value-type="float" office:value="42.20902" calcext:value-type="float">
            <text:p>42.20902</text:p>
          </table:table-cell>
          <table:table-cell table:formula="of:=AVERAGE([.SL7:.SL9])" office:value-type="float" office:value="42.27777" calcext:value-type="float">
            <text:p>42.27777</text:p>
          </table:table-cell>
          <table:table-cell table:formula="of:=AVERAGE([.SM7:.SM9])" office:value-type="float" office:value="42.4949223333333" calcext:value-type="float">
            <text:p>42.4949223333</text:p>
          </table:table-cell>
          <table:table-cell table:formula="of:=AVERAGE([.SN7:.SN9])" office:value-type="float" office:value="42.6442096666667" calcext:value-type="float">
            <text:p>42.6442096667</text:p>
          </table:table-cell>
          <table:table-cell table:formula="of:=AVERAGE([.SO7:.SO9])" office:value-type="float" office:value="42.7399763333333" calcext:value-type="float">
            <text:p>42.7399763333</text:p>
          </table:table-cell>
          <table:table-cell table:formula="of:=AVERAGE([.SP7:.SP9])" office:value-type="float" office:value="42.8807793333333" calcext:value-type="float">
            <text:p>42.8807793333</text:p>
          </table:table-cell>
          <table:table-cell table:formula="of:=AVERAGE([.SQ7:.SQ9])" office:value-type="float" office:value="42.9932696666667" calcext:value-type="float">
            <text:p>42.9932696667</text:p>
          </table:table-cell>
          <table:table-cell table:formula="of:=AVERAGE([.SR7:.SR9])" office:value-type="float" office:value="43.0786096666667" calcext:value-type="float">
            <text:p>43.0786096667</text:p>
          </table:table-cell>
          <table:table-cell table:formula="of:=AVERAGE([.SS7:.SS9])" office:value-type="float" office:value="43.226682" calcext:value-type="float">
            <text:p>43.226682</text:p>
          </table:table-cell>
          <table:table-cell table:formula="of:=AVERAGE([.ST7:.ST9])" office:value-type="float" office:value="43.2995743333333" calcext:value-type="float">
            <text:p>43.2995743333</text:p>
          </table:table-cell>
          <table:table-cell table:formula="of:=AVERAGE([.SU7:.SU9])" office:value-type="float" office:value="43.5340576666667" calcext:value-type="float">
            <text:p>43.5340576667</text:p>
          </table:table-cell>
          <table:table-cell table:formula="of:=AVERAGE([.SV7:.SV9])" office:value-type="float" office:value="43.554578" calcext:value-type="float">
            <text:p>43.554578</text:p>
          </table:table-cell>
          <table:table-cell table:formula="of:=AVERAGE([.SW7:.SW9])" office:value-type="float" office:value="43.7139753333333" calcext:value-type="float">
            <text:p>43.7139753333</text:p>
          </table:table-cell>
          <table:table-cell table:formula="of:=AVERAGE([.SX7:.SX9])" office:value-type="float" office:value="43.8641143333333" calcext:value-type="float">
            <text:p>43.8641143333</text:p>
          </table:table-cell>
          <table:table-cell table:formula="of:=AVERAGE([.SY7:.SY9])" office:value-type="float" office:value="43.914303" calcext:value-type="float">
            <text:p>43.914303</text:p>
          </table:table-cell>
          <table:table-cell table:formula="of:=AVERAGE([.SZ7:.SZ9])" office:value-type="float" office:value="44.1191763333333" calcext:value-type="float">
            <text:p>44.1191763333</text:p>
          </table:table-cell>
          <table:table-cell table:formula="of:=AVERAGE([.TA7:.TA9])" office:value-type="float" office:value="44.227853" calcext:value-type="float">
            <text:p>44.227853</text:p>
          </table:table-cell>
          <table:table-cell table:formula="of:=AVERAGE([.TB7:.TB9])" office:value-type="float" office:value="44.38045" calcext:value-type="float">
            <text:p>44.38045</text:p>
          </table:table-cell>
          <table:table-cell table:formula="of:=AVERAGE([.TC7:.TC9])" office:value-type="float" office:value="44.448083" calcext:value-type="float">
            <text:p>44.448083</text:p>
          </table:table-cell>
          <table:table-cell table:formula="of:=AVERAGE([.TD7:.TD9])" office:value-type="float" office:value="44.6105396666667" calcext:value-type="float">
            <text:p>44.6105396667</text:p>
          </table:table-cell>
          <table:table-cell table:formula="of:=AVERAGE([.TE7:.TE9])" office:value-type="float" office:value="44.6828496666667" calcext:value-type="float">
            <text:p>44.6828496667</text:p>
          </table:table-cell>
          <table:table-cell table:formula="of:=AVERAGE([.TF7:.TF9])" office:value-type="float" office:value="44.8123676666667" calcext:value-type="float">
            <text:p>44.8123676667</text:p>
          </table:table-cell>
          <table:table-cell table:formula="of:=AVERAGE([.TG7:.TG9])" office:value-type="float" office:value="44.9996666666667" calcext:value-type="float">
            <text:p>44.9996666667</text:p>
          </table:table-cell>
          <table:table-cell table:formula="of:=AVERAGE([.TH7:.TH9])" office:value-type="float" office:value="45.2077636666667" calcext:value-type="float">
            <text:p>45.2077636667</text:p>
          </table:table-cell>
          <table:table-cell table:formula="of:=AVERAGE([.TI7:.TI9])" office:value-type="float" office:value="45.1992046666667" calcext:value-type="float">
            <text:p>45.1992046667</text:p>
          </table:table-cell>
          <table:table-cell table:formula="of:=AVERAGE([.TJ7:.TJ9])" office:value-type="float" office:value="45.4110653333333" calcext:value-type="float">
            <text:p>45.4110653333</text:p>
          </table:table-cell>
          <table:table-cell table:formula="of:=AVERAGE([.TK7:.TK9])" office:value-type="float" office:value="45.4568506666667" calcext:value-type="float">
            <text:p>45.4568506667</text:p>
          </table:table-cell>
          <table:table-cell table:formula="of:=AVERAGE([.TL7:.TL9])" office:value-type="float" office:value="45.64299" calcext:value-type="float">
            <text:p>45.64299</text:p>
          </table:table-cell>
          <table:table-cell table:formula="of:=AVERAGE([.TM7:.TM9])" office:value-type="float" office:value="45.737509" calcext:value-type="float">
            <text:p>45.737509</text:p>
          </table:table-cell>
          <table:table-cell table:formula="of:=AVERAGE([.TN7:.TN9])" office:value-type="float" office:value="45.925625" calcext:value-type="float">
            <text:p>45.925625</text:p>
          </table:table-cell>
          <table:table-cell table:formula="of:=AVERAGE([.TO7:.TO9])" office:value-type="float" office:value="45.9746386666667" calcext:value-type="float">
            <text:p>45.9746386667</text:p>
          </table:table-cell>
          <table:table-cell table:formula="of:=AVERAGE([.TP7:.TP9])" office:value-type="float" office:value="46.221452" calcext:value-type="float">
            <text:p>46.221452</text:p>
          </table:table-cell>
          <table:table-cell table:formula="of:=AVERAGE([.TQ7:.TQ9])" office:value-type="float" office:value="46.23467" calcext:value-type="float">
            <text:p>46.23467</text:p>
          </table:table-cell>
          <table:table-cell table:formula="of:=AVERAGE([.TR7:.TR9])" office:value-type="float" office:value="46.4476813333333" calcext:value-type="float">
            <text:p>46.4476813333</text:p>
          </table:table-cell>
          <table:table-cell table:formula="of:=AVERAGE([.TS7:.TS9])" office:value-type="float" office:value="46.494713" calcext:value-type="float">
            <text:p>46.494713</text:p>
          </table:table-cell>
          <table:table-cell table:formula="of:=AVERAGE([.TT7:.TT9])" office:value-type="float" office:value="46.6855086666667" calcext:value-type="float">
            <text:p>46.6855086667</text:p>
          </table:table-cell>
          <table:table-cell table:formula="of:=AVERAGE([.TU7:.TU9])" office:value-type="float" office:value="46.757281" calcext:value-type="float">
            <text:p>46.757281</text:p>
          </table:table-cell>
          <table:table-cell table:formula="of:=AVERAGE([.TV7:.TV9])" office:value-type="float" office:value="47.0105756666667" calcext:value-type="float">
            <text:p>47.0105756667</text:p>
          </table:table-cell>
          <table:table-cell table:formula="of:=AVERAGE([.TW7:.TW9])" office:value-type="float" office:value="47.0430373333333" calcext:value-type="float">
            <text:p>47.0430373333</text:p>
          </table:table-cell>
          <table:table-cell table:formula="of:=AVERAGE([.TX7:.TX9])" office:value-type="float" office:value="47.2681436666667" calcext:value-type="float">
            <text:p>47.2681436667</text:p>
          </table:table-cell>
          <table:table-cell table:formula="of:=AVERAGE([.TY7:.TY9])" office:value-type="float" office:value="47.281602" calcext:value-type="float">
            <text:p>47.281602</text:p>
          </table:table-cell>
          <table:table-cell table:formula="of:=AVERAGE([.TZ7:.TZ9])" office:value-type="float" office:value="47.4753293333333" calcext:value-type="float">
            <text:p>47.4753293333</text:p>
          </table:table-cell>
          <table:table-cell table:formula="of:=AVERAGE([.UA7:.UA9])" office:value-type="float" office:value="47.6057576666667" calcext:value-type="float">
            <text:p>47.6057576667</text:p>
          </table:table-cell>
          <table:table-cell table:formula="of:=AVERAGE([.UB7:.UB9])" office:value-type="float" office:value="47.7596856666667" calcext:value-type="float">
            <text:p>47.7596856667</text:p>
          </table:table-cell>
          <table:table-cell table:formula="of:=AVERAGE([.UC7:.UC9])" office:value-type="float" office:value="47.8732946666667" calcext:value-type="float">
            <text:p>47.8732946667</text:p>
          </table:table-cell>
          <table:table-cell table:formula="of:=AVERAGE([.UD7:.UD9])" office:value-type="float" office:value="47.9998523333333" calcext:value-type="float">
            <text:p>47.9998523333</text:p>
          </table:table-cell>
          <table:table-cell table:formula="of:=AVERAGE([.UE7:.UE9])" office:value-type="float" office:value="48.194205" calcext:value-type="float">
            <text:p>48.194205</text:p>
          </table:table-cell>
          <table:table-cell table:formula="of:=AVERAGE([.UF7:.UF9])" office:value-type="float" office:value="48.228245" calcext:value-type="float">
            <text:p>48.228245</text:p>
          </table:table-cell>
          <table:table-cell table:formula="of:=AVERAGE([.UG7:.UG9])" office:value-type="float" office:value="48.4272946666667" calcext:value-type="float">
            <text:p>48.4272946667</text:p>
          </table:table-cell>
          <table:table-cell table:formula="of:=AVERAGE([.UH7:.UH9])" office:value-type="float" office:value="48.4674196666667" calcext:value-type="float">
            <text:p>48.4674196667</text:p>
          </table:table-cell>
          <table:table-cell table:formula="of:=AVERAGE([.UI7:.UI9])" office:value-type="float" office:value="48.6641286666667" calcext:value-type="float">
            <text:p>48.6641286667</text:p>
          </table:table-cell>
          <table:table-cell table:formula="of:=AVERAGE([.UJ7:.UJ9])" office:value-type="float" office:value="48.756481" calcext:value-type="float">
            <text:p>48.756481</text:p>
          </table:table-cell>
          <table:table-cell table:formula="of:=AVERAGE([.UK7:.UK9])" office:value-type="float" office:value="48.9262213333333" calcext:value-type="float">
            <text:p>48.9262213333</text:p>
          </table:table-cell>
          <table:table-cell table:formula="of:=AVERAGE([.UL7:.UL9])" office:value-type="float" office:value="49.0225003333333" calcext:value-type="float">
            <text:p>49.0225003333</text:p>
          </table:table-cell>
          <table:table-cell table:formula="of:=AVERAGE([.UM7:.UM9])" office:value-type="float" office:value="49.2177503333333" calcext:value-type="float">
            <text:p>49.2177503333</text:p>
          </table:table-cell>
          <table:table-cell table:formula="of:=AVERAGE([.UN7:.UN9])" office:value-type="float" office:value="49.2628886666667" calcext:value-type="float">
            <text:p>49.2628886667</text:p>
          </table:table-cell>
          <table:table-cell table:formula="of:=AVERAGE([.UO7:.UO9])" office:value-type="float" office:value="49.58741" calcext:value-type="float">
            <text:p>49.58741</text:p>
          </table:table-cell>
          <table:table-cell table:formula="of:=AVERAGE([.UP7:.UP9])" office:value-type="float" office:value="49.592969" calcext:value-type="float">
            <text:p>49.592969</text:p>
          </table:table-cell>
          <table:table-cell table:formula="of:=AVERAGE([.UQ7:.UQ9])" office:value-type="float" office:value="49.7285166666667" calcext:value-type="float">
            <text:p>49.7285166667</text:p>
          </table:table-cell>
          <table:table-cell table:formula="of:=AVERAGE([.UR7:.UR9])" office:value-type="float" office:value="49.820099" calcext:value-type="float">
            <text:p>49.820099</text:p>
          </table:table-cell>
          <table:table-cell table:formula="of:=AVERAGE([.US7:.US9])" office:value-type="float" office:value="50.0537733333333" calcext:value-type="float">
            <text:p>50.0537733333</text:p>
          </table:table-cell>
          <table:table-cell table:formula="of:=AVERAGE([.UT7:.UT9])" office:value-type="float" office:value="50.0614853333333" calcext:value-type="float">
            <text:p>50.0614853333</text:p>
          </table:table-cell>
          <table:table-cell table:formula="of:=AVERAGE([.UU7:.UU9])" office:value-type="float" office:value="50.2864033333333" calcext:value-type="float">
            <text:p>50.2864033333</text:p>
          </table:table-cell>
          <table:table-cell table:formula="of:=AVERAGE([.UV7:.UV9])" office:value-type="float" office:value="50.3515013333333" calcext:value-type="float">
            <text:p>50.3515013333</text:p>
          </table:table-cell>
          <table:table-cell table:formula="of:=AVERAGE([.UW7:.UW9])" office:value-type="float" office:value="50.586057" calcext:value-type="float">
            <text:p>50.586057</text:p>
          </table:table-cell>
          <table:table-cell table:formula="of:=AVERAGE([.UX7:.UX9])" office:value-type="float" office:value="50.6478206666667" calcext:value-type="float">
            <text:p>50.6478206667</text:p>
          </table:table-cell>
          <table:table-cell table:formula="of:=AVERAGE([.UY7:.UY9])" office:value-type="float" office:value="50.8825633333333" calcext:value-type="float">
            <text:p>50.8825633333</text:p>
          </table:table-cell>
          <table:table-cell table:formula="of:=AVERAGE([.UZ7:.UZ9])" office:value-type="float" office:value="50.914365" calcext:value-type="float">
            <text:p>50.914365</text:p>
          </table:table-cell>
          <table:table-cell table:formula="of:=AVERAGE([.VA7:.VA9])" office:value-type="float" office:value="51.110433" calcext:value-type="float">
            <text:p>51.110433</text:p>
          </table:table-cell>
          <table:table-cell table:formula="of:=AVERAGE([.VB7:.VB9])" office:value-type="float" office:value="51.2276723333333" calcext:value-type="float">
            <text:p>51.2276723333</text:p>
          </table:table-cell>
          <table:table-cell table:formula="of:=AVERAGE([.VC7:.VC9])" office:value-type="float" office:value="51.285905" calcext:value-type="float">
            <text:p>51.285905</text:p>
          </table:table-cell>
          <table:table-cell table:formula="of:=AVERAGE([.VD7:.VD9])" office:value-type="float" office:value="51.5340753333333" calcext:value-type="float">
            <text:p>51.5340753333</text:p>
          </table:table-cell>
          <table:table-cell table:formula="of:=AVERAGE([.VE7:.VE9])" office:value-type="float" office:value="51.5647086666667" calcext:value-type="float">
            <text:p>51.5647086667</text:p>
          </table:table-cell>
          <table:table-cell table:formula="of:=AVERAGE([.VF7:.VF9])" office:value-type="float" office:value="51.778089" calcext:value-type="float">
            <text:p>51.778089</text:p>
          </table:table-cell>
          <table:table-cell table:formula="of:=AVERAGE([.VG7:.VG9])" office:value-type="float" office:value="51.857005" calcext:value-type="float">
            <text:p>51.857005</text:p>
          </table:table-cell>
          <table:table-cell table:formula="of:=AVERAGE([.VH7:.VH9])" office:value-type="float" office:value="52.0245016666667" calcext:value-type="float">
            <text:p>52.0245016667</text:p>
          </table:table-cell>
          <table:table-cell table:formula="of:=AVERAGE([.VI7:.VI9])" office:value-type="float" office:value="52.100961" calcext:value-type="float">
            <text:p>52.100961</text:p>
          </table:table-cell>
          <table:table-cell table:formula="of:=AVERAGE([.VJ7:.VJ9])" office:value-type="float" office:value="52.3054463333333" calcext:value-type="float">
            <text:p>52.3054463333</text:p>
          </table:table-cell>
          <table:table-cell table:formula="of:=AVERAGE([.VK7:.VK9])" office:value-type="float" office:value="52.4350853333333" calcext:value-type="float">
            <text:p>52.4350853333</text:p>
          </table:table-cell>
          <table:table-cell table:formula="of:=AVERAGE([.VL7:.VL9])" office:value-type="float" office:value="52.5105466666667" calcext:value-type="float">
            <text:p>52.5105466667</text:p>
          </table:table-cell>
          <table:table-cell table:formula="of:=AVERAGE([.VM7:.VM9])" office:value-type="float" office:value="52.7123146666667" calcext:value-type="float">
            <text:p>52.7123146667</text:p>
          </table:table-cell>
          <table:table-cell table:formula="of:=AVERAGE([.VN7:.VN9])" office:value-type="float" office:value="52.8078793333333" calcext:value-type="float">
            <text:p>52.8078793333</text:p>
          </table:table-cell>
          <table:table-cell table:formula="of:=AVERAGE([.VO7:.VO9])" office:value-type="float" office:value="52.9198293333333" calcext:value-type="float">
            <text:p>52.9198293333</text:p>
          </table:table-cell>
          <table:table-cell table:formula="of:=AVERAGE([.VP7:.VP9])" office:value-type="float" office:value="53.02814" calcext:value-type="float">
            <text:p>53.02814</text:p>
          </table:table-cell>
          <table:table-cell table:formula="of:=AVERAGE([.VQ7:.VQ9])" office:value-type="float" office:value="53.285806" calcext:value-type="float">
            <text:p>53.285806</text:p>
          </table:table-cell>
          <table:table-cell table:formula="of:=AVERAGE([.VR7:.VR9])" office:value-type="float" office:value="53.323335" calcext:value-type="float">
            <text:p>53.323335</text:p>
          </table:table-cell>
          <table:table-cell table:formula="of:=AVERAGE([.VS7:.VS9])" office:value-type="float" office:value="53.4527856666667" calcext:value-type="float">
            <text:p>53.4527856667</text:p>
          </table:table-cell>
          <table:table-cell table:formula="of:=AVERAGE([.VT7:.VT9])" office:value-type="float" office:value="53.593178" calcext:value-type="float">
            <text:p>53.593178</text:p>
          </table:table-cell>
          <table:table-cell table:formula="of:=AVERAGE([.VU7:.VU9])" office:value-type="float" office:value="53.7665976666667" calcext:value-type="float">
            <text:p>53.7665976667</text:p>
          </table:table-cell>
          <table:table-cell table:formula="of:=AVERAGE([.VV7:.VV9])" office:value-type="float" office:value="53.8664536666667" calcext:value-type="float">
            <text:p>53.8664536667</text:p>
          </table:table-cell>
          <table:table-cell table:formula="of:=AVERAGE([.VW7:.VW9])" office:value-type="float" office:value="54.074815" calcext:value-type="float">
            <text:p>54.074815</text:p>
          </table:table-cell>
          <table:table-cell table:formula="of:=AVERAGE([.VX7:.VX9])" office:value-type="float" office:value="54.217832" calcext:value-type="float">
            <text:p>54.217832</text:p>
          </table:table-cell>
          <table:table-cell table:formula="of:=AVERAGE([.VY7:.VY9])" office:value-type="float" office:value="54.2602803333333" calcext:value-type="float">
            <text:p>54.2602803333</text:p>
          </table:table-cell>
          <table:table-cell table:formula="of:=AVERAGE([.VZ7:.VZ9])" office:value-type="float" office:value="54.4982453333333" calcext:value-type="float">
            <text:p>54.4982453333</text:p>
          </table:table-cell>
          <table:table-cell table:formula="of:=AVERAGE([.WA7:.WA9])" office:value-type="float" office:value="54.6355833333333" calcext:value-type="float">
            <text:p>54.6355833333</text:p>
          </table:table-cell>
          <table:table-cell table:formula="of:=AVERAGE([.WB7:.WB9])" office:value-type="float" office:value="54.673206" calcext:value-type="float">
            <text:p>54.673206</text:p>
          </table:table-cell>
          <table:table-cell table:formula="of:=AVERAGE([.WC7:.WC9])" office:value-type="float" office:value="54.840159" calcext:value-type="float">
            <text:p>54.840159</text:p>
          </table:table-cell>
          <table:table-cell table:formula="of:=AVERAGE([.WD7:.WD9])" office:value-type="float" office:value="54.950039" calcext:value-type="float">
            <text:p>54.950039</text:p>
          </table:table-cell>
          <table:table-cell table:formula="of:=AVERAGE([.WE7:.WE9])" office:value-type="float" office:value="55.1169916666667" calcext:value-type="float">
            <text:p>55.1169916667</text:p>
          </table:table-cell>
          <table:table-cell table:formula="of:=AVERAGE([.WF7:.WF9])" office:value-type="float" office:value="55.2565003333333" calcext:value-type="float">
            <text:p>55.2565003333</text:p>
          </table:table-cell>
          <table:table-cell table:formula="of:=AVERAGE([.WG7:.WG9])" office:value-type="float" office:value="55.436859" calcext:value-type="float">
            <text:p>55.436859</text:p>
          </table:table-cell>
          <table:table-cell table:formula="of:=AVERAGE([.WH7:.WH9])" office:value-type="float" office:value="55.6510886666667" calcext:value-type="float">
            <text:p>55.6510886667</text:p>
          </table:table-cell>
          <table:table-cell table:formula="of:=AVERAGE([.WI7:.WI9])" office:value-type="float" office:value="55.7853626666667" calcext:value-type="float">
            <text:p>55.7853626667</text:p>
          </table:table-cell>
          <table:table-cell table:formula="of:=AVERAGE([.WJ7:.WJ9])" office:value-type="float" office:value="55.9523493333333" calcext:value-type="float">
            <text:p>55.9523493333</text:p>
          </table:table-cell>
          <table:table-cell table:formula="of:=AVERAGE([.WK7:.WK9])" office:value-type="float" office:value="55.9199486666667" calcext:value-type="float">
            <text:p>55.9199486667</text:p>
          </table:table-cell>
          <table:table-cell table:formula="of:=AVERAGE([.WL7:.WL9])" office:value-type="float" office:value="56.1605666666667" calcext:value-type="float">
            <text:p>56.1605666667</text:p>
          </table:table-cell>
          <table:table-cell table:formula="of:=AVERAGE([.WM7:.WM9])" office:value-type="float" office:value="56.2765733333333" calcext:value-type="float">
            <text:p>56.2765733333</text:p>
          </table:table-cell>
          <table:table-cell table:formula="of:=AVERAGE([.WN7:.WN9])" office:value-type="float" office:value="56.5133753333333" calcext:value-type="float">
            <text:p>56.5133753333</text:p>
          </table:table-cell>
          <table:table-cell table:formula="of:=AVERAGE([.WO7:.WO9])" office:value-type="float" office:value="56.5213393333333" calcext:value-type="float">
            <text:p>56.5213393333</text:p>
          </table:table-cell>
          <table:table-cell table:formula="of:=AVERAGE([.WP7:.WP9])" office:value-type="float" office:value="56.6465253333333" calcext:value-type="float">
            <text:p>56.6465253333</text:p>
          </table:table-cell>
          <table:table-cell table:formula="of:=AVERAGE([.WQ7:.WQ9])" office:value-type="float" office:value="56.7563503333333" calcext:value-type="float">
            <text:p>56.7563503333</text:p>
          </table:table-cell>
          <table:table-cell table:formula="of:=AVERAGE([.WR7:.WR9])" office:value-type="float" office:value="56.9685466666667" calcext:value-type="float">
            <text:p>56.9685466667</text:p>
          </table:table-cell>
          <table:table-cell table:formula="of:=AVERAGE([.WS7:.WS9])" office:value-type="float" office:value="57.2075016666667" calcext:value-type="float">
            <text:p>57.2075016667</text:p>
          </table:table-cell>
          <table:table-cell table:formula="of:=AVERAGE([.WT7:.WT9])" office:value-type="float" office:value="57.2032063333333" calcext:value-type="float">
            <text:p>57.2032063333</text:p>
          </table:table-cell>
          <table:table-cell table:formula="of:=AVERAGE([.WU7:.WU9])" office:value-type="float" office:value="57.4640016666667" calcext:value-type="float">
            <text:p>57.4640016667</text:p>
          </table:table-cell>
          <table:table-cell table:formula="of:=AVERAGE([.WV7:.WV9])" office:value-type="float" office:value="57.5541876666667" calcext:value-type="float">
            <text:p>57.5541876667</text:p>
          </table:table-cell>
          <table:table-cell table:formula="of:=AVERAGE([.WW7:.WW9])" office:value-type="float" office:value="57.6965406666667" calcext:value-type="float">
            <text:p>57.6965406667</text:p>
          </table:table-cell>
          <table:table-cell table:formula="of:=AVERAGE([.WX7:.WX9])" office:value-type="float" office:value="57.806529" calcext:value-type="float">
            <text:p>57.806529</text:p>
          </table:table-cell>
          <table:table-cell table:formula="of:=AVERAGE([.WY7:.WY9])" office:value-type="float" office:value="57.9512963333333" calcext:value-type="float">
            <text:p>57.9512963333</text:p>
          </table:table-cell>
          <table:table-cell table:formula="of:=AVERAGE([.WZ7:.WZ9])" office:value-type="float" office:value="58.1215933333333" calcext:value-type="float">
            <text:p>58.1215933333</text:p>
          </table:table-cell>
          <table:table-cell table:formula="of:=AVERAGE([.XA7:.XA9])" office:value-type="float" office:value="58.226709" calcext:value-type="float">
            <text:p>58.226709</text:p>
          </table:table-cell>
          <table:table-cell table:formula="of:=AVERAGE([.XB7:.XB9])" office:value-type="float" office:value="58.310327" calcext:value-type="float">
            <text:p>58.310327</text:p>
          </table:table-cell>
          <table:table-cell table:formula="of:=AVERAGE([.XC7:.XC9])" office:value-type="float" office:value="58.5836473333333" calcext:value-type="float">
            <text:p>58.5836473333</text:p>
          </table:table-cell>
          <table:table-cell table:formula="of:=AVERAGE([.XD7:.XD9])" office:value-type="float" office:value="58.5771776666667" calcext:value-type="float">
            <text:p>58.5771776667</text:p>
          </table:table-cell>
          <table:table-cell table:formula="of:=AVERAGE([.XE7:.XE9])" office:value-type="float" office:value="58.7187806666667" calcext:value-type="float">
            <text:p>58.7187806667</text:p>
          </table:table-cell>
          <table:table-cell table:formula="of:=AVERAGE([.XF7:.XF9])" office:value-type="float" office:value="59.0405346666667" calcext:value-type="float">
            <text:p>59.0405346667</text:p>
          </table:table-cell>
          <table:table-cell table:formula="of:=AVERAGE([.XG7:.XG9])" office:value-type="float" office:value="59.082237" calcext:value-type="float">
            <text:p>59.082237</text:p>
          </table:table-cell>
          <table:table-cell table:formula="of:=AVERAGE([.XH7:.XH9])" office:value-type="float" office:value="59.2937963333333" calcext:value-type="float">
            <text:p>59.2937963333</text:p>
          </table:table-cell>
          <table:table-cell table:formula="of:=AVERAGE([.XI7:.XI9])" office:value-type="float" office:value="59.4356946666667" calcext:value-type="float">
            <text:p>59.4356946667</text:p>
          </table:table-cell>
          <table:table-cell table:formula="of:=AVERAGE([.XJ7:.XJ9])" office:value-type="float" office:value="59.576692" calcext:value-type="float">
            <text:p>59.576692</text:p>
          </table:table-cell>
          <table:table-cell table:formula="of:=AVERAGE([.XK7:.XK9])" office:value-type="float" office:value="59.5980646666667" calcext:value-type="float">
            <text:p>59.5980646667</text:p>
          </table:table-cell>
          <table:table-cell table:formula="of:=AVERAGE([.XL7:.XL9])" office:value-type="float" office:value="59.8666213333333" calcext:value-type="float">
            <text:p>59.8666213333</text:p>
          </table:table-cell>
          <table:table-cell table:formula="of:=AVERAGE([.XM7:.XM9])" office:value-type="float" office:value="60.0040563333333" calcext:value-type="float">
            <text:p>60.0040563333</text:p>
          </table:table-cell>
          <table:table-cell table:formula="of:=AVERAGE([.XN7:.XN9])" office:value-type="float" office:value="60.071297" calcext:value-type="float">
            <text:p>60.071297</text:p>
          </table:table-cell>
          <table:table-cell table:formula="of:=AVERAGE([.XO7:.XO9])" office:value-type="float" office:value="60.2865603333333" calcext:value-type="float">
            <text:p>60.2865603333</text:p>
          </table:table-cell>
          <table:table-cell table:formula="of:=AVERAGE([.XP7:.XP9])" office:value-type="float" office:value="60.3535256666667" calcext:value-type="float">
            <text:p>60.3535256667</text:p>
          </table:table-cell>
          <table:table-cell table:formula="of:=AVERAGE([.XQ7:.XQ9])" office:value-type="float" office:value="60.4959593333333" calcext:value-type="float">
            <text:p>60.4959593333</text:p>
          </table:table-cell>
          <table:table-cell table:formula="of:=AVERAGE([.XR7:.XR9])" office:value-type="float" office:value="60.6702" calcext:value-type="float">
            <text:p>60.6702</text:p>
          </table:table-cell>
          <table:table-cell table:formula="of:=AVERAGE([.XS7:.XS9])" office:value-type="float" office:value="60.7810313333333" calcext:value-type="float">
            <text:p>60.7810313333</text:p>
          </table:table-cell>
          <table:table-cell table:formula="of:=AVERAGE([.XT7:.XT9])" office:value-type="float" office:value="60.956038" calcext:value-type="float">
            <text:p>60.956038</text:p>
          </table:table-cell>
          <table:table-cell table:formula="of:=AVERAGE([.XU7:.XU9])" office:value-type="float" office:value="61.0663643333333" calcext:value-type="float">
            <text:p>61.0663643333</text:p>
          </table:table-cell>
          <table:table-cell table:formula="of:=AVERAGE([.XV7:.XV9])" office:value-type="float" office:value="61.2430103333333" calcext:value-type="float">
            <text:p>61.2430103333</text:p>
          </table:table-cell>
          <table:table-cell table:formula="of:=AVERAGE([.XW7:.XW9])" office:value-type="float" office:value="61.3561463333333" calcext:value-type="float">
            <text:p>61.3561463333</text:p>
          </table:table-cell>
          <table:table-cell table:formula="of:=AVERAGE([.XX7:.XX9])" office:value-type="float" office:value="61.607132" calcext:value-type="float">
            <text:p>61.607132</text:p>
          </table:table-cell>
          <table:table-cell table:formula="of:=AVERAGE([.XY7:.XY9])" office:value-type="float" office:value="61.563905" calcext:value-type="float">
            <text:p>61.563905</text:p>
          </table:table-cell>
          <table:table-cell table:formula="of:=AVERAGE([.XZ7:.XZ9])" office:value-type="float" office:value="61.8168206666667" calcext:value-type="float">
            <text:p>61.8168206667</text:p>
          </table:table-cell>
          <table:table-cell table:formula="of:=AVERAGE([.YA7:.YA9])" office:value-type="float" office:value="61.852065" calcext:value-type="float">
            <text:p>61.852065</text:p>
          </table:table-cell>
          <table:table-cell table:formula="of:=AVERAGE([.YB7:.YB9])" office:value-type="float" office:value="62.0601183333333" calcext:value-type="float">
            <text:p>62.0601183333</text:p>
          </table:table-cell>
          <table:table-cell table:formula="of:=AVERAGE([.YC7:.YC9])" office:value-type="float" office:value="62.2221843333333" calcext:value-type="float">
            <text:p>62.2221843333</text:p>
          </table:table-cell>
          <table:table-cell table:formula="of:=AVERAGE([.YD7:.YD9])" office:value-type="float" office:value="62.314888" calcext:value-type="float">
            <text:p>62.314888</text:p>
          </table:table-cell>
          <table:table-cell table:formula="of:=AVERAGE([.YE7:.YE9])" office:value-type="float" office:value="62.428252" calcext:value-type="float">
            <text:p>62.428252</text:p>
          </table:table-cell>
          <table:table-cell table:formula="of:=AVERAGE([.YF7:.YF9])" office:value-type="float" office:value="62.6668103333333" calcext:value-type="float">
            <text:p>62.6668103333</text:p>
          </table:table-cell>
          <table:table-cell table:formula="of:=AVERAGE([.YG7:.YG9])" office:value-type="float" office:value="62.8005506666667" calcext:value-type="float">
            <text:p>62.8005506667</text:p>
          </table:table-cell>
          <table:table-cell table:formula="of:=AVERAGE([.YH7:.YH9])" office:value-type="float" office:value="62.860911" calcext:value-type="float">
            <text:p>62.860911</text:p>
          </table:table-cell>
          <table:table-cell table:formula="of:=AVERAGE([.YI7:.YI9])" office:value-type="float" office:value="63.1187336666667" calcext:value-type="float">
            <text:p>63.1187336667</text:p>
          </table:table-cell>
          <table:table-cell table:formula="of:=AVERAGE([.YJ7:.YJ9])" office:value-type="float" office:value="63.152505" calcext:value-type="float">
            <text:p>63.152505</text:p>
          </table:table-cell>
          <table:table-cell table:formula="of:=AVERAGE([.YK7:.YK9])" office:value-type="float" office:value="63.4077363333333" calcext:value-type="float">
            <text:p>63.4077363333</text:p>
          </table:table-cell>
          <table:table-cell table:formula="of:=AVERAGE([.YL7:.YL9])" office:value-type="float" office:value="63.5211803333333" calcext:value-type="float">
            <text:p>63.5211803333</text:p>
          </table:table-cell>
          <table:table-cell table:formula="of:=AVERAGE([.YM7:.YM9])" office:value-type="float" office:value="63.6191153333333" calcext:value-type="float">
            <text:p>63.6191153333</text:p>
          </table:table-cell>
          <table:table-cell table:formula="of:=AVERAGE([.YN7:.YN9])" office:value-type="float" office:value="63.7343853333333" calcext:value-type="float">
            <text:p>63.7343853333</text:p>
          </table:table-cell>
          <table:table-cell table:formula="of:=AVERAGE([.YO7:.YO9])" office:value-type="float" office:value="64.0408633333333" calcext:value-type="float">
            <text:p>64.0408633333</text:p>
          </table:table-cell>
          <table:table-cell table:formula="of:=AVERAGE([.YP7:.YP9])" office:value-type="float" office:value="64.187345" calcext:value-type="float">
            <text:p>64.187345</text:p>
          </table:table-cell>
          <table:table-cell table:formula="of:=AVERAGE([.YQ7:.YQ9])" office:value-type="float" office:value="64.1707023333333" calcext:value-type="float">
            <text:p>64.1707023333</text:p>
          </table:table-cell>
          <table:table-cell table:formula="of:=AVERAGE([.YR7:.YR9])" office:value-type="float" office:value="64.5102946666667" calcext:value-type="float">
            <text:p>64.5102946667</text:p>
          </table:table-cell>
          <table:table-cell table:formula="of:=AVERAGE([.YS7:.YS9])" office:value-type="float" office:value="64.5416613333333" calcext:value-type="float">
            <text:p>64.5416613333</text:p>
          </table:table-cell>
          <table:table-cell table:formula="of:=AVERAGE([.YT7:.YT9])" office:value-type="float" office:value="64.6860606666667" calcext:value-type="float">
            <text:p>64.6860606667</text:p>
          </table:table-cell>
          <table:table-cell table:formula="of:=AVERAGE([.YU7:.YU9])" office:value-type="float" office:value="64.837756" calcext:value-type="float">
            <text:p>64.837756</text:p>
          </table:table-cell>
          <table:table-cell table:formula="of:=AVERAGE([.YV7:.YV9])" office:value-type="float" office:value="65.1548133333333" calcext:value-type="float">
            <text:p>65.1548133333</text:p>
          </table:table-cell>
          <table:table-cell table:formula="of:=AVERAGE([.YW7:.YW9])" office:value-type="float" office:value="65.1265566666667" calcext:value-type="float">
            <text:p>65.1265566667</text:p>
          </table:table-cell>
          <table:table-cell table:formula="of:=AVERAGE([.YX7:.YX9])" office:value-type="float" office:value="65.3080266666667" calcext:value-type="float">
            <text:p>65.3080266667</text:p>
          </table:table-cell>
          <table:table-cell table:formula="of:=AVERAGE([.YY7:.YY9])" office:value-type="float" office:value="65.4238176666667" calcext:value-type="float">
            <text:p>65.4238176667</text:p>
          </table:table-cell>
          <table:table-cell table:formula="of:=AVERAGE([.YZ7:.YZ9])" office:value-type="float" office:value="65.5708643333333" calcext:value-type="float">
            <text:p>65.5708643333</text:p>
          </table:table-cell>
          <table:table-cell table:formula="of:=AVERAGE([.ZA7:.ZA9])" office:value-type="float" office:value="65.6345826666667" calcext:value-type="float">
            <text:p>65.6345826667</text:p>
          </table:table-cell>
          <table:table-cell table:formula="of:=AVERAGE([.ZB7:.ZB9])" office:value-type="float" office:value="65.961365" calcext:value-type="float">
            <text:p>65.961365</text:p>
          </table:table-cell>
          <table:table-cell table:formula="of:=AVERAGE([.ZC7:.ZC9])" office:value-type="float" office:value="66.00677" calcext:value-type="float">
            <text:p>66.00677</text:p>
          </table:table-cell>
          <table:table-cell table:formula="of:=AVERAGE([.ZD7:.ZD9])" office:value-type="float" office:value="66.069865" calcext:value-type="float">
            <text:p>66.069865</text:p>
          </table:table-cell>
          <table:table-cell table:formula="of:=AVERAGE([.ZE7:.ZE9])" office:value-type="float" office:value="66.3847863333333" calcext:value-type="float">
            <text:p>66.3847863333</text:p>
          </table:table-cell>
          <table:table-cell table:formula="of:=AVERAGE([.ZF7:.ZF9])" office:value-type="float" office:value="66.3618166666667" calcext:value-type="float">
            <text:p>66.3618166667</text:p>
          </table:table-cell>
          <table:table-cell table:formula="of:=AVERAGE([.ZG7:.ZG9])" office:value-type="float" office:value="66.595047" calcext:value-type="float">
            <text:p>66.595047</text:p>
          </table:table-cell>
          <table:table-cell table:formula="of:=AVERAGE([.ZH7:.ZH9])" office:value-type="float" office:value="66.7499263333333" calcext:value-type="float">
            <text:p>66.7499263333</text:p>
          </table:table-cell>
          <table:table-cell table:formula="of:=AVERAGE([.ZI7:.ZI9])" office:value-type="float" office:value="67.059985" calcext:value-type="float">
            <text:p>67.059985</text:p>
          </table:table-cell>
          <table:table-cell table:formula="of:=AVERAGE([.ZJ7:.ZJ9])" office:value-type="float" office:value="67.0378523333333" calcext:value-type="float">
            <text:p>67.0378523333</text:p>
          </table:table-cell>
          <table:table-cell table:formula="of:=AVERAGE([.ZK7:.ZK9])" office:value-type="float" office:value="67.2761153333333" calcext:value-type="float">
            <text:p>67.2761153333</text:p>
          </table:table-cell>
          <table:table-cell table:formula="of:=AVERAGE([.ZL7:.ZL9])" office:value-type="float" office:value="67.333837" calcext:value-type="float">
            <text:p>67.333837</text:p>
          </table:table-cell>
          <table:table-cell table:formula="of:=AVERAGE([.ZM7:.ZM9])" office:value-type="float" office:value="67.5022863333333" calcext:value-type="float">
            <text:p>67.5022863333</text:p>
          </table:table-cell>
          <table:table-cell table:formula="of:=AVERAGE([.ZN7:.ZN9])" office:value-type="float" office:value="67.7185033333333" calcext:value-type="float">
            <text:p>67.7185033333</text:p>
          </table:table-cell>
          <table:table-cell table:formula="of:=AVERAGE([.ZO7:.ZO9])" office:value-type="float" office:value="67.7744166666667" calcext:value-type="float">
            <text:p>67.7744166667</text:p>
          </table:table-cell>
          <table:table-cell table:formula="of:=AVERAGE([.ZP7:.ZP9])" office:value-type="float" office:value="68.014285" calcext:value-type="float">
            <text:p>68.014285</text:p>
          </table:table-cell>
          <table:table-cell table:formula="of:=AVERAGE([.ZQ7:.ZQ9])" office:value-type="float" office:value="68.078293" calcext:value-type="float">
            <text:p>68.078293</text:p>
          </table:table-cell>
          <table:table-cell table:formula="of:=AVERAGE([.ZR7:.ZR9])" office:value-type="float" office:value="68.2543133333333" calcext:value-type="float">
            <text:p>68.2543133333</text:p>
          </table:table-cell>
          <table:table-cell table:formula="of:=AVERAGE([.ZS7:.ZS9])" office:value-type="float" office:value="68.2812396666667" calcext:value-type="float">
            <text:p>68.2812396667</text:p>
          </table:table-cell>
          <table:table-cell table:formula="of:=AVERAGE([.ZT7:.ZT9])" office:value-type="float" office:value="68.6076686666667" calcext:value-type="float">
            <text:p>68.6076686667</text:p>
          </table:table-cell>
          <table:table-cell table:formula="of:=AVERAGE([.ZU7:.ZU9])" office:value-type="float" office:value="68.6137336666667" calcext:value-type="float">
            <text:p>68.6137336667</text:p>
          </table:table-cell>
          <table:table-cell table:formula="of:=AVERAGE([.ZV7:.ZV9])" office:value-type="float" office:value="68.8203303333333" calcext:value-type="float">
            <text:p>68.8203303333</text:p>
          </table:table-cell>
          <table:table-cell table:formula="of:=AVERAGE([.ZW7:.ZW9])" office:value-type="float" office:value="69.0507736666667" calcext:value-type="float">
            <text:p>69.0507736667</text:p>
          </table:table-cell>
          <table:table-cell table:formula="of:=AVERAGE([.ZX7:.ZX9])" office:value-type="float" office:value="69.0588836666667" calcext:value-type="float">
            <text:p>69.0588836667</text:p>
          </table:table-cell>
          <table:table-cell table:formula="of:=AVERAGE([.ZY7:.ZY9])" office:value-type="float" office:value="69.2676033333333" calcext:value-type="float">
            <text:p>69.2676033333</text:p>
          </table:table-cell>
          <table:table-cell table:formula="of:=AVERAGE([.ZZ7:.ZZ9])" office:value-type="float" office:value="69.3607" calcext:value-type="float">
            <text:p>69.3607</text:p>
          </table:table-cell>
          <table:table-cell table:formula="of:=AVERAGE([.AAA7:.AAA9])" office:value-type="float" office:value="69.4753443333333" calcext:value-type="float">
            <text:p>69.4753443333</text:p>
          </table:table-cell>
          <table:table-cell table:formula="of:=AVERAGE([.AAB7:.AAB9])" office:value-type="float" office:value="69.622935" calcext:value-type="float">
            <text:p>69.622935</text:p>
          </table:table-cell>
          <table:table-cell table:formula="of:=AVERAGE([.AAC7:.AAC9])" office:value-type="float" office:value="69.771899" calcext:value-type="float">
            <text:p>69.771899</text:p>
          </table:table-cell>
          <table:table-cell table:formula="of:=AVERAGE([.AAD7:.AAD9])" office:value-type="float" office:value="70.1946486666667" calcext:value-type="float">
            <text:p>70.1946486667</text:p>
          </table:table-cell>
          <table:table-cell table:formula="of:=AVERAGE([.AAE7:.AAE9])" office:value-type="float" office:value="70.1595916666667" calcext:value-type="float">
            <text:p>70.1595916667</text:p>
          </table:table-cell>
          <table:table-cell table:formula="of:=AVERAGE([.AAF7:.AAF9])" office:value-type="float" office:value="70.255941" calcext:value-type="float">
            <text:p>70.255941</text:p>
          </table:table-cell>
          <table:table-cell table:formula="of:=AVERAGE([.AAG7:.AAG9])" office:value-type="float" office:value="70.5518876666667" calcext:value-type="float">
            <text:p>70.5518876667</text:p>
          </table:table-cell>
          <table:table-cell table:formula="of:=AVERAGE([.AAH7:.AAH9])" office:value-type="float" office:value="70.5183866666667" calcext:value-type="float">
            <text:p>70.5183866667</text:p>
          </table:table-cell>
          <table:table-cell table:formula="of:=AVERAGE([.AAI7:.AAI9])" office:value-type="float" office:value="70.865054" calcext:value-type="float">
            <text:p>70.865054</text:p>
          </table:table-cell>
          <table:table-cell table:formula="of:=AVERAGE([.AAJ7:.AAJ9])" office:value-type="float" office:value="71.000071" calcext:value-type="float">
            <text:p>71.000071</text:p>
          </table:table-cell>
          <table:table-cell table:formula="of:=AVERAGE([.AAK7:.AAK9])" office:value-type="float" office:value="71.0986836666667" calcext:value-type="float">
            <text:p>71.0986836667</text:p>
          </table:table-cell>
          <table:table-cell table:formula="of:=AVERAGE([.AAL7:.AAL9])" office:value-type="float" office:value="71.3163016666667" calcext:value-type="float">
            <text:p>71.3163016667</text:p>
          </table:table-cell>
          <table:table-cell table:formula="of:=AVERAGE([.AAM7:.AAM9])" office:value-type="float" office:value="71.4538956666667" calcext:value-type="float">
            <text:p>71.4538956667</text:p>
          </table:table-cell>
          <table:table-cell table:formula="of:=AVERAGE([.AAN7:.AAN9])" office:value-type="float" office:value="71.6068803333333" calcext:value-type="float">
            <text:p>71.6068803333</text:p>
          </table:table-cell>
          <table:table-cell table:formula="of:=AVERAGE([.AAO7:.AAO9])" office:value-type="float" office:value="71.6647263333333" calcext:value-type="float">
            <text:p>71.6647263333</text:p>
          </table:table-cell>
          <table:table-cell table:formula="of:=AVERAGE([.AAP7:.AAP9])" office:value-type="float" office:value="71.815984" calcext:value-type="float">
            <text:p>71.815984</text:p>
          </table:table-cell>
          <table:table-cell table:formula="of:=AVERAGE([.AAQ7:.AAQ9])" office:value-type="float" office:value="72.065048" calcext:value-type="float">
            <text:p>72.065048</text:p>
          </table:table-cell>
          <table:table-cell table:formula="of:=AVERAGE([.AAR7:.AAR9])" office:value-type="float" office:value="72.061704" calcext:value-type="float">
            <text:p>72.061704</text:p>
          </table:table-cell>
          <table:table-cell table:formula="of:=AVERAGE([.AAS7:.AAS9])" office:value-type="float" office:value="72.3974836666667" calcext:value-type="float">
            <text:p>72.3974836667</text:p>
          </table:table-cell>
          <table:table-cell table:formula="of:=AVERAGE([.AAT7:.AAT9])" office:value-type="float" office:value="72.330645" calcext:value-type="float">
            <text:p>72.330645</text:p>
          </table:table-cell>
          <table:table-cell table:formula="of:=AVERAGE([.AAU7:.AAU9])" office:value-type="float" office:value="72.5181886666667" calcext:value-type="float">
            <text:p>72.5181886667</text:p>
          </table:table-cell>
          <table:table-cell table:formula="of:=AVERAGE([.AAV7:.AAV9])" office:value-type="float" office:value="72.730624" calcext:value-type="float">
            <text:p>72.730624</text:p>
          </table:table-cell>
          <table:table-cell table:formula="of:=AVERAGE([.AAW7:.AAW9])" office:value-type="float" office:value="72.970467" calcext:value-type="float">
            <text:p>72.970467</text:p>
          </table:table-cell>
          <table:table-cell table:formula="of:=AVERAGE([.AAX7:.AAX9])" office:value-type="float" office:value="72.9392366666667" calcext:value-type="float">
            <text:p>72.9392366667</text:p>
          </table:table-cell>
          <table:table-cell table:formula="of:=AVERAGE([.AAY7:.AAY9])" office:value-type="float" office:value="73.183515" calcext:value-type="float">
            <text:p>73.183515</text:p>
          </table:table-cell>
          <table:table-cell table:formula="of:=AVERAGE([.AAZ7:.AAZ9])" office:value-type="float" office:value="73.3407543333333" calcext:value-type="float">
            <text:p>73.3407543333</text:p>
          </table:table-cell>
          <table:table-cell table:formula="of:=AVERAGE([.ABA7:.ABA9])" office:value-type="float" office:value="73.580948" calcext:value-type="float">
            <text:p>73.580948</text:p>
          </table:table-cell>
          <table:table-cell table:formula="of:=AVERAGE([.ABB7:.ABB9])" office:value-type="float" office:value="73.6772716666667" calcext:value-type="float">
            <text:p>73.6772716667</text:p>
          </table:table-cell>
          <table:table-cell table:formula="of:=AVERAGE([.ABC7:.ABC9])" office:value-type="float" office:value="73.7735036666667" calcext:value-type="float">
            <text:p>73.7735036667</text:p>
          </table:table-cell>
          <table:table-cell table:formula="of:=AVERAGE([.ABD7:.ABD9])" office:value-type="float" office:value="73.888873" calcext:value-type="float">
            <text:p>73.888873</text:p>
          </table:table-cell>
          <table:table-cell table:formula="of:=AVERAGE([.ABE7:.ABE9])" office:value-type="float" office:value="74.1891963333333" calcext:value-type="float">
            <text:p>74.1891963333</text:p>
          </table:table-cell>
          <table:table-cell table:formula="of:=AVERAGE([.ABF7:.ABF9])" office:value-type="float" office:value="74.2644043333333" calcext:value-type="float">
            <text:p>74.2644043333</text:p>
          </table:table-cell>
          <table:table-cell table:formula="of:=AVERAGE([.ABG7:.ABG9])" office:value-type="float" office:value="74.503179" calcext:value-type="float">
            <text:p>74.503179</text:p>
          </table:table-cell>
          <table:table-cell table:formula="of:=AVERAGE([.ABH7:.ABH9])" office:value-type="float" office:value="74.499962" calcext:value-type="float">
            <text:p>74.499962</text:p>
          </table:table-cell>
          <table:table-cell table:formula="of:=AVERAGE([.ABI7:.ABI9])" office:value-type="float" office:value="74.846349" calcext:value-type="float">
            <text:p>74.846349</text:p>
          </table:table-cell>
          <table:table-cell table:formula="of:=AVERAGE([.ABJ7:.ABJ9])" office:value-type="float" office:value="74.875056" calcext:value-type="float">
            <text:p>74.875056</text:p>
          </table:table-cell>
          <table:table-cell table:formula="of:=AVERAGE([.ABK7:.ABK9])" office:value-type="float" office:value="75.1152216666667" calcext:value-type="float">
            <text:p>75.1152216667</text:p>
          </table:table-cell>
          <table:table-cell table:formula="of:=AVERAGE([.ABL7:.ABL9])" office:value-type="float" office:value="75.169032" calcext:value-type="float">
            <text:p>75.169032</text:p>
          </table:table-cell>
          <table:table-cell table:formula="of:=AVERAGE([.ABM7:.ABM9])" office:value-type="float" office:value="75.3673326666667" calcext:value-type="float">
            <text:p>75.3673326667</text:p>
          </table:table-cell>
          <table:table-cell table:formula="of:=AVERAGE([.ABN7:.ABN9])" office:value-type="float" office:value="75.399694" calcext:value-type="float">
            <text:p>75.399694</text:p>
          </table:table-cell>
          <table:table-cell table:formula="of:=AVERAGE([.ABO7:.ABO9])" office:value-type="float" office:value="75.7263206666667" calcext:value-type="float">
            <text:p>75.7263206667</text:p>
          </table:table-cell>
          <table:table-cell table:formula="of:=AVERAGE([.ABP7:.ABP9])" office:value-type="float" office:value="75.8253633333333" calcext:value-type="float">
            <text:p>75.8253633333</text:p>
          </table:table-cell>
          <table:table-cell table:formula="of:=AVERAGE([.ABQ7:.ABQ9])" office:value-type="float" office:value="75.8438873333333" calcext:value-type="float">
            <text:p>75.8438873333</text:p>
          </table:table-cell>
          <table:table-cell table:formula="of:=AVERAGE([.ABR7:.ABR9])" office:value-type="float" office:value="76.1394933333334" calcext:value-type="float">
            <text:p>76.1394933333</text:p>
          </table:table-cell>
          <table:table-cell table:formula="of:=AVERAGE([.ABS7:.ABS9])" office:value-type="float" office:value="76.249069" calcext:value-type="float">
            <text:p>76.249069</text:p>
          </table:table-cell>
          <table:table-cell table:formula="of:=AVERAGE([.ABT7:.ABT9])" office:value-type="float" office:value="76.4436923333333" calcext:value-type="float">
            <text:p>76.4436923333</text:p>
          </table:table-cell>
          <table:table-cell table:formula="of:=AVERAGE([.ABU7:.ABU9])" office:value-type="float" office:value="76.6685946666667" calcext:value-type="float">
            <text:p>76.6685946667</text:p>
          </table:table-cell>
          <table:table-cell table:formula="of:=AVERAGE([.ABV7:.ABV9])" office:value-type="float" office:value="76.6552756666667" calcext:value-type="float">
            <text:p>76.6552756667</text:p>
          </table:table-cell>
          <table:table-cell table:formula="of:=AVERAGE([.ABW7:.ABW9])" office:value-type="float" office:value="77.0111566666667" calcext:value-type="float">
            <text:p>77.0111566667</text:p>
          </table:table-cell>
          <table:table-cell table:formula="of:=AVERAGE([.ABX7:.ABX9])" office:value-type="float" office:value="77.1024503333333" calcext:value-type="float">
            <text:p>77.1024503333</text:p>
          </table:table-cell>
          <table:table-cell table:formula="of:=AVERAGE([.ABY7:.ABY9])" office:value-type="float" office:value="77.2628786666667" calcext:value-type="float">
            <text:p>77.2628786667</text:p>
          </table:table-cell>
          <table:table-cell table:formula="of:=AVERAGE([.ABZ7:.ABZ9])" office:value-type="float" office:value="77.431689" calcext:value-type="float">
            <text:p>77.431689</text:p>
          </table:table-cell>
          <table:table-cell table:formula="of:=AVERAGE([.ACA7:.ACA9])" office:value-type="float" office:value="77.4292273333333" calcext:value-type="float">
            <text:p>77.4292273333</text:p>
          </table:table-cell>
          <table:table-cell table:formula="of:=AVERAGE([.ACB7:.ACB9])" office:value-type="float" office:value="77.6834283333333" calcext:value-type="float">
            <text:p>77.6834283333</text:p>
          </table:table-cell>
          <table:table-cell table:formula="of:=AVERAGE([.ACC7:.ACC9])" office:value-type="float" office:value="77.7796963333333" calcext:value-type="float">
            <text:p>77.7796963333</text:p>
          </table:table-cell>
          <table:table-cell table:formula="of:=AVERAGE([.ACD7:.ACD9])" office:value-type="float" office:value="77.9537506666667" calcext:value-type="float">
            <text:p>77.9537506667</text:p>
          </table:table-cell>
          <table:table-cell table:formula="of:=AVERAGE([.ACE7:.ACE9])" office:value-type="float" office:value="78.152354" calcext:value-type="float">
            <text:p>78.152354</text:p>
          </table:table-cell>
          <table:table-cell table:formula="of:=AVERAGE([.ACF7:.ACF9])" office:value-type="float" office:value="78.4055786666667" calcext:value-type="float">
            <text:p>78.4055786667</text:p>
          </table:table-cell>
          <table:table-cell table:formula="of:=AVERAGE([.ACG7:.ACG9])" office:value-type="float" office:value="78.3623023333333" calcext:value-type="float">
            <text:p>78.3623023333</text:p>
          </table:table-cell>
          <table:table-cell table:formula="of:=AVERAGE([.ACH7:.ACH9])" office:value-type="float" office:value="78.7164126666667" calcext:value-type="float">
            <text:p>78.7164126667</text:p>
          </table:table-cell>
          <table:table-cell table:formula="of:=AVERAGE([.ACI7:.ACI9])" office:value-type="float" office:value="78.672015" calcext:value-type="float">
            <text:p>78.672015</text:p>
          </table:table-cell>
          <table:table-cell table:formula="of:=AVERAGE([.ACJ7:.ACJ9])" office:value-type="float" office:value="78.8275833333333" calcext:value-type="float">
            <text:p>78.8275833333</text:p>
          </table:table-cell>
          <table:table-cell table:formula="of:=AVERAGE([.ACK7:.ACK9])" office:value-type="float" office:value="79.0400443333333" calcext:value-type="float">
            <text:p>79.0400443333</text:p>
          </table:table-cell>
          <table:table-cell table:formula="of:=AVERAGE([.ACL7:.ACL9])" office:value-type="float" office:value="79.2015326666667" calcext:value-type="float">
            <text:p>79.2015326667</text:p>
          </table:table-cell>
          <table:table-cell table:formula="of:=AVERAGE([.ACM7:.ACM9])" office:value-type="float" office:value="79.3797886666667" calcext:value-type="float">
            <text:p>79.3797886667</text:p>
          </table:table-cell>
          <table:table-cell table:formula="of:=AVERAGE([.ACN7:.ACN9])" office:value-type="float" office:value="79.5951893333333" calcext:value-type="float">
            <text:p>79.5951893333</text:p>
          </table:table-cell>
          <table:table-cell table:formula="of:=AVERAGE([.ACO7:.ACO9])" office:value-type="float" office:value="79.7705943333333" calcext:value-type="float">
            <text:p>79.7705943333</text:p>
          </table:table-cell>
          <table:table-cell table:formula="of:=AVERAGE([.ACP7:.ACP9])" office:value-type="float" office:value="79.7809853333333" calcext:value-type="float">
            <text:p>79.7809853333</text:p>
          </table:table-cell>
          <table:table-cell table:formula="of:=AVERAGE([.ACQ7:.ACQ9])" office:value-type="float" office:value="80.0326053333333" calcext:value-type="float">
            <text:p>80.0326053333</text:p>
          </table:table-cell>
          <table:table-cell table:formula="of:=AVERAGE([.ACR7:.ACR9])" office:value-type="float" office:value="80.1011606666667" calcext:value-type="float">
            <text:p>80.1011606667</text:p>
          </table:table-cell>
          <table:table-cell table:formula="of:=AVERAGE([.ACS7:.ACS9])" office:value-type="float" office:value="80.2299116666667" calcext:value-type="float">
            <text:p>80.2299116667</text:p>
          </table:table-cell>
          <table:table-cell table:formula="of:=AVERAGE([.ACT7:.ACT9])" office:value-type="float" office:value="80.4552486666667" calcext:value-type="float">
            <text:p>80.4552486667</text:p>
          </table:table-cell>
          <table:table-cell table:formula="of:=AVERAGE([.ACU7:.ACU9])" office:value-type="float" office:value="80.5909956666667" calcext:value-type="float">
            <text:p>80.5909956667</text:p>
          </table:table-cell>
          <table:table-cell table:formula="of:=AVERAGE([.ACV7:.ACV9])" office:value-type="float" office:value="80.722491" calcext:value-type="float">
            <text:p>80.722491</text:p>
          </table:table-cell>
          <table:table-cell table:formula="of:=AVERAGE([.ACW7:.ACW9])" office:value-type="float" office:value="80.965736" calcext:value-type="float">
            <text:p>80.965736</text:p>
          </table:table-cell>
          <table:table-cell table:formula="of:=AVERAGE([.ACX7:.ACX9])" office:value-type="float" office:value="81.0226263333333" calcext:value-type="float">
            <text:p>81.0226263333</text:p>
          </table:table-cell>
          <table:table-cell table:formula="of:=AVERAGE([.ACY7:.ACY9])" office:value-type="float" office:value="81.383232" calcext:value-type="float">
            <text:p>81.383232</text:p>
          </table:table-cell>
          <table:table-cell table:formula="of:=AVERAGE([.ACZ7:.ACZ9])" office:value-type="float" office:value="81.4568556666667" calcext:value-type="float">
            <text:p>81.4568556667</text:p>
          </table:table-cell>
          <table:table-cell table:formula="of:=AVERAGE([.ADA7:.ADA9])" office:value-type="float" office:value="81.4520826666667" calcext:value-type="float">
            <text:p>81.4520826667</text:p>
          </table:table-cell>
          <table:table-cell table:formula="of:=AVERAGE([.ADB7:.ADB9])" office:value-type="float" office:value="81.6537626666667" calcext:value-type="float">
            <text:p>81.6537626667</text:p>
          </table:table-cell>
          <table:table-cell table:formula="of:=AVERAGE([.ADC7:.ADC9])" office:value-type="float" office:value="81.8108723333333" calcext:value-type="float">
            <text:p>81.8108723333</text:p>
          </table:table-cell>
          <table:table-cell table:formula="of:=AVERAGE([.ADD7:.ADD9])" office:value-type="float" office:value="82.1746496666667" calcext:value-type="float">
            <text:p>82.1746496667</text:p>
          </table:table-cell>
          <table:table-cell table:formula="of:=AVERAGE([.ADE7:.ADE9])" office:value-type="float" office:value="82.1861726666667" calcext:value-type="float">
            <text:p>82.1861726667</text:p>
          </table:table-cell>
          <table:table-cell table:formula="of:=AVERAGE([.ADF7:.ADF9])" office:value-type="float" office:value="82.3510183333333" calcext:value-type="float">
            <text:p>82.3510183333</text:p>
          </table:table-cell>
          <table:table-cell table:formula="of:=AVERAGE([.ADG7:.ADG9])" office:value-type="float" office:value="82.4405823333333" calcext:value-type="float">
            <text:p>82.4405823333</text:p>
          </table:table-cell>
          <table:table-cell table:formula="of:=AVERAGE([.ADH7:.ADH9])" office:value-type="float" office:value="82.6357396666667" calcext:value-type="float">
            <text:p>82.6357396667</text:p>
          </table:table-cell>
          <table:table-cell table:formula="of:=AVERAGE([.ADI7:.ADI9])" office:value-type="float" office:value="82.9321286666667" calcext:value-type="float">
            <text:p>82.9321286667</text:p>
          </table:table-cell>
          <table:table-cell table:formula="of:=AVERAGE([.ADJ7:.ADJ9])" office:value-type="float" office:value="82.917788" calcext:value-type="float">
            <text:p>82.917788</text:p>
          </table:table-cell>
          <table:table-cell table:formula="of:=AVERAGE([.ADK7:.ADK9])" office:value-type="float" office:value="83.11482" calcext:value-type="float">
            <text:p>83.11482</text:p>
          </table:table-cell>
          <table:table-cell table:formula="of:=AVERAGE([.ADL7:.ADL9])" office:value-type="float" office:value="83.2953336666667" calcext:value-type="float">
            <text:p>83.2953336667</text:p>
          </table:table-cell>
          <table:table-cell table:formula="of:=AVERAGE([.ADM7:.ADM9])" office:value-type="float" office:value="83.392443" calcext:value-type="float">
            <text:p>83.392443</text:p>
          </table:table-cell>
          <table:table-cell table:formula="of:=AVERAGE([.ADN7:.ADN9])" office:value-type="float" office:value="83.6235526666667" calcext:value-type="float">
            <text:p>83.6235526667</text:p>
          </table:table-cell>
          <table:table-cell table:formula="of:=AVERAGE([.ADO7:.ADO9])" office:value-type="float" office:value="83.7127456666667" calcext:value-type="float">
            <text:p>83.7127456667</text:p>
          </table:table-cell>
          <table:table-cell table:formula="of:=AVERAGE([.ADP7:.ADP9])" office:value-type="float" office:value="83.872355" calcext:value-type="float">
            <text:p>83.872355</text:p>
          </table:table-cell>
          <table:table-cell table:formula="of:=AVERAGE([.ADQ7:.ADQ9])" office:value-type="float" office:value="84.2004216666667" calcext:value-type="float">
            <text:p>84.2004216667</text:p>
          </table:table-cell>
          <table:table-cell table:formula="of:=AVERAGE([.ADR7:.ADR9])" office:value-type="float" office:value="84.1887026666667" calcext:value-type="float">
            <text:p>84.1887026667</text:p>
          </table:table-cell>
          <table:table-cell table:formula="of:=AVERAGE([.ADS7:.ADS9])" office:value-type="float" office:value="84.4584806666667" calcext:value-type="float">
            <text:p>84.4584806667</text:p>
          </table:table-cell>
          <table:table-cell table:formula="of:=AVERAGE([.ADT7:.ADT9])" office:value-type="float" office:value="84.5731226666667" calcext:value-type="float">
            <text:p>84.5731226667</text:p>
          </table:table-cell>
          <table:table-cell table:formula="of:=AVERAGE([.ADU7:.ADU9])" office:value-type="float" office:value="84.949051" calcext:value-type="float">
            <text:p>84.949051</text:p>
          </table:table-cell>
          <table:table-cell table:formula="of:=AVERAGE([.ADV7:.ADV9])" office:value-type="float" office:value="84.831581" calcext:value-type="float">
            <text:p>84.831581</text:p>
          </table:table-cell>
          <table:table-cell table:formula="of:=AVERAGE([.ADW7:.ADW9])" office:value-type="float" office:value="85.1060816666667" calcext:value-type="float">
            <text:p>85.1060816667</text:p>
          </table:table-cell>
          <table:table-cell table:formula="of:=AVERAGE([.ADX7:.ADX9])" office:value-type="float" office:value="85.2601953333333" calcext:value-type="float">
            <text:p>85.2601953333</text:p>
          </table:table-cell>
          <table:table-cell table:formula="of:=AVERAGE([.ADY7:.ADY9])" office:value-type="float" office:value="85.3749186666667" calcext:value-type="float">
            <text:p>85.3749186667</text:p>
          </table:table-cell>
          <table:table-cell table:formula="of:=AVERAGE([.ADZ7:.ADZ9])" office:value-type="float" office:value="85.6898853333333" calcext:value-type="float">
            <text:p>85.6898853333</text:p>
          </table:table-cell>
          <table:table-cell table:formula="of:=AVERAGE([.AEA7:.AEA9])" office:value-type="float" office:value="85.8120066666667" calcext:value-type="float">
            <text:p>85.8120066667</text:p>
          </table:table-cell>
          <table:table-cell table:formula="of:=AVERAGE([.AEB7:.AEB9])" office:value-type="float" office:value="85.790278" calcext:value-type="float">
            <text:p>85.790278</text:p>
          </table:table-cell>
          <table:table-cell table:formula="of:=AVERAGE([.AEC7:.AEC9])" office:value-type="float" office:value="86.2431486666667" calcext:value-type="float">
            <text:p>86.2431486667</text:p>
          </table:table-cell>
          <table:table-cell table:formula="of:=AVERAGE([.AED7:.AED9])" office:value-type="float" office:value="86.1575036666667" calcext:value-type="float">
            <text:p>86.1575036667</text:p>
          </table:table-cell>
          <table:table-cell table:formula="of:=AVERAGE([.AEE7:.AEE9])" office:value-type="float" office:value="86.561956" calcext:value-type="float">
            <text:p>86.561956</text:p>
          </table:table-cell>
          <table:table-cell table:formula="of:=AVERAGE([.AEF7:.AEF9])" office:value-type="float" office:value="86.6071623333333" calcext:value-type="float">
            <text:p>86.6071623333</text:p>
          </table:table-cell>
          <table:table-cell table:formula="of:=AVERAGE([.AEG7:.AEG9])" office:value-type="float" office:value="86.5931903333333" calcext:value-type="float">
            <text:p>86.5931903333</text:p>
          </table:table-cell>
          <table:table-cell table:formula="of:=AVERAGE([.AEH7:.AEH9])" office:value-type="float" office:value="86.9343413333334" calcext:value-type="float">
            <text:p>86.9343413333</text:p>
          </table:table-cell>
          <table:table-cell table:formula="of:=AVERAGE([.AEI7:.AEI9])" office:value-type="float" office:value="87.025355" calcext:value-type="float">
            <text:p>87.025355</text:p>
          </table:table-cell>
          <table:table-cell table:formula="of:=AVERAGE([.AEJ7:.AEJ9])" office:value-type="float" office:value="87.1444603333333" calcext:value-type="float">
            <text:p>87.1444603333</text:p>
          </table:table-cell>
          <table:table-cell table:formula="of:=AVERAGE([.AEK7:.AEK9])" office:value-type="float" office:value="87.4288306666667" calcext:value-type="float">
            <text:p>87.4288306667</text:p>
          </table:table-cell>
          <table:table-cell table:formula="of:=AVERAGE([.AEL7:.AEL9])" office:value-type="float" office:value="87.5895536666667" calcext:value-type="float">
            <text:p>87.5895536667</text:p>
          </table:table-cell>
          <table:table-cell table:formula="of:=AVERAGE([.AEM7:.AEM9])" office:value-type="float" office:value="87.7397893333333" calcext:value-type="float">
            <text:p>87.7397893333</text:p>
          </table:table-cell>
          <table:table-cell table:formula="of:=AVERAGE([.AEN7:.AEN9])" office:value-type="float" office:value="87.7256723333333" calcext:value-type="float">
            <text:p>87.7256723333</text:p>
          </table:table-cell>
          <table:table-cell table:formula="of:=AVERAGE([.AEO7:.AEO9])" office:value-type="float" office:value="88.1260403333333" calcext:value-type="float">
            <text:p>88.1260403333</text:p>
          </table:table-cell>
          <table:table-cell table:formula="of:=AVERAGE([.AEP7:.AEP9])" office:value-type="float" office:value="88.1617353333333" calcext:value-type="float">
            <text:p>88.1617353333</text:p>
          </table:table-cell>
          <table:table-cell table:formula="of:=AVERAGE([.AEQ7:.AEQ9])" office:value-type="float" office:value="88.1678723333333" calcext:value-type="float">
            <text:p>88.1678723333</text:p>
          </table:table-cell>
          <table:table-cell table:formula="of:=AVERAGE([.AER7:.AER9])" office:value-type="float" office:value="88.4877446666667" calcext:value-type="float">
            <text:p>88.4877446667</text:p>
          </table:table-cell>
          <table:table-cell table:formula="of:=AVERAGE([.AES7:.AES9])" office:value-type="float" office:value="88.582975" calcext:value-type="float">
            <text:p>88.582975</text:p>
          </table:table-cell>
          <table:table-cell table:formula="of:=AVERAGE([.AET7:.AET9])" office:value-type="float" office:value="88.8759866666667" calcext:value-type="float">
            <text:p>88.8759866667</text:p>
          </table:table-cell>
          <table:table-cell table:formula="of:=AVERAGE([.AEU7:.AEU9])" office:value-type="float" office:value="88.9063413333333" calcext:value-type="float">
            <text:p>88.9063413333</text:p>
          </table:table-cell>
          <table:table-cell table:formula="of:=AVERAGE([.AEV7:.AEV9])" office:value-type="float" office:value="89.144534" calcext:value-type="float">
            <text:p>89.144534</text:p>
          </table:table-cell>
          <table:table-cell table:formula="of:=AVERAGE([.AEW7:.AEW9])" office:value-type="float" office:value="89.3760783333333" calcext:value-type="float">
            <text:p>89.3760783333</text:p>
          </table:table-cell>
          <table:table-cell table:formula="of:=AVERAGE([.AEX7:.AEX9])" office:value-type="float" office:value="89.4615123333334" calcext:value-type="float">
            <text:p>89.4615123333</text:p>
          </table:table-cell>
          <table:table-cell table:formula="of:=AVERAGE([.AEY7:.AEY9])" office:value-type="float" office:value="89.577128" calcext:value-type="float">
            <text:p>89.577128</text:p>
          </table:table-cell>
          <table:table-cell table:formula="of:=AVERAGE([.AEZ7:.AEZ9])" office:value-type="float" office:value="89.787595" calcext:value-type="float">
            <text:p>89.787595</text:p>
          </table:table-cell>
          <table:table-cell table:formula="of:=AVERAGE([.AFA7:.AFA9])" office:value-type="float" office:value="89.873446" calcext:value-type="float">
            <text:p>89.873446</text:p>
          </table:table-cell>
          <table:table-cell table:formula="of:=AVERAGE([.AFB7:.AFB9])" office:value-type="float" office:value="90.3255383333334" calcext:value-type="float">
            <text:p>90.3255383333</text:p>
          </table:table-cell>
          <table:table-cell table:formula="of:=AVERAGE([.AFC7:.AFC9])" office:value-type="float" office:value="90.1147103333333" calcext:value-type="float">
            <text:p>90.1147103333</text:p>
          </table:table-cell>
          <table:table-cell table:formula="of:=AVERAGE([.AFD7:.AFD9])" office:value-type="float" office:value="90.483841" calcext:value-type="float">
            <text:p>90.483841</text:p>
          </table:table-cell>
          <table:table-cell table:formula="of:=AVERAGE([.AFE7:.AFE9])" office:value-type="float" office:value="90.5527776666667" calcext:value-type="float">
            <text:p>90.5527776667</text:p>
          </table:table-cell>
          <table:table-cell table:formula="of:=AVERAGE([.AFF7:.AFF9])" office:value-type="float" office:value="90.8422876666667" calcext:value-type="float">
            <text:p>90.8422876667</text:p>
          </table:table-cell>
          <table:table-cell table:formula="of:=AVERAGE([.AFG7:.AFG9])" office:value-type="float" office:value="90.8899563333333" calcext:value-type="float">
            <text:p>90.8899563333</text:p>
          </table:table-cell>
          <table:table-cell table:formula="of:=AVERAGE([.AFH7:.AFH9])" office:value-type="float" office:value="91.0453846666667" calcext:value-type="float">
            <text:p>91.0453846667</text:p>
          </table:table-cell>
          <table:table-cell table:formula="of:=AVERAGE([.AFI7:.AFI9])" office:value-type="float" office:value="91.267095" calcext:value-type="float">
            <text:p>91.267095</text:p>
          </table:table-cell>
          <table:table-cell table:formula="of:=AVERAGE([.AFJ7:.AFJ9])" office:value-type="float" office:value="91.4962206666667" calcext:value-type="float">
            <text:p>91.4962206667</text:p>
          </table:table-cell>
          <table:table-cell table:formula="of:=AVERAGE([.AFK7:.AFK9])" office:value-type="float" office:value="91.4221673333333" calcext:value-type="float">
            <text:p>91.4221673333</text:p>
          </table:table-cell>
          <table:table-cell table:formula="of:=AVERAGE([.AFL7:.AFL9])" office:value-type="float" office:value="91.7511313333333" calcext:value-type="float">
            <text:p>91.7511313333</text:p>
          </table:table-cell>
          <table:table-cell table:formula="of:=AVERAGE([.AFM7:.AFM9])" office:value-type="float" office:value="91.9168983333333" calcext:value-type="float">
            <text:p>91.9168983333</text:p>
          </table:table-cell>
          <table:table-cell table:formula="of:=AVERAGE([.AFN7:.AFN9])" office:value-type="float" office:value="92.0413513333333" calcext:value-type="float">
            <text:p>92.0413513333</text:p>
          </table:table-cell>
          <table:table-cell table:formula="of:=AVERAGE([.AFO7:.AFO9])" office:value-type="float" office:value="92.2468156666667" calcext:value-type="float">
            <text:p>92.2468156667</text:p>
          </table:table-cell>
          <table:table-cell table:formula="of:=AVERAGE([.AFP7:.AFP9])" office:value-type="float" office:value="92.4127326666667" calcext:value-type="float">
            <text:p>92.4127326667</text:p>
          </table:table-cell>
          <table:table-cell table:formula="of:=AVERAGE([.AFQ7:.AFQ9])" office:value-type="float" office:value="92.5283153333333" calcext:value-type="float">
            <text:p>92.5283153333</text:p>
          </table:table-cell>
          <table:table-cell table:formula="of:=AVERAGE([.AFR7:.AFR9])" office:value-type="float" office:value="92.6224263333333" calcext:value-type="float">
            <text:p>92.6224263333</text:p>
          </table:table-cell>
          <table:table-cell table:formula="of:=AVERAGE([.AFS7:.AFS9])" office:value-type="float" office:value="92.906156" calcext:value-type="float">
            <text:p>92.906156</text:p>
          </table:table-cell>
          <table:table-cell table:formula="of:=AVERAGE([.AFT7:.AFT9])" office:value-type="float" office:value="93.0801876666667" calcext:value-type="float">
            <text:p>93.0801876667</text:p>
          </table:table-cell>
          <table:table-cell table:formula="of:=AVERAGE([.AFU7:.AFU9])" office:value-type="float" office:value="93.2417196666667" calcext:value-type="float">
            <text:p>93.2417196667</text:p>
          </table:table-cell>
          <table:table-cell table:formula="of:=AVERAGE([.AFV7:.AFV9])" office:value-type="float" office:value="93.3570863333333" calcext:value-type="float">
            <text:p>93.3570863333</text:p>
          </table:table-cell>
          <table:table-cell table:formula="of:=AVERAGE([.AFW7:.AFW9])" office:value-type="float" office:value="93.5734383333334" calcext:value-type="float">
            <text:p>93.5734383333</text:p>
          </table:table-cell>
          <table:table-cell table:formula="of:=AVERAGE([.AFX7:.AFX9])" office:value-type="float" office:value="93.619171" calcext:value-type="float">
            <text:p>93.619171</text:p>
          </table:table-cell>
          <table:table-cell table:formula="of:=AVERAGE([.AFY7:.AFY9])" office:value-type="float" office:value="93.904424" calcext:value-type="float">
            <text:p>93.904424</text:p>
          </table:table-cell>
          <table:table-cell table:formula="of:=AVERAGE([.AFZ7:.AFZ9])" office:value-type="float" office:value="94.0691146666667" calcext:value-type="float">
            <text:p>94.0691146667</text:p>
          </table:table-cell>
          <table:table-cell table:formula="of:=AVERAGE([.AGA7:.AGA9])" office:value-type="float" office:value="94.265335" calcext:value-type="float">
            <text:p>94.265335</text:p>
          </table:table-cell>
          <table:table-cell table:formula="of:=AVERAGE([.AGB7:.AGB9])" office:value-type="float" office:value="94.473694" calcext:value-type="float">
            <text:p>94.473694</text:p>
          </table:table-cell>
          <table:table-cell table:formula="of:=AVERAGE([.AGC7:.AGC9])" office:value-type="float" office:value="94.501414" calcext:value-type="float">
            <text:p>94.501414</text:p>
          </table:table-cell>
          <table:table-cell table:formula="of:=AVERAGE([.AGD7:.AGD9])" office:value-type="float" office:value="94.8042476666667" calcext:value-type="float">
            <text:p>94.8042476667</text:p>
          </table:table-cell>
          <table:table-cell table:formula="of:=AVERAGE([.AGE7:.AGE9])" office:value-type="float" office:value="94.7283376666667" calcext:value-type="float">
            <text:p>94.7283376667</text:p>
          </table:table-cell>
          <table:table-cell table:formula="of:=AVERAGE([.AGF7:.AGF9])" office:value-type="float" office:value="95.0726676666666" calcext:value-type="float">
            <text:p>95.0726676667</text:p>
          </table:table-cell>
          <table:table-cell table:formula="of:=AVERAGE([.AGG7:.AGG9])" office:value-type="float" office:value="95.3053156666667" calcext:value-type="float">
            <text:p>95.3053156667</text:p>
          </table:table-cell>
          <table:table-cell table:formula="of:=AVERAGE([.AGH7:.AGH9])" office:value-type="float" office:value="95.3503543333333" calcext:value-type="float">
            <text:p>95.3503543333</text:p>
          </table:table-cell>
          <table:table-cell table:formula="of:=AVERAGE([.AGI7:.AGI9])" office:value-type="float" office:value="95.517934" calcext:value-type="float">
            <text:p>95.517934</text:p>
          </table:table-cell>
          <table:table-cell table:formula="of:=AVERAGE([.AGJ7:.AGJ9])" office:value-type="float" office:value="95.740316" calcext:value-type="float">
            <text:p>95.740316</text:p>
          </table:table-cell>
          <table:table-cell table:formula="of:=AVERAGE([.AGK7:.AGK9])" office:value-type="float" office:value="95.8994293333333" calcext:value-type="float">
            <text:p>95.8994293333</text:p>
          </table:table-cell>
          <table:table-cell table:formula="of:=AVERAGE([.AGL7:.AGL9])" office:value-type="float" office:value="96.0661953333333" calcext:value-type="float">
            <text:p>96.0661953333</text:p>
          </table:table-cell>
          <table:table-cell table:formula="of:=AVERAGE([.AGM7:.AGM9])" office:value-type="float" office:value="96.2343623333333" calcext:value-type="float">
            <text:p>96.2343623333</text:p>
          </table:table-cell>
          <table:table-cell table:formula="of:=AVERAGE([.AGN7:.AGN9])" office:value-type="float" office:value="96.3526813333333" calcext:value-type="float">
            <text:p>96.3526813333</text:p>
          </table:table-cell>
          <table:table-cell table:formula="of:=AVERAGE([.AGO7:.AGO9])" office:value-type="float" office:value="96.5194803333333" calcext:value-type="float">
            <text:p>96.5194803333</text:p>
          </table:table-cell>
          <table:table-cell table:formula="of:=AVERAGE([.AGP7:.AGP9])" office:value-type="float" office:value="96.6663286666667" calcext:value-type="float">
            <text:p>96.6663286667</text:p>
          </table:table-cell>
          <table:table-cell table:formula="of:=AVERAGE([.AGQ7:.AGQ9])" office:value-type="float" office:value="96.9790216666667" calcext:value-type="float">
            <text:p>96.9790216667</text:p>
          </table:table-cell>
          <table:table-cell table:formula="of:=AVERAGE([.AGR7:.AGR9])" office:value-type="float" office:value="96.898997" calcext:value-type="float">
            <text:p>96.898997</text:p>
          </table:table-cell>
          <table:table-cell table:formula="of:=AVERAGE([.AGS7:.AGS9])" office:value-type="float" office:value="97.244133" calcext:value-type="float">
            <text:p>97.244133</text:p>
          </table:table-cell>
          <table:table-cell table:formula="of:=AVERAGE([.AGT7:.AGT9])" office:value-type="float" office:value="97.492162" calcext:value-type="float">
            <text:p>97.492162</text:p>
          </table:table-cell>
          <table:table-cell table:formula="of:=AVERAGE([.AGU7:.AGU9])" office:value-type="float" office:value="97.4046783333333" calcext:value-type="float">
            <text:p>97.4046783333</text:p>
          </table:table-cell>
          <table:table-cell table:formula="of:=AVERAGE([.AGV7:.AGV9])" office:value-type="float" office:value="97.7999166666667" calcext:value-type="float">
            <text:p>97.7999166667</text:p>
          </table:table-cell>
          <table:table-cell table:formula="of:=AVERAGE([.AGW7:.AGW9])" office:value-type="float" office:value="97.7910616666667" calcext:value-type="float">
            <text:p>97.7910616667</text:p>
          </table:table-cell>
          <table:table-cell table:formula="of:=AVERAGE([.AGX7:.AGX9])" office:value-type="float" office:value="97.9973706666667" calcext:value-type="float">
            <text:p>97.9973706667</text:p>
          </table:table-cell>
          <table:table-cell table:formula="of:=AVERAGE([.AGY7:.AGY9])" office:value-type="float" office:value="98.3450063333333" calcext:value-type="float">
            <text:p>98.3450063333</text:p>
          </table:table-cell>
          <table:table-cell table:formula="of:=AVERAGE([.AGZ7:.AGZ9])" office:value-type="float" office:value="98.246353" calcext:value-type="float">
            <text:p>98.246353</text:p>
          </table:table-cell>
          <table:table-cell table:formula="of:=AVERAGE([.AHA7:.AHA9])" office:value-type="float" office:value="98.6450143333333" calcext:value-type="float">
            <text:p>98.6450143333</text:p>
          </table:table-cell>
          <table:table-cell table:formula="of:=AVERAGE([.AHB7:.AHB9])" office:value-type="float" office:value="98.8845953333333" calcext:value-type="float">
            <text:p>98.8845953333</text:p>
          </table:table-cell>
          <table:table-cell table:formula="of:=AVERAGE([.AHC7:.AHC9])" office:value-type="float" office:value="98.805542" calcext:value-type="float">
            <text:p>98.805542</text:p>
          </table:table-cell>
          <table:table-cell table:formula="of:=AVERAGE([.AHD7:.AHD9])" office:value-type="float" office:value="99.0978163333334" calcext:value-type="float">
            <text:p>99.0978163333</text:p>
          </table:table-cell>
          <table:table-cell table:formula="of:=AVERAGE([.AHE7:.AHE9])" office:value-type="float" office:value="99.400838" calcext:value-type="float">
            <text:p>99.400838</text:p>
          </table:table-cell>
          <table:table-cell table:formula="of:=AVERAGE([.AHF7:.AHF9])" office:value-type="float" office:value="99.3884506666667" calcext:value-type="float">
            <text:p>99.3884506667</text:p>
          </table:table-cell>
          <table:table-cell table:formula="of:=AVERAGE([.AHG7:.AHG9])" office:value-type="float" office:value="99.5484973333333" calcext:value-type="float">
            <text:p>99.5484973333</text:p>
          </table:table-cell>
          <table:table-cell table:formula="of:=AVERAGE([.AHH7:.AHH9])" office:value-type="float" office:value="99.7708686666667" calcext:value-type="float">
            <text:p>99.7708686667</text:p>
          </table:table-cell>
          <table:table-cell table:formula="of:=AVERAGE([.AHI7:.AHI9])" office:value-type="float" office:value="99.8968456666667" calcext:value-type="float">
            <text:p>99.8968456667</text:p>
          </table:table-cell>
          <table:table-cell table:formula="of:=AVERAGE([.AHJ7:.AHJ9])" office:value-type="float" office:value="100.057584" calcext:value-type="float">
            <text:p>100.057584</text:p>
          </table:table-cell>
          <table:table-cell table:formula="of:=AVERAGE([.AHK7:.AHK9])" office:value-type="float" office:value="100.100041666667" calcext:value-type="float">
            <text:p>100.1000416667</text:p>
          </table:table-cell>
          <table:table-cell table:formula="of:=AVERAGE([.AHL7:.AHL9])" office:value-type="float" office:value="100.427881666667" calcext:value-type="float">
            <text:p>100.4278816667</text:p>
          </table:table-cell>
          <table:table-cell table:formula="of:=AVERAGE([.AHM7:.AHM9])" office:value-type="float" office:value="100.437116333333" calcext:value-type="float">
            <text:p>100.4371163333</text:p>
          </table:table-cell>
          <table:table-cell table:formula="of:=AVERAGE([.AHN7:.AHN9])" office:value-type="float" office:value="100.734934666667" calcext:value-type="float">
            <text:p>100.7349346667</text:p>
          </table:table-cell>
          <table:table-cell table:formula="of:=AVERAGE([.AHO7:.AHO9])" office:value-type="float" office:value="100.775075333333" calcext:value-type="float">
            <text:p>100.7750753333</text:p>
          </table:table-cell>
          <table:table-cell table:formula="of:=AVERAGE([.AHP7:.AHP9])" office:value-type="float" office:value="101.001439666667" calcext:value-type="float">
            <text:p>101.0014396667</text:p>
          </table:table-cell>
          <table:table-cell table:formula="of:=AVERAGE([.AHQ7:.AHQ9])" office:value-type="float" office:value="101.242106333333" calcext:value-type="float">
            <text:p>101.2421063333</text:p>
          </table:table-cell>
          <table:table-cell table:formula="of:=AVERAGE([.AHR7:.AHR9])" office:value-type="float" office:value="101.362721666667" calcext:value-type="float">
            <text:p>101.3627216667</text:p>
          </table:table-cell>
          <table:table-cell table:formula="of:=AVERAGE([.AHS7:.AHS9])" office:value-type="float" office:value="101.591169" calcext:value-type="float">
            <text:p>101.591169</text:p>
          </table:table-cell>
          <table:table-cell table:formula="of:=AVERAGE([.AHT7:.AHT9])" office:value-type="float" office:value="101.714739333333" calcext:value-type="float">
            <text:p>101.7147393333</text:p>
          </table:table-cell>
          <table:table-cell table:formula="of:=AVERAGE([.AHU7:.AHU9])" office:value-type="float" office:value="101.920369666667" calcext:value-type="float">
            <text:p>101.9203696667</text:p>
          </table:table-cell>
          <table:table-cell table:formula="of:=AVERAGE([.AHV7:.AHV9])" office:value-type="float" office:value="102.145622333333" calcext:value-type="float">
            <text:p>102.1456223333</text:p>
          </table:table-cell>
          <table:table-cell table:formula="of:=AVERAGE([.AHW7:.AHW9])" office:value-type="float" office:value="102.400578666667" calcext:value-type="float">
            <text:p>102.4005786667</text:p>
          </table:table-cell>
          <table:table-cell table:formula="of:=AVERAGE([.AHX7:.AHX9])" office:value-type="float" office:value="102.486460333333" calcext:value-type="float">
            <text:p>102.4864603333</text:p>
          </table:table-cell>
          <table:table-cell table:formula="of:=AVERAGE([.AHY7:.AHY9])" office:value-type="float" office:value="102.528928" calcext:value-type="float">
            <text:p>102.528928</text:p>
          </table:table-cell>
          <table:table-cell table:formula="of:=AVERAGE([.AHZ7:.AHZ9])" office:value-type="float" office:value="102.830177333333" calcext:value-type="float">
            <text:p>102.8301773333</text:p>
          </table:table-cell>
          <table:table-cell table:formula="of:=AVERAGE([.AIA7:.AIA9])" office:value-type="float" office:value="102.816856333333" calcext:value-type="float">
            <text:p>102.8168563333</text:p>
          </table:table-cell>
          <table:table-cell table:formula="of:=AVERAGE([.AIB7:.AIB9])" office:value-type="float" office:value="103.267860666667" calcext:value-type="float">
            <text:p>103.2678606667</text:p>
          </table:table-cell>
          <table:table-cell table:formula="of:=AVERAGE([.AIC7:.AIC9])" office:value-type="float" office:value="103.158292" calcext:value-type="float">
            <text:p>103.158292</text:p>
          </table:table-cell>
          <table:table-cell table:formula="of:=AVERAGE([.AID7:.AID9])" office:value-type="float" office:value="103.331448666667" calcext:value-type="float">
            <text:p>103.3314486667</text:p>
          </table:table-cell>
          <table:table-cell table:formula="of:=AVERAGE([.AIE7:.AIE9])" office:value-type="float" office:value="103.687642333333" calcext:value-type="float">
            <text:p>103.6876423333</text:p>
          </table:table-cell>
          <table:table-cell table:formula="of:=AVERAGE([.AIF7:.AIF9])" office:value-type="float" office:value="103.671697" calcext:value-type="float">
            <text:p>103.671697</text:p>
          </table:table-cell>
          <table:table-cell table:formula="of:=AVERAGE([.AIG7:.AIG9])" office:value-type="float" office:value="103.952333666667" calcext:value-type="float">
            <text:p>103.9523336667</text:p>
          </table:table-cell>
          <table:table-cell table:formula="of:=AVERAGE([.AIH7:.AIH9])" office:value-type="float" office:value="104.143959333333" calcext:value-type="float">
            <text:p>104.1439593333</text:p>
          </table:table-cell>
          <table:table-cell table:formula="of:=AVERAGE([.AII7:.AII9])" office:value-type="float" office:value="104.239626333333" calcext:value-type="float">
            <text:p>104.2396263333</text:p>
          </table:table-cell>
          <table:table-cell table:formula="of:=AVERAGE([.AIJ7:.AIJ9])" office:value-type="float" office:value="104.355146" calcext:value-type="float">
            <text:p>104.355146</text:p>
          </table:table-cell>
          <table:table-cell table:formula="of:=AVERAGE([.AIK7:.AIK9])" office:value-type="float" office:value="104.529022" calcext:value-type="float">
            <text:p>104.529022</text:p>
          </table:table-cell>
          <table:table-cell table:formula="of:=AVERAGE([.AIL7:.AIL9])" office:value-type="float" office:value="104.92409" calcext:value-type="float">
            <text:p>104.92409</text:p>
          </table:table-cell>
          <table:table-cell table:formula="of:=AVERAGE([.AIM7:.AIM9])" office:value-type="float" office:value="104.874756" calcext:value-type="float">
            <text:p>104.874756</text:p>
          </table:table-cell>
          <table:table-cell table:formula="of:=AVERAGE([.AIN7:.AIN9])" office:value-type="float" office:value="105.181892333333" calcext:value-type="float">
            <text:p>105.1818923333</text:p>
          </table:table-cell>
          <table:table-cell table:formula="of:=AVERAGE([.AIO7:.AIO9])" office:value-type="float" office:value="105.227239" calcext:value-type="float">
            <text:p>105.227239</text:p>
          </table:table-cell>
          <table:table-cell table:formula="of:=AVERAGE([.AIP7:.AIP9])" office:value-type="float" office:value="105.540303333333" calcext:value-type="float">
            <text:p>105.5403033333</text:p>
          </table:table-cell>
          <table:table-cell table:formula="of:=AVERAGE([.AIQ7:.AIQ9])" office:value-type="float" office:value="105.702913666667" calcext:value-type="float">
            <text:p>105.7029136667</text:p>
          </table:table-cell>
          <table:table-cell table:formula="of:=AVERAGE([.AIR7:.AIR9])" office:value-type="float" office:value="105.876032666667" calcext:value-type="float">
            <text:p>105.8760326667</text:p>
          </table:table-cell>
          <table:table-cell table:formula="of:=AVERAGE([.AIS7:.AIS9])" office:value-type="float" office:value="105.905573333333" calcext:value-type="float">
            <text:p>105.9055733333</text:p>
          </table:table-cell>
          <table:table-cell table:formula="of:=AVERAGE([.AIT7:.AIT9])" office:value-type="float" office:value="106.213902666667" calcext:value-type="float">
            <text:p>106.2139026667</text:p>
          </table:table-cell>
          <table:table-cell table:formula="of:=AVERAGE([.AIU7:.AIU9])" office:value-type="float" office:value="106.365275333333" calcext:value-type="float">
            <text:p>106.3652753333</text:p>
          </table:table-cell>
          <table:table-cell table:formula="of:=AVERAGE([.AIV7:.AIV9])" office:value-type="float" office:value="106.621185333333" calcext:value-type="float">
            <text:p>106.6211853333</text:p>
          </table:table-cell>
          <table:table-cell table:formula="of:=AVERAGE([.AIW7:.AIW9])" office:value-type="float" office:value="106.747673" calcext:value-type="float">
            <text:p>106.747673</text:p>
          </table:table-cell>
          <table:table-cell table:formula="of:=AVERAGE([.AIX7:.AIX9])" office:value-type="float" office:value="106.906580666667" calcext:value-type="float">
            <text:p>106.9065806667</text:p>
          </table:table-cell>
          <table:table-cell table:formula="of:=AVERAGE([.AIY7:.AIY9])" office:value-type="float" office:value="107.170842666667" calcext:value-type="float">
            <text:p>107.1708426667</text:p>
          </table:table-cell>
          <table:table-cell table:formula="of:=AVERAGE([.AIZ7:.AIZ9])" office:value-type="float" office:value="107.169914" calcext:value-type="float">
            <text:p>107.169914</text:p>
          </table:table-cell>
          <table:table-cell table:formula="of:=AVERAGE([.AJA7:.AJA9])" office:value-type="float" office:value="107.343737666667" calcext:value-type="float">
            <text:p>107.3437376667</text:p>
          </table:table-cell>
          <table:table-cell table:formula="of:=AVERAGE([.AJB7:.AJB9])" office:value-type="float" office:value="107.661791333333" calcext:value-type="float">
            <text:p>107.6617913333</text:p>
          </table:table-cell>
          <table:table-cell table:formula="of:=AVERAGE([.AJC7:.AJC9])" office:value-type="float" office:value="107.769462666667" calcext:value-type="float">
            <text:p>107.7694626667</text:p>
          </table:table-cell>
          <table:table-cell table:formula="of:=AVERAGE([.AJD7:.AJD9])" office:value-type="float" office:value="107.904172" calcext:value-type="float">
            <text:p>107.904172</text:p>
          </table:table-cell>
          <table:table-cell table:formula="of:=AVERAGE([.AJE7:.AJE9])" office:value-type="float" office:value="107.981559666667" calcext:value-type="float">
            <text:p>107.9815596667</text:p>
          </table:table-cell>
          <table:table-cell table:formula="of:=AVERAGE([.AJF7:.AJF9])" office:value-type="float" office:value="108.158732" calcext:value-type="float">
            <text:p>108.158732</text:p>
          </table:table-cell>
          <table:table-cell table:formula="of:=AVERAGE([.AJG7:.AJG9])" office:value-type="float" office:value="108.466509333333" calcext:value-type="float">
            <text:p>108.4665093333</text:p>
          </table:table-cell>
          <table:table-cell table:formula="of:=AVERAGE([.AJH7:.AJH9])" office:value-type="float" office:value="108.640429333333" calcext:value-type="float">
            <text:p>108.6404293333</text:p>
          </table:table-cell>
          <table:table-cell table:formula="of:=AVERAGE([.AJI7:.AJI9])" office:value-type="float" office:value="108.813110333333" calcext:value-type="float">
            <text:p>108.8131103333</text:p>
          </table:table-cell>
          <table:table-cell table:formula="of:=AVERAGE([.AJJ7:.AJJ9])" office:value-type="float" office:value="109.126292" calcext:value-type="float">
            <text:p>109.126292</text:p>
          </table:table-cell>
          <table:table-cell table:formula="of:=AVERAGE([.AJK7:.AJK9])" office:value-type="float" office:value="109.023020333333" calcext:value-type="float">
            <text:p>109.0230203333</text:p>
          </table:table-cell>
          <table:table-cell table:formula="of:=AVERAGE([.AJL7:.AJL9])" office:value-type="float" office:value="109.337107333333" calcext:value-type="float">
            <text:p>109.3371073333</text:p>
          </table:table-cell>
          <table:table-cell table:formula="of:=AVERAGE([.AJM7:.AJM9])" office:value-type="float" office:value="109.513071666667" calcext:value-type="float">
            <text:p>109.5130716667</text:p>
          </table:table-cell>
          <table:table-cell table:formula="of:=AVERAGE([.AJN7:.AJN9])" office:value-type="float" office:value="109.686561666667" calcext:value-type="float">
            <text:p>109.6865616667</text:p>
          </table:table-cell>
          <table:table-cell table:formula="of:=AVERAGE([.AJO7:.AJO9])" office:value-type="float" office:value="109.721562333333" calcext:value-type="float">
            <text:p>109.7215623333</text:p>
          </table:table-cell>
          <table:table-cell table:formula="of:=AVERAGE([.AJP7:.AJP9])" office:value-type="float" office:value="110.034429" calcext:value-type="float">
            <text:p>110.034429</text:p>
          </table:table-cell>
          <table:table-cell table:formula="of:=AVERAGE([.AJQ7:.AJQ9])" office:value-type="float" office:value="110.210958" calcext:value-type="float">
            <text:p>110.210958</text:p>
          </table:table-cell>
          <table:table-cell table:formula="of:=AVERAGE([.AJR7:.AJR9])" office:value-type="float" office:value="110.629232" calcext:value-type="float">
            <text:p>110.629232</text:p>
          </table:table-cell>
          <table:table-cell table:formula="of:=AVERAGE([.AJS7:.AJS9])" office:value-type="float" office:value="110.419110666667" calcext:value-type="float">
            <text:p>110.4191106667</text:p>
          </table:table-cell>
          <table:table-cell table:formula="of:=AVERAGE([.AJT7:.AJT9])" office:value-type="float" office:value="110.876421666667" calcext:value-type="float">
            <text:p>110.8764216667</text:p>
          </table:table-cell>
          <table:table-cell table:formula="of:=AVERAGE([.AJU7:.AJU9])" office:value-type="float" office:value="110.936798" calcext:value-type="float">
            <text:p>110.936798</text:p>
          </table:table-cell>
          <table:table-cell table:formula="of:=AVERAGE([.AJV7:.AJV9])" office:value-type="float" office:value="111.084846666667" calcext:value-type="float">
            <text:p>111.0848466667</text:p>
          </table:table-cell>
          <table:table-cell table:formula="of:=AVERAGE([.AJW7:.AJW9])" office:value-type="float" office:value="111.321159333333" calcext:value-type="float">
            <text:p>111.3211593333</text:p>
          </table:table-cell>
          <table:table-cell table:formula="of:=AVERAGE([.AJX7:.AJX9])" office:value-type="float" office:value="111.453308333333" calcext:value-type="float">
            <text:p>111.4533083333</text:p>
          </table:table-cell>
          <table:table-cell table:formula="of:=AVERAGE([.AJY7:.AJY9])" office:value-type="float" office:value="111.711675" calcext:value-type="float">
            <text:p>111.711675</text:p>
          </table:table-cell>
          <table:table-cell table:formula="of:=AVERAGE([.AJZ7:.AJZ9])" office:value-type="float" office:value="111.934578" calcext:value-type="float">
            <text:p>111.934578</text:p>
          </table:table-cell>
          <table:table-cell table:formula="of:=AVERAGE([.AKA7:.AKA9])" office:value-type="float" office:value="111.971590333333" calcext:value-type="float">
            <text:p>111.9715903333</text:p>
          </table:table-cell>
          <table:table-cell table:formula="of:=AVERAGE([.AKB7:.AKB9])" office:value-type="float" office:value="112.293025" calcext:value-type="float">
            <text:p>112.293025</text:p>
          </table:table-cell>
          <table:table-cell table:formula="of:=AVERAGE([.AKC7:.AKC9])" office:value-type="float" office:value="112.329663666667" calcext:value-type="float">
            <text:p>112.3296636667</text:p>
          </table:table-cell>
          <table:table-cell table:formula="of:=AVERAGE([.AKD7:.AKD9])" office:value-type="float" office:value="112.644956333333" calcext:value-type="float">
            <text:p>112.6449563333</text:p>
          </table:table-cell>
          <table:table-cell table:formula="of:=AVERAGE([.AKE7:.AKE9])" office:value-type="float" office:value="112.668581666667" calcext:value-type="float">
            <text:p>112.6685816667</text:p>
          </table:table-cell>
          <table:table-cell table:formula="of:=AVERAGE([.AKF7:.AKF9])" office:value-type="float" office:value="112.698501666667" calcext:value-type="float">
            <text:p>112.6985016667</text:p>
          </table:table-cell>
          <table:table-cell table:formula="of:=AVERAGE([.AKG7:.AKG9])" office:value-type="float" office:value="113.022901" calcext:value-type="float">
            <text:p>113.022901</text:p>
          </table:table-cell>
          <table:table-cell table:formula="of:=AVERAGE([.AKH7:.AKH9])" office:value-type="float" office:value="113.201846" calcext:value-type="float">
            <text:p>113.201846</text:p>
          </table:table-cell>
          <table:table-cell table:formula="of:=AVERAGE([.AKI7:.AKI9])" office:value-type="float" office:value="113.378809666667" calcext:value-type="float">
            <text:p>113.3788096667</text:p>
          </table:table-cell>
          <table:table-cell table:formula="of:=AVERAGE([.AKJ7:.AKJ9])" office:value-type="float" office:value="113.495086666667" calcext:value-type="float">
            <text:p>113.4950866667</text:p>
          </table:table-cell>
          <table:table-cell table:formula="of:=AVERAGE([.AKK7:.AKK9])" office:value-type="float" office:value="113.588656" calcext:value-type="float">
            <text:p>113.588656</text:p>
          </table:table-cell>
          <table:table-cell table:formula="of:=AVERAGE([.AKL7:.AKL9])" office:value-type="float" office:value="113.946011666667" calcext:value-type="float">
            <text:p>113.9460116667</text:p>
          </table:table-cell>
          <table:table-cell table:formula="of:=AVERAGE([.AKM7:.AKM9])" office:value-type="float" office:value="114.091738333333" calcext:value-type="float">
            <text:p>114.0917383333</text:p>
          </table:table-cell>
          <table:table-cell table:formula="of:=AVERAGE([.AKN7:.AKN9])" office:value-type="float" office:value="114.175631333333" calcext:value-type="float">
            <text:p>114.1756313333</text:p>
          </table:table-cell>
          <table:table-cell table:formula="of:=AVERAGE([.AKO7:.AKO9])" office:value-type="float" office:value="114.291112666667" calcext:value-type="float">
            <text:p>114.2911126667</text:p>
          </table:table-cell>
          <table:table-cell table:formula="of:=AVERAGE([.AKP7:.AKP9])" office:value-type="float" office:value="114.614751333333" calcext:value-type="float">
            <text:p>114.6147513333</text:p>
          </table:table-cell>
          <table:table-cell table:formula="of:=AVERAGE([.AKQ7:.AKQ9])" office:value-type="float" office:value="114.645622" calcext:value-type="float">
            <text:p>114.645622</text:p>
          </table:table-cell>
          <table:table-cell table:formula="of:=AVERAGE([.AKR7:.AKR9])" office:value-type="float" office:value="115.029205333333" calcext:value-type="float">
            <text:p>115.0292053333</text:p>
          </table:table-cell>
          <table:table-cell table:formula="of:=AVERAGE([.AKS7:.AKS9])" office:value-type="float" office:value="115.001172333333" calcext:value-type="float">
            <text:p>115.0011723333</text:p>
          </table:table-cell>
          <table:table-cell table:formula="of:=AVERAGE([.AKT7:.AKT9])" office:value-type="float" office:value="115.371302333333" calcext:value-type="float">
            <text:p>115.3713023333</text:p>
          </table:table-cell>
          <table:table-cell table:formula="of:=AVERAGE([.AKU7:.AKU9])" office:value-type="float" office:value="115.566098333333" calcext:value-type="float">
            <text:p>115.5660983333</text:p>
          </table:table-cell>
          <table:table-cell table:formula="of:=AVERAGE([.AKV7:.AKV9])" office:value-type="float" office:value="115.692924666667" calcext:value-type="float">
            <text:p>115.6929246667</text:p>
          </table:table-cell>
          <table:table-cell table:formula="of:=AVERAGE([.AKW7:.AKW9])" office:value-type="float" office:value="115.858731666667" calcext:value-type="float">
            <text:p>115.8587316667</text:p>
          </table:table-cell>
          <table:table-cell table:formula="of:=AVERAGE([.AKX7:.AKX9])" office:value-type="float" office:value="116.201787333333" calcext:value-type="float">
            <text:p>116.2017873333</text:p>
          </table:table-cell>
          <table:table-cell table:formula="of:=AVERAGE([.AKY7:.AKY9])" office:value-type="float" office:value="116.126920333333" calcext:value-type="float">
            <text:p>116.1269203333</text:p>
          </table:table-cell>
          <table:table-cell table:formula="of:=AVERAGE([.AKZ7:.AKZ9])" office:value-type="float" office:value="116.527496333333" calcext:value-type="float">
            <text:p>116.5274963333</text:p>
          </table:table-cell>
          <table:table-cell table:formula="of:=AVERAGE([.ALA7:.ALA9])" office:value-type="float" office:value="116.568893333333" calcext:value-type="float">
            <text:p>116.5688933333</text:p>
          </table:table-cell>
          <table:table-cell table:formula="of:=AVERAGE([.ALB7:.ALB9])" office:value-type="float" office:value="116.764135" calcext:value-type="float">
            <text:p>116.764135</text:p>
          </table:table-cell>
          <table:table-cell table:formula="of:=AVERAGE([.ALC7:.ALC9])" office:value-type="float" office:value="116.838760333333" calcext:value-type="float">
            <text:p>116.8387603333</text:p>
          </table:table-cell>
          <table:table-cell table:formula="of:=AVERAGE([.ALD7:.ALD9])" office:value-type="float" office:value="117.106615666667" calcext:value-type="float">
            <text:p>117.1066156667</text:p>
          </table:table-cell>
          <table:table-cell table:formula="of:=AVERAGE([.ALE7:.ALE9])" office:value-type="float" office:value="117.260772666667" calcext:value-type="float">
            <text:p>117.2607726667</text:p>
          </table:table-cell>
          <table:table-cell table:formula="of:=AVERAGE([.ALF7:.ALF9])" office:value-type="float" office:value="117.527585333333" calcext:value-type="float">
            <text:p>117.5275853333</text:p>
          </table:table-cell>
          <table:table-cell table:formula="of:=AVERAGE([.ALG7:.ALG9])" office:value-type="float" office:value="117.795006" calcext:value-type="float">
            <text:p>117.795006</text:p>
          </table:table-cell>
          <table:table-cell table:formula="of:=AVERAGE([.ALH7:.ALH9])" office:value-type="float" office:value="117.837415" calcext:value-type="float">
            <text:p>117.837415</text:p>
          </table:table-cell>
          <table:table-cell table:formula="of:=AVERAGE([.ALI7:.ALI9])" office:value-type="float" office:value="118.007164333333" calcext:value-type="float">
            <text:p>118.0071643333</text:p>
          </table:table-cell>
          <table:table-cell table:formula="of:=AVERAGE([.ALJ7:.ALJ9])" office:value-type="float" office:value="118.337926333333" calcext:value-type="float">
            <text:p>118.3379263333</text:p>
          </table:table-cell>
          <table:table-cell table:formula="of:=AVERAGE([.ALK7:.ALK9])" office:value-type="float" office:value="118.216278333333" calcext:value-type="float">
            <text:p>118.2162783333</text:p>
          </table:table-cell>
          <table:table-cell table:formula="of:=AVERAGE([.ALL7:.ALL9])" office:value-type="float" office:value="118.694834333333" calcext:value-type="float">
            <text:p>118.694834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5T12:12:21.669996945</dc:date>
    <meta:editing-duration>PT7M45S</meta:editing-duration>
    <meta:editing-cycles>1</meta:editing-cycles>
    <meta:document-statistic meta:table-count="1" meta:cell-count="8002" meta:object-count="1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525cm" svg:y="0.316cm" chart:style-name="ch2">
          <text:p>Single core Raspberry pi computation times </text:p>
        </chart:title>
        <chart:legend chart:legend-position="end" svg:x="13.624cm" svg:y="3.952cm" style:legend-expansion="high" chart:style-name="ch3"/>
        <chart:plot-area chart:style-name="ch4" table:cell-range-address="'no-fan-single-all'.A11:'no-fan-single-all'.ALL12" chart:data-source-has-labels="row" svg:x="1.331cm" svg:y="1.275cm" svg:width="11.973cm" svg:height="6.564cm">
          <chartooo:coordinate-region svg:x="2.138cm" svg:y="1.275cm" svg:width="11.166cm" svg:height="5.441cm"/>
          <chart:axis chart:dimension="x" chart:name="primary-x" chart:style-name="ch5">
            <chart:title svg:x="5.196cm" svg:y="8.019cm" chart:style-name="ch6">
              <text:p># of primes computed X1000</text:p>
            </chart:title>
          </chart:axis>
          <chart:axis chart:dimension="y" chart:name="primary-y" chart:style-name="ch5">
            <chart:title svg:x="0.451cm" svg:y="6.175cm" chart:style-name="ch7">
              <text:p>time taken in seconds</text:p>
            </chart:title>
            <chart:grid chart:style-name="ch8" chart:class="major"/>
          </chart:axis>
          <chart:series chart:style-name="ch9" chart:values-cell-range-address="'no-fan-single-all'.A11:'no-fan-single-all'.ALL11" loext:label-string="fan" chart:class="chart:line">
            <chart:data-point chart:repeated="1000"/>
          </chart:series>
          <chart:series chart:style-name="ch10" chart:values-cell-range-address="'no-fan-single-all'.A12:'no-fan-single-all'.ALL12" loext:label-string="no_fan" chart:class="chart:line">
            <chart:data-point chart:repeated="10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n</text:p>
              </table:table-cell>
              <table:table-cell office:value-type="string">
                <text:p>no_fa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824066666666667">
                <text:p>0.00824066666666667</text:p>
                <draw:g>
                  <svg:desc>'no-fan-single-all'.A11:'no-fan-single-all'.ALL11</svg:desc>
                </draw:g>
              </table:table-cell>
              <table:table-cell office:value-type="float" office:value="0.00767433333333333">
                <text:p>0.00767433333333333</text:p>
                <draw:g>
                  <svg:desc>'no-fan-single-all'.A12:'no-fan-single-all'.ALL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22773333333333">
                <text:p>0.0222773333333333</text:p>
              </table:table-cell>
              <table:table-cell office:value-type="float" office:value="0.014919">
                <text:p>0.0149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67896666666667">
                <text:p>0.0267896666666667</text:p>
              </table:table-cell>
              <table:table-cell office:value-type="float" office:value="0.020082">
                <text:p>0.0200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1441">
                <text:p>0.031441</text:p>
              </table:table-cell>
              <table:table-cell office:value-type="float" office:value="0.0305126666666667">
                <text:p>0.030512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24976666666667">
                <text:p>0.0424976666666667</text:p>
              </table:table-cell>
              <table:table-cell office:value-type="float" office:value="0.042452">
                <text:p>0.0424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5306">
                <text:p>0.055306</text:p>
              </table:table-cell>
              <table:table-cell office:value-type="float" office:value="0.0553826666666667">
                <text:p>0.055382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962">
                <text:p>0.06962</text:p>
              </table:table-cell>
              <table:table-cell office:value-type="float" office:value="0.069581">
                <text:p>0.0695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4512">
                <text:p>0.084512</text:p>
              </table:table-cell>
              <table:table-cell office:value-type="float" office:value="0.101479666666667">
                <text:p>0.101479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00723">
                <text:p>0.100723</text:p>
              </table:table-cell>
              <table:table-cell office:value-type="float" office:value="0.100599">
                <text:p>0.1005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17653666666667">
                <text:p>0.117653666666667</text:p>
              </table:table-cell>
              <table:table-cell office:value-type="float" office:value="0.117621666666667">
                <text:p>0.117621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35578666666667">
                <text:p>0.135578666666667</text:p>
              </table:table-cell>
              <table:table-cell office:value-type="float" office:value="0.135689">
                <text:p>0.1356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70908666666667">
                <text:p>0.170908666666667</text:p>
              </table:table-cell>
              <table:table-cell office:value-type="float" office:value="0.154182666666667">
                <text:p>0.154182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73729">
                <text:p>0.173729</text:p>
              </table:table-cell>
              <table:table-cell office:value-type="float" office:value="0.173849">
                <text:p>0.1738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94026666666667">
                <text:p>0.194026666666667</text:p>
              </table:table-cell>
              <table:table-cell office:value-type="float" office:value="0.210771333333333">
                <text:p>0.210771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15224333333333">
                <text:p>0.215224333333333</text:p>
              </table:table-cell>
              <table:table-cell office:value-type="float" office:value="0.215083333333333">
                <text:p>0.21508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36441">
                <text:p>0.236441</text:p>
              </table:table-cell>
              <table:table-cell office:value-type="float" office:value="0.236585666666667">
                <text:p>0.236585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58983">
                <text:p>0.258983</text:p>
              </table:table-cell>
              <table:table-cell office:value-type="float" office:value="0.259010666666667">
                <text:p>0.259010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81884333333333">
                <text:p>0.281884333333333</text:p>
              </table:table-cell>
              <table:table-cell office:value-type="float" office:value="0.298639">
                <text:p>0.2986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22183666666667">
                <text:p>0.322183666666667</text:p>
              </table:table-cell>
              <table:table-cell office:value-type="float" office:value="0.305820333333333">
                <text:p>0.305820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30132">
                <text:p>0.330132</text:p>
              </table:table-cell>
              <table:table-cell office:value-type="float" office:value="0.329685">
                <text:p>0.3296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54932666666667">
                <text:p>0.354932666666667</text:p>
              </table:table-cell>
              <table:table-cell office:value-type="float" office:value="0.354757333333333">
                <text:p>0.354757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79961">
                <text:p>0.379961</text:p>
              </table:table-cell>
              <table:table-cell office:value-type="float" office:value="0.379913">
                <text:p>0.3799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05760666666667">
                <text:p>0.405760666666667</text:p>
              </table:table-cell>
              <table:table-cell office:value-type="float" office:value="0.406317333333333">
                <text:p>0.406317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50135666666667">
                <text:p>0.450135666666667</text:p>
              </table:table-cell>
              <table:table-cell office:value-type="float" office:value="0.433092333333333">
                <text:p>0.433092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59482666666667">
                <text:p>0.459482666666667</text:p>
              </table:table-cell>
              <table:table-cell office:value-type="float" office:value="0.460037">
                <text:p>0.4600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87705333333333">
                <text:p>0.487705333333333</text:p>
              </table:table-cell>
              <table:table-cell office:value-type="float" office:value="0.4881">
                <text:p>0.48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32360333333333">
                <text:p>0.532360333333333</text:p>
              </table:table-cell>
              <table:table-cell office:value-type="float" office:value="0.516326">
                <text:p>0.5163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5396333333333">
                <text:p>0.545396333333333</text:p>
              </table:table-cell>
              <table:table-cell office:value-type="float" office:value="0.544737666666667">
                <text:p>0.544737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7462">
                <text:p>0.57462</text:p>
              </table:table-cell>
              <table:table-cell office:value-type="float" office:value="0.573803666666667">
                <text:p>0.573803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619775666666667">
                <text:p>0.619775666666667</text:p>
              </table:table-cell>
              <table:table-cell office:value-type="float" office:value="0.604455666666667">
                <text:p>0.604455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33683333333333">
                <text:p>0.633683333333333</text:p>
              </table:table-cell>
              <table:table-cell office:value-type="float" office:value="0.633727333333333">
                <text:p>0.6337273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65828666666667">
                <text:p>0.665828666666667</text:p>
              </table:table-cell>
              <table:table-cell office:value-type="float" office:value="0.664968666666667">
                <text:p>0.66496866666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14322666666667">
                <text:p>0.714322666666667</text:p>
              </table:table-cell>
              <table:table-cell office:value-type="float" office:value="0.697059333333333">
                <text:p>0.697059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2737">
                <text:p>0.72737</text:p>
              </table:table-cell>
              <table:table-cell office:value-type="float" office:value="0.727832">
                <text:p>0.7278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77405">
                <text:p>0.777405</text:p>
              </table:table-cell>
              <table:table-cell office:value-type="float" office:value="0.76109">
                <text:p>0.761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9443">
                <text:p>0.79443</text:p>
              </table:table-cell>
              <table:table-cell office:value-type="float" office:value="0.793504333333333">
                <text:p>0.7935043333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26345333333333">
                <text:p>0.826345333333333</text:p>
              </table:table-cell>
              <table:table-cell office:value-type="float" office:value="0.826219">
                <text:p>0.8262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61321666666667">
                <text:p>0.861321666666667</text:p>
              </table:table-cell>
              <table:table-cell office:value-type="float" office:value="0.860257333333333">
                <text:p>0.860257333333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95102">
                <text:p>0.895102</text:p>
              </table:table-cell>
              <table:table-cell office:value-type="float" office:value="0.894002666666667">
                <text:p>0.89400266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44291666666667">
                <text:p>0.944291666666667</text:p>
              </table:table-cell>
              <table:table-cell office:value-type="float" office:value="0.929726333333333">
                <text:p>0.9297263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65018">
                <text:p>0.965018</text:p>
              </table:table-cell>
              <table:table-cell office:value-type="float" office:value="0.963708">
                <text:p>0.9637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01840233333333">
                <text:p>1.01840233333333</text:p>
              </table:table-cell>
              <table:table-cell office:value-type="float" office:value="0.999687333333333">
                <text:p>0.999687333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03473833333333">
                <text:p>1.03473833333333</text:p>
              </table:table-cell>
              <table:table-cell office:value-type="float" office:value="1.03538466666667">
                <text:p>1.0353846666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07282166666667">
                <text:p>1.07282166666667</text:p>
              </table:table-cell>
              <table:table-cell office:value-type="float" office:value="1.07134633333333">
                <text:p>1.0713463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12517833333333">
                <text:p>1.12517833333333</text:p>
              </table:table-cell>
              <table:table-cell office:value-type="float" office:value="1.12527566666667">
                <text:p>1.12527566666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147942">
                <text:p>1.147942</text:p>
              </table:table-cell>
              <table:table-cell office:value-type="float" office:value="1.14485333333333">
                <text:p>1.1448533333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18096533333333">
                <text:p>1.18096533333333</text:p>
              </table:table-cell>
              <table:table-cell office:value-type="float" office:value="1.19845666666667">
                <text:p>1.19845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22179633333333">
                <text:p>1.22179633333333</text:p>
              </table:table-cell>
              <table:table-cell office:value-type="float" office:value="1.22009466666667">
                <text:p>1.220094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26150533333333">
                <text:p>1.26150533333333</text:p>
              </table:table-cell>
              <table:table-cell office:value-type="float" office:value="1.27579533333333">
                <text:p>1.27579533333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29600566666667">
                <text:p>1.29600566666667</text:p>
              </table:table-cell>
              <table:table-cell office:value-type="float" office:value="1.29609">
                <text:p>1.296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35404666666667">
                <text:p>1.35404666666667</text:p>
              </table:table-cell>
              <table:table-cell office:value-type="float" office:value="1.35170533333333">
                <text:p>1.3517053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396219">
                <text:p>1.396219</text:p>
              </table:table-cell>
              <table:table-cell office:value-type="float" office:value="1.37578633333333">
                <text:p>1.3757863333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41590766666667">
                <text:p>1.41590766666667</text:p>
              </table:table-cell>
              <table:table-cell office:value-type="float" office:value="1.41673533333333">
                <text:p>1.41673533333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45845933333333">
                <text:p>1.45845933333333</text:p>
              </table:table-cell>
              <table:table-cell office:value-type="float" office:value="1.455638">
                <text:p>1.4556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49867533333333">
                <text:p>1.49867533333333</text:p>
              </table:table-cell>
              <table:table-cell office:value-type="float" office:value="1.49762466666667">
                <text:p>1.497624666666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53921733333333">
                <text:p>1.53921733333333</text:p>
              </table:table-cell>
              <table:table-cell office:value-type="float" office:value="1.537899">
                <text:p>1.5378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57961066666667">
                <text:p>1.57961066666667</text:p>
              </table:table-cell>
              <table:table-cell office:value-type="float" office:value="1.59672066666667">
                <text:p>1.59672066666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621592">
                <text:p>1.621592</text:p>
              </table:table-cell>
              <table:table-cell office:value-type="float" office:value="1.61972933333333">
                <text:p>1.619729333333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67816533333333">
                <text:p>1.67816533333333</text:p>
              </table:table-cell>
              <table:table-cell office:value-type="float" office:value="1.681533">
                <text:p>1.6815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70844066666667">
                <text:p>1.70844066666667</text:p>
              </table:table-cell>
              <table:table-cell office:value-type="float" office:value="1.72408533333333">
                <text:p>1.72408533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752732">
                <text:p>1.752732</text:p>
              </table:table-cell>
              <table:table-cell office:value-type="float" office:value="1.75032">
                <text:p>1.750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807715">
                <text:p>1.807715</text:p>
              </table:table-cell>
              <table:table-cell office:value-type="float" office:value="1.792849">
                <text:p>1.7928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834482">
                <text:p>1.834482</text:p>
              </table:table-cell>
              <table:table-cell office:value-type="float" office:value="1.836477">
                <text:p>1.8364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89728533333333">
                <text:p>1.89728533333333</text:p>
              </table:table-cell>
              <table:table-cell office:value-type="float" office:value="1.878088">
                <text:p>1.8780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92493">
                <text:p>1.92493</text:p>
              </table:table-cell>
              <table:table-cell office:value-type="float" office:value="1.92315833333333">
                <text:p>1.923158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96917366666667">
                <text:p>1.96917366666667</text:p>
              </table:table-cell>
              <table:table-cell office:value-type="float" office:value="1.98207433333333">
                <text:p>1.9820743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01684933333333">
                <text:p>2.01684933333333</text:p>
              </table:table-cell>
              <table:table-cell office:value-type="float" office:value="2.010453">
                <text:p>2.0104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05740366666667">
                <text:p>2.05740366666667</text:p>
              </table:table-cell>
              <table:table-cell office:value-type="float" office:value="2.09473833333333">
                <text:p>2.09473833333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102659">
                <text:p>2.102659</text:p>
              </table:table-cell>
              <table:table-cell office:value-type="float" office:value="2.10097733333333">
                <text:p>2.10097733333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17050666666667">
                <text:p>2.17050666666667</text:p>
              </table:table-cell>
              <table:table-cell office:value-type="float" office:value="2.149523">
                <text:p>2.1495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19435">
                <text:p>2.19435</text:p>
              </table:table-cell>
              <table:table-cell office:value-type="float" office:value="2.19399066666667">
                <text:p>2.193990666666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260026">
                <text:p>2.260026</text:p>
              </table:table-cell>
              <table:table-cell office:value-type="float" office:value="2.259024">
                <text:p>2.2590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288038">
                <text:p>2.288038</text:p>
              </table:table-cell>
              <table:table-cell office:value-type="float" office:value="2.28899233333333">
                <text:p>2.28899233333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35334633333333">
                <text:p>2.35334633333333</text:p>
              </table:table-cell>
              <table:table-cell office:value-type="float" office:value="2.33671333333333">
                <text:p>2.33671333333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382978">
                <text:p>2.382978</text:p>
              </table:table-cell>
              <table:table-cell office:value-type="float" office:value="2.40104733333333">
                <text:p>2.40104733333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451008">
                <text:p>2.451008</text:p>
              </table:table-cell>
              <table:table-cell office:value-type="float" office:value="2.431942">
                <text:p>2.4319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48250266666667">
                <text:p>2.48250266666667</text:p>
              </table:table-cell>
              <table:table-cell office:value-type="float" office:value="2.500896">
                <text:p>2.5008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531656">
                <text:p>2.531656</text:p>
              </table:table-cell>
              <table:table-cell office:value-type="float" office:value="2.52931233333333">
                <text:p>2.52931233333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58370966666667">
                <text:p>2.58370966666667</text:p>
              </table:table-cell>
              <table:table-cell office:value-type="float" office:value="2.58037233333333">
                <text:p>2.58037233333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62266466666667">
                <text:p>2.62266466666667</text:p>
              </table:table-cell>
              <table:table-cell office:value-type="float" office:value="2.62680033333333">
                <text:p>2.626800333333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67879533333333">
                <text:p>2.67879533333333</text:p>
              </table:table-cell>
              <table:table-cell office:value-type="float" office:value="2.67869">
                <text:p>2.6786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725198">
                <text:p>2.725198</text:p>
              </table:table-cell>
              <table:table-cell office:value-type="float" office:value="2.726094">
                <text:p>2.7260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783304">
                <text:p>2.783304</text:p>
              </table:table-cell>
              <table:table-cell office:value-type="float" office:value="2.78117533333333">
                <text:p>2.781175333333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82618633333333">
                <text:p>2.82618633333333</text:p>
              </table:table-cell>
              <table:table-cell office:value-type="float" office:value="2.82927133333333">
                <text:p>2.829271333333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893465">
                <text:p>2.893465</text:p>
              </table:table-cell>
              <table:table-cell office:value-type="float" office:value="2.880448">
                <text:p>2.8804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92792666666667">
                <text:p>2.92792666666667</text:p>
              </table:table-cell>
              <table:table-cell office:value-type="float" office:value="2.92953733333333">
                <text:p>2.929537333333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978602">
                <text:p>2.978602</text:p>
              </table:table-cell>
              <table:table-cell office:value-type="float" office:value="2.98174233333333">
                <text:p>2.981742333333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02814333333333">
                <text:p>3.02814333333333</text:p>
              </table:table-cell>
              <table:table-cell office:value-type="float" office:value="3.03147833333333">
                <text:p>3.031478333333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080187">
                <text:p>3.080187</text:p>
              </table:table-cell>
              <table:table-cell office:value-type="float" office:value="3.08428933333333">
                <text:p>3.084289333333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136076">
                <text:p>3.136076</text:p>
              </table:table-cell>
              <table:table-cell office:value-type="float" office:value="3.1378">
                <text:p>3.13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182617">
                <text:p>3.182617</text:p>
              </table:table-cell>
              <table:table-cell office:value-type="float" office:value="3.19009833333333">
                <text:p>3.190098333333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23983666666667">
                <text:p>3.23983666666667</text:p>
              </table:table-cell>
              <table:table-cell office:value-type="float" office:value="3.24257766666667">
                <text:p>3.242577666666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29593533333333">
                <text:p>3.29593533333333</text:p>
              </table:table-cell>
              <table:table-cell office:value-type="float" office:value="3.29544533333333">
                <text:p>3.295445333333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34290533333333">
                <text:p>3.34290533333333</text:p>
              </table:table-cell>
              <table:table-cell office:value-type="float" office:value="3.34478333333333">
                <text:p>3.344783333333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39935166666667">
                <text:p>3.39935166666667</text:p>
              </table:table-cell>
              <table:table-cell office:value-type="float" office:value="3.39878166666667">
                <text:p>3.398781666666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45315633333333">
                <text:p>3.45315633333333</text:p>
              </table:table-cell>
              <table:table-cell office:value-type="float" office:value="3.455946">
                <text:p>3.4559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516721">
                <text:p>3.516721</text:p>
              </table:table-cell>
              <table:table-cell office:value-type="float" office:value="3.51200933333333">
                <text:p>3.512009333333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561824">
                <text:p>3.561824</text:p>
              </table:table-cell>
              <table:table-cell office:value-type="float" office:value="3.56475033333333">
                <text:p>3.564750333333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61689633333333">
                <text:p>3.61689633333333</text:p>
              </table:table-cell>
              <table:table-cell office:value-type="float" office:value="3.61698433333333">
                <text:p>3.616984333333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667616">
                <text:p>3.667616</text:p>
              </table:table-cell>
              <table:table-cell office:value-type="float" office:value="3.67144233333333">
                <text:p>3.671442333333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722842">
                <text:p>3.722842</text:p>
              </table:table-cell>
              <table:table-cell office:value-type="float" office:value="3.72975366666667">
                <text:p>3.729753666666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792844">
                <text:p>3.792844</text:p>
              </table:table-cell>
              <table:table-cell office:value-type="float" office:value="3.78732466666667">
                <text:p>3.787324666666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84388833333333">
                <text:p>3.84388833333333</text:p>
              </table:table-cell>
              <table:table-cell office:value-type="float" office:value="3.84127533333333">
                <text:p>3.841275333333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89559666666667">
                <text:p>3.89559666666667</text:p>
              </table:table-cell>
              <table:table-cell office:value-type="float" office:value="3.90013333333333">
                <text:p>3.900133333333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95703633333333">
                <text:p>3.95703633333333</text:p>
              </table:table-cell>
              <table:table-cell office:value-type="float" office:value="3.97072633333333">
                <text:p>3.970726333333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01087333333333">
                <text:p>4.01087333333333</text:p>
              </table:table-cell>
              <table:table-cell office:value-type="float" office:value="4.013143">
                <text:p>4.0131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.065116">
                <text:p>4.065116</text:p>
              </table:table-cell>
              <table:table-cell office:value-type="float" office:value="4.06214933333333">
                <text:p>4.0621493333333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12149366666667">
                <text:p>4.12149366666667</text:p>
              </table:table-cell>
              <table:table-cell office:value-type="float" office:value="4.12720366666667">
                <text:p>4.127203666666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18061566666667">
                <text:p>4.18061566666667</text:p>
              </table:table-cell>
              <table:table-cell office:value-type="float" office:value="4.177386">
                <text:p>4.17738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.23469533333333">
                <text:p>4.23469533333333</text:p>
              </table:table-cell>
              <table:table-cell office:value-type="float" office:value="4.23783933333333">
                <text:p>4.237839333333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.30923566666667">
                <text:p>4.30923566666667</text:p>
              </table:table-cell>
              <table:table-cell office:value-type="float" office:value="4.29263666666667">
                <text:p>4.292636666666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.359793">
                <text:p>4.359793</text:p>
              </table:table-cell>
              <table:table-cell office:value-type="float" office:value="4.35653033333333">
                <text:p>4.356530333333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.418056">
                <text:p>4.418056</text:p>
              </table:table-cell>
              <table:table-cell office:value-type="float" office:value="4.40931966666667">
                <text:p>4.409319666666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46986266666667">
                <text:p>4.46986266666667</text:p>
              </table:table-cell>
              <table:table-cell office:value-type="float" office:value="4.47017666666667">
                <text:p>4.470176666666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52966266666667">
                <text:p>4.52966266666667</text:p>
              </table:table-cell>
              <table:table-cell office:value-type="float" office:value="4.53539866666667">
                <text:p>4.535398666666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59160133333333">
                <text:p>4.59160133333333</text:p>
              </table:table-cell>
              <table:table-cell office:value-type="float" office:value="4.588886">
                <text:p>4.58888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65556133333333">
                <text:p>4.65556133333333</text:p>
              </table:table-cell>
              <table:table-cell office:value-type="float" office:value="4.65230133333333">
                <text:p>4.652301333333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709906">
                <text:p>4.709906</text:p>
              </table:table-cell>
              <table:table-cell office:value-type="float" office:value="4.71352566666667">
                <text:p>4.713525666666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.77611666666667">
                <text:p>4.77611666666667</text:p>
              </table:table-cell>
              <table:table-cell office:value-type="float" office:value="4.78694133333333">
                <text:p>4.786941333333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83345166666667">
                <text:p>4.83345166666667</text:p>
              </table:table-cell>
              <table:table-cell office:value-type="float" office:value="4.83001733333333">
                <text:p>4.830017333333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89802766666667">
                <text:p>4.89802766666667</text:p>
              </table:table-cell>
              <table:table-cell office:value-type="float" office:value="4.894569">
                <text:p>4.89456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.95252866666667">
                <text:p>4.95252866666667</text:p>
              </table:table-cell>
              <table:table-cell office:value-type="float" office:value="4.95537566666667">
                <text:p>4.955375666666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.01649066666667">
                <text:p>5.01649066666667</text:p>
              </table:table-cell>
              <table:table-cell office:value-type="float" office:value="5.016884">
                <text:p>5.0168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.08447166666667">
                <text:p>5.08447166666667</text:p>
              </table:table-cell>
              <table:table-cell office:value-type="float" office:value="5.08114166666667">
                <text:p>5.081141666666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.14360133333333">
                <text:p>5.14360133333333</text:p>
              </table:table-cell>
              <table:table-cell office:value-type="float" office:value="5.14375366666667">
                <text:p>5.1437536666666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19503533333333">
                <text:p>5.19503533333333</text:p>
              </table:table-cell>
              <table:table-cell office:value-type="float" office:value="5.20430933333333">
                <text:p>5.2043093333333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267614">
                <text:p>5.267614</text:p>
              </table:table-cell>
              <table:table-cell office:value-type="float" office:value="5.260083">
                <text:p>5.26008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.31684066666667">
                <text:p>5.31684066666667</text:p>
              </table:table-cell>
              <table:table-cell office:value-type="float" office:value="5.32645166666667">
                <text:p>5.326451666666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.39296166666667">
                <text:p>5.39296166666667</text:p>
              </table:table-cell>
              <table:table-cell office:value-type="float" office:value="5.384162">
                <text:p>5.3841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44950133333333">
                <text:p>5.44950133333333</text:p>
              </table:table-cell>
              <table:table-cell office:value-type="float" office:value="5.45536733333333">
                <text:p>5.455367333333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.50562966666667">
                <text:p>5.50562966666667</text:p>
              </table:table-cell>
              <table:table-cell office:value-type="float" office:value="5.514417">
                <text:p>5.51441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.58594233333333">
                <text:p>5.58594233333333</text:p>
              </table:table-cell>
              <table:table-cell office:value-type="float" office:value="5.58156466666667">
                <text:p>5.581564666666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.63339566666667">
                <text:p>5.63339566666667</text:p>
              </table:table-cell>
              <table:table-cell office:value-type="float" office:value="5.639357">
                <text:p>5.63935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.71134133333333">
                <text:p>5.71134133333333</text:p>
              </table:table-cell>
              <table:table-cell office:value-type="float" office:value="5.710231">
                <text:p>5.71023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.77548333333333">
                <text:p>5.77548333333333</text:p>
              </table:table-cell>
              <table:table-cell office:value-type="float" office:value="5.76377166666667">
                <text:p>5.7637716666666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.828045">
                <text:p>5.828045</text:p>
              </table:table-cell>
              <table:table-cell office:value-type="float" office:value="5.83131033333333">
                <text:p>5.831310333333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.88940433333333">
                <text:p>5.88940433333333</text:p>
              </table:table-cell>
              <table:table-cell office:value-type="float" office:value="5.90800966666667">
                <text:p>5.908009666666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.97304366666667">
                <text:p>5.97304366666667</text:p>
              </table:table-cell>
              <table:table-cell office:value-type="float" office:value="5.958292">
                <text:p>5.95829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.01883">
                <text:p>6.01883</text:p>
              </table:table-cell>
              <table:table-cell office:value-type="float" office:value="6.02840266666667">
                <text:p>6.028402666666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.091729">
                <text:p>6.091729</text:p>
              </table:table-cell>
              <table:table-cell office:value-type="float" office:value="6.08721666666667">
                <text:p>6.0872166666666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.17352766666667">
                <text:p>6.17352766666667</text:p>
              </table:table-cell>
              <table:table-cell office:value-type="float" office:value="6.16089633333333">
                <text:p>6.160896333333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.215444">
                <text:p>6.215444</text:p>
              </table:table-cell>
              <table:table-cell office:value-type="float" office:value="6.22325133333333">
                <text:p>6.223251333333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.28941833333333">
                <text:p>6.28941833333333</text:p>
              </table:table-cell>
              <table:table-cell office:value-type="float" office:value="6.29154633333333">
                <text:p>6.2915463333333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.365882">
                <text:p>6.365882</text:p>
              </table:table-cell>
              <table:table-cell office:value-type="float" office:value="6.35068066666667">
                <text:p>6.350680666666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.413837">
                <text:p>6.413837</text:p>
              </table:table-cell>
              <table:table-cell office:value-type="float" office:value="6.41702766666667">
                <text:p>6.4170276666666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.497022">
                <text:p>6.497022</text:p>
              </table:table-cell>
              <table:table-cell office:value-type="float" office:value="6.49218133333333">
                <text:p>6.4921813333333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.56496166666667">
                <text:p>6.56496166666667</text:p>
              </table:table-cell>
              <table:table-cell office:value-type="float" office:value="6.54838066666667">
                <text:p>6.548380666666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.624273">
                <text:p>6.624273</text:p>
              </table:table-cell>
              <table:table-cell office:value-type="float" office:value="6.631343">
                <text:p>6.63134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.69086">
                <text:p>6.69086</text:p>
              </table:table-cell>
              <table:table-cell office:value-type="float" office:value="6.68583133333333">
                <text:p>6.685831333333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.76141233333333">
                <text:p>6.76141233333333</text:p>
              </table:table-cell>
              <table:table-cell office:value-type="float" office:value="6.761391">
                <text:p>6.76139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.83449266666667">
                <text:p>6.83449266666667</text:p>
              </table:table-cell>
              <table:table-cell office:value-type="float" office:value="6.82067933333333">
                <text:p>6.820679333333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.888551">
                <text:p>6.888551</text:p>
              </table:table-cell>
              <table:table-cell office:value-type="float" office:value="6.89216">
                <text:p>6.8921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.95388133333333">
                <text:p>6.95388133333333</text:p>
              </table:table-cell>
              <table:table-cell office:value-type="float" office:value="6.953798">
                <text:p>6.95379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02590333333333">
                <text:p>7.02590333333333</text:p>
              </table:table-cell>
              <table:table-cell office:value-type="float" office:value="7.02966333333333">
                <text:p>7.0296633333333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.11338733333333">
                <text:p>7.11338733333333</text:p>
              </table:table-cell>
              <table:table-cell office:value-type="float" office:value="7.09574133333333">
                <text:p>7.095741333333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173648">
                <text:p>7.173648</text:p>
              </table:table-cell>
              <table:table-cell office:value-type="float" office:value="7.16854633333333">
                <text:p>7.168546333333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24282233333333">
                <text:p>7.24282233333333</text:p>
              </table:table-cell>
              <table:table-cell office:value-type="float" office:value="7.23340066666667">
                <text:p>7.233400666666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32190066666667">
                <text:p>7.32190066666667</text:p>
              </table:table-cell>
              <table:table-cell office:value-type="float" office:value="7.30882833333333">
                <text:p>7.3088283333333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387639">
                <text:p>7.387639</text:p>
              </table:table-cell>
              <table:table-cell office:value-type="float" office:value="7.37296766666667">
                <text:p>7.3729676666666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45166633333333">
                <text:p>7.45166633333333</text:p>
              </table:table-cell>
              <table:table-cell office:value-type="float" office:value="7.44236666666667">
                <text:p>7.442366666666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.52789233333333">
                <text:p>7.52789233333333</text:p>
              </table:table-cell>
              <table:table-cell office:value-type="float" office:value="7.51707866666667">
                <text:p>7.517078666666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.58891533333333">
                <text:p>7.58891533333333</text:p>
              </table:table-cell>
              <table:table-cell office:value-type="float" office:value="7.588898">
                <text:p>7.58889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.66366666666667">
                <text:p>7.66366666666667</text:p>
              </table:table-cell>
              <table:table-cell office:value-type="float" office:value="7.66385933333333">
                <text:p>7.663859333333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.74075766666667">
                <text:p>7.74075766666667</text:p>
              </table:table-cell>
              <table:table-cell office:value-type="float" office:value="7.721256">
                <text:p>7.72125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.81206333333333">
                <text:p>7.81206333333333</text:p>
              </table:table-cell>
              <table:table-cell office:value-type="float" office:value="7.8006">
                <text:p>7.800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.86355566666667">
                <text:p>7.86355566666667</text:p>
              </table:table-cell>
              <table:table-cell office:value-type="float" office:value="7.87182533333333">
                <text:p>7.871825333333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.93858266666667">
                <text:p>7.93858266666667</text:p>
              </table:table-cell>
              <table:table-cell office:value-type="float" office:value="7.95550466666667">
                <text:p>7.955504666666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.009446">
                <text:p>8.009446</text:p>
              </table:table-cell>
              <table:table-cell office:value-type="float" office:value="8.009623">
                <text:p>8.00962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.09832833333333">
                <text:p>8.09832833333333</text:p>
              </table:table-cell>
              <table:table-cell office:value-type="float" office:value="8.092455">
                <text:p>8.09245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.15436866666667">
                <text:p>8.15436866666667</text:p>
              </table:table-cell>
              <table:table-cell office:value-type="float" office:value="8.15952566666667">
                <text:p>8.159525666666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.23830333333333">
                <text:p>8.23830333333333</text:p>
              </table:table-cell>
              <table:table-cell office:value-type="float" office:value="8.23842933333333">
                <text:p>8.238429333333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.310891">
                <text:p>8.310891</text:p>
              </table:table-cell>
              <table:table-cell office:value-type="float" office:value="8.31104233333333">
                <text:p>8.311042333333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.384536">
                <text:p>8.384536</text:p>
              </table:table-cell>
              <table:table-cell office:value-type="float" office:value="8.384718">
                <text:p>8.38471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.45070433333333">
                <text:p>8.45070433333333</text:p>
              </table:table-cell>
              <table:table-cell office:value-type="float" office:value="8.45135733333333">
                <text:p>8.451357333333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.51970733333333">
                <text:p>8.51970733333333</text:p>
              </table:table-cell>
              <table:table-cell office:value-type="float" office:value="8.536876">
                <text:p>8.53687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.593223">
                <text:p>8.593223</text:p>
              </table:table-cell>
              <table:table-cell office:value-type="float" office:value="8.593574">
                <text:p>8.59357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.67413366666667">
                <text:p>8.67413366666667</text:p>
              </table:table-cell>
              <table:table-cell office:value-type="float" office:value="8.66752733333333">
                <text:p>8.6675273333333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.740869">
                <text:p>8.740869</text:p>
              </table:table-cell>
              <table:table-cell office:value-type="float" office:value="8.75260233333333">
                <text:p>8.752602333333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.83804766666667">
                <text:p>8.83804766666667</text:p>
              </table:table-cell>
              <table:table-cell office:value-type="float" office:value="8.82238133333333">
                <text:p>8.8223813333333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.88894966666667">
                <text:p>8.88894966666667</text:p>
              </table:table-cell>
              <table:table-cell office:value-type="float" office:value="8.89580333333333">
                <text:p>8.8958033333333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.975257">
                <text:p>8.975257</text:p>
              </table:table-cell>
              <table:table-cell office:value-type="float" office:value="8.97056533333333">
                <text:p>8.970565333333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.03914133333333">
                <text:p>9.03914133333333</text:p>
              </table:table-cell>
              <table:table-cell office:value-type="float" office:value="9.03940133333333">
                <text:p>9.0394013333333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.10940833333333">
                <text:p>9.10940833333333</text:p>
              </table:table-cell>
              <table:table-cell office:value-type="float" office:value="9.12126333333333">
                <text:p>9.1212633333333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.18855033333333">
                <text:p>9.18855033333333</text:p>
              </table:table-cell>
              <table:table-cell office:value-type="float" office:value="9.18392766666667">
                <text:p>9.183927666666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.264504">
                <text:p>9.264504</text:p>
              </table:table-cell>
              <table:table-cell office:value-type="float" office:value="9.25939966666667">
                <text:p>9.259399666666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.33697066666667">
                <text:p>9.33697066666667</text:p>
              </table:table-cell>
              <table:table-cell office:value-type="float" office:value="9.34697566666667">
                <text:p>9.3469756666666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.411192">
                <text:p>9.411192</text:p>
              </table:table-cell>
              <table:table-cell office:value-type="float" office:value="9.42793066666667">
                <text:p>9.4279306666666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.503795">
                <text:p>9.503795</text:p>
              </table:table-cell>
              <table:table-cell office:value-type="float" office:value="9.48676266666667">
                <text:p>9.4867626666666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.57987833333333">
                <text:p>9.57987833333333</text:p>
              </table:table-cell>
              <table:table-cell office:value-type="float" office:value="9.56204733333333">
                <text:p>9.5620473333333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.63895066666667">
                <text:p>9.63895066666667</text:p>
              </table:table-cell>
              <table:table-cell office:value-type="float" office:value="9.66829433333333">
                <text:p>9.668294333333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.73324633333333">
                <text:p>9.73324633333333</text:p>
              </table:table-cell>
              <table:table-cell office:value-type="float" office:value="9.73993233333333">
                <text:p>9.7399323333333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.79744666666667">
                <text:p>9.79744666666667</text:p>
              </table:table-cell>
              <table:table-cell office:value-type="float" office:value="9.80251633333334">
                <text:p>9.8025163333333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.89812233333333">
                <text:p>9.89812233333333</text:p>
              </table:table-cell>
              <table:table-cell office:value-type="float" office:value="9.86888366666667">
                <text:p>9.8688836666666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.95998066666667">
                <text:p>9.95998066666667</text:p>
              </table:table-cell>
              <table:table-cell office:value-type="float" office:value="9.95079366666667">
                <text:p>9.9507936666666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.0287503333333">
                <text:p>10.0287503333333</text:p>
              </table:table-cell>
              <table:table-cell office:value-type="float" office:value="10.028675">
                <text:p>10.0286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.105982">
                <text:p>10.105982</text:p>
              </table:table-cell>
              <table:table-cell office:value-type="float" office:value="10.1128166666667">
                <text:p>10.112816666666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.1835156666667">
                <text:p>10.1835156666667</text:p>
              </table:table-cell>
              <table:table-cell office:value-type="float" office:value="10.190844">
                <text:p>10.19084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.2601463333333">
                <text:p>10.2601463333333</text:p>
              </table:table-cell>
              <table:table-cell office:value-type="float" office:value="10.2734956666667">
                <text:p>10.273495666666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.3481436666667">
                <text:p>10.3481436666667</text:p>
              </table:table-cell>
              <table:table-cell office:value-type="float" office:value="10.3536296666667">
                <text:p>10.353629666666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.4134786666667">
                <text:p>10.4134786666667</text:p>
              </table:table-cell>
              <table:table-cell office:value-type="float" office:value="10.4194076666667">
                <text:p>10.419407666666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.5106313333333">
                <text:p>10.5106313333333</text:p>
              </table:table-cell>
              <table:table-cell office:value-type="float" office:value="10.497824">
                <text:p>10.49782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.5821253333333">
                <text:p>10.5821253333333</text:p>
              </table:table-cell>
              <table:table-cell office:value-type="float" office:value="10.5842676666667">
                <text:p>10.584267666666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.6806896666667">
                <text:p>10.6806896666667</text:p>
              </table:table-cell>
              <table:table-cell office:value-type="float" office:value="10.6505036666667">
                <text:p>10.650503666666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.7287536666667">
                <text:p>10.7287536666667</text:p>
              </table:table-cell>
              <table:table-cell office:value-type="float" office:value="10.7345956666667">
                <text:p>10.734595666666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.848137">
                <text:p>10.848137</text:p>
              </table:table-cell>
              <table:table-cell office:value-type="float" office:value="10.8210703333333">
                <text:p>10.821070333333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.9135226666667">
                <text:p>10.9135226666667</text:p>
              </table:table-cell>
              <table:table-cell office:value-type="float" office:value="10.8919356666667">
                <text:p>10.891935666666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.993953">
                <text:p>10.993953</text:p>
              </table:table-cell>
              <table:table-cell office:value-type="float" office:value="10.9941146666667">
                <text:p>10.994114666666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1.0453733333333">
                <text:p>11.0453733333333</text:p>
              </table:table-cell>
              <table:table-cell office:value-type="float" office:value="11.06547">
                <text:p>11.0654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1.1407896666667">
                <text:p>11.1407896666667</text:p>
              </table:table-cell>
              <table:table-cell office:value-type="float" office:value="11.1327166666667">
                <text:p>11.132716666666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1.2134246666667">
                <text:p>11.2134246666667</text:p>
              </table:table-cell>
              <table:table-cell office:value-type="float" office:value="11.2138223333333">
                <text:p>11.213822333333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1.3042463333333">
                <text:p>11.3042463333333</text:p>
              </table:table-cell>
              <table:table-cell office:value-type="float" office:value="11.2997506666667">
                <text:p>11.299750666666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1.3827296666667">
                <text:p>11.3827296666667</text:p>
              </table:table-cell>
              <table:table-cell office:value-type="float" office:value="11.374881">
                <text:p>11.37488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1.4617106666667">
                <text:p>11.4617106666667</text:p>
              </table:table-cell>
              <table:table-cell office:value-type="float" office:value="11.456473">
                <text:p>11.45647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1.5462823333333">
                <text:p>11.5462823333333</text:p>
              </table:table-cell>
              <table:table-cell office:value-type="float" office:value="11.561541">
                <text:p>11.56154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1.6248043333333">
                <text:p>11.6248043333333</text:p>
              </table:table-cell>
              <table:table-cell office:value-type="float" office:value="11.6192633333333">
                <text:p>11.619263333333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1.703058">
                <text:p>11.703058</text:p>
              </table:table-cell>
              <table:table-cell office:value-type="float" office:value="11.7094843333333">
                <text:p>11.709484333333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1.781738">
                <text:p>11.781738</text:p>
              </table:table-cell>
              <table:table-cell office:value-type="float" office:value="11.7820326666667">
                <text:p>11.782032666666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1.8573413333333">
                <text:p>11.8573413333333</text:p>
              </table:table-cell>
              <table:table-cell office:value-type="float" office:value="11.88781">
                <text:p>11.8878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1.9615123333333">
                <text:p>11.9615123333333</text:p>
              </table:table-cell>
              <table:table-cell office:value-type="float" office:value="11.9531113333333">
                <text:p>11.953111333333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2.0293516666667">
                <text:p>12.0293516666667</text:p>
              </table:table-cell>
              <table:table-cell office:value-type="float" office:value="12.0548723333333">
                <text:p>12.054872333333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2.1271896666667">
                <text:p>12.1271896666667</text:p>
              </table:table-cell>
              <table:table-cell office:value-type="float" office:value="12.1192833333333">
                <text:p>12.119283333333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2.2243486666667">
                <text:p>12.2243486666667</text:p>
              </table:table-cell>
              <table:table-cell office:value-type="float" office:value="12.202958">
                <text:p>12.20295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2.2849706666667">
                <text:p>12.2849706666667</text:p>
              </table:table-cell>
              <table:table-cell office:value-type="float" office:value="12.2918906666667">
                <text:p>12.291890666666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2.369408">
                <text:p>12.369408</text:p>
              </table:table-cell>
              <table:table-cell office:value-type="float" office:value="12.360603">
                <text:p>12.36060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2.48399">
                <text:p>12.48399</text:p>
              </table:table-cell>
              <table:table-cell office:value-type="float" office:value="12.44325">
                <text:p>12.443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2.5333226666667">
                <text:p>12.5333226666667</text:p>
              </table:table-cell>
              <table:table-cell office:value-type="float" office:value="12.5204393333333">
                <text:p>12.520439333333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2.6352326666667">
                <text:p>12.6352326666667</text:p>
              </table:table-cell>
              <table:table-cell office:value-type="float" office:value="12.6064416666667">
                <text:p>12.606441666666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2.702497">
                <text:p>12.702497</text:p>
              </table:table-cell>
              <table:table-cell office:value-type="float" office:value="12.70282">
                <text:p>12.7028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2.784375">
                <text:p>12.784375</text:p>
              </table:table-cell>
              <table:table-cell office:value-type="float" office:value="12.792138">
                <text:p>12.79213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2.886681">
                <text:p>12.886681</text:p>
              </table:table-cell>
              <table:table-cell office:value-type="float" office:value="12.887051">
                <text:p>12.88705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2.9769083333333">
                <text:p>12.9769083333333</text:p>
              </table:table-cell>
              <table:table-cell office:value-type="float" office:value="12.9544753333333">
                <text:p>12.954475333333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3.0221823333333">
                <text:p>13.0221823333333</text:p>
              </table:table-cell>
              <table:table-cell office:value-type="float" office:value="13.038891">
                <text:p>13.03889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3.1395156666667">
                <text:p>13.1395156666667</text:p>
              </table:table-cell>
              <table:table-cell office:value-type="float" office:value="13.1301563333333">
                <text:p>13.130156333333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3.2319026666667">
                <text:p>13.2319026666667</text:p>
              </table:table-cell>
              <table:table-cell office:value-type="float" office:value="13.1986513333333">
                <text:p>13.198651333333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3.293245">
                <text:p>13.293245</text:p>
              </table:table-cell>
              <table:table-cell office:value-type="float" office:value="13.2936926666667">
                <text:p>13.293692666666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3.3756413333333">
                <text:p>13.3756413333333</text:p>
              </table:table-cell>
              <table:table-cell office:value-type="float" office:value="13.3866113333333">
                <text:p>13.386611333333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3.455029">
                <text:p>13.455029</text:p>
              </table:table-cell>
              <table:table-cell office:value-type="float" office:value="13.4555996666667">
                <text:p>13.455599666666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3.550097">
                <text:p>13.550097</text:p>
              </table:table-cell>
              <table:table-cell office:value-type="float" office:value="13.5474963333333">
                <text:p>13.547496333333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3.636238">
                <text:p>13.636238</text:p>
              </table:table-cell>
              <table:table-cell office:value-type="float" office:value="13.6262416666667">
                <text:p>13.626241666666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3.7125373333333">
                <text:p>13.7125373333333</text:p>
              </table:table-cell>
              <table:table-cell office:value-type="float" office:value="13.7126586666667">
                <text:p>13.712658666666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3.8010483333333">
                <text:p>13.8010483333333</text:p>
              </table:table-cell>
              <table:table-cell office:value-type="float" office:value="13.8099513333333">
                <text:p>13.809951333333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3.8791403333333">
                <text:p>13.8791403333333</text:p>
              </table:table-cell>
              <table:table-cell office:value-type="float" office:value="13.8977223333333">
                <text:p>13.897722333333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.0191043333333">
                <text:p>14.0191043333333</text:p>
              </table:table-cell>
              <table:table-cell office:value-type="float" office:value="13.972181">
                <text:p>13.97218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.088311">
                <text:p>14.088311</text:p>
              </table:table-cell>
              <table:table-cell office:value-type="float" office:value="14.0880353333333">
                <text:p>14.088035333333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.1699686666667">
                <text:p>14.1699686666667</text:p>
              </table:table-cell>
              <table:table-cell office:value-type="float" office:value="14.1643453333333">
                <text:p>14.164345333333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4.243034">
                <text:p>14.243034</text:p>
              </table:table-cell>
              <table:table-cell office:value-type="float" office:value="14.2503366666667">
                <text:p>14.250336666666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4.355155">
                <text:p>14.355155</text:p>
              </table:table-cell>
              <table:table-cell office:value-type="float" office:value="14.311135">
                <text:p>14.31113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.4164683333333">
                <text:p>14.4164683333333</text:p>
              </table:table-cell>
              <table:table-cell office:value-type="float" office:value="14.41594">
                <text:p>14.4159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.5260596666667">
                <text:p>14.5260596666667</text:p>
              </table:table-cell>
              <table:table-cell office:value-type="float" office:value="14.4887116666667">
                <text:p>14.488711666666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4.6043086666667">
                <text:p>14.6043086666667</text:p>
              </table:table-cell>
              <table:table-cell office:value-type="float" office:value="14.6145296666667">
                <text:p>14.614529666666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4.6845356666667">
                <text:p>14.6845356666667</text:p>
              </table:table-cell>
              <table:table-cell office:value-type="float" office:value="14.6733833333333">
                <text:p>14.673383333333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4.7892583333333">
                <text:p>14.7892583333333</text:p>
              </table:table-cell>
              <table:table-cell office:value-type="float" office:value="14.7733946666667">
                <text:p>14.773394666666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4.870735">
                <text:p>14.870735</text:p>
              </table:table-cell>
              <table:table-cell office:value-type="float" office:value="14.84371">
                <text:p>14.8437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4.951209">
                <text:p>14.951209</text:p>
              </table:table-cell>
              <table:table-cell office:value-type="float" office:value="14.970671">
                <text:p>14.97067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5.0785016666667">
                <text:p>15.0785016666667</text:p>
              </table:table-cell>
              <table:table-cell office:value-type="float" office:value="15.0212816666667">
                <text:p>15.021281666666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5.1291446666667">
                <text:p>15.1291446666667</text:p>
              </table:table-cell>
              <table:table-cell office:value-type="float" office:value="15.1373546666667">
                <text:p>15.137354666666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5.2185036666667">
                <text:p>15.2185036666667</text:p>
              </table:table-cell>
              <table:table-cell office:value-type="float" office:value="15.1989833333333">
                <text:p>15.198983333333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5.3251676666667">
                <text:p>15.3251676666667</text:p>
              </table:table-cell>
              <table:table-cell office:value-type="float" office:value="15.2864953333333">
                <text:p>15.286495333333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5.4222236666667">
                <text:p>15.4222236666667</text:p>
              </table:table-cell>
              <table:table-cell office:value-type="float" office:value="15.3831483333333">
                <text:p>15.383148333333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5.501633">
                <text:p>15.501633</text:p>
              </table:table-cell>
              <table:table-cell office:value-type="float" office:value="15.5221973333333">
                <text:p>15.522197333333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5.5958443333333">
                <text:p>15.5958443333333</text:p>
              </table:table-cell>
              <table:table-cell office:value-type="float" office:value="15.556047">
                <text:p>15.55604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5.6610856666667">
                <text:p>15.6610856666667</text:p>
              </table:table-cell>
              <table:table-cell office:value-type="float" office:value="15.6726366666667">
                <text:p>15.672636666666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5.7361376666667">
                <text:p>15.7361376666667</text:p>
              </table:table-cell>
              <table:table-cell office:value-type="float" office:value="15.735623">
                <text:p>15.73562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5.854276">
                <text:p>15.854276</text:p>
              </table:table-cell>
              <table:table-cell office:value-type="float" office:value="15.832953">
                <text:p>15.83295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5.9569036666667">
                <text:p>15.9569036666667</text:p>
              </table:table-cell>
              <table:table-cell office:value-type="float" office:value="15.9358966666667">
                <text:p>15.935896666666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6.0473236666667">
                <text:p>16.0473236666667</text:p>
              </table:table-cell>
              <table:table-cell office:value-type="float" office:value="16.013666">
                <text:p>16.01366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6.0966326666667">
                <text:p>16.0966326666667</text:p>
              </table:table-cell>
              <table:table-cell office:value-type="float" office:value="16.1254963333333">
                <text:p>16.125496333333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6.197202">
                <text:p>16.197202</text:p>
              </table:table-cell>
              <table:table-cell office:value-type="float" office:value="16.1884733333333">
                <text:p>16.188473333333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6.3088793333333">
                <text:p>16.3088793333333</text:p>
              </table:table-cell>
              <table:table-cell office:value-type="float" office:value="16.296771">
                <text:p>16.29677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6.3714496666667">
                <text:p>16.3714496666667</text:p>
              </table:table-cell>
              <table:table-cell office:value-type="float" office:value="16.4124843333333">
                <text:p>16.412484333333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6.491962">
                <text:p>16.491962</text:p>
              </table:table-cell>
              <table:table-cell office:value-type="float" office:value="16.4793023333333">
                <text:p>16.479302333333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6.5535946666667">
                <text:p>16.5535946666667</text:p>
              </table:table-cell>
              <table:table-cell office:value-type="float" office:value="16.562222">
                <text:p>16.56222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6.6706456666667">
                <text:p>16.6706456666667</text:p>
              </table:table-cell>
              <table:table-cell office:value-type="float" office:value="16.666055">
                <text:p>16.66605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6.7813123333333">
                <text:p>16.7813123333333</text:p>
              </table:table-cell>
              <table:table-cell office:value-type="float" office:value="16.7375896666667">
                <text:p>16.737589666666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6.860169">
                <text:p>16.860169</text:p>
              </table:table-cell>
              <table:table-cell office:value-type="float" office:value="16.8515593333333">
                <text:p>16.851559333333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.9313916666667">
                <text:p>16.9313916666667</text:p>
              </table:table-cell>
              <table:table-cell office:value-type="float" office:value="16.9436486666667">
                <text:p>16.943648666666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7.0159096666667">
                <text:p>17.0159096666667</text:p>
              </table:table-cell>
              <table:table-cell office:value-type="float" office:value="17.0248803333333">
                <text:p>17.024880333333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7.133759">
                <text:p>17.133759</text:p>
              </table:table-cell>
              <table:table-cell office:value-type="float" office:value="17.1332836666667">
                <text:p>17.133283666666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7.2001016666667">
                <text:p>17.2001016666667</text:p>
              </table:table-cell>
              <table:table-cell office:value-type="float" office:value="17.2088153333333">
                <text:p>17.208815333333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7.3147133333333">
                <text:p>17.3147133333333</text:p>
              </table:table-cell>
              <table:table-cell office:value-type="float" office:value="17.3228996666667">
                <text:p>17.322899666666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7.431692">
                <text:p>17.431692</text:p>
              </table:table-cell>
              <table:table-cell office:value-type="float" office:value="17.3961476666667">
                <text:p>17.396147666666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7.5203946666667">
                <text:p>17.5203946666667</text:p>
              </table:table-cell>
              <table:table-cell office:value-type="float" office:value="17.4888266666667">
                <text:p>17.488826666666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7.6069306666667">
                <text:p>17.6069306666667</text:p>
              </table:table-cell>
              <table:table-cell office:value-type="float" office:value="17.620069">
                <text:p>17.62006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7.7009766666667">
                <text:p>17.7009766666667</text:p>
              </table:table-cell>
              <table:table-cell office:value-type="float" office:value="17.700676">
                <text:p>17.70067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7.781">
                <text:p>17.781</text:p>
              </table:table-cell>
              <table:table-cell office:value-type="float" office:value="17.7857816666667">
                <text:p>17.785781666666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7.9013553333333">
                <text:p>17.9013553333333</text:p>
              </table:table-cell>
              <table:table-cell office:value-type="float" office:value="17.8704073333333">
                <text:p>17.870407333333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7.9722463333333">
                <text:p>17.9722463333333</text:p>
              </table:table-cell>
              <table:table-cell office:value-type="float" office:value="17.968759">
                <text:p>17.96875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8.063088">
                <text:p>18.063088</text:p>
              </table:table-cell>
              <table:table-cell office:value-type="float" office:value="18.053372">
                <text:p>18.05337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8.1387183333333">
                <text:p>18.1387183333333</text:p>
              </table:table-cell>
              <table:table-cell office:value-type="float" office:value="18.1572196666667">
                <text:p>18.157219666666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8.2865973333333">
                <text:p>18.2865973333333</text:p>
              </table:table-cell>
              <table:table-cell office:value-type="float" office:value="18.266758">
                <text:p>18.26675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8.3292003333333">
                <text:p>18.3292003333333</text:p>
              </table:table-cell>
              <table:table-cell office:value-type="float" office:value="18.3381096666667">
                <text:p>18.338109666666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8.4519356666667">
                <text:p>18.4519356666667</text:p>
              </table:table-cell>
              <table:table-cell office:value-type="float" office:value="18.4441593333333">
                <text:p>18.444159333333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8.5439906666667">
                <text:p>18.5439906666667</text:p>
              </table:table-cell>
              <table:table-cell office:value-type="float" office:value="18.5677833333333">
                <text:p>18.567783333333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8.6626613333333">
                <text:p>18.6626613333333</text:p>
              </table:table-cell>
              <table:table-cell office:value-type="float" office:value="18.647047">
                <text:p>18.64704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8.754043">
                <text:p>18.754043</text:p>
              </table:table-cell>
              <table:table-cell office:value-type="float" office:value="18.7200883333333">
                <text:p>18.720088333333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8.8296063333333">
                <text:p>18.8296063333333</text:p>
              </table:table-cell>
              <table:table-cell office:value-type="float" office:value="18.8300716666667">
                <text:p>18.830071666666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8.928402">
                <text:p>18.928402</text:p>
              </table:table-cell>
              <table:table-cell office:value-type="float" office:value="18.9207146666667">
                <text:p>18.920714666666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9.0422126666667">
                <text:p>19.0422126666667</text:p>
              </table:table-cell>
              <table:table-cell office:value-type="float" office:value="19.0209826666667">
                <text:p>19.020982666666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9.0949706666667">
                <text:p>19.0949706666667</text:p>
              </table:table-cell>
              <table:table-cell office:value-type="float" office:value="19.0943266666667">
                <text:p>19.094326666666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9.2407526666667">
                <text:p>19.2407526666667</text:p>
              </table:table-cell>
              <table:table-cell office:value-type="float" office:value="19.2103436666667">
                <text:p>19.210343666666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9.312799">
                <text:p>19.312799</text:p>
              </table:table-cell>
              <table:table-cell office:value-type="float" office:value="19.3132096666667">
                <text:p>19.313209666666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9.434386">
                <text:p>19.434386</text:p>
              </table:table-cell>
              <table:table-cell office:value-type="float" office:value="19.3850296666667">
                <text:p>19.385029666666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9.5436906666667">
                <text:p>19.5436906666667</text:p>
              </table:table-cell>
              <table:table-cell office:value-type="float" office:value="19.493322">
                <text:p>19.49332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9.580487">
                <text:p>19.580487</text:p>
              </table:table-cell>
              <table:table-cell office:value-type="float" office:value="19.600798">
                <text:p>19.60079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9.718706">
                <text:p>19.718706</text:p>
              </table:table-cell>
              <table:table-cell office:value-type="float" office:value="19.6872636666667">
                <text:p>19.687263666666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9.810249">
                <text:p>19.810249</text:p>
              </table:table-cell>
              <table:table-cell office:value-type="float" office:value="19.7855526666667">
                <text:p>19.785552666666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9.8991253333333">
                <text:p>19.8991253333333</text:p>
              </table:table-cell>
              <table:table-cell office:value-type="float" office:value="19.8978903333333">
                <text:p>19.897890333333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9.9914576666667">
                <text:p>19.9914576666667</text:p>
              </table:table-cell>
              <table:table-cell office:value-type="float" office:value="19.9918303333333">
                <text:p>19.991830333333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0.0966566666667">
                <text:p>20.0966566666667</text:p>
              </table:table-cell>
              <table:table-cell office:value-type="float" office:value="20.0689823333333">
                <text:p>20.068982333333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0.211517">
                <text:p>20.211517</text:p>
              </table:table-cell>
              <table:table-cell office:value-type="float" office:value="20.1778523333333">
                <text:p>20.177852333333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0.264942">
                <text:p>20.264942</text:p>
              </table:table-cell>
              <table:table-cell office:value-type="float" office:value="20.3177616666667">
                <text:p>20.317761666666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0.372709">
                <text:p>20.372709</text:p>
              </table:table-cell>
              <table:table-cell office:value-type="float" office:value="20.41328">
                <text:p>20.4132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0.4620313333333">
                <text:p>20.4620313333333</text:p>
              </table:table-cell>
              <table:table-cell office:value-type="float" office:value="20.495919">
                <text:p>20.49591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0.573981">
                <text:p>20.573981</text:p>
              </table:table-cell>
              <table:table-cell office:value-type="float" office:value="20.5581716666667">
                <text:p>20.558171666666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0.7093686666667">
                <text:p>20.7093686666667</text:p>
              </table:table-cell>
              <table:table-cell office:value-type="float" office:value="20.6571973333333">
                <text:p>20.657197333333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0.7936633333333">
                <text:p>20.7936633333333</text:p>
              </table:table-cell>
              <table:table-cell office:value-type="float" office:value="20.7924516666667">
                <text:p>20.792451666666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0.881941">
                <text:p>20.881941</text:p>
              </table:table-cell>
              <table:table-cell office:value-type="float" office:value="20.8782916666667">
                <text:p>20.878291666666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1.0201543333333">
                <text:p>21.0201543333333</text:p>
              </table:table-cell>
              <table:table-cell office:value-type="float" office:value="20.9552503333333">
                <text:p>20.955250333333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1.0659573333333">
                <text:p>21.0659573333333</text:p>
              </table:table-cell>
              <table:table-cell office:value-type="float" office:value="21.0549013333333">
                <text:p>21.054901333333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1.2040933333333">
                <text:p>21.2040933333333</text:p>
              </table:table-cell>
              <table:table-cell office:value-type="float" office:value="21.1666323333333">
                <text:p>21.166632333333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1.293636">
                <text:p>21.293636</text:p>
              </table:table-cell>
              <table:table-cell office:value-type="float" office:value="21.2547996666667">
                <text:p>21.254799666666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1.417794">
                <text:p>21.417794</text:p>
              </table:table-cell>
              <table:table-cell office:value-type="float" office:value="21.3653236666667">
                <text:p>21.365323666666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1.492455">
                <text:p>21.492455</text:p>
              </table:table-cell>
              <table:table-cell office:value-type="float" office:value="21.4542236666667">
                <text:p>21.454223666666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1.5819026666667">
                <text:p>21.5819026666667</text:p>
              </table:table-cell>
              <table:table-cell office:value-type="float" office:value="21.5931453333333">
                <text:p>21.593145333333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1.713665">
                <text:p>21.713665</text:p>
              </table:table-cell>
              <table:table-cell office:value-type="float" office:value="21.6834676666667">
                <text:p>21.683467666666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1.7669966666667">
                <text:p>21.7669966666667</text:p>
              </table:table-cell>
              <table:table-cell office:value-type="float" office:value="21.7672383333333">
                <text:p>21.767238333333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1.8965063333333">
                <text:p>21.8965063333333</text:p>
              </table:table-cell>
              <table:table-cell office:value-type="float" office:value="21.91414">
                <text:p>21.9141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1.9965363333333">
                <text:p>21.9965363333333</text:p>
              </table:table-cell>
              <table:table-cell office:value-type="float" office:value="21.9876666666667">
                <text:p>21.987666666666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2.14266">
                <text:p>22.14266</text:p>
              </table:table-cell>
              <table:table-cell office:value-type="float" office:value="22.0974413333333">
                <text:p>22.097441333333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2.1884683333333">
                <text:p>22.1884683333333</text:p>
              </table:table-cell>
              <table:table-cell office:value-type="float" office:value="22.216596">
                <text:p>22.21659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2.2716073333333">
                <text:p>22.2716073333333</text:p>
              </table:table-cell>
              <table:table-cell office:value-type="float" office:value="22.2888316666667">
                <text:p>22.288831666666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2.379148">
                <text:p>22.379148</text:p>
              </table:table-cell>
              <table:table-cell office:value-type="float" office:value="22.420072">
                <text:p>22.42007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2.4926593333333">
                <text:p>22.4926593333333</text:p>
              </table:table-cell>
              <table:table-cell office:value-type="float" office:value="22.5054586666667">
                <text:p>22.505458666666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2.607213">
                <text:p>22.607213</text:p>
              </table:table-cell>
              <table:table-cell office:value-type="float" office:value="22.6525503333333">
                <text:p>22.652550333333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2.6818063333333">
                <text:p>22.6818063333333</text:p>
              </table:table-cell>
              <table:table-cell office:value-type="float" office:value="22.6821416666667">
                <text:p>22.682141666666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2.8299376666667">
                <text:p>22.8299376666667</text:p>
              </table:table-cell>
              <table:table-cell office:value-type="float" office:value="22.8000486666667">
                <text:p>22.800048666666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2.9262506666667">
                <text:p>22.9262506666667</text:p>
              </table:table-cell>
              <table:table-cell office:value-type="float" office:value="22.88561">
                <text:p>22.8856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3.004641">
                <text:p>23.004641</text:p>
              </table:table-cell>
              <table:table-cell office:value-type="float" office:value="23.0349803333333">
                <text:p>23.034980333333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3.1501986666667">
                <text:p>23.1501986666667</text:p>
              </table:table-cell>
              <table:table-cell office:value-type="float" office:value="23.1217586666667">
                <text:p>23.121758666666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3.1812023333333">
                <text:p>23.1812023333333</text:p>
              </table:table-cell>
              <table:table-cell office:value-type="float" office:value="23.2124396666667">
                <text:p>23.212439666666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3.3140113333333">
                <text:p>23.3140113333333</text:p>
              </table:table-cell>
              <table:table-cell office:value-type="float" office:value="23.2976796666667">
                <text:p>23.297679666666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3.4099036666667">
                <text:p>23.4099036666667</text:p>
              </table:table-cell>
              <table:table-cell office:value-type="float" office:value="23.3858656666667">
                <text:p>23.385865666666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3.530507">
                <text:p>23.530507</text:p>
              </table:table-cell>
              <table:table-cell office:value-type="float" office:value="23.5013053333333">
                <text:p>23.501305333333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3.5927666666667">
                <text:p>23.5927666666667</text:p>
              </table:table-cell>
              <table:table-cell office:value-type="float" office:value="23.593043">
                <text:p>23.59304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3.6961343333333">
                <text:p>23.6961343333333</text:p>
              </table:table-cell>
              <table:table-cell office:value-type="float" office:value="23.7382453333333">
                <text:p>23.738245333333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3.8600046666667">
                <text:p>23.8600046666667</text:p>
              </table:table-cell>
              <table:table-cell office:value-type="float" office:value="23.8123466666667">
                <text:p>23.812346666666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3.947119">
                <text:p>23.947119</text:p>
              </table:table-cell>
              <table:table-cell office:value-type="float" office:value="23.9152053333333">
                <text:p>23.915205333333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4.03047">
                <text:p>24.03047</text:p>
              </table:table-cell>
              <table:table-cell office:value-type="float" office:value="24.0376146666667">
                <text:p>24.037614666666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4.1099313333333">
                <text:p>24.1099313333333</text:p>
              </table:table-cell>
              <table:table-cell office:value-type="float" office:value="24.1102746666667">
                <text:p>24.110274666666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4.2405">
                <text:p>24.2405</text:p>
              </table:table-cell>
              <table:table-cell office:value-type="float" office:value="24.2588343333333">
                <text:p>24.258834333333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4.320727">
                <text:p>24.320727</text:p>
              </table:table-cell>
              <table:table-cell office:value-type="float" office:value="24.351202">
                <text:p>24.35120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4.4567553333333">
                <text:p>24.4567553333333</text:p>
              </table:table-cell>
              <table:table-cell office:value-type="float" office:value="24.4692176666667">
                <text:p>24.469217666666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4.577506">
                <text:p>24.577506</text:p>
              </table:table-cell>
              <table:table-cell office:value-type="float" office:value="24.5622293333333">
                <text:p>24.562229333333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4.6788276666667">
                <text:p>24.6788276666667</text:p>
              </table:table-cell>
              <table:table-cell office:value-type="float" office:value="24.6791743333333">
                <text:p>24.679174333333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4.7720006666667">
                <text:p>24.7720006666667</text:p>
              </table:table-cell>
              <table:table-cell office:value-type="float" office:value="24.7942906666667">
                <text:p>24.794290666666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4.923236">
                <text:p>24.923236</text:p>
              </table:table-cell>
              <table:table-cell office:value-type="float" office:value="24.865061">
                <text:p>24.86506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4.9636306666667">
                <text:p>24.9636306666667</text:p>
              </table:table-cell>
              <table:table-cell office:value-type="float" office:value="24.9731686666667">
                <text:p>24.973168666666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5.0690406666667">
                <text:p>25.0690406666667</text:p>
              </table:table-cell>
              <table:table-cell office:value-type="float" office:value="25.064644">
                <text:p>25.06464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5.1754673333333">
                <text:p>25.1754673333333</text:p>
              </table:table-cell>
              <table:table-cell office:value-type="float" office:value="25.196121">
                <text:p>25.19612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5.3325233333333">
                <text:p>25.3325233333333</text:p>
              </table:table-cell>
              <table:table-cell office:value-type="float" office:value="25.3192566666667">
                <text:p>25.319256666666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5.4019286666667">
                <text:p>25.4019286666667</text:p>
              </table:table-cell>
              <table:table-cell office:value-type="float" office:value="25.4010646666667">
                <text:p>25.401064666666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5.4806966666667">
                <text:p>25.4806966666667</text:p>
              </table:table-cell>
              <table:table-cell office:value-type="float" office:value="25.503322">
                <text:p>25.50332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5.6002266666667">
                <text:p>25.6002266666667</text:p>
              </table:table-cell>
              <table:table-cell office:value-type="float" office:value="25.6397456666667">
                <text:p>25.639745666666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5.7276466666667">
                <text:p>25.7276466666667</text:p>
              </table:table-cell>
              <table:table-cell office:value-type="float" office:value="25.7015736666667">
                <text:p>25.701573666666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5.7989606666667">
                <text:p>25.7989606666667</text:p>
              </table:table-cell>
              <table:table-cell office:value-type="float" office:value="25.841793">
                <text:p>25.84179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5.9432056666667">
                <text:p>25.9432056666667</text:p>
              </table:table-cell>
              <table:table-cell office:value-type="float" office:value="25.9199636666667">
                <text:p>25.919963666666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6.0468483333333">
                <text:p>26.0468483333333</text:p>
              </table:table-cell>
              <table:table-cell office:value-type="float" office:value="26.076739">
                <text:p>26.07673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6.165695">
                <text:p>26.165695</text:p>
              </table:table-cell>
              <table:table-cell office:value-type="float" office:value="26.1362996666667">
                <text:p>26.136299666666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6.2550733333333">
                <text:p>26.2550733333333</text:p>
              </table:table-cell>
              <table:table-cell office:value-type="float" office:value="26.2923266666667">
                <text:p>26.292326666666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6.3682173333333">
                <text:p>26.3682173333333</text:p>
              </table:table-cell>
              <table:table-cell office:value-type="float" office:value="26.3831053333333">
                <text:p>26.383105333333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6.4896103333333">
                <text:p>26.4896103333333</text:p>
              </table:table-cell>
              <table:table-cell office:value-type="float" office:value="26.487531">
                <text:p>26.48753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6.6332136666667">
                <text:p>26.6332136666667</text:p>
              </table:table-cell>
              <table:table-cell office:value-type="float" office:value="26.597159">
                <text:p>26.59715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6.6860196666667">
                <text:p>26.6860196666667</text:p>
              </table:table-cell>
              <table:table-cell office:value-type="float" office:value="26.6916">
                <text:p>26.691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6.8230736666667">
                <text:p>26.8230736666667</text:p>
              </table:table-cell>
              <table:table-cell office:value-type="float" office:value="26.7926806666667">
                <text:p>26.792680666666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6.8914553333333">
                <text:p>26.8914553333333</text:p>
              </table:table-cell>
              <table:table-cell office:value-type="float" office:value="26.9029476666667">
                <text:p>26.902947666666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6.993363">
                <text:p>26.993363</text:p>
              </table:table-cell>
              <table:table-cell office:value-type="float" office:value="26.996703">
                <text:p>26.99670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7.0917676666667">
                <text:p>27.0917676666667</text:p>
              </table:table-cell>
              <table:table-cell office:value-type="float" office:value="27.139368">
                <text:p>27.13936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7.222747">
                <text:p>27.222747</text:p>
              </table:table-cell>
              <table:table-cell office:value-type="float" office:value="27.3032126666667">
                <text:p>27.303212666666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7.3159403333333">
                <text:p>27.3159403333333</text:p>
              </table:table-cell>
              <table:table-cell office:value-type="float" office:value="27.366944">
                <text:p>27.36694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7.4499163333333">
                <text:p>27.4499163333333</text:p>
              </table:table-cell>
              <table:table-cell office:value-type="float" office:value="27.4668513333333">
                <text:p>27.466851333333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7.573872">
                <text:p>27.573872</text:p>
              </table:table-cell>
              <table:table-cell office:value-type="float" office:value="27.5964656666667">
                <text:p>27.596465666666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7.6525546666667">
                <text:p>27.6525546666667</text:p>
              </table:table-cell>
              <table:table-cell office:value-type="float" office:value="27.665419">
                <text:p>27.66541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7.7826766666667">
                <text:p>27.7826766666667</text:p>
              </table:table-cell>
              <table:table-cell office:value-type="float" office:value="27.7964396666667">
                <text:p>27.796439666666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7.903863">
                <text:p>27.903863</text:p>
              </table:table-cell>
              <table:table-cell office:value-type="float" office:value="27.885483">
                <text:p>27.88548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8.0015183333333">
                <text:p>28.0015183333333</text:p>
              </table:table-cell>
              <table:table-cell office:value-type="float" office:value="28.002376">
                <text:p>28.00237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8.1263316666667">
                <text:p>28.1263316666667</text:p>
              </table:table-cell>
              <table:table-cell office:value-type="float" office:value="28.0759123333333">
                <text:p>28.075912333333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8.2369483333333">
                <text:p>28.2369483333333</text:p>
              </table:table-cell>
              <table:table-cell office:value-type="float" office:value="28.221291">
                <text:p>28.22129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8.3508533333333">
                <text:p>28.3508533333333</text:p>
              </table:table-cell>
              <table:table-cell office:value-type="float" office:value="28.3463566666667">
                <text:p>28.346356666666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8.4257216666667">
                <text:p>28.4257216666667</text:p>
              </table:table-cell>
              <table:table-cell office:value-type="float" office:value="28.422001">
                <text:p>28.42200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8.603631">
                <text:p>28.603631</text:p>
              </table:table-cell>
              <table:table-cell office:value-type="float" office:value="28.5539396666667">
                <text:p>28.553939666666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8.666363">
                <text:p>28.666363</text:p>
              </table:table-cell>
              <table:table-cell office:value-type="float" office:value="28.6590526666667">
                <text:p>28.659052666666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8.797723">
                <text:p>28.797723</text:p>
              </table:table-cell>
              <table:table-cell office:value-type="float" office:value="28.776268">
                <text:p>28.77626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8.9439856666667">
                <text:p>28.9439856666667</text:p>
              </table:table-cell>
              <table:table-cell office:value-type="float" office:value="28.9026193333333">
                <text:p>28.902619333333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9.023437">
                <text:p>29.023437</text:p>
              </table:table-cell>
              <table:table-cell office:value-type="float" office:value="28.9603463333333">
                <text:p>28.960346333333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9.123753">
                <text:p>29.123753</text:p>
              </table:table-cell>
              <table:table-cell office:value-type="float" office:value="29.1232806666667">
                <text:p>29.123280666666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9.224433">
                <text:p>29.224433</text:p>
              </table:table-cell>
              <table:table-cell office:value-type="float" office:value="29.183784">
                <text:p>29.18378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9.3558253333333">
                <text:p>29.3558253333333</text:p>
              </table:table-cell>
              <table:table-cell office:value-type="float" office:value="29.309145">
                <text:p>29.30914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9.4614876666667">
                <text:p>29.4614876666667</text:p>
              </table:table-cell>
              <table:table-cell office:value-type="float" office:value="29.4224696666667">
                <text:p>29.422469666666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9.5941843333333">
                <text:p>29.5941843333333</text:p>
              </table:table-cell>
              <table:table-cell office:value-type="float" office:value="29.5198956666667">
                <text:p>29.519895666666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9.724074">
                <text:p>29.724074</text:p>
              </table:table-cell>
              <table:table-cell office:value-type="float" office:value="29.707474">
                <text:p>29.70747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9.7810773333333">
                <text:p>29.7810773333333</text:p>
              </table:table-cell>
              <table:table-cell office:value-type="float" office:value="29.796344">
                <text:p>29.79634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9.8713613333333">
                <text:p>29.8713613333333</text:p>
              </table:table-cell>
              <table:table-cell office:value-type="float" office:value="29.95029">
                <text:p>29.9502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0.0304486666667">
                <text:p>30.0304486666667</text:p>
              </table:table-cell>
              <table:table-cell office:value-type="float" office:value="30.00788">
                <text:p>30.0078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0.1078543333333">
                <text:p>30.1078543333333</text:p>
              </table:table-cell>
              <table:table-cell office:value-type="float" office:value="30.118473">
                <text:p>30.11847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0.257363">
                <text:p>30.257363</text:p>
              </table:table-cell>
              <table:table-cell office:value-type="float" office:value="30.2235053333333">
                <text:p>30.223505333333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0.3839256666667">
                <text:p>30.3839256666667</text:p>
              </table:table-cell>
              <table:table-cell office:value-type="float" office:value="30.3039406666667">
                <text:p>30.303940666666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0.480853">
                <text:p>30.480853</text:p>
              </table:table-cell>
              <table:table-cell office:value-type="float" office:value="30.434352">
                <text:p>30.43435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0.6189883333333">
                <text:p>30.6189883333333</text:p>
              </table:table-cell>
              <table:table-cell office:value-type="float" office:value="30.542976">
                <text:p>30.54297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0.7221173333333">
                <text:p>30.7221173333333</text:p>
              </table:table-cell>
              <table:table-cell office:value-type="float" office:value="30.6963793333333">
                <text:p>30.696379333333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0.8322486666667">
                <text:p>30.8322486666667</text:p>
              </table:table-cell>
              <table:table-cell office:value-type="float" office:value="30.8311726666667">
                <text:p>30.831172666666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0.8680523333333">
                <text:p>30.8680523333333</text:p>
              </table:table-cell>
              <table:table-cell office:value-type="float" office:value="30.9086266666667">
                <text:p>30.908626666666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1.0528653333333">
                <text:p>31.0528653333333</text:p>
              </table:table-cell>
              <table:table-cell office:value-type="float" office:value="30.9967403333333">
                <text:p>30.996740333333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1.229908">
                <text:p>31.229908</text:p>
              </table:table-cell>
              <table:table-cell office:value-type="float" office:value="31.11094">
                <text:p>31.1109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1.3026356666667">
                <text:p>31.3026356666667</text:p>
              </table:table-cell>
              <table:table-cell office:value-type="float" office:value="31.281853">
                <text:p>31.28185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1.4191473333333">
                <text:p>31.4191473333333</text:p>
              </table:table-cell>
              <table:table-cell office:value-type="float" office:value="31.3382333333333">
                <text:p>31.338233333333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1.5375633333333">
                <text:p>31.5375633333333</text:p>
              </table:table-cell>
              <table:table-cell office:value-type="float" office:value="31.4782026666667">
                <text:p>31.478202666666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1.5936323333333">
                <text:p>31.5936323333333</text:p>
              </table:table-cell>
              <table:table-cell office:value-type="float" office:value="31.610823">
                <text:p>31.61082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1.786162">
                <text:p>31.786162</text:p>
              </table:table-cell>
              <table:table-cell office:value-type="float" office:value="31.70727">
                <text:p>31.7072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1.838029">
                <text:p>31.838029</text:p>
              </table:table-cell>
              <table:table-cell office:value-type="float" office:value="31.83891">
                <text:p>31.8389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1.9377733333333">
                <text:p>31.9377733333333</text:p>
              </table:table-cell>
              <table:table-cell office:value-type="float" office:value="31.9769973333333">
                <text:p>31.976997333333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2.050484">
                <text:p>32.050484</text:p>
              </table:table-cell>
              <table:table-cell office:value-type="float" office:value="32.0840723333333">
                <text:p>32.084072333333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2.1815923333333">
                <text:p>32.1815923333333</text:p>
              </table:table-cell>
              <table:table-cell office:value-type="float" office:value="32.1826493333333">
                <text:p>32.182649333333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2.2391993333333">
                <text:p>32.2391993333333</text:p>
              </table:table-cell>
              <table:table-cell office:value-type="float" office:value="32.2567673333333">
                <text:p>32.256767333333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2.4386673333333">
                <text:p>32.4386673333333</text:p>
              </table:table-cell>
              <table:table-cell office:value-type="float" office:value="32.4136493333333">
                <text:p>32.413649333333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2.4880816666667">
                <text:p>32.4880816666667</text:p>
              </table:table-cell>
              <table:table-cell office:value-type="float" office:value="32.505454">
                <text:p>32.50545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2.709629">
                <text:p>32.709629</text:p>
              </table:table-cell>
              <table:table-cell office:value-type="float" office:value="32.5871926666667">
                <text:p>32.587192666666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2.778838">
                <text:p>32.778838</text:p>
              </table:table-cell>
              <table:table-cell office:value-type="float" office:value="32.7211483333333">
                <text:p>32.721148333333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2.942533">
                <text:p>32.942533</text:p>
              </table:table-cell>
              <table:table-cell office:value-type="float" office:value="32.83601">
                <text:p>32.8360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2.9933433333333">
                <text:p>32.9933433333333</text:p>
              </table:table-cell>
              <table:table-cell office:value-type="float" office:value="32.952933">
                <text:p>32.95293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3.0662793333333">
                <text:p>33.0662793333333</text:p>
              </table:table-cell>
              <table:table-cell office:value-type="float" office:value="33.1341516666667">
                <text:p>33.134151666666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3.2487076666667">
                <text:p>33.2487076666667</text:p>
              </table:table-cell>
              <table:table-cell office:value-type="float" office:value="33.18294">
                <text:p>33.1829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3.3223166666667">
                <text:p>33.3223166666667</text:p>
              </table:table-cell>
              <table:table-cell office:value-type="float" office:value="33.340318">
                <text:p>33.34031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3.458706">
                <text:p>33.458706</text:p>
              </table:table-cell>
              <table:table-cell office:value-type="float" office:value="33.4428153333333">
                <text:p>33.442815333333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3.5743853333333">
                <text:p>33.5743853333333</text:p>
              </table:table-cell>
              <table:table-cell office:value-type="float" office:value="33.611524">
                <text:p>33.61152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3.7179006666667">
                <text:p>33.7179006666667</text:p>
              </table:table-cell>
              <table:table-cell office:value-type="float" office:value="33.6489726666667">
                <text:p>33.648972666666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3.7822483333333">
                <text:p>33.7822483333333</text:p>
              </table:table-cell>
              <table:table-cell office:value-type="float" office:value="33.8339853333333">
                <text:p>33.833985333333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3.926716">
                <text:p>33.926716</text:p>
              </table:table-cell>
              <table:table-cell office:value-type="float" office:value="33.927456">
                <text:p>33.92745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4.0271263333333">
                <text:p>34.0271263333333</text:p>
              </table:table-cell>
              <table:table-cell office:value-type="float" office:value="34.028361">
                <text:p>34.02836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4.1433956666667">
                <text:p>34.1433956666667</text:p>
              </table:table-cell>
              <table:table-cell office:value-type="float" office:value="34.1191736666667">
                <text:p>34.119173666666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4.2810923333333">
                <text:p>34.2810923333333</text:p>
              </table:table-cell>
              <table:table-cell office:value-type="float" office:value="34.2808836666667">
                <text:p>34.280883666666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4.3373933333333">
                <text:p>34.3373933333333</text:p>
              </table:table-cell>
              <table:table-cell office:value-type="float" office:value="34.399967">
                <text:p>34.39996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4.5011763333333">
                <text:p>34.5011763333333</text:p>
              </table:table-cell>
              <table:table-cell office:value-type="float" office:value="34.500679">
                <text:p>34.50067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4.6806016666667">
                <text:p>34.6806016666667</text:p>
              </table:table-cell>
              <table:table-cell office:value-type="float" office:value="34.5911623333333">
                <text:p>34.591162333333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4.7533163333333">
                <text:p>34.7533163333333</text:p>
              </table:table-cell>
              <table:table-cell office:value-type="float" office:value="34.7360013333333">
                <text:p>34.736001333333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4.8984016666667">
                <text:p>34.8984016666667</text:p>
              </table:table-cell>
              <table:table-cell office:value-type="float" office:value="34.84287">
                <text:p>34.8428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4.9887213333333">
                <text:p>34.9887213333333</text:p>
              </table:table-cell>
              <table:table-cell office:value-type="float" office:value="34.9885123333333">
                <text:p>34.988512333333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5.0453603333333">
                <text:p>35.0453603333333</text:p>
              </table:table-cell>
              <table:table-cell office:value-type="float" office:value="35.0898576666667">
                <text:p>35.089857666666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5.2552373333333">
                <text:p>35.2552373333333</text:p>
              </table:table-cell>
              <table:table-cell office:value-type="float" office:value="35.226135">
                <text:p>35.22613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5.300752">
                <text:p>35.300752</text:p>
              </table:table-cell>
              <table:table-cell office:value-type="float" office:value="35.3714513333333">
                <text:p>35.371451333333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5.492303">
                <text:p>35.492303</text:p>
              </table:table-cell>
              <table:table-cell office:value-type="float" office:value="35.4836436666667">
                <text:p>35.483643666666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5.5948563333333">
                <text:p>35.5948563333333</text:p>
              </table:table-cell>
              <table:table-cell office:value-type="float" office:value="35.5652096666667">
                <text:p>35.565209666666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5.7012493333333">
                <text:p>35.7012493333333</text:p>
              </table:table-cell>
              <table:table-cell office:value-type="float" office:value="35.7191253333333">
                <text:p>35.719125333333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5.8469926666667">
                <text:p>35.8469926666667</text:p>
              </table:table-cell>
              <table:table-cell office:value-type="float" office:value="35.803524">
                <text:p>35.80352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5.934606">
                <text:p>35.934606</text:p>
              </table:table-cell>
              <table:table-cell office:value-type="float" office:value="35.9578336666667">
                <text:p>35.957833666666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6.060019">
                <text:p>36.060019</text:p>
              </table:table-cell>
              <table:table-cell office:value-type="float" office:value="36.043584">
                <text:p>36.04358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6.210447">
                <text:p>36.210447</text:p>
              </table:table-cell>
              <table:table-cell office:value-type="float" office:value="36.2270063333333">
                <text:p>36.227006333333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6.323387">
                <text:p>36.323387</text:p>
              </table:table-cell>
              <table:table-cell office:value-type="float" office:value="36.2568396666667">
                <text:p>36.256839666666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6.4475923333333">
                <text:p>36.4475923333333</text:p>
              </table:table-cell>
              <table:table-cell office:value-type="float" office:value="36.404879">
                <text:p>36.40487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6.566962">
                <text:p>36.566962</text:p>
              </table:table-cell>
              <table:table-cell office:value-type="float" office:value="36.5408653333333">
                <text:p>36.540865333333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6.6595713333333">
                <text:p>36.6595713333333</text:p>
              </table:table-cell>
              <table:table-cell office:value-type="float" office:value="36.660928">
                <text:p>36.66092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6.8075446666667">
                <text:p>36.8075446666667</text:p>
              </table:table-cell>
              <table:table-cell office:value-type="float" office:value="36.76746">
                <text:p>36.7674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6.9002013333333">
                <text:p>36.9002013333333</text:p>
              </table:table-cell>
              <table:table-cell office:value-type="float" office:value="36.8542443333333">
                <text:p>36.854244333333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7.0162266666667">
                <text:p>37.0162266666667</text:p>
              </table:table-cell>
              <table:table-cell office:value-type="float" office:value="37.0222396666667">
                <text:p>37.022239666666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7.174661">
                <text:p>37.174661</text:p>
              </table:table-cell>
              <table:table-cell office:value-type="float" office:value="37.0783946666667">
                <text:p>37.078394666666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7.2865903333333">
                <text:p>37.2865903333333</text:p>
              </table:table-cell>
              <table:table-cell office:value-type="float" office:value="37.2171896666667">
                <text:p>37.217189666666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7.3687823333333">
                <text:p>37.3687823333333</text:p>
              </table:table-cell>
              <table:table-cell office:value-type="float" office:value="37.366253">
                <text:p>37.36625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7.487236">
                <text:p>37.487236</text:p>
              </table:table-cell>
              <table:table-cell office:value-type="float" office:value="37.459043">
                <text:p>37.45904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7.6110646666667">
                <text:p>37.6110646666667</text:p>
              </table:table-cell>
              <table:table-cell office:value-type="float" office:value="37.6259613333333">
                <text:p>37.625961333333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7.7307826666667">
                <text:p>37.7307826666667</text:p>
              </table:table-cell>
              <table:table-cell office:value-type="float" office:value="37.7951316666667">
                <text:p>37.795131666666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7.8647283333333">
                <text:p>37.8647283333333</text:p>
              </table:table-cell>
              <table:table-cell office:value-type="float" office:value="37.919149">
                <text:p>37.91914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7.9351566666667">
                <text:p>37.9351566666667</text:p>
              </table:table-cell>
              <table:table-cell office:value-type="float" office:value="37.9899">
                <text:p>37.989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8.0453326666667">
                <text:p>38.0453326666667</text:p>
              </table:table-cell>
              <table:table-cell office:value-type="float" office:value="38.1130726666667">
                <text:p>38.113072666666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8.2494583333333">
                <text:p>38.2494583333333</text:p>
              </table:table-cell>
              <table:table-cell office:value-type="float" office:value="38.2356363333333">
                <text:p>38.235636333333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8.3075536666667">
                <text:p>38.3075536666667</text:p>
              </table:table-cell>
              <table:table-cell office:value-type="float" office:value="38.3952383333333">
                <text:p>38.395238333333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8.4591176666667">
                <text:p>38.4591176666667</text:p>
              </table:table-cell>
              <table:table-cell office:value-type="float" office:value="38.4110796666667">
                <text:p>38.411079666666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8.6430536666667">
                <text:p>38.6430536666667</text:p>
              </table:table-cell>
              <table:table-cell office:value-type="float" office:value="38.645504">
                <text:p>38.64550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8.696323">
                <text:p>38.696323</text:p>
              </table:table-cell>
              <table:table-cell office:value-type="float" office:value="38.7185516666667">
                <text:p>38.718551666666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8.8465603333333">
                <text:p>38.8465603333333</text:p>
              </table:table-cell>
              <table:table-cell office:value-type="float" office:value="38.786198">
                <text:p>38.78619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9.021337">
                <text:p>39.021337</text:p>
              </table:table-cell>
              <table:table-cell office:value-type="float" office:value="39.0179786666667">
                <text:p>39.017978666666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9.0893593333333">
                <text:p>39.0893593333333</text:p>
              </table:table-cell>
              <table:table-cell office:value-type="float" office:value="39.0549826666667">
                <text:p>39.054982666666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9.179545">
                <text:p>39.179545</text:p>
              </table:table-cell>
              <table:table-cell office:value-type="float" office:value="39.2143783333333">
                <text:p>39.214378333333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9.3390223333333">
                <text:p>39.3390223333333</text:p>
              </table:table-cell>
              <table:table-cell office:value-type="float" office:value="39.3867783333333">
                <text:p>39.386778333333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9.4276083333333">
                <text:p>39.4276083333333</text:p>
              </table:table-cell>
              <table:table-cell office:value-type="float" office:value="39.4592843333333">
                <text:p>39.459284333333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9.6436566666667">
                <text:p>39.6436566666667</text:p>
              </table:table-cell>
              <table:table-cell office:value-type="float" office:value="39.5851846666667">
                <text:p>39.585184666666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9.6555673333333">
                <text:p>39.6555673333333</text:p>
              </table:table-cell>
              <table:table-cell office:value-type="float" office:value="39.750169">
                <text:p>39.75016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9.8451573333333">
                <text:p>39.8451573333333</text:p>
              </table:table-cell>
              <table:table-cell office:value-type="float" office:value="39.8344753333333">
                <text:p>39.834475333333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9.977694">
                <text:p>39.977694</text:p>
              </table:table-cell>
              <table:table-cell office:value-type="float" office:value="39.9562033333333">
                <text:p>39.956203333333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0.0803886666667">
                <text:p>40.0803886666667</text:p>
              </table:table-cell>
              <table:table-cell office:value-type="float" office:value="40.060093">
                <text:p>40.06009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0.184307">
                <text:p>40.184307</text:p>
              </table:table-cell>
              <table:table-cell office:value-type="float" office:value="40.174909">
                <text:p>40.17490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0.2580173333333">
                <text:p>40.2580173333333</text:p>
              </table:table-cell>
              <table:table-cell office:value-type="float" office:value="40.3223903333333">
                <text:p>40.322390333333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0.487138">
                <text:p>40.487138</text:p>
              </table:table-cell>
              <table:table-cell office:value-type="float" office:value="40.4780386666667">
                <text:p>40.478038666666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0.558285">
                <text:p>40.558285</text:p>
              </table:table-cell>
              <table:table-cell office:value-type="float" office:value="40.602497">
                <text:p>40.60249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0.754644">
                <text:p>40.754644</text:p>
              </table:table-cell>
              <table:table-cell office:value-type="float" office:value="40.733491">
                <text:p>40.73349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0.8818576666667">
                <text:p>40.8818576666667</text:p>
              </table:table-cell>
              <table:table-cell office:value-type="float" office:value="40.7976696666667">
                <text:p>40.797669666666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0.9307593333333">
                <text:p>40.9307593333333</text:p>
              </table:table-cell>
              <table:table-cell office:value-type="float" office:value="40.9545023333333">
                <text:p>40.954502333333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1.0979486666667">
                <text:p>41.0979486666667</text:p>
              </table:table-cell>
              <table:table-cell office:value-type="float" office:value="41.055626">
                <text:p>41.05562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1.128769">
                <text:p>41.128769</text:p>
              </table:table-cell>
              <table:table-cell office:value-type="float" office:value="41.204707">
                <text:p>41.20470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1.352015">
                <text:p>41.352015</text:p>
              </table:table-cell>
              <table:table-cell office:value-type="float" office:value="41.3059463333333">
                <text:p>41.305946333333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1.407172">
                <text:p>41.407172</text:p>
              </table:table-cell>
              <table:table-cell office:value-type="float" office:value="41.433351">
                <text:p>41.43335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1.6006736666667">
                <text:p>41.6006736666667</text:p>
              </table:table-cell>
              <table:table-cell office:value-type="float" office:value="41.5784466666667">
                <text:p>41.578446666666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1.6818783333333">
                <text:p>41.6818783333333</text:p>
              </table:table-cell>
              <table:table-cell office:value-type="float" office:value="41.682289">
                <text:p>41.68228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1.921988">
                <text:p>41.921988</text:p>
              </table:table-cell>
              <table:table-cell office:value-type="float" office:value="41.862423">
                <text:p>41.86242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1.936213">
                <text:p>41.936213</text:p>
              </table:table-cell>
              <table:table-cell office:value-type="float" office:value="41.9253543333333">
                <text:p>41.925354333333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2.0706343333333">
                <text:p>42.0706343333333</text:p>
              </table:table-cell>
              <table:table-cell office:value-type="float" office:value="42.0865646666667">
                <text:p>42.086564666666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2.1782493333333">
                <text:p>42.1782493333333</text:p>
              </table:table-cell>
              <table:table-cell office:value-type="float" office:value="42.20902">
                <text:p>42.2090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2.3940913333333">
                <text:p>42.3940913333333</text:p>
              </table:table-cell>
              <table:table-cell office:value-type="float" office:value="42.27777">
                <text:p>42.2777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2.4670503333333">
                <text:p>42.4670503333333</text:p>
              </table:table-cell>
              <table:table-cell office:value-type="float" office:value="42.4949223333333">
                <text:p>42.494922333333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2.6490273333333">
                <text:p>42.6490273333333</text:p>
              </table:table-cell>
              <table:table-cell office:value-type="float" office:value="42.6442096666667">
                <text:p>42.644209666666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2.698832">
                <text:p>42.698832</text:p>
              </table:table-cell>
              <table:table-cell office:value-type="float" office:value="42.7399763333333">
                <text:p>42.739976333333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2.9042003333333">
                <text:p>42.9042003333333</text:p>
              </table:table-cell>
              <table:table-cell office:value-type="float" office:value="42.8807793333333">
                <text:p>42.880779333333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2.917647">
                <text:p>42.917647</text:p>
              </table:table-cell>
              <table:table-cell office:value-type="float" office:value="42.9932696666667">
                <text:p>42.993269666666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3.079756">
                <text:p>43.079756</text:p>
              </table:table-cell>
              <table:table-cell office:value-type="float" office:value="43.0786096666667">
                <text:p>43.078609666666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3.18913">
                <text:p>43.18913</text:p>
              </table:table-cell>
              <table:table-cell office:value-type="float" office:value="43.226682">
                <text:p>43.22668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3.409466">
                <text:p>43.409466</text:p>
              </table:table-cell>
              <table:table-cell office:value-type="float" office:value="43.2995743333333">
                <text:p>43.299574333333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3.5158386666667">
                <text:p>43.5158386666667</text:p>
              </table:table-cell>
              <table:table-cell office:value-type="float" office:value="43.5340576666667">
                <text:p>43.534057666666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3.6321906666667">
                <text:p>43.6321906666667</text:p>
              </table:table-cell>
              <table:table-cell office:value-type="float" office:value="43.554578">
                <text:p>43.55457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3.7362506666667">
                <text:p>43.7362506666667</text:p>
              </table:table-cell>
              <table:table-cell office:value-type="float" office:value="43.7139753333333">
                <text:p>43.713975333333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3.9552003333333">
                <text:p>43.9552003333333</text:p>
              </table:table-cell>
              <table:table-cell office:value-type="float" office:value="43.8641143333333">
                <text:p>43.864114333333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3.914013">
                <text:p>43.914013</text:p>
              </table:table-cell>
              <table:table-cell office:value-type="float" office:value="43.914303">
                <text:p>43.91430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4.1525323333333">
                <text:p>44.1525323333333</text:p>
              </table:table-cell>
              <table:table-cell office:value-type="float" office:value="44.1191763333333">
                <text:p>44.119176333333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4.1915413333333">
                <text:p>44.1915413333333</text:p>
              </table:table-cell>
              <table:table-cell office:value-type="float" office:value="44.227853">
                <text:p>44.22785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4.3424746666667">
                <text:p>44.3424746666667</text:p>
              </table:table-cell>
              <table:table-cell office:value-type="float" office:value="44.38045">
                <text:p>44.3804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4.4813896666667">
                <text:p>44.4813896666667</text:p>
              </table:table-cell>
              <table:table-cell office:value-type="float" office:value="44.448083">
                <text:p>44.44808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4.6113343333333">
                <text:p>44.6113343333333</text:p>
              </table:table-cell>
              <table:table-cell office:value-type="float" office:value="44.6105396666667">
                <text:p>44.610539666666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4.7634636666667">
                <text:p>44.7634636666667</text:p>
              </table:table-cell>
              <table:table-cell office:value-type="float" office:value="44.6828496666667">
                <text:p>44.682849666666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4.929989">
                <text:p>44.929989</text:p>
              </table:table-cell>
              <table:table-cell office:value-type="float" office:value="44.8123676666667">
                <text:p>44.812367666666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45.113472">
                <text:p>45.113472</text:p>
              </table:table-cell>
              <table:table-cell office:value-type="float" office:value="44.9996666666667">
                <text:p>44.999666666666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45.1512856666667">
                <text:p>45.1512856666667</text:p>
              </table:table-cell>
              <table:table-cell office:value-type="float" office:value="45.2077636666667">
                <text:p>45.207763666666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5.2735023333333">
                <text:p>45.2735023333333</text:p>
              </table:table-cell>
              <table:table-cell office:value-type="float" office:value="45.1992046666667">
                <text:p>45.199204666666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45.408924">
                <text:p>45.408924</text:p>
              </table:table-cell>
              <table:table-cell office:value-type="float" office:value="45.4110653333333">
                <text:p>45.411065333333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5.481514">
                <text:p>45.481514</text:p>
              </table:table-cell>
              <table:table-cell office:value-type="float" office:value="45.4568506666667">
                <text:p>45.456850666666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45.6699463333333">
                <text:p>45.6699463333333</text:p>
              </table:table-cell>
              <table:table-cell office:value-type="float" office:value="45.64299">
                <text:p>45.6429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5.739038">
                <text:p>45.739038</text:p>
              </table:table-cell>
              <table:table-cell office:value-type="float" office:value="45.737509">
                <text:p>45.73750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45.9888573333333">
                <text:p>45.9888573333333</text:p>
              </table:table-cell>
              <table:table-cell office:value-type="float" office:value="45.925625">
                <text:p>45.92562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6.0426813333333">
                <text:p>46.0426813333333</text:p>
              </table:table-cell>
              <table:table-cell office:value-type="float" office:value="45.9746386666667">
                <text:p>45.974638666666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6.152795">
                <text:p>46.152795</text:p>
              </table:table-cell>
              <table:table-cell office:value-type="float" office:value="46.221452">
                <text:p>46.22145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6.2464013333333">
                <text:p>46.2464013333333</text:p>
              </table:table-cell>
              <table:table-cell office:value-type="float" office:value="46.23467">
                <text:p>46.2346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46.5581933333333">
                <text:p>46.5581933333333</text:p>
              </table:table-cell>
              <table:table-cell office:value-type="float" office:value="46.4476813333333">
                <text:p>46.447681333333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6.5534346666667">
                <text:p>46.5534346666667</text:p>
              </table:table-cell>
              <table:table-cell office:value-type="float" office:value="46.494713">
                <text:p>46.49471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6.65115">
                <text:p>46.65115</text:p>
              </table:table-cell>
              <table:table-cell office:value-type="float" office:value="46.6855086666667">
                <text:p>46.685508666666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6.879719">
                <text:p>46.879719</text:p>
              </table:table-cell>
              <table:table-cell office:value-type="float" office:value="46.757281">
                <text:p>46.75728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7.0667356666667">
                <text:p>47.0667356666667</text:p>
              </table:table-cell>
              <table:table-cell office:value-type="float" office:value="47.0105756666667">
                <text:p>47.010575666666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7.044014">
                <text:p>47.044014</text:p>
              </table:table-cell>
              <table:table-cell office:value-type="float" office:value="47.0430373333333">
                <text:p>47.043037333333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7.236426">
                <text:p>47.236426</text:p>
              </table:table-cell>
              <table:table-cell office:value-type="float" office:value="47.2681436666667">
                <text:p>47.268143666666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7.3424136666667">
                <text:p>47.3424136666667</text:p>
              </table:table-cell>
              <table:table-cell office:value-type="float" office:value="47.281602">
                <text:p>47.28160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47.6100616666667">
                <text:p>47.6100616666667</text:p>
              </table:table-cell>
              <table:table-cell office:value-type="float" office:value="47.4753293333333">
                <text:p>47.475329333333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7.630479">
                <text:p>47.630479</text:p>
              </table:table-cell>
              <table:table-cell office:value-type="float" office:value="47.6057576666667">
                <text:p>47.605757666666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7.860082">
                <text:p>47.860082</text:p>
              </table:table-cell>
              <table:table-cell office:value-type="float" office:value="47.7596856666667">
                <text:p>47.759685666666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7.8706156666667">
                <text:p>47.8706156666667</text:p>
              </table:table-cell>
              <table:table-cell office:value-type="float" office:value="47.8732946666667">
                <text:p>47.873294666666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7.9646503333333">
                <text:p>47.9646503333333</text:p>
              </table:table-cell>
              <table:table-cell office:value-type="float" office:value="47.9998523333333">
                <text:p>47.999852333333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48.2255836666667">
                <text:p>48.2255836666667</text:p>
              </table:table-cell>
              <table:table-cell office:value-type="float" office:value="48.194205">
                <text:p>48.19420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48.2641613333333">
                <text:p>48.2641613333333</text:p>
              </table:table-cell>
              <table:table-cell office:value-type="float" office:value="48.228245">
                <text:p>48.22824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48.3588293333333">
                <text:p>48.3588293333333</text:p>
              </table:table-cell>
              <table:table-cell office:value-type="float" office:value="48.4272946666667">
                <text:p>48.427294666666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8.5536916666667">
                <text:p>48.5536916666667</text:p>
              </table:table-cell>
              <table:table-cell office:value-type="float" office:value="48.4674196666667">
                <text:p>48.467419666666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8.6594633333333">
                <text:p>48.6594633333333</text:p>
              </table:table-cell>
              <table:table-cell office:value-type="float" office:value="48.6641286666667">
                <text:p>48.664128666666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48.7806613333333">
                <text:p>48.7806613333333</text:p>
              </table:table-cell>
              <table:table-cell office:value-type="float" office:value="48.756481">
                <text:p>48.75648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8.987732">
                <text:p>48.987732</text:p>
              </table:table-cell>
              <table:table-cell office:value-type="float" office:value="48.9262213333333">
                <text:p>48.926221333333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49.1456883333333">
                <text:p>49.1456883333333</text:p>
              </table:table-cell>
              <table:table-cell office:value-type="float" office:value="49.0225003333333">
                <text:p>49.022500333333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9.1550583333333">
                <text:p>49.1550583333333</text:p>
              </table:table-cell>
              <table:table-cell office:value-type="float" office:value="49.2177503333333">
                <text:p>49.217750333333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9.3502173333333">
                <text:p>49.3502173333333</text:p>
              </table:table-cell>
              <table:table-cell office:value-type="float" office:value="49.2628886666667">
                <text:p>49.262888666666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9.4579113333333">
                <text:p>49.4579113333333</text:p>
              </table:table-cell>
              <table:table-cell office:value-type="float" office:value="49.58741">
                <text:p>49.5874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9.5773173333333">
                <text:p>49.5773173333333</text:p>
              </table:table-cell>
              <table:table-cell office:value-type="float" office:value="49.592969">
                <text:p>49.59296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9.6865306666667">
                <text:p>49.6865306666667</text:p>
              </table:table-cell>
              <table:table-cell office:value-type="float" office:value="49.7285166666667">
                <text:p>49.728516666666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9.8606466666667">
                <text:p>49.8606466666667</text:p>
              </table:table-cell>
              <table:table-cell office:value-type="float" office:value="49.820099">
                <text:p>49.82009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9.9519576666667">
                <text:p>49.9519576666667</text:p>
              </table:table-cell>
              <table:table-cell office:value-type="float" office:value="50.0537733333333">
                <text:p>50.053773333333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0.187946">
                <text:p>50.187946</text:p>
              </table:table-cell>
              <table:table-cell office:value-type="float" office:value="50.0614853333333">
                <text:p>50.061485333333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0.2737233333333">
                <text:p>50.2737233333333</text:p>
              </table:table-cell>
              <table:table-cell office:value-type="float" office:value="50.2864033333333">
                <text:p>50.286403333333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0.5265603333333">
                <text:p>50.5265603333333</text:p>
              </table:table-cell>
              <table:table-cell office:value-type="float" office:value="50.3515013333333">
                <text:p>50.351501333333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0.5814346666667">
                <text:p>50.5814346666667</text:p>
              </table:table-cell>
              <table:table-cell office:value-type="float" office:value="50.586057">
                <text:p>50.58605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0.688993">
                <text:p>50.688993</text:p>
              </table:table-cell>
              <table:table-cell office:value-type="float" office:value="50.6478206666667">
                <text:p>50.647820666666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0.732689">
                <text:p>50.732689</text:p>
              </table:table-cell>
              <table:table-cell office:value-type="float" office:value="50.8825633333333">
                <text:p>50.882563333333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0.9189236666667">
                <text:p>50.9189236666667</text:p>
              </table:table-cell>
              <table:table-cell office:value-type="float" office:value="50.914365">
                <text:p>50.91436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0.9996006666667">
                <text:p>50.9996006666667</text:p>
              </table:table-cell>
              <table:table-cell office:value-type="float" office:value="51.110433">
                <text:p>51.11043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1.1329573333333">
                <text:p>51.1329573333333</text:p>
              </table:table-cell>
              <table:table-cell office:value-type="float" office:value="51.2276723333333">
                <text:p>51.227672333333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1.2686106666667">
                <text:p>51.2686106666667</text:p>
              </table:table-cell>
              <table:table-cell office:value-type="float" office:value="51.285905">
                <text:p>51.28590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1.4985046666667">
                <text:p>51.4985046666667</text:p>
              </table:table-cell>
              <table:table-cell office:value-type="float" office:value="51.5340753333333">
                <text:p>51.534075333333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1.69562">
                <text:p>51.69562</text:p>
              </table:table-cell>
              <table:table-cell office:value-type="float" office:value="51.5647086666667">
                <text:p>51.564708666666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1.741554">
                <text:p>51.741554</text:p>
              </table:table-cell>
              <table:table-cell office:value-type="float" office:value="51.778089">
                <text:p>51.77808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1.8724033333333">
                <text:p>51.8724033333333</text:p>
              </table:table-cell>
              <table:table-cell office:value-type="float" office:value="51.857005">
                <text:p>51.85700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2.007477">
                <text:p>52.007477</text:p>
              </table:table-cell>
              <table:table-cell office:value-type="float" office:value="52.0245016666667">
                <text:p>52.024501666666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2.208843">
                <text:p>52.208843</text:p>
              </table:table-cell>
              <table:table-cell office:value-type="float" office:value="52.100961">
                <text:p>52.10096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2.2831163333333">
                <text:p>52.2831163333333</text:p>
              </table:table-cell>
              <table:table-cell office:value-type="float" office:value="52.3054463333333">
                <text:p>52.305446333333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2.376189">
                <text:p>52.376189</text:p>
              </table:table-cell>
              <table:table-cell office:value-type="float" office:value="52.4350853333333">
                <text:p>52.435085333333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2.5553526666667">
                <text:p>52.5553526666667</text:p>
              </table:table-cell>
              <table:table-cell office:value-type="float" office:value="52.5105466666667">
                <text:p>52.510546666666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2.6864116666667">
                <text:p>52.6864116666667</text:p>
              </table:table-cell>
              <table:table-cell office:value-type="float" office:value="52.7123146666667">
                <text:p>52.712314666666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2.893533">
                <text:p>52.893533</text:p>
              </table:table-cell>
              <table:table-cell office:value-type="float" office:value="52.8078793333333">
                <text:p>52.807879333333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2.990509">
                <text:p>52.990509</text:p>
              </table:table-cell>
              <table:table-cell office:value-type="float" office:value="52.9198293333333">
                <text:p>52.919829333333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3.0815416666667">
                <text:p>53.0815416666667</text:p>
              </table:table-cell>
              <table:table-cell office:value-type="float" office:value="53.02814">
                <text:p>53.0281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3.162481">
                <text:p>53.162481</text:p>
              </table:table-cell>
              <table:table-cell office:value-type="float" office:value="53.285806">
                <text:p>53.28580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3.3989486666667">
                <text:p>53.3989486666667</text:p>
              </table:table-cell>
              <table:table-cell office:value-type="float" office:value="53.323335">
                <text:p>53.32333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3.4374706666667">
                <text:p>53.4374706666667</text:p>
              </table:table-cell>
              <table:table-cell office:value-type="float" office:value="53.4527856666667">
                <text:p>53.452785666666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3.573091">
                <text:p>53.573091</text:p>
              </table:table-cell>
              <table:table-cell office:value-type="float" office:value="53.593178">
                <text:p>53.59317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3.7786866666667">
                <text:p>53.7786866666667</text:p>
              </table:table-cell>
              <table:table-cell office:value-type="float" office:value="53.7665976666667">
                <text:p>53.766597666666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3.9167566666667">
                <text:p>53.9167566666667</text:p>
              </table:table-cell>
              <table:table-cell office:value-type="float" office:value="53.8664536666667">
                <text:p>53.866453666666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4.0583493333333">
                <text:p>54.0583493333333</text:p>
              </table:table-cell>
              <table:table-cell office:value-type="float" office:value="54.074815">
                <text:p>54.07481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4.1235263333333">
                <text:p>54.1235263333333</text:p>
              </table:table-cell>
              <table:table-cell office:value-type="float" office:value="54.217832">
                <text:p>54.21783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4.3482906666667">
                <text:p>54.3482906666667</text:p>
              </table:table-cell>
              <table:table-cell office:value-type="float" office:value="54.2602803333333">
                <text:p>54.260280333333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4.487545">
                <text:p>54.487545</text:p>
              </table:table-cell>
              <table:table-cell office:value-type="float" office:value="54.4982453333333">
                <text:p>54.498245333333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4.6040406666667">
                <text:p>54.6040406666667</text:p>
              </table:table-cell>
              <table:table-cell office:value-type="float" office:value="54.6355833333333">
                <text:p>54.635583333333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4.7432326666667">
                <text:p>54.7432326666667</text:p>
              </table:table-cell>
              <table:table-cell office:value-type="float" office:value="54.673206">
                <text:p>54.67320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4.889099">
                <text:p>54.889099</text:p>
              </table:table-cell>
              <table:table-cell office:value-type="float" office:value="54.840159">
                <text:p>54.84015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55.0447923333333">
                <text:p>55.0447923333333</text:p>
              </table:table-cell>
              <table:table-cell office:value-type="float" office:value="54.950039">
                <text:p>54.95003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55.1996676666667">
                <text:p>55.1996676666667</text:p>
              </table:table-cell>
              <table:table-cell office:value-type="float" office:value="55.1169916666667">
                <text:p>55.116991666666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55.321949">
                <text:p>55.321949</text:p>
              </table:table-cell>
              <table:table-cell office:value-type="float" office:value="55.2565003333333">
                <text:p>55.256500333333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55.3836606666667">
                <text:p>55.3836606666667</text:p>
              </table:table-cell>
              <table:table-cell office:value-type="float" office:value="55.436859">
                <text:p>55.43685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55.575554">
                <text:p>55.575554</text:p>
              </table:table-cell>
              <table:table-cell office:value-type="float" office:value="55.6510886666667">
                <text:p>55.651088666666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55.726953">
                <text:p>55.726953</text:p>
              </table:table-cell>
              <table:table-cell office:value-type="float" office:value="55.7853626666667">
                <text:p>55.785362666666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55.8774326666667">
                <text:p>55.8774326666667</text:p>
              </table:table-cell>
              <table:table-cell office:value-type="float" office:value="55.9523493333333">
                <text:p>55.952349333333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55.9201546666667">
                <text:p>55.9201546666667</text:p>
              </table:table-cell>
              <table:table-cell office:value-type="float" office:value="55.9199486666667">
                <text:p>55.919948666666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56.1759023333333">
                <text:p>56.1759023333333</text:p>
              </table:table-cell>
              <table:table-cell office:value-type="float" office:value="56.1605666666667">
                <text:p>56.160566666666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56.228597">
                <text:p>56.228597</text:p>
              </table:table-cell>
              <table:table-cell office:value-type="float" office:value="56.2765733333333">
                <text:p>56.276573333333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57.0500473333333">
                <text:p>57.0500473333333</text:p>
              </table:table-cell>
              <table:table-cell office:value-type="float" office:value="56.5133753333333">
                <text:p>56.513375333333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56.505956">
                <text:p>56.505956</text:p>
              </table:table-cell>
              <table:table-cell office:value-type="float" office:value="56.5213393333333">
                <text:p>56.521339333333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56.7640313333333">
                <text:p>56.7640313333333</text:p>
              </table:table-cell>
              <table:table-cell office:value-type="float" office:value="56.6465253333333">
                <text:p>56.646525333333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56.8255973333333">
                <text:p>56.8255973333333</text:p>
              </table:table-cell>
              <table:table-cell office:value-type="float" office:value="56.7563503333333">
                <text:p>56.756350333333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57.038691">
                <text:p>57.038691</text:p>
              </table:table-cell>
              <table:table-cell office:value-type="float" office:value="56.9685466666667">
                <text:p>56.968546666666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57.138279">
                <text:p>57.138279</text:p>
              </table:table-cell>
              <table:table-cell office:value-type="float" office:value="57.2075016666667">
                <text:p>57.207501666666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57.245398">
                <text:p>57.245398</text:p>
              </table:table-cell>
              <table:table-cell office:value-type="float" office:value="57.2032063333333">
                <text:p>57.203206333333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57.4884133333333">
                <text:p>57.4884133333333</text:p>
              </table:table-cell>
              <table:table-cell office:value-type="float" office:value="57.4640016666667">
                <text:p>57.464001666666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57.525402">
                <text:p>57.525402</text:p>
              </table:table-cell>
              <table:table-cell office:value-type="float" office:value="57.5541876666667">
                <text:p>57.554187666666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57.739568">
                <text:p>57.739568</text:p>
              </table:table-cell>
              <table:table-cell office:value-type="float" office:value="57.6965406666667">
                <text:p>57.696540666666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57.821584">
                <text:p>57.821584</text:p>
              </table:table-cell>
              <table:table-cell office:value-type="float" office:value="57.806529">
                <text:p>57.80652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57.9030116666667">
                <text:p>57.9030116666667</text:p>
              </table:table-cell>
              <table:table-cell office:value-type="float" office:value="57.9512963333333">
                <text:p>57.951296333333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58.1165113333333">
                <text:p>58.1165113333333</text:p>
              </table:table-cell>
              <table:table-cell office:value-type="float" office:value="58.1215933333333">
                <text:p>58.121593333333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58.2991076666667">
                <text:p>58.2991076666667</text:p>
              </table:table-cell>
              <table:table-cell office:value-type="float" office:value="58.226709">
                <text:p>58.22670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58.397021">
                <text:p>58.397021</text:p>
              </table:table-cell>
              <table:table-cell office:value-type="float" office:value="58.310327">
                <text:p>58.31032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58.6615343333333">
                <text:p>58.6615343333333</text:p>
              </table:table-cell>
              <table:table-cell office:value-type="float" office:value="58.5836473333333">
                <text:p>58.583647333333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58.681187">
                <text:p>58.681187</text:p>
              </table:table-cell>
              <table:table-cell office:value-type="float" office:value="58.5771776666667">
                <text:p>58.577177666666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58.793003">
                <text:p>58.793003</text:p>
              </table:table-cell>
              <table:table-cell office:value-type="float" office:value="58.7187806666667">
                <text:p>58.718780666666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59.013758">
                <text:p>59.013758</text:p>
              </table:table-cell>
              <table:table-cell office:value-type="float" office:value="59.0405346666667">
                <text:p>59.040534666666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59.077484">
                <text:p>59.077484</text:p>
              </table:table-cell>
              <table:table-cell office:value-type="float" office:value="59.082237">
                <text:p>59.08223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59.2936986666667">
                <text:p>59.2936986666667</text:p>
              </table:table-cell>
              <table:table-cell office:value-type="float" office:value="59.2937963333333">
                <text:p>59.293796333333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59.4354346666667">
                <text:p>59.4354346666667</text:p>
              </table:table-cell>
              <table:table-cell office:value-type="float" office:value="59.4356946666667">
                <text:p>59.435694666666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59.456778">
                <text:p>59.456778</text:p>
              </table:table-cell>
              <table:table-cell office:value-type="float" office:value="59.576692">
                <text:p>59.57669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59.6476073333333">
                <text:p>59.6476073333333</text:p>
              </table:table-cell>
              <table:table-cell office:value-type="float" office:value="59.5980646666667">
                <text:p>59.598064666666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59.8920273333333">
                <text:p>59.8920273333333</text:p>
              </table:table-cell>
              <table:table-cell office:value-type="float" office:value="59.8666213333333">
                <text:p>59.866621333333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0.0037296666667">
                <text:p>60.0037296666667</text:p>
              </table:table-cell>
              <table:table-cell office:value-type="float" office:value="60.0040563333333">
                <text:p>60.004056333333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0.0263163333333">
                <text:p>60.0263163333333</text:p>
              </table:table-cell>
              <table:table-cell office:value-type="float" office:value="60.071297">
                <text:p>60.07129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0.286555">
                <text:p>60.286555</text:p>
              </table:table-cell>
              <table:table-cell office:value-type="float" office:value="60.2865603333333">
                <text:p>60.286560333333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0.4345623333333">
                <text:p>60.4345623333333</text:p>
              </table:table-cell>
              <table:table-cell office:value-type="float" office:value="60.3535256666667">
                <text:p>60.353525666666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0.603476">
                <text:p>60.603476</text:p>
              </table:table-cell>
              <table:table-cell office:value-type="float" office:value="60.4959593333333">
                <text:p>60.495959333333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0.715397">
                <text:p>60.715397</text:p>
              </table:table-cell>
              <table:table-cell office:value-type="float" office:value="60.6702">
                <text:p>60.670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0.8937036666667">
                <text:p>60.8937036666667</text:p>
              </table:table-cell>
              <table:table-cell office:value-type="float" office:value="60.7810313333333">
                <text:p>60.781031333333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0.910543">
                <text:p>60.910543</text:p>
              </table:table-cell>
              <table:table-cell office:value-type="float" office:value="60.956038">
                <text:p>60.95603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1.0714746666667">
                <text:p>61.0714746666667</text:p>
              </table:table-cell>
              <table:table-cell office:value-type="float" office:value="61.0663643333333">
                <text:p>61.066364333333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1.2269516666667">
                <text:p>61.2269516666667</text:p>
              </table:table-cell>
              <table:table-cell office:value-type="float" office:value="61.2430103333333">
                <text:p>61.243010333333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1.3794896666667">
                <text:p>61.3794896666667</text:p>
              </table:table-cell>
              <table:table-cell office:value-type="float" office:value="61.3561463333333">
                <text:p>61.356146333333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1.5415203333333">
                <text:p>61.5415203333333</text:p>
              </table:table-cell>
              <table:table-cell office:value-type="float" office:value="61.607132">
                <text:p>61.60713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1.6355603333333">
                <text:p>61.6355603333333</text:p>
              </table:table-cell>
              <table:table-cell office:value-type="float" office:value="61.563905">
                <text:p>61.56390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1.8488476666667">
                <text:p>61.8488476666667</text:p>
              </table:table-cell>
              <table:table-cell office:value-type="float" office:value="61.8168206666667">
                <text:p>61.816820666666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2.0097886666667">
                <text:p>62.0097886666667</text:p>
              </table:table-cell>
              <table:table-cell office:value-type="float" office:value="61.852065">
                <text:p>61.85206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2.1308936666667">
                <text:p>62.1308936666667</text:p>
              </table:table-cell>
              <table:table-cell office:value-type="float" office:value="62.0601183333333">
                <text:p>62.060118333333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2.3757983333333">
                <text:p>62.3757983333333</text:p>
              </table:table-cell>
              <table:table-cell office:value-type="float" office:value="62.2221843333333">
                <text:p>62.222184333333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2.3905933333333">
                <text:p>62.3905933333333</text:p>
              </table:table-cell>
              <table:table-cell office:value-type="float" office:value="62.314888">
                <text:p>62.31488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2.4720116666667">
                <text:p>62.4720116666667</text:p>
              </table:table-cell>
              <table:table-cell office:value-type="float" office:value="62.428252">
                <text:p>62.42825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2.7000246666667">
                <text:p>62.7000246666667</text:p>
              </table:table-cell>
              <table:table-cell office:value-type="float" office:value="62.6668103333333">
                <text:p>62.666810333333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2.7561393333333">
                <text:p>62.7561393333333</text:p>
              </table:table-cell>
              <table:table-cell office:value-type="float" office:value="62.8005506666667">
                <text:p>62.800550666666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2.9861116666667">
                <text:p>62.9861116666667</text:p>
              </table:table-cell>
              <table:table-cell office:value-type="float" office:value="62.860911">
                <text:p>62.86091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3.0760906666667">
                <text:p>63.0760906666667</text:p>
              </table:table-cell>
              <table:table-cell office:value-type="float" office:value="63.1187336666667">
                <text:p>63.118733666666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3.3588446666667">
                <text:p>63.3588446666667</text:p>
              </table:table-cell>
              <table:table-cell office:value-type="float" office:value="63.152505">
                <text:p>63.15250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3.3412336666667">
                <text:p>63.3412336666667</text:p>
              </table:table-cell>
              <table:table-cell office:value-type="float" office:value="63.4077363333333">
                <text:p>63.407736333333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3.61098">
                <text:p>63.61098</text:p>
              </table:table-cell>
              <table:table-cell office:value-type="float" office:value="63.5211803333333">
                <text:p>63.521180333333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3.752088">
                <text:p>63.752088</text:p>
              </table:table-cell>
              <table:table-cell office:value-type="float" office:value="63.6191153333333">
                <text:p>63.619115333333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3.8568826666667">
                <text:p>63.8568826666667</text:p>
              </table:table-cell>
              <table:table-cell office:value-type="float" office:value="63.7343853333333">
                <text:p>63.734385333333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4.0415533333333">
                <text:p>64.0415533333333</text:p>
              </table:table-cell>
              <table:table-cell office:value-type="float" office:value="64.0408633333333">
                <text:p>64.040863333333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4.145597">
                <text:p>64.145597</text:p>
              </table:table-cell>
              <table:table-cell office:value-type="float" office:value="64.187345">
                <text:p>64.18734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4.339803">
                <text:p>64.339803</text:p>
              </table:table-cell>
              <table:table-cell office:value-type="float" office:value="64.1707023333333">
                <text:p>64.170702333333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4.388298">
                <text:p>64.388298</text:p>
              </table:table-cell>
              <table:table-cell office:value-type="float" office:value="64.5102946666667">
                <text:p>64.510294666666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4.620745">
                <text:p>64.620745</text:p>
              </table:table-cell>
              <table:table-cell office:value-type="float" office:value="64.5416613333333">
                <text:p>64.541661333333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4.7043256666667">
                <text:p>64.7043256666667</text:p>
              </table:table-cell>
              <table:table-cell office:value-type="float" office:value="64.6860606666667">
                <text:p>64.686060666666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4.8334346666667">
                <text:p>64.8334346666667</text:p>
              </table:table-cell>
              <table:table-cell office:value-type="float" office:value="64.837756">
                <text:p>64.83775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4.9162623333333">
                <text:p>64.9162623333333</text:p>
              </table:table-cell>
              <table:table-cell office:value-type="float" office:value="65.1548133333333">
                <text:p>65.154813333333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5.189186">
                <text:p>65.189186</text:p>
              </table:table-cell>
              <table:table-cell office:value-type="float" office:value="65.1265566666667">
                <text:p>65.126556666666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5.3159893333333">
                <text:p>65.3159893333333</text:p>
              </table:table-cell>
              <table:table-cell office:value-type="float" office:value="65.3080266666667">
                <text:p>65.308026666666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5.3760653333333">
                <text:p>65.3760653333333</text:p>
              </table:table-cell>
              <table:table-cell office:value-type="float" office:value="65.4238176666667">
                <text:p>65.423817666666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5.6062903333333">
                <text:p>65.6062903333333</text:p>
              </table:table-cell>
              <table:table-cell office:value-type="float" office:value="65.5708643333333">
                <text:p>65.570864333333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5.7383373333333">
                <text:p>65.7383373333333</text:p>
              </table:table-cell>
              <table:table-cell office:value-type="float" office:value="65.6345826666667">
                <text:p>65.634582666666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5.8956193333333">
                <text:p>65.8956193333333</text:p>
              </table:table-cell>
              <table:table-cell office:value-type="float" office:value="65.961365">
                <text:p>65.96136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5.992953">
                <text:p>65.992953</text:p>
              </table:table-cell>
              <table:table-cell office:value-type="float" office:value="66.00677">
                <text:p>66.0067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6.288854">
                <text:p>66.288854</text:p>
              </table:table-cell>
              <table:table-cell office:value-type="float" office:value="66.069865">
                <text:p>66.06986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6.3474403333333">
                <text:p>66.3474403333333</text:p>
              </table:table-cell>
              <table:table-cell office:value-type="float" office:value="66.3847863333333">
                <text:p>66.384786333333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6.409902">
                <text:p>66.409902</text:p>
              </table:table-cell>
              <table:table-cell office:value-type="float" office:value="66.3618166666667">
                <text:p>66.361816666666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6.6289343333333">
                <text:p>66.6289343333333</text:p>
              </table:table-cell>
              <table:table-cell office:value-type="float" office:value="66.595047">
                <text:p>66.59504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6.7883096666666">
                <text:p>66.7883096666666</text:p>
              </table:table-cell>
              <table:table-cell office:value-type="float" office:value="66.7499263333333">
                <text:p>66.749926333333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6.8892976666667">
                <text:p>66.8892976666667</text:p>
              </table:table-cell>
              <table:table-cell office:value-type="float" office:value="67.059985">
                <text:p>67.05998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7.0892613333333">
                <text:p>67.0892613333333</text:p>
              </table:table-cell>
              <table:table-cell office:value-type="float" office:value="67.0378523333333">
                <text:p>67.037852333333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7.1854803333333">
                <text:p>67.1854803333333</text:p>
              </table:table-cell>
              <table:table-cell office:value-type="float" office:value="67.2761153333333">
                <text:p>67.276115333333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7.248591">
                <text:p>67.248591</text:p>
              </table:table-cell>
              <table:table-cell office:value-type="float" office:value="67.333837">
                <text:p>67.33383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7.6522953333333">
                <text:p>67.6522953333333</text:p>
              </table:table-cell>
              <table:table-cell office:value-type="float" office:value="67.5022863333333">
                <text:p>67.502286333333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7.7176183333333">
                <text:p>67.7176183333333</text:p>
              </table:table-cell>
              <table:table-cell office:value-type="float" office:value="67.7185033333333">
                <text:p>67.718503333333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7.810745">
                <text:p>67.810745</text:p>
              </table:table-cell>
              <table:table-cell office:value-type="float" office:value="67.7744166666667">
                <text:p>67.774416666666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8.026062">
                <text:p>68.026062</text:p>
              </table:table-cell>
              <table:table-cell office:value-type="float" office:value="68.014285">
                <text:p>68.01428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8.071401">
                <text:p>68.071401</text:p>
              </table:table-cell>
              <table:table-cell office:value-type="float" office:value="68.078293">
                <text:p>68.07829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8.1692783333333">
                <text:p>68.1692783333333</text:p>
              </table:table-cell>
              <table:table-cell office:value-type="float" office:value="68.2543133333333">
                <text:p>68.254313333333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8.3678943333333">
                <text:p>68.3678943333333</text:p>
              </table:table-cell>
              <table:table-cell office:value-type="float" office:value="68.2812396666667">
                <text:p>68.281239666666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8.4642513333333">
                <text:p>68.4642513333333</text:p>
              </table:table-cell>
              <table:table-cell office:value-type="float" office:value="68.6076686666667">
                <text:p>68.607668666666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8.614329">
                <text:p>68.614329</text:p>
              </table:table-cell>
              <table:table-cell office:value-type="float" office:value="68.6137336666667">
                <text:p>68.613733666666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8.856669">
                <text:p>68.856669</text:p>
              </table:table-cell>
              <table:table-cell office:value-type="float" office:value="68.8203303333333">
                <text:p>68.820330333333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8.8764066666667">
                <text:p>68.8764066666667</text:p>
              </table:table-cell>
              <table:table-cell office:value-type="float" office:value="69.0507736666667">
                <text:p>69.050773666666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.1118366666667">
                <text:p>69.1118366666667</text:p>
              </table:table-cell>
              <table:table-cell office:value-type="float" office:value="69.0588836666667">
                <text:p>69.058883666666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69.2609026666667">
                <text:p>69.2609026666667</text:p>
              </table:table-cell>
              <table:table-cell office:value-type="float" office:value="69.2676033333333">
                <text:p>69.267603333333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69.5000256666667">
                <text:p>69.5000256666667</text:p>
              </table:table-cell>
              <table:table-cell office:value-type="float" office:value="69.3607">
                <text:p>69.360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69.5624846666667">
                <text:p>69.5624846666667</text:p>
              </table:table-cell>
              <table:table-cell office:value-type="float" office:value="69.4753443333333">
                <text:p>69.475344333333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69.7109246666667">
                <text:p>69.7109246666667</text:p>
              </table:table-cell>
              <table:table-cell office:value-type="float" office:value="69.622935">
                <text:p>69.62293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.0359396666667">
                <text:p>70.0359396666667</text:p>
              </table:table-cell>
              <table:table-cell office:value-type="float" office:value="69.771899">
                <text:p>69.77189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.1467766666667">
                <text:p>70.1467766666667</text:p>
              </table:table-cell>
              <table:table-cell office:value-type="float" office:value="70.1946486666667">
                <text:p>70.194648666666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.1590626666667">
                <text:p>70.1590626666667</text:p>
              </table:table-cell>
              <table:table-cell office:value-type="float" office:value="70.1595916666667">
                <text:p>70.159591666666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.3968276666667">
                <text:p>70.3968276666667</text:p>
              </table:table-cell>
              <table:table-cell office:value-type="float" office:value="70.255941">
                <text:p>70.25594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.4616293333333">
                <text:p>70.4616293333333</text:p>
              </table:table-cell>
              <table:table-cell office:value-type="float" office:value="70.5518876666667">
                <text:p>70.551887666666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.5187503333333">
                <text:p>70.5187503333333</text:p>
              </table:table-cell>
              <table:table-cell office:value-type="float" office:value="70.5183866666667">
                <text:p>70.518386666666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0.884346">
                <text:p>70.884346</text:p>
              </table:table-cell>
              <table:table-cell office:value-type="float" office:value="70.865054">
                <text:p>70.86505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0.8202586666667">
                <text:p>70.8202586666667</text:p>
              </table:table-cell>
              <table:table-cell office:value-type="float" office:value="71.000071">
                <text:p>71.00007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.009089">
                <text:p>71.009089</text:p>
              </table:table-cell>
              <table:table-cell office:value-type="float" office:value="71.0986836666667">
                <text:p>71.098683666666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.3473713333333">
                <text:p>71.3473713333333</text:p>
              </table:table-cell>
              <table:table-cell office:value-type="float" office:value="71.3163016666667">
                <text:p>71.316301666666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.3635356666667">
                <text:p>71.3635356666667</text:p>
              </table:table-cell>
              <table:table-cell office:value-type="float" office:value="71.4538956666667">
                <text:p>71.453895666666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.650546">
                <text:p>71.650546</text:p>
              </table:table-cell>
              <table:table-cell office:value-type="float" office:value="71.6068803333333">
                <text:p>71.606880333333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.5757573333333">
                <text:p>71.5757573333333</text:p>
              </table:table-cell>
              <table:table-cell office:value-type="float" office:value="71.6647263333333">
                <text:p>71.664726333333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.9069516666667">
                <text:p>71.9069516666667</text:p>
              </table:table-cell>
              <table:table-cell office:value-type="float" office:value="71.815984">
                <text:p>71.81598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2.0054273333333">
                <text:p>72.0054273333333</text:p>
              </table:table-cell>
              <table:table-cell office:value-type="float" office:value="72.065048">
                <text:p>72.06504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.3082453333333">
                <text:p>72.3082453333333</text:p>
              </table:table-cell>
              <table:table-cell office:value-type="float" office:value="72.061704">
                <text:p>72.06170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.4583103333333">
                <text:p>72.4583103333333</text:p>
              </table:table-cell>
              <table:table-cell office:value-type="float" office:value="72.3974836666667">
                <text:p>72.397483666666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.465299">
                <text:p>72.465299</text:p>
              </table:table-cell>
              <table:table-cell office:value-type="float" office:value="72.330645">
                <text:p>72.33064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.5787986666667">
                <text:p>72.5787986666667</text:p>
              </table:table-cell>
              <table:table-cell office:value-type="float" office:value="72.5181886666667">
                <text:p>72.518188666666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.725192">
                <text:p>72.725192</text:p>
              </table:table-cell>
              <table:table-cell office:value-type="float" office:value="72.730624">
                <text:p>72.73062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.785919">
                <text:p>72.785919</text:p>
              </table:table-cell>
              <table:table-cell office:value-type="float" office:value="72.970467">
                <text:p>72.97046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.9746856666667">
                <text:p>72.9746856666667</text:p>
              </table:table-cell>
              <table:table-cell office:value-type="float" office:value="72.9392366666667">
                <text:p>72.939236666666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3.18188">
                <text:p>73.18188</text:p>
              </table:table-cell>
              <table:table-cell office:value-type="float" office:value="73.183515">
                <text:p>73.18351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3.279981">
                <text:p>73.279981</text:p>
              </table:table-cell>
              <table:table-cell office:value-type="float" office:value="73.3407543333333">
                <text:p>73.340754333333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3.5805993333333">
                <text:p>73.5805993333333</text:p>
              </table:table-cell>
              <table:table-cell office:value-type="float" office:value="73.580948">
                <text:p>73.58094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.5844293333333">
                <text:p>73.5844293333333</text:p>
              </table:table-cell>
              <table:table-cell office:value-type="float" office:value="73.6772716666667">
                <text:p>73.677271666666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.8307903333333">
                <text:p>73.8307903333333</text:p>
              </table:table-cell>
              <table:table-cell office:value-type="float" office:value="73.7735036666667">
                <text:p>73.773503666666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.9833576666667">
                <text:p>73.9833576666667</text:p>
              </table:table-cell>
              <table:table-cell office:value-type="float" office:value="73.888873">
                <text:p>73.88887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4.097252">
                <text:p>74.097252</text:p>
              </table:table-cell>
              <table:table-cell office:value-type="float" office:value="74.1891963333333">
                <text:p>74.189196333333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4.192576">
                <text:p>74.192576</text:p>
              </table:table-cell>
              <table:table-cell office:value-type="float" office:value="74.2644043333333">
                <text:p>74.264404333333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4.4485703333333">
                <text:p>74.4485703333333</text:p>
              </table:table-cell>
              <table:table-cell office:value-type="float" office:value="74.503179">
                <text:p>74.50317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4.4620513333333">
                <text:p>74.4620513333333</text:p>
              </table:table-cell>
              <table:table-cell office:value-type="float" office:value="74.499962">
                <text:p>74.49996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4.6687186666667">
                <text:p>74.6687186666667</text:p>
              </table:table-cell>
              <table:table-cell office:value-type="float" office:value="74.846349">
                <text:p>74.84634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4.954694">
                <text:p>74.954694</text:p>
              </table:table-cell>
              <table:table-cell office:value-type="float" office:value="74.875056">
                <text:p>74.87505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4.918612">
                <text:p>74.918612</text:p>
              </table:table-cell>
              <table:table-cell office:value-type="float" office:value="75.1152216666667">
                <text:p>75.115221666666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5.2629036666667">
                <text:p>75.2629036666667</text:p>
              </table:table-cell>
              <table:table-cell office:value-type="float" office:value="75.169032">
                <text:p>75.16903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5.320811">
                <text:p>75.320811</text:p>
              </table:table-cell>
              <table:table-cell office:value-type="float" office:value="75.3673326666667">
                <text:p>75.367332666666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5.3801956666667">
                <text:p>75.3801956666667</text:p>
              </table:table-cell>
              <table:table-cell office:value-type="float" office:value="75.399694">
                <text:p>75.39969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5.770831">
                <text:p>75.770831</text:p>
              </table:table-cell>
              <table:table-cell office:value-type="float" office:value="75.7263206666667">
                <text:p>75.726320666666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5.7284853333334">
                <text:p>75.7284853333334</text:p>
              </table:table-cell>
              <table:table-cell office:value-type="float" office:value="75.8253633333333">
                <text:p>75.825363333333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5.8826193333334">
                <text:p>75.8826193333334</text:p>
              </table:table-cell>
              <table:table-cell office:value-type="float" office:value="75.8438873333333">
                <text:p>75.843887333333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6.1896846666667">
                <text:p>76.1896846666667</text:p>
              </table:table-cell>
              <table:table-cell office:value-type="float" office:value="76.1394933333334">
                <text:p>76.139493333333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6.344785">
                <text:p>76.344785</text:p>
              </table:table-cell>
              <table:table-cell office:value-type="float" office:value="76.249069">
                <text:p>76.24906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6.4422913333333">
                <text:p>76.4422913333333</text:p>
              </table:table-cell>
              <table:table-cell office:value-type="float" office:value="76.4436923333333">
                <text:p>76.443692333333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6.7000933333333">
                <text:p>76.7000933333333</text:p>
              </table:table-cell>
              <table:table-cell office:value-type="float" office:value="76.6685946666667">
                <text:p>76.668594666666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6.8085756666667">
                <text:p>76.8085756666667</text:p>
              </table:table-cell>
              <table:table-cell office:value-type="float" office:value="76.6552756666667">
                <text:p>76.655275666666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6.9083656666667">
                <text:p>76.9083656666667</text:p>
              </table:table-cell>
              <table:table-cell office:value-type="float" office:value="77.0111566666667">
                <text:p>77.011156666666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7.023041">
                <text:p>77.023041</text:p>
              </table:table-cell>
              <table:table-cell office:value-type="float" office:value="77.1024503333333">
                <text:p>77.102450333333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7.2565333333333">
                <text:p>77.2565333333333</text:p>
              </table:table-cell>
              <table:table-cell office:value-type="float" office:value="77.2628786666667">
                <text:p>77.262878666666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7.3326493333333">
                <text:p>77.3326493333333</text:p>
              </table:table-cell>
              <table:table-cell office:value-type="float" office:value="77.431689">
                <text:p>77.43168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7.4872536666667">
                <text:p>77.4872536666667</text:p>
              </table:table-cell>
              <table:table-cell office:value-type="float" office:value="77.4292273333333">
                <text:p>77.429227333333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7.7401936666667">
                <text:p>77.7401936666667</text:p>
              </table:table-cell>
              <table:table-cell office:value-type="float" office:value="77.6834283333333">
                <text:p>77.683428333333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7.8963116666667">
                <text:p>77.8963116666667</text:p>
              </table:table-cell>
              <table:table-cell office:value-type="float" office:value="77.7796963333333">
                <text:p>77.779696333333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7.8543546666667">
                <text:p>77.8543546666667</text:p>
              </table:table-cell>
              <table:table-cell office:value-type="float" office:value="77.9537506666667">
                <text:p>77.953750666666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8.2067873333333">
                <text:p>78.2067873333333</text:p>
              </table:table-cell>
              <table:table-cell office:value-type="float" office:value="78.152354">
                <text:p>78.15235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8.2697576666667">
                <text:p>78.2697576666667</text:p>
              </table:table-cell>
              <table:table-cell office:value-type="float" office:value="78.4055786666667">
                <text:p>78.405578666666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8.3603466666667">
                <text:p>78.3603466666667</text:p>
              </table:table-cell>
              <table:table-cell office:value-type="float" office:value="78.3623023333333">
                <text:p>78.362302333333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8.475212">
                <text:p>78.475212</text:p>
              </table:table-cell>
              <table:table-cell office:value-type="float" office:value="78.7164126666667">
                <text:p>78.716412666666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8.8354086666667">
                <text:p>78.8354086666667</text:p>
              </table:table-cell>
              <table:table-cell office:value-type="float" office:value="78.672015">
                <text:p>78.67201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8.826594">
                <text:p>78.826594</text:p>
              </table:table-cell>
              <table:table-cell office:value-type="float" office:value="78.8275833333333">
                <text:p>78.827583333333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9.13945">
                <text:p>79.13945</text:p>
              </table:table-cell>
              <table:table-cell office:value-type="float" office:value="79.0400443333333">
                <text:p>79.040044333333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9.138275">
                <text:p>79.138275</text:p>
              </table:table-cell>
              <table:table-cell office:value-type="float" office:value="79.2015326666667">
                <text:p>79.201532666666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9.2526423333333">
                <text:p>79.2526423333333</text:p>
              </table:table-cell>
              <table:table-cell office:value-type="float" office:value="79.3797886666667">
                <text:p>79.379788666666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9.5569073333333">
                <text:p>79.5569073333333</text:p>
              </table:table-cell>
              <table:table-cell office:value-type="float" office:value="79.5951893333333">
                <text:p>79.595189333333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9.7675276666667">
                <text:p>79.7675276666667</text:p>
              </table:table-cell>
              <table:table-cell office:value-type="float" office:value="79.7705943333333">
                <text:p>79.770594333333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9.929662">
                <text:p>79.929662</text:p>
              </table:table-cell>
              <table:table-cell office:value-type="float" office:value="79.7809853333333">
                <text:p>79.780985333333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9.980268">
                <text:p>79.980268</text:p>
              </table:table-cell>
              <table:table-cell office:value-type="float" office:value="80.0326053333333">
                <text:p>80.032605333333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80.1445036666667">
                <text:p>80.1445036666667</text:p>
              </table:table-cell>
              <table:table-cell office:value-type="float" office:value="80.1011606666667">
                <text:p>80.101160666666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80.5047353333333">
                <text:p>80.5047353333333</text:p>
              </table:table-cell>
              <table:table-cell office:value-type="float" office:value="80.2299116666667">
                <text:p>80.229911666666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80.3923263333333">
                <text:p>80.3923263333333</text:p>
              </table:table-cell>
              <table:table-cell office:value-type="float" office:value="80.4552486666667">
                <text:p>80.455248666666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80.5062053333333">
                <text:p>80.5062053333333</text:p>
              </table:table-cell>
              <table:table-cell office:value-type="float" office:value="80.5909956666667">
                <text:p>80.590995666666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80.807584">
                <text:p>80.807584</text:p>
              </table:table-cell>
              <table:table-cell office:value-type="float" office:value="80.722491">
                <text:p>80.72249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80.8209763333333">
                <text:p>80.8209763333333</text:p>
              </table:table-cell>
              <table:table-cell office:value-type="float" office:value="80.965736">
                <text:p>80.96573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80.980761">
                <text:p>80.980761</text:p>
              </table:table-cell>
              <table:table-cell office:value-type="float" office:value="81.0226263333333">
                <text:p>81.022626333333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81.1389186666667">
                <text:p>81.1389186666667</text:p>
              </table:table-cell>
              <table:table-cell office:value-type="float" office:value="81.383232">
                <text:p>81.38323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81.337349">
                <text:p>81.337349</text:p>
              </table:table-cell>
              <table:table-cell office:value-type="float" office:value="81.4568556666667">
                <text:p>81.456855666666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81.4945906666667">
                <text:p>81.4945906666667</text:p>
              </table:table-cell>
              <table:table-cell office:value-type="float" office:value="81.4520826666667">
                <text:p>81.452082666666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81.610827">
                <text:p>81.610827</text:p>
              </table:table-cell>
              <table:table-cell office:value-type="float" office:value="81.6537626666667">
                <text:p>81.653762666666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81.871979">
                <text:p>81.871979</text:p>
              </table:table-cell>
              <table:table-cell office:value-type="float" office:value="81.8108723333333">
                <text:p>81.810872333333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82.0292946666667">
                <text:p>82.0292946666667</text:p>
              </table:table-cell>
              <table:table-cell office:value-type="float" office:value="82.1746496666667">
                <text:p>82.174649666666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82.236318">
                <text:p>82.236318</text:p>
              </table:table-cell>
              <table:table-cell office:value-type="float" office:value="82.1861726666667">
                <text:p>82.186172666666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82.240766">
                <text:p>82.240766</text:p>
              </table:table-cell>
              <table:table-cell office:value-type="float" office:value="82.3510183333333">
                <text:p>82.351018333333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82.6583733333333">
                <text:p>82.6583733333333</text:p>
              </table:table-cell>
              <table:table-cell office:value-type="float" office:value="82.4405823333333">
                <text:p>82.440582333333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82.5566023333333">
                <text:p>82.5566023333333</text:p>
              </table:table-cell>
              <table:table-cell office:value-type="float" office:value="82.6357396666667">
                <text:p>82.635739666666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82.7591526666667">
                <text:p>82.7591526666667</text:p>
              </table:table-cell>
              <table:table-cell office:value-type="float" office:value="82.9321286666667">
                <text:p>82.932128666666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82.875768">
                <text:p>82.875768</text:p>
              </table:table-cell>
              <table:table-cell office:value-type="float" office:value="82.917788">
                <text:p>82.91778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83.0777383333333">
                <text:p>83.0777383333333</text:p>
              </table:table-cell>
              <table:table-cell office:value-type="float" office:value="83.11482">
                <text:p>83.1148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83.339676">
                <text:p>83.339676</text:p>
              </table:table-cell>
              <table:table-cell office:value-type="float" office:value="83.2953336666667">
                <text:p>83.295333666666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83.3499603333333">
                <text:p>83.3499603333333</text:p>
              </table:table-cell>
              <table:table-cell office:value-type="float" office:value="83.392443">
                <text:p>83.39244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83.6597773333333">
                <text:p>83.6597773333333</text:p>
              </table:table-cell>
              <table:table-cell office:value-type="float" office:value="83.6235526666667">
                <text:p>83.623552666666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83.8836413333334">
                <text:p>83.8836413333334</text:p>
              </table:table-cell>
              <table:table-cell office:value-type="float" office:value="83.7127456666667">
                <text:p>83.712745666666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83.8306683333333">
                <text:p>83.8306683333333</text:p>
              </table:table-cell>
              <table:table-cell office:value-type="float" office:value="83.872355">
                <text:p>83.87235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84.0314536666667">
                <text:p>84.0314536666667</text:p>
              </table:table-cell>
              <table:table-cell office:value-type="float" office:value="84.2004216666667">
                <text:p>84.200421666666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84.253591">
                <text:p>84.253591</text:p>
              </table:table-cell>
              <table:table-cell office:value-type="float" office:value="84.1887026666667">
                <text:p>84.188702666666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84.458247">
                <text:p>84.458247</text:p>
              </table:table-cell>
              <table:table-cell office:value-type="float" office:value="84.4584806666667">
                <text:p>84.458480666666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4.573555">
                <text:p>84.573555</text:p>
              </table:table-cell>
              <table:table-cell office:value-type="float" office:value="84.5731226666667">
                <text:p>84.573122666666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4.627266">
                <text:p>84.627266</text:p>
              </table:table-cell>
              <table:table-cell office:value-type="float" office:value="84.949051">
                <text:p>84.94905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4.787112">
                <text:p>84.787112</text:p>
              </table:table-cell>
              <table:table-cell office:value-type="float" office:value="84.831581">
                <text:p>84.83158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5.0549263333333">
                <text:p>85.0549263333333</text:p>
              </table:table-cell>
              <table:table-cell office:value-type="float" office:value="85.1060816666667">
                <text:p>85.106081666666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5.215864">
                <text:p>85.215864</text:p>
              </table:table-cell>
              <table:table-cell office:value-type="float" office:value="85.2601953333333">
                <text:p>85.260195333333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5.2672906666667">
                <text:p>85.2672906666667</text:p>
              </table:table-cell>
              <table:table-cell office:value-type="float" office:value="85.3749186666667">
                <text:p>85.374918666666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5.6905163333333">
                <text:p>85.6905163333333</text:p>
              </table:table-cell>
              <table:table-cell office:value-type="float" office:value="85.6898853333333">
                <text:p>85.689885333333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5.5867486666667">
                <text:p>85.5867486666667</text:p>
              </table:table-cell>
              <table:table-cell office:value-type="float" office:value="85.8120066666667">
                <text:p>85.812006666666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5.9648996666667">
                <text:p>85.9648996666667</text:p>
              </table:table-cell>
              <table:table-cell office:value-type="float" office:value="85.790278">
                <text:p>85.79027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6.018102">
                <text:p>86.018102</text:p>
              </table:table-cell>
              <table:table-cell office:value-type="float" office:value="86.2431486666667">
                <text:p>86.243148666666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6.067703">
                <text:p>86.067703</text:p>
              </table:table-cell>
              <table:table-cell office:value-type="float" office:value="86.1575036666667">
                <text:p>86.157503666666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6.226695">
                <text:p>86.226695</text:p>
              </table:table-cell>
              <table:table-cell office:value-type="float" office:value="86.561956">
                <text:p>86.56195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6.4977213333333">
                <text:p>86.4977213333333</text:p>
              </table:table-cell>
              <table:table-cell office:value-type="float" office:value="86.6071623333333">
                <text:p>86.607162333333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6.7754033333333">
                <text:p>86.7754033333333</text:p>
              </table:table-cell>
              <table:table-cell office:value-type="float" office:value="86.5931903333333">
                <text:p>86.593190333333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6.8243456666667">
                <text:p>86.8243456666667</text:p>
              </table:table-cell>
              <table:table-cell office:value-type="float" office:value="86.9343413333334">
                <text:p>86.934341333333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7.0313366666667">
                <text:p>87.0313366666667</text:p>
              </table:table-cell>
              <table:table-cell office:value-type="float" office:value="87.025355">
                <text:p>87.02535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7.141767">
                <text:p>87.141767</text:p>
              </table:table-cell>
              <table:table-cell office:value-type="float" office:value="87.1444603333333">
                <text:p>87.144460333333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7.349088">
                <text:p>87.349088</text:p>
              </table:table-cell>
              <table:table-cell office:value-type="float" office:value="87.4288306666667">
                <text:p>87.428830666666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7.4633916666667">
                <text:p>87.4633916666667</text:p>
              </table:table-cell>
              <table:table-cell office:value-type="float" office:value="87.5895536666667">
                <text:p>87.589553666666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7.6740213333333">
                <text:p>87.6740213333333</text:p>
              </table:table-cell>
              <table:table-cell office:value-type="float" office:value="87.7397893333333">
                <text:p>87.739789333333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7.7252096666667">
                <text:p>87.7252096666667</text:p>
              </table:table-cell>
              <table:table-cell office:value-type="float" office:value="87.7256723333333">
                <text:p>87.725672333333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7.9986803333333">
                <text:p>87.9986803333333</text:p>
              </table:table-cell>
              <table:table-cell office:value-type="float" office:value="88.1260403333333">
                <text:p>88.126040333333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8.1616946666667">
                <text:p>88.1616946666667</text:p>
              </table:table-cell>
              <table:table-cell office:value-type="float" office:value="88.1617353333333">
                <text:p>88.161735333333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8.3251876666667">
                <text:p>88.3251876666667</text:p>
              </table:table-cell>
              <table:table-cell office:value-type="float" office:value="88.1678723333333">
                <text:p>88.167872333333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8.4406126666667">
                <text:p>88.4406126666667</text:p>
              </table:table-cell>
              <table:table-cell office:value-type="float" office:value="88.4877446666667">
                <text:p>88.487744666666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8.6021526666667">
                <text:p>88.6021526666667</text:p>
              </table:table-cell>
              <table:table-cell office:value-type="float" office:value="88.582975">
                <text:p>88.58297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8.6515936666667">
                <text:p>88.6515936666667</text:p>
              </table:table-cell>
              <table:table-cell office:value-type="float" office:value="88.8759866666667">
                <text:p>88.875986666666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8.8136543333333">
                <text:p>88.8136543333333</text:p>
              </table:table-cell>
              <table:table-cell office:value-type="float" office:value="88.9063413333333">
                <text:p>88.906341333333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9.0240783333333">
                <text:p>89.0240783333333</text:p>
              </table:table-cell>
              <table:table-cell office:value-type="float" office:value="89.144534">
                <text:p>89.14453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9.3174973333333">
                <text:p>89.3174973333333</text:p>
              </table:table-cell>
              <table:table-cell office:value-type="float" office:value="89.3760783333333">
                <text:p>89.376078333333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9.348231">
                <text:p>89.348231</text:p>
              </table:table-cell>
              <table:table-cell office:value-type="float" office:value="89.4615123333334">
                <text:p>89.461512333333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9.5108386666667">
                <text:p>89.5108386666667</text:p>
              </table:table-cell>
              <table:table-cell office:value-type="float" office:value="89.577128">
                <text:p>89.57712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9.8136416666667">
                <text:p>89.8136416666667</text:p>
              </table:table-cell>
              <table:table-cell office:value-type="float" office:value="89.787595">
                <text:p>89.78759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90.0683466666667">
                <text:p>90.0683466666667</text:p>
              </table:table-cell>
              <table:table-cell office:value-type="float" office:value="89.873446">
                <text:p>89.87344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9.9973273333333">
                <text:p>89.9973273333333</text:p>
              </table:table-cell>
              <table:table-cell office:value-type="float" office:value="90.3255383333334">
                <text:p>90.325538333333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90.3876826666667">
                <text:p>90.3876826666667</text:p>
              </table:table-cell>
              <table:table-cell office:value-type="float" office:value="90.1147103333333">
                <text:p>90.114710333333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90.4480156666667">
                <text:p>90.4480156666667</text:p>
              </table:table-cell>
              <table:table-cell office:value-type="float" office:value="90.483841">
                <text:p>90.48384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90.456741">
                <text:p>90.456741</text:p>
              </table:table-cell>
              <table:table-cell office:value-type="float" office:value="90.5527776666667">
                <text:p>90.552777666666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90.7656353333333">
                <text:p>90.7656353333333</text:p>
              </table:table-cell>
              <table:table-cell office:value-type="float" office:value="90.8422876666667">
                <text:p>90.842287666666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90.9851226666667">
                <text:p>90.9851226666667</text:p>
              </table:table-cell>
              <table:table-cell office:value-type="float" office:value="90.8899563333333">
                <text:p>90.889956333333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91.1686173333333">
                <text:p>91.1686173333333</text:p>
              </table:table-cell>
              <table:table-cell office:value-type="float" office:value="91.0453846666667">
                <text:p>91.045384666666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91.2568336666667">
                <text:p>91.2568336666667</text:p>
              </table:table-cell>
              <table:table-cell office:value-type="float" office:value="91.267095">
                <text:p>91.26709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91.3802973333333">
                <text:p>91.3802973333333</text:p>
              </table:table-cell>
              <table:table-cell office:value-type="float" office:value="91.4962206666667">
                <text:p>91.496220666666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91.594828">
                <text:p>91.594828</text:p>
              </table:table-cell>
              <table:table-cell office:value-type="float" office:value="91.4221673333333">
                <text:p>91.422167333333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91.8196283333333">
                <text:p>91.8196283333333</text:p>
              </table:table-cell>
              <table:table-cell office:value-type="float" office:value="91.7511313333333">
                <text:p>91.751131333333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91.800125">
                <text:p>91.800125</text:p>
              </table:table-cell>
              <table:table-cell office:value-type="float" office:value="91.9168983333333">
                <text:p>91.916898333333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92.0417583333333">
                <text:p>92.0417583333333</text:p>
              </table:table-cell>
              <table:table-cell office:value-type="float" office:value="92.0413513333333">
                <text:p>92.041351333333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92.3158923333333">
                <text:p>92.3158923333333</text:p>
              </table:table-cell>
              <table:table-cell office:value-type="float" office:value="92.2468156666667">
                <text:p>92.246815666666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92.4113666666667">
                <text:p>92.4113666666667</text:p>
              </table:table-cell>
              <table:table-cell office:value-type="float" office:value="92.4127326666667">
                <text:p>92.412732666666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92.704376">
                <text:p>92.704376</text:p>
              </table:table-cell>
              <table:table-cell office:value-type="float" office:value="92.5283153333333">
                <text:p>92.528315333333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92.574783">
                <text:p>92.574783</text:p>
              </table:table-cell>
              <table:table-cell office:value-type="float" office:value="92.6224263333333">
                <text:p>92.622426333333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92.9760893333333">
                <text:p>92.9760893333333</text:p>
              </table:table-cell>
              <table:table-cell office:value-type="float" office:value="92.906156">
                <text:p>92.90615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93.1988193333333">
                <text:p>93.1988193333333</text:p>
              </table:table-cell>
              <table:table-cell office:value-type="float" office:value="93.0801876666667">
                <text:p>93.080187666666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93.0743483333333">
                <text:p>93.0743483333333</text:p>
              </table:table-cell>
              <table:table-cell office:value-type="float" office:value="93.2417196666667">
                <text:p>93.241719666666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93.365435">
                <text:p>93.365435</text:p>
              </table:table-cell>
              <table:table-cell office:value-type="float" office:value="93.3570863333333">
                <text:p>93.357086333333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93.5040663333333">
                <text:p>93.5040663333333</text:p>
              </table:table-cell>
              <table:table-cell office:value-type="float" office:value="93.5734383333334">
                <text:p>93.573438333333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93.7876206666667">
                <text:p>93.7876206666667</text:p>
              </table:table-cell>
              <table:table-cell office:value-type="float" office:value="93.619171">
                <text:p>93.61917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93.7797316666667">
                <text:p>93.7797316666667</text:p>
              </table:table-cell>
              <table:table-cell office:value-type="float" office:value="93.904424">
                <text:p>93.90442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94.067599">
                <text:p>94.067599</text:p>
              </table:table-cell>
              <table:table-cell office:value-type="float" office:value="94.0691146666667">
                <text:p>94.069114666666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94.1153613333333">
                <text:p>94.1153613333333</text:p>
              </table:table-cell>
              <table:table-cell office:value-type="float" office:value="94.265335">
                <text:p>94.26533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94.32503">
                <text:p>94.32503</text:p>
              </table:table-cell>
              <table:table-cell office:value-type="float" office:value="94.473694">
                <text:p>94.47369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94.571861">
                <text:p>94.571861</text:p>
              </table:table-cell>
              <table:table-cell office:value-type="float" office:value="94.501414">
                <text:p>94.50141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94.6142806666667">
                <text:p>94.6142806666667</text:p>
              </table:table-cell>
              <table:table-cell office:value-type="float" office:value="94.8042476666667">
                <text:p>94.804247666666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94.9055173333333">
                <text:p>94.9055173333333</text:p>
              </table:table-cell>
              <table:table-cell office:value-type="float" office:value="94.7283376666667">
                <text:p>94.728337666666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95.1192983333333">
                <text:p>95.1192983333333</text:p>
              </table:table-cell>
              <table:table-cell office:value-type="float" office:value="95.0726676666666">
                <text:p>95.072667666666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95.2402546666667">
                <text:p>95.2402546666667</text:p>
              </table:table-cell>
              <table:table-cell office:value-type="float" office:value="95.3053156666667">
                <text:p>95.305315666666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95.3701246666667">
                <text:p>95.3701246666667</text:p>
              </table:table-cell>
              <table:table-cell office:value-type="float" office:value="95.3503543333333">
                <text:p>95.350354333333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95.4784186666667">
                <text:p>95.4784186666667</text:p>
              </table:table-cell>
              <table:table-cell office:value-type="float" office:value="95.517934">
                <text:p>95.51793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95.649053">
                <text:p>95.649053</text:p>
              </table:table-cell>
              <table:table-cell office:value-type="float" office:value="95.740316">
                <text:p>95.74031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95.897809">
                <text:p>95.897809</text:p>
              </table:table-cell>
              <table:table-cell office:value-type="float" office:value="95.8994293333333">
                <text:p>95.899429333333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95.926506">
                <text:p>95.926506</text:p>
              </table:table-cell>
              <table:table-cell office:value-type="float" office:value="96.0661953333333">
                <text:p>96.066195333333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96.091914">
                <text:p>96.091914</text:p>
              </table:table-cell>
              <table:table-cell office:value-type="float" office:value="96.2343623333333">
                <text:p>96.234362333333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96.230647">
                <text:p>96.230647</text:p>
              </table:table-cell>
              <table:table-cell office:value-type="float" office:value="96.3526813333333">
                <text:p>96.352681333333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96.4833906666667">
                <text:p>96.4833906666667</text:p>
              </table:table-cell>
              <table:table-cell office:value-type="float" office:value="96.5194803333333">
                <text:p>96.519480333333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96.564672">
                <text:p>96.564672</text:p>
              </table:table-cell>
              <table:table-cell office:value-type="float" office:value="96.6663286666667">
                <text:p>96.666328666666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96.797885">
                <text:p>96.797885</text:p>
              </table:table-cell>
              <table:table-cell office:value-type="float" office:value="96.9790216666667">
                <text:p>96.979021666666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96.9498493333333">
                <text:p>96.9498493333333</text:p>
              </table:table-cell>
              <table:table-cell office:value-type="float" office:value="96.898997">
                <text:p>96.89899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97.0736083333333">
                <text:p>97.0736083333333</text:p>
              </table:table-cell>
              <table:table-cell office:value-type="float" office:value="97.244133">
                <text:p>97.24413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97.367467">
                <text:p>97.367467</text:p>
              </table:table-cell>
              <table:table-cell office:value-type="float" office:value="97.492162">
                <text:p>97.49216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97.528689">
                <text:p>97.528689</text:p>
              </table:table-cell>
              <table:table-cell office:value-type="float" office:value="97.4046783333333">
                <text:p>97.404678333333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97.829483">
                <text:p>97.829483</text:p>
              </table:table-cell>
              <table:table-cell office:value-type="float" office:value="97.7999166666667">
                <text:p>97.799916666666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97.8691993333333">
                <text:p>97.8691993333333</text:p>
              </table:table-cell>
              <table:table-cell office:value-type="float" office:value="97.7910616666667">
                <text:p>97.791061666666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97.908938">
                <text:p>97.908938</text:p>
              </table:table-cell>
              <table:table-cell office:value-type="float" office:value="97.9973706666667">
                <text:p>97.997370666666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98.2233503333333">
                <text:p>98.2233503333333</text:p>
              </table:table-cell>
              <table:table-cell office:value-type="float" office:value="98.3450063333333">
                <text:p>98.345006333333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98.295812">
                <text:p>98.295812</text:p>
              </table:table-cell>
              <table:table-cell office:value-type="float" office:value="98.246353">
                <text:p>98.24635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98.4654236666667">
                <text:p>98.4654236666667</text:p>
              </table:table-cell>
              <table:table-cell office:value-type="float" office:value="98.6450143333333">
                <text:p>98.645014333333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98.5814766666667">
                <text:p>98.5814766666667</text:p>
              </table:table-cell>
              <table:table-cell office:value-type="float" office:value="98.8845953333333">
                <text:p>98.884595333333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98.8767473333333">
                <text:p>98.8767473333333</text:p>
              </table:table-cell>
              <table:table-cell office:value-type="float" office:value="98.805542">
                <text:p>98.80554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98.9705913333333">
                <text:p>98.9705913333333</text:p>
              </table:table-cell>
              <table:table-cell office:value-type="float" office:value="99.0978163333334">
                <text:p>99.097816333333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99.2211176666667">
                <text:p>99.2211176666667</text:p>
              </table:table-cell>
              <table:table-cell office:value-type="float" office:value="99.400838">
                <text:p>99.40083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99.431852">
                <text:p>99.431852</text:p>
              </table:table-cell>
              <table:table-cell office:value-type="float" office:value="99.3884506666667">
                <text:p>99.388450666666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99.578298">
                <text:p>99.578298</text:p>
              </table:table-cell>
              <table:table-cell office:value-type="float" office:value="99.5484973333333">
                <text:p>99.548497333333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99.734632">
                <text:p>99.734632</text:p>
              </table:table-cell>
              <table:table-cell office:value-type="float" office:value="99.7708686666667">
                <text:p>99.770868666666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99.7597276666667">
                <text:p>99.7597276666667</text:p>
              </table:table-cell>
              <table:table-cell office:value-type="float" office:value="99.8968456666667">
                <text:p>99.896845666666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99.982488">
                <text:p>99.982488</text:p>
              </table:table-cell>
              <table:table-cell office:value-type="float" office:value="100.057584">
                <text:p>100.05758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00.224998666667">
                <text:p>100.224998666667</text:p>
              </table:table-cell>
              <table:table-cell office:value-type="float" office:value="100.100041666667">
                <text:p>100.10004166666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00.446149">
                <text:p>100.446149</text:p>
              </table:table-cell>
              <table:table-cell office:value-type="float" office:value="100.427881666667">
                <text:p>100.42788166666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00.486714666667">
                <text:p>100.486714666667</text:p>
              </table:table-cell>
              <table:table-cell office:value-type="float" office:value="100.437116333333">
                <text:p>100.43711633333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00.733276333333">
                <text:p>100.733276333333</text:p>
              </table:table-cell>
              <table:table-cell office:value-type="float" office:value="100.734934666667">
                <text:p>100.73493466666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00.930887666667">
                <text:p>100.930887666667</text:p>
              </table:table-cell>
              <table:table-cell office:value-type="float" office:value="100.775075333333">
                <text:p>100.77507533333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00.992113666667">
                <text:p>100.992113666667</text:p>
              </table:table-cell>
              <table:table-cell office:value-type="float" office:value="101.001439666667">
                <text:p>101.00143966666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01.304074666667">
                <text:p>101.304074666667</text:p>
              </table:table-cell>
              <table:table-cell office:value-type="float" office:value="101.242106333333">
                <text:p>101.24210633333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01.300707666667">
                <text:p>101.300707666667</text:p>
              </table:table-cell>
              <table:table-cell office:value-type="float" office:value="101.362721666667">
                <text:p>101.36272166666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01.582669666667">
                <text:p>101.582669666667</text:p>
              </table:table-cell>
              <table:table-cell office:value-type="float" office:value="101.591169">
                <text:p>101.59116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01.625425">
                <text:p>101.625425</text:p>
              </table:table-cell>
              <table:table-cell office:value-type="float" office:value="101.714739333333">
                <text:p>101.71473933333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02.050196333333">
                <text:p>102.050196333333</text:p>
              </table:table-cell>
              <table:table-cell office:value-type="float" office:value="101.920369666667">
                <text:p>101.92036966666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01.979001333333">
                <text:p>101.979001333333</text:p>
              </table:table-cell>
              <table:table-cell office:value-type="float" office:value="102.145622333333">
                <text:p>102.14562233333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02.133766333333">
                <text:p>102.133766333333</text:p>
              </table:table-cell>
              <table:table-cell office:value-type="float" office:value="102.400578666667">
                <text:p>102.40057866666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02.304298333333">
                <text:p>102.304298333333</text:p>
              </table:table-cell>
              <table:table-cell office:value-type="float" office:value="102.486460333333">
                <text:p>102.48646033333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02.797404">
                <text:p>102.797404</text:p>
              </table:table-cell>
              <table:table-cell office:value-type="float" office:value="102.528928">
                <text:p>102.52892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02.646573333333">
                <text:p>102.646573333333</text:p>
              </table:table-cell>
              <table:table-cell office:value-type="float" office:value="102.830177333333">
                <text:p>102.83017733333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02.818130333333">
                <text:p>102.818130333333</text:p>
              </table:table-cell>
              <table:table-cell office:value-type="float" office:value="102.816856333333">
                <text:p>102.81685633333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02.989919">
                <text:p>102.989919</text:p>
              </table:table-cell>
              <table:table-cell office:value-type="float" office:value="103.267860666667">
                <text:p>103.26786066666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03.291476">
                <text:p>103.291476</text:p>
              </table:table-cell>
              <table:table-cell office:value-type="float" office:value="103.158292">
                <text:p>103.15829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03.471544666667">
                <text:p>103.471544666667</text:p>
              </table:table-cell>
              <table:table-cell office:value-type="float" office:value="103.331448666667">
                <text:p>103.33144866666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03.634010333333">
                <text:p>103.634010333333</text:p>
              </table:table-cell>
              <table:table-cell office:value-type="float" office:value="103.687642333333">
                <text:p>103.68764233333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03.673548666667">
                <text:p>103.673548666667</text:p>
              </table:table-cell>
              <table:table-cell office:value-type="float" office:value="103.671697">
                <text:p>103.67169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03.973838666667">
                <text:p>103.973838666667</text:p>
              </table:table-cell>
              <table:table-cell office:value-type="float" office:value="103.952333666667">
                <text:p>103.95233366666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04.188186666667">
                <text:p>104.188186666667</text:p>
              </table:table-cell>
              <table:table-cell office:value-type="float" office:value="104.143959333333">
                <text:p>104.14395933333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04.307629666667">
                <text:p>104.307629666667</text:p>
              </table:table-cell>
              <table:table-cell office:value-type="float" office:value="104.239626333333">
                <text:p>104.23962633333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04.357757333333">
                <text:p>104.357757333333</text:p>
              </table:table-cell>
              <table:table-cell office:value-type="float" office:value="104.355146">
                <text:p>104.35514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04.789006333333">
                <text:p>104.789006333333</text:p>
              </table:table-cell>
              <table:table-cell office:value-type="float" office:value="104.529022">
                <text:p>104.52902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04.840647333333">
                <text:p>104.840647333333</text:p>
              </table:table-cell>
              <table:table-cell office:value-type="float" office:value="104.92409">
                <text:p>104.9240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05.064733">
                <text:p>105.064733</text:p>
              </table:table-cell>
              <table:table-cell office:value-type="float" office:value="104.874756">
                <text:p>104.87475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05.081484333333">
                <text:p>105.081484333333</text:p>
              </table:table-cell>
              <table:table-cell office:value-type="float" office:value="105.181892333333">
                <text:p>105.18189233333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05.383858">
                <text:p>105.383858</text:p>
              </table:table-cell>
              <table:table-cell office:value-type="float" office:value="105.227239">
                <text:p>105.22723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05.391591666667">
                <text:p>105.391591666667</text:p>
              </table:table-cell>
              <table:table-cell office:value-type="float" office:value="105.540303333333">
                <text:p>105.54030333333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05.696350333333">
                <text:p>105.696350333333</text:p>
              </table:table-cell>
              <table:table-cell office:value-type="float" office:value="105.702913666667">
                <text:p>105.70291366666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06.057942666667">
                <text:p>106.057942666667</text:p>
              </table:table-cell>
              <table:table-cell office:value-type="float" office:value="105.876032666667">
                <text:p>105.87603266666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05.926763">
                <text:p>105.926763</text:p>
              </table:table-cell>
              <table:table-cell office:value-type="float" office:value="105.905573333333">
                <text:p>105.90557333333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06.162282">
                <text:p>106.162282</text:p>
              </table:table-cell>
              <table:table-cell office:value-type="float" office:value="106.213902666667">
                <text:p>106.21390266666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06.307988666667">
                <text:p>106.307988666667</text:p>
              </table:table-cell>
              <table:table-cell office:value-type="float" office:value="106.365275333333">
                <text:p>106.36527533333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06.477897666667">
                <text:p>106.477897666667</text:p>
              </table:table-cell>
              <table:table-cell office:value-type="float" office:value="106.621185333333">
                <text:p>106.62118533333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06.804909">
                <text:p>106.804909</text:p>
              </table:table-cell>
              <table:table-cell office:value-type="float" office:value="106.747673">
                <text:p>106.74767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06.955012333333">
                <text:p>106.955012333333</text:p>
              </table:table-cell>
              <table:table-cell office:value-type="float" office:value="106.906580666667">
                <text:p>106.90658066666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07.084790666667">
                <text:p>107.084790666667</text:p>
              </table:table-cell>
              <table:table-cell office:value-type="float" office:value="107.170842666667">
                <text:p>107.17084266666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07.227747666667">
                <text:p>107.227747666667</text:p>
              </table:table-cell>
              <table:table-cell office:value-type="float" office:value="107.169914">
                <text:p>107.16991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07.313196666667">
                <text:p>107.313196666667</text:p>
              </table:table-cell>
              <table:table-cell office:value-type="float" office:value="107.343737666667">
                <text:p>107.34373766666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07.559216666667">
                <text:p>107.559216666667</text:p>
              </table:table-cell>
              <table:table-cell office:value-type="float" office:value="107.661791333333">
                <text:p>107.66179133333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08.011363">
                <text:p>108.011363</text:p>
              </table:table-cell>
              <table:table-cell office:value-type="float" office:value="107.769462666667">
                <text:p>107.76946266666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07.808108">
                <text:p>107.808108</text:p>
              </table:table-cell>
              <table:table-cell office:value-type="float" office:value="107.904172">
                <text:p>107.90417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08.324541666667">
                <text:p>108.324541666667</text:p>
              </table:table-cell>
              <table:table-cell office:value-type="float" office:value="107.981559666667">
                <text:p>107.98155966666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08.31131">
                <text:p>108.31131</text:p>
              </table:table-cell>
              <table:table-cell office:value-type="float" office:value="108.158732">
                <text:p>108.15873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08.549939666667">
                <text:p>108.549939666667</text:p>
              </table:table-cell>
              <table:table-cell office:value-type="float" office:value="108.466509333333">
                <text:p>108.46650933333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08.562024666667">
                <text:p>108.562024666667</text:p>
              </table:table-cell>
              <table:table-cell office:value-type="float" office:value="108.640429333333">
                <text:p>108.64042933333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08.813352">
                <text:p>108.813352</text:p>
              </table:table-cell>
              <table:table-cell office:value-type="float" office:value="108.813110333333">
                <text:p>108.81311033333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09.045901">
                <text:p>109.045901</text:p>
              </table:table-cell>
              <table:table-cell office:value-type="float" office:value="109.126292">
                <text:p>109.12629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09.163414">
                <text:p>109.163414</text:p>
              </table:table-cell>
              <table:table-cell office:value-type="float" office:value="109.023020333333">
                <text:p>109.02302033333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09.200432">
                <text:p>109.200432</text:p>
              </table:table-cell>
              <table:table-cell office:value-type="float" office:value="109.337107333333">
                <text:p>109.33710733333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09.374923666667">
                <text:p>109.374923666667</text:p>
              </table:table-cell>
              <table:table-cell office:value-type="float" office:value="109.513071666667">
                <text:p>109.51307166666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09.664034666667">
                <text:p>109.664034666667</text:p>
              </table:table-cell>
              <table:table-cell office:value-type="float" office:value="109.686561666667">
                <text:p>109.68656166666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09.723193">
                <text:p>109.723193</text:p>
              </table:table-cell>
              <table:table-cell office:value-type="float" office:value="109.721562333333">
                <text:p>109.72156233333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10.036072">
                <text:p>110.036072</text:p>
              </table:table-cell>
              <table:table-cell office:value-type="float" office:value="110.034429">
                <text:p>110.03442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10.072553">
                <text:p>110.072553</text:p>
              </table:table-cell>
              <table:table-cell office:value-type="float" office:value="110.210958">
                <text:p>110.21095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10.246991333333">
                <text:p>110.246991333333</text:p>
              </table:table-cell>
              <table:table-cell office:value-type="float" office:value="110.629232">
                <text:p>110.62923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10.423108333333">
                <text:p>110.423108333333</text:p>
              </table:table-cell>
              <table:table-cell office:value-type="float" office:value="110.419110666667">
                <text:p>110.41911066666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10.861610666667">
                <text:p>110.861610666667</text:p>
              </table:table-cell>
              <table:table-cell office:value-type="float" office:value="110.876421666667">
                <text:p>110.87642166666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11.061462333333">
                <text:p>111.061462333333</text:p>
              </table:table-cell>
              <table:table-cell office:value-type="float" office:value="110.936798">
                <text:p>110.936798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11.001345333333">
                <text:p>111.001345333333</text:p>
              </table:table-cell>
              <table:table-cell office:value-type="float" office:value="111.084846666667">
                <text:p>111.08484666666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11.269617666667">
                <text:p>111.269617666667</text:p>
              </table:table-cell>
              <table:table-cell office:value-type="float" office:value="111.321159333333">
                <text:p>111.32115933333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11.471799333333">
                <text:p>111.471799333333</text:p>
              </table:table-cell>
              <table:table-cell office:value-type="float" office:value="111.453308333333">
                <text:p>111.45330833333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11.612307">
                <text:p>111.612307</text:p>
              </table:table-cell>
              <table:table-cell office:value-type="float" office:value="111.711675">
                <text:p>111.71167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11.899731666667">
                <text:p>111.899731666667</text:p>
              </table:table-cell>
              <table:table-cell office:value-type="float" office:value="111.934578">
                <text:p>111.93457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11.962959333333">
                <text:p>111.962959333333</text:p>
              </table:table-cell>
              <table:table-cell office:value-type="float" office:value="111.971590333333">
                <text:p>111.971590333333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11.999076666667">
                <text:p>111.999076666667</text:p>
              </table:table-cell>
              <table:table-cell office:value-type="float" office:value="112.293025">
                <text:p>112.29302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12.459485333333">
                <text:p>112.459485333333</text:p>
              </table:table-cell>
              <table:table-cell office:value-type="float" office:value="112.329663666667">
                <text:p>112.32966366666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12.568039">
                <text:p>112.568039</text:p>
              </table:table-cell>
              <table:table-cell office:value-type="float" office:value="112.644956333333">
                <text:p>112.64495633333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12.87734">
                <text:p>112.87734</text:p>
              </table:table-cell>
              <table:table-cell office:value-type="float" office:value="112.668581666667">
                <text:p>112.66858166666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12.700081">
                <text:p>112.700081</text:p>
              </table:table-cell>
              <table:table-cell office:value-type="float" office:value="112.698501666667">
                <text:p>112.69850166666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13.224068">
                <text:p>113.224068</text:p>
              </table:table-cell>
              <table:table-cell office:value-type="float" office:value="113.022901">
                <text:p>113.02290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13.074076333333">
                <text:p>113.074076333333</text:p>
              </table:table-cell>
              <table:table-cell office:value-type="float" office:value="113.201846">
                <text:p>113.20184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13.4353">
                <text:p>113.4353</text:p>
              </table:table-cell>
              <table:table-cell office:value-type="float" office:value="113.378809666667">
                <text:p>113.37880966666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13.468572">
                <text:p>113.468572</text:p>
              </table:table-cell>
              <table:table-cell office:value-type="float" office:value="113.495086666667">
                <text:p>113.49508666666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13.729095333333">
                <text:p>113.729095333333</text:p>
              </table:table-cell>
              <table:table-cell office:value-type="float" office:value="113.588656">
                <text:p>113.58865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13.760691333333">
                <text:p>113.760691333333</text:p>
              </table:table-cell>
              <table:table-cell office:value-type="float" office:value="113.946011666667">
                <text:p>113.94601166666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14.141182">
                <text:p>114.141182</text:p>
              </table:table-cell>
              <table:table-cell office:value-type="float" office:value="114.091738333333">
                <text:p>114.09173833333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14.173935">
                <text:p>114.173935</text:p>
              </table:table-cell>
              <table:table-cell office:value-type="float" office:value="114.175631333333">
                <text:p>114.17563133333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14.437095666667">
                <text:p>114.437095666667</text:p>
              </table:table-cell>
              <table:table-cell office:value-type="float" office:value="114.291112666667">
                <text:p>114.29111266666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14.676323">
                <text:p>114.676323</text:p>
              </table:table-cell>
              <table:table-cell office:value-type="float" office:value="114.614751333333">
                <text:p>114.61475133333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14.791450333333">
                <text:p>114.791450333333</text:p>
              </table:table-cell>
              <table:table-cell office:value-type="float" office:value="114.645622">
                <text:p>114.64562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14.884722333333">
                <text:p>114.884722333333</text:p>
              </table:table-cell>
              <table:table-cell office:value-type="float" office:value="115.029205333333">
                <text:p>115.02920533333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15.059267666667">
                <text:p>115.059267666667</text:p>
              </table:table-cell>
              <table:table-cell office:value-type="float" office:value="115.001172333333">
                <text:p>115.00117233333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15.238728666667">
                <text:p>115.238728666667</text:p>
              </table:table-cell>
              <table:table-cell office:value-type="float" office:value="115.371302333333">
                <text:p>115.37130233333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15.506225666667">
                <text:p>115.506225666667</text:p>
              </table:table-cell>
              <table:table-cell office:value-type="float" office:value="115.566098333333">
                <text:p>115.56609833333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15.693179">
                <text:p>115.693179</text:p>
              </table:table-cell>
              <table:table-cell office:value-type="float" office:value="115.692924666667">
                <text:p>115.69292466666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15.712468666667">
                <text:p>115.712468666667</text:p>
              </table:table-cell>
              <table:table-cell office:value-type="float" office:value="115.858731666667">
                <text:p>115.85873166666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15.8924">
                <text:p>115.8924</text:p>
              </table:table-cell>
              <table:table-cell office:value-type="float" office:value="116.201787333333">
                <text:p>116.20178733333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16.085830666667">
                <text:p>116.085830666667</text:p>
              </table:table-cell>
              <table:table-cell office:value-type="float" office:value="116.126920333333">
                <text:p>116.12692033333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16.253158666667">
                <text:p>116.253158666667</text:p>
              </table:table-cell>
              <table:table-cell office:value-type="float" office:value="116.527496333333">
                <text:p>116.52749633333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16.630984333333">
                <text:p>116.630984333333</text:p>
              </table:table-cell>
              <table:table-cell office:value-type="float" office:value="116.568893333333">
                <text:p>116.56889333333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16.601478666667">
                <text:p>116.601478666667</text:p>
              </table:table-cell>
              <table:table-cell office:value-type="float" office:value="116.764135">
                <text:p>116.76413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16.990898">
                <text:p>116.990898</text:p>
              </table:table-cell>
              <table:table-cell office:value-type="float" office:value="116.838760333333">
                <text:p>116.83876033333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16.958193666667">
                <text:p>116.958193666667</text:p>
              </table:table-cell>
              <table:table-cell office:value-type="float" office:value="117.106615666667">
                <text:p>117.10661566666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17.197764">
                <text:p>117.197764</text:p>
              </table:table-cell>
              <table:table-cell office:value-type="float" office:value="117.260772666667">
                <text:p>117.26077266666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17.466202">
                <text:p>117.466202</text:p>
              </table:table-cell>
              <table:table-cell office:value-type="float" office:value="117.527585333333">
                <text:p>117.52758533333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17.64594">
                <text:p>117.64594</text:p>
              </table:table-cell>
              <table:table-cell office:value-type="float" office:value="117.795006">
                <text:p>117.79500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17.738851">
                <text:p>117.738851</text:p>
              </table:table-cell>
              <table:table-cell office:value-type="float" office:value="117.837415">
                <text:p>117.83741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17.919568">
                <text:p>117.919568</text:p>
              </table:table-cell>
              <table:table-cell office:value-type="float" office:value="118.007164333333">
                <text:p>118.00716433333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18.249712666667">
                <text:p>118.249712666667</text:p>
              </table:table-cell>
              <table:table-cell office:value-type="float" office:value="118.337926333333">
                <text:p>118.33792633333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18.429758666667">
                <text:p>118.429758666667</text:p>
              </table:table-cell>
              <table:table-cell office:value-type="float" office:value="118.216278333333">
                <text:p>118.21627833333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18.459984">
                <text:p>118.459984</text:p>
              </table:table-cell>
              <table:table-cell office:value-type="float" office:value="118.694834333333">
                <text:p>118.694834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